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paragraph-properties fo:margin-top="0in" fo:margin-bottom="0in"/>
    </style:style>
    <style:style style:name="P23" style:family="paragraph" style:parent-style-name="Text_20_body" style:list-style-name="L11">
      <style:paragraph-properties fo:margin-top="0in" fo:margin-bottom="0in"/>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12">
      <style:paragraph-properties fo:margin-top="0in" fo:margin-bottom="0in"/>
    </style:style>
    <style:style style:name="P35" style:family="paragraph" style:parent-style-name="Text_20_body" style:list-style-name="L13">
      <style:paragraph-properties fo:margin-top="0in" fo:margin-bottom="0in"/>
    </style:style>
    <style:style style:name="P36" style:family="paragraph" style:parent-style-name="Text_20_body" style:list-style-name="L14">
      <style:paragraph-properties fo:margin-top="0in" fo:margin-bottom="0in"/>
    </style:style>
    <style:style style:name="P37" style:family="paragraph" style:parent-style-name="Text_20_body" style:list-style-name="L15">
      <style:paragraph-properties fo:margin-top="0in" fo:margin-bottom="0in"/>
    </style:style>
    <style:style style:name="P38" style:family="paragraph" style:parent-style-name="Text_20_body" style:list-style-name="L16">
      <style:paragraph-properties fo:margin-top="0in" fo:margin-bottom="0in"/>
    </style:style>
    <style:style style:name="P39" style:family="paragraph" style:parent-style-name="Text_20_body" style:list-style-name="L17">
      <style:paragraph-properties fo:margin-top="0in" fo:margin-bottom="0in"/>
    </style:style>
    <style:style style:name="P40" style:family="paragraph" style:parent-style-name="Text_20_body" style:list-style-name="L18">
      <style:paragraph-properties fo:margin-top="0in" fo:margin-bottom="0in"/>
    </style:style>
    <style:style style:name="P41" style:family="paragraph" style:parent-style-name="Text_20_body" style:list-style-name="L19">
      <style:paragraph-properties fo:margin-top="0in" fo:margin-bottom="0in"/>
    </style:style>
    <style:style style:name="P42" style:family="paragraph" style:parent-style-name="Text_20_body" style:list-style-name="L20">
      <style:paragraph-properties fo:margin-top="0in" fo:margin-bottom="0in"/>
    </style:style>
    <style:style style:name="P43" style:family="paragraph" style:parent-style-name="Text_20_body" style:list-style-name="L21">
      <style:paragraph-properties fo:margin-top="0in" fo:margin-bottom="0in"/>
    </style:style>
    <style:style style:name="P44" style:family="paragraph" style:parent-style-name="Text_20_body" style:list-style-name="L22">
      <style:paragraph-properties fo:margin-top="0in" fo:margin-bottom="0in"/>
    </style:style>
    <style:style style:name="P45" style:family="paragraph" style:parent-style-name="Text_20_body" style:list-style-name="L23">
      <style:paragraph-properties fo:margin-top="0in" fo:margin-bottom="0in"/>
    </style:style>
    <style:style style:name="P46" style:family="paragraph" style:parent-style-name="Text_20_body" style:list-style-name="L24">
      <style:paragraph-properties fo:margin-top="0in" fo:margin-bottom="0in"/>
    </style:style>
    <style:style style:name="P47" style:family="paragraph" style:parent-style-name="Text_20_body" style:list-style-name="L25">
      <style:paragraph-properties fo:margin-top="0in" fo:margin-bottom="0in"/>
    </style:style>
    <style:style style:name="P48" style:family="paragraph" style:parent-style-name="Text_20_body" style:list-style-name="L26">
      <style:paragraph-properties fo:margin-top="0in" fo:margin-bottom="0in"/>
    </style:style>
    <style:style style:name="P49" style:family="paragraph" style:parent-style-name="Text_20_body" style:list-style-name="L27">
      <style:paragraph-properties fo:margin-top="0in" fo:margin-bottom="0in"/>
    </style:style>
    <style:style style:name="P50" style:family="paragraph" style:parent-style-name="Text_20_body" style:list-style-name="L28">
      <style:paragraph-properties fo:margin-top="0in" fo:margin-bottom="0in"/>
    </style:style>
    <style:style style:name="P51" style:family="paragraph" style:parent-style-name="Text_20_body" style:list-style-name="L29">
      <style:paragraph-properties fo:margin-top="0in" fo:margin-bottom="0in"/>
    </style:style>
    <style:style style:name="P52" style:family="paragraph" style:parent-style-name="Text_20_body" style:list-style-name="L30">
      <style:paragraph-properties fo:margin-top="0in" fo:margin-bottom="0in"/>
    </style:style>
    <style:style style:name="P53" style:family="paragraph" style:parent-style-name="Text_20_body" style:list-style-name="L31">
      <style:paragraph-properties fo:margin-top="0in" fo:margin-bottom="0in"/>
    </style:style>
    <style:style style:name="P54" style:family="paragraph" style:parent-style-name="Text_20_body" style:list-style-name="L32">
      <style:paragraph-properties fo:margin-top="0in" fo:margin-bottom="0in"/>
    </style:style>
    <style:style style:name="P55" style:family="paragraph" style:parent-style-name="Text_20_body" style:list-style-name="L33">
      <style:paragraph-properties fo:margin-top="0in" fo:margin-bottom="0in"/>
    </style:style>
    <style:style style:name="P56" style:family="paragraph" style:parent-style-name="Text_20_body" style:list-style-name="L34">
      <style:paragraph-properties fo:margin-top="0in" fo:margin-bottom="0in"/>
    </style:style>
    <style:style style:name="P57" style:family="paragraph" style:parent-style-name="Text_20_body" style:list-style-name="L35">
      <style:paragraph-properties fo:margin-top="0in" fo:margin-bottom="0in"/>
    </style:style>
    <style:style style:name="P58" style:family="paragraph" style:parent-style-name="Text_20_body" style:list-style-name="L36">
      <style:paragraph-properties fo:margin-top="0in" fo:margin-bottom="0in"/>
    </style:style>
    <style:style style:name="P59" style:family="paragraph" style:parent-style-name="Text_20_body" style:list-style-name="L37">
      <style:paragraph-properties fo:margin-top="0in" fo:margin-bottom="0in"/>
    </style:style>
    <style:style style:name="P60" style:family="paragraph" style:parent-style-name="Text_20_body" style:list-style-name="L38">
      <style:paragraph-properties fo:margin-top="0in" fo:margin-bottom="0in"/>
    </style:style>
    <style:style style:name="P61" style:family="paragraph" style:parent-style-name="Text_20_body" style:list-style-name="L39">
      <style:paragraph-properties fo:margin-top="0in" fo:margin-bottom="0in"/>
    </style:style>
    <style:style style:name="P62" style:family="paragraph" style:parent-style-name="Text_20_body" style:list-style-name="L40">
      <style:paragraph-properties fo:margin-top="0in" fo:margin-bottom="0in"/>
    </style:style>
    <style:style style:name="P63" style:family="paragraph" style:parent-style-name="Text_20_body" style:list-style-name="L41">
      <style:paragraph-properties fo:margin-top="0in" fo:margin-bottom="0in"/>
    </style:style>
    <style:style style:name="P64" style:family="paragraph" style:parent-style-name="Text_20_body" style:list-style-name="L42">
      <style:paragraph-properties fo:margin-top="0in" fo:margin-bottom="0in"/>
    </style:style>
    <style:style style:name="P65" style:family="paragraph" style:parent-style-name="Text_20_body" style:list-style-name="L43">
      <style:paragraph-properties fo:margin-top="0in" fo:margin-bottom="0in"/>
    </style:style>
    <style:style style:name="P66" style:family="paragraph" style:parent-style-name="Text_20_body" style:list-style-name="L44">
      <style:paragraph-properties fo:margin-top="0in" fo:margin-bottom="0in"/>
    </style:style>
    <style:style style:name="P67" style:family="paragraph" style:parent-style-name="Text_20_body" style:list-style-name="L45">
      <style:paragraph-properties fo:margin-top="0in" fo:margin-bottom="0in"/>
    </style:style>
    <style:style style:name="P68" style:family="paragraph" style:parent-style-name="Text_20_body" style:list-style-name="L46">
      <style:paragraph-properties fo:margin-top="0in" fo:margin-bottom="0in"/>
    </style:style>
    <style:style style:name="P69" style:family="paragraph" style:parent-style-name="Text_20_body" style:list-style-name="L47">
      <style:paragraph-properties fo:margin-top="0in" fo:margin-bottom="0in"/>
    </style:style>
    <style:style style:name="P70" style:family="paragraph" style:parent-style-name="Text_20_body" style:list-style-name="L48">
      <style:paragraph-properties fo:margin-top="0in" fo:margin-bottom="0in"/>
    </style:style>
    <style:style style:name="P71" style:family="paragraph" style:parent-style-name="Text_20_body" style:list-style-name="L49">
      <style:paragraph-properties fo:margin-top="0in" fo:margin-bottom="0in"/>
    </style:style>
    <style:style style:name="P72" style:family="paragraph" style:parent-style-name="Text_20_body" style:list-style-name="L50">
      <style:paragraph-properties fo:margin-top="0in" fo:margin-bottom="0in"/>
    </style:style>
    <style:style style:name="P73" style:family="paragraph" style:parent-style-name="Text_20_body" style:list-style-name="L51">
      <style:paragraph-properties fo:margin-top="0in" fo:margin-bottom="0in"/>
    </style:style>
    <style:style style:name="P74" style:family="paragraph" style:parent-style-name="Text_20_body" style:list-style-name="L52">
      <style:paragraph-properties fo:margin-top="0in" fo:margin-bottom="0in"/>
    </style:style>
    <style:style style:name="P75" style:family="paragraph" style:parent-style-name="Text_20_body" style:list-style-name="L53">
      <style:paragraph-properties fo:margin-top="0in" fo:margin-bottom="0in"/>
    </style:style>
    <style:style style:name="P76" style:family="paragraph" style:parent-style-name="Text_20_body" style:list-style-name="L54">
      <style:paragraph-properties fo:margin-top="0in" fo:margin-bottom="0in"/>
    </style:style>
    <style:style style:name="P77" style:family="paragraph" style:parent-style-name="Text_20_body" style:list-style-name="L55">
      <style:paragraph-properties fo:margin-top="0in" fo:margin-bottom="0in"/>
    </style:style>
    <style:style style:name="P78" style:family="paragraph" style:parent-style-name="Text_20_body" style:list-style-name="L56">
      <style:paragraph-properties fo:margin-top="0in" fo:margin-bottom="0in"/>
    </style:style>
    <style:style style:name="P79" style:family="paragraph" style:parent-style-name="Text_20_body" style:list-style-name="L57">
      <style:paragraph-properties fo:margin-top="0in" fo:margin-bottom="0in"/>
    </style:style>
    <style:style style:name="P80" style:family="paragraph" style:parent-style-name="Text_20_body" style:list-style-name="L58">
      <style:paragraph-properties fo:margin-top="0in" fo:margin-bottom="0in"/>
    </style:style>
    <style:style style:name="P81" style:family="paragraph" style:parent-style-name="Text_20_body" style:list-style-name="L59">
      <style:paragraph-properties fo:margin-top="0in" fo:margin-bottom="0in"/>
    </style:style>
    <style:style style:name="P82" style:family="paragraph" style:parent-style-name="Text_20_body" style:list-style-name="L60">
      <style:paragraph-properties fo:margin-top="0in" fo:margin-bottom="0in"/>
    </style:style>
    <style:style style:name="P83" style:family="paragraph" style:parent-style-name="Text_20_body" style:list-style-name="L61">
      <style:paragraph-properties fo:margin-top="0in" fo:margin-bottom="0in"/>
    </style:style>
    <style:style style:name="P84" style:family="paragraph" style:parent-style-name="Text_20_body" style:list-style-name="L62">
      <style:paragraph-properties fo:margin-top="0in" fo:margin-bottom="0in"/>
    </style:style>
    <style:style style:name="P85" style:family="paragraph" style:parent-style-name="Text_20_body" style:list-style-name="L63">
      <style:paragraph-properties fo:margin-top="0in" fo:margin-bottom="0in"/>
    </style:style>
    <style:style style:name="P86" style:family="paragraph" style:parent-style-name="Text_20_body" style:list-style-name="L64">
      <style:paragraph-properties fo:margin-top="0in" fo:margin-bottom="0in"/>
    </style:style>
    <style:style style:name="P87" style:family="paragraph" style:parent-style-name="Text_20_body" style:list-style-name="L65">
      <style:paragraph-properties fo:margin-top="0in" fo:margin-bottom="0in"/>
    </style:style>
    <style:style style:name="P88" style:family="paragraph" style:parent-style-name="Text_20_body" style:list-style-name="L66">
      <style:paragraph-properties fo:margin-top="0in" fo:margin-bottom="0in"/>
    </style:style>
    <style:style style:name="P89" style:family="paragraph" style:parent-style-name="Text_20_body" style:list-style-name="L67">
      <style:paragraph-properties fo:margin-top="0in" fo:margin-bottom="0in"/>
    </style:style>
    <style:style style:name="P90" style:family="paragraph" style:parent-style-name="Text_20_body" style:list-style-name="L68">
      <style:paragraph-properties fo:margin-top="0in" fo:margin-bottom="0in"/>
    </style:style>
    <style:style style:name="P91" style:family="paragraph" style:parent-style-name="Text_20_body" style:list-style-name="L69">
      <style:paragraph-properties fo:margin-top="0in" fo:margin-bottom="0in"/>
    </style:style>
    <style:style style:name="P92" style:family="paragraph" style:parent-style-name="Text_20_body" style:list-style-name="L70">
      <style:paragraph-properties fo:margin-top="0in" fo:margin-bottom="0in"/>
    </style:style>
    <style:style style:name="P93" style:family="paragraph" style:parent-style-name="Text_20_body" style:list-style-name="L71">
      <style:paragraph-properties fo:margin-top="0in" fo:margin-bottom="0in"/>
    </style:style>
    <style:style style:name="P94" style:family="paragraph" style:parent-style-name="Text_20_body" style:list-style-name="L72">
      <style:paragraph-properties fo:margin-top="0in" fo:margin-bottom="0in"/>
    </style:style>
    <style:style style:name="P95" style:family="paragraph" style:parent-style-name="Text_20_body" style:list-style-name="L73">
      <style:paragraph-properties fo:margin-top="0in" fo:margin-bottom="0in"/>
    </style:style>
    <style:style style:name="P96" style:family="paragraph" style:parent-style-name="Text_20_body" style:list-style-name="L74">
      <style:paragraph-properties fo:margin-top="0in" fo:margin-bottom="0in"/>
    </style:style>
    <style:style style:name="P97" style:family="paragraph" style:parent-style-name="Text_20_body" style:list-style-name="L75">
      <style:paragraph-properties fo:margin-top="0in" fo:margin-bottom="0in"/>
    </style:style>
    <style:style style:name="P98" style:family="paragraph" style:parent-style-name="Text_20_body" style:list-style-name="L76">
      <style:paragraph-properties fo:margin-top="0in" fo:margin-bottom="0in"/>
    </style:style>
    <style:style style:name="P99" style:family="paragraph" style:parent-style-name="Text_20_body" style:list-style-name="L77">
      <style:paragraph-properties fo:margin-top="0in" fo:margin-bottom="0in"/>
    </style:style>
    <style:style style:name="P100" style:family="paragraph" style:parent-style-name="Text_20_body" style:list-style-name="L78">
      <style:paragraph-properties fo:margin-top="0in" fo:margin-bottom="0in"/>
    </style:style>
    <style:style style:name="P101" style:family="paragraph" style:parent-style-name="Text_20_body" style:list-style-name="L79">
      <style:paragraph-properties fo:margin-top="0in" fo:margin-bottom="0in"/>
    </style:style>
    <style:style style:name="P102" style:family="paragraph" style:parent-style-name="Text_20_body" style:list-style-name="L80">
      <style:paragraph-properties fo:margin-top="0in" fo:margin-bottom="0in"/>
    </style:style>
    <style:style style:name="P103" style:family="paragraph" style:parent-style-name="Text_20_body" style:list-style-name="L81">
      <style:paragraph-properties fo:margin-top="0in" fo:margin-bottom="0in"/>
    </style:style>
    <style:style style:name="P104" style:family="paragraph" style:parent-style-name="Text_20_body" style:list-style-name="L82">
      <style:paragraph-properties fo:margin-top="0in" fo:margin-bottom="0in"/>
    </style:style>
    <style:style style:name="P105" style:family="paragraph" style:parent-style-name="Table_20_Heading">
      <style:paragraph-properties fo:text-align="center" style:justify-single-word="false"/>
    </style:style>
    <style:style style:name="P106" style:family="paragraph" style:parent-style-name="Table_20_Heading">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Heading">
      <style:paragraph-properties fo:text-align="center" style:justify-single-word="false"/>
    </style:style>
    <style:style style:name="P110" style:family="paragraph" style:parent-style-name="Table_20_Heading">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style>
    <style:style style:name="P113" style:family="paragraph" style:parent-style-name="Table_20_Heading">
      <style:paragraph-properties fo:text-align="center" style:justify-single-word="false"/>
    </style:style>
    <style:style style:name="P114" style:family="paragraph" style:parent-style-name="Table_20_Heading">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ext_20_body" style:list-style-name="L83">
      <style:paragraph-properties fo:margin-top="0in" fo:margin-bottom="0in"/>
    </style:style>
    <style:style style:name="P118" style:family="paragraph" style:parent-style-name="Text_20_body" style:list-style-name="L84">
      <style:paragraph-properties fo:margin-top="0in" fo:margin-bottom="0in"/>
    </style:style>
    <style:style style:name="P119" style:family="paragraph" style:parent-style-name="Text_20_body" style:list-style-name="L85">
      <style:paragraph-properties fo:margin-top="0in" fo:margin-bottom="0in"/>
    </style:style>
    <style:style style:name="P120" style:family="paragraph" style:parent-style-name="Table_20_Heading">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Heading">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ext_20_body" style:list-style-name="L86">
      <style:paragraph-properties fo:margin-top="0in" fo:margin-bottom="0in"/>
    </style:style>
    <style:style style:name="P125" style:family="paragraph" style:parent-style-name="Text_20_body" style:list-style-name="L87">
      <style:paragraph-properties fo:margin-top="0in" fo:margin-bottom="0in"/>
    </style:style>
    <style:style style:name="P126" style:family="paragraph" style:parent-style-name="Text_20_body" style:list-style-name="L88">
      <style:paragraph-properties fo:margin-top="0in" fo:margin-bottom="0in"/>
    </style:style>
    <style:style style:name="P127" style:family="paragraph" style:parent-style-name="Text_20_body" style:list-style-name="L89">
      <style:paragraph-properties fo:margin-top="0in" fo:margin-bottom="0in"/>
    </style:style>
    <style:style style:name="P128" style:family="paragraph" style:parent-style-name="Text_20_body" style:list-style-name="L90">
      <style:paragraph-properties fo:margin-top="0in" fo:margin-bottom="0in"/>
    </style:style>
    <style:style style:name="P129" style:family="paragraph" style:parent-style-name="Text_20_body" style:list-style-name="L91">
      <style:paragraph-properties fo:margin-top="0in" fo:margin-bottom="0in"/>
    </style:style>
    <style:style style:name="P130" style:family="paragraph" style:parent-style-name="Table_20_Heading">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ext_20_body" style:list-style-name="L92">
      <style:paragraph-properties fo:margin-top="0in" fo:margin-bottom="0in"/>
    </style:style>
    <style:style style:name="P133" style:family="paragraph" style:parent-style-name="Table_20_Heading">
      <style:paragraph-properties fo:text-align="center" style:justify-single-word="false"/>
    </style:style>
    <style:style style:name="P134" style:family="paragraph" style:parent-style-name="Table_20_Contents">
      <style:paragraph-properties fo:text-align="center" style:justify-single-word="false"/>
    </style:style>
    <style:style style:name="P135" style:family="paragraph" style:parent-style-name="Text_20_body" style:list-style-name="L93">
      <style:paragraph-properties fo:margin-top="0in" fo:margin-bottom="0in"/>
    </style:style>
    <style:style style:name="P136" style:family="paragraph" style:parent-style-name="Text_20_body" style:list-style-name="L94">
      <style:paragraph-properties fo:margin-top="0in" fo:margin-bottom="0in"/>
    </style:style>
    <style:style style:name="P137" style:family="paragraph" style:parent-style-name="Text_20_body" style:list-style-name="L95">
      <style:paragraph-properties fo:margin-top="0in" fo:margin-bottom="0in"/>
    </style:style>
    <style:style style:name="P138" style:family="paragraph" style:parent-style-name="Table_20_Heading">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Text_20_body" style:list-style-name="L96">
      <style:paragraph-properties fo:margin-top="0in" fo:margin-bottom="0in"/>
    </style:style>
    <style:style style:name="P141" style:family="paragraph" style:parent-style-name="Text_20_body" style:list-style-name="L97">
      <style:paragraph-properties fo:margin-top="0in" fo:margin-bottom="0in"/>
    </style:style>
    <style:style style:name="P142" style:family="paragraph" style:parent-style-name="Table_20_Heading">
      <style:paragraph-properties fo:text-align="center" style:justify-single-word="false"/>
    </style:style>
    <style:style style:name="P143" style:family="paragraph" style:parent-style-name="Table_20_Heading">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style:parent-style-name="Table_20_Heading">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Heading">
      <style:paragraph-properties fo:text-align="center" style:justify-single-word="false"/>
    </style:style>
    <style:style style:name="P151" style:family="paragraph" style:parent-style-name="Table_20_Heading">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Heading">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Heading">
      <style:paragraph-properties fo:text-align="center" style:justify-single-word="false"/>
    </style:style>
    <style:style style:name="P157" style:family="paragraph" style:parent-style-name="Table_20_Heading">
      <style:paragraph-properties fo:text-align="center" style:justify-single-word="false"/>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Heading">
      <style:paragraph-properties fo:text-align="center" style:justify-single-word="false"/>
    </style:style>
    <style:style style:name="P161" style:family="paragraph" style:parent-style-name="Table_20_Heading">
      <style:paragraph-properties fo:text-align="center" style:justify-single-word="false"/>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center" style:justify-single-word="false"/>
    </style:style>
    <style:style style:name="P164" style:family="paragraph" style:parent-style-name="Text_20_body" style:list-style-name="L98">
      <style:paragraph-properties fo:margin-top="0in" fo:margin-bottom="0in"/>
    </style:style>
    <style:style style:name="P165" style:family="paragraph" style:parent-style-name="Table_20_Heading">
      <style:paragraph-properties fo:text-align="center" style:justify-single-word="false"/>
    </style:style>
    <style:style style:name="P166" style:family="paragraph" style:parent-style-name="Table_20_Heading">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ext_20_body" style:list-style-name="L99">
    </style:style>
    <style:style style:name="P170" style:family="paragraph" style:parent-style-name="Table_20_Heading">
      <style:paragraph-properties fo:text-align="center" style:justify-single-word="false"/>
    </style:style>
    <style:style style:name="P171" style:family="paragraph" style:parent-style-name="Table_20_Contents">
      <style:paragraph-properties fo:text-align="center" style:justify-single-word="false"/>
    </style:style>
    <style:style style:name="P172" style:family="paragraph" style:parent-style-name="Text_20_body" style:list-style-name="L100">
      <style:paragraph-properties fo:margin-top="0in" fo:margin-bottom="0in"/>
    </style:style>
    <style:style style:name="P173" style:family="paragraph" style:parent-style-name="Table_20_Heading">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ext_20_body" style:list-style-name="L101">
      <style:paragraph-properties fo:margin-top="0in" fo:margin-bottom="0in"/>
    </style:style>
    <style:style style:name="P176" style:family="paragraph" style:parent-style-name="Table_20_Heading">
      <style:paragraph-properties fo:text-align="center" style:justify-single-word="false"/>
    </style:style>
    <style:style style:name="P177" style:family="paragraph" style:parent-style-name="Table_20_Contents">
      <style:paragraph-properties fo:text-align="center" style:justify-single-word="false"/>
    </style:style>
    <style:style style:name="P178" style:family="paragraph" style:parent-style-name="Text_20_body" style:list-style-name="L102">
      <style:paragraph-properties fo:margin-top="0in" fo:margin-bottom="0in"/>
    </style:style>
    <style:style style:name="P179" style:family="paragraph" style:parent-style-name="Text_20_body" style:list-style-name="L103">
      <style:paragraph-properties fo:margin-top="0in" fo:margin-bottom="0in"/>
    </style:style>
    <style:style style:name="P180" style:family="paragraph" style:parent-style-name="Table_20_Heading">
      <style:paragraph-properties fo:text-align="center" style:justify-single-word="false"/>
    </style:style>
    <style:style style:name="P181" style:family="paragraph" style:parent-style-name="Table_20_Contents">
      <style:paragraph-properties fo:text-align="center" style:justify-single-word="false"/>
    </style:style>
    <style:style style:name="P182" style:family="paragraph" style:parent-style-name="Text_20_body" style:list-style-name="L104">
      <style:paragraph-properties fo:margin-top="0in" fo:margin-bottom="0in"/>
    </style:style>
    <style:style style:name="P183" style:family="paragraph" style:parent-style-name="Table_20_Heading">
      <style:paragraph-properties fo:text-align="center" style:justify-single-word="false"/>
    </style:style>
    <style:style style:name="P184" style:family="paragraph" style:parent-style-name="Table_20_Heading">
      <style:paragraph-properties fo:text-align="center" style:justify-single-word="false"/>
    </style:style>
    <style:style style:name="P185" style:family="paragraph" style:parent-style-name="Table_20_Heading">
      <style:paragraph-properties fo:text-align="center" style:justify-single-word="false"/>
    </style:style>
    <style:style style:name="P186" style:family="paragraph" style:parent-style-name="Table_20_Heading">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ext_20_body" style:list-style-name="L105">
      <style:paragraph-properties fo:margin-top="0in" fo:margin-bottom="0in"/>
    </style:style>
    <style:style style:name="P192" style:family="paragraph" style:parent-style-name="Table_20_Heading">
      <style:paragraph-properties fo:text-align="center" style:justify-single-word="false"/>
    </style:style>
    <style:style style:name="P193" style:family="paragraph" style:parent-style-name="Table_20_Heading">
      <style:paragraph-properties fo:text-align="center" style:justify-single-word="false"/>
    </style:style>
    <style:style style:name="P194" style:family="paragraph" style:parent-style-name="Table_20_Heading">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ext_20_body" style:list-style-name="L106">
      <style:paragraph-properties fo:margin-top="0in" fo:margin-bottom="0in"/>
    </style:style>
    <style:style style:name="P199" style:family="paragraph" style:parent-style-name="Table_20_Heading">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ext_20_body" style:list-style-name="L107">
      <style:paragraph-properties fo:margin-top="0in" fo:margin-bottom="0in"/>
    </style:style>
    <style:style style:name="P202" style:family="paragraph" style:parent-style-name="Text_20_body" style:list-style-name="L108">
    </style:style>
    <style:style style:name="P203" style:family="paragraph" style:parent-style-name="Text_20_body" style:list-style-name="L109">
      <style:paragraph-properties fo:margin-top="0in" fo:margin-bottom="0in"/>
    </style:style>
    <style:style style:name="P204" style:family="paragraph" style:parent-style-name="Table_20_Heading">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Heading">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Heading">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Heading">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Heading">
      <style:paragraph-properties fo:text-align="center" style:justify-single-word="false"/>
    </style:style>
    <style:style style:name="P213" style:family="paragraph" style:parent-style-name="Table_20_Contents">
      <style:paragraph-properties fo:text-align="center" style:justify-single-word="false"/>
    </style:style>
    <style:style style:name="P214" style:family="paragraph" style:parent-style-name="Table_20_Heading">
      <style:paragraph-properties fo:text-align="center" style:justify-single-word="false"/>
    </style:style>
    <style:style style:name="P215" style:family="paragraph" style:parent-style-name="Table_20_Contents">
      <style:paragraph-properties fo:text-align="center" style:justify-single-word="false"/>
    </style:style>
    <style:style style:name="P216" style:family="paragraph" style:parent-style-name="Text_20_body" style:list-style-name="L110">
      <style:paragraph-properties fo:margin-top="0in" fo:margin-bottom="0in"/>
    </style:style>
    <style:style style:name="P217" style:family="paragraph" style:parent-style-name="Text_20_body" style:list-style-name="L111">
      <style:paragraph-properties fo:margin-top="0in" fo:margin-bottom="0in"/>
    </style:style>
    <style:style style:name="P218" style:family="paragraph" style:parent-style-name="Text_20_body" style:list-style-name="L112">
      <style:paragraph-properties fo:margin-top="0in" fo:margin-bottom="0in"/>
    </style:style>
    <style:style style:name="P219" style:family="paragraph" style:parent-style-name="Text_20_body" style:list-style-name="L113">
      <style:paragraph-properties fo:margin-top="0in" fo:margin-bottom="0in"/>
    </style:style>
    <style:style style:name="P220" style:family="paragraph" style:parent-style-name="Text_20_body" style:list-style-name="L114">
      <style:paragraph-properties fo:margin-top="0in" fo:margin-bottom="0in"/>
    </style:style>
    <style:style style:name="P221" style:family="paragraph" style:parent-style-name="Text_20_body" style:list-style-name="L115">
      <style:paragraph-properties fo:margin-top="0in" fo:margin-bottom="0in"/>
    </style:style>
    <style:style style:name="P222" style:family="paragraph" style:parent-style-name="Text_20_body" style:list-style-name="L116">
      <style:paragraph-properties fo:margin-top="0in" fo:margin-bottom="0in"/>
    </style:style>
    <style:style style:name="P223" style:family="paragraph" style:parent-style-name="Text_20_body" style:list-style-name="L117">
      <style:paragraph-properties fo:margin-top="0in" fo:margin-bottom="0in"/>
    </style:style>
    <style:style style:name="P224" style:family="paragraph" style:parent-style-name="Text_20_body" style:list-style-name="L118">
      <style:paragraph-properties fo:margin-top="0in" fo:margin-bottom="0in"/>
    </style:style>
    <style:style style:name="P225" style:family="paragraph" style:parent-style-name="Text_20_body" style:list-style-name="L119">
      <style:paragraph-properties fo:margin-top="0in" fo:margin-bottom="0in"/>
    </style:style>
    <style:style style:name="P226" style:family="paragraph" style:parent-style-name="Text_20_body" style:list-style-name="L120">
      <style:paragraph-properties fo:margin-top="0in" fo:margin-bottom="0in"/>
    </style:style>
    <style:style style:name="P227" style:family="paragraph" style:parent-style-name="Text_20_body" style:list-style-name="L121">
      <style:paragraph-properties fo:margin-top="0in" fo:margin-bottom="0in"/>
    </style:style>
    <style:style style:name="P228" style:family="paragraph" style:parent-style-name="Text_20_body" style:list-style-name="L122">
      <style:paragraph-properties fo:margin-top="0in" fo:margin-bottom="0in"/>
    </style:style>
    <style:style style:name="P229" style:family="paragraph" style:parent-style-name="Text_20_body" style:list-style-name="L123">
      <style:paragraph-properties fo:margin-top="0in" fo:margin-bottom="0in"/>
    </style:style>
    <style:style style:name="P230" style:family="paragraph" style:parent-style-name="Text_20_body" style:list-style-name="L124">
      <style:paragraph-properties fo:margin-top="0in" fo:margin-bottom="0in"/>
    </style:style>
    <style:style style:name="P231" style:family="paragraph" style:parent-style-name="Text_20_body" style:list-style-name="L125">
      <style:paragraph-properties fo:margin-top="0in" fo:margin-bottom="0in"/>
    </style:style>
    <style:style style:name="P232" style:family="paragraph" style:parent-style-name="Text_20_body" style:list-style-name="L126">
      <style:paragraph-properties fo:margin-top="0in" fo:margin-bottom="0in"/>
    </style:style>
    <style:style style:name="P233" style:family="paragraph" style:parent-style-name="Text_20_body" style:list-style-name="L127">
      <style:paragraph-properties fo:margin-top="0in" fo:margin-bottom="0in"/>
    </style:style>
    <style:style style:name="P234" style:family="paragraph" style:parent-style-name="Text_20_body" style:list-style-name="L128">
      <style:paragraph-properties fo:margin-top="0in" fo:margin-bottom="0in"/>
    </style:style>
    <style:style style:name="P235" style:family="paragraph" style:parent-style-name="Table_20_Heading">
      <style:paragraph-properties fo:text-align="center" style:justify-single-word="false"/>
    </style:style>
    <style:style style:name="P236" style:family="paragraph" style:parent-style-name="Table_20_Contents">
      <style:paragraph-properties fo:text-align="center" style:justify-single-word="false"/>
    </style:style>
    <style:style style:name="P237" style:family="paragraph" style:parent-style-name="Table_20_Heading">
      <style:paragraph-properties fo:text-align="center" style:justify-single-word="false"/>
    </style:style>
    <style:style style:name="P238" style:family="paragraph" style:parent-style-name="Table_20_Heading">
      <style:paragraph-properties fo:text-align="center" style:justify-single-word="fals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style>
    <style:style style:name="P241" style:family="paragraph" style:parent-style-name="Table_20_Heading">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Table_20_Heading">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Heading">
      <style:paragraph-properties fo:text-align="center" style:justify-single-word="false"/>
    </style:style>
    <style:style style:name="P256" style:family="paragraph" style:parent-style-name="Table_20_Heading">
      <style:paragraph-properties fo:text-align="center" style:justify-single-word="false"/>
    </style:style>
    <style:style style:name="P257" style:family="paragraph" style:parent-style-name="Table_20_Heading">
      <style:paragraph-properties fo:text-align="center" style:justify-single-word="false"/>
    </style:style>
    <style:style style:name="P258" style:family="paragraph" style:parent-style-name="Table_20_Heading">
      <style:paragraph-properties fo:text-align="center" style:justify-single-word="false"/>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Heading">
      <style:paragraph-properties fo:text-align="center" style:justify-single-word="false"/>
    </style:style>
    <style:style style:name="P266" style:family="paragraph" style:parent-style-name="Table_20_Heading">
      <style:paragraph-properties fo:text-align="center" style:justify-single-word="false"/>
    </style:style>
    <style:style style:name="P267" style:family="paragraph" style:parent-style-name="Table_20_Heading">
      <style:paragraph-properties fo:text-align="center" style:justify-single-word="false"/>
    </style:style>
    <style:style style:name="P268" style:family="paragraph" style:parent-style-name="Table_20_Heading">
      <style:paragraph-properties fo:text-align="center" style:justify-single-word="false"/>
    </style:style>
    <style:style style:name="P269" style:family="paragraph" style:parent-style-name="Table_20_Heading">
      <style:paragraph-properties fo:text-align="center" style:justify-single-word="false"/>
    </style:style>
    <style:style style:name="P270" style:family="paragraph" style:parent-style-name="Table_20_Heading">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Heading">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Heading">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Contents">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Heading">
      <style:paragraph-properties fo:text-align="center" style:justify-single-word="false"/>
    </style:style>
    <style:style style:name="P294" style:family="paragraph" style:parent-style-name="Table_20_Heading">
      <style:paragraph-properties fo:text-align="center" style:justify-single-word="false"/>
    </style:style>
    <style:style style:name="P295" style:family="paragraph" style:parent-style-name="Table_20_Contents">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Table_20_Contents">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Heading">
      <style:paragraph-properties fo:text-align="center" style:justify-single-word="false"/>
    </style:style>
    <style:style style:name="P301" style:family="paragraph" style:parent-style-name="Table_20_Heading">
      <style:paragraph-properties fo:text-align="center" style:justify-single-word="false"/>
    </style:style>
    <style:style style:name="P302" style:family="paragraph" style:parent-style-name="Table_20_Heading">
      <style:paragraph-properties fo:text-align="center" style:justify-single-word="false"/>
    </style:style>
    <style:style style:name="P303" style:family="paragraph" style:parent-style-name="Table_20_Heading">
      <style:paragraph-properties fo:text-align="center" style:justify-single-word="false"/>
    </style:style>
    <style:style style:name="P304" style:family="paragraph" style:parent-style-name="Table_20_Contents">
      <style:paragraph-properties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Heading">
      <style:paragraph-properties fo:text-align="center" style:justify-single-word="false"/>
    </style:style>
    <style:style style:name="P310" style:family="paragraph" style:parent-style-name="Table_20_Heading">
      <style:paragraph-properties fo:text-align="center" style:justify-single-word="false"/>
    </style:style>
    <style:style style:name="P311" style:family="paragraph" style:parent-style-name="Table_20_Heading">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Heading">
      <style:paragraph-properties fo:text-align="center" style:justify-single-word="false"/>
    </style:style>
    <style:style style:name="P321" style:family="paragraph" style:parent-style-name="Table_20_Heading">
      <style:paragraph-properties fo:text-align="center" style:justify-single-word="false"/>
    </style:style>
    <style:style style:name="P322" style:family="paragraph" style:parent-style-name="Table_20_Heading">
      <style:paragraph-properties fo:text-align="center" style:justify-single-word="false"/>
    </style:style>
    <style:style style:name="P323" style:family="paragraph" style:parent-style-name="Table_20_Heading">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Heading">
      <style:paragraph-properties fo:text-align="center" style:justify-single-word="false"/>
    </style:style>
    <style:style style:name="P330" style:family="paragraph" style:parent-style-name="Table_20_Heading">
      <style:paragraph-properties fo:text-align="center" style:justify-single-word="false"/>
    </style:style>
    <style:style style:name="P331" style:family="paragraph" style:parent-style-name="Table_20_Heading">
      <style:paragraph-properties fo:text-align="center" style:justify-single-word="false"/>
    </style:style>
    <style:style style:name="P332" style:family="paragraph" style:parent-style-name="Table_20_Heading">
      <style:paragraph-properties fo:text-align="center" style:justify-single-word="false"/>
    </style:style>
    <style:style style:name="P333" style:family="paragraph" style:parent-style-name="Table_20_Heading">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style>
    <style:style style:name="P339" style:family="paragraph" style:parent-style-name="Table_20_Heading">
      <style:paragraph-properties fo:text-align="center" style:justify-single-word="false"/>
    </style:style>
    <style:style style:name="P340" style:family="paragraph" style:parent-style-name="Table_20_Heading">
      <style:paragraph-properties fo:text-align="center" style:justify-single-word="false"/>
    </style:style>
    <style:style style:name="P341" style:family="paragraph" style:parent-style-name="Table_20_Heading">
      <style:paragraph-properties fo:text-align="center" style:justify-single-word="false"/>
    </style:style>
    <style:style style:name="P342" style:family="paragraph" style:parent-style-name="Table_20_Heading">
      <style:paragraph-properties fo:text-align="center" style:justify-single-word="false"/>
    </style:style>
    <style:style style:name="P343" style:family="paragraph" style:parent-style-name="Table_20_Contents">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Heading">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style>
    <style:style style:name="P357" style:family="paragraph" style:parent-style-name="Table_20_Heading">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Heading">
      <style:paragraph-properties fo:text-align="center" style:justify-single-word="false"/>
    </style:style>
    <style:style style:name="P366" style:family="paragraph" style:parent-style-name="Table_20_Heading">
      <style:paragraph-properties fo:text-align="center" style:justify-single-word="false"/>
    </style:style>
    <style:style style:name="P367" style:family="paragraph" style:parent-style-name="Table_20_Heading">
      <style:paragraph-properties fo:text-align="center" style:justify-single-word="false"/>
    </style:style>
    <style:style style:name="P368" style:family="paragraph" style:parent-style-name="Table_20_Heading">
      <style:paragraph-properties fo:text-align="center" style:justify-single-word="false"/>
    </style:style>
    <style:style style:name="P369" style:family="paragraph" style:parent-style-name="Table_20_Contents">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Heading">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Heading">
      <style:paragraph-properties fo:text-align="center" style:justify-single-word="false"/>
    </style:style>
    <style:style style:name="P376" style:family="paragraph" style:parent-style-name="Table_20_Heading">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Table_20_Contents">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Heading">
      <style:paragraph-properties fo:text-align="center" style:justify-single-word="false"/>
    </style:style>
    <style:style style:name="P383" style:family="paragraph" style:parent-style-name="Table_20_Heading">
      <style:paragraph-properties fo:text-align="center" style:justify-single-word="false"/>
    </style:style>
    <style:style style:name="P384" style:family="paragraph" style:parent-style-name="Table_20_Heading">
      <style:paragraph-properties fo:text-align="center" style:justify-single-word="false"/>
    </style:style>
    <style:style style:name="P385" style:family="paragraph" style:parent-style-name="Table_20_Heading">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Table_20_Contents">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Table_20_Heading">
      <style:paragraph-properties fo:text-align="center" style:justify-single-word="false"/>
    </style:style>
    <style:style style:name="P392" style:family="paragraph" style:parent-style-name="Table_20_Heading">
      <style:paragraph-properties fo:text-align="center" style:justify-single-word="false"/>
    </style:style>
    <style:style style:name="P393" style:family="paragraph" style:parent-style-name="Table_20_Heading">
      <style:paragraph-properties fo:text-align="center" style:justify-single-word="false"/>
    </style:style>
    <style:style style:name="P394" style:family="paragraph" style:parent-style-name="Table_20_Heading">
      <style:paragraph-properties fo:text-align="center" style:justify-single-word="false"/>
    </style:style>
    <style:style style:name="P395" style:family="paragraph" style:parent-style-name="Table_20_Heading">
      <style:paragraph-properties fo:text-align="center" style:justify-single-word="false"/>
    </style:style>
    <style:style style:name="P396" style:family="paragraph" style:parent-style-name="Table_20_Contents">
      <style:paragraph-properties fo:text-align="center" style:justify-single-word="false"/>
    </style:style>
    <style:style style:name="P397" style:family="paragraph" style:parent-style-name="Table_20_Contents">
      <style:paragraph-properties fo:text-align="center" style:justify-single-word="false"/>
    </style:style>
    <style:style style:name="P398" style:family="paragraph" style:parent-style-name="Table_20_Contents">
      <style:paragraph-properties fo:text-align="center" style:justify-single-word="false"/>
    </style:style>
    <style:style style:name="P399" style:family="paragraph" style:parent-style-name="Table_20_Contents">
      <style:paragraph-properties fo:text-align="center" style:justify-single-word="false"/>
    </style:style>
    <style:style style:name="P400" style:family="paragraph" style:parent-style-name="Table_20_Contents">
      <style:paragraph-properties fo:text-align="center" style:justify-single-word="false"/>
    </style:style>
    <style:style style:name="P401" style:family="paragraph" style:parent-style-name="Table_20_Heading">
      <style:paragraph-properties fo:text-align="center" style:justify-single-word="false"/>
    </style:style>
    <style:style style:name="P402" style:family="paragraph" style:parent-style-name="Table_20_Heading">
      <style:paragraph-properties fo:text-align="center" style:justify-single-word="false"/>
    </style:style>
    <style:style style:name="P403" style:family="paragraph" style:parent-style-name="Table_20_Heading">
      <style:paragraph-properties fo:text-align="center" style:justify-single-word="false"/>
    </style:style>
    <style:style style:name="P404" style:family="paragraph" style:parent-style-name="Table_20_Heading">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able_20_Heading">
      <style:paragraph-properties fo:text-align="center" style:justify-single-word="false"/>
    </style:style>
    <style:style style:name="P410" style:family="paragraph" style:parent-style-name="Table_20_Heading">
      <style:paragraph-properties fo:text-align="center" style:justify-single-word="false"/>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Heading">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Table_20_Heading">
      <style:paragraph-properties fo:text-align="center" style:justify-single-word="false"/>
    </style:style>
    <style:style style:name="P420" style:family="paragraph" style:parent-style-name="Table_20_Heading">
      <style:paragraph-properties fo:text-align="center" style:justify-single-word="false"/>
    </style:style>
    <style:style style:name="P421" style:family="paragraph" style:parent-style-name="Table_20_Heading">
      <style:paragraph-properties fo:text-align="center" style:justify-single-word="false"/>
    </style:style>
    <style:style style:name="P422" style:family="paragraph" style:parent-style-name="Table_20_Heading">
      <style:paragraph-properties fo:text-align="center" style:justify-single-word="false"/>
    </style:style>
    <style:style style:name="P423" style:family="paragraph" style:parent-style-name="Table_20_Heading">
      <style:paragraph-properties fo:text-align="center" style:justify-single-word="false"/>
    </style:style>
    <style:style style:name="P424" style:family="paragraph" style:parent-style-name="Table_20_Contents">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Contents">
      <style:paragraph-properties fo:text-align="center" style:justify-single-word="false"/>
    </style:style>
    <style:style style:name="P428" style:family="paragraph" style:parent-style-name="Table_20_Contents">
      <style:paragraph-properties fo:text-align="center" style:justify-single-word="false"/>
    </style:style>
    <style:style style:name="P429" style:family="paragraph" style:parent-style-name="Table_20_Heading">
      <style:paragraph-properties fo:text-align="center" style:justify-single-word="false"/>
    </style:style>
    <style:style style:name="P430" style:family="paragraph" style:parent-style-name="Table_20_Heading">
      <style:paragraph-properties fo:text-align="center" style:justify-single-word="false"/>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able_20_Heading">
      <style:paragraph-properties fo:text-align="center" style:justify-single-word="false"/>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Table_20_Contents">
      <style:paragraph-properties fo:text-align="center" style:justify-single-word="false"/>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Heading">
      <style:paragraph-properties fo:text-align="center" style:justify-single-word="false"/>
    </style:style>
    <style:style style:name="P453" style:family="paragraph" style:parent-style-name="Table_20_Heading">
      <style:paragraph-properties fo:text-align="center" style:justify-single-word="false"/>
    </style:style>
    <style:style style:name="P454" style:family="paragraph" style:parent-style-name="Table_20_Heading">
      <style:paragraph-properties fo:text-align="center" style:justify-single-word="false"/>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style>
    <style:style style:name="P459" style:family="paragraph" style:parent-style-name="Table_20_Contents">
      <style:paragraph-properties fo:text-align="center" style:justify-single-word="false"/>
    </style:style>
    <style:style style:name="P460" style:family="paragraph" style:parent-style-name="Table_20_Contents">
      <style:paragraph-properties fo:text-align="center" style:justify-single-word="false"/>
    </style:style>
    <style:style style:name="P461" style:family="paragraph" style:parent-style-name="Table_20_Heading">
      <style:paragraph-properties fo:text-align="center" style:justify-single-word="false"/>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Heading">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able_20_Contents">
      <style:paragraph-properties fo:text-align="center" style:justify-single-word="false"/>
    </style:style>
    <style:style style:name="P467" style:family="paragraph" style:parent-style-name="Table_20_Contents">
      <style:paragraph-properties fo:text-align="center" style:justify-single-word="false"/>
    </style:style>
    <style:style style:name="P468" style:family="paragraph" style:parent-style-name="Table_20_Contents">
      <style:paragraph-properties fo:text-align="center" style:justify-single-word="false"/>
    </style:style>
    <style:style style:name="P469" style:family="paragraph" style:parent-style-name="Table_20_Heading">
      <style:paragraph-properties fo:text-align="center" style:justify-single-word="false"/>
    </style:style>
    <style:style style:name="P470" style:family="paragraph" style:parent-style-name="Table_20_Heading">
      <style:paragraph-properties fo:text-align="center" style:justify-single-word="false"/>
    </style:style>
    <style:style style:name="P471" style:family="paragraph" style:parent-style-name="Table_20_Heading">
      <style:paragraph-properties fo:text-align="center" style:justify-single-word="false"/>
    </style:style>
    <style:style style:name="P472" style:family="paragraph" style:parent-style-name="Table_20_Heading">
      <style:paragraph-properties fo:text-align="center" style:justify-single-word="false"/>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able_20_Contents">
      <style:paragraph-properties fo:text-align="center" style:justify-single-word="fals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style>
    <style:style style:name="P481" style:family="paragraph" style:parent-style-name="Table_20_Heading">
      <style:paragraph-properties fo:text-align="center" style:justify-single-word="false"/>
    </style:style>
    <style:style style:name="P482" style:family="paragraph" style:parent-style-name="Table_20_Heading">
      <style:paragraph-properties fo:text-align="center" style:justify-single-word="false"/>
    </style:style>
    <style:style style:name="P483" style:family="paragraph" style:parent-style-name="Table_20_Heading">
      <style:paragraph-properties fo:text-align="center" style:justify-single-word="false"/>
    </style:style>
    <style:style style:name="P484" style:family="paragraph" style:parent-style-name="Table_20_Heading">
      <style:paragraph-properties fo:text-align="center" style:justify-single-word="false"/>
    </style:style>
    <style:style style:name="P485" style:family="paragraph" style:parent-style-name="Table_20_Heading">
      <style:paragraph-properties fo:text-align="center" style:justify-single-word="false"/>
    </style:style>
    <style:style style:name="P486" style:family="paragraph" style:parent-style-name="Table_20_Heading">
      <style:paragraph-properties fo:text-align="center" style:justify-single-word="false"/>
    </style:style>
    <style:style style:name="P487" style:family="paragraph" style:parent-style-name="Table_20_Heading">
      <style:paragraph-properties fo:text-align="center" style:justify-single-word="false"/>
    </style:style>
    <style:style style:name="P488" style:family="paragraph" style:parent-style-name="Table_20_Heading">
      <style:paragraph-properties fo:text-align="center" style:justify-single-word="fals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Table_20_Heading">
      <style:paragraph-properties fo:text-align="center" style:justify-single-word="false"/>
    </style:style>
    <style:style style:name="P498" style:family="paragraph" style:parent-style-name="Table_20_Heading">
      <style:paragraph-properties fo:text-align="center" style:justify-single-word="false"/>
    </style:style>
    <style:style style:name="P499" style:family="paragraph" style:parent-style-name="Table_20_Heading">
      <style:paragraph-properties fo:text-align="center" style:justify-single-word="false"/>
    </style:style>
    <style:style style:name="P500" style:family="paragraph" style:parent-style-name="Table_20_Heading">
      <style:paragraph-properties fo:text-align="center" style:justify-single-word="false"/>
    </style:style>
    <style:style style:name="P501" style:family="paragraph" style:parent-style-name="Table_20_Contents">
      <style:paragraph-properties fo:text-align="center" style:justify-single-word="fals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ext_20_body" style:list-style-name="L129">
      <style:paragraph-properties fo:margin-top="0in" fo:margin-bottom="0in"/>
    </style:style>
    <style:style style:name="P506" style:family="paragraph" style:parent-style-name="Text_20_body" style:list-style-name="L130">
      <style:paragraph-properties fo:margin-top="0in" fo:margin-bottom="0in"/>
    </style:style>
    <style:style style:name="P507" style:family="paragraph" style:parent-style-name="Text_20_body" style:list-style-name="L131">
      <style:paragraph-properties fo:margin-top="0in" fo:margin-bottom="0in"/>
    </style:style>
    <style:style style:name="P508" style:family="paragraph" style:parent-style-name="Text_20_body" style:list-style-name="L132">
      <style:paragraph-properties fo:margin-top="0in" fo:margin-bottom="0in"/>
    </style:style>
    <style:style style:name="P509" style:family="paragraph" style:parent-style-name="Text_20_body" style:list-style-name="L133">
      <style:paragraph-properties fo:margin-top="0in" fo:margin-bottom="0in"/>
    </style:style>
    <style:style style:name="P510" style:family="paragraph" style:parent-style-name="Text_20_body" style:list-style-name="L134">
    </style:style>
    <style:style style:name="P511" style:family="paragraph" style:parent-style-name="Text_20_body" style:list-style-name="L135">
      <style:paragraph-properties fo:margin-top="0in" fo:margin-bottom="0in"/>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Heading">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Table_20_Contents">
      <style:paragraph-properties fo:text-align="center" style:justify-single-word="false"/>
    </style:style>
    <style:style style:name="P518" style:family="paragraph" style:parent-style-name="Text_20_body" style:list-style-name="L136">
      <style:paragraph-properties fo:margin-top="0in" fo:margin-bottom="0in"/>
    </style:style>
    <style:style style:name="P519" style:family="paragraph" style:parent-style-name="Text_20_body" style:list-style-name="L137">
      <style:paragraph-properties fo:margin-top="0in" fo:margin-bottom="0in"/>
    </style:style>
    <style:style style:name="P520" style:family="paragraph" style:parent-style-name="Text_20_body" style:list-style-name="L138">
      <style:paragraph-properties fo:margin-top="0in" fo:margin-bottom="0in"/>
    </style:style>
    <style:style style:name="P521" style:family="paragraph" style:parent-style-name="Text_20_body" style:list-style-name="L139">
      <style:paragraph-properties fo:margin-top="0in" fo:margin-bottom="0in"/>
    </style:style>
    <style:style style:name="P522" style:family="paragraph" style:parent-style-name="Text_20_body" style:list-style-name="L140">
      <style:paragraph-properties fo:margin-top="0in" fo:margin-bottom="0in"/>
    </style:style>
    <style:style style:name="P523" style:family="paragraph" style:parent-style-name="Text_20_body" style:list-style-name="L141">
      <style:paragraph-properties fo:margin-top="0in" fo:margin-bottom="0in"/>
    </style:style>
    <style:style style:name="P524" style:family="paragraph" style:parent-style-name="Text_20_body" style:list-style-name="L142">
      <style:paragraph-properties fo:margin-top="0in" fo:margin-bottom="0in"/>
    </style:style>
    <style:style style:name="P525" style:family="paragraph" style:parent-style-name="Text_20_body" style:list-style-name="L143">
      <style:paragraph-properties fo:margin-top="0in" fo:margin-bottom="0in"/>
    </style:style>
    <style:style style:name="P526" style:family="paragraph" style:parent-style-name="Text_20_body" style:list-style-name="L144">
      <style:paragraph-properties fo:margin-top="0in" fo:margin-bottom="0in"/>
    </style:style>
    <style:style style:name="P527" style:family="paragraph" style:parent-style-name="Text_20_body" style:list-style-name="L145">
      <style:paragraph-properties fo:margin-top="0in" fo:margin-bottom="0in"/>
    </style:style>
    <style:style style:name="P528" style:family="paragraph" style:parent-style-name="Text_20_body" style:list-style-name="L146">
      <style:paragraph-properties fo:margin-top="0in" fo:margin-bottom="0in"/>
    </style:style>
    <style:style style:name="P529" style:family="paragraph" style:parent-style-name="Text_20_body" style:list-style-name="L147">
      <style:paragraph-properties fo:margin-top="0in" fo:margin-bottom="0in"/>
    </style:style>
    <style:style style:name="P530" style:family="paragraph" style:parent-style-name="Text_20_body" style:list-style-name="L148">
      <style:paragraph-properties fo:margin-top="0in" fo:margin-bottom="0in"/>
    </style:style>
    <style:style style:name="P531" style:family="paragraph" style:parent-style-name="Text_20_body" style:list-style-name="L149">
      <style:paragraph-properties fo:margin-top="0in" fo:margin-bottom="0in"/>
    </style:style>
    <style:style style:name="P532" style:family="paragraph" style:parent-style-name="Text_20_body" style:list-style-name="L150">
      <style:paragraph-properties fo:margin-top="0in" fo:margin-bottom="0in"/>
    </style:style>
    <style:style style:name="P533" style:family="paragraph" style:parent-style-name="Text_20_body" style:list-style-name="L151">
      <style:paragraph-properties fo:margin-top="0in" fo:margin-bottom="0in"/>
    </style:style>
    <style:style style:name="P534" style:family="paragraph" style:parent-style-name="Text_20_body" style:list-style-name="L152">
      <style:paragraph-properties fo:margin-top="0in" fo:margin-bottom="0in"/>
    </style:style>
    <style:style style:name="P535" style:family="paragraph" style:parent-style-name="Text_20_body" style:list-style-name="L153">
      <style:paragraph-properties fo:margin-top="0in" fo:margin-bottom="0in"/>
    </style:style>
    <style:style style:name="P536" style:family="paragraph" style:parent-style-name="Text_20_body" style:list-style-name="L154">
      <style:paragraph-properties fo:margin-top="0in" fo:margin-bottom="0in"/>
    </style:style>
    <style:style style:name="P537" style:family="paragraph" style:parent-style-name="Text_20_body" style:list-style-name="L155">
      <style:paragraph-properties fo:margin-top="0in" fo:margin-bottom="0in"/>
    </style:style>
    <style:style style:name="P538" style:family="paragraph" style:parent-style-name="Text_20_body" style:list-style-name="L156">
      <style:paragraph-properties fo:margin-top="0in" fo:margin-bottom="0in"/>
    </style:style>
    <style:style style:name="P539" style:family="paragraph" style:parent-style-name="Text_20_body" style:list-style-name="L157">
      <style:paragraph-properties fo:margin-top="0in" fo:margin-bottom="0in"/>
    </style:style>
    <style:style style:name="P540" style:family="paragraph" style:parent-style-name="Text_20_body" style:list-style-name="L158">
      <style:paragraph-properties fo:margin-top="0in" fo:margin-bottom="0in"/>
    </style:style>
    <style:style style:name="P541" style:family="paragraph" style:parent-style-name="Text_20_body" style:list-style-name="L159">
      <style:paragraph-properties fo:margin-top="0in" fo:margin-bottom="0in"/>
    </style:style>
    <style:style style:name="P542" style:family="paragraph" style:parent-style-name="Text_20_body" style:list-style-name="L160">
      <style:paragraph-properties fo:margin-top="0in" fo:margin-bottom="0in"/>
    </style:style>
    <style:style style:name="P543" style:family="paragraph" style:parent-style-name="Text_20_body" style:list-style-name="L161">
      <style:paragraph-properties fo:margin-top="0in" fo:margin-bottom="0in"/>
    </style:style>
    <style:style style:name="P544" style:family="paragraph" style:parent-style-name="Text_20_body" style:list-style-name="L162">
      <style:paragraph-properties fo:margin-top="0in" fo:margin-bottom="0in"/>
    </style:style>
    <style:style style:name="P545" style:family="paragraph" style:parent-style-name="Text_20_body" style:list-style-name="L163">
      <style:paragraph-properties fo:margin-top="0in" fo:margin-bottom="0in"/>
    </style:style>
    <style:style style:name="P546" style:family="paragraph" style:parent-style-name="Text_20_body" style:list-style-name="L164">
      <style:paragraph-properties fo:margin-top="0in" fo:margin-bottom="0in"/>
    </style:style>
    <style:style style:name="P547" style:family="paragraph" style:parent-style-name="Text_20_body" style:list-style-name="L165">
      <style:paragraph-properties fo:margin-top="0in" fo:margin-bottom="0in"/>
    </style:style>
    <style:style style:name="P548" style:family="paragraph" style:parent-style-name="Text_20_body" style:list-style-name="L166">
      <style:paragraph-properties fo:margin-top="0in" fo:margin-bottom="0in"/>
    </style:style>
    <style:style style:name="P549" style:family="paragraph" style:parent-style-name="Text_20_body" style:list-style-name="L167">
      <style:paragraph-properties fo:margin-top="0in" fo:margin-bottom="0in"/>
    </style:style>
    <style:style style:name="P550" style:family="paragraph" style:parent-style-name="Text_20_body" style:list-style-name="L168">
      <style:paragraph-properties fo:margin-top="0in" fo:margin-bottom="0in"/>
    </style:style>
    <style:style style:name="P551" style:family="paragraph" style:parent-style-name="Text_20_body" style:list-style-name="L169">
      <style:paragraph-properties fo:margin-top="0in" fo:margin-bottom="0in"/>
    </style:style>
    <style:style style:name="P552" style:family="paragraph" style:parent-style-name="Text_20_body" style:list-style-name="L170">
      <style:paragraph-properties fo:margin-top="0in" fo:margin-bottom="0in"/>
    </style:style>
    <style:style style:name="P553" style:family="paragraph" style:parent-style-name="Text_20_body" style:list-style-name="L171">
      <style:paragraph-properties fo:margin-top="0in" fo:margin-bottom="0in"/>
    </style:style>
    <style:style style:name="P554" style:family="paragraph" style:parent-style-name="Text_20_body" style:list-style-name="L172">
      <style:paragraph-properties fo:margin-top="0in" fo:margin-bottom="0in"/>
    </style:style>
    <style:style style:name="P555" style:family="paragraph" style:parent-style-name="Text_20_body" style:list-style-name="L173">
      <style:paragraph-properties fo:margin-top="0in" fo:margin-bottom="0in"/>
    </style:style>
    <style:style style:name="P556" style:family="paragraph" style:parent-style-name="Text_20_body" style:list-style-name="L174">
      <style:paragraph-properties fo:margin-top="0in" fo:margin-bottom="0in"/>
    </style:style>
    <style:style style:name="P557" style:family="paragraph" style:parent-style-name="Text_20_body" style:list-style-name="L175">
      <style:paragraph-properties fo:margin-top="0in" fo:margin-bottom="0in"/>
    </style:style>
    <style:style style:name="P558" style:family="paragraph" style:parent-style-name="Text_20_body" style:list-style-name="L176">
      <style:paragraph-properties fo:margin-top="0in" fo:margin-bottom="0in"/>
    </style:style>
    <style:style style:name="P559" style:family="paragraph" style:parent-style-name="Text_20_body" style:list-style-name="L177">
      <style:paragraph-properties fo:margin-top="0in" fo:margin-bottom="0in"/>
    </style:style>
    <style:style style:name="P560" style:family="paragraph" style:parent-style-name="Text_20_body" style:list-style-name="L178">
      <style:paragraph-properties fo:margin-top="0in" fo:margin-bottom="0in"/>
    </style:style>
    <style:style style:name="P561" style:family="paragraph" style:parent-style-name="Text_20_body" style:list-style-name="L179">
      <style:paragraph-properties fo:margin-top="0in" fo:margin-bottom="0in"/>
    </style:style>
    <style:style style:name="P562" style:family="paragraph" style:parent-style-name="Text_20_body" style:list-style-name="L180">
      <style:paragraph-properties fo:margin-top="0in" fo:margin-bottom="0in"/>
    </style:style>
    <style:style style:name="P563" style:family="paragraph" style:parent-style-name="Text_20_body" style:list-style-name="L181">
      <style:paragraph-properties fo:margin-top="0in" fo:margin-bottom="0in"/>
    </style:style>
    <style:style style:name="P564" style:family="paragraph" style:parent-style-name="Text_20_body" style:list-style-name="L182">
      <style:paragraph-properties fo:margin-top="0in" fo:margin-bottom="0in"/>
    </style:style>
    <style:style style:name="P565" style:family="paragraph" style:parent-style-name="Text_20_body" style:list-style-name="L183">
      <style:paragraph-properties fo:margin-top="0in" fo:margin-bottom="0in"/>
    </style:style>
    <style:style style:name="P566" style:family="paragraph" style:parent-style-name="Text_20_body" style:list-style-name="L184">
      <style:paragraph-properties fo:margin-top="0in" fo:margin-bottom="0in"/>
    </style:style>
    <style:style style:name="P567" style:family="paragraph" style:parent-style-name="Text_20_body" style:list-style-name="L185">
      <style:paragraph-properties fo:margin-top="0in" fo:margin-bottom="0in"/>
    </style:style>
    <style:style style:name="P568" style:family="paragraph" style:parent-style-name="Text_20_body" style:list-style-name="L186">
      <style:paragraph-properties fo:margin-top="0in" fo:margin-bottom="0in"/>
    </style:style>
    <style:style style:name="P569" style:family="paragraph" style:parent-style-name="Text_20_body" style:list-style-name="L187">
      <style:paragraph-properties fo:margin-top="0in" fo:margin-bottom="0in"/>
    </style:style>
    <style:style style:name="P570" style:family="paragraph" style:parent-style-name="Text_20_body" style:list-style-name="L188">
      <style:paragraph-properties fo:margin-top="0in" fo:margin-bottom="0in"/>
    </style:style>
    <style:style style:name="P571" style:family="paragraph" style:parent-style-name="Text_20_body" style:list-style-name="L189">
      <style:paragraph-properties fo:margin-top="0in" fo:margin-bottom="0in"/>
    </style:style>
    <style:style style:name="P572" style:family="paragraph" style:parent-style-name="Text_20_body" style:list-style-name="L190">
      <style:paragraph-properties fo:margin-top="0in" fo:margin-bottom="0in"/>
    </style:style>
    <style:style style:name="P573" style:family="paragraph" style:parent-style-name="Text_20_body" style:list-style-name="L191">
      <style:paragraph-properties fo:margin-top="0in" fo:margin-bottom="0in"/>
    </style:style>
    <style:style style:name="P574" style:family="paragraph" style:parent-style-name="Text_20_body" style:list-style-name="L192">
      <style:paragraph-properties fo:margin-top="0in" fo:margin-bottom="0in"/>
    </style:style>
    <style:style style:name="P575" style:family="paragraph" style:parent-style-name="Text_20_body" style:list-style-name="L193">
      <style:paragraph-properties fo:margin-top="0in" fo:margin-bottom="0in"/>
    </style:style>
    <style:style style:name="P576" style:family="paragraph" style:parent-style-name="Text_20_body" style:list-style-name="L194">
      <style:paragraph-properties fo:margin-top="0in" fo:margin-bottom="0in"/>
    </style:style>
    <style:style style:name="P577" style:family="paragraph" style:parent-style-name="Text_20_body" style:list-style-name="L195">
      <style:paragraph-properties fo:margin-top="0in" fo:margin-bottom="0in"/>
    </style:style>
    <style:style style:name="P578" style:family="paragraph" style:parent-style-name="Text_20_body" style:list-style-name="L196">
      <style:paragraph-properties fo:margin-top="0in" fo:margin-bottom="0in"/>
    </style:style>
    <style:style style:name="P579" style:family="paragraph" style:parent-style-name="Text_20_body" style:list-style-name="L197">
      <style:paragraph-properties fo:margin-top="0in" fo:margin-bottom="0in"/>
    </style:style>
    <style:style style:name="P580" style:family="paragraph" style:parent-style-name="Text_20_body" style:list-style-name="L198">
      <style:paragraph-properties fo:margin-top="0in" fo:margin-bottom="0in"/>
    </style:style>
    <style:style style:name="P581" style:family="paragraph" style:parent-style-name="Text_20_body" style:list-style-name="L199">
      <style:paragraph-properties fo:margin-top="0in" fo:margin-bottom="0in"/>
    </style:style>
    <style:style style:name="P582" style:family="paragraph" style:parent-style-name="Text_20_body" style:list-style-name="L200">
      <style:paragraph-properties fo:margin-top="0in" fo:margin-bottom="0in"/>
    </style:style>
    <style:style style:name="P583" style:family="paragraph" style:parent-style-name="Text_20_body" style:list-style-name="L201">
      <style:paragraph-properties fo:margin-top="0in" fo:margin-bottom="0in"/>
    </style:style>
    <style:style style:name="P584" style:family="paragraph" style:parent-style-name="Text_20_body" style:list-style-name="L202">
      <style:paragraph-properties fo:margin-top="0in" fo:margin-bottom="0in"/>
    </style:style>
    <style:style style:name="P585" style:family="paragraph" style:parent-style-name="Text_20_body" style:list-style-name="L203">
      <style:paragraph-properties fo:margin-top="0in" fo:margin-bottom="0in"/>
    </style:style>
    <style:style style:name="P586" style:family="paragraph" style:parent-style-name="Text_20_body" style:list-style-name="L20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style:style style:name="Table36" style:family="table">
      <style:table-properties table:align="center"/>
    </style:style>
    <style:style style:name="Table36.A" style:family="table-column"/>
    <style:style style:name="Table36.B" style:family="table-column"/>
    <style:style style:name="Table36.C" style:family="table-column"/>
    <style:style style:name="Table37" style:family="table">
      <style:table-properties table:align="center"/>
    </style:style>
    <style:style style:name="Table37.A" style:family="table-column"/>
    <style:style style:name="Table37.B" style:family="table-column"/>
    <style:style style:name="Table38" style:family="table">
      <style:table-properties table:align="center"/>
    </style:style>
    <style:style style:name="Table38.A" style:family="table-column"/>
    <style:style style:name="Table38.B" style:family="table-column"/>
    <style:style style:name="Table39" style:family="table">
      <style:table-properties table:align="center"/>
    </style:style>
    <style:style style:name="Table39.A" style:family="table-column"/>
    <style:style style:name="Table39.B" style:family="table-column"/>
    <style:style style:name="Table40" style:family="table">
      <style:table-properties table:align="center"/>
    </style:style>
    <style:style style:name="Table40.A" style:family="table-column"/>
    <style:style style:name="Table40.B"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5" style:family="table">
      <style:table-properties table:align="center"/>
    </style:style>
    <style:style style:name="Table45.A" style:family="table-column"/>
    <style:style style:name="Table45.B" style:family="table-column"/>
    <style:style style:name="Table45.C" style:family="table-column"/>
    <style:style style:name="Table46" style:family="table">
      <style:table-properties table:align="center"/>
    </style:style>
    <style:style style:name="Table46.A" style:family="table-column"/>
    <style:style style:name="Table46.B" style:family="table-column"/>
    <style:style style:name="Table47" style:family="table">
      <style:table-properties table:align="center"/>
    </style:style>
    <style:style style:name="Table47.A" style:family="table-column"/>
    <style:style style:name="Table47.B" style:family="table-column"/>
    <style:style style:name="Table47.C"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9" style:family="table">
      <style:table-properties table:align="center"/>
    </style:style>
    <style:style style:name="Table49.A" style:family="table-column"/>
    <style:style style:name="Table49.B" style:family="table-column"/>
    <style:style style:name="Table49.C" style:family="table-column"/>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style>
    <style:style style:name="Table51.A" style:family="table-column"/>
    <style:style style:name="Table51.B" style:family="table-column"/>
    <style:style style:name="Table52" style:family="table">
      <style:table-properties table:align="center"/>
    </style:style>
    <style:style style:name="Table52.A" style:family="table-column"/>
    <style:style style:name="Table52.B"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60" style:family="table">
      <style:table-properties table:align="center"/>
    </style:style>
    <style:style style:name="Table60.A" style:family="table-column"/>
    <style:style style:name="Table60.B" style:family="table-column"/>
    <style:style style:name="Table61" style:family="table">
      <style:table-properties table:align="center"/>
    </style:style>
    <style:style style:name="Table61.A" style:family="table-column"/>
    <style:style style:name="Table61.B" style:family="table-column"/>
    <style:style style:name="Table61.C"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4" style:family="table">
      <style:table-properties table:align="center"/>
    </style:style>
    <style:style style:name="Table64.A" style:family="table-column"/>
    <style:style style:name="Table64.B" style:family="table-column"/>
    <style:style style:name="Table65" style:family="table">
      <style:table-properties table:align="center"/>
    </style:style>
    <style:style style:name="Table65.A" style:family="table-column"/>
    <style:style style:name="Table65.B" style:family="table-column"/>
    <style:style style:name="Table66" style:family="table">
      <style:table-properties table:align="center"/>
    </style:style>
    <style:style style:name="Table66.A" style:family="table-column"/>
    <style:style style:name="Table66.B" style:family="table-column"/>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style>
    <style:style style:name="Table68.A" style:family="table-column"/>
    <style:style style:name="Table68.B" style:family="table-column"/>
    <style:style style:name="Table69" style:family="table">
      <style:table-properties table:align="center"/>
    </style:style>
    <style:style style:name="Table69.A" style:family="table-column"/>
    <style:style style:name="Table69.B" style:family="table-column"/>
    <style:style style:name="Table70" style:family="table">
      <style:table-properties table:align="center"/>
    </style:style>
    <style:style style:name="Table70.A" style:family="table-column"/>
    <style:style style:name="Table70.B" style:family="table-column"/>
    <style:style style:name="Table71" style:family="table">
      <style:table-properties table:align="center"/>
    </style:style>
    <style:style style:name="Table71.A" style:family="table-column"/>
    <style:style style:name="Table71.B" style:family="table-column"/>
    <style:style style:name="Table72" style:family="table">
      <style:table-properties table:align="center"/>
    </style:style>
    <style:style style:name="Table72.A" style:family="table-column"/>
    <style:style style:name="Table72.B" style:family="table-column"/>
    <style:style style:name="Table72.C" style:family="table-column"/>
    <style:style style:name="Table73" style:family="table">
      <style:table-properties table:align="center"/>
    </style:style>
    <style:style style:name="Table73.A" style:family="table-column"/>
    <style:style style:name="Table73.B" style:family="table-column"/>
    <style:style style:name="Table74" style:family="table">
      <style:table-properties table:align="center"/>
    </style:style>
    <style:style style:name="Table74.A" style:family="table-column"/>
    <style:style style:name="Table74.B" style:family="table-column"/>
    <style:style style:name="Table75" style:family="table">
      <style:table-properties table:align="center"/>
    </style:style>
    <style:style style:name="Table75.A" style:family="table-column"/>
    <style:style style:name="Table75.B" style:family="table-column"/>
    <style:style style:name="Table75.C" style:family="table-column"/>
    <style:style style:name="Table76" style:family="table">
      <style:table-properties table:align="center"/>
    </style:style>
    <style:style style:name="Table76.A" style:family="table-column"/>
    <style:style style:name="Table76.B" style:family="table-column"/>
    <style:style style:name="Table76.C" style:family="table-column"/>
    <style:style style:name="Table77" style:family="table">
      <style:table-properties table:align="center"/>
    </style:style>
    <style:style style:name="Table77.A" style:family="table-column"/>
    <style:style style:name="Table77.B" style:family="table-column"/>
    <style:style style:name="Table78" style:family="table">
      <style:table-properties table:align="center"/>
    </style:style>
    <style:style style:name="Table78.A" style:family="table-column"/>
    <style:style style:name="Table78.B" style:family="table-column"/>
    <style:style style:name="Table79" style:family="table">
      <style:table-properties table:align="center"/>
    </style:style>
    <style:style style:name="Table79.A" style:family="table-column"/>
    <style:style style:name="Table79.B" style:family="table-column"/>
    <style:style style:name="Table80" style:family="table">
      <style:table-properties table:align="center"/>
    </style:style>
    <style:style style:name="Table80.A" style:family="table-column"/>
    <style:style style:name="Table80.B" style:family="table-column"/>
    <style:style style:name="Table81" style:family="table">
      <style:table-properties table:align="center"/>
    </style:style>
    <style:style style:name="Table81.A" style:family="table-column"/>
    <style:style style:name="Table81.B" style:family="table-column"/>
    <style:style style:name="Table82" style:family="table">
      <style:table-properties table:align="center"/>
    </style:style>
    <style:style style:name="Table82.A" style:family="table-column"/>
    <style:style style:name="Table82.B" style:family="table-column"/>
    <style:style style:name="Table82.C" style:family="table-column"/>
    <style:style style:name="Table83" style:family="table">
      <style:table-properties table:align="center"/>
    </style:style>
    <style:style style:name="Table83.A" style:family="table-column"/>
    <style:style style:name="Table83.B" style:family="table-column"/>
    <style:style style:name="Table84" style:family="table">
      <style:table-properties table:align="center"/>
    </style:style>
    <style:style style:name="Table84.A" style:family="table-column"/>
    <style:style style:name="Table84.B" style:family="table-column"/>
    <style:style style:name="Table85" style:family="table">
      <style:table-properties table:align="center"/>
    </style:style>
    <style:style style:name="Table85.A" style:family="table-column"/>
    <style:style style:name="Table85.B" style:family="table-column"/>
    <style:style style:name="Table85.C" style:family="table-column"/>
    <style:style style:name="Table86" style:family="table">
      <style:table-properties table:align="center"/>
    </style:style>
    <style:style style:name="Table86.A" style:family="table-column"/>
    <style:style style:name="Table86.B" style:family="table-column"/>
    <style:style style:name="Table87" style:family="table">
      <style:table-properties table:align="center"/>
    </style:style>
    <style:style style:name="Table87.A" style:family="table-column"/>
    <style:style style:name="Table87.B" style:family="table-column"/>
    <style:style style:name="Table88" style:family="table">
      <style:table-properties table:align="center"/>
    </style:style>
    <style:style style:name="Table88.A" style:family="table-column"/>
    <style:style style:name="Table88.B" style:family="table-column"/>
    <style:style style:name="Table89" style:family="table">
      <style:table-properties table:align="center"/>
    </style:style>
    <style:style style:name="Table89.A" style:family="table-column"/>
    <style:style style:name="Table89.B" style:family="table-column"/>
    <style:style style:name="Table90" style:family="table">
      <style:table-properties table:align="center"/>
    </style:style>
    <style:style style:name="Table90.A" style:family="table-column"/>
    <style:style style:name="Table90.B" style:family="table-column"/>
    <style:style style:name="Table90.C" style:family="table-column"/>
    <style:style style:name="Table91" style:family="table">
      <style:table-properties table:align="center"/>
    </style:style>
    <style:style style:name="Table91.A" style:family="table-column"/>
    <style:style style:name="Table91.B" style:family="table-column"/>
    <style:style style:name="Table92" style:family="table">
      <style:table-properties table:align="center"/>
    </style:style>
    <style:style style:name="Table92.A" style:family="table-column"/>
    <style:style style:name="Table92.B" style:family="table-column"/>
    <style:style style:name="Table92.C" style:family="table-column"/>
    <style:style style:name="Table92.D" style:family="table-column"/>
    <style:style style:name="Table93" style:family="table">
      <style:table-properties table:align="center"/>
    </style:style>
    <style:style style:name="Table93.A" style:family="table-column">
      <style:table-column-properties style:rel-column-width="13246*"/>
    </style:style>
    <style:style style:name="Table93.B" style:family="table-column">
      <style:table-column-properties style:rel-column-width="4880*"/>
    </style:style>
    <style:style style:name="Table93.C" style:family="table-column">
      <style:table-column-properties style:rel-column-width="47408*"/>
    </style:style>
    <style:style style:name="Table94" style:family="table">
      <style:table-properties table:align="center"/>
    </style:style>
    <style:style style:name="Table94.A" style:family="table-column"/>
    <style:style style:name="Table94.B" style:family="table-column"/>
    <style:style style:name="Table94.C" style:family="table-column"/>
    <style:style style:name="Table94.D" style:family="table-column"/>
    <style:style style:name="Table94.E" style:family="table-column"/>
    <style:style style:name="Table95" style:family="table">
      <style:table-properties table:align="center"/>
    </style:style>
    <style:style style:name="Table95.A" style:family="table-column">
      <style:table-column-properties style:rel-column-width="9604*"/>
    </style:style>
    <style:style style:name="Table95.B" style:family="table-column">
      <style:table-column-properties style:rel-column-width="2259*"/>
    </style:style>
    <style:style style:name="Table95.C" style:family="table-column">
      <style:table-column-properties style:rel-column-width="7909*"/>
    </style:style>
    <style:style style:name="Table95.D" style:family="table-column">
      <style:table-column-properties style:rel-column-width="7344*"/>
    </style:style>
    <style:style style:name="Table95.E" style:family="table-column">
      <style:table-column-properties style:rel-column-width="38417*"/>
    </style:style>
    <style:style style:name="Table96" style:family="table">
      <style:table-properties table:align="center"/>
    </style:style>
    <style:style style:name="Table96.A" style:family="table-column"/>
    <style:style style:name="Table96.B" style:family="table-column"/>
    <style:style style:name="Table96.C" style:family="table-column"/>
    <style:style style:name="Table96.D" style:family="table-column"/>
    <style:style style:name="Table96.E" style:family="table-column"/>
    <style:style style:name="Table96.F" style:family="table-column"/>
    <style:style style:name="Table96.G" style:family="table-column"/>
    <style:style style:name="Table96.H" style:family="table-column"/>
    <style:style style:name="Table96.I" style:family="table-column"/>
    <style:style style:name="Table97" style:family="table">
      <style:table-properties table:align="center"/>
    </style:style>
    <style:style style:name="Table97.A" style:family="table-column"/>
    <style:style style:name="Table97.B" style:family="table-column"/>
    <style:style style:name="Table97.C" style:family="table-column"/>
    <style:style style:name="Table97.D" style:family="table-column"/>
    <style:style style:name="Table97.E" style:family="table-column"/>
    <style:style style:name="Table98" style:family="table">
      <style:table-properties table:align="center"/>
    </style:style>
    <style:style style:name="Table98.A" style:family="table-column"/>
    <style:style style:name="Table98.B" style:family="table-column"/>
    <style:style style:name="Table98.C" style:family="table-column"/>
    <style:style style:name="Table98.D" style:family="table-column"/>
    <style:style style:name="Table98.E" style:family="table-column"/>
    <style:style style:name="Table98.F" style:family="table-column"/>
    <style:style style:name="Table98.G" style:family="table-column"/>
    <style:style style:name="Table98.H" style:family="table-column"/>
    <style:style style:name="Table98.I" style:family="table-column"/>
    <style:style style:name="Table99" style:family="table">
      <style:table-properties table:align="center"/>
    </style:style>
    <style:style style:name="Table99.A" style:family="table-column">
      <style:table-column-properties style:rel-column-width="9619*"/>
    </style:style>
    <style:style style:name="Table99.B" style:family="table-column">
      <style:table-column-properties style:rel-column-width="2404*"/>
    </style:style>
    <style:style style:name="Table99.C" style:family="table-column">
      <style:table-column-properties style:rel-column-width="6613*"/>
    </style:style>
    <style:style style:name="Table99.D" style:family="table-column">
      <style:table-column-properties style:rel-column-width="10221*"/>
    </style:style>
    <style:style style:name="Table99.E" style:family="table-column">
      <style:table-column-properties style:rel-column-width="6613*"/>
    </style:style>
    <style:style style:name="Table99.F" style:family="table-column">
      <style:table-column-properties style:rel-column-width="3006*"/>
    </style:style>
    <style:style style:name="Table99.G" style:family="table-column">
      <style:table-column-properties style:rel-column-width="13828*"/>
    </style:style>
    <style:style style:name="Table99.H" style:family="table-column">
      <style:table-column-properties style:rel-column-width="13227*"/>
    </style:style>
    <style:style style:name="Table100" style:family="table">
      <style:table-properties table:align="center"/>
    </style:style>
    <style:style style:name="Table100.A" style:family="table-column">
      <style:table-column-properties style:rel-column-width="12602*"/>
    </style:style>
    <style:style style:name="Table100.B" style:family="table-column">
      <style:table-column-properties style:rel-column-width="2520*"/>
    </style:style>
    <style:style style:name="Table100.C" style:family="table-column">
      <style:table-column-properties style:rel-column-width="6931*"/>
    </style:style>
    <style:style style:name="Table100.D" style:family="table-column">
      <style:table-column-properties style:rel-column-width="7561*"/>
    </style:style>
    <style:style style:name="Table100.E" style:family="table-column">
      <style:table-column-properties style:rel-column-width="6931*"/>
    </style:style>
    <style:style style:name="Table100.F" style:family="table-column">
      <style:table-column-properties style:rel-column-width="5041*"/>
    </style:style>
    <style:style style:name="Table100.G" style:family="table-column">
      <style:table-column-properties style:rel-column-width="3780*"/>
    </style:style>
    <style:style style:name="Table100.H" style:family="table-column">
      <style:table-column-properties style:rel-column-width="3780*"/>
    </style:style>
    <style:style style:name="Table100.I" style:family="table-column">
      <style:table-column-properties style:rel-column-width="3780*"/>
    </style:style>
    <style:style style:name="Table100.J" style:family="table-column">
      <style:table-column-properties style:rel-column-width="3780*"/>
    </style:style>
    <style:style style:name="Table100.K" style:family="table-column">
      <style:table-column-properties style:rel-column-width="8822*"/>
    </style:style>
    <style:style style:name="Table101" style:family="table">
      <style:table-properties table:align="center"/>
    </style:style>
    <style:style style:name="Table101.A" style:family="table-column">
      <style:table-column-properties style:rel-column-width="17476*"/>
    </style:style>
    <style:style style:name="Table101.B" style:family="table-column">
      <style:table-column-properties style:rel-column-width="2912*"/>
    </style:style>
    <style:style style:name="Table101.C" style:family="table-column">
      <style:table-column-properties style:rel-column-width="8738*"/>
    </style:style>
    <style:style style:name="Table101.D" style:family="table-column">
      <style:table-column-properties style:rel-column-width="3640*"/>
    </style:style>
    <style:style style:name="Table101.E" style:family="table-column">
      <style:table-column-properties style:rel-column-width="16747*"/>
    </style:style>
    <style:style style:name="Table101.F" style:family="table-column">
      <style:table-column-properties style:rel-column-width="16019*"/>
    </style:style>
    <style:style style:name="Table102" style:family="table">
      <style:table-properties table:align="center"/>
    </style:style>
    <style:style style:name="Table102.A" style:family="table-column"/>
    <style:style style:name="Table102.B" style:family="table-column"/>
    <style:style style:name="Table102.C" style:family="table-column"/>
    <style:style style:name="Table102.D" style:family="table-column"/>
    <style:style style:name="Table103" style:family="table">
      <style:table-properties table:align="center"/>
    </style:style>
    <style:style style:name="Table103.A" style:family="table-column"/>
    <style:style style:name="Table103.B" style:family="table-column"/>
    <style:style style:name="Table103.C" style:family="table-column"/>
    <style:style style:name="Table103.D" style:family="table-column"/>
    <style:style style:name="Table104" style:family="table">
      <style:table-properties table:align="center"/>
    </style:style>
    <style:style style:name="Table104.A" style:family="table-column">
      <style:table-column-properties style:rel-column-width="14478*"/>
    </style:style>
    <style:style style:name="Table104.B" style:family="table-column">
      <style:table-column-properties style:rel-column-width="3048*"/>
    </style:style>
    <style:style style:name="Table104.C" style:family="table-column">
      <style:table-column-properties style:rel-column-width="48008*"/>
    </style:style>
    <style:style style:name="Table105" style:family="table">
      <style:table-properties table:align="center"/>
    </style:style>
    <style:style style:name="Table105.A" style:family="table-column"/>
    <style:style style:name="Table105.B" style:family="table-column"/>
    <style:style style:name="Table105.C" style:family="table-column"/>
    <style:style style:name="Table106" style:family="table">
      <style:table-properties table:align="center"/>
    </style:style>
    <style:style style:name="Table106.A" style:family="table-column"/>
    <style:style style:name="Table106.B" style:family="table-column"/>
    <style:style style:name="Table107" style:family="table">
      <style:table-properties table:align="center"/>
    </style:style>
    <style:style style:name="Table107.A" style:family="table-column"/>
    <style:style style:name="Table107.B" style:family="table-column"/>
    <style:style style:name="Table107.C" style:family="table-column"/>
    <style:style style:name="Table107.D" style:family="table-column"/>
    <style:style style:name="Table107.E" style:family="table-column"/>
    <style:style style:name="Table108" style:family="table">
      <style:table-properties table:align="center"/>
    </style:style>
    <style:style style:name="Table108.A" style:family="table-column"/>
    <style:style style:name="Table108.B" style:family="table-column"/>
    <style:style style:name="Table108.C" style:family="table-column"/>
    <style:style style:name="Table108.D" style:family="table-column"/>
    <style:style style:name="Table108.E" style:family="table-column"/>
    <style:style style:name="Table108.F" style:family="table-column"/>
    <style:style style:name="Table109" style:family="table">
      <style:table-properties table:align="center"/>
    </style:style>
    <style:style style:name="Table109.A" style:family="table-column"/>
    <style:style style:name="Table109.B" style:family="table-column"/>
    <style:style style:name="Table110" style:family="table">
      <style:table-properties table:align="center"/>
    </style:style>
    <style:style style:name="Table110.A" style:family="table-column"/>
    <style:style style:name="Table110.B" style:family="table-column"/>
    <style:style style:name="Table110.C" style:family="table-column"/>
    <style:style style:name="Table110.D" style:family="table-column"/>
    <style:style style:name="Table110.E" style:family="table-column"/>
    <style:style style:name="Table111" style:family="table">
      <style:table-properties table:align="center"/>
    </style:style>
    <style:style style:name="Table111.A" style:family="table-column"/>
    <style:style style:name="Table111.B" style:family="table-column"/>
    <style:style style:name="Table111.C" style:family="table-column"/>
    <style:style style:name="Table111.D" style:family="table-column"/>
    <style:style style:name="Table111.E" style:family="table-column"/>
    <style:style style:name="Table111.F" style:family="table-column"/>
    <style:style style:name="Table112" style:family="table">
      <style:table-properties table:align="center"/>
    </style:style>
    <style:style style:name="Table112.A" style:family="table-column"/>
    <style:style style:name="Table112.B" style:family="table-column"/>
    <style:style style:name="Table112.C" style:family="table-column"/>
    <style:style style:name="Table113" style:family="table">
      <style:table-properties table:align="center"/>
    </style:style>
    <style:style style:name="Table113.A" style:family="table-column"/>
    <style:style style:name="Table113.B" style:family="table-column"/>
    <style:style style:name="Table113.C" style:family="table-column"/>
    <style:style style:name="Table114" style:family="table">
      <style:table-properties table:align="center"/>
    </style:style>
    <style:style style:name="Table114.A" style:family="table-column"/>
    <style:style style:name="Table114.B" style:family="table-column"/>
    <style:style style:name="Table114.C" style:family="table-column"/>
    <style:style style:name="Table115" style:family="table">
      <style:table-properties table:align="center"/>
    </style:style>
    <style:style style:name="Table115.A" style:family="table-column"/>
    <style:style style:name="Table115.B" style:family="table-column"/>
    <style:style style:name="Table115.C" style:family="table-column"/>
    <style:style style:name="Table115.D" style:family="table-column"/>
    <style:style style:name="Table115.E" style:family="table-column"/>
    <style:style style:name="Table116" style:family="table">
      <style:table-properties table:align="center"/>
    </style:style>
    <style:style style:name="Table116.A" style:family="table-column"/>
    <style:style style:name="Table116.B" style:family="table-column"/>
    <style:style style:name="Table116.C" style:family="table-column"/>
    <style:style style:name="Table117" style:family="table">
      <style:table-properties table:align="center"/>
    </style:style>
    <style:style style:name="Table117.A" style:family="table-column"/>
    <style:style style:name="Table117.B" style:family="table-column"/>
    <style:style style:name="Table117.C" style:family="table-column"/>
    <style:style style:name="Table118" style:family="table">
      <style:table-properties table:align="center"/>
    </style:style>
    <style:style style:name="Table118.A" style:family="table-column"/>
    <style:style style:name="Table118.B" style:family="table-column"/>
    <style:style style:name="Table118.C" style:family="table-column"/>
    <style:style style:name="Table119" style:family="table">
      <style:table-properties table:align="center"/>
    </style:style>
    <style:style style:name="Table119.A" style:family="table-column"/>
    <style:style style:name="Table119.B" style:family="table-column"/>
    <style:style style:name="Table119.C" style:family="table-column"/>
    <style:style style:name="Table120" style:family="table">
      <style:table-properties table:align="center"/>
    </style:style>
    <style:style style:name="Table120.A" style:family="table-column"/>
    <style:style style:name="Table120.B" style:family="table-column"/>
    <style:style style:name="Table121" style:family="table">
      <style:table-properties table:align="center"/>
    </style:style>
    <style:style style:name="Table121.A" style:family="table-column"/>
    <style:style style:name="Table121.B" style:family="table-column"/>
    <style:style style:name="Table122" style:family="table">
      <style:table-properties table:align="center"/>
    </style:style>
    <style:style style:name="Table122.A" style:family="table-column"/>
    <style:style style:name="Table122.B" style:family="table-column"/>
    <style:style style:name="Table123" style:family="table">
      <style:table-properties table:align="center"/>
    </style:style>
    <style:style style:name="Table123.A" style:family="table-column"/>
    <style:style style:name="Table123.B" style:family="table-column"/>
    <style:style style:name="Table124" style:family="table">
      <style:table-properties table:align="center"/>
    </style:style>
    <style:style style:name="Table124.A" style:family="table-column"/>
    <style:style style:name="Table124.B" style:family="table-column"/>
    <style:style style:name="Table125" style:family="table">
      <style:table-properties table:align="center"/>
    </style:style>
    <style:style style:name="Table125.A" style:family="table-column"/>
    <style:style style:name="Table125.B" style:family="table-column"/>
    <style:style style:name="Table126" style:family="table">
      <style:table-properties table:align="center"/>
    </style:style>
    <style:style style:name="Table126.A" style:family="table-column"/>
    <style:style style:name="Table126.B" style:family="table-column"/>
    <style:style style:name="Table127" style:family="table">
      <style:table-properties table:align="center"/>
    </style:style>
    <style:style style:name="Table127.A" style:family="table-column">
      <style:table-column-properties style:rel-column-width="13676*"/>
    </style:style>
    <style:style style:name="Table127.B" style:family="table-column">
      <style:table-column-properties style:rel-column-width="51858*"/>
    </style:style>
    <style:style style:name="Table128" style:family="table">
      <style:table-properties table:align="center"/>
    </style:style>
    <style:style style:name="Table128.A" style:family="table-column"/>
    <style:style style:name="Table128.B" style:family="table-column"/>
    <style:style style:name="Table129" style:family="table">
      <style:table-properties table:align="center"/>
    </style:style>
    <style:style style:name="Table129.A" style:family="table-column"/>
    <style:style style:name="Table129.B" style:family="table-column"/>
    <style:style style:name="Table130" style:family="table">
      <style:table-properties table:align="center"/>
    </style:style>
    <style:style style:name="Table130.A" style:family="table-column"/>
    <style:style style:name="Table130.B" style:family="table-column"/>
    <style:style style:name="Table131" style:family="table">
      <style:table-properties table:align="center"/>
    </style:style>
    <style:style style:name="Table131.A" style:family="table-column"/>
    <style:style style:name="Table131.B" style:family="table-column"/>
    <style:style style:name="Table132" style:family="table">
      <style:table-properties table:align="center"/>
    </style:style>
    <style:style style:name="Table132.A" style:family="table-column"/>
    <style:style style:name="Table132.B" style:family="table-column"/>
    <style:style style:name="Table133" style:family="table">
      <style:table-properties table:align="center"/>
    </style:style>
    <style:style style:name="Table133.A" style:family="table-column"/>
    <style:style style:name="Table133.B" style:family="table-column"/>
    <style:style style:name="Table134" style:family="table">
      <style:table-properties table:align="center"/>
    </style:style>
    <style:style style:name="Table134.A" style:family="table-column"/>
    <style:style style:name="Table134.B" style:family="table-column"/>
    <style:style style:name="Table135" style:family="table">
      <style:table-properties table:align="center"/>
    </style:style>
    <style:style style:name="Table135.A" style:family="table-column"/>
    <style:style style:name="Table135.B" style:family="table-column"/>
    <style:style style:name="Table136" style:family="table">
      <style:table-properties table:align="center"/>
    </style:style>
    <style:style style:name="Table136.A" style:family="table-column"/>
    <style:style style:name="Table136.B" style:family="table-column"/>
    <style:style style:name="Table137" style:family="table">
      <style:table-properties table:align="center"/>
    </style:style>
    <style:style style:name="Table137.A" style:family="table-column"/>
    <style:style style:name="Table137.B" style:family="table-column"/>
    <style:style style:name="Table138" style:family="table">
      <style:table-properties table:align="center"/>
    </style:style>
    <style:style style:name="Table138.A" style:family="table-column"/>
    <style:style style:name="Table138.B" style:family="table-column"/>
    <style:style style:name="Table139" style:family="table">
      <style:table-properties table:align="center"/>
    </style:style>
    <style:style style:name="Table139.A" style:family="table-column"/>
    <style:style style:name="Table139.B" style:family="table-column"/>
    <style:style style:name="Table140" style:family="table">
      <style:table-properties table:align="center"/>
    </style:style>
    <style:style style:name="Table140.A" style:family="table-column"/>
    <style:style style:name="Table140.B" style:family="table-column"/>
    <style:style style:name="Table141" style:family="table">
      <style:table-properties table:align="center"/>
    </style:style>
    <style:style style:name="Table141.A" style:family="table-column"/>
    <style:style style:name="Table141.B" style:family="table-column"/>
    <style:style style:name="Table142" style:family="table">
      <style:table-properties table:align="center"/>
    </style:style>
    <style:style style:name="Table142.A" style:family="table-column"/>
    <style:style style:name="Table142.B" style:family="table-column"/>
    <style:style style:name="Table143" style:family="table">
      <style:table-properties table:align="center"/>
    </style:style>
    <style:style style:name="Table143.A" style:family="table-column"/>
    <style:style style:name="Table143.B" style:family="table-column"/>
    <style:style style:name="Table144" style:family="table">
      <style:table-properties table:align="center"/>
    </style:style>
    <style:style style:name="Table144.A" style:family="table-column"/>
    <style:style style:name="Table144.B" style:family="table-column"/>
    <style:style style:name="Table145" style:family="table">
      <style:table-properties table:align="center"/>
    </style:style>
    <style:style style:name="Table145.A" style:family="table-column"/>
    <style:style style:name="Table145.B" style:family="table-column"/>
    <style:style style:name="Table146" style:family="table">
      <style:table-properties table:align="center"/>
    </style:style>
    <style:style style:name="Table146.A" style:family="table-column"/>
    <style:style style:name="Table146.B" style:family="table-column"/>
    <style:style style:name="Table147" style:family="table">
      <style:table-properties table:align="center"/>
    </style:style>
    <style:style style:name="Table147.A" style:family="table-column"/>
    <style:style style:name="Table147.B" style:family="table-column"/>
    <style:style style:name="Table148" style:family="table">
      <style:table-properties table:align="center"/>
    </style:style>
    <style:style style:name="Table148.A" style:family="table-column"/>
    <style:style style:name="Table148.B" style:family="table-column"/>
    <style:style style:name="Table149" style:family="table">
      <style:table-properties table:align="center"/>
    </style:style>
    <style:style style:name="Table149.A" style:family="table-column"/>
    <style:style style:name="Table149.B" style:family="table-column"/>
    <style:style style:name="Table150" style:family="table">
      <style:table-properties table:align="center"/>
    </style:style>
    <style:style style:name="Table150.A" style:family="table-column"/>
    <style:style style:name="Table150.B" style:family="table-column"/>
    <style:style style:name="Table151" style:family="table">
      <style:table-properties table:align="center"/>
    </style:style>
    <style:style style:name="Table151.A" style:family="table-column">
      <style:table-column-properties style:rel-column-width="8587*"/>
    </style:style>
    <style:style style:name="Table151.B" style:family="table-column">
      <style:table-column-properties style:rel-column-width="56947*"/>
    </style:style>
    <style:style style:name="Table152" style:family="table">
      <style:table-properties table:align="center"/>
    </style:style>
    <style:style style:name="Table152.A" style:family="table-column"/>
    <style:style style:name="Table152.B" style:family="table-column"/>
    <style:style style:name="Table152.C" style:family="table-column"/>
    <style:style style:name="Table153" style:family="table">
      <style:table-properties table:align="center"/>
    </style:style>
    <style:style style:name="Table153.A" style:family="table-column">
      <style:table-column-properties style:rel-column-width="16581*"/>
    </style:style>
    <style:style style:name="Table153.B" style:family="table-column">
      <style:table-column-properties style:rel-column-width="6316*"/>
    </style:style>
    <style:style style:name="Table153.C" style:family="table-column">
      <style:table-column-properties style:rel-column-width="42637*"/>
    </style:style>
    <style:style style:name="Table154" style:family="table">
      <style:table-properties table:align="center"/>
    </style:style>
    <style:style style:name="Table154.A" style:family="table-column"/>
    <style:style style:name="Table154.B" style:family="table-column"/>
    <style:style style:name="Table154.C" style:family="table-column"/>
    <style:style style:name="Table155" style:family="table">
      <style:table-properties table:align="center"/>
    </style:style>
    <style:style style:name="Table155.A" style:family="table-column"/>
    <style:style style:name="Table155.B" style:family="table-column"/>
    <style:style style:name="Table156" style:family="table">
      <style:table-properties table:align="center"/>
    </style:style>
    <style:style style:name="Table156.A" style:family="table-column"/>
    <style:style style:name="Table156.B" style:family="table-column"/>
    <style:style style:name="Table157" style:family="table">
      <style:table-properties table:align="center"/>
    </style:style>
    <style:style style:name="Table157.A" style:family="table-column"/>
    <style:style style:name="Table157.B" style:family="table-column"/>
    <style:style style:name="Table158" style:family="table">
      <style:table-properties table:align="center"/>
    </style:style>
    <style:style style:name="Table158.A" style:family="table-column"/>
    <style:style style:name="Table158.B" style:family="table-column"/>
    <style:style style:name="Table158.C" style:family="table-column"/>
    <style:style style:name="Table158.D" style:family="table-column"/>
    <style:style style:name="Table159" style:family="table">
      <style:table-properties table:align="center"/>
    </style:style>
    <style:style style:name="Table159.A" style:family="table-column"/>
    <style:style style:name="Table159.B" style:family="table-column"/>
    <style:style style:name="Table160" style:family="table">
      <style:table-properties table:align="center"/>
    </style:style>
    <style:style style:name="Table160.A" style:family="table-column"/>
    <style:style style:name="Table160.B" style:family="table-column"/>
    <style:style style:name="Table161" style:family="table">
      <style:table-properties table:align="center"/>
    </style:style>
    <style:style style:name="Table161.A" style:family="table-column"/>
    <style:style style:name="Table161.B" style:family="table-column"/>
    <style:style style:name="Table162" style:family="table">
      <style:table-properties table:align="center"/>
    </style:style>
    <style:style style:name="Table162.A" style:family="table-column"/>
    <style:style style:name="Table162.B" style:family="table-column"/>
    <style:style style:name="Table163" style:family="table">
      <style:table-properties table:align="center"/>
    </style:style>
    <style:style style:name="Table163.A" style:family="table-column"/>
    <style:style style:name="Table163.B" style:family="table-column"/>
    <style:style style:name="Table164" style:family="table">
      <style:table-properties table:align="center"/>
    </style:style>
    <style:style style:name="Table164.A" style:family="table-column"/>
    <style:style style:name="Table164.B" style:family="table-column"/>
    <style:style style:name="Table164.C" style:family="table-column"/>
    <style:style style:name="Table164.D" style:family="table-column"/>
    <style:style style:name="Table165" style:family="table">
      <style:table-properties table:align="center"/>
    </style:style>
    <style:style style:name="Table165.A" style:family="table-column"/>
    <style:style style:name="Table165.B" style:family="table-column"/>
    <style:style style:name="Table165.C" style:family="table-column"/>
    <style:style style:name="Table165.D" style:family="table-column"/>
    <style:style style:name="Table166" style:family="table">
      <style:table-properties table:align="center"/>
    </style:style>
    <style:style style:name="Table166.A" style:family="table-column"/>
    <style:style style:name="Table166.B" style:family="table-column"/>
    <style:style style:name="Table166.C" style:family="table-column"/>
    <style:style style:name="Table166.D" style:family="table-column"/>
    <style:style style:name="Table167" style:family="table">
      <style:table-properties table:align="center"/>
    </style:style>
    <style:style style:name="Table167.A" style:family="table-column"/>
    <style:style style:name="Table167.B" style:family="table-column"/>
    <style:style style:name="Table167.C" style:family="table-column"/>
    <style:style style:name="Table167.D" style:family="table-column"/>
    <style:style style:name="Table168" style:family="table">
      <style:table-properties table:align="center"/>
    </style:style>
    <style:style style:name="Table168.A" style:family="table-column"/>
    <style:style style:name="Table168.B" style:family="table-column"/>
    <style:style style:name="Table168.C" style:family="table-column"/>
    <style:style style:name="Table168.D" style:family="table-column"/>
    <style:style style:name="Table169" style:family="table">
      <style:table-properties table:align="center"/>
    </style:style>
    <style:style style:name="Table169.A" style:family="table-column">
      <style:table-column-properties style:rel-column-width="12207*"/>
    </style:style>
    <style:style style:name="Table169.B" style:family="table-column">
      <style:table-column-properties style:rel-column-width="2570*"/>
    </style:style>
    <style:style style:name="Table169.C" style:family="table-column">
      <style:table-column-properties style:rel-column-width="7067*"/>
    </style:style>
    <style:style style:name="Table169.D" style:family="table-column">
      <style:table-column-properties style:rel-column-width="43690*"/>
    </style:style>
    <style:style style:name="Table170" style:family="table">
      <style:table-properties table:align="center"/>
    </style:style>
    <style:style style:name="Table170.A" style:family="table-column"/>
    <style:style style:name="Table170.B" style:family="table-column"/>
    <style:style style:name="Table171" style:family="table">
      <style:table-properties table:align="center"/>
    </style:style>
    <style:style style:name="Table171.A" style:family="table-column"/>
    <style:style style:name="Table171.B" style:family="table-column"/>
    <style:style style:name="Table172" style:family="table">
      <style:table-properties table:align="center"/>
    </style:style>
    <style:style style:name="Table172.A" style:family="table-column"/>
    <style:style style:name="Table172.B" style:family="table-column"/>
    <style:style style:name="Table173" style:family="table">
      <style:table-properties table:align="center"/>
    </style:style>
    <style:style style:name="Table173.A" style:family="table-column"/>
    <style:style style:name="Table173.B" style:family="table-column"/>
    <style:style style:name="Table174" style:family="table">
      <style:table-properties table:align="center"/>
    </style:style>
    <style:style style:name="Table174.A" style:family="table-column"/>
    <style:style style:name="Table174.B" style:family="table-column"/>
    <style:style style:name="Table175" style:family="table">
      <style:table-properties table:align="center"/>
    </style:style>
    <style:style style:name="Table175.A" style:family="table-column"/>
    <style:style style:name="Table175.B" style:family="table-column"/>
    <style:style style:name="Table176" style:family="table">
      <style:table-properties table:align="center"/>
    </style:style>
    <style:style style:name="Table176.A" style:family="table-column"/>
    <style:style style:name="Table176.B" style:family="table-column"/>
    <style:style style:name="Table177" style:family="table">
      <style:table-properties table:align="center"/>
    </style:style>
    <style:style style:name="Table177.A" style:family="table-column"/>
    <style:style style:name="Table177.B" style:family="table-column"/>
    <style:style style:name="Table178" style:family="table">
      <style:table-properties table:align="center"/>
    </style:style>
    <style:style style:name="Table178.A" style:family="table-column"/>
    <style:style style:name="Table178.B" style:family="table-column"/>
    <style:style style:name="Table179" style:family="table">
      <style:table-properties table:align="center"/>
    </style:style>
    <style:style style:name="Table179.A" style:family="table-column"/>
    <style:style style:name="Table179.B" style:family="table-column"/>
    <style:style style:name="Table180" style:family="table">
      <style:table-properties table:align="center"/>
    </style:style>
    <style:style style:name="Table180.A" style:family="table-column"/>
    <style:style style:name="Table180.B" style:family="table-column"/>
    <style:style style:name="Table181" style:family="table">
      <style:table-properties table:align="center"/>
    </style:style>
    <style:style style:name="Table181.A" style:family="table-column"/>
    <style:style style:name="Table181.B" style:family="table-column"/>
    <style:style style:name="Table182" style:family="table">
      <style:table-properties table:align="center"/>
    </style:style>
    <style:style style:name="Table182.A" style:family="table-column"/>
    <style:style style:name="Table182.B" style:family="table-column"/>
    <style:style style:name="Table183" style:family="table">
      <style:table-properties table:align="center"/>
    </style:style>
    <style:style style:name="Table183.A" style:family="table-column"/>
    <style:style style:name="Table183.B" style:family="table-column"/>
    <style:style style:name="Table184" style:family="table">
      <style:table-properties table:align="center"/>
    </style:style>
    <style:style style:name="Table184.A" style:family="table-column"/>
    <style:style style:name="Table184.B" style:family="table-column"/>
    <style:style style:name="Table185" style:family="table">
      <style:table-properties table:align="center"/>
    </style:style>
    <style:style style:name="Table185.A" style:family="table-column"/>
    <style:style style:name="Table185.B" style:family="table-column"/>
    <style:style style:name="Table185.C" style:family="table-column"/>
    <style:style style:name="Table186" style:family="table">
      <style:table-properties table:align="center"/>
    </style:style>
    <style:style style:name="Table186.A" style:family="table-column"/>
    <style:style style:name="Table186.B" style:family="table-column"/>
    <style:style style:name="Table187" style:family="table">
      <style:table-properties table:align="center"/>
    </style:style>
    <style:style style:name="Table187.A" style:family="table-column"/>
    <style:style style:name="Table187.B" style:family="table-column"/>
    <style:style style:name="Table188" style:family="table">
      <style:table-properties table:align="center"/>
    </style:style>
    <style:style style:name="Table188.A" style:family="table-column"/>
    <style:style style:name="Table188.B" style:family="table-column"/>
    <style:style style:name="Table188.C" style:family="table-column"/>
    <style:style style:name="Table189" style:family="table">
      <style:table-properties table:align="center"/>
    </style:style>
    <style:style style:name="Table189.A" style:family="table-column"/>
    <style:style style:name="Table189.B" style:family="table-column"/>
    <style:style style:name="Table189.C" style:family="table-column"/>
    <style:style style:name="Table189.D" style:family="table-column"/>
    <style:style style:name="Table189.E" style:family="table-column"/>
    <style:style style:name="Table190" style:family="table">
      <style:table-properties table:align="center"/>
    </style:style>
    <style:style style:name="Table190.A" style:family="table-column"/>
    <style:style style:name="Table190.B" style:family="table-column"/>
    <style:style style:name="Table190.C" style:family="table-column"/>
    <style:style style:name="Table190.D" style:family="table-column"/>
    <style:style style:name="Table190.E" style:family="table-column"/>
    <style:style style:name="Table190.F" style:family="table-column"/>
    <style:style style:name="Table191" style:family="table">
      <style:table-properties table:align="center"/>
    </style:style>
    <style:style style:name="Table191.A" style:family="table-column"/>
    <style:style style:name="Table191.B" style:family="table-column"/>
    <style:style style:name="Table191.C" style:family="table-column"/>
    <style:style style:name="Table191.D" style:family="table-column"/>
    <style:style style:name="Table191.E" style:family="table-column"/>
    <style:style style:name="Table191.F" style:family="table-column"/>
    <style:style style:name="Table192" style:family="table">
      <style:table-properties table:align="center"/>
    </style:style>
    <style:style style:name="Table192.A" style:family="table-column"/>
    <style:style style:name="Table192.B" style:family="table-column"/>
    <style:style style:name="Table192.C" style:family="table-column"/>
    <style:style style:name="Table192.D" style:family="table-column"/>
    <style:style style:name="Table193" style:family="table">
      <style:table-properties table:align="center"/>
    </style:style>
    <style:style style:name="Table193.A" style:family="table-column"/>
    <style:style style:name="Table193.B" style:family="table-column"/>
    <style:style style:name="Table193.C" style:family="table-column"/>
    <style:style style:name="Table193.D" style:family="table-column"/>
    <style:style style:name="Table193.E" style:family="table-column"/>
    <style:style style:name="Table194" style:family="table">
      <style:table-properties table:align="center"/>
    </style:style>
    <style:style style:name="Table194.A" style:family="table-column"/>
    <style:style style:name="Table194.B" style:family="table-column"/>
    <style:style style:name="Table194.C" style:family="table-column"/>
    <style:style style:name="Table194.D" style:family="table-column"/>
    <style:style style:name="Table195" style:family="table">
      <style:table-properties table:align="center"/>
    </style:style>
    <style:style style:name="Table195.A" style:family="table-column"/>
    <style:style style:name="Table195.B" style:family="table-column"/>
    <style:style style:name="Table195.C" style:family="table-column"/>
    <style:style style:name="Table195.D" style:family="table-column"/>
    <style:style style:name="Table195.E" style:family="table-column"/>
    <style:style style:name="Table195.F" style:family="table-column"/>
    <style:style style:name="Table196" style:family="table">
      <style:table-properties table:align="center"/>
    </style:style>
    <style:style style:name="Table196.A" style:family="table-column"/>
    <style:style style:name="Table196.B" style:family="table-column"/>
    <style:style style:name="Table196.C" style:family="table-column"/>
    <style:style style:name="Table196.D" style:family="table-column"/>
    <style:style style:name="Table196.E" style:family="table-column"/>
    <style:style style:name="Table196.F" style:family="table-column"/>
    <style:style style:name="Table197" style:family="table">
      <style:table-properties table:align="center"/>
    </style:style>
    <style:style style:name="Table197.A" style:family="table-column"/>
    <style:style style:name="Table197.B" style:family="table-column"/>
    <style:style style:name="Table197.C" style:family="table-column"/>
    <style:style style:name="Table197.D" style:family="table-column"/>
    <style:style style:name="Table197.E" style:family="table-column"/>
    <style:style style:name="Table198" style:family="table">
      <style:table-properties table:align="center"/>
    </style:style>
    <style:style style:name="Table198.A" style:family="table-column"/>
    <style:style style:name="Table198.B" style:family="table-column"/>
    <style:style style:name="Table198.C" style:family="table-column"/>
    <style:style style:name="Table198.D" style:family="table-column"/>
    <style:style style:name="Table198.E" style:family="table-column"/>
    <style:style style:name="Table199" style:family="table">
      <style:table-properties table:align="center"/>
    </style:style>
    <style:style style:name="Table199.A" style:family="table-column"/>
    <style:style style:name="Table199.B" style:family="table-column"/>
    <style:style style:name="Table199.C" style:family="table-column"/>
    <style:style style:name="Table199.D" style:family="table-column"/>
    <style:style style:name="Table199.E" style:family="table-column"/>
    <style:style style:name="Table200" style:family="table">
      <style:table-properties table:align="center"/>
    </style:style>
    <style:style style:name="Table200.A" style:family="table-column"/>
    <style:style style:name="Table200.B" style:family="table-column"/>
    <style:style style:name="Table200.C" style:family="table-column"/>
    <style:style style:name="Table200.D" style:family="table-column"/>
    <style:style style:name="Table200.E" style:family="table-column"/>
    <style:style style:name="Table201" style:family="table">
      <style:table-properties table:align="center"/>
    </style:style>
    <style:style style:name="Table201.A" style:family="table-column"/>
    <style:style style:name="Table201.B" style:family="table-column"/>
    <style:style style:name="Table201.C" style:family="table-column"/>
    <style:style style:name="Table201.D" style:family="table-column"/>
    <style:style style:name="Table201.E" style:family="table-column"/>
    <style:style style:name="Table201.F" style:family="table-column"/>
    <style:style style:name="Table202" style:family="table">
      <style:table-properties table:align="center"/>
    </style:style>
    <style:style style:name="Table202.A" style:family="table-column"/>
    <style:style style:name="Table202.B" style:family="table-column"/>
    <style:style style:name="Table202.C" style:family="table-column"/>
    <style:style style:name="Table202.D" style:family="table-column"/>
    <style:style style:name="Table202.E" style:family="table-column"/>
    <style:style style:name="Table202.F" style:family="table-column"/>
    <style:style style:name="Table203" style:family="table">
      <style:table-properties table:align="center"/>
    </style:style>
    <style:style style:name="Table203.A" style:family="table-column"/>
    <style:style style:name="Table203.B" style:family="table-column"/>
    <style:style style:name="Table203.C" style:family="table-column"/>
    <style:style style:name="Table203.D" style:family="table-column"/>
    <style:style style:name="Table203.E" style:family="table-column"/>
    <style:style style:name="Table204" style:family="table">
      <style:table-properties table:align="center"/>
    </style:style>
    <style:style style:name="Table204.A" style:family="table-column"/>
    <style:style style:name="Table204.B" style:family="table-column"/>
    <style:style style:name="Table204.C" style:family="table-column"/>
    <style:style style:name="Table204.D" style:family="table-column"/>
    <style:style style:name="Table204.E" style:family="table-column"/>
    <style:style style:name="Table205" style:family="table">
      <style:table-properties table:align="center"/>
    </style:style>
    <style:style style:name="Table205.A" style:family="table-column"/>
    <style:style style:name="Table205.B" style:family="table-column"/>
    <style:style style:name="Table205.C" style:family="table-column"/>
    <style:style style:name="Table205.D" style:family="table-column"/>
    <style:style style:name="Table205.E" style:family="table-column"/>
    <style:style style:name="Table205.F" style:family="table-column"/>
    <style:style style:name="Table205.G" style:family="table-column"/>
    <style:style style:name="Table206" style:family="table">
      <style:table-properties table:align="center"/>
    </style:style>
    <style:style style:name="Table206.A" style:family="table-column"/>
    <style:style style:name="Table206.B" style:family="table-column"/>
    <style:style style:name="Table206.C" style:family="table-column"/>
    <style:style style:name="Table206.D" style:family="table-column"/>
    <style:style style:name="Table207" style:family="table">
      <style:table-properties table:align="center"/>
    </style:style>
    <style:style style:name="Table207.A" style:family="table-column"/>
    <style:style style:name="Table207.B" style:family="table-column"/>
    <style:style style:name="Table207.C" style:family="table-column"/>
    <style:style style:name="Table207.D" style:family="table-column"/>
    <style:style style:name="Table207.E" style:family="table-column"/>
    <style:style style:name="Table208" style:family="table">
      <style:table-properties table:align="center"/>
    </style:style>
    <style:style style:name="Table208.A" style:family="table-column"/>
    <style:style style:name="Table208.B" style:family="table-column"/>
    <style:style style:name="Table208.C" style:family="table-column"/>
    <style:style style:name="Table208.D" style:family="table-column"/>
    <style:style style:name="Table208.E" style:family="table-column"/>
    <style:style style:name="Table208.F" style:family="table-column"/>
    <style:style style:name="Table209" style:family="table">
      <style:table-properties table:align="center"/>
    </style:style>
    <style:style style:name="Table209.A" style:family="table-column"/>
    <style:style style:name="Table209.B" style:family="table-column"/>
    <style:style style:name="Table209.C" style:family="table-column"/>
    <style:style style:name="Table209.D" style:family="table-column"/>
    <style:style style:name="Table209.E" style:family="table-column"/>
    <style:style style:name="Table210" style:family="table">
      <style:table-properties table:align="center"/>
    </style:style>
    <style:style style:name="Table210.A" style:family="table-column"/>
    <style:style style:name="Table210.B" style:family="table-column"/>
    <style:style style:name="Table210.C" style:family="table-column"/>
    <style:style style:name="Table210.D" style:family="table-column"/>
    <style:style style:name="Table210.E" style:family="table-column"/>
    <style:style style:name="Table211" style:family="table">
      <style:table-properties table:align="center"/>
    </style:style>
    <style:style style:name="Table211.A" style:family="table-column"/>
    <style:style style:name="Table211.B" style:family="table-column"/>
    <style:style style:name="Table211.C" style:family="table-column"/>
    <style:style style:name="Table211.D" style:family="table-column"/>
    <style:style style:name="Table211.E" style:family="table-column"/>
    <style:style style:name="Table211.F" style:family="table-column"/>
    <style:style style:name="Table211.G" style:family="table-column"/>
    <style:style style:name="Table212" style:family="table">
      <style:table-properties table:align="center"/>
    </style:style>
    <style:style style:name="Table212.A" style:family="table-column"/>
    <style:style style:name="Table212.B" style:family="table-column"/>
    <style:style style:name="Table212.C" style:family="table-column"/>
    <style:style style:name="Table212.D" style:family="table-column"/>
    <style:style style:name="Table212.E" style:family="table-column"/>
    <style:style style:name="Table212.F" style:family="table-column"/>
    <style:style style:name="Table213" style:family="table">
      <style:table-properties table:align="center"/>
    </style:style>
    <style:style style:name="Table213.A" style:family="table-column"/>
    <style:style style:name="Table213.B" style:family="table-column"/>
    <style:style style:name="Table213.C" style:family="table-column"/>
    <style:style style:name="Table213.D" style:family="table-column"/>
    <style:style style:name="Table213.E" style:family="table-column"/>
    <style:style style:name="Table213.F" style:family="table-column"/>
    <style:style style:name="Table214" style:family="table">
      <style:table-properties table:align="center"/>
    </style:style>
    <style:style style:name="Table214.A" style:family="table-column"/>
    <style:style style:name="Table214.B" style:family="table-column"/>
    <style:style style:name="Table214.C" style:family="table-column"/>
    <style:style style:name="Table214.D" style:family="table-column"/>
    <style:style style:name="Table214.E" style:family="table-column"/>
    <style:style style:name="Table214.F" style:family="table-column"/>
    <style:style style:name="Table214.G" style:family="table-column"/>
    <style:style style:name="Table214.H" style:family="table-column"/>
    <style:style style:name="Table215" style:family="table">
      <style:table-properties table:align="center"/>
    </style:style>
    <style:style style:name="Table215.A" style:family="table-column"/>
    <style:style style:name="Table215.B" style:family="table-column"/>
    <style:style style:name="Table215.C" style:family="table-column"/>
    <style:style style:name="Table215.D" style:family="table-column"/>
    <style:style style:name="Table215.E" style:family="table-column"/>
    <style:style style:name="Table215.F" style:family="table-column"/>
    <style:style style:name="Table215.G" style:family="table-column"/>
    <style:style style:name="Table216" style:family="table">
      <style:table-properties table:align="center"/>
    </style:style>
    <style:style style:name="Table216.A" style:family="table-column"/>
    <style:style style:name="Table216.B" style:family="table-column"/>
    <style:style style:name="Table217" style:family="table">
      <style:table-properties table:align="center"/>
    </style:style>
    <style:style style:name="Table217.A" style:family="table-column"/>
    <style:style style:name="Table217.B" style:family="table-column"/>
    <style:style style:name="Table217.C" style:family="table-column"/>
    <style:style style:name="Table218" style:family="table">
      <style:table-properties table:align="center"/>
    </style:style>
    <style:style style:name="Table218.A" style:family="table-column"/>
    <style:style style:name="Table218.B" style:family="table-column"/>
    <style:style style:name="Table219" style:family="table">
      <style:table-properties table:align="center"/>
    </style:style>
    <style:style style:name="Table219.A" style:family="table-column"/>
    <style:style style:name="Table219.B" style:family="table-column"/>
    <style:style style:name="Table219.C" style:family="table-column"/>
    <style:style style:name="Table219.D" style:family="table-column"/>
    <style:style style:name="Table220" style:family="table">
      <style:table-properties table:align="center"/>
    </style:style>
    <style:style style:name="Table220.A" style:family="table-column"/>
    <style:style style:name="Table220.B" style:family="table-column"/>
    <style:style style:name="Table221" style:family="table">
      <style:table-properties table:align="center"/>
    </style:style>
    <style:style style:name="Table221.A" style:family="table-column"/>
    <style:style style:name="Table221.B" style:family="table-column"/>
    <style:style style:name="Table221.C" style:family="table-column"/>
    <style:style style:name="Table221.D" style:family="table-column"/>
    <style:style style:name="Table221.E" style:family="table-column"/>
    <style:style style:name="Table221.F" style:family="table-column"/>
    <style:style style:name="Table221.G" style:family="table-column"/>
    <style:style style:name="Table222" style:family="table">
      <style:table-properties table:align="center"/>
    </style:style>
    <style:style style:name="Table222.A" style:family="table-column">
      <style:table-column-properties style:rel-column-width="6939*"/>
    </style:style>
    <style:style style:name="Table222.B" style:family="table-column">
      <style:table-column-properties style:rel-column-width="6939*"/>
    </style:style>
    <style:style style:name="Table222.C" style:family="table-column">
      <style:table-column-properties style:rel-column-width="13878*"/>
    </style:style>
    <style:style style:name="Table222.D" style:family="table-column">
      <style:table-column-properties style:rel-column-width="37779*"/>
    </style:style>
  </office:automatic-styles>
  <office:body>
    <office:text>
      <text:h text:style-name="Heading_20_1" text:outline-level="1"><text:bookmark-start text:name="system-reference-document"/>System Reference Document<text:bookmark-end text:name="system-reference-document"/></text:h>
      <text:p text:style-name="First_20_paragraph">This is a listing of the game material available under a CreativeCommons CC-BY-4.0 license.</text:p>
      <text:h text:style-name="Heading_20_3" text:outline-level="3"><text:bookmark-start text:name="credits"/>Credits<text:bookmark-end text:name="credits"/></text:h>
      <table:table table:name="Table1" table:style-name="Table1">
        <table:table-column table:style-name="Table1.A"/>
        <table:table-column table:style-name="Table1.B"/>
        <table:table-row>
          <table:table-cell table:style-name="TableRowCell" office:value-type="string">
            <text:p text:style-name="Table_20_Contents">Game Designer</text:p>
          </table:table-cell>
          <table:table-cell table:style-name="TableRowCell" office:value-type="string">
            <text:p text:style-name="Table_20_Contents">Caoimhe Ora Snow</text:p>
          </table:table-cell>
        </table:table-row>
        <table:table-row>
          <table:table-cell table:style-name="TableRowCell" office:value-type="string">
            <text:p text:style-name="Table_20_Contents">Editing</text:p>
          </table:table-cell>
          <table:table-cell table:style-name="TableRowCell" office:value-type="string">
            <text:p text:style-name="Table_20_Contents">Kristine Chester, Caoimhe Ora Snow</text:p>
          </table:table-cell>
        </table:table-row>
      </table:table>
      <text:h text:style-name="Heading_20_2" text:outline-level="2"><text:bookmark-start text:name="credits-1"/>Credits<text:bookmark-end text:name="credits-1"/></text:h>
      <table:table table:name="Table2" table:style-name="Table2">
        <table:table-column table:style-name="Table2.A"/>
        <table:table-column table:style-name="Table2.B"/>
        <table:table-row>
          <table:table-cell table:style-name="TableRowCell" office:value-type="string">
            <text:p text:style-name="Table_20_Contents">Game Designer</text:p>
          </table:table-cell>
          <table:table-cell table:style-name="TableRowCell" office:value-type="string">
            <text:p text:style-name="Table_20_Contents">Caoimhe Ora Snow</text:p>
          </table:table-cell>
        </table:table-row>
        <table:table-row>
          <table:table-cell table:style-name="TableRowCell" office:value-type="string">
            <text:p text:style-name="Table_20_Contents">Contributors</text:p>
          </table:table-cell>
          <table:table-cell table:style-name="TableRowCell" office:value-type="string">
            <text:p text:style-name="Table_20_Contents">Berin Kinsman, Sam Chupp</text:p>
          </table:table-cell>
        </table:table-row>
        <table:table-row>
          <table:table-cell table:style-name="TableRowCell" office:value-type="string">
            <text:p text:style-name="Table_20_Contents">Worldbuilding</text:p>
          </table:table-cell>
          <table:table-cell table:style-name="TableRowCell" office:value-type="string">
            <text:p text:style-name="Table_20_Contents">Caoimhe Ora Snow, Rachel Tolliver, Joanne Renaud</text:p>
          </table:table-cell>
        </table:table-row>
        <table:table-row>
          <table:table-cell table:style-name="TableRowCell" office:value-type="string">
            <text:p text:style-name="Table_20_Contents">Artists</text:p>
          </table:table-cell>
          <table:table-cell table:style-name="TableRowCell" office:value-type="string">
            <text:p text:style-name="Table_20_Contents">Joanne Renaud, Eleanor Feron, Sara Otterstaetter</text:p>
          </table:table-cell>
        </table:table-row>
        <table:table-row>
          <table:table-cell table:style-name="TableRowCell" office:value-type="string">
            <text:p text:style-name="Table_20_Contents">Cartography</text:p>
          </table:table-cell>
          <table:table-cell table:style-name="TableRowCell" office:value-type="string">
            <text:p text:style-name="Table_20_Contents">Robert Altbauer</text:p>
          </table:table-cell>
        </table:table-row>
        <table:table-row>
          <table:table-cell table:style-name="TableRowCell" office:value-type="string">
            <text:p text:style-name="Table_20_Contents">Vexillography</text:p>
          </table:table-cell>
          <table:table-cell table:style-name="TableRowCell" office:value-type="string">
            <text:p text:style-name="Table_20_Contents">Robert P. Stefko</text:p>
          </table:table-cell>
        </table:table-row>
        <table:table-row>
          <table:table-cell table:style-name="TableRowCell" office:value-type="string">
            <text:p text:style-name="Table_20_Contents">Backer Wrangling</text:p>
          </table:table-cell>
          <table:table-cell table:style-name="TableRowCell" office:value-type="string">
            <text:p text:style-name="Table_20_Contents">Rachel Tolliver</text:p>
          </table:table-cell>
        </table:table-row>
        <table:table-row>
          <table:table-cell table:style-name="TableRowCell" office:value-type="string">
            <text:p text:style-name="Table_20_Contents">Editing</text:p>
          </table:table-cell>
          <table:table-cell table:style-name="TableRowCell" office:value-type="string">
            <text:p text:style-name="Table_20_Contents">Kristine Chester, Caoimhe Ora Snow</text:p>
          </table:table-cell>
        </table:table-row>
      </table:table>
      <text:h text:style-name="Heading_20_3" text:outline-level="3"><text:bookmark-start text:name="fonts"/>Fonts<text:bookmark-end text:name="fonts"/></text:h>
      <text:p text:style-name="First_20_paragraph">This game uses the Fell Types revival fonts.</text:p>
      <text:p text:style-name="Text_20_body">The Fell Types are digitally reproduced by Igino Marini. &lt;www.iginomarini.com&gt;</text:p>
      <text:h text:style-name="Heading_20_3" text:outline-level="3"><text:bookmark-start text:name="playtests"/>Playtests<text:bookmark-end text:name="playtests"/></text:h>
      <text:p text:style-name="First_20_paragraph">Playtests for <text:span text:style-name="T1">The Queen’s Cavaliers</text:span> were held throughout southern California, including at the Strategicon conventions, at Game Empire Pasadena, at Clockwork Couture, at Comic Quest, and elsewhere. Hundreds of people playtested <text:span text:style-name="T1">TQC</text:span> and their feedback was essential in shaping the game!</text:p>
      <text:p text:style-name="Text_20_body">Primary playtesters include Alana Tolliver, Alex Katz, Bay Grabowski, Bing Hsu, Brian Kuwabara, Buddy Arnold, Chris Gray, Dave Pakirdjian, Drake Mirabile, Elan Garfias, Forrest McDonald, Ira Taborn, Ivy Bishop, James Clawson, James Freeman, James Zack, Jeff Hollis, Jeremy Forbing, Jorin Bossen, Jose Farinas, Kristine Chester, Maire Bourke, Maximilian Trevino, Noah Tolliver, Pascal Martelli, Paul “Mongo” Gebeau, Rachel Tolliver, Reverend DAK, Richard Mirabile, Robert “Not James” Fuentes, Roland Trevino, Tim Hanson, and Tim Labor.</text:p>
      <text:h text:style-name="Heading_20_3" text:outline-level="3"><text:bookmark-start text:name="kickstarter-backers"/>Kickstarter Backers<text:bookmark-end text:name="kickstarter-backers"/></text:h>
      <text:p text:style-name="First_20_paragraph">We would like to extend our gratitude to the following people who backed our project on Kickstarter.</text:p>
      <text:h text:style-name="Heading_20_4" text:outline-level="4"><text:bookmark-start text:name="exemplary-cavaliers"/>Exemplary Cavaliers<text:bookmark-end text:name="exemplary-cavaliers"/></text:h>
      <text:p text:style-name="First_20_paragraph">Queen Mariana II personally commends the following Cavalier officers for service to Gallinea above and beyond the call of duty, and awards them the highest honors of queendom, La Médaille Étoile de La dame de La Victoire.</text:p>
      <text:list text:style-name="L1">
        <text:list-item>
          <text:p text:style-name="P1">Adam Solis</text:p>
        </text:list-item>
        <text:list-item>
          <text:p text:style-name="P1">Bri</text:p>
        </text:list-item>
        <text:list-item>
          <text:p text:style-name="P1">Michelle Trout</text:p>
        </text:list-item>
        <text:list-item>
          <text:p text:style-name="P1">Noxweiler Berf</text:p>
        </text:list-item>
        <text:list-item>
          <text:p text:style-name="P1">Pablo “Hersho” Domínguez</text:p>
        </text:list-item>
        <text:list-item>
          <text:p text:style-name="P1">Paul MacDonald</text:p>
        </text:list-item>
        <text:list-item>
          <text:p text:style-name="P1">Vicky Bartlett</text:p>
        </text:list-item>
      </text:list>
      <text:h text:style-name="Heading_20_4" text:outline-level="4"><text:bookmark-start text:name="cavalier-officers---seize-the-initiative"/>Cavalier Officers - Seize the Initiative<text:bookmark-end text:name="cavalier-officers---seize-the-initiative"/></text:h>
      <text:p text:style-name="First_20_paragraph">Prince Jean-Remy inducts the following Cavalier officers into the Order of the Sable Sol-de-Essere for quick and decisive action in the cause of the crown.</text:p>
      <text:p text:style-name="Text_20_body">Ashok Desai, Byron Black, Dalassa, David A. Stern III, Jason K Averill, Jesse Butler, Matthew McFarland, Robert P. Stefko, Simon David Taylor, Wade Geer</text:p>
      <text:h text:style-name="Heading_20_4" text:outline-level="4"><text:bookmark-start text:name="cavalier-officers"/>Cavalier Officers<text:bookmark-end text:name="cavalier-officers"/></text:h>
      <text:p text:style-name="First_20_paragraph">The following Cavaliers have proven themselves time and time again to be worthy champions of Gallinea, and are hereby award all honors accorded to a senior officer of the crown.</text:p>
      <text:p text:style-name="Text_20_body">A. A. Price, Adam Everman, Alex Eizenhart, Alex Fux, Andreas Bodensohn, Andrew Curl, Andrew Lloyd, Arie LaTourette, Arkadiusz “Stoperssonn” Stopczyk, Ben Niehoff, Beth Brooks-Smith, Brent Walters, Brian “Becky” Cranmer Jr., Brian Allred, Brian Isikoff, Brooke Wiewel, Cesar “Kimble” Luz, Charles Myers, Christina Le Galloudec, Christopher Fales, Conan McKegg, Crane Laws, CrystalRose Fales, Daniel Bélanger, Daniel Ley, Daniel N Jones, David and Julie Scott, Erik Garland, G. Michael Truran, Håkon Gaut, Ira Taborn, Jeff Erwin, jenh, Jennifer Sutton, Jim Waters, John Doyle, Joseph Johnston, Justin Vander Schaaf, K. David Ladage, Kevin Weaver, Lin Liren, Mari Walker, Mark Buckley, Martin Lamssies, Matt Hurd, Matthew “Monk of Thunder” Orwig, Matthew Thornton Bivens, Michael Baker, Monsieur d’Amherst capitaine lieutenant, Morgan Weeks, Nathan McCoy, Nic Neidenbach, Pablo Guzman, Patrick O’Donnell, Patrick Thomas Morgan, Ric Wagner, Richard “Vidiian” Greene, Rob Barrett, Robert Sanzone, Ron Wilhelm, Ruza, Sam Gordon, Sandra WarKitteh Phillips, Scott “MoonHunter” Fitz, Sean Carroll, Seth Baker, Shawn P, Sheryl Williams, Simon Ward, Steve “Slipperboy” Donohue, Steve Williams, StoneTabletGames.com, Susanna May Krawczyk, Teddy Adam Byrd, Terry Heying, The Marquis de Salles, Timothy McGowan, Timothy Salisbury, Todd Peden, Tony &amp; Jenna Elaluf, Trip Space-Parasite, Warren P Nelson</text:p>
      <text:h text:style-name="Heading_20_4" text:outline-level="4"><text:bookmark-start text:name="queens-cavaliers---seize-the-initiative"/>Queen’s Cavaliers - Seize the Initiative<text:bookmark-end text:name="queens-cavaliers---seize-the-initiative"/></text:h>
      <text:p text:style-name="First_20_paragraph">Prince-Father Michel Aubene has taken note of the following Cavaliers for showing initiative in their support of the crown, and extends his personal gratitude and appreciation.</text:p>
      <text:p text:style-name="Text_20_body">Alistair Morrison, Allan Carpenter, Anna Johnson-Betty, Darren Hennessey, Dave Satterthwaite, Ed Moretti, Jakob Pape, Joshua Ramsey, Ken Finlayson, Konstantinos “Yo! Master” Rentas, Kristen Rappazzo, Maire Bourke, Mike “Doctorfuzion” Leader, peter peretti, Queen Colleen, Sean Tait Bircher, Stephanie Wagner, Tom Ladegard, Tomohisa Naka</text:p>
      <text:h text:style-name="Heading_20_4" text:outline-level="4"><text:bookmark-start text:name="queens-cavaliers"/>Queen’s Cavaliers<text:bookmark-end text:name="queens-cavaliers"/></text:h>
      <text:p text:style-name="First_20_paragraph">Queen Mariana honors the following Cavaliers for their service to the throne.</text:p>
      <text:p text:style-name="Text_20_body">Adam Mosley, Adam Whitcomb, Adam Windsor, Adams Tower, AJ Letter, Alex Kartzoff, Alexander “Lxndr” Cherry, Amy Brennan, Andrea Gaulke, Andrea Martinelli, Andrés Santiago Pérez-Bergquist, Andy Cook, Anthony Lanese, Aquantis, Armin Sykes, Austin Lehrer, Ben “Red Rook” Nettleship, Bernie Frick, brazil808, Brendan Myers, Brian Griesbach, C. Kushnir, Cameron Blackwood, Carlos Ovalle, Casey Hayes, Casidhe Nebulosa, Cavan and Theresa Rider, Cheyenne Smith, Chris Cooper, Chris Fairbanks, Chris Mortika, Chuck Modzinski, Cintra Bristol, Clemens du Bellier, Colin Steele, Craig Oxbrow, Dan Massey, Dan Quattrone, Dane Evans, Daniel Steadman, Daniel Wood, David “Tarislan” Yellope, David Bent, David Olshanski, David Terhune, Deana Lancaster, Drew (Andrew) South, Drew Wendorf, Drew Wood, Duke John Kennedy I, Ed Johns, Ed Kowalczewski, Edward Sturges, Emery Shier, Enty, Erika Graham, Evan F., Evan Mitchell, Felicia Hudson, Feltk, Forrest McDonald, Frank Zazanis, Frost Holliman, Gavin Kenny, GMGerrymander, Greg “Dr. SkySkull” Gbur, Gulliver, Guy “Derek” Garnett, Hannah Taylor, Hans Holm, Herman Duyker, In Memory of Olwen Ferrie, J. Quincy Sperber, Jack Gulick, Jake Leeder, James F Tillman, Janelle Estaris, Jason Childs, Jason Marks, Jeff Grubb, Jeff Lee, Jeffrey Chan, Jen Manna, Jeremy Douglass, Jeremy Forbing, Jerry Ozbun, Jim Sandoval, Joann Clarke-Stein, John Bliss, John S. Willson, Jon, Jon Finn, Jonathan “Buddha” Davis, Josh Medin, Julian “Ani” W., Julien Delabre, Justin Levitt, Kaj J. Nicholson, Kali Chandler, Kari Wilfong, Kat Pepmiller, Kees DeBruin, Keith Trost, Keri Wyllie, Kevin Watson, Kitka, Kristine Chester, Kurt, Lady Erica Schmitt Marquesa of Vulpinmarch, Lawrence Schick, Liam Allman, Lloyd Rasmussen, Lori Otis, Luke Martinez, M. Sean Molley, Maria Laine, Marie-Claude Dufour, Marisol Cueva, Mark Diaz Truman and Marissa Kelly Magpie Games, Mark K. Boore, Mark S, Matt &amp; Nykki Boersma, Matt Herron, Matt Paxton, Matthew Ruane, Maurice Strubel, MaxMahem, Melusine of the Rivers, Mendel Schmiedekamp, Michael Cassil, Michael Feldhusen, Michael Hölzl, Michael James Banks, Michael Langford, Michael T. Pureka, Mike Mistele, Mike Smith, Murray K. Dahm, Natalie Asplund, Nate Saunders, Nathan Nolan, Nigs Phillips, NPC Aaron, Paco Garcia Jaen, Patrice Mermoud, Pete Hurley, Peter H Krulder II, Pierre Gavard-Colenny, Pony, Rachel Poole, Raechel Coon, Ralph Mazza, Richard Gant, Richard Iorio II, Rob McDiarmid, Robert Abrazado, Robert P. V. Davis, Robert S., Roberto ElGrande, Roger N. Dominick, Roland R. Trevino Esq., Romall Smith - Nasty Critical Games, Ross Cheung, Ross Hunter, Russell “Critias” Zimmerman, Ryan McMullan, Schedim, Sean and Laura Holland, Sean Demory, Selene Tan, Shiny Rosie, Simon “Sly” Stroud, Simon Weinert, Solaria, Sophia Brandt, Stephanie Bryant, Stephen Dann, Steven D Warble, Taylor Lloyd Ekena, Teresa Oswald, The Jackdaw, Thom Ryng, Tim D, Timothy Carroll, Timothy Hanson, Tomer Gurantz, Tor Iver Wilhelmsen, Tracy O’Brien, Travis H. Prescott, Travis S. Casey, Treska Cole, UltRandom, Volker Jacobsen, Waning Gibbous Games LLC, Wayne Ross, Wilfred Thornton-Start, Wlodarczak, Zac Bunn, Zaffiro</text:p>
      <text:h text:style-name="Heading_20_4" text:outline-level="4"><text:bookmark-start text:name="cavalier-recruits"/>Cavalier Recruits<text:bookmark-end text:name="cavalier-recruits"/></text:h>
      <text:p text:style-name="First_20_paragraph">Prince-Consort Carolus greets the following recruits with a hearty “Velcume-a tu zee Qooeen’s Cefeleeers!”</text:p>
      <text:p text:style-name="Text_20_body">Aaron Nowack, Adam Lane, Adumbratus, Alek Furchtgott, Alexandre de Tessier, Andreas Rugård Klæsøe, Andreas Sewe, Andrew “Pheylorn” Medeiros, Andrew Cherry, Andrew Osterburg, Andrew Peregrine, Andy Goldman, Andy Keith, Angel Haggerty, Annastacia and Nathaniel Smith, Antonio Ignacio, Ari Multhauf, Arkane Loste, Asen R. Georgiev, Austin Dern, Berin Kinsman, Bez Bezson, Bill Treadwell, Blake Hutchins, Blysse Ling, Bob Hanks, Borna “anothga” Pekaric, Brad Osborne, Brennan Dawson, Brennan Taylor, Brent Hoyler, Brian J. Brady, Bruce Harlick, C. J. Hunter, Carl L Gilchrist, Carl Ollivier, Carmen Clemons, Chace Thibodeaux, Chris “Eva_Fan” Trace, Chris Edwards, Chris Hopkinson, Chris Quin, Chris Visser, Chris Willett, Christopher Irvine, Clyde Lee Graham, Confanity, Corbett Kirkley, Corey J Baham, Cynthia Armistead, Dai, Daniel Homer, Daniel Turetsky, Daryl Pruett, Dave “Balthazar Vorio” Crane, David Chart, David Fergman, David H Quiñonez, David Mandeville, David Rego, Denis McCarthy, Derek “Pineapple Steak” Swoyer, Dominic Quach, Doug Atkinson, Dr John Duxbury, DUK!, Dustin Gulledge, ELAN GARFIAS, Elise Morrison, Emma Lord, Eric C. Magnuson, Erika Maris, Erstwhile, Evgeniy “Jamie” Vasin, Fabrice Breau, Fagner Lima, Francis Dickinson, Frank P., Gabriel Michael Jones, Graham Bottley, Gristle McThronbody, H. M. “Dain” Lybarger, Haleigh C, HANATAKA Shinya, Heather Blandford, Henry Wong, Hsieh, Wei-Hua, Ilyra, Isulka, J. Derrick Kapchinsky, Jacqueline Legazcue, James, James “pandaman” Forest, James LaRue, James W. Rouse III, James Zack, Jamie Revell, Jarad Fennell, Jason Blalock, Jeffrey Hosmer, Jenny and Scott Barnes, Jerry Sköld, Jesse Fehrenbacher, jim pinto John Bornmann, John Donahue, John Gabriel Utanes, Jonathan Korman, Jonathan Shaver, Jonathan Ying, Jordi Rabionet, Joshua Hatler, Joy Fleisig, Juliet Youngren, JW Paul, Karl F Maurer, Karl Knutson, Kimmo Kyttä, Kirt “von” Dankmyer, Kristin Hunt, Kristoffer “Illern” Holmén, Krystina Metalis, L. Christopher, Lady Chiviona, Leland Myrick, lilrenshai, Lindy Willian, Lisa Padol, Loxly, Lynnea Glasser, Magnus Bergqvist, Marc Majcher, Marc Margelli, Marcus Shepherd, Maria V. Arnold, Mark Leymaster of Grammarye, Mark Orr, Mark Reed, Markus Viklund, Matthew Bannock, Meera Barry, Megan Coppock, Megan Peterson, Melissa Moritz, Merry H., Michael “gleepism” McCormack, Michael “Gronan of Simmerya” Mornard, Michael Bowman, Michael Esmailzadeh, Michael Miller, Michael Sandlin, Michelle Clark, Mike McGee, Misha Handman, Mohammad Nur Adli, Nat “woodelf” Barmore, Neall Raemonn Price, Nessa, Nichola Muehlenweg, Nicholas “Tobes” Barry, Nicholas Yu, Nick the Lemming, Niels A. Corbet, Nigel Wright, Nihar Nilekani, Olna Jenn Smith, Patric Goetz, Patrick O’Duffy, Paul Baldowski, Paul Bellitto, Paul de Haan, paul engle, Pedro Steckecilo, Peter Cobcroft, Peter R Brooks, Philip “xipehuz” Espi, Phillip Ames, Phillip Bailey, Quentin Antrim, Rae Wood, Ralf “Sandfox” Sandfuchs, Remo di Sconzi, Reverance Pavane, Richard Taylor, Rick Harrelson, Robert Van Natter, Ross Smith, Rowan Parsons, Ryan R., Sam Chupp, Sarah J Brown, Sascha Kriewel, Scott Kullberg, Sean “Garg” McAlister, Selene O’Rourke, Seth Hartley, Shannon R. Lewis, Shaun Welch, Siôn Rodriguez y Gibson, Slade Eide-Ettaro, Steve Lord, Susan Bischoff, Svend Andersen, Sylvia Steere, Tabitha Doyle, Taralyn Rose Frasqueri-Molina, The Nickus, Theo, Thomas de la Riis, Tim &amp; Alyssa Brownrigg, Tim Ellis, Tim Jensen &amp; Willow Palecek, Tim Newman Esquire, Tishariel, To Peace, Todd Hangos, Tom Conneely, Tom Reed, Travis Eneix, Trevis Martin, Vaughan Cockell, Walter F. Croft, Wilhelm Fitzpatrick, Will, William Artris Otto Allcorn, wraith808</text:p>
      <text:h text:style-name="Heading_20_4" text:outline-level="4"><text:bookmark-start text:name="citizens-of-gallinea"/>Citizens of Gallinea<text:bookmark-end text:name="citizens-of-gallinea"/></text:h>
      <text:p text:style-name="First_20_paragraph">The following are citizens of Gallinea and under the protection of the Crown.</text:p>
      <text:p text:style-name="Text_20_body">AE Fisher, Andrew and Heleen Durston, Apollo Randall, Bert Isla, Carol Darnell, Casey DeWitt, Charles Summerhill, Cubethulhu, Eiglo Games, J&amp;A Holdridge, James E Fallance, James Schoonmaker, John “Millionwordman” Dodd, John Thomas Jessop, Jonathan Killstring, Kit Fowley, Kyrinn S. Eis, Len DeSoto, Leron Culbreath, LizChai, Łukasz Matylla, Mark Pond, Michael Tree, Molly Fate, Noah and Alana Tolliver, Peter B Galindo, Rene Alcantar - Boomsickle, Robert Daines, Sara Sestak, Scott Vandervalk, Sean Ravenheart, Sigil Stone Publishing, Sofia Meaden, Yekaterina Bowyer, Yoshio Kamata</text:p>
      <text:h text:style-name="Heading_20_3" text:outline-level="3"><text:bookmark-start text:name="licenses"/>Licenses<text:bookmark-end text:name="licenses"/></text:h>
      <text:p text:style-name="First_20_paragraph">This describes the licenses that apply to <text:span text:style-name="T1">The Queen’s Cavaliers</text:span>.</text:p>
      <text:h text:style-name="Heading_20_4" text:outline-level="4"><text:bookmark-start text:name="game-mechanics-license"/>Game Mechanics License<text:bookmark-end text:name="game-mechanics-license"/></text:h>
      <text:p text:style-name="First_20_paragraph">The game mechanics are licensed under <text:a xlink:type="simple" xlink:href="https://creativecommons.org/licenses/by/4.0/" office:name=""><text:span text:style-name="Definition">Creative Commons Attribution 4.0 International (CC BY 4.0)</text:span></text:a>.</text:p>
      <text:h text:style-name="Heading_20_2" text:outline-level="2"><text:bookmark-start text:name="quickstart-rules"/>Quickstart Rules<text:bookmark-end text:name="quickstart-rules"/></text:h>
      <text:h text:style-name="Heading_20_3" text:outline-level="3"><text:bookmark-start text:name="how-to-play"/>How to Play<text:bookmark-end text:name="how-to-play"/></text:h>
      <text:p text:style-name="First_20_paragraph">Each player creates a player character (PC).</text:p>
      <text:p text:style-name="Text_20_body">The Gamemaster creates the rest of the world, playing out the characters, groups, and natural environment that challenge the player characters and provide the backdrop for them to spin their own story. Dramatic conflicts, such as feats of derring-do or swordfights, are resolved by each side rolling dice to determine success.</text:p>
      <text:p text:style-name="Text_20_body">To play, you will need a copy of the Character Sheet and Combat Tracker for each PC, and a number of six-sided, eight-sided, ten-sided, and twelve-sided dice – six of each are recommended. You’ll also need some sort of tokens such as glass beads or small coins to track each PC’s status if a fight breaks out. Pencils, paper, and note cards (3x5 or similar) are useful too.</text:p>
      <text:h text:style-name="Heading_20_3" text:outline-level="3"><text:bookmark-start text:name="creating-a-character"/>Creating a Character<text:bookmark-end text:name="creating-a-character"/></text:h>
      <text:p text:style-name="First_20_paragraph">Creating a player character takes about 30 minutes to an hour, and can be done by the players separately before the game, or at the first game session.</text:p>
      <text:h text:style-name="Heading_20_4" text:outline-level="4"><text:bookmark-start text:name="for-players"/>For players:<text:bookmark-end text:name="for-players"/></text:h>
      <text:p text:style-name="First_20_paragraph">Before beginning to make choices and fill in the character sheet, think about what kind of character you’d like to make. Read over the background information and the classes, and have a concept in mind, as that can help you make decisions as you go through the character creation process.</text:p>
      <text:p text:style-name="Text_20_body">When you create your character, you’ll be able to decide what she’s good at – is she primarily a swordfighter or a negotiator? A cunning sneak or a bold ideologue? You’ll want to remember that while this is a game with romance, intrigue, and diplomacy, it’s also primarily a swashbuckling game – so you should also make sure your character can defend herself in a fight.</text:p>
      <text:h text:style-name="Heading_20_4" text:outline-level="4"><text:bookmark-start text:name="for-the-gamemaster"/>For the Gamemaster:<text:bookmark-end text:name="for-the-gamemaster"/></text:h>
      <text:p text:style-name="First_20_paragraph">Tell your players a little about the type of stories that you’d like to tell, and if there are any particularly appropriate concepts or personality types that will work best in the scenarios you have planned, you can suggest those as well. However, don’t be afraid to just let the players’ creativity and imaginations run wild.</text:p>
      <text:h text:style-name="Heading_20_3" text:outline-level="3"><text:bookmark-start text:name="attributes"/>Attributes<text:bookmark-end text:name="attributes"/></text:h>
      <text:p text:style-name="First_20_paragraph">Each character is described by three Attributes that describe her basic strengths and weaknesses, as well as how she approaches life. Those Attributes are Verve, Affinity, and Guile, and they are rated either D6, D8, or D10.</text:p>
      <text:p text:style-name="Text_20_body">A D10 in an Attribute indicates a high rating in that Attribute, while a D6 indicates a low score and D8 is average. During the character creation process, you get to choose one Attribute at D10, one at D8, and one at D6.</text:p>
      <text:h text:style-name="Heading_20_4" text:outline-level="4"><text:bookmark-start text:name="verve"/>Verve<text:bookmark-end text:name="verve"/></text:h>
      <text:p text:style-name="First_20_paragraph">Your character’s Verve score measures her youthful exuberance, her gusto and gumption, her joie de vivre. Characters with a high Verve are aggressive in combat and off the battlefield as well, and usually favor a direct, brute-force approach to solving problems. Skill specialties related to Verve include Brawl, Lunge, Parry, Inspire, and Perceive.</text:p>
      <text:h text:style-name="Heading_20_4" text:outline-level="4"><text:bookmark-start text:name="affinity"/>Affinity<text:bookmark-end text:name="affinity"/></text:h>
      <text:p text:style-name="First_20_paragraph">Affinity is your character’s ability to grasp how the world operates, both people and objects. Affinity includes a degree of intuition and natural ability at skills; characters with high Affinity are often builders, healers, or preservers. Aim, Treat, Intuition, Negotiate, and Husbandry are examples of Affinity skill specialties.</text:p>
      <text:h text:style-name="Heading_20_4" text:outline-level="4"><text:bookmark-start text:name="guile"/>Guile<text:bookmark-end text:name="guile"/></text:h>
      <text:p text:style-name="First_20_paragraph">Your character’s ability to think outside of the box is represented by her Guile: her cleverness, her ingenuity, her slyness, her brilliance. A character with high Guile often thinks in ways that bewilder or confuse others, and rarely favor the straightforward approach. The skill specialties Portents, Prowl, Deduce, and Deceive are related to Guile.</text:p>
      <text:h text:style-name="Heading_20_3" text:outline-level="3"><text:bookmark-start text:name="competency-die"/>Competency Die<text:bookmark-end text:name="competency-die"/></text:h>
      <text:p text:style-name="First_20_paragraph">Each character has a Competency Die that represents their general level of overall skill and life experience. New player characters begin with a D6 Competency Die; you can add your Competency Die to any skill check in which you’re trained.</text:p>
      <text:p text:style-name="Text_20_body">As a character increases in experience, her Competency Die will slowly increase, as explained in the later section on Experience. A player character’s maximum Competency Die is D12.</text:p>
      <text:h text:style-name="Heading_20_4" text:outline-level="4"><text:bookmark-start text:name="for-the-gamemaster-1"/>For the Gamemaster:<text:bookmark-end text:name="for-the-gamemaster-1"/></text:h>
      <text:p text:style-name="First_20_paragraph">You can create non-player characters (NPCs) with no Competency Dice to represent untrained characters, or characters with higher Competency Dice to provide a greater challenge for experienced player characters.</text:p>
      <text:h text:style-name="Heading_20_3" text:outline-level="3"><text:bookmark-start text:name="skills-specialties"/>Skills &amp; Specialties<text:bookmark-end text:name="skills-specialties"/></text:h>
      <text:p text:style-name="First_20_paragraph">There are 12 Skills, ranging from Culture to Streetwise.</text:p>
      <text:p text:style-name="Text_20_body">The basic level of training in a Skill is known as competency. If your character is competent with a Skill, you get to add your Competency Die to any rolls made with that Skill. Competency in a skill is represented by a checkbox on the character sheet.</text:p>
      <text:p text:style-name="Text_20_body">Once your character has competency in a Skill, you can also gain ranks in the Specialties for the Skill.</text:p>
      <text:p text:style-name="Text_20_body">There are three specialties for each skill, corresponding to the three Attributes: Verve, Affinity, and Guile. For example, the Specialties for Culture are Arts (Verve), Etiquette (Affinity), and Scholarship (Guile).</text:p>
      <text:p text:style-name="Text_20_body">Specialties are ranked from +1 up to +5, although starting characters can only gain a maximum of +2. Each rank represents one additional die – of the same type as the Attribute die – that you can add to a dice pool when attempting that skill or specialty.</text:p>
      <text:p text:style-name="Text_20_body"><text:span text:style-name="T1">Example:</text:span> Your character has D10 for Guile, competency with Nature, and +2 ranks of the Prowl specialty. That means that you get to include your Competency die in your Nature (Prowl) roll, and you get to add 2 additional D10 dice (same size as your Guile die) to the pool.</text:p>
      <text:h text:style-name="Heading_20_3" text:outline-level="3"><text:bookmark-start text:name="item-dice-charmwoven-gear"/>Item Dice &amp; Charmwoven Gear<text:bookmark-end text:name="item-dice-charmwoven-gear"/></text:h>
      <text:p text:style-name="First_20_paragraph">For certain skill rolls, you can add Item Dice to your pool, but only one die per roll. The most common item dice are Weapon Dice and Armor Dice, used in combat, but you can also get an Item Die for non-combat rolls if you’re using tools, such as chirurgeon’s knives or a crowbar.</text:p>
      <text:p text:style-name="Text_20_body">You can also include one Charm Die in your roll. One common practice is the weaving of enchantments into fashionable clothing. These Charms assist you with specific Specialties by providing an extra die.</text:p>
      <text:p text:style-name="Text_20_body">A charmwoven cloak may give a Dodge D6 bonus, while a cavalier hat could provide Carouse D10.</text:p>
      <text:p text:style-name="Text_20_body"><text:span text:style-name="T1">Example:</text:span> Because you envision your character sneaking around quite often, you buy yourself a piece of charmwoven apparel: boots that provide a Prowl D8 bonus.</text:p>
      <text:h text:style-name="Heading_20_3" text:outline-level="3"><text:bookmark-start text:name="making-a-skill-roll"/>Making a Skill Roll<text:bookmark-end text:name="making-a-skill-roll"/></text:h>
      <text:p text:style-name="First_20_paragraph">The primary mechanic is the skill roll. You make a roll by gathering together a pool of dice and rolling them.</text:p>
      <text:p text:style-name="Text_20_body">Your dice pool will consist of the following:</text:p>
      <text:list text:style-name="L2">
        <text:list-item>
          <text:p text:style-name="P2">Your relevant Attribute</text:p>
        </text:list-item>
        <text:list-item>
          <text:p text:style-name="P2">Your Competency Die, if you’re competent in the skill</text:p>
        </text:list-item>
        <text:list-item>
          <text:p text:style-name="P2">One die for each rank you have of the appropriate Specialty, matching the size of your Attribute die</text:p>
        </text:list-item>
        <text:list-item>
          <text:p text:style-name="P2">One Item Die, if appropriate</text:p>
        </text:list-item>
        <text:list-item>
          <text:p text:style-name="P2">One Bonus Die, if appropriate</text:p>
        </text:list-item>
      </text:list>
      <text:p text:style-name="First_20_paragraph"><text:span text:style-name="T1">Example:</text:span> You decide to use Prowl to get past a guard, so you start building your dice pool. Prowl is a Specialty of the Nature skill, and is associated with Guile.</text:p>
      <text:p text:style-name="Text_20_body">The pool consists of:</text:p>
      <text:list text:style-name="L3">
        <text:list-item>
          <text:p text:style-name="P3">First, your Guile D10.</text:p>
        </text:list-item>
        <text:list-item>
          <text:p text:style-name="P3">Then, because you’re trained in Nature, you get to add your D6 Competency Die.</text:p>
        </text:list-item>
        <text:list-item>
          <text:p text:style-name="P3">Next, your two ranks (+2) in Prowl give you two additional dice of the same type as your Guile Attribute, so 2D10.</text:p>
        </text:list-item>
        <text:list-item>
          <text:p text:style-name="P3">No Item Dice apply, but your +1D8 Charm Die on your boots applies as a Bonus die.</text:p>
        </text:list-item>
      </text:list>
      <text:p text:style-name="First_20_paragraph">Thus your total dice pool for this roll will be 1D10 + 1D6 + 2D10 + 1d6.</text:p>
      <text:p text:style-name="Text_20_body">To see if you successfully sneak, you will roll that pool of dice. This dice pool can be abbreviated as 3D10+1D8+1D6.</text:p>
      <text:h text:style-name="Heading_20_3" text:outline-level="3"><text:bookmark-start text:name="reading-a-skill-roll"/>Reading a Skill Roll<text:bookmark-end text:name="reading-a-skill-roll"/></text:h>
      <text:p text:style-name="First_20_paragraph">Once you have rolled the dice, you need to read the results. You calculate your total by keeping the two highest-rolling dice and discarding all the rest. Add those two dice together for the total.</text:p>
      <text:p text:style-name="Text_20_body">The lower die from the two you kept tells you the number of Success Points you rolled. If you succeed in your action, you can spend those Success Points to accomplish results.</text:p>
      <text:p text:style-name="Text_20_body"><text:span text:style-name="T1">Example:</text:span> You have a dice pool of 3D10+1D8+1D6. You roll the dice and get the following results:</text:p>
      <table:table table:name="Table3" table:style-name="Table3">
        <table:table-column table:style-name="Table3.A"/>
        <table:table-column table:style-name="Table3.B"/>
        <table:table-header-rows>
          <table:table-row>
            <table:table-cell table:style-name="TableHeaderRowCell" office:value-type="string">
              <text:p text:style-name="P4">Die</text:p>
            </table:table-cell>
            <table:table-cell table:style-name="TableHeaderRowCell" office:value-type="string">
              <text:p text:style-name="P5">Result</text:p>
            </table:table-cell>
          </table:table-row>
        </table:table-header-rows>
        <table:table-row>
          <table:table-cell table:style-name="TableRowCell" office:value-type="string">
            <text:p text:style-name="P6">D10</text:p>
          </table:table-cell>
          <table:table-cell table:style-name="TableRowCell" office:value-type="string">
            <text:p text:style-name="P7">2</text:p>
          </table:table-cell>
        </table:table-row>
        <table:table-row>
          <table:table-cell table:style-name="TableRowCell" office:value-type="string">
            <text:p text:style-name="P6">D10</text:p>
          </table:table-cell>
          <table:table-cell table:style-name="TableRowCell" office:value-type="string">
            <text:p text:style-name="P7">5</text:p>
          </table:table-cell>
        </table:table-row>
        <table:table-row>
          <table:table-cell table:style-name="TableRowCell" office:value-type="string">
            <text:p text:style-name="P6">D10</text:p>
          </table:table-cell>
          <table:table-cell table:style-name="TableRowCell" office:value-type="string">
            <text:p text:style-name="P7">7</text:p>
          </table:table-cell>
        </table:table-row>
        <table:table-row>
          <table:table-cell table:style-name="TableRowCell" office:value-type="string">
            <text:p text:style-name="P6">D8</text:p>
          </table:table-cell>
          <table:table-cell table:style-name="TableRowCell" office:value-type="string">
            <text:p text:style-name="P7">6</text:p>
          </table:table-cell>
        </table:table-row>
        <table:table-row>
          <table:table-cell table:style-name="TableRowCell" office:value-type="string">
            <text:p text:style-name="P6">D6</text:p>
          </table:table-cell>
          <table:table-cell table:style-name="TableRowCell" office:value-type="string">
            <text:p text:style-name="P7">3</text:p>
          </table:table-cell>
        </table:table-row>
      </table:table>
      <text:p text:style-name="First_20_paragraph">The first thing you do is discard everything except the two highest rolling dice, leaving you with 7 and 6.</text:p>
      <text:list text:style-name="L4">
        <text:list-item>
          <text:p text:style-name="P8">Adding those together, you get a total of 13.</text:p>
        </text:list-item>
        <text:list-item>
          <text:p text:style-name="P8">The low die, a 6, determines the number of Success Points.</text:p>
        </text:list-item>
      </text:list>
      <text:p text:style-name="First_20_paragraph">So in this case, if you succeed, you would have six Success Points to spend.</text:p>
      <text:h text:style-name="Heading_20_4" text:outline-level="4"><text:bookmark-start text:name="rolling-one-die"/>Rolling One Die<text:bookmark-end text:name="rolling-one-die"/></text:h>
      <text:p text:style-name="First_20_paragraph">If you only roll one die, that die’s number alone is the total, and your number of Success Points is always one.</text:p>
      <text:h text:style-name="Heading_20_3" text:outline-level="3"><text:bookmark-start text:name="drop-penalties"/>Drop Penalties<text:bookmark-end text:name="drop-penalties"/></text:h>
      <text:p text:style-name="First_20_paragraph">A Drop penalty is an adjustment to the number of dice you roll, based on a negative or hindering quality affecting your character. The most common Drop penalties are the results of Wounds, Combined Actions, Range Penalties, or General Modifiers.</text:p>
      <text:p text:style-name="Text_20_body">Drop penalties are expressed as “Drop X,” where X is the number of dice you must drop from your pool before rolling. “Drop 1” means to remove one die, “Drop 2” means remove two dice, and so on.</text:p>
      <text:p text:style-name="Text_20_body">When you drop dice, you get to choose which ones to drop. In nearly every situation you’re going to be dropping your dice with the smallest size first, so D6 before D8, D10 before D12.</text:p>
      <text:p text:style-name="Text_20_body"><text:span text:style-name="T1">Example:</text:span> You have a dice pool to roll for Prowl: 3D10+1D8+1D6. However, you are suffering two Wounds, giving you a Drop 2 penalty. You drop the D8 and the D6, leaving 3D10.</text:p>
      <text:p text:style-name="Text_20_body">You roll those dice, getting the following results:</text:p>
      <text:p text:style-name="Text_20_body">:::: dice ::::::::::::; | Die | Result | | :–: | :—-: | | D10 | 2 | | D10 | 3 | | D10 | 7 |</text:p>
      <text:p text:style-name="Text_20_body">These total to 10, with three potential Success Points. :::::::::::::::::::::::::::::::::::::::::::::::::::::::::::::::::::::::::::::</text:p>
      <text:h text:style-name="Heading_20_3" text:outline-level="3"><text:bookmark-start text:name="opposition-dice"/>Opposition Dice<text:bookmark-end text:name="opposition-dice"/></text:h>
      <text:p text:style-name="First_20_paragraph">Whenever you make a Skill Roll of any kind, you are making an opposed check – either against an opponent or against Standard Opposition dice.</text:p>
      <text:p text:style-name="Text_20_body">When facing an opponent – such as trying to negotiate against someone or stab them with a sword – the opponent gets to make an appropriate defense or opposition roll. This is dependent upon the situation; for a Negotiate roll, the appropriate opposition is likely another Negotiate roll, while a Lunge can be opposed by a Parry, Block, or Dodge.</text:p>
      <text:p text:style-name="Text_20_body">:::::::::::::::::::::::::::::::: example ::::::::::::::::::::::::::::::::::::::; <text:span text:style-name="T1">Example:</text:span> While Prowling around, you fail a roll and are spotted by a guard. She demands to know what you’re doing and if you’re supposed to be there. You aren’t actually supposed to be there, so you need to make up a story to convince her. This requires the use of the Deceive specialty.</text:p>
      <text:p text:style-name="Text_20_body">Deceive is a Guile specialty under the Interaction skill, and you’re competent with Deceive. You have 1 rank in the Deceive specialty. In addition, you have a charmwoven hat with a Deceive +1D6 Charm Die. Your dice pool is 1D10 + 1D6 + 1D10 + 1D6, or 2D10 + 2D6.</text:p>
      <text:p text:style-name="Text_20_body">The opposition dice will be the guard’s Intuition roll. The guard has an Affinity of D10, a D6 Competency Die, and +1 rank in Intuition. Her dice are 1D10 + 1D6 + 1D10, or 2D10 + 1D6.</text:p>
      <text:p text:style-name="Text_20_body">You roll 2D10 + 2D6 and get 9, 3, 2, 3 for a total of 12 with three success points.</text:p>
      <text:p text:style-name="Text_20_body">The Gamemaster then rolls for the guard’s Intuition specialty and gets 6, 2, and 5. Her total is 11 and her success points are five.</text:p>
      <text:p text:style-name="Text_20_body">Because her total is lower than yours, you succeeded on your Deceive roll and she buys your story. :::::::::::::::::::::::::::::::::::::::::::::::::::::::::::::::::::::::::::::</text:p>
      <text:h text:style-name="Heading_20_3" text:outline-level="3"><text:bookmark-start text:name="standard-opposition"/>Standard Opposition<text:bookmark-end text:name="standard-opposition"/></text:h>
      <text:p text:style-name="First_20_paragraph">If you are making a roll which isn’t opposed by another character (PC or NPC), the Gamemaster will roll Standard Opposition dice – such as if you are walking a tightrope, picking a lock, or reciting a poem.</text:p>
      <text:p text:style-name="Text_20_body">The number of Standard Opposition dice is always three, but the type of dice vary depending on the difficulty level set by the Gamemaster.</text:p>
      <text:h text:style-name="Heading_20_4" text:outline-level="4"><text:bookmark-start text:name="for-the-gamemaster-2"/>For the Gamemaster:<text:bookmark-end text:name="for-the-gamemaster-2"/></text:h>
      <text:p text:style-name="First_20_paragraph">Select the size of dice to roll by consulting this table:</text:p>
      <table:table table:name="Table4" table:style-name="Table4">
        <table:table-column table:style-name="Table4.A"/>
        <table:table-column table:style-name="Table4.B"/>
        <table:table-header-rows>
          <table:table-row>
            <table:table-cell table:style-name="TableHeaderRowCell" office:value-type="string">
              <text:p text:style-name="Table_20_Heading">Difficulty Level</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Difficult</text:p>
          </table:table-cell>
          <table:table-cell table:style-name="TableRowCell" office:value-type="string">
            <text:p text:style-name="Table_20_Contents">3D10</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3D12</text:p>
          </table:table-cell>
        </table:table-row>
      </table:table>
      <text:p text:style-name="Table">Table <text:sequence text:ref-name="refTable0" text:name="Table" text:formula="ooow:Table+1" style:num-format="1">1</text:sequence>: Difficulty Level</text:p>
      <text:p text:style-name="First_20_paragraph">A Very Easy task should automatically succeed; they just happen, especially if they fit the genre of the game.</text:p>
      <text:p text:style-name="Text_20_body">You can use Standard Opposition dice in a number of situations in which you don’t have a specific NPC opposing an action. If a PC is trying to influence a crowd, just choose 3D6 or 3D8 to represent the difficulty in influencing the crowd.</text:p>
      <text:h text:style-name="Heading_20_3" text:outline-level="3"><text:bookmark-start text:name="spending-success-points"/>Spending Success Points<text:bookmark-end text:name="spending-success-points"/></text:h>
      <text:p text:style-name="First_20_paragraph">Once you have succeeded at a skill roll, you can spend your Success Points to produce results.</text:p>
      <text:p text:style-name="Text_20_body">Each Specialty has one or more associated Success Tables. This is what the Success Table for Deceive looks like:</text:p>
      <table:table table:name="Table5" table:style-name="Table5">
        <table:table-column table:style-name="Table5.A"/>
        <table:table-column table:style-name="Table5.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You can spend your Success Points and achieve the desired results. Each “+” indicates the expenditure of one Success Point.</text:p>
      <text:p text:style-name="Text_20_body">The results you can achieve are dependent upon the shared reality of the fictional world. In other words, if there’s no way you can convince the guard that your lie is true – for example, if you told the guard that you’re her sister and she clearly knows her own family – then you can’t choose to appear trustworthy. A Deceive roll isn’t mind control!</text:p>
      <text:p text:style-name="Text_20_body">If applicable and appropriate, you can choose a result more than once. It doesn’t make sense to appear sincere twice, so you can’t choose that multiple times, but if you had the success points you could gain mutiple style points.</text:p>
      <text:p text:style-name="Text_20_body">It’s possible that you may run out of things to spend Success Points on. In such a case, the extra points you don’t spend are simply unused and go away.</text:p>
      <text:p text:style-name="Text_20_body"><text:span text:style-name="T1">Example:</text:span> You have three Success Points and succeeded on your Deceive roll. You decide to spend your Success Points as follows:</text:p>
      <text:list text:style-name="L5">
        <text:list-item>
          <text:p text:style-name="P9"><text:span text:style-name="T2">+:</text:span> Think on Your Feet – you quickly come up with a good lie. “I’m the … inspector! I’m here to inspect … all the things!”</text:p>
        </text:list-item>
        <text:list-item>
          <text:p text:style-name="P9"><text:span text:style-name="T2">++:</text:span> Appear Sincere – you don’t seem like you’re obviously lying, so the guard believes you.</text:p>
        </text:list-item>
      </text:list>
      <text:h text:style-name="Heading_20_3" text:outline-level="3"><text:bookmark-start text:name="style-points"/>Style Points<text:bookmark-end text:name="style-points"/></text:h>
      <text:p text:style-name="First_20_paragraph">Style Points are a limited resource which you can use to improve your dice rolls. You start each game session with one Style Point and can gain more by spending Success Points with successful skill rolls. Three Success Points will earn you one Style Point. However, you can only have a maximum of three Style Points at any time.</text:p>
      <text:p text:style-name="Text_20_body"><text:span text:style-name="T1">Example:</text:span> You score six Success Points on a Deceive roll, and spend your Success Points like this:</text:p>
      <text:list text:style-name="L6">
        <text:list-item>
          <text:p text:style-name="P10"><text:span text:style-name="T2">+:</text:span> Think on Your Feet</text:p>
        </text:list-item>
        <text:list-item>
          <text:p text:style-name="P10"><text:span text:style-name="T2">++:</text:span> Appear Sincere</text:p>
        </text:list-item>
        <text:list-item>
          <text:p text:style-name="P10"><text:span text:style-name="T2">+++:</text:span> Gain 1 Style Point</text:p>
        </text:list-item>
      </text:list>
      <text:p text:style-name="First_20_paragraph">Every time you gain a Style Point, you are required to describe what your character has done that is particularly stylish. You can’t overly bend the narrative of the game – your stylish description can’t have any mechanical effect – but you can use the opportunity to make your character perform an impressive act that is unique to her personality and style.</text:p>
      <text:p text:style-name="Text_20_body"><text:span text:style-name="T1">Example:</text:span> You choose to Think on Your Feet, Appear Sincere, and Gain 1 Style Point. The Gamemaster asks you, “what do you do that’s so stylish while you’re tricking the guard?” You answer:</text:p>
      <text:p text:style-name="Text_20_body">“I give a dashing and reassuring smile as I tell this outlandish lie, a sparkle of moonlight reflecting off my teeth with a ‘glint!’ sound. With confident assurance, I tell her that I’m here to perform an inspection, and I even hint that if she doesn’t comply, she may be in trouble with her superiors.”</text:p>
      <text:p text:style-name="Text_20_body">“Awesome! That happens,” says the Gamemaster. And you earn your Style Point.</text:p>
      <text:h text:style-name="Heading_20_4" text:outline-level="4"><text:bookmark-start text:name="for-the-gamemaster-3"/>For the Gamemaster:<text:bookmark-end text:name="for-the-gamemaster-3"/></text:h>
      <text:p text:style-name="First_20_paragraph">It’s perfectly within your rights to veto any stylish description if you think it’s too absurd, but most of the time you should let players get away with whatever they want to describe. It’s their Style Point and thus their chance to narrate.</text:p>
      <text:p text:style-name="Text_20_body">The only time that you should definitely step in is when you feel a description isn’t stylish <text:span text:style-name="T1">enough.</text:span> Then you can prompt the player for more awesomeness and encourage them toward an over-the-top, flamboyant display.</text:p>
      <text:h text:style-name="Heading_20_3" text:outline-level="3"><text:bookmark-start text:name="style-maneuvers"/>Style Maneuvers<text:bookmark-end text:name="style-maneuvers"/></text:h>
      <text:p text:style-name="First_20_paragraph">Each player character starts with two Style Maneuvers and can purchase more with Experience Points. Style Maneuvers each cost one or two Style Points to use.</text:p>
      <text:p text:style-name="Text_20_body">Unlike <text:span text:style-name="T1">gaining</text:span> Style Points, you are not required to narrate something stylish when you <text:span text:style-name="T1">use</text:span> a Style Maneuver (but you can if you want to!).</text:p>
      <text:p text:style-name="Text_20_body">There are three types of Style Maneuvers: Maximize, Reroll, and Add.</text:p>
      <text:h text:style-name="Heading_20_4" text:outline-level="4"><text:bookmark-start text:name="maximize-specialty"/>Maximize (Specialty)<text:bookmark-end text:name="maximize-specialty"/></text:h>
      <text:p text:style-name="First_20_paragraph">This Style Maneuver lets you spend two Style Point, then take one of the Specialty Dice of the appropriate Specialty and set that die to its maximum value before rolling. You don’t roll that die, just set it to its highest value and set it aside, then include it after you roll.</text:p>
      <text:p text:style-name="Text_20_body">You can only have one maximized die in any given skill roll. (You can’t spend two Style Points and maximize two dice.)</text:p>
      <text:p text:style-name="Text_20_body"><text:span text:style-name="T1">Example:</text:span> You have the Style Maneuver “Maximize Deceive.” You can spend two Style Points to set one of your D10 dice to its maximum value before rolling. That gives you an automatic 10 on that die. You then roll the other dice – 1D10 + 2D6 – getting a 2, a 3, and a 2.</text:p>
      <text:p text:style-name="Text_20_body">Adding the 10 to the 3, you get a total of 13 with three success points. Nice!</text:p>
      <text:h text:style-name="Heading_20_4" text:outline-level="4"><text:bookmark-start text:name="reroll-skill"/>Reroll (Skill)<text:bookmark-end text:name="reroll-skill"/></text:h>
      <text:p text:style-name="First_20_paragraph">This Style Maneuver lets you reroll a roll that you just made. Spend a Style Point, pick up all the dice (except maximized dice, of course) and reroll them.</text:p>
      <text:p text:style-name="Text_20_body">You can reroll the same skill roll as many times as you like, until you run out of Style Points.</text:p>
      <text:p text:style-name="Text_20_body"><text:span text:style-name="T1">Example:</text:span> You make your Deceive roll and get 4, 2, 3, and 2. That’s really low – a total of 7 with 3 success points.</text:p>
      <text:p text:style-name="Text_20_body">You have a Style Maneuver “Reroll Interaction.” You spend a Style Point and reroll the dice, and get a much better roll: 7, 9, 2, 6. Hooray! This is a total of 16 and seven Success Points.</text:p>
      <text:h text:style-name="Heading_20_4" text:outline-level="4"><text:bookmark-start text:name="add-one-specialty-to-another-specialty"/>Add (One Specialty) to (Another Specialty)<text:bookmark-end text:name="add-one-specialty-to-another-specialty"/></text:h>
      <text:p text:style-name="First_20_paragraph">This Style Maneuver lets you add your Specialty dice to another roll. You add only the Specialty dice – of the same size as the first Specialty’s related Attribute.</text:p>
      <text:p text:style-name="Text_20_body">You can only use each Add Style Maneuver once per roll, although you could use additional, different Style Maneuvers together on the same roll if they all apply.</text:p>
      <text:p text:style-name="Text_20_body"><text:span text:style-name="T1">Example:</text:span> You have a Style Maneuver that lets you add your Banter dice to your Deceive roll. Normally your Deceive roll is 2D10 + 2D6. You have +2 ranks in Banter (a Verve specialty), and your Verve is D8, so you get to add 2D8 (not your entire Perceive dice pool) to your Deceive roll.</text:p>
      <text:p text:style-name="Text_20_body">Your Deceive dice pool is now 2D10 + 2D8 + 2D6. You roll the dice and get 4, 9, 8, 2, 4, and 3. Hooray! This is a total of 17 and eight Success Points.</text:p>
      <text:h text:style-name="Heading_20_3" text:outline-level="3"><text:bookmark-start text:name="experience"/>Experience<text:bookmark-end text:name="experience"/></text:h>
      <text:p text:style-name="First_20_paragraph">Each game session gives you three to five Experience Points (XP), which you use to improve your player character. The cost for each improvement is shown in the following tab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haracter Improvement</text:p>
            </table:table-cell>
            <table:table-cell table:style-name="TableHeaderRowCell" office:value-type="string">
              <text:p text:style-name="P11">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12">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12">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12">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12">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12">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12">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12">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12">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12">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12">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12">5 XP</text:p>
          </table:table-cell>
          <table:table-cell table:style-name="TableRowCell" office:value-type="string">
    </table:table-cell>
        </table:table-row>
      </table:table>
      <text:p text:style-name="Table">Table <text:sequence text:ref-name="refTable1" text:name="Table" text:formula="ooow:Table+1" style:num-format="1">2</text:sequence>: Character Improvements</text:p>
      <text:p text:style-name="First_20_paragraph">Note that there is no cost listed for improving your character’s Attributes! Your Attributes are fixed for the life of your character as they represent innate qualities unique to her. If you have a D6 Verve at the start of your career, you’ll have a D6 Verve at the end.</text:p>
      <text:p text:style-name="Text_20_body">Once you have spent (not earned, spent) a certain number of Experience Points on improvements, your character’s Competency Die will improve, as shown on the table below. In addition, the maximum number of ranks your character can have in any one Specialty increases.</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P13">XP Spent</text:p>
            </table:table-cell>
            <table:table-cell table:style-name="TableHeaderRowCell" office:value-type="string">
              <text:p text:style-name="P14">Competency Die</text:p>
            </table:table-cell>
            <table:table-cell table:style-name="TableHeaderRowCell" office:value-type="string">
              <text:p text:style-name="P15">Maximum Specialty Rank</text:p>
            </table:table-cell>
          </table:table-row>
        </table:table-header-rows>
        <table:table-row>
          <table:table-cell table:style-name="TableRowCell" office:value-type="string">
            <text:p text:style-name="P16">0</text:p>
          </table:table-cell>
          <table:table-cell table:style-name="TableRowCell" office:value-type="string">
            <text:p text:style-name="P17">D6</text:p>
          </table:table-cell>
          <table:table-cell table:style-name="TableRowCell" office:value-type="string">
            <text:p text:style-name="P18">+2</text:p>
          </table:table-cell>
        </table:table-row>
        <table:table-row>
          <table:table-cell table:style-name="TableRowCell" office:value-type="string">
            <text:p text:style-name="P16">20</text:p>
          </table:table-cell>
          <table:table-cell table:style-name="TableRowCell" office:value-type="string">
            <text:p text:style-name="P17">D8</text:p>
          </table:table-cell>
          <table:table-cell table:style-name="TableRowCell" office:value-type="string">
            <text:p text:style-name="P18">+3</text:p>
          </table:table-cell>
        </table:table-row>
        <table:table-row>
          <table:table-cell table:style-name="TableRowCell" office:value-type="string">
            <text:p text:style-name="P16">50</text:p>
          </table:table-cell>
          <table:table-cell table:style-name="TableRowCell" office:value-type="string">
            <text:p text:style-name="P17">D10</text:p>
          </table:table-cell>
          <table:table-cell table:style-name="TableRowCell" office:value-type="string">
            <text:p text:style-name="P18">+4</text:p>
          </table:table-cell>
        </table:table-row>
        <table:table-row>
          <table:table-cell table:style-name="TableRowCell" office:value-type="string">
            <text:p text:style-name="P16">100</text:p>
          </table:table-cell>
          <table:table-cell table:style-name="TableRowCell" office:value-type="string">
            <text:p text:style-name="P17">D12</text:p>
          </table:table-cell>
          <table:table-cell table:style-name="TableRowCell" office:value-type="string">
            <text:p text:style-name="P18">+5</text:p>
          </table:table-cell>
        </table:table-row>
      </table:table>
      <text:p text:style-name="Table">Table <text:sequence text:ref-name="refTable2" text:name="Table" text:formula="ooow:Table+1" style:num-format="1">3</text:sequence>: XP and Competency Die</text:p>
      <text:p text:style-name="First_20_paragraph">Experience points can be spent between game sessions, at the beginning of a session, at the end of a session, or between scenes. You can’t spend your experience points during a scene, however.</text:p>
      <text:h text:style-name="Heading_20_4" text:outline-level="4"><text:bookmark-start text:name="for-the-gamemaster-4"/>For the Gamemaster:<text:bookmark-end text:name="for-the-gamemaster-4"/></text:h>
      <text:p text:style-name="First_20_paragraph">The XP system is flexible and relies on your judgment as to how many points to award per session, although the default is three XP to five XP for a typical session of four hours of game play. In general, you should only give out XP at the end of a session, not immediately after each scene.</text:p>
      <text:h text:style-name="Heading_20_2" text:outline-level="2"><text:bookmark-start text:name="character-creation"/>Character Creation<text:bookmark-end text:name="character-creation"/></text:h>
      <text:h text:style-name="Heading_20_3" text:outline-level="3"><text:bookmark-start text:name="summary"/>Summary<text:bookmark-end text:name="summary"/></text:h>
      <text:p text:style-name="First_20_paragraph">To make your own character, follow these instructions while filling out the character sheet.</text:p>
      <text:h text:style-name="Heading_20_4" text:outline-level="4"><text:bookmark-start text:name="competency-die-xp-yield-limit"/>Competency Die, XP, &amp; Yield Limit<text:bookmark-end text:name="competency-die-xp-yield-limit"/></text:h>
      <text:p text:style-name="First_20_paragraph">As a starting character, you have a D6 competency die and you start with 0 XP earned, 0 XP spent. Your Yield Limit equals the maximum value of your Competency Die plus 3, so 9 for a starting character.</text:p>
      <text:h text:style-name="Heading_20_4" text:outline-level="4"><text:bookmark-start text:name="choose-two-classes"/>Choose Two Classes<text:bookmark-end text:name="choose-two-classes"/></text:h>
      <text:p text:style-name="First_20_paragraph">Your character is a composite of two classes. For each class chosen, record the following information:</text:p>
      <text:h text:style-name="Heading_20_5" text:outline-level="5"><text:bookmark-start text:name="skills-specialty-ranks"/>Skills &amp; Specialty Ranks<text:bookmark-end text:name="skills-specialty-ranks"/></text:h>
      <text:p text:style-name="First_20_paragraph">Your classes determine your starting Skill Competency and your Specialty ranks. For each skill listed, check the corresponding box to indicate Competency. For each Specialty listed, place a +1 in the appropriate blank space; if both classes give ranks in a specialty, write +2.</text:p>
      <text:h text:style-name="Heading_20_5" text:outline-level="5"><text:bookmark-start text:name="weapon-armor-prowess"/>Weapon &amp; Armor Prowess<text:bookmark-end text:name="weapon-armor-prowess"/></text:h>
      <text:p text:style-name="First_20_paragraph">Your Weapon prowess &amp; Armor prowess are the total of those granted by your two classes. Check the boxes on the character sheet that correspond with all of your Weapon and Armor prowesses.</text:p>
      <text:h text:style-name="Heading_20_5" text:outline-level="5"><text:bookmark-start text:name="social-rank-wealth"/>Social Rank &amp; Wealth<text:bookmark-end text:name="social-rank-wealth"/></text:h>
      <text:p text:style-name="First_20_paragraph">For each of your classes, record the Social Rank and the die for each rank. For example, if your two classes give the social ranks Commoner (1D0) and Soldier (1D6), you’d write down “Commoner (1D0)” and “Soldier (1D6).” Also record the dice values on the Wealth section of your character sheet, along with your Competency Die. Your total Wealth Roll consists of those three dice together in a pool.</text:p>
      <text:p text:style-name="Text_20_body">The social ranks are:</text:p>
      <text:list text:style-name="L7">
        <text:list-item>
          <text:p text:style-name="P19">Commoner (D0)</text:p>
        </text:list-item>
        <text:list-item>
          <text:p text:style-name="P19">Soldier (D6)</text:p>
        </text:list-item>
        <text:list-item>
          <text:p text:style-name="P19">Artisan (D8)</text:p>
        </text:list-item>
        <text:list-item>
          <text:p text:style-name="P19">Noble (D10)</text:p>
        </text:list-item>
        <text:list-item>
          <text:p text:style-name="P19">Royalty (D12)</text:p>
        </text:list-item>
      </text:list>
      <text:h text:style-name="Heading_20_5" text:outline-level="5"><text:bookmark-start text:name="bonus-gear"/>Bonus Gear<text:bookmark-end text:name="bonus-gear"/></text:h>
      <text:p text:style-name="First_20_paragraph">Each class provides you with a set of clothing and possibly additional equipment.</text:p>
      <text:h text:style-name="Heading_20_5" text:outline-level="5"><text:bookmark-start text:name="style-maneuvers-1"/>Style Maneuvers<text:bookmark-end text:name="style-maneuvers-1"/></text:h>
      <text:p text:style-name="First_20_paragraph">Choose one Style Maneuver from each class and record it on your character sheet.</text:p>
      <text:h text:style-name="Heading_20_4" text:outline-level="4"><text:bookmark-start text:name="attributes-1"/>Attributes<text:bookmark-end text:name="attributes-1"/></text:h>
      <text:p text:style-name="First_20_paragraph">Your attributes are Verve, Affinity, and Guile. Assign one of them the value D10, another one D8, and the last D6, and write those in the appropriate boxes. You probably want to put the D10 in the attribute that corresponds to the column where you have the most Specialty ranks, but it’s not required.</text:p>
      <text:h text:style-name="Heading_20_4" text:outline-level="4"><text:bookmark-start text:name="nationality-languages"/>Nationality &amp; Languages<text:bookmark-end text:name="nationality-languages"/></text:h>
      <text:p text:style-name="First_20_paragraph">Choose and record your nationality.</text:p>
      <text:p text:style-name="Text_20_body">If you are from France, you speak and read France; if not, you speak your native language automatically and don’t know France (you’ll need to learn it with one of your customizations; see step 10). For each prowess rank you have in Culture (Scholarship), you speak and read an additional language. Record each language that you know.</text:p>
      <text:h text:style-name="Heading_20_4" text:outline-level="4"><text:bookmark-start text:name="passions-personifications"/>Passions &amp; Personifications<text:bookmark-end text:name="passions-personifications"/></text:h>
      <text:p text:style-name="First_20_paragraph">Choose four Passions for your character that describe what she feels is important in her life. The standard Passions are Artistry, Church, Country, Faith, Family, Friends, Justice, Knowledge, Love, Loyalty, Lust, Pride, and Wealth. You will rank your four chosen Passions from D12 (the strongest) to D6 (the weakest).</text:p>
      <text:p text:style-name="Text_20_body"><text:span text:style-name="T1">Optional:</text:span> For each Passion, name one person associated with that passion and record that person’s name to the right of the Passion. This is the person (living or dead) whom your character most closely associates with that Passion, either positively or negatively. You can use an existing NPC (or even PC), or name a new one.</text:p>
      <text:h text:style-name="Heading_20_4" text:outline-level="4"><text:bookmark-start text:name="customizations"/>Customizations<text:bookmark-end text:name="customizations"/></text:h>
      <text:p text:style-name="First_20_paragraph">You get to choose up to six customizations for your character. Choose your six customizations from the following list (you can choose each customization more than once):</text:p>
      <text:list text:style-name="L8">
        <text:list-item>
          <text:p text:style-name="P20">Increase one of your Social Rank values by one step; you can increase each Social Rank die only once.</text:p>
        </text:list-item>
        <text:list-item>
          <text:p text:style-name="P20">Add one Weapon or Armor Prowess.</text:p>
        </text:list-item>
        <text:list-item>
          <text:p text:style-name="P20">Add a new Language.</text:p>
        </text:list-item>
        <text:list-item>
          <text:p text:style-name="P20">Add one Skill Competency.</text:p>
        </text:list-item>
        <text:list-item>
          <text:p text:style-name="P20">Add +1 rank in a Specialty, to a maximum of +2.</text:p>
        </text:list-item>
        <text:list-item>
          <text:p text:style-name="P20">Add a Style Maneuver from either of your classes or from your Nationality.</text:p>
        </text:list-item>
      </text:list>
      <text:h text:style-name="Heading_20_4" text:outline-level="4"><text:bookmark-start text:name="additional-equipment"/>Additional Equipment<text:bookmark-end text:name="additional-equipment"/></text:h>
      <text:p text:style-name="First_20_paragraph">You begin with bonus gear as determined by your class listings. You also get your choice of one weapon: Knife, Pistol, or Sword.</text:p>
      <text:p text:style-name="Text_20_body">You begin the game with three Rewards – one of them equal to your Competency Die, and the other two equal to your Social Rank Dice. You can buy additional equipment by using these Rewards – for example, a D8 Reward can be used to purchase any item of cost D8 or lower.</text:p>
      <text:p text:style-name="Text_20_body">If you don’t want any of your starting gear, you can sell it back and gain an equivalent Barter Die. For example, if you don’t want a musket (Cost: 1D10), you can trade it in for one D10 Barter Die. You can’t make any Purchase rolls or use your Barter Dice during character creation, but you can spend your Rewards.</text:p>
      <text:h text:style-name="Heading_20_4" text:outline-level="4"><text:bookmark-start text:name="character-details"/>Character Details<text:bookmark-end text:name="character-details"/></text:h>
      <text:p text:style-name="First_20_paragraph">Write down a name, gender, and other biographical data for your character. Write down two or three words for your character’s Reputation, such as “Fearsome Opponent,” “Mostly Harmless,” or “Renowned Lover.” Your reputation need not be true.</text:p>
      <text:h text:style-name="Heading_20_3" text:outline-level="3"><text:bookmark-start text:name="passions"/>Passions<text:bookmark-end text:name="passions"/></text:h>
      <text:p text:style-name="First_20_paragraph">Characters in this game are passionate, and their passions often spur them on to fantastic success or dismal failure.</text:p>
      <text:p text:style-name="Text_20_body">Each character is defined by four Passions that are ranked with Passion Dice, from D12 at the highest, down to D10, D8, and D6 at the lowest. The size of each Passion Die indicates the relative strength of that Passion in the character’s life.</text:p>
      <text:p text:style-name="Text_20_body">You must always have one passion at D12, one at D10, one at D8, and one at D6, and they must all be different Passions. (You can’t double up with the same Passion with two different dice sizes.)</text:p>
      <text:p text:style-name="Text_20_body">In addition, each of your Passions is embodied by another character, living or dead, as the Personification of that Passion in your character’s mind.</text:p>
      <text:h text:style-name="Heading_20_4" text:outline-level="4"><text:bookmark-start text:name="using-passions"/>Using Passions<text:bookmark-end text:name="using-passions"/></text:h>
      <text:p text:style-name="First_20_paragraph">You can use your character’s Passions when roleplaying, by making decisions that reflect the role her Passions play in her thoughts.</text:p>
      <text:p text:style-name="Text_20_body">In addition, Passions can also be used with Style Points for game benefits. Passions can be used in one of three ways:</text:p>
      <text:list text:style-name="L9">
        <text:list-item>
          <text:p text:style-name="P21">Indulge your Passion during a scene to gain 1 Style Point.</text:p>
        </text:list-item>
        <text:list-item>
          <text:p text:style-name="P21">Add your Passion die to a roll by spending 1 Style Point.</text:p>
        </text:list-item>
        <text:list-item>
          <text:p text:style-name="P21">Struggle with your Passion to make it harder for you to succeed at something – and when you fail, you gain a free Style Point.</text:p>
        </text:list-item>
      </text:list>
      <text:h text:style-name="Heading_20_5" text:outline-level="5"><text:bookmark-start text:name="indulge-your-passion"/>Indulge Your Passion<text:bookmark-end text:name="indulge-your-passion"/></text:h>
      <text:p text:style-name="First_20_paragraph">During a scene, if your character takes the time to focus on her Passion to the exclusion of other activities, you can gain 1 Style Point – but only up to the normal maximum of three Style Points at any one time. You can only do this once per Passion, per session.</text:p>
      <text:p text:style-name="Text_20_body">For example, someone whose Passion is their Faith may engage in prayer, while another person who has a Passion for Knowledge may engage in scientific discovery or reading a new book.</text:p>
      <text:p text:style-name="Text_20_body">As with any time in which a Style Point is gained, you must describe how your character is acting with style.</text:p>
      <text:h text:style-name="Heading_20_5" text:outline-level="5"><text:bookmark-start text:name="add-your-passion-die"/>Add Your Passion Die<text:bookmark-end text:name="add-your-passion-die"/></text:h>
      <text:p text:style-name="First_20_paragraph">By spending a Style Point, you can add one Passion Die to a Dice Pool under the following conditions:</text:p>
      <text:list text:style-name="L10">
        <text:list-item>
          <text:p text:style-name="P22">Your Passion must be related to the roll that you are making.</text:p>
        </text:list-item>
        <text:list-item>
          <text:p text:style-name="P22">You have not already added that Passion to a die roll in this session.</text:p>
        </text:list-item>
      </text:list>
      <text:p text:style-name="First_20_paragraph">You need to have a good reason why your success or failure hinges on your character’s Passion – for example, perhaps your character is motivated to succeed because of her sense of Pride, or her desire for more Wealth. If you can’t justify how your character’s Passion would influence the outcome, you can’t spend the Style Point and can’t include your Passion Die.</text:p>
      <text:h text:style-name="Heading_20_5" text:outline-level="5"><text:bookmark-start text:name="struggle-with-your-passion"/>Struggle With Your Passion<text:bookmark-end text:name="struggle-with-your-passion"/></text:h>
      <text:p text:style-name="First_20_paragraph">Sometimes your character’s Passion isn’t a benefit, but is a hindrance. In such cases you can choose to struggle with that Passion by adding the appropriate Passion Die to the opposing Dice Pool when the Gamemaster makes a dice roll.</text:p>
      <text:p text:style-name="Text_20_body">If your roll then fails, you gain 1 Style Point and get to describe how your character’s Passion conflicted her and caused her to fail. If your roll succeeds, you don’t gain this Style Point.</text:p>
      <text:p text:style-name="Text_20_body">You can only choose to do this when the roll is related to your character’s Passion, as with adding the Passion Die to your own roll; in addition, you can only do this once per Passion per session.</text:p>
      <text:h text:style-name="Heading_20_4" text:outline-level="4"><text:bookmark-start text:name="inverted-passions"/>Inverted Passions<text:bookmark-end text:name="inverted-passions"/></text:h>
      <text:p text:style-name="First_20_paragraph">Sometimes, one’s love for something can be twisted into pain. These are known as inverted passions; rather than being passionate toward the object of your Passion, you’re opposed to it.</text:p>
      <text:p text:style-name="Text_20_body">You decide when you select a Passion whether it’s normal or inverted. You probably shouldn’t have more than one inverted Passion for a starting character, although your Passions may become inverted during the course of game play. (See “Changing Passions”, below.)</text:p>
      <text:h text:style-name="Heading_20_4" text:outline-level="4"><text:bookmark-start text:name="list-of-passions"/>List of Passions<text:bookmark-end text:name="list-of-passions"/></text:h>
      <text:p text:style-name="First_20_paragraph">The following is a list of the most common Passions that drive characters in the game. You can pick from this list or write your own custom Passion.</text:p>
      <text:p text:style-name="Text_20_body">Several of these Passions require additional definition, such as specifying the Country that you’re passionate about, or the group you’re loyal to. You can record this beside the Passion die on your character sheet</text:p>
      <text:h text:style-name="Heading_20_5" text:outline-level="5"><text:bookmark-start text:name="artistry"/>Artistry<text:bookmark-end text:name="artistry"/></text:h>
      <text:p text:style-name="First_20_paragraph">A character with a Passion for Artistry is drawn toward things of beauty, be they works of art, music, science, or nature. Such characters are often either artists themselves, or patrons of the arts.</text:p>
      <text:p text:style-name="Text_20_body"><text:span text:style-name="T2">Artistry, Inverted:</text:span> The ugliness of your soul drives you to destroy things of beauty rather than cherish them.</text:p>
      <text:h text:style-name="Heading_20_5" text:outline-level="5"><text:bookmark-start text:name="church"/>Church<text:bookmark-end text:name="church"/></text:h>
      <text:p text:style-name="First_20_paragraph">A character with a Passion for the Church is devoted to the hierarchy of a religious institution.</text:p>
      <text:p text:style-name="Text_20_body"><text:span text:style-name="T2">Church, Inverted:</text:span> You despise all that the Church stands for, seeing them as one of the greatest threats to your life and those of others.</text:p>
      <text:h text:style-name="Heading_20_5" text:outline-level="5"><text:bookmark-start text:name="country"/>Country<text:bookmark-end text:name="country"/></text:h>
      <text:p text:style-name="First_20_paragraph">Passion for one’s Country is usually, although not always, the same as a Passion for the ruler of that country. The Passions may conflict if one has Loyalty toward one group or cause who opposes the current government.</text:p>
      <text:p text:style-name="Text_20_body"><text:span text:style-name="T2">Country, Inverted:</text:span> Your country has done you wrong – either through deliberate malice or “benign” neglect. Your ire may be directed against all people of that nation, or just against the ruling parties.</text:p>
      <text:h text:style-name="Heading_20_5" text:outline-level="5"><text:bookmark-start text:name="faith"/>Faith<text:bookmark-end text:name="faith"/></text:h>
      <text:p text:style-name="First_20_paragraph">As contrasted with Passion for the Church, Passion for one’s Faith is less about the religious organization and more about the beliefs. It’s possible (and quite common) to have both Passions, or also to have just one or the other.</text:p>
      <text:p text:style-name="Text_20_body"><text:span text:style-name="T2">Faith, Inverted:</text:span> You reject the Faith that once filled your heart with joy. No longer a true believer, you work to convert others to leave that religion just as you have.</text:p>
      <text:h text:style-name="Heading_20_5" text:outline-level="5"><text:bookmark-start text:name="family"/>Family<text:bookmark-end text:name="family"/></text:h>
      <text:p text:style-name="First_20_paragraph">Characters with strong familial ties have a Passion for Family. This can include one’s extended family and household, or may just be one’s immediate family – such as parents or children.</text:p>
      <text:p text:style-name="Text_20_body"><text:span text:style-name="T2">Family, Inverted:</text:span> You’re the one decent person in a family of terrible people – or perhaps the only terrible person in a family of saints. You’re determined to prove to your kin that they were always wrong about you.</text:p>
      <text:h text:style-name="Heading_20_5" text:outline-level="5"><text:bookmark-start text:name="friends"/>Friends<text:bookmark-end text:name="friends"/></text:h>
      <text:p text:style-name="First_20_paragraph">Some people are very faithful to their Friends and would do anything for them – even die for them in some cases. You can decide if this applies to all your character’s friends or just her closest friends.</text:p>
      <text:p text:style-name="Text_20_body"><text:span text:style-name="T2">Friends, Inverted:</text:span> You keep to yourself and don’t form any friendships. Why? Because at one time in the past, you felt horribly betrayed by someone you trusted, and it’s hard for you to call anyone “friend” again, no matter how nicely they’re acting.</text:p>
      <text:h text:style-name="Heading_20_5" text:outline-level="5"><text:bookmark-start text:name="justice"/>Justice<text:bookmark-end text:name="justice"/></text:h>
      <text:p text:style-name="First_20_paragraph">The cause of Justice is a higher calling to right that which is wrong in the world. The Passion may stem from an innate sense of right and wrong, but more commonly it is a reaction to some act of terrible injustice that has been perpetrated against the character or the ones she holds dear.</text:p>
      <text:p text:style-name="Text_20_body"><text:span text:style-name="T2">Justice, Inverted:</text:span> The concepts of fairness and justice are a lie designed to keep us all docile sheep. Flaunting the law through blatant displays of criminal activity is your favorite way to subvert the status quo.</text:p>
      <text:h text:style-name="Heading_20_5" text:outline-level="5"><text:bookmark-start text:name="knowledge"/>Knowledge<text:bookmark-end text:name="knowledge"/></text:h>
      <text:p text:style-name="First_20_paragraph">Dedication to the pursuit of Knowledge can be expressed through a desire to learn the truth behind mysteries, to explore the world, or to learn all that can be learned.</text:p>
      <text:p text:style-name="Text_20_body"><text:span text:style-name="T2">Knowledge, Inverted:</text:span> There are some things that the common people were not meant to know. Only you can be fully trusted with these secrets, and you’ll do what’s necessary to stop that Knowledge from falling into the wrong hands.</text:p>
      <text:h text:style-name="Heading_20_5" text:outline-level="5"><text:bookmark-start text:name="love"/>Love<text:bookmark-end text:name="love"/></text:h>
      <text:p text:style-name="First_20_paragraph">Romance is the most common expression of a Passion for Love, although there are other types of Love that qualify. Love may be for a single person, or someone’s heart may be divided among many loves.</text:p>
      <text:p text:style-name="Text_20_body"><text:span text:style-name="T2">Love, Inverted:</text:span> Love hurts, scars, wounds, and marks. You knew you’d never love that way again, and now you’re all out of love. All you want is someone who won’t hurt you, won’t hurt you no more. But does that person even exist?</text:p>
      <text:h text:style-name="Heading_20_5" text:outline-level="5"><text:bookmark-start text:name="loyalty"/>Loyalty<text:bookmark-end text:name="loyalty"/></text:h>
      <text:p text:style-name="First_20_paragraph">The Passion of Loyalty is about dedication to a specific person or group. You must specify who is the subject of your character’s Loyalty if you choose this Passion. You might not actually like the people you’re loyal to, but this isn’t about friendship but honor.</text:p>
      <text:p text:style-name="Text_20_body"><text:span text:style-name="T2">Loyalty, Inverted:</text:span> You can’t trust anyone. They might demand your loyalty or pledge it to you, but no one is actually faithful. Be on guard, for anyone may betray you at any time.</text:p>
      <text:h text:style-name="Heading_20_5" text:outline-level="5"><text:bookmark-start text:name="lust"/>Lust<text:bookmark-end text:name="lust"/></text:h>
      <text:p text:style-name="First_20_paragraph">The Passion of Lust is about following one’s baser desires, usually expressed through sexual pleasure. Characters who are Passionate about Lust can be flirty, teasing, or promiscuous.</text:p>
      <text:p text:style-name="Text_20_body"><text:span text:style-name="T2">Lust, Inverted:</text:span> Actually, it’s about ethics in sexual relationships. You’re one of the good people, and yet the objects of your desire keep gravitating away from you and toward inferior mates! They’ll pay for making you involuntarily celibate.</text:p>
      <text:h text:style-name="Heading_20_5" text:outline-level="5"><text:bookmark-start text:name="pride"/>Pride<text:bookmark-end text:name="pride"/></text:h>
      <text:p text:style-name="First_20_paragraph">A Passion for Pride means a character is highly focused on her own dignity and reputation. Affronts to such Pride are met with strong challenges, as such things are not to be tolerated.</text:p>
      <text:p text:style-name="Text_20_body"><text:span text:style-name="T2">Pride, Inverted:</text:span> Life feels like a succession of failures, but that’s okay – you deserve such misery, right? The best you can hope for is to scrape by, surviving. Sure, it would be really nice if things turned around, but how likely is that to happen?</text:p>
      <text:h text:style-name="Heading_20_5" text:outline-level="5"><text:bookmark-start text:name="wealth"/>Wealth<text:bookmark-end text:name="wealth"/></text:h>
      <text:p text:style-name="First_20_paragraph">Individuals with a Passion for Wealth are focused on the acquisition, maintenance, and spending of sums of money. Some come from poor backgrounds and wish to move beyond their humble beginnings, while others are rich misers who count every penny.</text:p>
      <text:p text:style-name="Text_20_body"><text:span text:style-name="T2">Wealth, Inverted:</text:span> Money? Who needs money? It just leads to temptation. You give all of yours away as soon as you get it, usually to worthy charities or individuals. You might even steal from the wealthy to give to the impoverished.</text:p>
      <text:h text:style-name="Heading_20_4" text:outline-level="4"><text:bookmark-start text:name="personifications"/>Personifications<text:bookmark-end text:name="personifications"/></text:h>
      <text:p text:style-name="First_20_paragraph">A Personification is someone who represents, to that character, the associated Passion – for good or for ill. </text:p>
      <text:p text:style-name="Text_20_body">For example, someone with a Passion for family may think of her beloved mother who taught them how to hunt – or she could think of her overbearing grandfather who always demanded more than she could provide. Someone with a Passion for Country could be intensely loyal to the King himself, or could idolize a revolutionary writer from last century.</text:p>
      <text:p text:style-name="Text_20_body">Personifications are a way to tie your character to the world and provide the Gamemaster with non-player characters for you to interact with. A Personification could be living or dead, an existing NPC or a completely new one created by the player.</text:p>
      <text:h text:style-name="Heading_20_6" text:outline-level="6"><text:bookmark-start text:name="gamemasters-toolbox-passion-rolls"/>Gamemaster’s Toolbox: Passion Rolls<text:bookmark-end text:name="gamemasters-toolbox-passion-rolls"/></text:h>
      <text:p text:style-name="First_20_paragraph">In addition to using Passions to earn or spend Style Points, you can have players make a Passion Roll at the beginning of a game session. Such rolls give hints as to what is on the character’s mind at the moment and a way to challenge that character’s motivations in a meaningful way.</text:p>
      <text:p text:style-name="Text_20_body">To make a Passion Roll, a player rolls all of the dice for her Passions – a D6, a D8, a D10, and a D12. The die that rolls the highest indicates which Passion is in play for that session.</text:p>
      <text:p text:style-name="Text_20_body"><text:span text:style-name="T1">Example:</text:span> Dani has the following Passions: Loyalty D12, Pride D10, Country D8, Love D6. She rolls her Passion dice, getting these results:</text:p>
      <text:p text:style-name="Text_20_body">D12: 5, D10: 7, D8: 6, D6: 3</text:p>
      <text:p text:style-name="Text_20_body">The high roll is the 7 and it’s on the D10. Her D10 Passion is Pride, which means that Dani may face a situation where her Pride is tested.</text:p>
      <text:p text:style-name="Text_20_body">One of the simplest things to do is to have the player’s Personification of that Passion make an appearance, or a story hook related to that Personification. In some cases it may not be possible – such as a long-dead grandparent – but even then, it pays to get creative. Maybe the character finds a long-lost letter, meets up with an old enemy of her grandparent, or even has a portentious dream about her ancestor.</text:p>
      <text:p text:style-name="Text_20_body">The Passion Roll is a tool for improvising roleplay and shouldn’t be seen as a constraint on your storylines – you can make the result of the roll as important or unimportant as you wish.</text:p>
      <text:p text:style-name="Text_20_body">If your style as a Gamemaster runs toward planning instead improvisation, you can have your players make Passion rolls at the end of a game session and use the results to decide what plot elements to introduce in the next game.</text:p>
      <text:p text:style-name="Text_20_body">In an ongoing campaign, it’s likely that the same Passion will come up repeatedly. You can ameliorate this effect by removing from the pool the die corresponding to whichever Passion came up in the immediately previous session.</text:p>
      <text:h text:style-name="Heading_20_4" text:outline-level="4"><text:bookmark-start text:name="changing-passions"/>Changing Passions<text:bookmark-end text:name="changing-passions"/></text:h>
      <text:p text:style-name="First_20_paragraph">During your character’s life experiences, her priorities may change. After a game session you can make one of the following changes based on what happened during that session:</text:p>
      <text:list text:style-name="L11">
        <text:list-item>
          <text:p text:style-name="P23">Swap two “adjacent” passions, such as your D12 Passion and your D10 Passion.</text:p>
        </text:list-item>
        <text:list-item>
          <text:p text:style-name="P23">Invert one of your Passions.</text:p>
        </text:list-item>
        <text:list-item>
          <text:p text:style-name="P23">Revert one of your inverted Passions.</text:p>
        </text:list-item>
        <text:list-item>
          <text:p text:style-name="P23">Change out your D6 Passion for a Passion you don’t already have.</text:p>
        </text:list-item>
      </text:list>
      <text:p text:style-name="First_20_paragraph">When you swap, invert, or revert your Passions, your Personifications may or may not change; it’s up to you to decide.</text:p>
      <text:h text:style-name="Heading_20_3" text:outline-level="3"><text:bookmark-start text:name="experience-points"/>Experience Points<text:bookmark-end text:name="experience-points"/></text:h>
      <text:p text:style-name="First_20_paragraph">Each session, the Gamemaster awards experience points based on the following table. If faster progression is desired – for example, in a campaign with limited sessions – the MJ can increase the rewards by a factor of up to three.</text:p>
      <table:table table:name="Table8" table:style-name="Table8">
        <table:table-column table:style-name="Table8.A"/>
        <table:table-column table:style-name="Table8.B"/>
        <table:table-row>
          <table:table-cell table:style-name="TableRowCell" office:value-type="string">
            <text:p text:style-name="Table_20_Contents">Base Per Sesssion</text:p>
          </table:table-cell>
          <table:table-cell table:style-name="TableRowCell" office:value-type="string">
            <text:p text:style-name="P25">1 XP per session</text:p>
          </table:table-cell>
        </table:table-row>
        <table:table-row>
          <table:table-cell table:style-name="TableRowCell" office:value-type="string">
            <text:p text:style-name="Table_20_Contents">Each Major Scene</text:p>
          </table:table-cell>
          <table:table-cell table:style-name="TableRowCell" office:value-type="string">
            <text:p text:style-name="P25">1 XP per scene</text:p>
          </table:table-cell>
        </table:table-row>
        <table:table-row>
          <table:table-cell table:style-name="TableRowCell" office:value-type="string">
            <text:p text:style-name="Table_20_Contents">Storyline Resolution</text:p>
          </table:table-cell>
          <table:table-cell table:style-name="TableRowCell" office:value-type="string">
            <text:p text:style-name="P25">1 XP</text:p>
          </table:table-cell>
        </table:table-row>
        <table:table-row>
          <table:table-cell table:style-name="TableRowCell" office:value-type="string">
            <text:p text:style-name="Table_20_Contents">Faster Leveling</text:p>
          </table:table-cell>
          <table:table-cell table:style-name="TableRowCell" office:value-type="string">
            <text:p text:style-name="P25">x2 or x3</text:p>
          </table:table-cell>
        </table:table-row>
      </table:table>
      <text:p text:style-name="Table">Table <text:sequence text:ref-name="refTable3" text:name="Table" text:formula="ooow:Table+1" style:num-format="1">4</text:sequence>: Experience Point Rewards</text:p>
      <text:p text:style-name="First_20_paragraph">You can spend your experience points to add new abilities to your character or improve current abilities, as shown on the table below. You must have Competency in a Skill to increase your Specialty rank, and your Style Maneuvers can be chosen from your own classes, from your National Styles, or from other classes with the Gamemaster’s approval. Your Specialty ranks cannot be increased beyond +2 until your Competency Die increases (see the following sectio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Character Element</text:p>
            </table:table-cell>
            <table:table-cell table:style-name="TableHeaderRowCell" office:value-type="string">
              <text:p text:style-name="P26">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27">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27">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27">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27">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27">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27">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27">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27">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27">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27">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27">5 XP</text:p>
          </table:table-cell>
          <table:table-cell table:style-name="TableRowCell" office:value-type="string">
    </table:table-cell>
        </table:table-row>
      </table:table>
      <text:p text:style-name="Table">Table <text:sequence text:ref-name="refTable4" text:name="Table" text:formula="ooow:Table+1" style:num-format="1">5</text:sequence>: Character Improvements</text:p>
      <text:p text:style-name="First_20_paragraph">Once you have spent at least 20 XP to improve your character, your Competency Die increases to a D8, and your limit for Specialty ranks increases to +3. Additional expenditures of XP increase your Competency Die and Specialty rank limit further, as shown below.</text:p>
      <text:p text:style-name="Text_20_body">Remember to adjust your Yield Limit each time your Competency Die increases.</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28">XP Spent</text:p>
            </table:table-cell>
            <table:table-cell table:style-name="TableHeaderRowCell" office:value-type="string">
              <text:p text:style-name="P29">Competency Die</text:p>
            </table:table-cell>
            <table:table-cell table:style-name="TableHeaderRowCell" office:value-type="string">
              <text:p text:style-name="P30">Maximum Specialty Rank</text:p>
            </table:table-cell>
          </table:table-row>
        </table:table-header-rows>
        <table:table-row>
          <table:table-cell table:style-name="TableRowCell" office:value-type="string">
            <text:p text:style-name="P31">0</text:p>
          </table:table-cell>
          <table:table-cell table:style-name="TableRowCell" office:value-type="string">
            <text:p text:style-name="P32">D6</text:p>
          </table:table-cell>
          <table:table-cell table:style-name="TableRowCell" office:value-type="string">
            <text:p text:style-name="P33">+2</text:p>
          </table:table-cell>
        </table:table-row>
        <table:table-row>
          <table:table-cell table:style-name="TableRowCell" office:value-type="string">
            <text:p text:style-name="P31">20</text:p>
          </table:table-cell>
          <table:table-cell table:style-name="TableRowCell" office:value-type="string">
            <text:p text:style-name="P32">D8</text:p>
          </table:table-cell>
          <table:table-cell table:style-name="TableRowCell" office:value-type="string">
            <text:p text:style-name="P33">+3</text:p>
          </table:table-cell>
        </table:table-row>
        <table:table-row>
          <table:table-cell table:style-name="TableRowCell" office:value-type="string">
            <text:p text:style-name="P31">50</text:p>
          </table:table-cell>
          <table:table-cell table:style-name="TableRowCell" office:value-type="string">
            <text:p text:style-name="P32">D10</text:p>
          </table:table-cell>
          <table:table-cell table:style-name="TableRowCell" office:value-type="string">
            <text:p text:style-name="P33">+4</text:p>
          </table:table-cell>
        </table:table-row>
        <table:table-row>
          <table:table-cell table:style-name="TableRowCell" office:value-type="string">
            <text:p text:style-name="P31">100</text:p>
          </table:table-cell>
          <table:table-cell table:style-name="TableRowCell" office:value-type="string">
            <text:p text:style-name="P32">D12</text:p>
          </table:table-cell>
          <table:table-cell table:style-name="TableRowCell" office:value-type="string">
            <text:p text:style-name="P33">+5</text:p>
          </table:table-cell>
        </table:table-row>
      </table:table>
      <text:p text:style-name="Table">Table <text:sequence text:ref-name="refTable5" text:name="Table" text:formula="ooow:Table+1" style:num-format="1">6</text:sequence>: XP Spent and Competency Die</text:p>
      <text:h text:style-name="Heading_20_5" text:outline-level="5"><text:bookmark-start text:name="optional-rule-training-time"/>Optional Rule: Training Time<text:bookmark-end text:name="optional-rule-training-time"/></text:h>
      <text:p text:style-name="First_20_paragraph">Each XP spent typically requires one week of practice or training. This requirement can be waived by the Gamemaster if you’ve already invested time and effort in activities relevant to your XP expenditure.</text:p>
      <text:h text:style-name="Heading_20_2" text:outline-level="2"><text:bookmark-start text:name="classes"/>Classes<text:bookmark-end text:name="classes"/></text:h>
      <text:p text:style-name="First_20_paragraph">Your character is a composite of two classes. Each class provides you with half of your starting skill competencies, specialties, weapon and armor prowess, social rank, starting gear, and style Maneuvers.</text:p>
      <text:p text:style-name="Text_20_body">The various classes can be divided up into three basic categories: skilled classes, social classes, and fighting classes. These are shown on the following tables.</text:p>
      <text:p text:style-name="Text_20_body">For the most well-rounded character, choose a fighting class and either skilled or social class; that way, you’ll be effective in a fight as well as outside of one. Duelist is a good choice for a fighting class, if you can’t find another that doesn’t really fit.</text:p>
      <text:p text:style-name="Text_20_body">If you are mainly interested in creating things or helping people, you can choose one skilled class and one social class, or two skilled classes.</text:p>
      <text:p text:style-name="Text_20_body">To make a mostly social character, choose a social class and a skilled class, or two social classes.</text:p>
      <text:p text:style-name="Text_20_body">Finally, if you want to build a character who excels at combat but not at much else, choose two fighting classes.</text:p>
      <text:p text:style-name="Text_20_body">You don’t have to choose your classes if you don’t feel inspired; instead you can roll 1D8 for each one. Feel free to reroll if you don’t like your original result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rigand</text:p>
          </table:table-cell>
          <table:table-cell table:style-name="TableRowCell" office:value-type="string">
            <text:p text:style-name="Table_20_Contents">Outlaw highwayperson</text:p>
          </table:table-cell>
        </table:table-row>
        <table:table-row>
          <table:table-cell table:style-name="TableRowCell" office:value-type="string">
            <text:p text:style-name="Table_20_Contents">2</text:p>
          </table:table-cell>
          <table:table-cell table:style-name="TableRowCell" office:value-type="string">
            <text:p text:style-name="Table_20_Contents">Constable</text:p>
          </table:table-cell>
          <table:table-cell table:style-name="TableRowCell" office:value-type="string">
            <text:p text:style-name="Table_20_Contents">Duly appointed law enforcement officer</text:p>
          </table:table-cell>
        </table:table-row>
        <table:table-row>
          <table:table-cell table:style-name="TableRowCell" office:value-type="string">
            <text:p text:style-name="Table_20_Contents">3</text:p>
          </table:table-cell>
          <table:table-cell table:style-name="TableRowCell" office:value-type="string">
            <text:p text:style-name="Table_20_Contents">Dragoon</text:p>
          </table:table-cell>
          <table:table-cell table:style-name="TableRowCell" office:value-type="string">
            <text:p text:style-name="Table_20_Contents">Professional soldier in heavy armor</text:p>
          </table:table-cell>
        </table:table-row>
        <table:table-row>
          <table:table-cell table:style-name="TableRowCell" office:value-type="string">
            <text:p text:style-name="Table_20_Contents">4</text:p>
          </table:table-cell>
          <table:table-cell table:style-name="TableRowCell" office:value-type="string">
            <text:p text:style-name="Table_20_Contents">Duelist</text:p>
          </table:table-cell>
          <table:table-cell table:style-name="TableRowCell" office:value-type="string">
            <text:p text:style-name="Table_20_Contents">Expert swordsperson and fencing master</text:p>
          </table:table-cell>
        </table:table-row>
        <table:table-row>
          <table:table-cell table:style-name="TableRowCell" office:value-type="string">
            <text:p text:style-name="Table_20_Contents">5</text:p>
          </table:table-cell>
          <table:table-cell table:style-name="TableRowCell" office:value-type="string">
            <text:p text:style-name="Table_20_Contents">Fusilier</text:p>
          </table:table-cell>
          <table:table-cell table:style-name="TableRowCell" office:value-type="string">
            <text:p text:style-name="Table_20_Contents">Expert sniper and master of ranged combat</text:p>
          </table:table-cell>
        </table:table-row>
        <table:table-row>
          <table:table-cell table:style-name="TableRowCell" office:value-type="string">
            <text:p text:style-name="Table_20_Contents">6</text:p>
          </table:table-cell>
          <table:table-cell table:style-name="TableRowCell" office:value-type="string">
            <text:p text:style-name="Table_20_Contents">Provincial</text:p>
          </table:table-cell>
          <table:table-cell table:style-name="TableRowCell" office:value-type="string">
            <text:p text:style-name="Table_20_Contents">A commoner from the rural provinces</text:p>
          </table:table-cell>
        </table:table-row>
        <table:table-row>
          <table:table-cell table:style-name="TableRowCell" office:value-type="string">
            <text:p text:style-name="Table_20_Contents">7</text:p>
          </table:table-cell>
          <table:table-cell table:style-name="TableRowCell" office:value-type="string">
            <text:p text:style-name="Table_20_Contents">Privateer</text:p>
          </table:table-cell>
          <table:table-cell table:style-name="TableRowCell" office:value-type="string">
            <text:p text:style-name="Table_20_Contents">Swashbuckling sailor of the high seas</text:p>
          </table:table-cell>
        </table:table-row>
        <table:table-row>
          <table:table-cell table:style-name="TableRowCell" office:value-type="string">
            <text:p text:style-name="Table_20_Contents">8</text:p>
          </table:table-cell>
          <table:table-cell table:style-name="TableRowCell" office:value-type="string">
            <text:p text:style-name="Table_20_Contents">Veteran</text:p>
          </table:table-cell>
          <table:table-cell table:style-name="TableRowCell" office:value-type="string">
            <text:p text:style-name="Table_20_Contents">Experienced soldier and person-at-arms</text:p>
          </table:table-cell>
        </table:table-row>
      </table:table>
      <text:p text:style-name="Table">Table <text:sequence text:ref-name="refTable6" text:name="Table" text:formula="ooow:Table+1" style:num-format="1">7</text:sequence>: Fighting Classes</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lchemist</text:p>
          </table:table-cell>
          <table:table-cell table:style-name="TableRowCell" office:value-type="string">
            <text:p text:style-name="Table_20_Contents">Combines science and magick to create draughts</text:p>
          </table:table-cell>
        </table:table-row>
        <table:table-row>
          <table:table-cell table:style-name="TableRowCell" office:value-type="string">
            <text:p text:style-name="Table_20_Contents">2</text:p>
          </table:table-cell>
          <table:table-cell table:style-name="TableRowCell" office:value-type="string">
            <text:p text:style-name="Table_20_Contents">Charmweaver</text:p>
          </table:table-cell>
          <table:table-cell table:style-name="TableRowCell" office:value-type="string">
            <text:p text:style-name="Table_20_Contents">Weaves magick charms into custom attire</text:p>
          </table:table-cell>
        </table:table-row>
        <table:table-row>
          <table:table-cell table:style-name="TableRowCell" office:value-type="string">
            <text:p text:style-name="Table_20_Contents">3</text:p>
          </table:table-cell>
          <table:table-cell table:style-name="TableRowCell" office:value-type="string">
            <text:p text:style-name="Table_20_Contents">Chirurgeon</text:p>
          </table:table-cell>
          <table:table-cell table:style-name="TableRowCell" office:value-type="string">
            <text:p text:style-name="Table_20_Contents">Healer and surgeon</text:p>
          </table:table-cell>
        </table:table-row>
        <table:table-row>
          <table:table-cell table:style-name="TableRowCell" office:value-type="string">
            <text:p text:style-name="Table_20_Contents">4</text:p>
          </table:table-cell>
          <table:table-cell table:style-name="TableRowCell" office:value-type="string">
            <text:p text:style-name="Table_20_Contents">Explorer</text:p>
          </table:table-cell>
          <table:table-cell table:style-name="TableRowCell" office:value-type="string">
            <text:p text:style-name="Table_20_Contents">Leaves civilization behind to seek out a new world</text:p>
          </table:table-cell>
        </table:table-row>
        <table:table-row>
          <table:table-cell table:style-name="TableRowCell" office:value-type="string">
            <text:p text:style-name="Table_20_Contents">5</text:p>
          </table:table-cell>
          <table:table-cell table:style-name="TableRowCell" office:value-type="string">
            <text:p text:style-name="Table_20_Contents">Mechanician</text:p>
          </table:table-cell>
          <table:table-cell table:style-name="TableRowCell" office:value-type="string">
            <text:p text:style-name="Table_20_Contents">Creates and maintains clockwork machines</text:p>
          </table:table-cell>
        </table:table-row>
        <table:table-row>
          <table:table-cell table:style-name="TableRowCell" office:value-type="string">
            <text:p text:style-name="Table_20_Contents">6</text:p>
          </table:table-cell>
          <table:table-cell table:style-name="TableRowCell" office:value-type="string">
            <text:p text:style-name="Table_20_Contents">Virtuosa</text:p>
          </table:table-cell>
          <table:table-cell table:style-name="TableRowCell" office:value-type="string">
            <text:p text:style-name="Table_20_Contents">Prodigy in the arts or music</text:p>
          </table:table-cell>
        </table:table-row>
        <table:table-row>
          <table:table-cell table:style-name="TableRowCell" office:value-type="string">
            <text:p text:style-name="Table_20_Contents">7</text:p>
          </table:table-cell>
          <table:table-cell table:style-name="TableRowCell" office:value-type="string">
            <text:p text:style-name="Table_20_Contents">Visionary</text:p>
          </table:table-cell>
          <table:table-cell table:style-name="TableRowCell" office:value-type="string">
            <text:p text:style-name="Table_20_Contents">Genius Renaissance woman or man</text:p>
          </table:table-cell>
        </table:table-row>
        <table:table-row>
          <table:table-cell table:style-name="TableRowCell" office:value-type="string">
            <text:p text:style-name="Table_20_Contents">8</text:p>
          </table:table-cell>
          <table:table-cell table:style-name="TableRowCell" office:value-type="string">
            <text:p text:style-name="Table_20_Contents">Witch</text:p>
          </table:table-cell>
          <table:table-cell table:style-name="TableRowCell" office:value-type="string">
            <text:p text:style-name="Table_20_Contents">Heir to a long tradition of folk magic</text:p>
          </table:table-cell>
        </table:table-row>
      </table:table>
      <text:p text:style-name="Table">Table <text:sequence text:ref-name="refTable7" text:name="Table" text:formula="ooow:Table+1" style:num-format="1">8</text:sequence>: Skilled Classe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arrister</text:p>
          </table:table-cell>
          <table:table-cell table:style-name="TableRowCell" office:value-type="string">
            <text:p text:style-name="Table_20_Contents">Represents clients in a court of law</text:p>
          </table:table-cell>
        </table:table-row>
        <table:table-row>
          <table:table-cell table:style-name="TableRowCell" office:value-type="string">
            <text:p text:style-name="Table_20_Contents">2, 3</text:p>
          </table:table-cell>
          <table:table-cell table:style-name="TableRowCell" office:value-type="string">
            <text:p text:style-name="Table_20_Contents">Chaplain</text:p>
          </table:table-cell>
          <table:table-cell table:style-name="TableRowCell" office:value-type="string">
            <text:p text:style-name="Table_20_Contents">Clergy of the Christian faith</text:p>
          </table:table-cell>
        </table:table-row>
        <table:table-row>
          <table:table-cell table:style-name="TableRowCell" office:value-type="string">
            <text:p text:style-name="Table_20_Contents">4</text:p>
          </table:table-cell>
          <table:table-cell table:style-name="TableRowCell" office:value-type="string">
            <text:p text:style-name="Table_20_Contents">Charlatan</text:p>
          </table:table-cell>
          <table:table-cell table:style-name="TableRowCell" office:value-type="string">
            <text:p text:style-name="Table_20_Contents">Mountebank out to swindle the populace</text:p>
          </table:table-cell>
        </table:table-row>
        <table:table-row>
          <table:table-cell table:style-name="TableRowCell" office:value-type="string">
            <text:p text:style-name="Table_20_Contents">5</text:p>
          </table:table-cell>
          <table:table-cell table:style-name="TableRowCell" office:value-type="string">
            <text:p text:style-name="Table_20_Contents">Courtier</text:p>
          </table:table-cell>
          <table:table-cell table:style-name="TableRowCell" office:value-type="string">
            <text:p text:style-name="Table_20_Contents">Member of the Royal Court</text:p>
          </table:table-cell>
        </table:table-row>
        <table:table-row>
          <table:table-cell table:style-name="TableRowCell" office:value-type="string">
            <text:p text:style-name="Table_20_Contents">6</text:p>
          </table:table-cell>
          <table:table-cell table:style-name="TableRowCell" office:value-type="string">
            <text:p text:style-name="Table_20_Contents">Dogsbody</text:p>
          </table:table-cell>
          <table:table-cell table:style-name="TableRowCell" office:value-type="string">
            <text:p text:style-name="Table_20_Contents">Faithful manservant and henchperson</text:p>
          </table:table-cell>
        </table:table-row>
        <table:table-row>
          <table:table-cell table:style-name="TableRowCell" office:value-type="string">
            <text:p text:style-name="Table_20_Contents">7</text:p>
          </table:table-cell>
          <table:table-cell table:style-name="TableRowCell" office:value-type="string">
            <text:p text:style-name="Table_20_Contents">Envoy</text:p>
          </table:table-cell>
          <table:table-cell table:style-name="TableRowCell" office:value-type="string">
            <text:p text:style-name="Table_20_Contents">Ambassador for a national or regional government</text:p>
          </table:table-cell>
        </table:table-row>
        <table:table-row>
          <table:table-cell table:style-name="TableRowCell" office:value-type="string">
            <text:p text:style-name="Table_20_Contents">8</text:p>
          </table:table-cell>
          <table:table-cell table:style-name="TableRowCell" office:value-type="string">
            <text:p text:style-name="Table_20_Contents">Provocateur</text:p>
          </table:table-cell>
          <table:table-cell table:style-name="TableRowCell" office:value-type="string">
            <text:p text:style-name="Table_20_Contents">Mysterious spy with hidden motives</text:p>
          </table:table-cell>
        </table:table-row>
      </table:table>
      <text:p text:style-name="Table">Table <text:sequence text:ref-name="refTable8" text:name="Table" text:formula="ooow:Table+1" style:num-format="1">9</text:sequence>: Social Classes</text:p>
      <text:h text:style-name="Heading_20_3" text:outline-level="3"><text:bookmark-start text:name="class-descriptions"/>Class Descriptions<text:bookmark-end text:name="class-descriptions"/></text:h>
      <text:h text:style-name="Heading_20_3" text:outline-level="3"><text:bookmark-start text:name="the-duelist"/>The Duelist<text:bookmark-end text:name="the-duelist"/></text:h>
      <text:p text:style-name="First_20_paragraph">A Duelist is a swashbuckling swordfighter who lives by her wits and her skill at her blade. She may be a member of the military, or may be a freelance fencer who runs her own dueling school. Quite a few actors have been known to take up dueling as well.</text:p>
      <text:p text:style-name="Text_20_body">Duelist is appropriate to accompany any other class. As swordfighting is so prevalent in the game, the Duelist class is a natural choice for most appropriate character concepts.<text:line-break/>In other words, if you can’t decide on a second class, choose Duelist.</text:p>
      <text:list text:style-name="L12">
        <text:list-item>
          <text:p text:style-name="P34"><text:span text:style-name="T2">Suggested Classes:</text:span> Any</text:p>
        </text:list-item>
        <text:list-item>
          <text:p text:style-name="P34"><text:span text:style-name="T2">Suggested Passions:</text:span> Any</text:p>
        </text:list-item>
      </text:list>
      <text:h text:style-name="Heading_20_4" text:outline-level="4"><text:bookmark-start text:name="duelist-qualities"/>Duelist Qualities<text:bookmark-end text:name="duelist-qualities"/></text:h>
      <text:list text:style-name="L13">
        <text:list-item>
          <text:p text:style-name="P35"><text:span text:style-name="T2">Skill Competency:</text:span> Dueling, Military, Streetwise</text:p>
        </text:list-item>
        <text:list-item>
          <text:p text:style-name="P35"><text:span text:style-name="T2">Specialties:</text:span> Defense (Parry +1, Dodge +1), Dueling (Lunge +1, Riposte +1, Feint +1), Streetwise (Banter +1)</text:p>
        </text:list-item>
        <text:list-item>
          <text:p text:style-name="P35"><text:span text:style-name="T2">Weapon Prowess:</text:span> Knife, Sword</text:p>
        </text:list-item>
        <text:list-item>
          <text:p text:style-name="P35"><text:span text:style-name="T2">Armor Prowess:</text:span> Flexible, Shield</text:p>
        </text:list-item>
        <text:list-item>
          <text:p text:style-name="P35"><text:span text:style-name="T2">Social Rank:</text:span> Soldier (D6)</text:p>
        </text:list-item>
        <text:list-item>
          <text:p text:style-name="P35"><text:span text:style-name="T2">Bonus Gear:</text:span> Swashbuckler outfit (cavalier hat, doublet, soldier’s gloves, breeches, boots, cape), buckler (Shield +1D8), rapier (Sword +1D8)</text:p>
        </text:list-item>
      </text:list>
      <text:h text:style-name="Heading_20_4" text:outline-level="4"><text:bookmark-start text:name="duelist-maneuvers"/>Duelist Maneuvers<text:bookmark-end text:name="duelist-maneuvers"/></text:h>
      <text:list text:style-name="L14">
        <text:list-item>
          <text:p text:style-name="P36"><text:span text:style-name="T2">Confident Fencing:</text:span> Spend 1 Style Point to reroll a Dueling roll</text:p>
        </text:list-item>
        <text:list-item>
          <text:p text:style-name="P36"><text:span text:style-name="T2">Deflecting Shield:</text:span> When using a Shield to parry, spend 1 Style Point to add Block dice to a Parry roll</text:p>
        </text:list-item>
        <text:list-item>
          <text:p text:style-name="P36"><text:span text:style-name="T2">Last Resort:</text:span> Spend 1 Style Point to reroll a Defense roll</text:p>
        </text:list-item>
        <text:list-item>
          <text:p text:style-name="P36"><text:span text:style-name="T2">Practiced Retort:</text:span> Spend 2 Style Points to set the value of one Riposte die to its maximum value before rolling</text:p>
        </text:list-item>
        <text:list-item>
          <text:p text:style-name="P36"><text:span text:style-name="T2">Precise Swordplay: </text:span>Spend 2 Style Points to set the value of one Sword weapon die to its maximum value before rolling</text:p>
        </text:list-item>
      </text:list>
      <text:h text:style-name="Heading_20_3" text:outline-level="3"><text:bookmark-start text:name="the-alchemist"/>The Alchemist<text:bookmark-end text:name="the-alchemist"/></text:h>
      <text:p text:style-name="First_20_paragraph">Alchemists brew potions, poisons, and antidotes based on scientific principles. They can produce a variety of effects, ranging from healing to magical abilities.</text:p>
      <text:p text:style-name="Text_20_body">Most Alchemists are successful merchants, many running small apothecaries to vend their wares.</text:p>
      <text:list text:style-name="L15">
        <text:list-item>
          <text:p text:style-name="P37"><text:span text:style-name="T2">Suggested Classes:</text:span> Charlatan, Chirurgeon, Mechanician, Visionary, Witch</text:p>
        </text:list-item>
        <text:list-item>
          <text:p text:style-name="P37"><text:span text:style-name="T2">Suggested Passions:</text:span> Artistry, Knowledge, Pride, Wealth</text:p>
        </text:list-item>
      </text:list>
      <text:h text:style-name="Heading_20_4" text:outline-level="4"><text:bookmark-start text:name="alchemist-qualities"/>Alchemist Qualities<text:bookmark-end text:name="alchemist-qualities"/></text:h>
      <text:list text:style-name="L16">
        <text:list-item>
          <text:p text:style-name="P38"><text:span text:style-name="T2">Skill Competency:</text:span> Culture, Magicks, Medicine, Science</text:p>
        </text:list-item>
        <text:list-item>
          <text:p text:style-name="P38"><text:span text:style-name="T2">Specialties:</text:span> Culture (Scholarship +1), Interaction (Negotiate +1), Magicks (Brew +1), Medicine (Treat +1, Poison +1), Science (Calculus +1)</text:p>
        </text:list-item>
        <text:list-item>
          <text:p text:style-name="P38"><text:span text:style-name="T2">Weapon Prowess:</text:span> Knife</text:p>
        </text:list-item>
        <text:list-item>
          <text:p text:style-name="P38"><text:span text:style-name="T2">Armor Prowess:</text:span> None</text:p>
        </text:list-item>
        <text:list-item>
          <text:p text:style-name="P38"><text:span text:style-name="T2">Social Rank:</text:span> Artisan (D8)</text:p>
        </text:list-item>
        <text:list-item>
          <text:p text:style-name="P38"><text:span text:style-name="T2">Bonus Gear:</text:span> Crafter outfit (artisan’s beret, smock, craftsman’s gloves, breeches, buckled shoes), 8 supplies of alchemical ingredients, 2 doses of poison antidote, alchemy tools (Brew, Poison +1D6)</text:p>
        </text:list-item>
      </text:list>
      <text:h text:style-name="Heading_20_4" text:outline-level="4"><text:bookmark-start text:name="alchemist-maneuvers"/>Alchemist Maneuvers<text:bookmark-end text:name="alchemist-maneuvers"/></text:h>
      <text:list text:style-name="L17">
        <text:list-item>
          <text:p text:style-name="P39"><text:span text:style-name="T2">Anti-Toxins:</text:span> When creating an antidote or countering a poison, spend 1 Style Point to add Brew dice to a Poison roll</text:p>
        </text:list-item>
        <text:list-item>
          <text:p text:style-name="P39"><text:span text:style-name="T2">Chemical Calculations:</text:span> When working in a well-equipped laboratory, spend 1 Style Point to add Calculus dice to a Brew roll</text:p>
        </text:list-item>
        <text:list-item>
          <text:p text:style-name="P39"><text:span text:style-name="T2">Cunning Erudition:</text:span> Spend 2 Style Points to set the value of one Scholarship die to its maximum value before rolling</text:p>
        </text:list-item>
        <text:list-item>
          <text:p text:style-name="P39"><text:span text:style-name="T2">Deadly Toxicology:</text:span> Spend 2 Style Points to set the value of one Poison die to its maximum value before rolling</text:p>
        </text:list-item>
        <text:list-item>
          <text:p text:style-name="P39"><text:span text:style-name="T2">Ritual Reliability:</text:span> Spend 1 Style Point to reroll a Magicks roll</text:p>
        </text:list-item>
        <text:list-item>
          <text:p text:style-name="P39"><text:span text:style-name="T2">Social Reliability:</text:span> Spend 1 Style Point to reroll an Interaction roll</text:p>
        </text:list-item>
      </text:list>
      <text:h text:style-name="Heading_20_3" text:outline-level="3"><text:bookmark-start text:name="the-barrister"/>The Barrister<text:bookmark-end text:name="the-barrister"/></text:h>
      <text:p text:style-name="First_20_paragraph">When someone is accused of a crime another person, she will usually be represented in court by a Barrister. Barristers have special training in the law and court procedures, and are skilled at speaking before a magistrate.</text:p>
      <text:list text:style-name="L18">
        <text:list-item>
          <text:p text:style-name="P40"><text:span text:style-name="T2">Suggested Classes:</text:span> Chaplain, Constable, Courtier, Envoy, Visionary</text:p>
        </text:list-item>
        <text:list-item>
          <text:p text:style-name="P40"><text:span text:style-name="T2">Suggested Passions:</text:span> Family, Justice, Loyalty, Pride</text:p>
        </text:list-item>
      </text:list>
      <text:h text:style-name="Heading_20_4" text:outline-level="4"><text:bookmark-start text:name="barrister-qualities"/>Barrister Qualities<text:bookmark-end text:name="barrister-qualities"/></text:h>
      <text:list text:style-name="L19">
        <text:list-item>
          <text:p text:style-name="P41"><text:span text:style-name="T2">Skill Competency:</text:span> Culture, Streetwise</text:p>
        </text:list-item>
        <text:list-item>
          <text:p text:style-name="P41"><text:span text:style-name="T2">Specialties:</text:span> Culture (Etiquette +1, Scholarship +1), Interaction (Negotiate +1, Deceive +1), Observation (Deduce +1), Streetwise (Banter +1)</text:p>
        </text:list-item>
        <text:list-item>
          <text:p text:style-name="P41"><text:span text:style-name="T2">Weapon Prowess:</text:span> Knife</text:p>
        </text:list-item>
        <text:list-item>
          <text:p text:style-name="P41"><text:span text:style-name="T2">Armor Prowess:</text:span> None</text:p>
        </text:list-item>
        <text:list-item>
          <text:p text:style-name="P41"><text:span text:style-name="T2">Social Rank:</text:span> Artisan (D8)</text:p>
        </text:list-item>
        <text:list-item>
          <text:p text:style-name="P41"><text:span text:style-name="T2">Bonus Gear:</text:span> Courtly outfit (hair ribbons, bodice, courtier’s gloves, skirt, chopines), 6 law books (Knowledge +1D6, six legal topics)</text:p>
        </text:list-item>
      </text:list>
      <text:h text:style-name="Heading_20_4" text:outline-level="4"><text:bookmark-start text:name="barrister-maneuvers"/>Barrister Maneuvers<text:bookmark-end text:name="barrister-maneuvers"/></text:h>
      <text:list text:style-name="L20">
        <text:list-item>
          <text:p text:style-name="P42"><text:span text:style-name="T2">Cunning Erudition:</text:span> Spend 2 Style Points to set the value of one Scholarship die to its maximum value before rolling</text:p>
        </text:list-item>
        <text:list-item>
          <text:p text:style-name="P42"><text:span text:style-name="T2">For The Defense:</text:span> When unarmed and facing an armed opponent, spend 1 Style Point to add Negotiate dice to a Dodge roll</text:p>
        </text:list-item>
        <text:list-item>
          <text:p text:style-name="P42"><text:span text:style-name="T2">Legal Precedents:</text:span> When speaking in court, spend 1 Style Point to add Scholarship dice to an Inspire roll</text:p>
        </text:list-item>
        <text:list-item>
          <text:p text:style-name="P42"><text:span text:style-name="T2">Practiced Diplomacy:</text:span> Spend 2 Style Points to set the value of one Negotiate die to its maximum value before rolling</text:p>
        </text:list-item>
        <text:list-item>
          <text:p text:style-name="P42"><text:span text:style-name="T2">Social Reliability:</text:span> Spend 1 Style Point to reroll an Interaction roll</text:p>
        </text:list-item>
        <text:list-item>
          <text:p text:style-name="P42"><text:span text:style-name="T2">Urban Reliability:</text:span> Spend 1 Style Point to reroll a Streetwise roll</text:p>
        </text:list-item>
      </text:list>
      <text:h text:style-name="Heading_20_3" text:outline-level="3"><text:bookmark-start text:name="the-brigand"/>The Brigand<text:bookmark-end text:name="the-brigand"/></text:h>
      <text:p text:style-name="First_20_paragraph">The typical Brigand is a peasant or even a minor noble whose fortunes fell and they resorted to force of arms to make their living.</text:p>
      <text:p text:style-name="Text_20_body">Not all Brigands are necessarily cruel; there’s a long history of folk heroes who rob from the corrupt rich and distribute their loot among the poor.</text:p>
      <text:list text:style-name="L21">
        <text:list-item>
          <text:p text:style-name="P43"><text:span text:style-name="T2">Suggested Classes:</text:span> Chaplain, Dogsbody, Dragoon, Explorer, Fusilier, Privateer, Provincial, Veteran</text:p>
        </text:list-item>
        <text:list-item>
          <text:p text:style-name="P43"><text:span text:style-name="T2">Suggested Passions:</text:span> Friends, Justice, Loyalty, Wealth</text:p>
        </text:list-item>
      </text:list>
      <text:h text:style-name="Heading_20_4" text:outline-level="4"><text:bookmark-start text:name="brigand-qualities"/>Brigand Qualities<text:bookmark-end text:name="brigand-qualities"/></text:h>
      <text:list text:style-name="L22">
        <text:list-item>
          <text:p text:style-name="P44"><text:span text:style-name="T2">Skill Competency:</text:span> Dueling, Military, Nature, Streetwise</text:p>
        </text:list-item>
        <text:list-item>
          <text:p text:style-name="P44"><text:span text:style-name="T2">Specialties:</text:span> Defense (Dodge +1), Dueling (Lunge +1, Feint +1), Military (Aim +1), Nature (Prowl +1), Streetwise (Larceny +1)</text:p>
        </text:list-item>
        <text:list-item>
          <text:p text:style-name="P44"><text:span text:style-name="T2">Weapon Prowess:</text:span> Knife, Sword, Cudgel, Bow</text:p>
        </text:list-item>
        <text:list-item>
          <text:p text:style-name="P44"><text:span text:style-name="T2">Armor Prowess:</text:span> Flexible</text:p>
        </text:list-item>
        <text:list-item>
          <text:p text:style-name="P44"><text:span text:style-name="T2">Social Rank:</text:span> Commoner (D0)</text:p>
        </text:list-item>
        <text:list-item>
          <text:p text:style-name="P44"><text:span text:style-name="T2">Bonus Gear:</text:span> Peasant outfit (shift, breeches, buckled shoes), leather jerkin (Flexible +1D6), hunting bow (Bow +1D6)</text:p>
        </text:list-item>
      </text:list>
      <text:h text:style-name="Heading_20_4" text:outline-level="4"><text:bookmark-start text:name="brigand-maneuvers"/>Brigand Maneuvers<text:bookmark-end text:name="brigand-maneuvers"/></text:h>
      <text:list text:style-name="L23">
        <text:list-item>
          <text:p text:style-name="P45"><text:span text:style-name="T2">Cunning Camouflage:</text:span> Spend 2 Style Points to set the value of one Prowl die to its maximum value before rolling</text:p>
        </text:list-item>
        <text:list-item>
          <text:p text:style-name="P45"><text:span text:style-name="T2">Martial Reliability:</text:span> Spend 1 Style Point to reroll a Military roll</text:p>
        </text:list-item>
        <text:list-item>
          <text:p text:style-name="P45"><text:span text:style-name="T2">Natural Cover:</text:span> When in an area with vegetation, spend 1 Style Point to add Prowl dice to a Dodge roll</text:p>
        </text:list-item>
        <text:list-item>
          <text:p text:style-name="P45"><text:span text:style-name="T2">Precise Bludgeoning:</text:span> Spend 2 Style Points to set the value of one Cudgel weapon die to its maximum value before rolling</text:p>
        </text:list-item>
        <text:list-item>
          <text:p text:style-name="P45"><text:span text:style-name="T2">Last Resort:</text:span> Spend 1 Style Point to reroll a Defense roll</text:p>
        </text:list-item>
        <text:list-item>
          <text:p text:style-name="P45"><text:span text:style-name="T2">Trick Shot:</text:span> When using a bow or crossbow, spend 1 Style Point to add Feint dice to an Aim roll</text:p>
        </text:list-item>
      </text:list>
      <text:h text:style-name="Heading_20_3" text:outline-level="3"><text:bookmark-start text:name="the-chaplain"/>The Chaplain<text:bookmark-end text:name="the-chaplain"/></text:h>
      <text:p text:style-name="First_20_paragraph">A Chaplain is a clergy member of an organized religion. The duties can vary but many times a Chaplain is found serving among military members or as a member of the court. Chaplains have minimal training in combat but are skilled at interacting with people.</text:p>
      <text:list text:style-name="L24">
        <text:list-item>
          <text:p text:style-name="P46"><text:span text:style-name="T2">Suggested Classes:</text:span> Barrister, Chirurgeon, Courtier, Envoy, Explorer, Provincial, Veteran, Virtuoso, Visionary</text:p>
        </text:list-item>
        <text:list-item>
          <text:p text:style-name="P46"><text:span text:style-name="T2">Suggested Passions:</text:span> Church, Faith, Justice, Knowledge</text:p>
        </text:list-item>
      </text:list>
      <text:h text:style-name="Heading_20_4" text:outline-level="4"><text:bookmark-start text:name="chaplain-qualities"/>Chaplain Qualities<text:bookmark-end text:name="chaplain-qualities"/></text:h>
      <text:list text:style-name="L25">
        <text:list-item>
          <text:p text:style-name="P47"><text:span text:style-name="T2">Skill Competency:</text:span> Culture, Magicks, Medicine, Streetwise</text:p>
        </text:list-item>
        <text:list-item>
          <text:p text:style-name="P47"><text:span text:style-name="T2">Specialties:</text:span> Culture (Arts +1, Scholarship +1), Interaction (Inspire +1, Negotiate +1), Observation (Perceive +1, Intuition +1)</text:p>
        </text:list-item>
        <text:list-item>
          <text:p text:style-name="P47"><text:span text:style-name="T2">Weapon Prowess:</text:span> Knife, Cudgel</text:p>
        </text:list-item>
        <text:list-item>
          <text:p text:style-name="P47"><text:span text:style-name="T2">Armor Prowess:</text:span> None</text:p>
        </text:list-item>
        <text:list-item>
          <text:p text:style-name="P47"><text:span text:style-name="T2">Social Rank:</text:span> Artisan (D8)</text:p>
        </text:list-item>
        <text:list-item>
          <text:p text:style-name="P47"><text:span text:style-name="T2">Bonus Gear:</text:span> Priest outfit (clerical skullcap, vestments, courtier’s gloves, breeches, pantofles), 3 religious books (Knowledge +1D6, religious topics), quarterstaff (Cudgel +1D8)</text:p>
        </text:list-item>
      </text:list>
      <text:h text:style-name="Heading_20_4" text:outline-level="4"><text:bookmark-start text:name="chaplain-maneuvers"/>Chaplain Maneuvers<text:bookmark-end text:name="chaplain-maneuvers"/></text:h>
      <text:list text:style-name="L26">
        <text:list-item>
          <text:p text:style-name="P48"><text:span text:style-name="T2">Apologetics:</text:span> When unarmed and facing an armed opponent, spend 1 Style Point to add Negotiate dice to a Dodge roll</text:p>
        </text:list-item>
        <text:list-item>
          <text:p text:style-name="P48"><text:span text:style-name="T2">Commanding Presence:</text:span> Spend 2 Style Points to set the value of one Inspire die to its maximum value before rolling</text:p>
        </text:list-item>
        <text:list-item>
          <text:p text:style-name="P48"><text:span text:style-name="T2">Honed Instincts:</text:span> Spend 2 Style Points to set the value of one Intuition die to its maximum value before rolling</text:p>
        </text:list-item>
        <text:list-item>
          <text:p text:style-name="P48"><text:span text:style-name="T2">Refined Reliability:</text:span> Spend 1 Style Point to reroll a Culture roll</text:p>
        </text:list-item>
        <text:list-item>
          <text:p text:style-name="P48"><text:span text:style-name="T2">Social Reliability:</text:span> Spend 1 Style Point to reroll an Interaction roll</text:p>
        </text:list-item>
      </text:list>
      <text:h text:style-name="Heading_20_3" text:outline-level="3"><text:bookmark-start text:name="the-charlatan"/>The Charlatan<text:bookmark-end text:name="the-charlatan"/></text:h>
      <text:p text:style-name="First_20_paragraph">Charlatans are swindlers, confidence men, mountebanks, and other tricksters who rely on their wits to defraud others. Many will hawk medicinal cure-alls or sell fraudulent nostrums, only to vanish when an angry crowd returns wanting their money back.</text:p>
      <text:list text:style-name="L27">
        <text:list-item>
          <text:p text:style-name="P49"><text:span text:style-name="T2">Suggested Classes:</text:span> Alchemist, Dogsbody, Chirurgeon, Mechanician, Provocateur, Witch</text:p>
        </text:list-item>
        <text:list-item>
          <text:p text:style-name="P49"><text:span text:style-name="T2">Suggested Passions:</text:span> Artistry, Family, Pride, Wealth</text:p>
        </text:list-item>
      </text:list>
      <text:h text:style-name="Heading_20_4" text:outline-level="4"><text:bookmark-start text:name="charlatan-qualities"/>Charlatan Qualities<text:bookmark-end text:name="charlatan-qualities"/></text:h>
      <text:list text:style-name="L28">
        <text:list-item>
          <text:p text:style-name="P50"><text:span text:style-name="T2">Skill Competency:</text:span> Culture, Magicks, Medicine, Streetwise</text:p>
        </text:list-item>
        <text:list-item>
          <text:p text:style-name="P50"><text:span text:style-name="T2">Specialties:</text:span> Culture (Arts +1, Etiquette +1), Interaction (Negotiate +1, Deceive +1), Streetwise (Banter +1, Larceny +1)</text:p>
        </text:list-item>
        <text:list-item>
          <text:p text:style-name="P50"><text:span text:style-name="T2">Weapon Prowess:</text:span> Knife</text:p>
        </text:list-item>
        <text:list-item>
          <text:p text:style-name="P50"><text:span text:style-name="T2">Armor Prowess:</text:span> None</text:p>
        </text:list-item>
        <text:list-item>
          <text:p text:style-name="P50"><text:span text:style-name="T2">Social Rank:</text:span> Commoner (D0)</text:p>
        </text:list-item>
        <text:list-item>
          <text:p text:style-name="P50"><text:span text:style-name="T2">Bonus Gear:</text:span> Crafter outfit (artisan’s beret, smock, craftsman’s gloves, breeches, buckled shoes), alchemy tools (Brew, Poison +1D6), wagon, draft horse</text:p>
        </text:list-item>
      </text:list>
      <text:h text:style-name="Heading_20_4" text:outline-level="4"><text:bookmark-start text:name="charlatan-maneuvers"/>Charlatan Maneuvers<text:bookmark-end text:name="charlatan-maneuvers"/></text:h>
      <text:list text:style-name="L29">
        <text:list-item>
          <text:p text:style-name="P51"><text:span text:style-name="T2">Aggressive Mockery:</text:span> Spend 2 Style Points to set the value of one Banter die to its maximum value before rolling</text:p>
        </text:list-item>
        <text:list-item>
          <text:p text:style-name="P51"><text:span text:style-name="T2">Confidence Game:</text:span> When engaging in a swindle, spend 1 Style Point to add Banter dice to a Deceive roll</text:p>
        </text:list-item>
        <text:list-item>
          <text:p text:style-name="P51"><text:span text:style-name="T2">Cunning Prevarication:</text:span> Spend 2 Style Points to set the value of one Deceive die to its maximum value before rolling</text:p>
        </text:list-item>
        <text:list-item>
          <text:p text:style-name="P51"><text:span text:style-name="T2">Fast-Talking:</text:span> When unarmed and facing an armed opponent, spend 1 Style Point to add Banter dice to a Dodge roll</text:p>
        </text:list-item>
        <text:list-item>
          <text:p text:style-name="P51"><text:span text:style-name="T2">Social Reliability:</text:span> Spend 1 Style Point to reroll an Interaction roll</text:p>
        </text:list-item>
        <text:list-item>
          <text:p text:style-name="P51"><text:span text:style-name="T2">Urban Reliability:</text:span> Spend 1 Style Point to reroll a Streetwise roll</text:p>
        </text:list-item>
      </text:list>
      <text:h text:style-name="Heading_20_3" text:outline-level="3"><text:bookmark-start text:name="the-charmweaver"/>The Charmweaver<text:bookmark-end text:name="the-charmweaver"/></text:h>
      <text:p text:style-name="First_20_paragraph">A Charmweaver is a magickally proficient artisan who weaves charms and enchantments into fabrics. Most are skilled fashion designers and can combine their artistic and magickal talents together into impressive displays.</text:p>
      <text:list text:style-name="L30">
        <text:list-item>
          <text:p text:style-name="P52"><text:span text:style-name="T2">Suggested Classes:</text:span> Courtier, Dogsbody, Virtuosa, Witch</text:p>
        </text:list-item>
        <text:list-item>
          <text:p text:style-name="P52"><text:span text:style-name="T2">Suggested Passions:</text:span> Artistry, Family, Pride, Wealth</text:p>
        </text:list-item>
      </text:list>
      <text:h text:style-name="Heading_20_4" text:outline-level="4"><text:bookmark-start text:name="charmweaver-qualities"/>Charmweaver Qualities<text:bookmark-end text:name="charmweaver-qualities"/></text:h>
      <text:list text:style-name="L31">
        <text:list-item>
          <text:p text:style-name="P53"><text:span text:style-name="T2">Skill Competency:</text:span> Culture, Magicks</text:p>
        </text:list-item>
        <text:list-item>
          <text:p text:style-name="P53"><text:span text:style-name="T2">Specialties:</text:span> Culture (Arts +1, Etiquette +1), Interaction (Inspire +1, Negotiate +1), Magicks (Weave +1), Observation (Perceive +1)</text:p>
        </text:list-item>
        <text:list-item>
          <text:p text:style-name="P53"><text:span text:style-name="T2">Weapon Prowess:</text:span> Knife</text:p>
        </text:list-item>
        <text:list-item>
          <text:p text:style-name="P53"><text:span text:style-name="T2">Armor Prowess:</text:span> None</text:p>
        </text:list-item>
        <text:list-item>
          <text:p text:style-name="P53"><text:span text:style-name="T2">Social Rank:</text:span> Artisan (D8)</text:p>
        </text:list-item>
        <text:list-item>
          <text:p text:style-name="P53"><text:span text:style-name="T2">Bonus Gear:</text:span> Crafter outfit (artisan’s beret, smock, craftsman’s gloves, breeches, buckled shoes), tailoring tools (Weave +1D6), 8 supplies of fabric</text:p>
        </text:list-item>
      </text:list>
      <text:h text:style-name="Heading_20_4" text:outline-level="4"><text:bookmark-start text:name="charmweaver-maneuvers"/>Charmweaver Maneuvers<text:bookmark-end text:name="charmweaver-maneuvers"/></text:h>
      <text:list text:style-name="L32">
        <text:list-item>
          <text:p text:style-name="P54"><text:span text:style-name="T2">Dress to Impress:</text:span> While wearing an outfit you created yourself, spend 1 Style Point to add Weave dice to a Negotiate roll</text:p>
        </text:list-item>
        <text:list-item>
          <text:p text:style-name="P54"><text:span text:style-name="T2">Enhanced Enchantments:</text:span> Spend 2 Style points to set the value of one Charm die to its maximum value before rolling</text:p>
        </text:list-item>
        <text:list-item>
          <text:p text:style-name="P54"><text:span text:style-name="T2">Fashion! Dodge to the Left:</text:span> When unarmed and facing an armed opponent, spend 1 Style Point to add Negotiate dice to a Dodge roll</text:p>
        </text:list-item>
        <text:list-item>
          <text:p text:style-name="P54"><text:span text:style-name="T2">Flamboyant Couture:</text:span> Spend 2 Style Points to set the value of one Weave die to its maximum value before rolling</text:p>
        </text:list-item>
        <text:list-item>
          <text:p text:style-name="P54"><text:span text:style-name="T2">Mistress of Fashion:</text:span> When creating clothing or accoutrements with a base cost of D6 or higher, spend 1 Style Point to add Arts dice to a Weave roll</text:p>
        </text:list-item>
        <text:list-item>
          <text:p text:style-name="P54"><text:span text:style-name="T2">Refined Reliability:</text:span> Spend 1 Style Point to reroll a Culture roll</text:p>
        </text:list-item>
        <text:list-item>
          <text:p text:style-name="P54"><text:span text:style-name="T2">Social Reliability:</text:span> Spend 1 Style Point to reroll an Interaction roll</text:p>
        </text:list-item>
      </text:list>
      <text:h text:style-name="Heading_20_3" text:outline-level="3"><text:bookmark-start text:name="the-chirurgeon"/>The Chirurgeon<text:bookmark-end text:name="the-chirurgeon"/></text:h>
      <text:p text:style-name="First_20_paragraph">The science of medicine is the domain of the Chirurgeon, who both treats diseases and injuries, and performs major surgeries. They are often called upon to heal battlefield injuries, such as musket wounds or arrows to the knee.</text:p>
      <text:p text:style-name="Text_20_body">Chirurgeons often wear black bird-headed Plague Masks when treating their patients; many of these are charmwoven to improve their surgical skills. Chirurgeons are not adverse to using magicks when appropriate, including alchemical remedies.</text:p>
      <text:list text:style-name="L33">
        <text:list-item>
          <text:p text:style-name="P55"><text:span text:style-name="T2">Suggested Classes:</text:span> Alchemist, Charlatan, Courtier, Mechanician, Visionary</text:p>
        </text:list-item>
        <text:list-item>
          <text:p text:style-name="P55"><text:span text:style-name="T2">Suggested Passions:</text:span> Artistry, Faith, Pride, Wealth</text:p>
        </text:list-item>
      </text:list>
      <text:h text:style-name="Heading_20_4" text:outline-level="4"><text:bookmark-start text:name="chirurgeon-qualities"/>Chirurgeon Qualities<text:bookmark-end text:name="chirurgeon-qualities"/></text:h>
      <text:list text:style-name="L34">
        <text:list-item>
          <text:p text:style-name="P56"><text:span text:style-name="T2">Skill Competency:</text:span> Culture, Medicine, Science</text:p>
        </text:list-item>
        <text:list-item>
          <text:p text:style-name="P56"><text:span text:style-name="T2">Specialties:</text:span> Culture (Scholarship +1), Medicine (Surgery +1, Treat +1, Poison +1), Observation (Intuition +1, Deduce +1)</text:p>
        </text:list-item>
        <text:list-item>
          <text:p text:style-name="P56"><text:span text:style-name="T2">Weapon Prowess:</text:span> Knife</text:p>
        </text:list-item>
        <text:list-item>
          <text:p text:style-name="P56"><text:span text:style-name="T2">Armor Prowess:</text:span> None</text:p>
        </text:list-item>
        <text:list-item>
          <text:p text:style-name="P56"><text:span text:style-name="T2">Social Rank:</text:span> Artisan (d8)</text:p>
        </text:list-item>
        <text:list-item>
          <text:p text:style-name="P56"><text:span text:style-name="T2">Bonus Gear:</text:span> Physician outfit (plague mask, surgeon’s gown, breeches, pantofles), chirurgeon’s knives (Knife, Surgery +1D6), 8 supplies of medicine</text:p>
        </text:list-item>
      </text:list>
      <text:h text:style-name="Heading_20_4" text:outline-level="4"><text:bookmark-start text:name="chirurgeon-maneuvers"/>Chirurgeon Maneuvers<text:bookmark-end text:name="chirurgeon-maneuvers"/></text:h>
      <text:list text:style-name="L35">
        <text:list-item>
          <text:p text:style-name="P57"><text:span text:style-name="T2">Anatomical Studies:</text:span> When working in a well-equipped surgical theatre, spend 1 Style Point to add Scholarship dice to a Surgery roll</text:p>
        </text:list-item>
        <text:list-item>
          <text:p text:style-name="P57"><text:span text:style-name="T2">Cunning Erudition:</text:span> Spend 2 Style Points to set the value of one Scholarship die to its maximum value before rolling</text:p>
        </text:list-item>
        <text:list-item>
          <text:p text:style-name="P57"><text:span text:style-name="T2">Epidemiology:</text:span> When diagnosing or treating an unknown illness, spend 1 Style Point to add Deduce dice to a Treat roll</text:p>
        </text:list-item>
        <text:list-item>
          <text:p text:style-name="P57"><text:span text:style-name="T2">First Aid:</text:span> Spend 2 Style Points to set the value of one Treat die to its maximum value before rolling</text:p>
        </text:list-item>
        <text:list-item>
          <text:p text:style-name="P57"><text:span text:style-name="T2">Refined Reliability:</text:span> Spend 1 Style Point to reroll a Culture roll</text:p>
        </text:list-item>
        <text:list-item>
          <text:p text:style-name="P57"><text:span text:style-name="T2">Scalpel’s Cut:</text:span> When using a knife or chirurgeon’s knives, spend 1 Style Point to add Surgery dice to a Lunge roll</text:p>
        </text:list-item>
        <text:list-item>
          <text:p text:style-name="P57"><text:span text:style-name="T2">Second Opinion:</text:span> Spend 1 Style Point to reroll a Medicine roll</text:p>
        </text:list-item>
      </text:list>
      <text:h text:style-name="Heading_20_3" text:outline-level="3"><text:bookmark-start text:name="the-constable"/>The Constable<text:bookmark-end text:name="the-constable"/></text:h>
      <text:p text:style-name="First_20_paragraph">The Constables enforce the laws and protect the people from wrongdoers as well as capturing those who commit criminal acts.</text:p>
      <text:p text:style-name="Text_20_body">Most Constables are employed by the Crown or a local province, while a few have retired and ply their trade as investigators for private hire.</text:p>
      <text:list text:style-name="L36">
        <text:list-item>
          <text:p text:style-name="P58"><text:span text:style-name="T2">Suggested Classes:</text:span> Barrister, Dragoon, Duelist, Provincial, Veteran</text:p>
        </text:list-item>
        <text:list-item>
          <text:p text:style-name="P58"><text:span text:style-name="T2">Suggested Passions:</text:span> Country, Justice, Knowledge, Loyalty</text:p>
        </text:list-item>
      </text:list>
      <text:h text:style-name="Heading_20_4" text:outline-level="4"><text:bookmark-start text:name="constable-qualities"/>Constable Qualities<text:bookmark-end text:name="constable-qualities"/></text:h>
      <text:list text:style-name="L37">
        <text:list-item>
          <text:p text:style-name="P59"><text:span text:style-name="T2">Skill Competency:</text:span> Dueling, Culture, Military, Streetwise</text:p>
        </text:list-item>
        <text:list-item>
          <text:p text:style-name="P59"><text:span text:style-name="T2">Specialties:</text:span> Culture (Etiquette +1), Dueling (Riposte +1), Defense (Parry +1), Military (Brawl +1, Aim +1), Observation (Deduce +1)</text:p>
        </text:list-item>
        <text:list-item>
          <text:p text:style-name="P59"><text:span text:style-name="T2">Weapon Prowess:</text:span> Knife, Sword, Cudgel, Musket</text:p>
        </text:list-item>
        <text:list-item>
          <text:p text:style-name="P59"><text:span text:style-name="T2">Armor Prowess:</text:span> Flexible, Rigid</text:p>
        </text:list-item>
        <text:list-item>
          <text:p text:style-name="P59"><text:span text:style-name="T2">Social Rank:</text:span> Soldier (D6)</text:p>
        </text:list-item>
        <text:list-item>
          <text:p text:style-name="P59"><text:span text:style-name="T2">Bonus Gear:</text:span> Guard uniform (capotain, soldier’s gloves, breeches, boots, tabard), steel breastplate (Rigid Armor +1D6), flintlock musket (Musket +1D10)</text:p>
        </text:list-item>
      </text:list>
      <text:h text:style-name="Heading_20_4" text:outline-level="4"><text:bookmark-start text:name="constable-maneuvers"/>Constable Maneuvers<text:bookmark-end text:name="constable-maneuvers"/></text:h>
      <text:list text:style-name="L38">
        <text:list-item>
          <text:p text:style-name="P60"><text:span text:style-name="T2">Criminology:</text:span> When investigating a crime scene, spend 1 Style Point to add Scholarship dice to a Deduce roll</text:p>
        </text:list-item>
        <text:list-item>
          <text:p text:style-name="P60"><text:span text:style-name="T2">Brilliant Analysis:</text:span> Spend 2 Style Points to set the value of one Deduce die to its maximum value before rolling</text:p>
        </text:list-item>
        <text:list-item>
          <text:p text:style-name="P60"><text:span text:style-name="T2">Down-n-Dirty Fighting:</text:span> When making a riposte while you have one hand free, spend 1 Style Point to add Brawl dice to a Riposte roll</text:p>
        </text:list-item>
        <text:list-item>
          <text:p text:style-name="P60"><text:span text:style-name="T2">Practiced Sharpshooting:</text:span> Spend 2 Style Points to set the value of one Aim die to its maximum value before rolling</text:p>
        </text:list-item>
        <text:list-item>
          <text:p text:style-name="P60"><text:span text:style-name="T2">Last Resort:</text:span> Spend 1 Style Point to reroll a Defense roll</text:p>
        </text:list-item>
        <text:list-item>
          <text:p text:style-name="P60"><text:span text:style-name="T2">Urban Reliability:</text:span> Spend 1 Style Point to reroll a Streetwise roll</text:p>
        </text:list-item>
      </text:list>
      <text:h text:style-name="Heading_20_3" text:outline-level="3"><text:bookmark-start text:name="the-courtier"/>The Courtier<text:bookmark-end text:name="the-courtier"/></text:h>
      <text:p text:style-name="First_20_paragraph">Members of the royal court, and other noble courts, are Courtiers. They are well-educated, trained in etiquette and social graces, and have preternatural skill for plotting and intrigue.</text:p>
      <text:p text:style-name="Text_20_body">Courtiers revel in their lives of luxury, but all know that they only continue to have such glamorous lives at the forbearance of their matrons and patrons. A Courtier who is outcast from polite society may return to take revenge upon a noblewoman or nobleman.</text:p>
      <text:p text:style-name="Text_20_body">Magicks and the sciences are a draw to the Courier, as well as some martial pursuits; nobles often have time to develop such skills at their leisure.</text:p>
      <text:list text:style-name="L39">
        <text:list-item>
          <text:p text:style-name="P61"><text:span text:style-name="T2">Suggested Classes:</text:span> Alchemist, Barrister, Chaplain, Charmweaver, Chirurgeon, Duelist, Envoy, Provocateur, Veteran, Virtuosa, Visionary</text:p>
        </text:list-item>
        <text:list-item>
          <text:p text:style-name="P61"><text:span text:style-name="T2">Suggested Passions:</text:span> Country, Friends, Lust, Pride</text:p>
        </text:list-item>
      </text:list>
      <text:h text:style-name="Heading_20_4" text:outline-level="4"><text:bookmark-start text:name="courtier-qualities"/>Courtier Qualities<text:bookmark-end text:name="courtier-qualities"/></text:h>
      <text:list text:style-name="L40">
        <text:list-item>
          <text:p text:style-name="P62"><text:span text:style-name="T2">Skill Competency:</text:span> Culture, Dueling, Military</text:p>
        </text:list-item>
        <text:list-item>
          <text:p text:style-name="P62"><text:span text:style-name="T2">Specialties:</text:span> Culture (Arts +1, Etiquette +1), Defense (Parry +1), Interaction (Negotiate +1, Deceive +1), Observation (Intuition +1)</text:p>
        </text:list-item>
        <text:list-item>
          <text:p text:style-name="P62"><text:span text:style-name="T2">Weapon Prowess:</text:span> Knife, Sword, Pistol</text:p>
        </text:list-item>
        <text:list-item>
          <text:p text:style-name="P62"><text:span text:style-name="T2">Armor Prowess:</text:span> None</text:p>
        </text:list-item>
        <text:list-item>
          <text:p text:style-name="P62"><text:span text:style-name="T2">Social Rank:</text:span> Noble (D10)</text:p>
        </text:list-item>
        <text:list-item>
          <text:p text:style-name="P62"><text:span text:style-name="T2">Bonus Gear:</text:span> Courtly outfit (hair ribbons, bodice, courtier’s gloves, skirt, chopines), riding horse</text:p>
        </text:list-item>
      </text:list>
      <text:h text:style-name="Heading_20_4" text:outline-level="4"><text:bookmark-start text:name="courtier-maneuvers"/>Courtier Maneuvers<text:bookmark-end text:name="courtier-maneuvers"/></text:h>
      <text:list text:style-name="L41">
        <text:list-item>
          <text:p text:style-name="P63"><text:span text:style-name="T2">Don’t You Know Who I Am?:</text:span> When speaking with someone of Artisan social rank or lower, spend 1 Style Point to add Social Rank dice to a Negotiate roll</text:p>
        </text:list-item>
        <text:list-item>
          <text:p text:style-name="P63"><text:span text:style-name="T2">Polite Fictions:</text:span> When speaking with someone of at least Noble social rank, spend 1 Style Point to add Etiquette dice to a Deceive roll</text:p>
        </text:list-item>
        <text:list-item>
          <text:p text:style-name="P63"><text:span text:style-name="T2">Practiced Manners:</text:span> Spend 2 Style Points to set the value of one Etiquette die to its maximum value before rolling</text:p>
        </text:list-item>
        <text:list-item>
          <text:p text:style-name="P63"><text:span text:style-name="T2">Aristocratic Bearing:</text:span> Spend 2 Style Points to set the value of one Social Rank die to its maximum value before rolling</text:p>
        </text:list-item>
        <text:list-item>
          <text:p text:style-name="P63"><text:span text:style-name="T2">Reliable Senses:</text:span> Spend 1 Style Point to reroll an Observation roll</text:p>
        </text:list-item>
        <text:list-item>
          <text:p text:style-name="P63"><text:span text:style-name="T2">Social Reliability:</text:span> Spend 1 Style Point to reroll an Interaction roll</text:p>
        </text:list-item>
        <text:list-item>
          <text:p text:style-name="P63"><text:span text:style-name="T2">There’s No Need for Violence:</text:span> When unarmed and facing an armed opponent, spend 1 Style Point to add Inspire dice to a Dodge roll</text:p>
        </text:list-item>
      </text:list>
      <text:h text:style-name="Heading_20_3" text:outline-level="3"><text:bookmark-start text:name="the-dogsbody"/>The Dogsbody<text:bookmark-end text:name="the-dogsbody"/></text:h>
      <text:p text:style-name="First_20_paragraph">A Dogsbody is a common manservant or henchperson, one who assists another in their escapades and only rarely comes up with a cunning plan. A Dogsbody is often overlooked by those of higher social rank, and other servants and lower-class commoners are more likely to talk to a Dogsbody openly than to the manservant’s master.</text:p>
      <text:list text:style-name="L42">
        <text:list-item>
          <text:p text:style-name="P64"><text:span text:style-name="T2">Suggested Classes:</text:span> Brigand, Chaplain, Charlatan, Courtier, Dragoon, Privateer, Provincial, Veteran</text:p>
        </text:list-item>
        <text:list-item>
          <text:p text:style-name="P64"><text:span text:style-name="T2">Suggested Passions:</text:span> Family, Friends, Loyalty, Wealth</text:p>
        </text:list-item>
      </text:list>
      <text:h text:style-name="Heading_20_4" text:outline-level="4"><text:bookmark-start text:name="dogsbody-qualities"/>Dogsbody Qualities<text:bookmark-end text:name="dogsbody-qualities"/></text:h>
      <text:list text:style-name="L43">
        <text:list-item>
          <text:p text:style-name="P65"><text:span text:style-name="T2">Skill Competency:</text:span> Culture, Nature, Streetwise</text:p>
        </text:list-item>
        <text:list-item>
          <text:p text:style-name="P65"><text:span text:style-name="T2">Specialties:</text:span> Culture (Etiquette +1), Interaction (Negotiate +1), Observation (Perceive +1), Nature (Husbandry +1), Streetwise (Carouse +1, Larceny +1)</text:p>
        </text:list-item>
        <text:list-item>
          <text:p text:style-name="P65"><text:span text:style-name="T2">Weapon Prowess:</text:span> Knife, Cudgel</text:p>
        </text:list-item>
        <text:list-item>
          <text:p text:style-name="P65"><text:span text:style-name="T2">Armor Prowess:</text:span> Flexible</text:p>
        </text:list-item>
        <text:list-item>
          <text:p text:style-name="P65"><text:span text:style-name="T2">Social Rank:</text:span> Commoner (D0)</text:p>
        </text:list-item>
        <text:list-item>
          <text:p text:style-name="P65"><text:span text:style-name="T2">Bonus Gear:</text:span> Peasant outfit (shift, breeches, buckled shoes)</text:p>
        </text:list-item>
      </text:list>
      <text:h text:style-name="Heading_20_4" text:outline-level="4"><text:bookmark-start text:name="dogsbody-maneuvers"/>Dogsbody Maneuvers<text:bookmark-end text:name="dogsbody-maneuvers"/></text:h>
      <text:list text:style-name="L44">
        <text:list-item>
          <text:p text:style-name="P66"><text:span text:style-name="T2">Comfortable Debauchery:</text:span> Spend 2 Style Points to set the value of one Carouse die to its maximum value before rolling</text:p>
        </text:list-item>
        <text:list-item>
          <text:p text:style-name="P66"><text:span text:style-name="T2">Focused Attention:</text:span> Spend 2 Style Points to set the value of one Perceive die to its maximum value before rolling</text:p>
        </text:list-item>
        <text:list-item>
          <text:p text:style-name="P66"><text:span text:style-name="T2">Lost in the Crowd:</text:span> When in an area with more than 3 other people, spend 1 Style Point to add Prowl dice to a Dodge roll</text:p>
        </text:list-item>
        <text:list-item>
          <text:p text:style-name="P66"><text:span text:style-name="T2">Social Reliability:</text:span> Spend 1 Style Point to reroll an Interaction roll</text:p>
        </text:list-item>
        <text:list-item>
          <text:p text:style-name="P66"><text:span text:style-name="T2">The Underground Economy:</text:span> When buying or selling on the black market, spend 1 Style Point to add Carouse dice to a Larceny roll</text:p>
        </text:list-item>
        <text:list-item>
          <text:p text:style-name="P66"><text:span text:style-name="T2">Urban Reliability:</text:span> Spend 1 Style Point to reroll a Streetwise roll</text:p>
        </text:list-item>
      </text:list>
      <text:h text:style-name="Heading_20_3" text:outline-level="3"><text:bookmark-start text:name="the-dragoon"/>The Dragoon<text:bookmark-end text:name="the-dragoon"/></text:h>
      <text:p text:style-name="First_20_paragraph">A Dragoon is a professional soldier, usually a member of the cavalry. Dragoons are found throughout France and beyond; they are usually more serious and less flashy than the swashbuckling musketeers. Dragoons usually wear heavier armor in the field.</text:p>
      <text:list text:style-name="L45">
        <text:list-item>
          <text:p text:style-name="P67"><text:span text:style-name="T2">Suggested Classes:</text:span> Brigand, Chaplain, Constable, Duelist, Dogsbody, Provincial, Veteran.</text:p>
        </text:list-item>
        <text:list-item>
          <text:p text:style-name="P67"><text:span text:style-name="T2">Suggested Passions:</text:span> Country, Justice, Loyalty, Pride</text:p>
        </text:list-item>
      </text:list>
      <text:h text:style-name="Heading_20_4" text:outline-level="4"><text:bookmark-start text:name="dragoon-qualities"/>Dragoon Qualities<text:bookmark-end text:name="dragoon-qualities"/></text:h>
      <text:list text:style-name="L46">
        <text:list-item>
          <text:p text:style-name="P68"><text:span text:style-name="T2">Skill Competency:</text:span> Dueling, Military, Nature, Streetwise</text:p>
        </text:list-item>
        <text:list-item>
          <text:p text:style-name="P68"><text:span text:style-name="T2">Specialties:</text:span> Defense (Block +1, Parry +1), Military (Brawl +1), Dueling (Lunge +1, Riposte +1), Nature (Husbandry +1)</text:p>
        </text:list-item>
        <text:list-item>
          <text:p text:style-name="P68"><text:span text:style-name="T2">Weapon Prowess:</text:span> Knife, Sword, Polearm, Pistol</text:p>
        </text:list-item>
        <text:list-item>
          <text:p text:style-name="P68"><text:span text:style-name="T2">Armor Prowess:</text:span> Flexible, Rigid</text:p>
        </text:list-item>
        <text:list-item>
          <text:p text:style-name="P68"><text:span text:style-name="T2">Social Rank:</text:span> Soldier (D6)</text:p>
        </text:list-item>
        <text:list-item>
          <text:p text:style-name="P68"><text:span text:style-name="T2">Bonus Gear:</text:span> Guard uniform (capotain, soldier’s gloves, breeches, boots, tabard), steel breastplate (Rigid Armor +1D10), lance (Polearm +1D10)</text:p>
        </text:list-item>
      </text:list>
      <text:h text:style-name="Heading_20_4" text:outline-level="4"><text:bookmark-start text:name="dragoon-maneuvers"/>Dragoon Maneuvers<text:bookmark-end text:name="dragoon-maneuvers"/></text:h>
      <text:list text:style-name="L47">
        <text:list-item>
          <text:p text:style-name="P69"><text:span text:style-name="T2">Aggressive Assault:</text:span> Spend 2 Style Points to set the value of one Lunge die to its maximum value before rolling</text:p>
        </text:list-item>
        <text:list-item>
          <text:p text:style-name="P69"><text:span text:style-name="T2">Deflecting Shield:</text:span> When using a Shield to parry, spend 1 Style Point to add Block dice to a Parry roll</text:p>
        </text:list-item>
        <text:list-item>
          <text:p text:style-name="P69"><text:span text:style-name="T2">Last Resort:</text:span> Spend 1 Style Point to reroll a Defense roll</text:p>
        </text:list-item>
        <text:list-item>
          <text:p text:style-name="P69"><text:span text:style-name="T2">Mounted Combatant:</text:span> When using a weapon with the Mounted quality while mounted, spend 1 Style Point to add Husbandry dice to a Lunge roll</text:p>
        </text:list-item>
        <text:list-item>
          <text:p text:style-name="P69"><text:span text:style-name="T2">Ubiquitous Shield:</text:span> Spend 2 Style Points to set the value of one Rigid Armor or Shield item die to its maximum value before rolling</text:p>
        </text:list-item>
        <text:list-item>
          <text:p text:style-name="P69"><text:span text:style-name="T2">Urban Reliability:</text:span> Spend 1 Style Point to reroll a Streetwise roll</text:p>
        </text:list-item>
      </text:list>
      <text:h text:style-name="Heading_20_3" text:outline-level="3"><text:bookmark-start text:name="the-envoy"/>The Envoy<text:bookmark-end text:name="the-envoy"/></text:h>
      <text:p text:style-name="First_20_paragraph">An Envoy is a diplomatic representative, usually of a country, province, or other political group, although some represent religious groups or trade unions. An Envoy character should identify who she works for at the start of the game (although her allegiance may change during play).</text:p>
      <text:p text:style-name="Text_20_body">Envoys are usually well-traveled and skilled at reading people and reaching compromises.</text:p>
      <text:list text:style-name="L48">
        <text:list-item>
          <text:p text:style-name="P70"><text:span text:style-name="T2">Suggested Classes:</text:span> Barrister, Chaplain, Courtier, Provocateur, Speaker</text:p>
        </text:list-item>
        <text:list-item>
          <text:p text:style-name="P70"><text:span text:style-name="T2">Suggested Passions:</text:span> Church, Country, Knowledge, Loyalty -</text:p>
        </text:list-item>
      </text:list>
      <text:h text:style-name="Heading_20_4" text:outline-level="4"><text:bookmark-start text:name="envoy-qualities"/>Envoy Qualities<text:bookmark-end text:name="envoy-qualities"/></text:h>
      <text:list text:style-name="L49">
        <text:list-item>
          <text:p text:style-name="P71"><text:span text:style-name="T2">Skill Competency:</text:span> Culture, Nature</text:p>
        </text:list-item>
        <text:list-item>
          <text:p text:style-name="P71"><text:span text:style-name="T2">Specialties:</text:span> Culture (Etiquette +1), Interaction (Inspire +1, Negotiate +1), Nature (Explore +1), Observation (Perceive +1, Intuition +1)</text:p>
        </text:list-item>
        <text:list-item>
          <text:p text:style-name="P71"><text:span text:style-name="T2">Weapon Prowess:</text:span> Knife</text:p>
        </text:list-item>
        <text:list-item>
          <text:p text:style-name="P71"><text:span text:style-name="T2">Armor Prowess:</text:span> None</text:p>
        </text:list-item>
        <text:list-item>
          <text:p text:style-name="P71"><text:span text:style-name="T2">Social Rank:</text:span> Noble (D10)</text:p>
        </text:list-item>
        <text:list-item>
          <text:p text:style-name="P71"><text:span text:style-name="T2">Bonus Gear:</text:span> Courtly outfit (hair ribbons, bodice, courtier’s gloves, skirt, chopines)</text:p>
        </text:list-item>
      </text:list>
      <text:h text:style-name="Heading_20_4" text:outline-level="4"><text:bookmark-start text:name="envoy-maneuvers"/>Envoy Maneuvers<text:bookmark-end text:name="envoy-maneuvers"/></text:h>
      <text:list text:style-name="L50">
        <text:list-item>
          <text:p text:style-name="P72"><text:span text:style-name="T2">Diplomatic Immunity:</text:span> When unarmed and facing an armed opponent, spend 1 Style Point to add Negotiate dice to a Dodge roll</text:p>
        </text:list-item>
        <text:list-item>
          <text:p text:style-name="P72"><text:span text:style-name="T2">Practiced Diplomacy:</text:span> Spend 2 Style Points to set the value of one Negotiate die to its maximum value before rolling</text:p>
        </text:list-item>
        <text:list-item>
          <text:p text:style-name="P72"><text:span text:style-name="T2">Practiced Manners:</text:span> Spend 2 Style Points to set the value of one Etiquette die to its maximum value before rolling</text:p>
        </text:list-item>
        <text:list-item>
          <text:p text:style-name="P72"><text:span text:style-name="T2">Reliable Senses:</text:span> Spend 1 Style Point to reroll an Observation roll</text:p>
        </text:list-item>
        <text:list-item>
          <text:p text:style-name="P72"><text:span text:style-name="T2">Social Reliability:</text:span> Spend 1 Style Point to reroll an Interaction roll</text:p>
        </text:list-item>
        <text:list-item>
          <text:p text:style-name="P72"><text:span text:style-name="T2">Well-Traveled:</text:span> When dealing with someone from a foreign culture, spend 1 Style Point to add Explore dice to an Etiquette roll</text:p>
        </text:list-item>
      </text:list>
      <text:h text:style-name="Heading_20_3" text:outline-level="3"><text:bookmark-start text:name="the-explorer"/>The Explorer<text:bookmark-end text:name="the-explorer"/></text:h>
      <text:p text:style-name="First_20_paragraph">Explorers are alternately courageous or foolhardy depending on who you talk to, ready to leave their lives behind and seek out the unknown.</text:p>
      <text:p text:style-name="Text_20_body">Many explorers are Privateers, although some who move to colonize exotic distant lands can be Provincials.</text:p>
      <text:list text:style-name="L51">
        <text:list-item>
          <text:p text:style-name="P73"><text:span text:style-name="T2">Suggested Classes:</text:span> Brigand, Chaplain, Privateer, Provincial, Speaker, Veteran, Visionary</text:p>
        </text:list-item>
        <text:list-item>
          <text:p text:style-name="P73"><text:span text:style-name="T2">Suggested Passions:</text:span> Country, Knowledge, Loyalty, Wealth</text:p>
        </text:list-item>
      </text:list>
      <text:h text:style-name="Heading_20_4" text:outline-level="4"><text:bookmark-start text:name="explorer-qualities"/>Explorer Qualities<text:bookmark-end text:name="explorer-qualities"/></text:h>
      <text:list text:style-name="L52">
        <text:list-item>
          <text:p text:style-name="P74"><text:span text:style-name="T2">Skill Competency:</text:span> Culture, Military, Nature, Science</text:p>
        </text:list-item>
        <text:list-item>
          <text:p text:style-name="P74"><text:span text:style-name="T2">Specialties:</text:span> Culture (Etiquette +1), Military (Aim +1), Nature (Explore +1, Prowl +1), Observation (Perceive +1), Science (Calculus +1)</text:p>
        </text:list-item>
        <text:list-item>
          <text:p text:style-name="P74"><text:span text:style-name="T2">Weapon Prowess:</text:span> Knife, Bow, Musket, Whip</text:p>
        </text:list-item>
        <text:list-item>
          <text:p text:style-name="P74"><text:span text:style-name="T2">Armor Prowess:</text:span> Flexible</text:p>
        </text:list-item>
        <text:list-item>
          <text:p text:style-name="P74"><text:span text:style-name="T2">Social Rank:</text:span> Soldier (D6)</text:p>
        </text:list-item>
        <text:list-item>
          <text:p text:style-name="P74"><text:span text:style-name="T2">Bonus Gear:</text:span> Corsair outfit (tricorne, doublet, craftman’s gloves, breeches, boots), flintlock musket (Musket +1D10), bullwhip (Whip +1D6)</text:p>
        </text:list-item>
      </text:list>
      <text:h text:style-name="Heading_20_4" text:outline-level="4"><text:bookmark-start text:name="explorer-maneuvers"/>Explorer Maneuvers<text:bookmark-end text:name="explorer-maneuvers"/></text:h>
      <text:list text:style-name="L53">
        <text:list-item>
          <text:p text:style-name="P75"><text:span text:style-name="T2">Relentless Pathfinding:</text:span> Spend 2 Style Points to set the value of one Explore die to its maximum value before rolling</text:p>
        </text:list-item>
        <text:list-item>
          <text:p text:style-name="P75"><text:span text:style-name="T2">Camouflage Mastery:</text:span> When moving though the wilderness, spend 1 Style Point to add Explore dice to a Prowl roll</text:p>
        </text:list-item>
        <text:list-item>
          <text:p text:style-name="P75"><text:span text:style-name="T2">Cartography:</text:span> When navigating using a map, spend 1 Style Point to add Calculus dice to an Explore roll</text:p>
        </text:list-item>
        <text:list-item>
          <text:p text:style-name="P75"><text:span text:style-name="T2">Focused Attention:</text:span> Spend 2 Style Points to set the value of one Perceive die to its maximum value before rolling</text:p>
        </text:list-item>
        <text:list-item>
          <text:p text:style-name="P75"><text:span text:style-name="T2">Martial Reliability:</text:span> Spend 1 Style Point to reroll a Military roll</text:p>
        </text:list-item>
        <text:list-item>
          <text:p text:style-name="P75"><text:span text:style-name="T2">Rural Reliability:</text:span> Spend 1 Style Point to reroll a Nature roll</text:p>
        </text:list-item>
      </text:list>
      <text:h text:style-name="Heading_20_3" text:outline-level="3"><text:bookmark-start text:name="the-fusilier"/>The Fusilier<text:bookmark-end text:name="the-fusilier"/></text:h>
      <text:p text:style-name="First_20_paragraph">The Fusilier is a soldier specializing in the use of the flintlock musket and other ranged firearms, including clockwork muskets and pistols. A Fusilier can usually load, disassemble, and reassemble her weapon while blindfolded.</text:p>
      <text:list text:style-name="L54">
        <text:list-item>
          <text:p text:style-name="P76"><text:span text:style-name="T2">Suggested Classes:</text:span> Brigand, Duelist, Mechanician, Provincial, Privateer, Veteran</text:p>
        </text:list-item>
        <text:list-item>
          <text:p text:style-name="P76"><text:span text:style-name="T2">Suggested Passions:</text:span> Artistry, Country, Loyalty, Pride</text:p>
        </text:list-item>
      </text:list>
      <text:h text:style-name="Heading_20_4" text:outline-level="4"><text:bookmark-start text:name="fusilier-qualities"/>Fusilier Qualities<text:bookmark-end text:name="fusilier-qualities"/></text:h>
      <text:list text:style-name="L55">
        <text:list-item>
          <text:p text:style-name="P77"><text:span text:style-name="T2">Skill Competency:</text:span> Dueling, Military, Nature, Science, Streetwise</text:p>
        </text:list-item>
        <text:list-item>
          <text:p text:style-name="P77"><text:span text:style-name="T2">Specialties:</text:span> Defense (Dodge +1), Military (Aim +1), Nature (Prowl +1), Observation (Perceive +1), Science (Blackpowder +1, Calculus +1)</text:p>
        </text:list-item>
        <text:list-item>
          <text:p text:style-name="P77"><text:span text:style-name="T2">Weapon Prowess:</text:span> Knife, Pistol, Musket, Grenade, Cannon</text:p>
        </text:list-item>
        <text:list-item>
          <text:p text:style-name="P77"><text:span text:style-name="T2">Armor Prowess:</text:span> Flexible</text:p>
        </text:list-item>
        <text:list-item>
          <text:p text:style-name="P77"><text:span text:style-name="T2">Social Rank:</text:span> Soldier (D6)</text:p>
        </text:list-item>
        <text:list-item>
          <text:p text:style-name="P77"><text:span text:style-name="T2">Bonus Gear:</text:span> Guard uniform (capotain, soldier’s gloves, breeches, boots, tabard), leather jerkin (Flexible Armor +1D6), flintlock musket (Musket +1D10)</text:p>
        </text:list-item>
      </text:list>
      <text:h text:style-name="Heading_20_4" text:outline-level="4"><text:bookmark-start text:name="fusilier-maneuvers"/>Fusilier Maneuvers<text:bookmark-end text:name="fusilier-maneuvers"/></text:h>
      <text:list text:style-name="L56">
        <text:list-item>
          <text:p text:style-name="P78"><text:span text:style-name="T2">Ballistics:</text:span> When firing a cannon, spend 1 Style Point to add Calculus dice to a Blackpowder roll</text:p>
        </text:list-item>
        <text:list-item>
          <text:p text:style-name="P78"><text:span text:style-name="T2">Focused Attention:</text:span> Spend 2 Style Points to set the value of one Perceive die to its maximum value before rolling</text:p>
        </text:list-item>
        <text:list-item>
          <text:p text:style-name="P78"><text:span text:style-name="T2">Incoming Fire:</text:span> When avoiding a ranged attack, spend 1 Style Point to add Aim dice to a Dodge roll</text:p>
        </text:list-item>
        <text:list-item>
          <text:p text:style-name="P78"><text:span text:style-name="T2">Martial Reliability:</text:span> Spend 1 Style Point to reroll a Military roll</text:p>
        </text:list-item>
        <text:list-item>
          <text:p text:style-name="P78"><text:span text:style-name="T2">Practiced Sharpshooting:</text:span> Spend 2 Style Points to set the value of one Aim die to its maximum value before rolling</text:p>
        </text:list-item>
        <text:list-item>
          <text:p text:style-name="P78"><text:span text:style-name="T2">Last Resort:</text:span> Spend 1 Style Point to reroll a Defense roll</text:p>
        </text:list-item>
        <text:list-item>
          <text:p text:style-name="P78"><text:span text:style-name="T2">Sniper:</text:span> When attacking from at least 3 areas away, spend 1 Style Point to add Prowl dice to an Aim roll</text:p>
        </text:list-item>
      </text:list>
      <text:h text:style-name="Heading_20_3" text:outline-level="3"><text:bookmark-start text:name="the-mechanician"/>The Mechanician<text:bookmark-end text:name="the-mechanician"/></text:h>
      <text:p text:style-name="First_20_paragraph">Fantastic clockwork devices are fashioned by Mechanicians, well-trained artisans who can engineer complex machinery to accomplish repetitive tasks. Their gadgets are in great demand throughout society, although usually only the wealthy can afford the most advanced items.</text:p>
      <text:list text:style-name="L57">
        <text:list-item>
          <text:p text:style-name="P79"><text:span text:style-name="T2">Suggested Classes:</text:span> Alchemist, Charlatan, Fusilier, Privateer, Visionary</text:p>
        </text:list-item>
        <text:list-item>
          <text:p text:style-name="P79"><text:span text:style-name="T2">Suggested Passions:</text:span> Artistry, Knowledge, Pride, Wealth</text:p>
        </text:list-item>
      </text:list>
      <text:h text:style-name="Heading_20_4" text:outline-level="4"><text:bookmark-start text:name="mechanican-qualities"/>Mechanican Qualities<text:bookmark-end text:name="mechanican-qualities"/></text:h>
      <text:list text:style-name="L58">
        <text:list-item>
          <text:p text:style-name="P80"><text:span text:style-name="T2">Skill Competency:</text:span> Culture, Science</text:p>
        </text:list-item>
        <text:list-item>
          <text:p text:style-name="P80"><text:span text:style-name="T2">Specialties:</text:span> Culture (Scholarship +1), Interaction (Negotiate +1), Observation (Deduce +1), Science (Blackpowder +1, Clockworks +1, Calculus +1)</text:p>
        </text:list-item>
        <text:list-item>
          <text:p text:style-name="P80"><text:span text:style-name="T2">Weapon Prowess:</text:span> Knife, Pistol, Musket, Bow</text:p>
        </text:list-item>
        <text:list-item>
          <text:p text:style-name="P80"><text:span text:style-name="T2">Armor Prowess:</text:span> Flexible</text:p>
        </text:list-item>
        <text:list-item>
          <text:p text:style-name="P80"><text:span text:style-name="T2">Social Rank:</text:span> Artisan (D8)</text:p>
        </text:list-item>
        <text:list-item>
          <text:p text:style-name="P80"><text:span text:style-name="T2">Bonus Gear:</text:span> Clockworker outfit (gearspring goggles (Perceive +1D6), smock, craftsman’s gloves, breeches, pantofles), leather jerkin (Flexible Armor +1D6), repair tools (Clockworks +1D6), 8 supplies of clockwork gears</text:p>
        </text:list-item>
      </text:list>
      <text:h text:style-name="Heading_20_4" text:outline-level="4"><text:bookmark-start text:name="mechanician-maneuvers"/>Mechanician Maneuvers<text:bookmark-end text:name="mechanician-maneuvers"/></text:h>
      <text:list text:style-name="L59">
        <text:list-item>
          <text:p text:style-name="P81"><text:span text:style-name="T2">Automatic Fire:</text:span> When using a clockwork weapon, spend 1 Style Point to add Clockworks dice to an Aim roll</text:p>
        </text:list-item>
        <text:list-item>
          <text:p text:style-name="P81"><text:span text:style-name="T2">Verifiable Hypothesis:</text:span> Spend 1 Style Point to reroll a Science roll</text:p>
        </text:list-item>
        <text:list-item>
          <text:p text:style-name="P81"><text:span text:style-name="T2">Practiced Crafting:</text:span> Spend 2 Style Points to set the value of one Clockworks die to its maximum value before rolling</text:p>
        </text:list-item>
        <text:list-item>
          <text:p text:style-name="P81"><text:span text:style-name="T2">Precision Mechanics:</text:span> Spend 2 Style Points to set the value of one Clockwork weapon die to its maximum value before rolling</text:p>
        </text:list-item>
        <text:list-item>
          <text:p text:style-name="P81"><text:span text:style-name="T2">Social Reliability:</text:span> Spend 1 Style Point to reroll an Interaction roll</text:p>
        </text:list-item>
        <text:list-item>
          <text:p text:style-name="P81"><text:span text:style-name="T2">Standing on the Shoulders of Giants:</text:span> When inventing a device in a well-equipped workshop, spend 1 Style Point to add Scholarship dice to a Clockworks roll</text:p>
        </text:list-item>
      </text:list>
      <text:h text:style-name="Heading_20_3" text:outline-level="3"><text:bookmark-start text:name="the-privateer"/>The Privateer<text:bookmark-end text:name="the-privateer"/></text:h>
      <text:p text:style-name="First_20_paragraph">Not all Privateers are pirates; most these days are licensed by one of the national governments or may in fact be part of a Royal Navy. Privateers are skilled at sailing both sea-ships and air-ships, although the latter are still quite rare.</text:p>
      <text:list text:style-name="L60">
        <text:list-item>
          <text:p text:style-name="P82"><text:span text:style-name="T2">Suggested Classes:</text:span> Brigand, Chirurgeon, Dogsbody, Duelist, Explorer, Fusilier, Mechanician, Provincial, Veteran, Virtuosa</text:p>
        </text:list-item>
        <text:list-item>
          <text:p text:style-name="P82"><text:span text:style-name="T2">Suggested Passions:</text:span> Country, Loyalty, Lust, Wealth</text:p>
        </text:list-item>
      </text:list>
      <text:h text:style-name="Heading_20_4" text:outline-level="4"><text:bookmark-start text:name="privateer-qualities"/>Privateer Qualities<text:bookmark-end text:name="privateer-qualities"/></text:h>
      <text:list text:style-name="L61">
        <text:list-item>
          <text:p text:style-name="P83"><text:span text:style-name="T2">Skill Competency:</text:span> Dueling, Military, Nature, Science, Streetwise</text:p>
        </text:list-item>
        <text:list-item>
          <text:p text:style-name="P83"><text:span text:style-name="T2">Specialties:</text:span> Defense (Dodge +1), Dueling (Lunge +1, Feint +1), Military (Aim +1), Nature (Explore +1), Streetwise (Carouse +1)</text:p>
        </text:list-item>
        <text:list-item>
          <text:p text:style-name="P83"><text:span text:style-name="T2">Weapon Prowess:</text:span> Knife, Sword, Pistol, Cannon</text:p>
        </text:list-item>
        <text:list-item>
          <text:p text:style-name="P83"><text:span text:style-name="T2">Armor Prowess:</text:span> None</text:p>
        </text:list-item>
        <text:list-item>
          <text:p text:style-name="P83"><text:span text:style-name="T2">Social Rank:</text:span> Soldier (D6)</text:p>
        </text:list-item>
        <text:list-item>
          <text:p text:style-name="P83"><text:span text:style-name="T2">Bonus Gear:</text:span> Corsair outfit (tricorne, doublet, craftman’s gloves, breeches, boots), cutlass (Sword +1D6)</text:p>
        </text:list-item>
      </text:list>
      <text:h text:style-name="Heading_20_4" text:outline-level="4"><text:bookmark-start text:name="privateer-maneuvers"/>Privateer Maneuvers<text:bookmark-end text:name="privateer-maneuvers"/></text:h>
      <text:list text:style-name="L62">
        <text:list-item>
          <text:p text:style-name="P84"><text:span text:style-name="T2">Broadsides:</text:span> When firing a ship-mounted cannon, spend 1 Style Point to add Explore dice to a Blackpowder roll</text:p>
        </text:list-item>
        <text:list-item>
          <text:p text:style-name="P84"><text:span text:style-name="T2">Cunning Evasion:</text:span> Spend 2 Style Points to set the value of one Dodge die to its maximum value before rolling</text:p>
        </text:list-item>
        <text:list-item>
          <text:p text:style-name="P84"><text:span text:style-name="T2">Cunning Misdirection:</text:span> Spend 2 Style Points to set the value of one Feint die to its maximum value before rolling</text:p>
        </text:list-item>
        <text:list-item>
          <text:p text:style-name="P84"><text:span text:style-name="T2">Into the Rigging:</text:span> When on a ship or a boat, spend 1 Style Point to add Explore dice to a Dodge roll</text:p>
        </text:list-item>
        <text:list-item>
          <text:p text:style-name="P84"><text:span text:style-name="T2">Practiced Fencing:</text:span> Spend 1 Style Point to reroll a Dueling roll</text:p>
        </text:list-item>
        <text:list-item>
          <text:p text:style-name="P84"><text:span text:style-name="T2">Naval Hilt:</text:span> When using a cutlass, spend 1 Style Point to add Explore dice to a Parry roll</text:p>
        </text:list-item>
        <text:list-item>
          <text:p text:style-name="P84"><text:span text:style-name="T2">Last Resort:</text:span> Spend 1 Style Point to reroll a Defense roll</text:p>
        </text:list-item>
      </text:list>
      <text:h text:style-name="Heading_20_3" text:outline-level="3"><text:bookmark-start text:name="the-provincial"/>The Provincial<text:bookmark-end text:name="the-provincial"/></text:h>
      <text:p text:style-name="First_20_paragraph">Outside of Paris are the provinces of France – home to commoners and petty noblefolk, many of whom lack education and refinement. These Provincials – and the Provincials of other nations – are looked down on by the city folk.</text:p>
      <text:p text:style-name="Text_20_body">Provincials who come to Paris often feel they have something to prove when dealing with residents of the capital city; it’s not uncommon for brawls to break out in bars because someone’s clothes or horse was insulted.</text:p>
      <text:p text:style-name="Text_20_body">A few Provincials are minor nobles and choose the Courtier co-class, although they rarely are afforded the respect given to their urban cousins.</text:p>
      <text:list text:style-name="L63">
        <text:list-item>
          <text:p text:style-name="P85"><text:span text:style-name="T2">Suggested Classes:</text:span> Brigand, Chaplain, Constable, Dogsbody, Dragoon, Duelist, Explorer, Fusilier, Privateer, Veteran, Witch</text:p>
        </text:list-item>
        <text:list-item>
          <text:p text:style-name="P85"><text:span text:style-name="T2">Suggested Passions:</text:span> Country, Family, Love, Pride</text:p>
        </text:list-item>
      </text:list>
      <text:h text:style-name="Heading_20_4" text:outline-level="4"><text:bookmark-start text:name="provincial-qualities"/>Provincial Qualities<text:bookmark-end text:name="provincial-qualities"/></text:h>
      <text:list text:style-name="L64">
        <text:list-item>
          <text:p text:style-name="P86"><text:span text:style-name="T2">Skill Competency:</text:span> Military, Nature, Streetwise</text:p>
        </text:list-item>
        <text:list-item>
          <text:p text:style-name="P86"><text:span text:style-name="T2">Specialties:</text:span> Military (Brawl +1, Aim +1), Nature (Husbandry +1, Prowl +1), Observation (Perceive +1), Streetwise ( +1Carouse)</text:p>
        </text:list-item>
        <text:list-item>
          <text:p text:style-name="P86"><text:span text:style-name="T2">Weapon Prowess:</text:span> Knife, Cudgel, Bow</text:p>
        </text:list-item>
        <text:list-item>
          <text:p text:style-name="P86"><text:span text:style-name="T2">Armor Prowess:</text:span> None</text:p>
        </text:list-item>
        <text:list-item>
          <text:p text:style-name="P86"><text:span text:style-name="T2">Social Rank:</text:span> Commoner (D0)</text:p>
        </text:list-item>
        <text:list-item>
          <text:p text:style-name="P86"><text:span text:style-name="T2">Bonus Gear:</text:span> Peasant outfit (shift, breeches, buckled shoes), draft horse</text:p>
        </text:list-item>
      </text:list>
      <text:h text:style-name="Heading_20_4" text:outline-level="4"><text:bookmark-start text:name="provincial-maneuvers"/>Provincial Maneuvers<text:bookmark-end text:name="provincial-maneuvers"/></text:h>
      <text:list text:style-name="L65">
        <text:list-item>
          <text:p text:style-name="P87"><text:span text:style-name="T2">Aggressive Fisticuffs:</text:span> Spend 2 Style Points to set the value of one Brawl die to its maximum value before rolling</text:p>
        </text:list-item>
        <text:list-item>
          <text:p text:style-name="P87"><text:span text:style-name="T2">Equestrienne:</text:span> When mounted on a horse you care for yourself, spend 1 Style Point to add Husbandry dice to a Lunge roll</text:p>
        </text:list-item>
        <text:list-item>
          <text:p text:style-name="P87"><text:span text:style-name="T2">Martial Reliability:</text:span> Spend 1 Style Point to reroll a Military roll</text:p>
        </text:list-item>
        <text:list-item>
          <text:p text:style-name="P87"><text:span text:style-name="T2">Practiced Cultivation:</text:span> Spend 2 Style Points to set the value of one Husbandry die to its maximum value before rolling</text:p>
        </text:list-item>
        <text:list-item>
          <text:p text:style-name="P87"><text:span text:style-name="T2">Street Fighting:</text:span> When using a knife or a cudgel, spend 1 Style Point to add Brawl dice to a Lunge roll</text:p>
        </text:list-item>
        <text:list-item>
          <text:p text:style-name="P87"><text:span text:style-name="T2">Urban Reliability:</text:span> Spend 1 Style Point to reroll a Streetwise roll</text:p>
        </text:list-item>
      </text:list>
      <text:h text:style-name="Heading_20_3" text:outline-level="3"><text:bookmark-start text:name="the-provocateur"/>The Provocateur<text:bookmark-end text:name="the-provocateur"/></text:h>
      <text:p text:style-name="First_20_paragraph">A revolutionary, a spy, an assassin, a traitor, a conspirator – these are terms used to speak of the Provocateur, a shadowy figure enmeshed in plots within plots. Provocateurs are used by all nations of Europe, although they are rarely trusted even among those who employ them.</text:p>
      <text:p text:style-name="Text_20_body">A typical Provocateur does not advertise her profession, so she will usually rely on her co-class for her public persona.</text:p>
      <text:list text:style-name="L66">
        <text:list-item>
          <text:p text:style-name="P88"><text:span text:style-name="T2">Suggested Classes:</text:span> Charlatan, Courtier, Duelist, Envoy, Speaker, Visionary</text:p>
        </text:list-item>
        <text:list-item>
          <text:p text:style-name="P88"><text:span text:style-name="T2">Suggested Passions:</text:span> Church, Country, Love, Wealth</text:p>
        </text:list-item>
      </text:list>
      <text:h text:style-name="Heading_20_4" text:outline-level="4"><text:bookmark-start text:name="provocateur-qualities"/>Provocateur Qualities<text:bookmark-end text:name="provocateur-qualities"/></text:h>
      <text:list text:style-name="L67">
        <text:list-item>
          <text:p text:style-name="P89"><text:span text:style-name="T2">Skill Competency:</text:span> Culture, Medicine, Military, Streetwise</text:p>
        </text:list-item>
        <text:list-item>
          <text:p text:style-name="P89"><text:span text:style-name="T2">Specialties:</text:span> Culture (Etiquette +1), Interaction (Negotiate +1, Deceive +1), Medicine (Poison +1), Streetwise (Carouse +1, Larceny +1)</text:p>
        </text:list-item>
        <text:list-item>
          <text:p text:style-name="P89"><text:span text:style-name="T2">Weapon Prowess:</text:span> Knife, Pistol</text:p>
        </text:list-item>
        <text:list-item>
          <text:p text:style-name="P89"><text:span text:style-name="T2">Armor Prowess:</text:span> None</text:p>
        </text:list-item>
        <text:list-item>
          <text:p text:style-name="P89"><text:span text:style-name="T2">Social Rank:</text:span> Soldier (D6)</text:p>
        </text:list-item>
        <text:list-item>
          <text:p text:style-name="P89"><text:span text:style-name="T2">Bonus Gear:</text:span> Any one outfit, dagger (Knife +1D6), 6 doses of poison</text:p>
        </text:list-item>
      </text:list>
      <text:h text:style-name="Heading_20_4" text:outline-level="4"><text:bookmark-start text:name="provocateur-maneuvers"/>Provocateur Maneuvers<text:bookmark-end text:name="provocateur-maneuvers"/></text:h>
      <text:list text:style-name="L68">
        <text:list-item>
          <text:p text:style-name="P90"><text:span text:style-name="T2">Cunning Thievery:</text:span> Spend 2 Style Points to set the value of one Larceny die to its maximum value before rolling</text:p>
        </text:list-item>
        <text:list-item>
          <text:p text:style-name="P90"><text:span text:style-name="T2">Deadly Toxicology:</text:span> Spend 2 Style Points to set the value of one Poison die to its maximum value before rolling</text:p>
        </text:list-item>
        <text:list-item>
          <text:p text:style-name="P90"><text:span text:style-name="T2">Envenomed Blade:</text:span> When using a poisoned knife, spend 1 Style Point to add Poison dice to a Lunge roll</text:p>
        </text:list-item>
        <text:list-item>
          <text:p text:style-name="P90"><text:span text:style-name="T2">Mostly Harmless:</text:span> When unarmed and facing an armed opponent, spend 1 Style Point to add Deceive dice to a Dodge roll</text:p>
        </text:list-item>
        <text:list-item>
          <text:p text:style-name="P90"><text:span text:style-name="T2">Shady Negotiations:</text:span> When dealing with criminals or conspirators, spend 1 Style Point to add Larceny dice to a Negotiate roll</text:p>
        </text:list-item>
        <text:list-item>
          <text:p text:style-name="P90"><text:span text:style-name="T2">Social Reliability:</text:span> Spend 1 Style Point to reroll an Interaction roll</text:p>
        </text:list-item>
        <text:list-item>
          <text:p text:style-name="P90"><text:span text:style-name="T2">Urban Reliability:</text:span> Spend 1 Style Point to reroll a Streetwise roll</text:p>
        </text:list-item>
      </text:list>
      <text:h text:style-name="Heading_20_3" text:outline-level="3"><text:bookmark-start text:name="the-veteran"/>The Veteran<text:bookmark-end text:name="the-veteran"/></text:h>
      <text:p text:style-name="First_20_paragraph">Veterans of war are well-trained in the art of battle, and if not currently part of a military unit, often join mercenary companies or guard regiments rather than settle down into a civilian lifestyle.</text:p>
      <text:list text:style-name="L69">
        <text:list-item>
          <text:p text:style-name="P91"><text:span text:style-name="T2">Suggested Classes:</text:span> Brigand, Chaplain, Constable, Dogsbody, Dragoon, Duelist, Explorer, Fusilier, Privateer, Provincial</text:p>
        </text:list-item>
        <text:list-item>
          <text:p text:style-name="P91"><text:span text:style-name="T2">Suggested Passions:</text:span> Country, Family, Friends, Loyalty</text:p>
        </text:list-item>
      </text:list>
      <text:h text:style-name="Heading_20_4" text:outline-level="4"><text:bookmark-start text:name="veteran-qualities"/>Veteran Qualities<text:bookmark-end text:name="veteran-qualities"/></text:h>
      <text:list text:style-name="L70">
        <text:list-item>
          <text:p text:style-name="P92"><text:span text:style-name="T2">Skill Competency:</text:span> Dueling, Military, Nature, Streetwise</text:p>
        </text:list-item>
        <text:list-item>
          <text:p text:style-name="P92"><text:span text:style-name="T2">Specialties:</text:span> Defense (Block +1), Dueling (Lunge +1), Military (Aim +1, Strategy +1), Nature (Explore +1), Streetwise (Carouse +1)</text:p>
        </text:list-item>
        <text:list-item>
          <text:p text:style-name="P92"><text:span text:style-name="T2">Weapon Prowess:</text:span> Knife, Sword, Polearm, Pistol, Musket</text:p>
        </text:list-item>
        <text:list-item>
          <text:p text:style-name="P92"><text:span text:style-name="T2">Armor Prowess:</text:span> Rigid, Shield</text:p>
        </text:list-item>
        <text:list-item>
          <text:p text:style-name="P92"><text:span text:style-name="T2">Social Rank:</text:span> Soldier (D6)</text:p>
        </text:list-item>
        <text:list-item>
          <text:p text:style-name="P92"><text:span text:style-name="T2">Bonus Gear:</text:span> Guard uniform (capotain, soldier’s gloves, breeches, boots, tabard), steel breastplate (Rigid Armor +1D10), flintlock musket (Musket +1D10)</text:p>
        </text:list-item>
      </text:list>
      <text:h text:style-name="Heading_20_4" text:outline-level="4"><text:bookmark-start text:name="veteran-maneuvers"/>Veteran Maneuvers<text:bookmark-end text:name="veteran-maneuvers"/></text:h>
      <text:list text:style-name="L71">
        <text:list-item>
          <text:p text:style-name="P93"><text:span text:style-name="T2">Last Resort:</text:span> Spend 1 Style Point to reroll a Defense roll</text:p>
        </text:list-item>
        <text:list-item>
          <text:p text:style-name="P93"><text:span text:style-name="T2">Martial Reliability:</text:span> Spend 1 Style Point to reroll a Military roll</text:p>
        </text:list-item>
        <text:list-item>
          <text:p text:style-name="P93"><text:span text:style-name="T2">Practiced Sharpshooting:</text:span> Spend 2 Style Points to set the value of one Aim die to its maximum value before rolling</text:p>
        </text:list-item>
        <text:list-item>
          <text:p text:style-name="P93"><text:span text:style-name="T2">Reconnaissance:</text:span> When trying to spot other people, spend 1 Style Point to add Explore dice to a Perceive roll</text:p>
        </text:list-item>
        <text:list-item>
          <text:p text:style-name="P93"><text:span text:style-name="T2">(subsection) Strategic Maneuvers:</text:span> When commanding at least 3 troops, spend 1 Style Point to add Explore dice to a Strategy roll</text:p>
        </text:list-item>
        <text:list-item>
          <text:p text:style-name="P93"><text:span text:style-name="T2">Trained Endurance:</text:span> Spend 2 Style Points to set the value of one Block die to its maximum value before rolling</text:p>
        </text:list-item>
      </text:list>
      <text:h text:style-name="Heading_20_3" text:outline-level="3"><text:bookmark-start text:name="the-virtuosa"/>The Virtuosa<text:bookmark-end text:name="the-virtuosa"/></text:h>
      <text:p text:style-name="First_20_paragraph">A Virtuosa is a master performer or artist, creating beautiful works of art, music, or drama. Virtuosas can be singers, actors, painters, playwrights, sculptors, musicians, composers, poets, and other artists.</text:p>
      <text:p text:style-name="Text_20_body">Being an effective Virtuosa requires training in the arts and history, plus a great degree of innate talent. Virtuosas are well-respected throughout society, especially among the upper classes.</text:p>
      <text:list text:style-name="L72">
        <text:list-item>
          <text:p text:style-name="P94"><text:span text:style-name="T2">Suggested Classes:</text:span> Chaplain, Charmweaver, Courtier, Envoy, Privateer, Visionary</text:p>
        </text:list-item>
        <text:list-item>
          <text:p text:style-name="P94"><text:span text:style-name="T2">Suggested Passions:</text:span> Artistry, Friends, Pride, Wealth</text:p>
        </text:list-item>
      </text:list>
      <text:h text:style-name="Heading_20_4" text:outline-level="4"><text:bookmark-start text:name="virtuosa-qualities"/>Virtuosa Qualities<text:bookmark-end text:name="virtuosa-qualities"/></text:h>
      <text:list text:style-name="L73">
        <text:list-item>
          <text:p text:style-name="P95"><text:span text:style-name="T2">Skill Competency:</text:span> Culture, Streetwise</text:p>
        </text:list-item>
        <text:list-item>
          <text:p text:style-name="P95"><text:span text:style-name="T2">Specialties:</text:span> Culture (Arts +1, Etiquette +1), Interaction (Inspire +1, Negotiate +1), Streetwise (Banter +1, Carouse +1)</text:p>
        </text:list-item>
        <text:list-item>
          <text:p text:style-name="P95"><text:span text:style-name="T2">Weapon Prowess:</text:span> Knife, Sword</text:p>
        </text:list-item>
        <text:list-item>
          <text:p text:style-name="P95"><text:span text:style-name="T2">Armor Prowess:</text:span> None</text:p>
        </text:list-item>
        <text:list-item>
          <text:p text:style-name="P95"><text:span text:style-name="T2">Social Rank:</text:span> Artisan (D8)</text:p>
        </text:list-item>
        <text:list-item>
          <text:p text:style-name="P95"><text:span text:style-name="T2">Bonus Gear:</text:span> Courtly outfit (hair ribbons, bodice, courtier’s gloves, skirt, chopines), musical instrument (Arts +1D6)</text:p>
        </text:list-item>
      </text:list>
      <text:h text:style-name="Heading_20_4" text:outline-level="4"><text:bookmark-start text:name="virtuosa-maneuvers"/>Virtuosa Maneuvers<text:bookmark-end text:name="virtuosa-maneuvers"/></text:h>
      <text:list text:style-name="L74">
        <text:list-item>
          <text:p text:style-name="P96"><text:span text:style-name="T2">Boundless Creativity:</text:span> Spend 2 Style Points to set the value of one Arts die to its maximum value before rolling</text:p>
        </text:list-item>
        <text:list-item>
          <text:p text:style-name="P96"><text:span text:style-name="T2">Commanding Presence:</text:span> Spend 2 Style Points to set the value of one Inspire die to its maximum value before rolling</text:p>
        </text:list-item>
        <text:list-item>
          <text:p text:style-name="P96"><text:span text:style-name="T2">From the Heart:</text:span> When performing or displaying a work of art, spend 1 Style Point to add Arts dice to an Inspire roll</text:p>
        </text:list-item>
        <text:list-item>
          <text:p text:style-name="P96"><text:span text:style-name="T2">I’m Too Pretty to Die!:</text:span> When unarmed and facing an armed opponent, spend 1 Style Point to add Arts dice to a Dodge roll</text:p>
        </text:list-item>
        <text:list-item>
          <text:p text:style-name="P96"><text:span text:style-name="T2">In Costume:</text:span> When wearing a disguise or costume, spend 1 Style Point to add Arts dice to a Deceive roll</text:p>
        </text:list-item>
        <text:list-item>
          <text:p text:style-name="P96"><text:span text:style-name="T2">Refined Reliability:</text:span> Spend 1 Style Point to reroll a Culture roll</text:p>
        </text:list-item>
        <text:list-item>
          <text:p text:style-name="P96"><text:span text:style-name="T2">Urban Reliability:</text:span> Spend 1 Style Point to reroll a Streetwise roll</text:p>
        </text:list-item>
      </text:list>
      <text:h text:style-name="Heading_20_3" text:outline-level="3"><text:bookmark-start text:name="the-visionary"/>The Visionary<text:bookmark-end text:name="the-visionary"/></text:h>
      <text:p text:style-name="First_20_paragraph">A Visionary is someone whose genius far exceeds that of the average person. True Renaissance women and men, they are able to apply logic and science ways that seem almost supernatural to many.</text:p>
      <text:p text:style-name="Text_20_body">A Visionary may be a leader, or she may be a quiet follower who only seeks to pursue her life’s work. Visionaries are usually well-educated and can speak confidently on a variety of topics.</text:p>
      <text:list text:style-name="L75">
        <text:list-item>
          <text:p text:style-name="P97"><text:span text:style-name="T2">Suggested Classes:</text:span> Barrister, Chaplain, Courtier, Explorer, Mechanician, Virtuosa</text:p>
        </text:list-item>
        <text:list-item>
          <text:p text:style-name="P97"><text:span text:style-name="T2">Suggested Passions:</text:span> Artistry, Knowledge, Pride, Wealth</text:p>
        </text:list-item>
      </text:list>
      <text:h text:style-name="Heading_20_4" text:outline-level="4"><text:bookmark-start text:name="visionary-qualities"/>Visionary Qualities<text:bookmark-end text:name="visionary-qualities"/></text:h>
      <text:list text:style-name="L76">
        <text:list-item>
          <text:p text:style-name="P98"><text:span text:style-name="T2">Skill Competency:</text:span> Culture, Medicine, Military, Nature, Science</text:p>
        </text:list-item>
        <text:list-item>
          <text:p text:style-name="P98"><text:span text:style-name="T2">Specialties:</text:span> Culture (Scholarship +1), Military (Strategy +1), Nature (Explore +1), Observation (Deduce +1), Science (Clockworks +1, Calculus +1)</text:p>
        </text:list-item>
        <text:list-item>
          <text:p text:style-name="P98"><text:span text:style-name="T2">Weapon Prowess:</text:span> Knife</text:p>
        </text:list-item>
        <text:list-item>
          <text:p text:style-name="P98"><text:span text:style-name="T2">Armor Prowess:</text:span> None</text:p>
        </text:list-item>
        <text:list-item>
          <text:p text:style-name="P98"><text:span text:style-name="T2">Social Rank:</text:span> Artisan (D8)</text:p>
        </text:list-item>
        <text:list-item>
          <text:p text:style-name="P98"><text:span text:style-name="T2">Bonus Gear:</text:span> Crafter outfit (artisan’s beret, smock, craftsman’s gloves, breeches, buckled shoes), 6 books (Knowledge +1D6, one subject each), repair tools (Clockworks +1D6)</text:p>
        </text:list-item>
      </text:list>
      <text:h text:style-name="Heading_20_4" text:outline-level="4"><text:bookmark-start text:name="visionary-maneuvers"/>Visionary Maneuvers<text:bookmark-end text:name="visionary-maneuvers"/></text:h>
      <text:list text:style-name="L77">
        <text:list-item>
          <text:p text:style-name="P99"><text:span text:style-name="T2">Brilliant Analysis:</text:span> Spend 2 Style Points to set the value of one Deduce die to its maximum value before rolling</text:p>
        </text:list-item>
        <text:list-item>
          <text:p text:style-name="P99"><text:span text:style-name="T2">Forensic Analysis:</text:span> When using a well-equipped laboratory, spend 1 Style Point to add Scholarship dice to a Deduce roll</text:p>
        </text:list-item>
        <text:list-item>
          <text:p text:style-name="P99"><text:span text:style-name="T2">Inventive Mathematics:</text:span> Spend 2 Style Points to set the value of one Calculus die to its maximum value before rolling</text:p>
        </text:list-item>
        <text:list-item>
          <text:p text:style-name="P99"><text:span text:style-name="T2">Refined Reliability:</text:span> Spend 1 Style Point to reroll a Culture roll</text:p>
        </text:list-item>
        <text:list-item>
          <text:p text:style-name="P99"><text:span text:style-name="T2">Tactical Retreat:</text:span> When unarmed and facing an armed opponent, spend 1 Style Point to add Strategy dice to a Dodge roll</text:p>
        </text:list-item>
        <text:list-item>
          <text:p text:style-name="P99"><text:span text:style-name="T2">Verifiable Hypothesis:</text:span> Spend 1 Style Point to reroll a Science roll</text:p>
        </text:list-item>
      </text:list>
      <text:h text:style-name="Heading_20_3" text:outline-level="3"><text:bookmark-start text:name="the-witch"/>The Witch<text:bookmark-end text:name="the-witch"/></text:h>
      <text:p text:style-name="First_20_paragraph">Witches are experts at folk remedies, herbal lore, midwifery, and reading omens. Some Witches are publicly known as such, but most keep their rituals secret from the authorities, remembering recent periods of persecution.</text:p>
      <text:list text:style-name="L78">
        <text:list-item>
          <text:p text:style-name="P100"><text:span text:style-name="T2">Suggested Classes:</text:span> Alchemist, Charlatan, Charmweaver, Provincial, Virtuosa</text:p>
        </text:list-item>
        <text:list-item>
          <text:p text:style-name="P100"><text:span text:style-name="T2">Suggested Passions:</text:span> Faith, Family, Friends, Love</text:p>
        </text:list-item>
      </text:list>
      <text:h text:style-name="Heading_20_4" text:outline-level="4"><text:bookmark-start text:name="witch-qualities"/>Witch Qualities<text:bookmark-end text:name="witch-qualities"/></text:h>
      <text:list text:style-name="L79">
        <text:list-item>
          <text:p text:style-name="P101"><text:span text:style-name="T2">Skill Competency:</text:span> Magicks, Medicine, Nature, Streetwise</text:p>
        </text:list-item>
        <text:list-item>
          <text:p text:style-name="P101"><text:span text:style-name="T2">Specialties:</text:span> Magicks (Brew +1, Portents +1), Medicine (Treat +1, Poison +1), Nature (Husbandry +1), Streetwise (Carouse +1)</text:p>
        </text:list-item>
        <text:list-item>
          <text:p text:style-name="P101"><text:span text:style-name="T2">Weapon Prowess:</text:span> Knife</text:p>
        </text:list-item>
        <text:list-item>
          <text:p text:style-name="P101"><text:span text:style-name="T2">Armor Prowess:</text:span> None</text:p>
        </text:list-item>
        <text:list-item>
          <text:p text:style-name="P101"><text:span text:style-name="T2">Social Rank:</text:span> Commoner (D0)</text:p>
        </text:list-item>
        <text:list-item>
          <text:p text:style-name="P101"><text:span text:style-name="T2">Bonus Gear:</text:span> Peasant outfit (shift, breeches, buckled shoes), 4 supplies of alchemical ingredients, alchemy tools (Brew, Poison +1D6), divination tools (Portents +1D6)</text:p>
        </text:list-item>
      </text:list>
      <text:h text:style-name="Heading_20_4" text:outline-level="4"><text:bookmark-start text:name="witch-maneuvers"/>Witch Maneuvers<text:bookmark-end text:name="witch-maneuvers"/></text:h>
      <text:list text:style-name="L80">
        <text:list-item>
          <text:p text:style-name="P102"><text:span text:style-name="T2">Anti-Toxins:</text:span> When creating an antidote or countering a poison, spend 1 Style Point to add Brew dice to a Poison roll</text:p>
        </text:list-item>
        <text:list-item>
          <text:p text:style-name="P102"><text:span text:style-name="T2">First Aid:</text:span> Spend 2 Style Points to set the value of one Treat die to its maximum value before rolling</text:p>
        </text:list-item>
        <text:list-item>
          <text:p text:style-name="P102"><text:span text:style-name="T2">Folk Remedies:</text:span> When you have access to a garden, forest, or herb collection, spend 1 Style Point to add Husbandry dice to a Treat roll</text:p>
        </text:list-item>
        <text:list-item>
          <text:p text:style-name="P102"><text:span text:style-name="T2">Ritual Reliability:</text:span> Spend 1 Style Point to reroll a Magicks roll</text:p>
        </text:list-item>
        <text:list-item>
          <text:p text:style-name="P102"><text:span text:style-name="T2">Second Opinion:</text:span> Spend 1 Style Point to reroll a Medicine roll</text:p>
        </text:list-item>
        <text:list-item>
          <text:p text:style-name="P102"><text:span text:style-name="T2">Uncanny Prediction:</text:span> Spend 2 Style Points to set the value of one Portents die to its maximum value before rolling</text:p>
        </text:list-item>
      </text:list>
      <text:h text:style-name="Heading_20_3" text:outline-level="3"><text:bookmark-start text:name="variants-alternatives-to-classes"/>Variants: Alternatives to Classes<text:bookmark-end text:name="variants-alternatives-to-classes"/></text:h>
      <text:p text:style-name="First_20_paragraph">You don’t have to make your character with classes; here are two options that you can try, with your Gamemaster’s permission!</text:p>
      <text:h text:style-name="Heading_20_4" text:outline-level="4"><text:bookmark-start text:name="option-playing-without-classes"/>Option: Playing Without Classes<text:bookmark-end text:name="option-playing-without-classes"/></text:h>
      <text:p text:style-name="First_20_paragraph">You don’t even have to play with classes (or backstories) at all. The MJ might allow this option if she wants everyone to have the most flexibility in creating their characters.</text:p>
      <text:p text:style-name="Text_20_body">A base character starts with the following:</text:p>
      <text:list text:style-name="L81">
        <text:list-item>
          <text:p text:style-name="P103">Skill Competency in Defense, Initiative, Interaction, and Observation.</text:p>
        </text:list-item>
        <text:list-item>
          <text:p text:style-name="P103">One language.</text:p>
        </text:list-item>
        <text:list-item>
          <text:p text:style-name="P103">Knife Weapon Prowess.</text:p>
        </text:list-item>
        <text:list-item>
          <text:p text:style-name="P103">Social Rank of Commoner (D0)/Commoner (D0).</text:p>
        </text:list-item>
        <text:list-item>
          <text:p text:style-name="P103">One outfit and one common weapon.</text:p>
        </text:list-item>
        <text:list-item>
          <text:p text:style-name="P103">30 customizations, replacing the 6 customizations that characters normally receive.</text:p>
        </text:list-item>
      </text:list>
      <text:p text:style-name="First_20_paragraph">You can use those customizations in the following ways:</text:p>
      <text:list text:style-name="L82">
        <text:list-item>
          <text:p text:style-name="P104">Add Competency in any one skill.</text:p>
        </text:list-item>
        <text:list-item>
          <text:p text:style-name="P104">Add +1 rank to any Specialty which you have the related skill competency. Limits: You can’t have more than +2 ranks in any given specialty. You can’t assign more than eight ranks to the specialties corresponding to each attribute (Verge, Affinity, Guile).</text:p>
        </text:list-item>
        <text:list-item>
          <text:p text:style-name="P104">Add one language.</text:p>
        </text:list-item>
        <text:list-item>
          <text:p text:style-name="P104">Add one armor prowess or weapon prowess.</text:p>
        </text:list-item>
        <text:list-item>
          <text:p text:style-name="P104">Increase one of your social ranks by 1, to a limit of Noble (D10)/Artisan (D8).</text:p>
        </text:list-item>
        <text:list-item>
          <text:p text:style-name="P104">Add one style maneuver of your choice. Limits: You can have a maximum of six style maneuvers.</text:p>
        </text:list-item>
      </text:list>
      <text:p text:style-name="First_20_paragraph">Once you have assigned your customizations, you receive four rewards equal to your Competency Die, two rewards equal to your lowest rank, and two rewards equal to your highest social rank. You can spend those normally to buy your starting equipment.</text:p>
      <text:h text:style-name="Heading_20_5" text:outline-level="5"><text:bookmark-start text:name="example-of-class-free-character-creation"/>Example of Class-Free Character Creation<text:bookmark-end text:name="example-of-class-free-character-creation"/></text:h>
      <text:p text:style-name="First_20_paragraph">A player decides she’s going to create a character who is all about airships. She starts with the base character and then spends her 30 customizations.</text:p>
      <text:p text:style-name="Text_20_body"><text:span text:style-name="T2">Skill Competency:</text:span> In addition to the automatic skill competency, she also chooses to be competent with Dueling (for mid-air swordfights!), Military (for mid-air gun fights! and airship tactics), Nature (so she’ll be good at exploring), and Science (since airships are pretty advanced technology). This uses four of her customizations.</text:p>
      <text:p text:style-name="Text_20_body"><text:span text:style-name="T2">Specialty Ranks:</text:span> The player picks Parry +1 (mid-air swordfights!), Dodge +1 (mid-air gun fights!), Aim +1 (also mid-air gun fights!), Strategy +2 (airship tactics), Explore +2 (navigating), Blackpowder +1 (firing cannons!), and Clockworks +2 (fixing a broken airship). She also chooses Scholarship +1 (mainly for geographic knowledge), Etiquette +1 (customs of far-off lands), Inspire +1 (officers should be inspiring, right?) and Perceive +1 (for looking through a spyglass). Adding up the totals for each attribute, she finds +6 ranks total for Verve (Parry, Explore twice, Blackpowder, Inspire, Perceive), +4 ranks total for Affinity (Aim, Etiquette, Clockworks twice), and +4 ranks for Guile (Dodge, Strategy twice, Scholarship). This is under the limit of eight ranks per attribute, so she’s good there. This costs 14 of her customizations.</text:p>
      <text:p text:style-name="Text_20_body"><text:span text:style-name="T2">Languages:</text:span> The player decides she will be from England, and thus her free language is English. She also gets a bonus language from her +1 rank in Scholarship, and she picks French. She decides to also learn Italian and German, and that uses up two more customizations.</text:p>
      <text:p text:style-name="Text_20_body"><text:span text:style-name="T2">Armor or Weapon Prowess:</text:span> While she doesn’t think she needs armor prowess, the player does want to know how to use Swords, Pistols, and Cannons. She spends three customizations on those.</text:p>
      <text:p text:style-name="Text_20_body"><text:span text:style-name="T2">Social Rank:</text:span> Figuring that airships are rather expensive to maintain, the player pushes her social ranks up to the maximum of Noble (D10)/Artisan (D8). This uses five of her customizations, and she’s only got two left from the original 30.</text:p>
      <text:p text:style-name="Text_20_body"><text:span text:style-name="T2">Style Maneuvers:</text:span> Looking over the list of style maneuvers, the player finds two that thinks will be most appropriate for a future air-captain like herself. She selects Powdersmith (when creating or repairing a device with a blackpowder flintlock power source, a phlogistone furnace power source, or an explosion component, spend 1 Style Point to add Blackpowder dice to a Clockworks roll) and Naval Hilt (when using a cutlass, spend 1 Style Point to add Explore dice to a Parry roll). This uses up her last two customizations.</text:p>
      <text:p text:style-name="Text_20_body"><text:span text:style-name="T2">Starting Equipment:</text:span> Naturally, the player chooses to start with a corsair outfit, and for her free weapon chooses a cutlass. She receives rewards of 4D6 (from her Competency Die), 2D8 (her Artisan social rank) and 1D10 (her Noble social rank). It’s not quite enough to buy an airship, so she instead buys a cutlass (1D6 cost), a mariner’s astrolabe (1D6 cost), a spyglass (1D6 cost), repair tools (1D6 cost), a double pistol (1D8 cost) because it’s cool, and a deck cannon (1D10 cost) since she always wanted a cannon. Doesn’t everyone? This leaves her with a 1D8 reward, which she chooses to spend on four supplies of clockwork gears so she can repair an airship or make nifty toys.</text:p>
      <text:h text:style-name="Heading_20_4" text:outline-level="4"><text:bookmark-start text:name="option-creating-a-custom-class"/>Option: Creating a Custom Class<text:bookmark-end text:name="option-creating-a-custom-class"/></text:h>
      <text:p text:style-name="First_20_paragraph">If only one of the classes appeals to you, you can create a custom class with the Gamemaster’s consent. (Having two custom classes is not recommended; choose one standard class in addition to your custom class.)</text:p>
      <text:p text:style-name="Text_20_body">Make the following choices and write them down:</text:p>
      <text:p text:style-name="Text_20_body"><text:span text:style-name="T2">Name and Description:</text:span> Decide what role the class will play in French or European. How is this class different from existing classes?</text:p>
      <text:p text:style-name="Text_20_body"><text:span text:style-name="T2">Suggested Classes and Passions:</text:span> Choose at least 3 suggested classes and passions that fit the class concept. <text:span text:style-name="T2">Limit:</text:span> You can’t choose Duelist as one of the classes.</text:p>
      <text:p text:style-name="Text_20_body"><text:span text:style-name="T2">Social Rank:</text:span> If the class is primarily focused on combat, then the Social Rank should be Soldier (D6). If the class requires formal education or apprenticeship, then the Social Rank should be Artisan (D8). Otherwise the class should probably be Commoner (D0). <text:span text:style-name="T2">Limit:</text:span> A custom class can’t be Noble (D10) or Royal (D12) social rank.</text:p>
      <text:p text:style-name="Text_20_body"><text:span text:style-name="T2">Specialties and Skill Competency:</text:span> Choose six different specialties that make sense for the class; these all gain +1. The Skill Competencies correspond to those specialties, with the exception of skills that everyone is already competent in using. <text:span text:style-name="T2">Limits:</text:span> Classes never give specialty ranks in Initiative. Each attribute (Verve, Affinity, Guile) can have at most 3 specialties associated with it.</text:p>
      <text:p text:style-name="Text_20_body"><text:span text:style-name="T2">Weapon and Armor Prowess:</text:span> If the class would know how to use specific weapons or armor types, pick up to four of those, total. Remember that everyone already knows how to use a Knife.</text:p>
      <text:p text:style-name="Text_20_body"><text:span text:style-name="T2">Bonus Gear:</text:span> Choose one outfit that the class will receive for free. If the class requires the use of one or more tools, pick one of those tools as well as 4 supplies of the appropriate type. If the class has weapon or armor prowess, choose up one weapon and one type of armor. Remember that everyone gets one common weapon for free.</text:p>
      <text:p text:style-name="Text_20_body"><text:span text:style-name="T2">Style Maneuvers: </text:span>Choose six style maneuvers from the list of style maneuvers that are appropriate for this class: two that allow a reroll of one skill, two that allow one die to be maximized on a specialty roll, and two that let you add dice from one pool to another under specific circumstances.</text:p>
      <text:p text:style-name="Text_20_body">When you’ve finished creating your class, let your Gamemaster review it to see if it fits her concept of the world and the campaign. She can provide suggestions on how you can modify the class if she sees potential problems with the class.</text:p>
      <text:h text:style-name="Heading_20_6" text:outline-level="6"><text:bookmark-start text:name="gamemaster-created-classes"/>Gamemaster-Created Classes<text:bookmark-end text:name="gamemaster-created-classes"/></text:h>
      <text:p text:style-name="First_20_paragraph">Gamemasters, you can create classes too, and offer them as additional choices for your players. You should try to follow the general guidelines given for players, although you can customize the social rank, bonus gear, armor prowess, and weapon prowess. You shouldn’t give a class specialty ranks in Initiative, and a class shouldn’t have more than 8 style maneuvers.</text:p>
      <text:h text:style-name="Heading_20_2" text:outline-level="2"><text:bookmark-start text:name="skills-and-specialties"/>Skills and Specialties<text:bookmark-end text:name="skills-and-specialties"/></text:h>
      <text:p text:style-name="First_20_paragraph">There are 12 skills, ranging from Culture to Streetwise. Each of these skills has three specialties, corresponding to the three Attributes of Verve, Affinity, and Guile.</text:p>
      <text:h text:style-name="Heading_20_4" text:outline-level="4"><text:bookmark-start text:name="using-skills"/>Using Skills<text:bookmark-end text:name="using-skills"/></text:h>
      <text:p text:style-name="First_20_paragraph">To use a skill, first you determine under which specialty the task you want to perform falls. Your dice pool starts with one die of that specialty’s corresponding attribute; this is your Attribute Die.</text:p>
      <text:p text:style-name="Text_20_body">If you have competency in that skill, you can add your Competency Die to the dice pool. There are four skills that all player characters are competent at using: Defense, Initiative, Interaction, and Observation.</text:p>
      <text:p text:style-name="Text_20_body">You can have +0, +1, +2, +3, +4, or +5 ranks in each specialty, although a starting character is initially limited to only +2 ranks. Each rank adds an additional die of the same size as your Attribute Die to the dice pool; these are your Specialty Dice.</text:p>
      <text:p text:style-name="Text_20_body">Many specialties allow you to add an Item Die from a tool or item to the dice pool as well, as described under the separate listings for each specialty. Weapon Dice and Armor Dice are subcategories of Item Dice; you can only add a Weapon or Armor die if you have prowess with that weapon or armor. You can have only one Item Die in any given dice pool.</text:p>
      <text:p text:style-name="Text_20_body">You might have a Bonus Die that you can include in your dice pool under certain circumstances. Tag Dice and Advantage Dice are subcategories of Bonus Dice. A Tag Die is temporary and is based on a word, a phrase, a person, a place, a thing, or a concept. Your Advantage Die is used in combat, and can progress from +1D6 up to +1D12. You can only have one Bonus Die in a dice pool.</text:p>
      <text:p text:style-name="Text_20_body">Factors that make your skills harder to use assign a Drop Penalty to your dice pool. Such factors range from Wounds to language barriers. Each Drop Penalty specifies a number of dice that are dropped – meaning removed – from your dice pool before you roll. A Drop 2 penalty means you remove 2 dice. You can choose which dice to drop, and so you’re going to want to drop the smallest size dice.</text:p>
      <text:p text:style-name="Text_20_body">Once you’ve finished constructing your dice pool, you roll all the dice at once. You select the dice that resulted in the highest two numbers, and you discard the results of the other dice. Then you see what the Gamemaster rolls on the opposition dice.</text:p>
      <text:p text:style-name="Text_20_body">There are two types of opposition dice. Some are rolls of your opponent’s corresponding specialty, such as her Defense (Parry) roll against your Dueling (Lunge) roll. In other situations you might be rolling against standard opposition, rolled by the Gamemaster. Standard opposition pools consist of three dice of the same size, from Easy (3D6) to Very Difficult (3D12).</text:p>
      <table:table table:name="Table14" table:style-name="Table14">
        <table:table-column table:style-name="Table14.A"/>
        <table:table-column table:style-name="Table14.B"/>
        <table:table-header-rows>
          <table:table-row>
            <table:table-cell table:style-name="TableHeaderRowCell" office:value-type="string">
              <text:p text:style-name="Table_20_Heading">Difficulty</text:p>
            </table:table-cell>
            <table:table-cell table:style-name="TableHeaderRowCell" office:value-type="string">
              <text:p text:style-name="Table_20_Heading">Opposing Dice Pool</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Hard</text:p>
          </table:table-cell>
          <table:table-cell table:style-name="TableRowCell" office:value-type="string">
            <text:p text:style-name="Table_20_Contents">3D10</text:p>
          </table:table-cell>
        </table:table-row>
        <table:table-row>
          <table:table-cell table:style-name="TableRowCell" office:value-type="string">
            <text:p text:style-name="Table_20_Contents">Very Hard</text:p>
          </table:table-cell>
          <table:table-cell table:style-name="TableRowCell" office:value-type="string">
            <text:p text:style-name="Table_20_Contents">3D12</text:p>
          </table:table-cell>
        </table:table-row>
      </table:table>
      <text:p text:style-name="Table">Table <text:sequence text:ref-name="refTable9" text:name="Table" text:formula="ooow:Table+1" style:num-format="1">10</text:sequence>: Standard Opposition</text:p>
      <text:p text:style-name="First_20_paragraph">The total of your roll is the sum of the two dice you kept after rolling. The success points generated by your roll equal the lower of the two dice. If you beat the total of the opposition dice, then you can spend those success points on the success table for that specialty. Otherwise, your opponent can spend her success points.</text:p>
      <text:p text:style-name="Text_20_body">You can usually buy a result from a success table multiple times, unless it says otherwise in the description of the specialty. Success points you don’t use are simply discarded when you finish buying the results you want.</text:p>
      <text:p text:style-name="Text_20_body">One of the most common ways to spend success points is to buy a style point for 3 success points. You use style points to power your style maneuvers, which let you combine together the Specialty Dice of two different specialties, set one die in a pool to its maximum value before you roll, or reroll a result that you don’t like. You can only have 3 style points at a time, so if you already have 3, you can’t buy any more.</text:p>
      <text:p text:style-name="Text_20_body">The skills, specialties, and their corresponding attributes are shown in the following table:</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HeaderRowCell" office:value-type="string">
              <text:p text:style-name="Table_20_Heading">Skill</text:p>
            </table:table-cell>
            <table:table-cell table:style-name="TableHeaderRowCell" office:value-type="string">
              <text:p text:style-name="Table_20_Heading">Verve Specialty</text:p>
            </table:table-cell>
            <table:table-cell table:style-name="TableHeaderRowCell" office:value-type="string">
              <text:p text:style-name="Table_20_Heading">Affinity Specialty</text:p>
            </table:table-cell>
            <table:table-cell table:style-name="TableHeaderRowCell" office:value-type="string">
              <text:p text:style-name="Table_20_Heading">Guile Specialty</text:p>
            </table:table-cell>
          </table:table-row>
        </table:table-header-rows>
        <table:table-row>
          <table:table-cell table:style-name="TableRowCell" office:value-type="string">
            <text:p text:style-name="Table_20_Contents">Culture</text:p>
          </table:table-cell>
          <table:table-cell table:style-name="TableRowCell" office:value-type="string">
            <text:p text:style-name="Table_20_Contents">Arts</text:p>
          </table:table-cell>
          <table:table-cell table:style-name="TableRowCell" office:value-type="string">
            <text:p text:style-name="Table_20_Contents">Etiquette</text:p>
          </table:table-cell>
          <table:table-cell table:style-name="TableRowCell" office:value-type="string">
            <text:p text:style-name="Table_20_Contents">Scholarship</text:p>
          </table:table-cell>
        </table:table-row>
        <table:table-row>
          <table:table-cell table:style-name="TableRowCell" office:value-type="string">
            <text:p text:style-name="Table_20_Contents">Defense</text:p>
          </table:table-cell>
          <table:table-cell table:style-name="TableRowCell" office:value-type="string">
            <text:p text:style-name="Table_20_Contents">Parry</text:p>
          </table:table-cell>
          <table:table-cell table:style-name="TableRowCell" office:value-type="string">
            <text:p text:style-name="Table_20_Contents">Block</text:p>
          </table:table-cell>
          <table:table-cell table:style-name="TableRowCell" office:value-type="string">
            <text:p text:style-name="Table_20_Contents">Dodge</text:p>
          </table:table-cell>
        </table:table-row>
        <table:table-row>
          <table:table-cell table:style-name="TableRowCell" office:value-type="string">
            <text:p text:style-name="Table_20_Contents">Dueling</text:p>
          </table:table-cell>
          <table:table-cell table:style-name="TableRowCell" office:value-type="string">
            <text:p text:style-name="Table_20_Contents">Lunge</text:p>
          </table:table-cell>
          <table:table-cell table:style-name="TableRowCell" office:value-type="string">
            <text:p text:style-name="Table_20_Contents">Riposte</text:p>
          </table:table-cell>
          <table:table-cell table:style-name="TableRowCell" office:value-type="string">
            <text:p text:style-name="Table_20_Contents">Feint</text:p>
          </table:table-cell>
        </table:table-row>
        <table:table-row>
          <table:table-cell table:style-name="TableRowCell" office:value-type="string">
            <text:p text:style-name="Table_20_Contents">Initiative</text:p>
          </table:table-cell>
          <table:table-cell table:style-name="TableRowCell" office:value-type="string">
            <text:p text:style-name="Table_20_Contents">Impulse</text:p>
          </table:table-cell>
          <table:table-cell table:style-name="TableRowCell" office:value-type="string">
            <text:p text:style-name="Table_20_Contents">Vigilance</text:p>
          </table:table-cell>
          <table:table-cell table:style-name="TableRowCell" office:value-type="string">
            <text:p text:style-name="Table_20_Contents">Timing</text:p>
          </table:table-cell>
        </table:table-row>
        <table:table-row>
          <table:table-cell table:style-name="TableRowCell" office:value-type="string">
            <text:p text:style-name="Table_20_Contents">Interaction</text:p>
          </table:table-cell>
          <table:table-cell table:style-name="TableRowCell" office:value-type="string">
            <text:p text:style-name="Table_20_Contents">Inspire</text:p>
          </table:table-cell>
          <table:table-cell table:style-name="TableRowCell" office:value-type="string">
            <text:p text:style-name="Table_20_Contents">Negotiate</text:p>
          </table:table-cell>
          <table:table-cell table:style-name="TableRowCell" office:value-type="string">
            <text:p text:style-name="Table_20_Contents">Deceive</text:p>
          </table:table-cell>
        </table:table-row>
        <table:table-row>
          <table:table-cell table:style-name="TableRowCell" office:value-type="string">
            <text:p text:style-name="Table_20_Contents">Magicks</text:p>
          </table:table-cell>
          <table:table-cell table:style-name="TableRowCell" office:value-type="string">
            <text:p text:style-name="Table_20_Contents">Weave</text:p>
          </table:table-cell>
          <table:table-cell table:style-name="TableRowCell" office:value-type="string">
            <text:p text:style-name="Table_20_Contents">Brew</text:p>
          </table:table-cell>
          <table:table-cell table:style-name="TableRowCell" office:value-type="string">
            <text:p text:style-name="Table_20_Contents">Portents</text:p>
          </table:table-cell>
        </table:table-row>
        <table:table-row>
          <table:table-cell table:style-name="TableRowCell" office:value-type="string">
            <text:p text:style-name="Table_20_Contents">Medicine</text:p>
          </table:table-cell>
          <table:table-cell table:style-name="TableRowCell" office:value-type="string">
            <text:p text:style-name="Table_20_Contents">Surgery</text:p>
          </table:table-cell>
          <table:table-cell table:style-name="TableRowCell" office:value-type="string">
            <text:p text:style-name="Table_20_Contents">Treat</text:p>
          </table:table-cell>
          <table:table-cell table:style-name="TableRowCell" office:value-type="string">
            <text:p text:style-name="Table_20_Contents">Poison</text:p>
          </table:table-cell>
        </table:table-row>
        <table:table-row>
          <table:table-cell table:style-name="TableRowCell" office:value-type="string">
            <text:p text:style-name="Table_20_Contents">Military</text:p>
          </table:table-cell>
          <table:table-cell table:style-name="TableRowCell" office:value-type="string">
            <text:p text:style-name="Table_20_Contents">Brawl</text:p>
          </table:table-cell>
          <table:table-cell table:style-name="TableRowCell" office:value-type="string">
            <text:p text:style-name="Table_20_Contents">Aim</text:p>
          </table:table-cell>
          <table:table-cell table:style-name="TableRowCell" office:value-type="string">
            <text:p text:style-name="Table_20_Contents">Strategy</text:p>
          </table:table-cell>
        </table:table-row>
        <table:table-row>
          <table:table-cell table:style-name="TableRowCell" office:value-type="string">
            <text:p text:style-name="Table_20_Contents">Nature</text:p>
          </table:table-cell>
          <table:table-cell table:style-name="TableRowCell" office:value-type="string">
            <text:p text:style-name="Table_20_Contents">Explore</text:p>
          </table:table-cell>
          <table:table-cell table:style-name="TableRowCell" office:value-type="string">
            <text:p text:style-name="Table_20_Contents">Husbandry</text:p>
          </table:table-cell>
          <table:table-cell table:style-name="TableRowCell" office:value-type="string">
            <text:p text:style-name="Table_20_Contents">Prowl</text:p>
          </table:table-cell>
        </table:table-row>
        <table:table-row>
          <table:table-cell table:style-name="TableRowCell" office:value-type="string">
            <text:p text:style-name="Table_20_Contents">Observation</text:p>
          </table:table-cell>
          <table:table-cell table:style-name="TableRowCell" office:value-type="string">
            <text:p text:style-name="Table_20_Contents">Perceive</text:p>
          </table:table-cell>
          <table:table-cell table:style-name="TableRowCell" office:value-type="string">
            <text:p text:style-name="Table_20_Contents">Intuition</text:p>
          </table:table-cell>
          <table:table-cell table:style-name="TableRowCell" office:value-type="string">
            <text:p text:style-name="Table_20_Contents">Deduce</text:p>
          </table:table-cell>
        </table:table-row>
        <table:table-row>
          <table:table-cell table:style-name="TableRowCell" office:value-type="string">
            <text:p text:style-name="Table_20_Contents">Science</text:p>
          </table:table-cell>
          <table:table-cell table:style-name="TableRowCell" office:value-type="string">
            <text:p text:style-name="Table_20_Contents">Blackpowder</text:p>
          </table:table-cell>
          <table:table-cell table:style-name="TableRowCell" office:value-type="string">
            <text:p text:style-name="Table_20_Contents">Clockworks</text:p>
          </table:table-cell>
          <table:table-cell table:style-name="TableRowCell" office:value-type="string">
            <text:p text:style-name="Table_20_Contents">Calculus</text:p>
          </table:table-cell>
        </table:table-row>
        <table:table-row>
          <table:table-cell table:style-name="TableRowCell" office:value-type="string">
            <text:p text:style-name="Table_20_Contents">Streetwise</text:p>
          </table:table-cell>
          <table:table-cell table:style-name="TableRowCell" office:value-type="string">
            <text:p text:style-name="Table_20_Contents">Banter</text:p>
          </table:table-cell>
          <table:table-cell table:style-name="TableRowCell" office:value-type="string">
            <text:p text:style-name="Table_20_Contents">Carouse</text:p>
          </table:table-cell>
          <table:table-cell table:style-name="TableRowCell" office:value-type="string">
            <text:p text:style-name="Table_20_Contents">Larceny</text:p>
          </table:table-cell>
        </table:table-row>
      </table:table>
      <text:p text:style-name="Table">Table <text:sequence text:ref-name="refTable10" text:name="Table" text:formula="ooow:Table+1" style:num-format="1">11</text:sequence>: Skills and Specialties</text:p>
      <text:p text:style-name="First_20_paragraph">Skills and Specialties are described below, with a Success Table for each Specialty. You gain a set of skills and specialties from each of your classes (or backstory), and additional skills and specialty ranks from customizing your character. As you gain experience points, you can spend XP to increase your ranks in your specialties, or add new skills.</text:p>
      <text:p text:style-name="Text_20_body">The Success Tables that follow are meant to be a guideline for you and the Gamemaster to determine what happens based on any given roll. They are not meant to override the fictional narrative; a result can only happen if it makes sense in the context of the story.</text:p>
      <text:p text:style-name="Text_20_body">At the Gamemaster’s discretion, a different table can be used for any Specialty – or a result from any Success Table – for the price of one additional Success Point. This allows for flexibility in player actions by comparing against similar tasks, and using those results.</text:p>
      <text:h text:style-name="Heading_20_3" text:outline-level="3"><text:bookmark-start text:name="generic-success-tables"/>Generic Success Tables<text:bookmark-end text:name="generic-success-tables"/></text:h>
      <text:p text:style-name="First_20_paragraph">The following Success Tables can be used in lieu of, or in addition to, the specific Success Tables for each Specialty. The results should be used loosely and with discretion, as some results might not be justified based on the fictional context.</text:p>
      <text:h text:style-name="Heading_20_4" text:outline-level="4"><text:bookmark-start text:name="non-combat-skills-in-combat"/>Non-Combat Skills in Combat<text:bookmark-end text:name="non-combat-skills-in-combat"/></text:h>
      <text:p text:style-name="First_20_paragraph">This table can be used to represent Skills which aren’t normally intended for a fight (i.e., not Defense, Dueling, Aim, or Brawl) but which end up being used anyway. For example, a Mechanician might attempt to overload one of her devices or a Virtuosa could sing loud enough to shatter glass.</text:p>
      <text:p text:style-name="Text_20_body"><text:span text:style-name="T2">Opposition:</text:span> The opposition dice can be anywhere from Easy (3D6) to Very Difficult (3D12) depending on the Gamemaster’s assessment of the situation. Alternately, the target can defend with an appropriate Defense specialty, if the Gamemaster decides the Skill use is similar to an attack.</text:p>
      <table:table table:name="Table16" table:style-name="Table16">
        <table:table-column table:style-name="Table16.A"/>
        <table:table-column table:style-name="Table16.B"/>
        <table:table-header-rows>
          <table:table-row>
            <table:table-cell table:style-name="TableHeaderRowCell" office:value-type="string">
              <text:p text:style-name="Table_20_Heading">Any Skil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pplicable Defens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Reduce Yield Taken:</text:span> If you have taken Yield, you can reduce it by spending three Success Points per point of Yiel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knowledge-rolls"/>Knowledge Rolls<text:bookmark-end text:name="knowledge-rolls"/></text:h>
      <text:p text:style-name="First_20_paragraph">Use this table for general knowledge rolls – for example, if a character with ranks in Science (Clockworks) is trying to recall the name of a famous Mechanician or a Chirurgeon is remembering the facts about a disease. Each Specialty has one or more examples of knowledge rolls that can be made with that Specialty, although the lists are not exhaustive. Gamemasters and players should be creative in how they use Specialties to make knowledge rolls.</text:p>
      <text:p text:style-name="Text_20_body"><text:span text:style-name="T2">Opposition:</text:span> Characters automatically succeed on Knowledge checks, and the success points generated indicate how much information they’re able to recall.</text:p>
      <table:table table:name="Table17" table:style-name="Table17">
        <table:table-column table:style-name="Table17.A"/>
        <table:table-column table:style-name="Table17.B"/>
        <table:table-header-rows>
          <table:table-row>
            <table:table-cell table:style-name="TableHeaderRowCell" office:value-type="string">
              <text:p text:style-name="Table_20_Heading">Knowle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call 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Rare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ique Knowledge</text:p>
          </table:table-cell>
        </table:table-row>
      </table:table>
      <text:p text:style-name="First_20_paragraph"><text:span text:style-name="T2">Recall Common Knowledge:</text:span> You can recall basic facts about the topic, enough to hold a simple conversation about it.</text:p>
      <text:p text:style-name="Text_20_body"><text:span text:style-name="T2">Recall Uncommon Knowledge:</text:span> You are aware of some things that aren’t common knowledge about the subject.</text:p>
      <text:p text:style-name="Text_20_body"><text:span text:style-name="T2">Recall Rare Knowledge:</text:span> You know something about the subject that only comes from deeper study or experience.</text:p>
      <text:p text:style-name="Text_20_body"><text:span text:style-name="T2">Recall Unique Knowledge:</text:span> You have firsthand knowledge of something about the topic that only a few others share.</text:p>
      <text:h text:style-name="Heading_20_4" text:outline-level="4"><text:bookmark-start text:name="standard-opposition-results"/>Standard Opposition Results<text:bookmark-end text:name="standard-opposition-results"/></text:h>
      <text:p text:style-name="First_20_paragraph">These results can be used by the Gamemaster when a player’s roll against Standard Opposition dice fails. As with other generic result tables, these should be used with discretion, as not all results will fit the fictional circumstances.</text:p>
      <text:p text:style-name="Text_20_body"><text:span text:style-name="T2">Opposition:</text:span> Standard Opposition is only rolled in response to an action taken by a player character. If the Standard Opposition roll beats the action’s roll, the Gamemaster may spend the Success Points on this table, as well as declaring the action invalidated.</text:p>
      <table:table table:name="Table18" table:style-name="Table18">
        <table:table-column table:style-name="Table18.A"/>
        <table:table-column table:style-name="Table18.B"/>
        <table:table-header-rows>
          <table:table-row>
            <table:table-cell table:style-name="TableHeaderRowCell" office:value-type="string">
              <text:p text:style-name="Table_20_Heading">Standard Oppos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pecific Specialty Use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Difficulty</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ension</text:p>
          </table:table-cell>
        </table:table-row>
        <table:table-row>
          <table:table-cell table:style-name="TableRowCell" office:value-type="string">
            <text:p text:style-name="Table_20_Contents">++:</text:p>
          </table:table-cell>
          <table:table-cell table:style-name="TableRowCell" office:value-type="string">
            <text:p text:style-name="Table_20_Contents">Mysterious Omen</text:p>
          </table:table-cell>
        </table:table-row>
        <table:table-row>
          <table:table-cell table:style-name="TableRowCell" office:value-type="string">
            <text:p text:style-name="Table_20_Contents">++:</text:p>
          </table:table-cell>
          <table:table-cell table:style-name="TableRowCell" office:value-type="string">
            <text:p text:style-name="Table_20_Contents">Delayed Gratification</text:p>
          </table:table-cell>
        </table:table-row>
        <table:table-row>
          <table:table-cell table:style-name="TableRowCell" office:value-type="string">
            <text:p text:style-name="Table_20_Contents">+++:</text:p>
          </table:table-cell>
          <table:table-cell table:style-name="TableRowCell" office:value-type="string">
            <text:p text:style-name="Table_20_Contents">Grant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ude Interruption</text:p>
          </table:table-cell>
        </table:table-row>
        <table:table-row>
          <table:table-cell table:style-name="TableRowCell" office:value-type="string">
            <text:p text:style-name="Table_20_Contents">++++:</text:p>
          </table:table-cell>
          <table:table-cell table:style-name="TableRowCell" office:value-type="string">
            <text:p text:style-name="Table_20_Contents">Unnecessary Distraction</text:p>
          </table:table-cell>
        </table:table-row>
        <table:table-row>
          <table:table-cell table:style-name="TableRowCell" office:value-type="string">
            <text:p text:style-name="Table_20_Contents">++++:</text:p>
          </table:table-cell>
          <table:table-cell table:style-name="TableRowCell" office:value-type="string">
            <text:p text:style-name="Table_20_Contents">Challenge a Passion</text:p>
          </table:table-cell>
        </table:table-row>
        <table:table-row>
          <table:table-cell table:style-name="TableRowCell" office:value-type="string">
            <text:p text:style-name="Table_20_Contents">+++++:</text:p>
          </table:table-cell>
          <table:table-cell table:style-name="TableRowCell" office:value-type="string">
            <text:p text:style-name="Table_20_Contents">Incredibly Bad Fortune</text:p>
          </table:table-cell>
        </table:table-row>
      </table:table>
      <text:p text:style-name="First_20_paragraph"><text:span text:style-name="T2">Increase Difficulty:</text:span> Step up one of the dice used in the roll, if the player character (or an ally) attempts the same task. For example, if the Standard Difficulty was Moderate (3D8), with one Success Point you could step up one die, making it 1D10+2D8 on subsequent attempts. If you spend three Success Points, step up all three of the dice.</text:p>
      <text:p text:style-name="Text_20_body"><text:span text:style-name="T2">Inflict 1 Yield:</text:span> If the player character is attempting something physically, mentally, or emotionally taxing, you can choose to inflict Yield on her. Each additional two Success Points inflicts an extra point of Yield.</text:p>
      <text:p text:style-name="Text_20_body"><text:span text:style-name="T2">Increase Tension:</text:span> You gain a D6 Tension Die if you don’t already have Tension, or increase your die size by one step, up to a maximum of D12. Describe how the tension in the current situation increases based on the player character’s failure at the task.</text:p>
      <text:p text:style-name="Text_20_body"><text:span text:style-name="T2">Mysterious Omen:</text:span> Something ominous happens, perhaps foreshadowing a future event. Players can attempt a Portents roll if they wish to try to interpret the omen.</text:p>
      <text:p text:style-name="Text_20_body"><text:span text:style-name="T2">Delayed Gratification:</text:span> The player character (or an ally) cannot make another attempt at the same task until a certain amount of time has passed. If the task normally takes one round, she must wait for a minute; if a minute, then for an hour; if an hour, then for four hours; if four hours, then for a day.</text:p>
      <text:p text:style-name="Text_20_body"><text:span text:style-name="T2">Grant 1 Style Point:</text:span> Assign a Style Point to one of your non-player characters, usually a Minor or Major Opponent. Minor Opponents can have up to three Style Points, Major Opponents can have up to six Style Points, and other characters can have only one Style Point.</text:p>
      <text:p text:style-name="Text_20_body"><text:span text:style-name="T2">Rude Interruption:</text:span> The player character fails to complete her task because someone rudely barges in, interrupting her. Choose one of your existing NPCs or create a new character to intrude on the character; this could even be a hostile opponent, although not a Major Opponent. She won’t be able to resume her task until she manages to send away the intruder.</text:p>
      <text:p text:style-name="Text_20_body"><text:span text:style-name="T2">Unnecessary Distraction:</text:span> An event happens nearby that distracts the player character, causing her to fail on her attempt. This could be a loud noise outside, a sudden wind blowing around some papers, a horse that decides to bolt, or an attractive person passing by. If the player character (or an ally) attempts the task again, she gets a Drop 2 penalty on the roll.</text:p>
      <text:p text:style-name="Text_20_body"><text:span text:style-name="T2">Challenge a Passion:</text:span> Choose one of the player character’s Passions, and a way in which it becomes challenged. Perhaps the Personification of the Passion appears (as an NPC), or the player character remembers something about that Personification (if not able to appear in person). Maybe the situation changes so that the player character has to choose between her values and succeeding at the task. Be creative! The game result is that if the player character attempts the task again, add her Passion Die to the Standard Opposition dice on subsequent tries.</text:p>
      <text:p text:style-name="Text_20_body"><text:span text:style-name="T2">Incredibly Bad Fortune:</text:span> Something goes disastrously wrong. A ship at sea gets lost, a device being created explodes, a gun misfires, the guards show up at the wrong moment, or the player character trips and falls in front of an audience. The exact details are up to you, but they should be serious without being directly deadly and possibly very embarrassing. The player character can attempt the task again one she recovers from the effects of her terrible luck.</text:p>
      <text:h text:style-name="Heading_20_3" text:outline-level="3"><text:bookmark-start text:name="culture"/>Culture<text:bookmark-end text:name="culture"/></text:h>
      <text:p text:style-name="First_20_paragraph">The Culture skill includes arts, history, religion, language, mythology, music, customs, traditions, noble families, and other societal elements found in the cultures of Europe.</text:p>
      <text:p text:style-name="Text_20_body">The Culture specialties are often used as knowledge rolls.</text:p>
      <text:h text:style-name="Heading_20_4" text:outline-level="4"><text:bookmark-start text:name="arts"/>Arts<text:bookmark-end text:name="arts"/></text:h>
      <text:p text:style-name="First_20_paragraph"><text:span text:style-name="T1">Verve Specialty</text:span></text:p>
      <text:p text:style-name="Text_20_body">Sculpture, music, painting, poetry, sketching, woodcuts, writing, dance, acting, and other forms of art are used to convey the core values of European society. The Arts specialty includes not just basic knowledge of artwork, but also the ability to create works of art and to perform creative works.</text:p>
      <text:p text:style-name="Text_20_body"><text:span text:style-name="T2">Knowledge Rolls:</text:span> Evaluate a piece of art, spot a forgery, remember the name of a famous artist, identify tools and instruments used in art or music.</text:p>
      <text:p text:style-name="Text_20_body"><text:span text:style-name="T2">Crafting:</text:span> Create works of art such as drawings, poetry, paintings, sculptures, plays, songs, opera, novellas, and more. , as described</text:p>
      <text:p text:style-name="Text_20_body"><text:span text:style-name="T2">Bonus Die:</text:span> If you are performing an existing work of art, such as a musical composition or a play, you can include the work’s Tag Die as a Bonus Die.</text:p>
      <text:p text:style-name="Text_20_body"><text:span text:style-name="T2">Opposition:</text:span> Under most situations, an Arts roll will automatically succeed and the success points will determine the quality of the performance. Under less than ideal circumstances, Standard Opposition of Easy (3D6) or higher may be required.</text:p>
      <table:table table:name="Table19" table:style-name="Table19">
        <table:table-column table:style-name="Table19.A"/>
        <table:table-column table:style-name="Table19.B"/>
        <table:table-header-rows>
          <table:table-row>
            <table:table-cell table:style-name="TableHeaderRowCell" office:value-type="string">
              <text:p text:style-name="Table_20_Heading">Ar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longe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usical instrument</text:p>
          </table:table-cell>
        </table:table-row>
        <table:table-row>
          <table:table-cell table:style-name="TableRowCell" office:value-type="string">
            <text:p text:style-name="Table_20_Contents">Bonus Die:</text:p>
          </table:table-cell>
          <table:table-cell table:style-name="TableRowCell" office:value-type="string">
            <text:p text:style-name="Table_20_Contents">Tag Die</text:p>
          </table:table-cell>
        </table:table-row>
        <table:table-row>
          <table:table-cell table:style-name="TableRowCell" office:value-type="string">
            <text:p text:style-name="Table_20_Contents">+:</text:p>
          </table:table-cell>
          <table:table-cell table:style-name="TableRowCell" office:value-type="string">
            <text:p text:style-name="Table_20_Contents">Successful Performanc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ncore, Encore!</text:p>
          </table:table-cell>
        </table:table-row>
      </table:table>
      <text:p text:style-name="First_20_paragraph"><text:span text:style-name="T2">Successful Performance:</text:span> You give a successful performance of a work, be it already prepared or an improvisational performance. You can create a one-word tag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of your performance improves by one die size. You are limited by the number of skill ranks you have in Culture (Arts), as shown on the following table:</text:p>
      <table:table table:name="Table20" table:style-name="Table20">
        <table:table-column table:style-name="Table20.A"/>
        <table:table-column table:style-name="Table20.B"/>
        <table:table-header-rows>
          <table:table-row>
            <table:table-cell table:style-name="TableHeaderRowCell" office:value-type="string">
              <text:p text:style-name="P105">Arts Rank</text:p>
            </table:table-cell>
            <table:table-cell table:style-name="TableHeaderRowCell" office:value-type="string">
              <text:p text:style-name="P106">Bonus Die</text:p>
            </table:table-cell>
          </table:table-row>
        </table:table-header-rows>
        <table:table-row>
          <table:table-cell table:style-name="TableRowCell" office:value-type="string">
            <text:p text:style-name="P107">1</text:p>
          </table:table-cell>
          <table:table-cell table:style-name="TableRowCell" office:value-type="string">
            <text:p text:style-name="P108">+1D0</text:p>
          </table:table-cell>
        </table:table-row>
        <table:table-row>
          <table:table-cell table:style-name="TableRowCell" office:value-type="string">
            <text:p text:style-name="P107">2</text:p>
          </table:table-cell>
          <table:table-cell table:style-name="TableRowCell" office:value-type="string">
            <text:p text:style-name="P108">+1D6</text:p>
          </table:table-cell>
        </table:table-row>
        <table:table-row>
          <table:table-cell table:style-name="TableRowCell" office:value-type="string">
            <text:p text:style-name="P107">3</text:p>
          </table:table-cell>
          <table:table-cell table:style-name="TableRowCell" office:value-type="string">
            <text:p text:style-name="P108">+1D8</text:p>
          </table:table-cell>
        </table:table-row>
        <table:table-row>
          <table:table-cell table:style-name="TableRowCell" office:value-type="string">
            <text:p text:style-name="P107">4</text:p>
          </table:table-cell>
          <table:table-cell table:style-name="TableRowCell" office:value-type="string">
            <text:p text:style-name="P108">+1D10</text:p>
          </table:table-cell>
        </table:table-row>
        <table:table-row>
          <table:table-cell table:style-name="TableRowCell" office:value-type="string">
            <text:p text:style-name="P107">5</text:p>
          </table:table-cell>
          <table:table-cell table:style-name="TableRowCell" office:value-type="string">
            <text:p text:style-name="P108">+1D12</text:p>
          </table:table-cell>
        </table:table-row>
      </table:table>
      <text:p text:style-name="Table">Table <text:sequence text:ref-name="refTable11" text:name="Table" text:formula="ooow:Table+1" style:num-format="1">12</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Encore, Encore!:</text:span> You give such a successful performance that no one in the audience will ever forget it, or you. Any Tag Dice from this performance last for 24 hours and are automatically maximized.</text:p>
      <text:h text:style-name="Heading_20_4" text:outline-level="4"><text:bookmark-start text:name="etiquette"/>Etiquette<text:bookmark-end text:name="etiquette"/></text:h>
      <text:p text:style-name="First_20_paragraph"><text:span text:style-name="T1">Affinity Specialty</text:span></text:p>
      <text:p text:style-name="Text_20_body">The Etiquette specialty encompasses general knowledge about the customs, politics, traditions, and manners of the cultures of Europe, including the use of proper etiquette while in a noble court.</text:p>
      <text:p text:style-name="Text_20_body"><text:span text:style-name="T2">Foreign Etiquette:</text:span> When dealing with people from other countries or cultures, you get a Drop 2 penalty on Etiquette rolls. If you do not share a common language, the penalty increases to a Drop 4 penalty.</text:p>
      <text:p text:style-name="Text_20_body"><text:span text:style-name="T2">Knowledge Rolls:</text:span> Identify a member of the royal court, read a heraldic coat of arms, remember the correct form of address for a noble title, recall court gossip about a baroness, cite the local laws and customs.</text:p>
      <text:p text:style-name="Text_20_body"><text:span text:style-name="T2">Opposition:</text:span> Under most situations, an Etiquette roll will automatically succeed and the success points will determine the quality of one’s behavior. Under less than ideal circumstances, Standard Opposition of Easy (3D6) or higher may be required.</text:p>
      <text:p text:style-name="Text_20_body"><text:span text:style-name="T2">Bonus Die:</text:span> Add your own highest Social Rank Die as a Bonus Die when making an Etiquette roll.</text:p>
      <table:table table:name="Table21" table:style-name="Table21">
        <table:table-column table:style-name="Table21.A"/>
        <table:table-column table:style-name="Table21.B"/>
        <table:table-header-rows>
          <table:table-row>
            <table:table-cell table:style-name="TableHeaderRowCell" office:value-type="string">
              <text:p text:style-name="Table_20_Heading">Etiquet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mor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Your Social Rank Die</text:p>
          </table:table-cell>
        </table:table-row>
        <table:table-row>
          <table:table-cell table:style-name="TableRowCell" office:value-type="string">
            <text:p text:style-name="Table_20_Contents">+:</text:p>
          </table:table-cell>
          <table:table-cell table:style-name="TableRowCell" office:value-type="string">
            <text:p text:style-name="Table_20_Contents">Avoid Faux Pas</text:p>
          </table:table-cell>
        </table:table-row>
        <table:table-row>
          <table:table-cell table:style-name="TableRowCell" office:value-type="string">
            <text:p text:style-name="Table_20_Contents">++:</text:p>
          </table:table-cell>
          <table:table-cell table:style-name="TableRowCell" office:value-type="string">
            <text:p text:style-name="Table_20_Contents">Impress an Audience</text:p>
          </table:table-cell>
        </table:table-row>
        <table:table-row>
          <table:table-cell table:style-name="TableRowCell" office:value-type="string">
            <text:p text:style-name="Table_20_Contents">++:</text:p>
          </table:table-cell>
          <table:table-cell table:style-name="TableRowCell" office:value-type="string">
            <text:p text:style-name="Table_20_Contents">Improve Impres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ass as Different Social Rank</text:p>
          </table:table-cell>
        </table:table-row>
      </table:table>
      <text:p text:style-name="First_20_paragraph"><text:span text:style-name="T2">Avoid Faux Pas:</text:span> You communicate what you are trying to say without making any social blunders.</text:p>
      <text:p text:style-name="Text_20_body"><text:span text:style-name="T2">Impress an Audience:</text:span> You make a favorable impression on those who observe you who have a social rank of Commoner (D0). You also gain a +1D0 Tag Die that can be used in Interaction and Culture (Etiquette) rolls as a Bonus Die until the end of the scene. For each additional success point you spent, the social rank you impress increases by one.</text:p>
      <text:p text:style-name="Text_20_body"><text:span text:style-name="T2">Improve Impression:</text:span> You increase the Tag Die by one step for every two success points you spend. The size of the Tag Die limited by your Etiquette specialty ranks as follows:</text:p>
      <table:table table:name="Table22" table:style-name="Table22">
        <table:table-column table:style-name="Table22.A"/>
        <table:table-column table:style-name="Table22.B"/>
        <table:table-header-rows>
          <table:table-row>
            <table:table-cell table:style-name="TableHeaderRowCell" office:value-type="string">
              <text:p text:style-name="P109">Etiquette Ranks</text:p>
            </table:table-cell>
            <table:table-cell table:style-name="TableHeaderRowCell" office:value-type="string">
              <text:p text:style-name="P110">Maximum Tag Die</text:p>
            </table:table-cell>
          </table:table-row>
        </table:table-header-rows>
        <table:table-row>
          <table:table-cell table:style-name="TableRowCell" office:value-type="string">
            <text:p text:style-name="P111">+1</text:p>
          </table:table-cell>
          <table:table-cell table:style-name="TableRowCell" office:value-type="string">
            <text:p text:style-name="P112">+1D0</text:p>
          </table:table-cell>
        </table:table-row>
        <table:table-row>
          <table:table-cell table:style-name="TableRowCell" office:value-type="string">
            <text:p text:style-name="P111">+2</text:p>
          </table:table-cell>
          <table:table-cell table:style-name="TableRowCell" office:value-type="string">
            <text:p text:style-name="P112">+1D6</text:p>
          </table:table-cell>
        </table:table-row>
        <table:table-row>
          <table:table-cell table:style-name="TableRowCell" office:value-type="string">
            <text:p text:style-name="P111">+3</text:p>
          </table:table-cell>
          <table:table-cell table:style-name="TableRowCell" office:value-type="string">
            <text:p text:style-name="P112">+1D8</text:p>
          </table:table-cell>
        </table:table-row>
        <table:table-row>
          <table:table-cell table:style-name="TableRowCell" office:value-type="string">
            <text:p text:style-name="P111">+4</text:p>
          </table:table-cell>
          <table:table-cell table:style-name="TableRowCell" office:value-type="string">
            <text:p text:style-name="P112">+1D10</text:p>
          </table:table-cell>
        </table:table-row>
        <table:table-row>
          <table:table-cell table:style-name="TableRowCell" office:value-type="string">
            <text:p text:style-name="P111">+5</text:p>
          </table:table-cell>
          <table:table-cell table:style-name="TableRowCell" office:value-type="string">
            <text:p text:style-name="P112">+1D12</text:p>
          </table:table-cell>
        </table:table-row>
      </table:table>
      <text:p text:style-name="Table">Table <text:sequence text:ref-name="refTable12" text:name="Table" text:formula="ooow:Table+1" style:num-format="1">13</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ass as Different Social Rank:</text:span> You affect the mannerisms and presence of a different social rank. You can pass as a social rank one higher than your highest social rank, or as a social rank one lower than your lowest social rank. Until the end of the scene, both of your social rank dice are considered equal to the new social rank. You lose this bonus if you commit a social faux pas or otherwise fail to act in accordance with the airs you’ve put on.</text:p>
      <text:h text:style-name="Heading_20_4" text:outline-level="4"><text:bookmark-start text:name="scholarship"/>Scholarship<text:bookmark-end text:name="scholarship"/></text:h>
      <text:p text:style-name="First_20_paragraph"><text:span text:style-name="T1">Guile Specialty</text:span></text:p>
      <text:p text:style-name="Text_20_body">The Scholarship specialty represents your breadth of book learning and ability to do research when necessary. As such, it is used very often for knowledge rolls and rarely for anything else.</text:p>
      <text:p text:style-name="Text_20_body"><text:span text:style-name="T2">Language:</text:span> For every rank you have in Scholarship, you gain an additional language prowess of your choice.</text:p>
      <text:p text:style-name="Text_20_body"><text:span text:style-name="T2">Knowledge Rolls:</text:span> Recall basic historical knowledge, identify a spoken or written language, remember a piece of trivia, name some of the most prestigious universities and their professors, understand and disagree with an obscure theological argument.</text:p>
      <text:p text:style-name="Text_20_body"><text:span text:style-name="T2">Crafting:</text:span> Write research reports, translations, or non-fiction books.</text:p>
      <text:p text:style-name="Text_20_body"><text:span text:style-name="T2">Extra Time:</text:span> You can spend extra time on your Scholarship to add a Bonus Die to your dice pool. The size of that die is limited by your number of ranks in Culture (Scholarship), as shown on the following table:</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Completion Time</text:p>
            </table:table-cell>
            <table:table-cell table:style-name="TableHeaderRowCell" office:value-type="string">
              <text:p text:style-name="P113">Bonus Die</text:p>
            </table:table-cell>
            <table:table-cell table:style-name="TableHeaderRowCell" office:value-type="string">
              <text:p text:style-name="P114">Scholarship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P115">1D0</text:p>
          </table:table-cell>
          <table:table-cell table:style-name="TableRowCell" office:value-type="string">
            <text:p text:style-name="P116">+1</text:p>
          </table:table-cell>
        </table:table-row>
        <table:table-row>
          <table:table-cell table:style-name="TableRowCell" office:value-type="string">
            <text:p text:style-name="Table_20_Contents">4 hours</text:p>
          </table:table-cell>
          <table:table-cell table:style-name="TableRowCell" office:value-type="string">
            <text:p text:style-name="P115">1D6</text:p>
          </table:table-cell>
          <table:table-cell table:style-name="TableRowCell" office:value-type="string">
            <text:p text:style-name="P116">+2</text:p>
          </table:table-cell>
        </table:table-row>
        <table:table-row>
          <table:table-cell table:style-name="TableRowCell" office:value-type="string">
            <text:p text:style-name="Table_20_Contents">8 hours (1 day)</text:p>
          </table:table-cell>
          <table:table-cell table:style-name="TableRowCell" office:value-type="string">
            <text:p text:style-name="P115">1D8</text:p>
          </table:table-cell>
          <table:table-cell table:style-name="TableRowCell" office:value-type="string">
            <text:p text:style-name="P116">+3</text:p>
          </table:table-cell>
        </table:table-row>
        <table:table-row>
          <table:table-cell table:style-name="TableRowCell" office:value-type="string">
            <text:p text:style-name="Table_20_Contents">16 hours (2 days)</text:p>
          </table:table-cell>
          <table:table-cell table:style-name="TableRowCell" office:value-type="string">
            <text:p text:style-name="P115">1D10</text:p>
          </table:table-cell>
          <table:table-cell table:style-name="TableRowCell" office:value-type="string">
            <text:p text:style-name="P116">+4</text:p>
          </table:table-cell>
        </table:table-row>
        <table:table-row>
          <table:table-cell table:style-name="TableRowCell" office:value-type="string">
            <text:p text:style-name="Table_20_Contents">32 hours (4 days)</text:p>
          </table:table-cell>
          <table:table-cell table:style-name="TableRowCell" office:value-type="string">
            <text:p text:style-name="P115">1D12</text:p>
          </table:table-cell>
          <table:table-cell table:style-name="TableRowCell" office:value-type="string">
            <text:p text:style-name="P116">+5</text:p>
          </table:table-cell>
        </table:table-row>
      </table:table>
      <text:p text:style-name="Table">Table <text:sequence text:ref-name="refTable13" text:name="Table" text:formula="ooow:Table+1" style:num-format="1">14</text:sequence>: Extra Time for a One-Hour Task</text:p>
      <text:p text:style-name="First_20_paragraph"><text:span text:style-name="T2">Opposition:</text:span> Use Easy (3D6) in most circumstances.</text:p>
      <table:table table:name="Table24" table:style-name="Table24">
        <table:table-column table:style-name="Table24.A"/>
        <table:table-column table:style-name="Table24.B"/>
        <table:table-header-rows>
          <table:table-row>
            <table:table-cell table:style-name="TableHeaderRowCell" office:value-type="string">
              <text:p text:style-name="Table_20_Heading">Scholarship</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 report, or library</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Research</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Teach a Lesson</text:p>
          </table:table-cell>
        </table:table-row>
      </table:table>
      <text:p text:style-name="First_20_paragraph"><text:span text:style-name="T2">Research:</text:span> You gain in-depth knowledge about one specific person, place, thing, group, or event for each Success Point you spend. You can only learn things that someone has written down in a book.</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Teach a Lesson:</text:span> If you spend at least an hour teaching someone, she can temporarily gain Competency in one Skill or language in which you have Competency. This Competency lasts for 24 hours after your instruction ends. For each additional Success Point you spend, you can teach another student at the same time. A student can only learn one such temporary Competency at any time, from any teacher.</text:p>
      <text:h text:style-name="Heading_20_3" text:outline-level="3"><text:bookmark-start text:name="defense"/>Defense<text:bookmark-end text:name="defense"/></text:h>
      <text:p text:style-name="First_20_paragraph">The Defense skill is used in combat to avoid taking damage. Whenever you are attacked, you can choose which of the appropriate Defense specialties you will use, although depending on the type of attack, your Defense choices may be limited by the type of attack. For example, you can’t really Parry a bullet.</text:p>
      <text:p text:style-name="Text_20_body"><text:span text:style-name="T2">Automatic Competency:</text:span> Player characters are automatically Competent with the Defense skill.</text:p>
      <text:p text:style-name="Text_20_body"><text:span text:style-name="T2">Wounds:</text:span> Defense rolls are subject to Drop penalties from your Wounds.</text:p>
      <text:h text:style-name="Heading_20_4" text:outline-level="4"><text:bookmark-start text:name="parry"/>Parry<text:bookmark-end text:name="parry"/></text:h>
      <text:p text:style-name="First_20_paragraph"><text:span text:style-name="T1">Verve Specialty</text:span></text:p>
      <text:p text:style-name="Text_20_body">A Parry is an attempt to block an attack with a weapon or a buckler; you need to be wielding something in one of your hands in order to make a Parry.</text:p>
      <text:p text:style-name="Text_20_body">The primary advantage of a Parry is that if you successfully Parry, you can also execute a Riposte – if you’ve got enough Success Points to do so. You can only execute one Riposte per Parry.</text:p>
      <text:p text:style-name="Text_20_body"><text:span text:style-name="T2">Wounds:</text:span> Parry rolls are subject to Drop penalties from your Wounds.</text:p>
      <text:p text:style-name="Text_20_body"><text:span text:style-name="T2">Possibility of Weapon Breakage:</text:span> If you use Parry to defend against a Lunge attack and are unsuccessful, one possible result for the attacker is to break your weapon.</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Bucklers and extra shields.</text:p>
      <text:p text:style-name="Text_20_body"><text:span text:style-name="T2">Opposition:</text:span> A Parry can be used against an attacker’s Lunge, Feint, or Brawl roll, but not against a Riposte or Aim attack.</text:p>
      <table:table table:name="Table25" table:style-name="Table25">
        <table:table-column table:style-name="Table25.A"/>
        <table:table-column table:style-name="Table25.B"/>
        <table:table-header-rows>
          <table:table-row>
            <table:table-cell table:style-name="TableHeaderRowCell" office:value-type="string">
              <text:p text:style-name="Table_20_Heading">Par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Feint, or Brawl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Execute a Riposte:</text:span> You can make a Riposte attack. This is the only way to use the Riposte specialty; it has to follow a successful Parry or Fei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D6 Advantage Die if you don’t already have Advantage, or increase your die size by one step, up to a maximum of D12.</text:p>
      <text:p text:style-name="Text_20_body"><text:span text:style-name="T2">Disarm:</text:span> You can disarm your opponent of the weapon she is using to attack you. (This can’t be used when defending against a Brawl attack.) You get to choose if the weapon ends up on the ground in your Area, in an adjacent Area, or in your hand if you have one free.</text:p>
      <text:h text:style-name="Heading_20_4" text:outline-level="4"><text:bookmark-start text:name="block"/>Block<text:bookmark-end text:name="block"/></text:h>
      <text:p text:style-name="First_20_paragraph"><text:span text:style-name="T1">Affinity Specialty</text:span></text:p>
      <text:p text:style-name="Text_20_body">A Block roll is an attempt to prevent injury to yourself by using armor, a shield, nearby furniture, terrain, or even a less vulnerable part of your own body.</text:p>
      <text:p text:style-name="Text_20_body"><text:span text:style-name="T2">Wounds:</text:span> Block rolls are subject to Drop penalties from your Wounds.</text:p>
      <text:p text:style-name="Text_20_body"><text:span text:style-name="T2">Knowledge Rolls:</text:span> Evaluate the quality of a suit of armor or a shield, remember the names of famous soldiers, identify the blacksmith’s maker’s mark on armor.</text:p>
      <text:p text:style-name="Text_20_body"><text:span text:style-name="T2">Crafting:</text:span> Rigid armor.</text:p>
      <text:p text:style-name="Text_20_body"><text:span text:style-name="T2">Opposition:</text:span> A Block roll can be used to defend against an attacker’s Lunge, Riposte, or Aim roll, but not against a Feint or Brawl attack.</text:p>
      <table:table table:name="Table26" table:style-name="Table26">
        <table:table-column table:style-name="Table26.A"/>
        <table:table-column table:style-name="Table26.B"/>
        <table:table-header-rows>
          <table:table-row>
            <table:table-cell table:style-name="TableHeaderRowCell" office:value-type="string">
              <text:p text:style-name="Table_20_Heading">Block</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or Aim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Reduce Yield Taken:</text:span> If you have taken Yield, you can reduce it by spending two Success Points per point of Yiel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1D6 Advantage Die if you don’t already have Advantage, or increase your die size by one step, up to a maximum of +1D12.</text:p>
      <text:h text:style-name="Heading_20_4" text:outline-level="4"><text:bookmark-start text:name="dodge"/>Dodge<text:bookmark-end text:name="dodge"/></text:h>
      <text:p text:style-name="First_20_paragraph"><text:span text:style-name="T1">Guile Specialty</text:span></text:p>
      <text:p text:style-name="Text_20_body">When you Dodge, you get yourself out of the way of an attack. Dodge rolls don’t include Weapon or Armor Dice, but you can use a Dodge roll to defend against any type of attack.</text:p>
      <text:p text:style-name="Text_20_body"><text:span text:style-name="T2">Wounds:</text:span> Dodge rolls are subject to Drop penalties from your Wounds.</text:p>
      <text:p text:style-name="Text_20_body"><text:span text:style-name="T2">Knowledge Rolls:</text:span> This Specialty is not often used to make knowledge rolls.</text:p>
      <text:p text:style-name="Text_20_body"><text:span text:style-name="T2">Opposition:</text:span> A Dodge roll can be used against any incoming attack roll.</text:p>
      <table:table table:name="Table27" table:style-name="Table27">
        <table:table-column table:style-name="Table27.A"/>
        <table:table-column table:style-name="Table27.B"/>
        <table:table-header-rows>
          <table:table-row>
            <table:table-cell table:style-name="TableHeaderRowCell" office:value-type="string">
              <text:p text:style-name="Table_20_Heading">Do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Feint, Aim, or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Free Mov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duce Yield Taken:</text:span> If you have taken Yield, you can reduce it by spending four Success Points per point of Yield.</text:p>
      <text:p text:style-name="Text_20_body"><text:span text:style-name="T2">Free Move:</text:span> You can immediately make a Move action to an adjacent Area without using an action or paying a Drop penalty.</text:p>
      <text:h text:style-name="Heading_20_3" text:outline-level="3"><text:bookmark-start text:name="dueling"/>Dueling<text:bookmark-end text:name="dueling"/></text:h>
      <text:p text:style-name="First_20_paragraph">The Dueling skill lets you make attacks using a dueling weapon, such as a sword, a knife, a quarterstaff, or even a pike.</text:p>
      <text:p text:style-name="Text_20_body"><text:span text:style-name="T2">Wounds:</text:span> Dueling rolls are subject to Drop penalties from your Wounds.</text:p>
      <text:h text:style-name="Heading_20_4" text:outline-level="4"><text:bookmark-start text:name="lunge"/>Lunge<text:bookmark-end text:name="lunge"/></text:h>
      <text:p text:style-name="First_20_paragraph"><text:span text:style-name="T1">Verve Specialty</text:span></text:p>
      <text:p text:style-name="Text_20_body">A Lunge is a basic attack and can be attempted with any hand-held weapon, and is the most common way of dealing damage to an opponent in a close-up fight. It can be opposed by any Defense specialty.</text:p>
      <text:p text:style-name="Text_20_body"><text:span text:style-name="T2">Wounds:</text:span> Lung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Swords and polearms.</text:p>
      <text:p text:style-name="Text_20_body"><text:span text:style-name="T2">Opposition:</text:span> A Lunge can be defended against with any Defense roll.</text:p>
      <table:table table:name="Table28" table:style-name="Table28">
        <table:table-column table:style-name="Table28.A"/>
        <table:table-column table:style-name="Table28.B"/>
        <table:table-header-rows>
          <table:table-row>
            <table:table-cell table:style-name="TableHeaderRowCell" office:value-type="string">
              <text:p text:style-name="Table_20_Heading">Lun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Break Weapon</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Break Weapon:</text:span> You snap your target’s blade. You can only do this if your target attempts to Parry your attack and fails. A broken weapon is useless except as an improvised weapon.</text:p>
      <text:h text:style-name="Heading_20_4" text:outline-level="4"><text:bookmark-start text:name="riposte"/>Riposte<text:bookmark-end text:name="riposte"/></text:h>
      <text:p text:style-name="First_20_paragraph"><text:span text:style-name="T1">Affinity Specialty</text:span></text:p>
      <text:p text:style-name="Text_20_body">A Riposte is a counterattack that can only be attempted after a successful Parry or Feint. By catching your opponent off-guard, you can slip past her normal defenses.</text:p>
      <text:p text:style-name="Text_20_body"><text:span text:style-name="T2">Wounds:</text:span> Ripost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Daggers and other knives.</text:p>
      <text:p text:style-name="Text_20_body"><text:span text:style-name="T2">Opposition:</text:span> A Riposte can only be defended against by a Block or Dodge roll, and not by a Parry roll.</text:p>
      <table:table table:name="Table29" table:style-name="Table29">
        <table:table-column table:style-name="Table29.A"/>
        <table:table-column table:style-name="Table29.B"/>
        <table:table-header-rows>
          <table:table-row>
            <table:table-cell table:style-name="TableHeaderRowCell" office:value-type="string">
              <text:p text:style-name="Table_20_Heading">Ripos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Action</text:p>
          </table:table-cell>
        </table:table-row>
        <table:table-row>
          <table:table-cell table:style-name="TableRowCell" office:value-type="string">
            <text:p text:style-name="Table_20_Contents">Requires:</text:p>
          </table:table-cell>
          <table:table-cell table:style-name="TableRowCell" office:value-type="string">
            <text:p text:style-name="Table_20_Contents">Successful Parry or Feint</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u</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Decrease Advantage:</text:span> If your opponent has Advantage, you can decrease her die size by one step, or remove her Advantage Die entirely if she has +1D6 Advantag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feint"/>Feint<text:bookmark-end text:name="feint"/></text:h>
      <text:p text:style-name="First_20_paragraph"><text:span text:style-name="T1">Guile Specialty</text:span></text:p>
      <text:p text:style-name="Text_20_body">A Feint is a false attack designed to get your opponent to lower her defenses. The primary advantage of a Feint is to build Advantage against your opponent; you can’t usually inflict Wounds directly with a Feint, although you can inflict Yield.</text:p>
      <text:p text:style-name="Text_20_body"><text:span text:style-name="T2">Wounds:</text:span> Feint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Nets and whips.</text:p>
      <text:p text:style-name="Text_20_body"><text:span text:style-name="T2">Opposition:</text:span> A Feint roll can be defended against with a Parry or Dodge roll, but not by a Block roll.</text:p>
      <table:table table:name="Table30" table:style-name="Table30">
        <table:table-column table:style-name="Table30.A"/>
        <table:table-column table:style-name="Table30.B"/>
        <table:table-header-rows>
          <table:table-row>
            <table:table-cell table:style-name="TableHeaderRowCell" office:value-type="string">
              <text:p text:style-name="Table_20_Heading">Fein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crease Advantage:</text:span> You gain a +1D6 Advantage Die if you don’t already have Advantage, or increase your die size by one step, up to a maximum of +1D12.</text:p>
      <text:p text:style-name="Text_20_body"><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Execute a Riposte:</text:span> You can make a Riposte attack. This is the only way to use the Riposte specialty; it has to follow a successful Parry or Feint.</text:p>
      <text:p text:style-name="Text_20_body"><text:span text:style-name="T2">Disarm:</text:span> You can disarm your opponent of the weapon she is using to Parry you. You get to choose if the weapon ends up on the ground in your Area, in an adjacent Area, or in your hand if you have one free.</text:p>
      <text:h text:style-name="Heading_20_3" text:outline-level="3"><text:bookmark-start text:name="initiative"/>Initiative<text:bookmark-end text:name="initiative"/></text:h>
      <text:p text:style-name="First_20_paragraph">The Initiative skill is used in combat to determine who goes first, as well as to take additional actions during a fight. The order of Initiative is set by a free roll at the beginning of each fight, or when each combatant enters the fight.</text:p>
      <text:p text:style-name="Text_20_body">Generally, a character only needs to have ranks in one Initiative specialty, usually corresponding to her highest Attribute Die.</text:p>
      <text:p text:style-name="Text_20_body"><text:span text:style-name="T2">Automatic Competency:</text:span> Player characters are automatically Competent with the Initiative skill.</text:p>
      <text:h text:style-name="Heading_20_4" text:outline-level="4"><text:bookmark-start text:name="impulse"/>Impulse<text:bookmark-end text:name="impulse"/></text:h>
      <text:p text:style-name="First_20_paragraph"><text:span text:style-name="T1">Verve Specialty</text:span></text:p>
      <text:p text:style-name="Text_20_body">The Impulse specialty is favored by combatants who have high Verve, and is characterized by acting quickly to Seize the Initiativ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1" table:style-name="Table31">
        <table:table-column table:style-name="Table31.A"/>
        <table:table-column table:style-name="Table31.B"/>
        <table:table-header-rows>
          <table:table-row>
            <table:table-cell table:style-name="TableHeaderRowCell" office:value-type="string">
              <text:p text:style-name="Table_20_Heading">Impul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
      <text:p text:style-name="First_20_paragraph"><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h text:style-name="Heading_20_4" text:outline-level="4"><text:bookmark-start text:name="vigilance"/>Vigilance<text:bookmark-end text:name="vigilance"/></text:h>
      <text:p text:style-name="First_20_paragraph"><text:span text:style-name="T1">Affinity Specialty</text:span></text:p>
      <text:p text:style-name="Text_20_body">Vigilance is favored by combatants who have high Affinity and who look to protect others, because they are able to Interpose most easily during a fight.</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2" table:style-name="Table32">
        <table:table-column table:style-name="Table32.A"/>
        <table:table-column table:style-name="Table32.B"/>
        <table:table-header-rows>
          <table:table-row>
            <table:table-cell table:style-name="TableHeaderRowCell" office:value-type="string">
              <text:p text:style-name="Table_20_Heading">Vigilan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
      <text:p text:style-name="First_20_paragraph"><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h text:style-name="Heading_20_4" text:outline-level="4"><text:bookmark-start text:name="timing"/>Timing<text:bookmark-end text:name="timing"/></text:h>
      <text:p text:style-name="First_20_paragraph"><text:span text:style-name="T1">Guile Specialty</text:span></text:p>
      <text:p text:style-name="Text_20_body">The Timing specialty allows the combatant to Reprise an Attack on a failed roll, and is of most use to those with high Guil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3" table:style-name="Table33">
        <table:table-column table:style-name="Table33.A"/>
        <table:table-column table:style-name="Table33.B"/>
        <table:table-header-rows>
          <table:table-row>
            <table:table-cell table:style-name="TableHeaderRowCell" office:value-type="string">
              <text:p text:style-name="Table_20_Heading">Timing</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
      <text:p text:style-name="First_20_paragraph"><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h text:style-name="Heading_20_3" text:outline-level="3"><text:bookmark-start text:name="interaction"/>Interaction<text:bookmark-end text:name="interaction"/></text:h>
      <text:p text:style-name="First_20_paragraph">The Interaction skill covers social interactions between individual characters, as well as characters addressing a group.</text:p>
      <text:p text:style-name="Text_20_body"><text:span text:style-name="T2">Automatic Competency:</text:span> Player characters are automatically Competent with the Interaction skill.</text:p>
      <text:p text:style-name="Text_20_body"><text:span text:style-name="T2">Language:</text:span> If you and the other parties don’t share a common language, you gain a Drop 2 penalty on all Interaction rolls.</text:p>
      <text:h text:style-name="Heading_20_4" text:outline-level="4"><text:bookmark-start text:name="inspire"/>Inspire<text:bookmark-end text:name="inspire"/></text:h>
      <text:p text:style-name="First_20_paragraph"><text:span text:style-name="T1">Verve Specialty</text:span></text:p>
      <text:p text:style-name="Text_20_body">The Inspire specialty covers all attempts to instill a particular feeling in another person (or group of people) – such as to make her angry, enthusiastic, happy, frightened, or sad.</text:p>
      <text:p text:style-name="Text_20_body">Inspire isn’t a kind of mind control; someone won’t take an action that they are opposed to doing. But you can provoke her to give some kind of reaction to your words.</text:p>
      <text:p text:style-name="Text_20_body"><text:span text:style-name="T2">Language:</text:span> If you and the other parties don’t share a common language, you gain a Drop 4 penalty on all Interaction rolls.</text:p>
      <text:p text:style-name="Text_20_body"><text:span text:style-name="T2">Knowledge Rolls:</text:span> Recall an inspiring speech from history or fiction, remember the names of great leaders.</text:p>
      <text:p text:style-name="Text_20_body"><text:span text:style-name="T2">Opposition:</text:span> In most situations, an Inspire roll is an automatic success. If you have a language barrier or other Drop Penalty applied, the difficulty increases to Easy (3D6) or higher.</text:p>
      <table:table table:name="Table34" table:style-name="Table34">
        <table:table-column table:style-name="Table34.A"/>
        <table:table-column table:style-name="Table34.B"/>
        <table:table-header-rows>
          <table:table-row>
            <table:table-cell table:style-name="TableHeaderRowCell" office:value-type="string">
              <text:p text:style-name="Table_20_Heading">Inspi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Inspiring Speec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Reduce an Ally’s Yield</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still Emo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rovoke Reaction</text:p>
          </table:table-cell>
        </table:table-row>
      </table:table>
      <text:p text:style-name="First_20_paragraph"><text:span text:style-name="T2">Inspiring Speech:</text:span> Your words start to sway those who hear them. You can create a tag based on an emotional state,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created by your inspiring speech improves by one die size. You are limited by the number of skill ranks you have in Interaction (Inspire), as shown on the following table:</text:p>
      <table:table table:name="Table35" table:style-name="Table35">
        <table:table-column table:style-name="Table35.A"/>
        <table:table-column table:style-name="Table35.B"/>
        <table:table-header-rows>
          <table:table-row>
            <table:table-cell table:style-name="TableHeaderRowCell" office:value-type="string">
              <text:p text:style-name="Table_20_Heading">Inspire Rank</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14" text:name="Table" text:formula="ooow:Table+1" style:num-format="1">15</text:sequence>: Maximum Tag Die</text:p>
      <text:p text:style-name="First_20_paragraph"><text:span text:style-name="T2">Reduce an Ally’s Yield:</text:span> If an ally who can hear you has taken Yield, you can reduce it by spending two Success Points per point of Yield.</text:p>
      <text:p text:style-name="Text_20_body"><text:span text:style-name="T2">Inflict 1 Yield:</text:span> One opponent who can hear you takes one Yield for every two Success Points you spend on Yield. If her Yield equals or exceeds her Yield Limit, she is Yielded Out.</text:p>
      <text:p text:style-name="Text_20_body"><text:span text:style-name="T2">Instill Emotion:</text:span> Choose one of the Tags you have active in this scene. That specific Tag Die immediately ends for you. One person who can hear you gains either a Drop Penalty or a Bonus Die on all actions related to that Tag, your choice. For each additional success point you spend, you can affect another person. The Drop Penalty decreases after each time it’s applied, and the Bonus Die decreases in size after each use.</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Tag Die</text:p>
            </table:table-cell>
            <table:table-cell table:style-name="TableHeaderRowCell" office:value-type="string">
              <text:p text:style-name="Table_20_Heading">Drop Penalty</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D0</text:p>
          </table:table-cell>
          <table:table-cell table:style-name="TableRowCell" office:value-type="string">
            <text:p text:style-name="Table_20_Contents">Drop 1</text:p>
          </table:table-cell>
          <table:table-cell table:style-name="TableRowCell" office:value-type="string">
            <text:p text:style-name="Table_20_Contents">+1D6</text:p>
          </table:table-cell>
        </table:table-row>
        <table:table-row>
          <table:table-cell table:style-name="TableRowCell" office:value-type="string">
            <text:p text:style-name="Table_20_Contents">+1D6</text:p>
          </table:table-cell>
          <table:table-cell table:style-name="TableRowCell" office:value-type="string">
            <text:p text:style-name="Table_20_Contents">Drop 2</text:p>
          </table:table-cell>
          <table:table-cell table:style-name="TableRowCell" office:value-type="string">
            <text:p text:style-name="Table_20_Contents">+1D8</text:p>
          </table:table-cell>
        </table:table-row>
        <table:table-row>
          <table:table-cell table:style-name="TableRowCell" office:value-type="string">
            <text:p text:style-name="Table_20_Contents">+1D8</text:p>
          </table:table-cell>
          <table:table-cell table:style-name="TableRowCell" office:value-type="string">
            <text:p text:style-name="Table_20_Contents">Drop 3</text:p>
          </table:table-cell>
          <table:table-cell table:style-name="TableRowCell" office:value-type="string">
            <text:p text:style-name="Table_20_Contents">+1D10</text:p>
          </table:table-cell>
        </table:table-row>
        <table:table-row>
          <table:table-cell table:style-name="TableRowCell" office:value-type="string">
            <text:p text:style-name="Table_20_Contents">+1D10</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row>
          <table:table-cell table:style-name="TableRowCell" office:value-type="string">
            <text:p text:style-name="Table_20_Contents">+1D12</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
      <text:p text:style-name="Table">Table <text:sequence text:ref-name="refTable15" text:name="Table" text:formula="ooow:Table+1" style:num-format="1">16</text:sequence>: Inspire Results</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rovoke Reaction:</text:span> You cause someone who can hear you to react to your words, even if she doesn’t really want to. Choose one of the Tags you have active in this scene. That specific Tag Die immediately ends for you. The person you’ve affected will react on her next turn based on that Tag. You don’t get to choose the specific reaction, and it’s instead based on how she would normally react to such feelings. For example, if you use a Tag Die of Anger, her response might be to attack you, to fire a scathing insult at you, to burst into tears, to order someone else to attack you, to leave the area, or to mock your clothing choices.</text:p>
      <text:h text:style-name="Heading_20_4" text:outline-level="4"><text:bookmark-start text:name="negotiate"/>Negotiate<text:bookmark-end text:name="negotiate"/></text:h>
      <text:p text:style-name="First_20_paragraph"><text:span text:style-name="T1">Affinity Specialty</text:span></text:p>
      <text:p text:style-name="Text_20_body">Negotiate covers diplomatic attempts to persuade someone, to compromise, or give something up in return for something else. In general, to use Negotiate you must be offering a bargaining chip of some kind, although it need not be a completely fair trade.</text:p>
      <text:p text:style-name="Text_20_body"><text:span text:style-name="T2">Language:</text:span> If you and the other parties don’t share a common language, you gain a Drop 4 penalty on all Interaction rolls.</text:p>
      <text:p text:style-name="Text_20_body"><text:span text:style-name="T2">Time:</text:span> A Negotiate roll for something simple, like haggling over goods, takes one minute. More complicated business deals or diplomacy take an hour or more.</text:p>
      <text:p text:style-name="Text_20_body"><text:span text:style-name="T2">Knowledge Rolls:</text:span> Evaluate the price of an object, recall details on treaties, remember something the other party might have overlooked.</text:p>
      <text:p text:style-name="Text_20_body"><text:span text:style-name="T2">Crafting:</text:span> Contracts, treaties, and other legal documents.</text:p>
      <text:p text:style-name="Text_20_body"><text:span text:style-name="T2">Opposition:</text:span> Negotiate rolls are always opposed by the other party’s Negotiate rolls. If there isn’t a party in opposition to you, you probably aren’t in a negotiation.</text:p>
      <table:table table:name="Table37" table:style-name="Table37">
        <table:table-column table:style-name="Table37.A"/>
        <table:table-column table:style-name="Table37.B"/>
        <table:table-header-rows>
          <table:table-row>
            <table:table-cell table:style-name="TableHeaderRowCell" office:value-type="string">
              <text:p text:style-name="Table_20_Heading">Negotia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Negotiate</text:p>
          </table:table-cell>
        </table:table-row>
        <table:table-row>
          <table:table-cell table:style-name="TableRowCell" office:value-type="string">
            <text:p text:style-name="Table_20_Contents">+:</text:p>
          </table:table-cell>
          <table:table-cell table:style-name="TableRowCell" office:value-type="string">
            <text:p text:style-name="Table_20_Contents">Float a Proposal</text:p>
          </table:table-cell>
        </table:table-row>
        <table:table-row>
          <table:table-cell table:style-name="TableRowCell" office:value-type="string">
            <text:p text:style-name="Table_20_Contents">++:</text:p>
          </table:table-cell>
          <table:table-cell table:style-name="TableRowCell" office:value-type="string">
            <text:p text:style-name="Table_20_Contents">Refine the Offer</text:p>
          </table:table-cell>
        </table:table-row>
        <table:table-row>
          <table:table-cell table:style-name="TableRowCell" office:value-type="string">
            <text:p text:style-name="Table_20_Contents">++:</text:p>
          </table:table-cell>
          <table:table-cell table:style-name="TableRowCell" office:value-type="string">
            <text:p text:style-name="Table_20_Contents">Counter-Offer</text:p>
          </table:table-cell>
        </table:table-row>
        <table:table-row>
          <table:table-cell table:style-name="TableRowCell" office:value-type="string">
            <text:p text:style-name="Table_20_Contents">++:</text:p>
          </table:table-cell>
          <table:table-cell table:style-name="TableRowCell" office:value-type="string">
            <text:p text:style-name="Table_20_Contents">Put it in Writing</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romis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lose the Deal</text:p>
          </table:table-cell>
        </table:table-row>
        <table:table-row>
          <table:table-cell table:style-name="TableRowCell" office:value-type="string">
            <text:p text:style-name="Table_20_Contents">++++:</text:p>
          </table:table-cell>
          <table:table-cell table:style-name="TableRowCell" office:value-type="string">
            <text:p text:style-name="Table_20_Contents">Gain the Upper Hand</text:p>
          </table:table-cell>
        </table:table-row>
      </table:table>
      <text:p text:style-name="First_20_paragraph"><text:span text:style-name="T2">Float a Proposal:</text:span> You propose a course of action, and create a +1D0 Tag Die based on that proposal. Until the end of the scene, you can use that Tag Die as a Bonus Die on appropriate rolls, including further Negotiate rolls – or Wealth rolls if you are haggling over a purchase. If you create a new proposal, the old Tag Die ends.</text:p>
      <text:p text:style-name="Text_20_body"><text:span text:style-name="T2">Refine the Offer:</text:span> For every two success points you spend, the Tag Die of your existing proposal increases by one die size.</text:p>
      <text:p text:style-name="Text_20_body"><text:span text:style-name="T2">Counter-Offer:</text:span> If the other party has a Tag Die, you can decrease her die size by one step, or remove her Tag Die entirely if she has a +1D6 Bonus Die.</text:p>
      <text:p text:style-name="Text_20_body"><text:span text:style-name="T2">Put It In Writing:</text:span> You get the other party to agree to sign a written document after you close the deal.</text:p>
      <text:p text:style-name="Text_20_body"><text:span text:style-name="T2">Reach Compromise:</text:span> You and the other party come to a compromise that benefits you both equally, more or less, and you close the deal. All Tag Dice created by either party immediately en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lose the Deal:</text:span> You end the negotiation. Whatever you and the other party have agreed upon is how it the terms will remain, and the other party won’t renegotiate terms in this scene. If you are haggling over a purchase, you can use the Tag Die of your proposal as a Bonus Die on your wealth roll; if the other party has a Tag Die, she can add that to the opposition roll.</text:p>
      <text:p text:style-name="Text_20_body"><text:span text:style-name="T2">Gain the Upper Hand:</text:span> You end the negotiation. You get what you were hoping to gain without major concessions. The other party loses Tag Dice she may have created during the negotiation.</text:p>
      <text:h text:style-name="Heading_20_4" text:outline-level="4"><text:bookmark-start text:name="deceive"/>Deceive<text:bookmark-end text:name="deceive"/></text:h>
      <text:p text:style-name="First_20_paragraph"><text:span text:style-name="T1">Guile Specialty</text:span></text:p>
      <text:p text:style-name="Text_20_body">Deceive is the ability to tell a believable lie, avoiding telltale quirks and pitfalls that might reveal your duplicity. Lies which are obviously untrue and unbelievable impose a penalty of Drop 1 to Drop 4, at the Gamemaster’s discretion.</text:p>
      <text:p text:style-name="Text_20_body"><text:span text:style-name="T2">Language:</text:span> If you and the other parties don’t share a common language, you gain a Drop 4 penalty on all Interaction rolls.</text:p>
      <text:p text:style-name="Text_20_body"><text:span text:style-name="T2">Time:</text:span> Deception rolls are made after each new, major claim is made, so could occur after 30 seconds of rambling, or hours of prolonged storytelling.</text:p>
      <text:p text:style-name="Text_20_body"><text:span text:style-name="T2">Knowledge Rolls:</text:span> This Specialty is not often used to make knowledge rolls.</text:p>
      <text:p text:style-name="Text_20_body"><text:span text:style-name="T2">Crafting:</text:span> An alternate identity or a simple disguise.</text:p>
      <text:p text:style-name="Text_20_body"><text:span text:style-name="T2">Opposition:</text:span> Use the Intuition specialty of each person who is listening to the lies.</text:p>
      <table:table table:name="Table38" table:style-name="Table38">
        <table:table-column table:style-name="Table38.A"/>
        <table:table-column table:style-name="Table38.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text:span text:style-name="T2">Think on Your Feet:</text:span> You come up with something quickly so that you don’t look like you’re obviously making something up. You can create a +1D0 Tag Die based on your lie that you can use as a Bonus Die on appropriate rolls until the end of the scene. Attempts by others to disprove your lie, through logical deduction or knowledge rolls, are made against Easy (3D6) standard opposition.</text:p>
      <text:p text:style-name="Text_20_body"><text:span text:style-name="T2">Appear Sincere:</text:span> You lie while giving the impression that you really do believe what you’re saying. For every two success points you spend, the Tag Die of your lie increases by one die size and the difficulty of disproving the lie increases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Appear Trustworthy:</text:span> Even if your lie is later exposed as false, those who heard it still believe you that you didn’t intend to deceive them. Maybe you were mistaken, or they misheard you, or you misspoke.</text:p>
      <text:h text:style-name="Heading_20_3" text:outline-level="3"><text:bookmark-start text:name="magicks"/>Magicks<text:bookmark-end text:name="magicks"/></text:h>
      <text:p text:style-name="First_20_paragraph">Magicks work in very subtle ways: brewing draughts, weaving charms into clothing, and reading portents. Most characters completely lack knowledge in Magicks, leaving the study up to those who specialize in it.</text:p>
      <text:p text:style-name="Text_20_body">Successfully using a Magicks specialty results in the creation of a Charm die. As with other types of dice, you can have only one Charm die in any dice pool.</text:p>
      <text:h text:style-name="Heading_20_4" text:outline-level="4"><text:bookmark-start text:name="weave"/>Weave<text:bookmark-end text:name="weave"/></text:h>
      <text:p text:style-name="First_20_paragraph"><text:span text:style-name="T1">Verve Specialty</text:span></text:p>
      <text:p text:style-name="Text_20_body">Charmwoven clothing must be specifically created for each character using the Weave specialty, as it involves knowledge of the wearer’s birthstone and other personal qualities.</text:p>
      <text:p text:style-name="Text_20_body"><text:span text:style-name="T2">Knowledge Rolls:</text:span> Evaluate charmwoven items and identify their charms, determine the specific master charmweaver who created an item of apparel, recall facts related to the creation of cloth and silk.</text:p>
      <text:p text:style-name="Text_20_body"><text:span text:style-name="T2">Crafting: </text:span>Articles of clothing, including charmwoven apparel.</text:p>
      <text:p text:style-name="Text_20_body"><text:span text:style-name="T2">Opposition:</text:span> Most Weave rolls are made to craft garments. Sensing or restoring a charm is Easy (3D6) standard opposition. An attempt to suppress a or bolster a Charm Die is made against standard opposition corresponding to the size of the Charm Die – Easy (3D6) for a +1D6 Charm Die, Moderate (3D8) for a +1D8 Charm Die, and so on.</text:p>
      <table:table table:name="Table39" table:style-name="Table39">
        <table:table-column table:style-name="Table39.A"/>
        <table:table-column table:style-name="Table39.B"/>
        <table:table-header-rows>
          <table:table-row>
            <table:table-cell table:style-name="TableHeaderRowCell" office:value-type="string">
              <text:p text:style-name="Table_20_Heading">Wea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text:p>
          </table:table-cell>
          <table:table-cell table:style-name="TableRowCell" office:value-type="string">
            <text:p text:style-name="Table_20_Contents">Sense Charm</text:p>
          </table:table-cell>
        </table:table-row>
        <table:table-row>
          <table:table-cell table:style-name="TableRowCell" office:value-type="string">
            <text:p text:style-name="Table_20_Contents">++:</text:p>
          </table:table-cell>
          <table:table-cell table:style-name="TableRowCell" office:value-type="string">
            <text:p text:style-name="Table_20_Contents">Suppress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Bolster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store Charm Die</text:p>
          </table:table-cell>
        </table:table-row>
      </table:table>
      <text:p text:style-name="First_20_paragraph"><text:span text:style-name="T2">Sense Charm: </text:span>You can sense charms woven into clothing that are in the same area as you, starting with the nearest charm to you. You learn the article of clothing that’s encharmed and which Specialty the Charm Die applies to. If you spend another success point, you also learn the size of the Charm Die. For each additional success point you spend, you can sense another charm in your area or an adjacent area. You can choose to skip over any charm created or worn by you.</text:p>
      <text:p text:style-name="Text_20_body"><text:span text:style-name="T2">Suppress Charm Die: </text:span>You can choose one article of clothing in the same area as you. If that article has a Charm Die, it is reduced by one step. If it has a +1D6 Charm Die, you can remove it entirely. This effect lasts until the end of the current scene. Each additional 2 success points you spend reduces the Charm Die by one step. You can reduce a Charm Die as many steps as you have ranks in Magicks (Weave).</text:p>
      <text:p text:style-name="Text_20_body"><text:span text:style-name="T2">Bolster Charm Die:</text:span> You can choose one article of clothing in the same area as you. If that article has a Charm Die, it is increased by one step until the end of the scene. You can only increase a Charm Die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store Charm Die: </text:span>You can choose one article of clothing in the same area as you. If that article has a Charm Die that has been suppressed or temporarily removed, you can restore the Charm Die to its normal value. Until the end of the scene, that article’s Charm Die can’t be suppressed.</text:p>
      <text:h text:style-name="Heading_20_4" text:outline-level="4"><text:bookmark-start text:name="brew"/>Brew<text:bookmark-end text:name="brew"/></text:h>
      <text:p text:style-name="First_20_paragraph"><text:span text:style-name="T1">Affinity Specialty</text:span></text:p>
      <text:p text:style-name="Text_20_body">Brew is the magickal ability to distill enchantments into drinkable draughts.</text:p>
      <text:p text:style-name="Text_20_body"><text:span text:style-name="T2">Knowledge Rolls:</text:span> Identify a draught and its effects, recall the names of the master alchemists in a city, describe where exotic ingredients can be found.</text:p>
      <text:p text:style-name="Text_20_body"><text:span text:style-name="T2">Crafting: </text:span>Salves, draughts, and other alchemical formulations.</text:p>
      <text:p text:style-name="Text_20_body"><text:span text:style-name="T2">Opposition:</text:span> Most Magicks (Brew) rolls are made to create a draught or salve. Mixing a concoction has a standard difficulty of Easy (3D6).</text:p>
      <table:table table:name="Table40" table:style-name="Table40">
        <table:table-column table:style-name="Table40.A"/>
        <table:table-column table:style-name="Table40.B"/>
        <table:table-header-rows>
          <table:table-row>
            <table:table-cell table:style-name="TableHeaderRowCell" office:value-type="string">
              <text:p text:style-name="Table_20_Heading">Brew</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text:p>
          </table:table-cell>
          <table:table-cell table:style-name="TableRowCell" office:value-type="string">
            <text:p text:style-name="Table_20_Contents">Mix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Apply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Mix a Concoction:</text:span> You hastily mix together volatile chemicals and reagents to produce an immediate reaction. You spend 1 unit of alchemical ingredients and create one of the concoctions listed in . The concoction has an initial potency level of 1 but increases by 1 for every 2 success points you spend. The concoction lasts until your next turn, after which it becomes inert.</text:p>
      <text:p text:style-name="Text_20_body"><text:span text:style-name="T2">Apply a Concoction:</text:span> You apply the effects of your concoction to yourself, your area, an adjacent area, or another person in the same area as you. Each recipient of the effect beyond the first requires that you spend 1 additional unit of alchemical ingredients, with a limit of additional targets equal to your specialty ranks in Magicks (Brew).</text:p>
      <text:p text:style-name="Text_20_body"><text:span text:style-name="T2">Gain 1 Style Point:</text:span> You gain one Style Point; you must describe how you use the Specialty with style, and you can only have a maximum of three Style Points at any time.</text:p>
      <text:h text:style-name="Heading_20_4" text:outline-level="4"><text:bookmark-start text:name="portents"/>Portents<text:bookmark-end text:name="portents"/></text:h>
      <text:p text:style-name="First_20_paragraph"><text:span text:style-name="T1">Guile Specialty</text:span></text:p>
      <text:p text:style-name="Text_20_body">The Portents specialty involves reading omens and signs as well as using cards, dice, tea leaves, or astrological charts to determine someone’s future. It also includes placing hexes on people, and creating simple trinkets known as bibelots that ward off hexes and bad luck.</text:p>
      <text:p text:style-name="Text_20_body"><text:span text:style-name="T2">Knowledge Rolls:</text:span> Recall the names of famous seers or witches throughout history, identify when someone is the target of a hex, identify a bibelot’s charm, remember the astrological signs and birthstones.</text:p>
      <text:p text:style-name="Text_20_body"><text:span text:style-name="T2">Crafting: </text:span>Astrological charts, bibelots, and divination tools.</text:p>
      <text:p text:style-name="Text_20_body"><text:span text:style-name="T2">Opposition:</text:span> If you read either the general omens around you or a willing subject, the roll is an automatic success and the success points determine the strength of the reading. If you are doing a reading on an unwilling subject or if you are casting a hex on someone, the difficulty is either Easy (3D6) or an opposed Magicks (Portents) roll, whichever is better for the subject.</text:p>
      <table:table table:name="Table41" table:style-name="Table41">
        <table:table-column table:style-name="Table41.A"/>
        <table:table-column table:style-name="Table41.B"/>
        <table:table-header-rows>
          <table:table-row>
            <table:table-cell table:style-name="TableHeaderRowCell" office:value-type="string">
              <text:p text:style-name="Table_20_Heading">Porten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Divination tools,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Read Portents</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ccurac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recisio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Specificity</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ast a Hex</text:p>
          </table:table-cell>
        </table:table-row>
      </table:table>
      <text:p text:style-name="First_20_paragraph"><text:span text:style-name="T2">Read Portents:</text:span> You make a general prediction about the next 24 hours. Ask one yes-or-no question, or have the person you’re reading ask a yes-or-no question. You receive an answer which creates a +1D0 Tag Die connected to that answer. Until the prediction comes true or 24 hours passes, the subject of the reading can choose to use the tag as a Bonus Die on any rolls that relate to the answer proving true. Each use of the Tag Die decreases its size by one die size, or ends the prediction if it’s a +1D0 Bonus Die. As long as any prediction is still in effect, the subject can’t be the recipient of another reading.</text:p>
      <text:p text:style-name="Text_20_body"><text:span text:style-name="T2">Increase Accuracy:</text:span> The Tag Die increases by one die size, with a limit set by your ranks in Magicks (Portents) as shown in the following table:</text:p>
      <table:table table:name="Table42" table:style-name="Table42">
        <table:table-column table:style-name="Table42.A"/>
        <table:table-column table:style-name="Table42.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16" text:name="Table" text:formula="ooow:Table+1" style:num-format="1">17</text:sequence>: Maximum Tag Die</text:p>
      <text:p text:style-name="First_20_paragraph"><text:span text:style-name="T2">Increase Precision:</text:span> The duration of your prediction increases by 24 hours, up to a limit of increases equal to your Magicks (Portents) ranks.</text:p>
      <text:p text:style-name="Text_20_body"><text:span text:style-name="T2">Increase Specificity:</text:span> The subject of the reading can ask another yes-or-no question and receive an answer, or ask a question that can be answered with a single noun. This creates an additional +1D0 Tag Die based on the new question, that otherwise functions like the first Tag Die. The maximum number of additional questions is limited to the number of Magicks (Portents) specialty ranks you hav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ast a Hex:</text:span> You choose one skill and the subject of your reading becomes cursed on rolls with that skill for the next 24 hours. If your subject is wearing a bibelot for that skill, the hex immediately ends and the bibelot is destroyed. Otherwise, any existing hexes on her end and she gains a Drop 1 penalty on that skill and its specialties. Every time the Drop penalty is applied to one of her rolls, it decreases by 1. When the Drop penalty is reduced to 0, the hex ends. For every two success points you spend, you can increase the initial size of the Drop penalty by 1, with a limit determined by your ranks in Portents as shown on the following table:</text:p>
      <table:table table:name="Table43" table:style-name="Table43">
        <table:table-column table:style-name="Table43.A"/>
        <table:table-column table:style-name="Table43.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Hex Penalt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Drop 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row>
        <table:table-row>
          <table:table-cell table:style-name="TableRowCell" office:value-type="string">
            <text:p text:style-name="Table_20_Contents">+3</text:p>
          </table:table-cell>
          <table:table-cell table:style-name="TableRowCell" office:value-type="string">
            <text:p text:style-name="Table_20_Contents">Drop 3</text:p>
          </table:table-cell>
        </table:table-row>
        <table:table-row>
          <table:table-cell table:style-name="TableRowCell" office:value-type="string">
            <text:p text:style-name="Table_20_Contents">+4</text:p>
          </table:table-cell>
          <table:table-cell table:style-name="TableRowCell" office:value-type="string">
            <text:p text:style-name="Table_20_Contents">Drop 4</text:p>
          </table:table-cell>
        </table:table-row>
        <table:table-row>
          <table:table-cell table:style-name="TableRowCell" office:value-type="string">
            <text:p text:style-name="Table_20_Contents">+5</text:p>
          </table:table-cell>
          <table:table-cell table:style-name="TableRowCell" office:value-type="string">
            <text:p text:style-name="Table_20_Contents">Drop 4</text:p>
          </table:table-cell>
        </table:table-row>
      </table:table>
      <text:p text:style-name="Table">Table <text:sequence text:ref-name="refTable17" text:name="Table" text:formula="ooow:Table+1" style:num-format="1">18</text:sequence>: Maximum Hex Penalty</text:p>
      <text:h text:style-name="Heading_20_3" text:outline-level="3"><text:bookmark-start text:name="medicine"/>Medicine<text:bookmark-end text:name="medicine"/></text:h>
      <text:p text:style-name="First_20_paragraph">The Medicine skill is used to treat minor injuries, perform major surgery, and work safely with poisonous toxins.</text:p>
      <text:h text:style-name="Heading_20_4" text:outline-level="4"><text:bookmark-start text:name="surgery"/>Surgery<text:bookmark-end text:name="surgery"/></text:h>
      <text:p text:style-name="First_20_paragraph"><text:span text:style-name="T1">Verve Specialty</text:span></text:p>
      <text:p text:style-name="Text_20_body">Surgery is a Specialty which can be used to heal injuries which are resistant to the Treat specialty, as well as to perform other surgical procedures.</text:p>
      <text:p text:style-name="Text_20_body"><text:span text:style-name="T2">Knowledge Rolls:</text:span> Perform an autopsy to determine the cause of death, recall the names of famous surgeons, diagnose a patient in need of surgery.</text:p>
      <text:p text:style-name="Text_20_body"><text:span text:style-name="T2">Wounds:</text:span> Apply the patient’s wounds as a Drop Penalty on your surgery roll.</text:p>
      <text:p text:style-name="Text_20_body"><text:span text:style-name="T2">Supplies:</text:span> The Surgery specialty uses medicine.</text:p>
      <text:p text:style-name="Text_20_body"><text:span text:style-name="T2">Extra Time:</text:span> You can spend extra time on a surgical procedure to add a Bonus Die to your dice pool. The size of that die is limited by your number of ranks in Medicine (Surgery), as shown on the following table:</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18" text:name="Table" text:formula="ooow:Table+1" style:num-format="1">19</text:sequence>: Extra Time for a One-Hour Task</text:p>
      <text:p text:style-name="First_20_paragraph"><text:span text:style-name="T2">Extra Supplies: </text:span>You can use extra medicine during surgery to add a Bonus Die to your dice pool. The size of that die is limited by your number of ranks in Medicine (Surgery), as shown on the following tables:</text:p>
      <table:table table:name="Table45" table:style-name="Table45">
        <table:table-column table:style-name="Table45.A"/>
        <table:table-column table:style-name="Table45.B"/>
        <table:table-column table:style-name="Table45.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19" text:name="Table" text:formula="ooow:Table+1" style:num-format="1">20</text:sequence>: Extra Supplies</text:p>
      <text:p text:style-name="First_20_paragraph"><text:span text:style-name="T2">Opposition:</text:span> Healing wounds or minor surgeries are Easy (3D6) standard difficulty. Major surgeries are Moderate (3D8) or higher.</text:p>
      <table:table table:name="Table46" table:style-name="Table46">
        <table:table-column table:style-name="Table46.A"/>
        <table:table-column table:style-name="Table46.B"/>
        <table:table-header-rows>
          <table:table-row>
            <table:table-cell table:style-name="TableHeaderRowCell" office:value-type="string">
              <text:p text:style-name="Table_20_Heading">Surge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Patient Survive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Minor Surgical Procedu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ajor Surgical Procedure</text:p>
          </table:table-cell>
        </table:table-row>
      </table:table>
      <text:p text:style-name="First_20_paragraph"><text:span text:style-name="T2">Patient Survives:</text:span> Surgery is a risky proposition. If you don’t spend one Success Point to ensure the life of the patient, the patient takes one Wound.</text:p>
      <text:p text:style-name="Text_20_body"><text:span text:style-name="T2">Heal 1 Wound:</text:span> The patient heals one Wound. This requires that you spend 1 unit of medicine per wound healed.</text:p>
      <text:p text:style-name="Text_20_body"><text:span text:style-name="T2">Minor Surgical Procedure:</text:span> You perform a minor surgical procedure, such as suturing a wound or the setting of a bone. The patient must rest for 1 day or else gain one Wound the first time she engages in physical activity. A minor procedure expends 2 units of medicin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ajor Surgical Procedure:</text:span> You perform a major surgical procedure, such as a Caesarian section, gender confirmation surgery, or removal of the appendix. The patient must rest for 1 week (six days) or else gain one Wound the first time each day that she engages in physical activity. A major procedure expends 5 units of medicine.</text:p>
      <text:h text:style-name="Heading_20_4" text:outline-level="4"><text:bookmark-start text:name="treat"/>Treat<text:bookmark-end text:name="treat"/></text:h>
      <text:p text:style-name="First_20_paragraph"><text:span text:style-name="T1">Affinity Specialty</text:span></text:p>
      <text:p text:style-name="Text_20_body">The Treat specialty is used to care for those who are injured or sick. After a Wound is taken, only one Treat roll can be made; further Wounds must be healed using the Surgery specialty.</text:p>
      <text:p text:style-name="Text_20_body"><text:span text:style-name="T2">Knowledge Rolls:</text:span> Diagnose a patient as suffering from poison or disease, determine the cause of an injury, recall facts about a known illness and useful folk cures for the same.</text:p>
      <text:p text:style-name="Text_20_body"><text:span text:style-name="T2">Crafting:</text:span> Cures for diseases and other medical supplies.</text:p>
      <text:p text:style-name="Text_20_body"><text:span text:style-name="T2">Base Time:</text:span> Treating a wound or removing Yield takes one minute, and treating diseases or applying cures takes one hour.</text:p>
      <text:p text:style-name="Text_20_body"><text:span text:style-name="T2">Extra Time:</text:span> You can spend extra time on treatment to add a Bonus Die to your dice pool. The size of that die is limited by your number of ranks in Medicine (Surgery), as shown on the following table:</text:p>
      <table:table table:name="Table47" table:style-name="Table47">
        <table:table-column table:style-name="Table47.A"/>
        <table:table-column table:style-name="Table47.B"/>
        <table:table-column table:style-name="Table47.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0" text:name="Table" text:formula="ooow:Table+1" style:num-format="1">21</text:sequence>: Extra Time for a One-Minute Task</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1" text:name="Table" text:formula="ooow:Table+1" style:num-format="1">22</text:sequence>: Extra Time for a One-Hour Task</text:p>
      <text:p text:style-name="First_20_paragraph"><text:span text:style-name="T2">Extra Supplies: </text:span>You can use extra medicine during treatment to add a Bonus Die to your dice pool. The size of that die is limited by your number of ranks in Medicine (Surgery), as shown on the following tables:</text:p>
      <table:table table:name="Table49" table:style-name="Table49">
        <table:table-column table:style-name="Table49.A"/>
        <table:table-column table:style-name="Table49.B"/>
        <table:table-column table:style-name="Table49.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2" text:name="Table" text:formula="ooow:Table+1" style:num-format="1">23</text:sequence>: Extra Supplies</text:p>
      <text:p text:style-name="First_20_paragraph"><text:span text:style-name="T2">Rushing: </text:span>You can reduce the time to treat a patient by taking a Drop penalty on your die roll. You can’t rush a job that you’re taking extra time on. The size of the Drop penalty depends on how much you rush treatment, as shown on the following tables:</text:p>
      <table:table table:name="Table50" table:style-name="Table50">
        <table:table-column table:style-name="Table50.A"/>
        <table:table-column table:style-name="Table50.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23" text:name="Table" text:formula="ooow:Table+1" style:num-format="1">24</text:sequence>: Rushing a One-Minute Task</text:p>
      <table:table table:name="Table51" table:style-name="Table51">
        <table:table-column table:style-name="Table51.A"/>
        <table:table-column table:style-name="Table51.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24" text:name="Table" text:formula="ooow:Table+1" style:num-format="1">25</text:sequence>: Rushing a One-Hour Task</text:p>
      <text:p text:style-name="First_20_paragraph"><text:span text:style-name="T2">Opposition:</text:span> The opposition depends on the severity of the condition being treated. Reducing Yield is an automatic success, with the number of success points determining how many points of Yield are removed. Treating wounds is Easy (3D6), and treating a disease is dependent upon the severity of the disease.</text:p>
      <table:table table:name="Table52" table:style-name="Table52">
        <table:table-column table:style-name="Table52.A"/>
        <table:table-column table:style-name="Table52.B"/>
        <table:table-header-rows>
          <table:table-row>
            <table:table-cell table:style-name="TableHeaderRowCell" office:value-type="string">
              <text:p text:style-name="Table_20_Heading">Trea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text:p>
          </table:table-cell>
          <table:table-cell table:style-name="TableRowCell" office:value-type="string">
            <text:p text:style-name="Table_20_Contents">Reduce Patient’s Yield</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Disease Severity</text:p>
          </table:table-cell>
        </table:table-row>
      </table:table>
      <text:p text:style-name="First_20_paragraph"><text:span text:style-name="T2">Reduce Patient’s Yield:</text:span> If someone in the same area as you has taken Yield, you can remove one point of Yield per success point you spend. This expends one unit of medicine, regardless of how many success points you spend.</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Reduce Disease Severity:</text:span> The severity of the disease decreases by one step, or is eliminated if the disease is already of the weakest severity. This consumes one unit of medicine for each severity level decreased.</text:p>
      <text:h text:style-name="Heading_20_4" text:outline-level="4"><text:bookmark-start text:name="poison"/>Poison<text:bookmark-end text:name="poison"/></text:h>
      <text:p text:style-name="First_20_paragraph"><text:span text:style-name="T1">Guile Specialty</text:span></text:p>
      <text:p text:style-name="Text_20_body">The Poison specialty covers the creation, application, and use of various toxic substances as well as antidotes for the same. A target can be poisoned directly, or poison can be applied to a weapon.</text:p>
      <text:p text:style-name="Text_20_body"><text:span text:style-name="T2">Standard Poisons:</text:span> The following types poisons are commonly used : deadly poison, impairing poison, and sleep poison. See for more details.</text:p>
      <text:p text:style-name="Text_20_body"><text:span text:style-name="T2">Knowledge Rolls:</text:span> Identify a poison without being exposed to it, diagnose someone suffering from poison based on the effects, determine whether or not an item of food is safe to consume.</text:p>
      <text:p text:style-name="Text_20_body"><text:span text:style-name="T2">Crafting:</text:span> Poisons and antidotes.</text:p>
      <text:p text:style-name="Text_20_body"><text:span text:style-name="T2">Opposition:</text:span> Applying poison to your own weapon is an automatic success, with the number of success points determining how many times you can use that application of poison. Directly administering poison to your victim is opposed by her Brawl roll. Adding poison to food or drink is opposed by the highest Observation of whoever might be able to spot you doing the deed. Administering an antidote is based on the potency of the poison.</text:p>
      <table:table table:name="Table53" table:style-name="Table53">
        <table:table-column table:style-name="Table53.A"/>
        <table:table-column table:style-name="Table53.B"/>
        <table:table-header-rows>
          <table:table-row>
            <table:table-cell table:style-name="TableHeaderRowCell" office:value-type="string">
              <text:p text:style-name="Table_20_Heading">Pois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Poison Your Victim</text:p>
          </table:table-cell>
        </table:table-row>
        <table:table-row>
          <table:table-cell table:style-name="TableRowCell" office:value-type="string">
            <text:p text:style-name="Table_20_Contents">+:</text:p>
          </table:table-cell>
          <table:table-cell table:style-name="TableRowCell" office:value-type="string">
            <text:p text:style-name="Table_20_Contents">Poisoned Weapon</text:p>
          </table:table-cell>
        </table:table-row>
        <table:table-row>
          <table:table-cell table:style-name="TableRowCell" office:value-type="string">
            <text:p text:style-name="Table_20_Contents">++:</text:p>
          </table:table-cell>
          <table:table-cell table:style-name="TableRowCell" office:value-type="string">
            <text:p text:style-name="Table_20_Contents">Administer Antidote</text:p>
          </table:table-cell>
        </table:table-row>
        <table:table-row>
          <table:table-cell table:style-name="TableRowCell" office:value-type="string">
            <text:p text:style-name="Table_20_Contents">++:</text:p>
          </table:table-cell>
          <table:table-cell table:style-name="TableRowCell" office:value-type="string">
            <text:p text:style-name="Table_20_Contents">Avoid Notic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Poisoned Weapon:</text:span> You can add expend one dose of poison and apply it to a Knife, Sword, Polearm, or the arrows for a Bow. For each success point you spend, you can use the poison’s success table on one attack, in addition to the normal success table for your weapon and attack. Your weapon ceases to be poisoned when you make a number of attacks equal to the success points you spent, when you apply a different poison to the weapon, or at the end of the current scene.</text:p>
      <text:p text:style-name="Text_20_body"><text:span text:style-name="T2">Poison Your Victim:</text:span> You can use your Success Points to directly injure or debilitate the target by expending one dose of poison. Each additional success point you spend can be used on the poison’s success table against your victim.</text:p>
      <text:p text:style-name="Text_20_body"><text:span text:style-name="T2">Administer Antidote:</text:span> You administer an antidote to someone who has been poisoned, expending one dose of antidote. For every two success points you spend, you can reduce the potency of the poison, reduce the duration of the poison, remove 2 Yield inflicted by the poison, or heal 1 Wound inflicted by poison during the current scene.</text:p>
      <text:p text:style-name="Text_20_body"><text:span text:style-name="T2">Avoid Notice:</text:span> You apply your poison surreptitiously, hoping to go unseen. The opposition for an Observation roll to spot the poison – either on your blade, in a drink, or in food – is Easy (3D6). For every two additional success points, you can increase the difficulty to spot the posion by one step, limited by your specialty ranks in Medicine (Poison) as shown in the following table:</text:p>
      <table:table table:name="Table54" table:style-name="Table54">
        <table:table-column table:style-name="Table54.A"/>
        <table:table-column table:style-name="Table54.B"/>
        <table:table-header-rows>
          <table:table-row>
            <table:table-cell table:style-name="TableHeaderRowCell" office:value-type="string">
              <text:p text:style-name="Table_20_Heading">Poison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25" text:name="Table" text:formula="ooow:Table+1" style:num-format="1">26</text:sequence>: Maximum Observation Opposition</text:p>
      <text:p text:style-name="First_20_paragraph"><text:span text:style-name="T2">Gain 1 Style Point:</text:span> You gain one Style Point; you must describe how you use the Specialty with style, and you can only have a maximum of three Style Points at any time.</text:p>
      <text:h text:style-name="Heading_20_3" text:outline-level="3"><text:bookmark-start text:name="military"/>Military<text:bookmark-end text:name="military"/></text:h>
      <text:p text:style-name="First_20_paragraph">The Military skill includes training in ranged combat and unarmed combat, plus strategic planning. A character with Competency in the Military skill may have served in as a formal member of the military, but it’s not automatic.</text:p>
      <text:h text:style-name="Heading_20_4" text:outline-level="4"><text:bookmark-start text:name="brawl"/>Brawl<text:bookmark-end text:name="brawl"/></text:h>
      <text:p text:style-name="First_20_paragraph"><text:span text:style-name="T1">Verve Specialty</text:span></text:p>
      <text:p text:style-name="Text_20_body">The Brawl specialty can be used to attack in unarmed combat, and also defend against the same. You usually need at least one hand free to make a Brawl attack.</text:p>
      <text:p text:style-name="Text_20_body"><text:span text:style-name="T2">Wounds:</text:span> Brawl rolls are subject to Drop penalties from your Wounds.</text:p>
      <text:p text:style-name="Text_20_body"><text:span text:style-name="T2">Holds:</text:span> A held combatant receives a Drop Penalty on her Dueling, Parry, and Aim rolls, and cannot Dodge, Run, or Move. The penalty starts at Drop 1 when a hold is first achieved, and increases by 1 every time the hold is increased (see below).</text:p>
      <text:p text:style-name="Text_20_body"><text:span text:style-name="T2">Crafting:</text:span> Quarterstaves, clubs, and other bludgeons.</text:p>
      <text:p text:style-name="Text_20_body"><text:span text:style-name="T2">Knowledge Rolls:</text:span> Evaluate someone’s unarmed fighting technique after watching her brawl, recall the names of famous pugilists.</text:p>
      <table:table table:name="Table55" table:style-name="Table55">
        <table:table-column table:style-name="Table55.A"/>
        <table:table-column table:style-name="Table55.B"/>
        <table:table-header-rows>
          <table:table-row>
            <table:table-cell table:style-name="TableHeaderRowCell" office:value-type="string">
              <text:p text:style-name="Table_20_Heading">Bra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rawl, Parry, or Dod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Negate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Achieve or Break Ho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Negate Brawl Attack:</text:span> You prevent a Brawl attack from doing any damage to you, and the attacker from spending her Success Points. If you don’t do this, the attack still takes effect on you, with the attacker spending her Success Points normally.</text:p>
      <text:p text:style-name="Text_20_body"><text:span text:style-name="T2">Achieve or Break Hold:</text:span> You achieve a hold on your target, or if you are already held, you can break that hold. You can choose to do both in one roll, if you have enough Success Points. A combatant who is held suffers a Drop 1 penalty on attack and defense rolls; for every two additional Success Points you spend, you can increase the Drop penalty by 1, to a maximum of Drop 4.</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Knockdown:</text:span> Your target is knocked prone, either in your Area or in an adjacent Area. Knocking an opponent into an adjacent Area can result in her falling or otherwise taking environmental damage. A prone character suffers a Drop 1 penalty on attack and defense rolls, and cannot Move or Run until she stands up; standing up is a Drop 1 combined action.</text:p>
      <text:p text:style-name="Text_20_body"><text:span text:style-name="T2">Disarm:</text:span> You can disarm your opponent of the weapon she is wielding. You get to choose if the weapon ends up on the ground in your Area, in an adjacent Area, or in your hand if you have one free.</text:p>
      <text:h text:style-name="Heading_20_4" text:outline-level="4"><text:bookmark-start text:name="aim"/>Aim<text:bookmark-end text:name="aim"/></text:h>
      <text:p text:style-name="First_20_paragraph"><text:span text:style-name="T1">Affinity Specialty</text:span></text:p>
      <text:p text:style-name="Text_20_body">The Aim specialty covers all kinds of ranged combat, from firing muskets and bows to throwing daggers. Only Block or Dodge can be used to defend against an Aim attack, and not Parry.</text:p>
      <text:p text:style-name="Text_20_body"><text:span text:style-name="T2">Wounds:</text:span> Aim rolls are subject to Drop penalties from your Wounds.</text:p>
      <text:p text:style-name="Text_20_body"><text:span text:style-name="T2">Knowledge Rolls:</text:span> Evaluate the quality of a firearm or bow, identify the type of weapon used to cause a wound, recall the names of famous marksmen.</text:p>
      <text:p text:style-name="Text_20_body"><text:span text:style-name="T2">Crafting: </text:span>Bows, crossbows, muskets, and pistols.</text:p>
      <table:table table:name="Table56" table:style-name="Table56">
        <table:table-column table:style-name="Table56.A"/>
        <table:table-column table:style-name="Table56.B"/>
        <table:table-header-rows>
          <table:table-row>
            <table:table-cell table:style-name="TableHeaderRowCell" office:value-type="string">
              <text:p text:style-name="Table_20_Heading">Aim</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Free Reload</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Free Reload:</text:span> You can reload your weapon if the reload time is Drop 4 or lower</text:p>
      <text:p text:style-name="Text_20_body"><text:span text:style-name="T2">Knockdown:</text:span> Your target is knocked prone. A prone character suffers a Drop 1 penalty on attack and defense rolls, and cannot Move or Run until she stands up. Standing up is a Drop 1 combined action.</text:p>
      <text:h text:style-name="Heading_20_4" text:outline-level="4"><text:bookmark-start text:name="strategy"/>Strategy<text:bookmark-end text:name="strategy"/></text:h>
      <text:p text:style-name="First_20_paragraph"><text:span text:style-name="T1">Guile Specialty</text:span></text:p>
      <text:p text:style-name="Text_20_body">Strategy is the ability to make battle plans, both before and during a fight. Characters with the Strategy specialty are skilled at leading during combat and reading the way a fight is going.</text:p>
      <text:p text:style-name="Text_20_body"><text:span text:style-name="T2">Knowledge Rolls:</text:span> Identify the leader of an army, evaluate a battle plan to discover weaknesses, organize a supply line, recall the names of famous generals.</text:p>
      <text:p text:style-name="Text_20_body"><text:span text:style-name="T2">Crafting:</text:span> Battle plans, tactical maps, and military orders.</text:p>
      <text:p text:style-name="Text_20_body"><text:span text:style-name="T2">Opposition: </text:span>Use the Military (Strategy) roll of your enemy’s leader. If there’s no leader, your roll is an automatic success and the success points you spend are used to determine the effectiveness of your tactics.</text:p>
      <table:table table:name="Table57" table:style-name="Table57">
        <table:table-column table:style-name="Table57.A"/>
        <table:table-column table:style-name="Table57.B"/>
        <table:table-header-rows>
          <table:table-row>
            <table:table-cell table:style-name="TableHeaderRowCell" office:value-type="string">
              <text:p text:style-name="Table_20_Heading">Strateg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rategy</text:p>
          </table:table-cell>
        </table:table-row>
        <table:table-row>
          <table:table-cell table:style-name="TableRowCell" office:value-type="string">
            <text:p text:style-name="Table_20_Contents">+:</text:p>
          </table:table-cell>
          <table:table-cell table:style-name="TableRowCell" office:value-type="string">
            <text:p text:style-name="Table_20_Contents">Read the Figh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ctical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ive an Order</text:p>
          </table:table-cell>
        </table:table-row>
      </table:table>
      <text:p text:style-name="First_20_paragraph"><text:span text:style-name="T2">Read the Fight:</text:span> For each Success Point you spend to Read the Fight, choose one other combatant in the fight. You learn her Competency Die, current Yield, and Wounds taken. Each additional success point allows you to get information about an additional combatant.</text:p>
      <text:p text:style-name="Text_20_body"><text:span text:style-name="T2">Increase Tactical Advantage:</text:span> For every two success points you spend, you can do one of the following: reduce an ally’s Yield by 1, increase your advantage, increase an ally’s advantage, or increase an ally’s initiative points by 1.</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ecrease Advantage:</text:span> Choose one enemy. If she has Advantage, you can decrease her die size by one step, or remove her Advantage Die entirely if she has D6 Advantage.</text:p>
      <text:p text:style-name="Text_20_body"><text:span text:style-name="T2">Give an Order:</text:span> Choose a friendly person you can communicate with, and give her an order that consists of one action. If she chooses to obey the order, she gains a +1D0 Bonus Die for that action, and can immediately take the ordered action (such as an attack, a move, or reloading her weapon), even though it’s not her turn. For every 2 additional success points you spend, the Bonus Die increases by one step, with a limit determined by your ranks in Military (Strategy):</text:p>
      <table:table table:name="Table58" table:style-name="Table58">
        <table:table-column table:style-name="Table58.A"/>
        <table:table-column table:style-name="Table58.B"/>
        <table:table-header-rows>
          <table:table-row>
            <table:table-cell table:style-name="TableHeaderRowCell" office:value-type="string">
              <text:p text:style-name="Table_20_Heading">Strategy Ranks</text:p>
            </table:table-cell>
            <table:table-cell table:style-name="TableHeaderRowCell" office:value-type="string">
              <text:p text:style-name="Table_20_Heading">Maximum 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6" text:name="Table" text:formula="ooow:Table+1" style:num-format="1">27</text:sequence>: Maximum Bonus Die</text:p>
      <text:h text:style-name="Heading_20_3" text:outline-level="3"><text:bookmark-start text:name="nature"/>Nature<text:bookmark-end text:name="nature"/></text:h>
      <text:p text:style-name="First_20_paragraph">Knowledge of the natural world is expressed through Competency in the Nature skill. Nature is a hands-on skill, learned through experience rather than book learning.</text:p>
      <text:h text:style-name="Heading_20_4" text:outline-level="4"><text:bookmark-start text:name="explore"/>Explore<text:bookmark-end text:name="explore"/></text:h>
      <text:p text:style-name="First_20_paragraph"><text:span text:style-name="T1">Verve Specialty</text:span></text:p>
      <text:p text:style-name="Text_20_body">The Explore specialty lets you navigate through the world, on land, sea, or even in the air. When appropriate, you can also use Explore to search for survival needs such as water, food, and shelter. A map of the area, a compass, or a navigator’s astrolabe can provide an Item Die bonus on the roll.</text:p>
      <text:p text:style-name="Text_20_body"><text:span text:style-name="T2">Knowledge Rolls:</text:span> Recall facts about towns, people, and creatures found in distant lands, evaluate the quality of a sailing ship or airship, chart a route on a detailed map, recall the names of famous explorers and ship captains.</text:p>
      <text:p text:style-name="Text_20_body"><text:span text:style-name="T2">Crafting:</text:span> Maps, rafts, shelters, and other survival gear.</text:p>
      <text:p text:style-name="Text_20_body"><text:span text:style-name="T2">Base Time:</text:span> Determining directions or finding a shortcut takes one minute, and other uses of Nature (Explore) take 1 hour.</text:p>
      <text:p text:style-name="Text_20_body"><text:span text:style-name="T2">Opposition:</text:span> Under normal circumstances, a Nature (Explore) roll is an automatic success, and the success points determine how well you’ve done at your task. Inclement weather or hostile climates have a standard difficulty of Easy (3D6) or higher.</text:p>
      <table:table table:name="Table59" table:style-name="Table59">
        <table:table-column table:style-name="Table59.A"/>
        <table:table-column table:style-name="Table59.B"/>
        <table:table-header-rows>
          <table:table-row>
            <table:table-cell table:style-name="TableHeaderRowCell" office:value-type="string">
              <text:p text:style-name="Table_20_Heading">Explo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ap or navigation tool</text:p>
          </table:table-cell>
        </table:table-row>
        <table:table-row>
          <table:table-cell table:style-name="TableRowCell" office:value-type="string">
            <text:p text:style-name="Table_20_Contents">+:</text:p>
          </table:table-cell>
          <table:table-cell table:style-name="TableRowCell" office:value-type="string">
            <text:p text:style-name="Table_20_Contents">Determine Directions</text:p>
          </table:table-cell>
        </table:table-row>
        <table:table-row>
          <table:table-cell table:style-name="TableRowCell" office:value-type="string">
            <text:p text:style-name="Table_20_Contents">++:</text:p>
          </table:table-cell>
          <table:table-cell table:style-name="TableRowCell" office:value-type="string">
            <text:p text:style-name="Table_20_Contents">Locate a Landmark</text:p>
          </table:table-cell>
        </table:table-row>
        <table:table-row>
          <table:table-cell table:style-name="TableRowCell" office:value-type="string">
            <text:p text:style-name="Table_20_Contents">++:</text:p>
          </table:table-cell>
          <table:table-cell table:style-name="TableRowCell" office:value-type="string">
            <text:p text:style-name="Table_20_Contents">Find Food and Wat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Find Shelter</text:p>
          </table:table-cell>
        </table:table-row>
        <table:table-row>
          <table:table-cell table:style-name="TableRowCell" office:value-type="string">
            <text:p text:style-name="Table_20_Contents">++++:</text:p>
          </table:table-cell>
          <table:table-cell table:style-name="TableRowCell" office:value-type="string">
            <text:p text:style-name="Table_20_Contents">Discover Shortcut</text:p>
          </table:table-cell>
        </table:table-row>
      </table:table>
      <text:p text:style-name="First_20_paragraph"><text:span text:style-name="T2">Determine Directions:</text:span> You know which direction is north, and roughly which direction you must travel in order to reach your desired destination.</text:p>
      <text:p text:style-name="Text_20_body"><text:span text:style-name="T2">Locate a Landmark:</text:span> You find a notable and unique feature such as a geological formation, ruins of a town, or a burnt tree. This helps to orient you so that you avoid becoming lost. You create a +1D0 Tag Die based on the name of this location, which you can use on rolls to avoid becoming lost. The size of the Tag Die decreases by one step for every two leagues you travel away from the landmark. For every additional 2 success points you spend the initial Tag Die increases by one step, limited by your specialty ranks in Nature (Explore) as shown on the following table:</text:p>
      <table:table table:name="Table60" table:style-name="Table60">
        <table:table-column table:style-name="Table60.A"/>
        <table:table-column table:style-name="Table60.B"/>
        <table:table-header-rows>
          <table:table-row>
            <table:table-cell table:style-name="TableHeaderRowCell" office:value-type="string">
              <text:p text:style-name="Table_20_Heading">Explor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7" text:name="Table" text:formula="ooow:Table+1" style:num-format="1">28</text:sequence>: Maximum Tag Die</text:p>
      <text:p text:style-name="First_20_paragraph"><text:span text:style-name="T2">Find Food and Water:</text:span> You manage to find a source of water, and units of foodstuffs equal to your ranks in Nature (Explore), for every two success points you spend. The food will last for 24 hours unless somehow preserve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Find Shelter:</text:span> You find a safe place to camp for the night that is secure from weather and other dangers for the next 12 hours, for you and up to 10 other people or horses. You can increase the number you can shelter by 5 people or horses for an additional success point. For every additional success point you spend, you can increase the duration by 6 hours.</text:p>
      <text:p text:style-name="Text_20_body"><text:span text:style-name="T2">Discover Shortcut:</text:span> You discover a way to reach your destination 5% sooner than you expected, often allowing you to intercept another person or group before they arrive. For each additional success point you spend, you decrease your travel time by 5%, up to a limit of one success point per specialty rank of Explore.</text:p>
      <text:h text:style-name="Heading_20_4" text:outline-level="4"><text:bookmark-start text:name="husbandry"/>Husbandry<text:bookmark-end text:name="husbandry"/></text:h>
      <text:p text:style-name="First_20_paragraph"><text:span text:style-name="T1">Affinity Specialty</text:span></text:p>
      <text:p text:style-name="Text_20_body">Animal handling and crop farming is covered by the Husbandry specialty, along with dealing with animals of all types, including domesticated animals such as cows, dogs, horses, or cats. This skill can also be used with wild animals and naturally occurring plants.</text:p>
      <text:p text:style-name="Text_20_body"><text:span text:style-name="T2">Knowledge Rolls:</text:span> Evaluate the quality of a mount, livestock animal, or edible plant, predict the weather over the next couple of days, recall the names of local landowners, identify the properties of an unknown plant or animal.</text:p>
      <text:p text:style-name="Text_20_body"><text:span text:style-name="T2">Crafting:</text:span> Leather goods, flexible armor, and cooked meals.</text:p>
      <text:p text:style-name="Text_20_body"><text:span text:style-name="T2">Wounds:</text:span> If you are treating a wounded animal, you have Drop Penalty based on the animal’s wounds.</text:p>
      <text:p text:style-name="Text_20_body"><text:span text:style-name="T2">Time:</text:span> Controlling an animal or riding a horse takes 1 action, and other uses of Husbandry take 1 hour.</text:p>
      <text:p text:style-name="Text_20_body"><text:span text:style-name="T2">Extra Time:</text:span> You can spend extra time on farming chores to add a Bonus Die to your dice pool. The size of that die is limited by your number of ranks in Nature (Husbandry), as shown on the following table:</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Husbandr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8" text:name="Table" text:formula="ooow:Table+1" style:num-format="1">29</text:sequence>: Extra Time for a One-Hour Task</text:p>
      <text:p text:style-name="First_20_paragraph"><text:span text:style-name="T2">Item Die:</text:span> You can add the Weapon Die of a Knife when butchering, the Item Die of a domesticated animal when gathering crops, tending flocks, or farming, and the Item Die of chirurgeon’s tools when doing veterinary medicine. For handling a domesticated animal, add the animal’s Training attribute as an Item Die.</text:p>
      <text:p text:style-name="Text_20_body"><text:span text:style-name="T2">Opposition:</text:span> For gathering crops, farming, or butchery, the roll is an automatic success and your success points are used to determine how well you perform the task. Handling one of your own domesticated animals is an automatic success as well.</text:p>
      <text:p text:style-name="Text_20_body">The standard opposition for using handle animal with a wild animal or an unfriendly domesticated animal is based the higher of its Instinct or Ferocity attributes. Handling an animal with D6 Instinct is Easy (3D6), one with D8 Ferocity is Moderate (3D8), and so on.</text:p>
      <table:table table:name="Table62" table:style-name="Table62">
        <table:table-column table:style-name="Table62.A"/>
        <table:table-column table:style-name="Table62.B"/>
        <table:table-header-rows>
          <table:table-row>
            <table:table-cell table:style-name="TableHeaderRowCell" office:value-type="string">
              <text:p text:style-name="Table_20_Heading">Husband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andle Animal</text:p>
          </table:table-cell>
        </table:table-row>
        <table:table-row>
          <table:table-cell table:style-name="TableRowCell" office:value-type="string">
            <text:p text:style-name="Table_20_Contents">+:</text:p>
          </table:table-cell>
          <table:table-cell table:style-name="TableRowCell" office:value-type="string">
            <text:p text:style-name="Table_20_Contents">Gather Crops</text:p>
          </table:table-cell>
        </table:table-row>
        <table:table-row>
          <table:table-cell table:style-name="TableRowCell" office:value-type="string">
            <text:p text:style-name="Table_20_Contents">+:</text:p>
          </table:table-cell>
          <table:table-cell table:style-name="TableRowCell" office:value-type="string">
            <text:p text:style-name="Table_20_Contents">Dairy Farming</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Veterinary Medicine</text:p>
          </table:table-cell>
        </table:table-row>
        <table:table-row>
          <table:table-cell table:style-name="TableRowCell" office:value-type="string">
            <text:p text:style-name="Table_20_Contents">+++:</text:p>
          </table:table-cell>
          <table:table-cell table:style-name="TableRowCell" office:value-type="string">
            <text:p text:style-name="Table_20_Contents">Butchery</text:p>
          </table:table-cell>
        </table:table-row>
        <table:table-row>
          <table:table-cell table:style-name="TableRowCell" office:value-type="string">
            <text:p text:style-name="Table_20_Contents">++++:</text:p>
          </table:table-cell>
          <table:table-cell table:style-name="TableRowCell" office:value-type="string">
            <text:p text:style-name="Table_20_Contents">Teach a New Trick</text:p>
          </table:table-cell>
        </table:table-row>
      </table:table>
      <text:p text:style-name="First_20_paragraph"><text:span text:style-name="T2">Handle Animal:</text:span> You can make a domesticated animal perform one of its tricks, go where you want it to go, or otherwise follow your directions. With a wild animal, you can either make it flee or convince it to not attack you and your companions until the end of the scene as long as you don’t approach it. If you’re riding a horse, each Success Point you spend allows you to clear one obstacle such as a fence, hedge, or stream.</text:p>
      <text:p text:style-name="Text_20_body">When you successfully use Handle Animal, you create a +1D0 one-word Tag Die for the animal’s attitude toward you that can be used as a Bonus Die in Nature or Defense checks against that animal. The Tag Die lasts until the end of the scene, and increases by one step for every 2 success points you spend, up to a maximum based on your ranks in Husbandry as shown in the following table:</text:p>
      <table:table table:name="Table63" table:style-name="Table63">
        <table:table-column table:style-name="Table63.A"/>
        <table:table-column table:style-name="Table63.B"/>
        <table:table-header-rows>
          <table:table-row>
            <table:table-cell table:style-name="TableHeaderRowCell" office:value-type="string">
              <text:p text:style-name="Table_20_Heading">Husbandry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9" text:name="Table" text:formula="ooow:Table+1" style:num-format="1">30</text:sequence>: (table) Maximum Tag Die</text:p>
      <text:p text:style-name="First_20_paragraph"><text:span text:style-name="T2">Gather Crops:</text:span> Assuming you have access to a field of crops, you can harvest 2 units of foodstuffs. For each additional success point you spend, you can harvest an additional 2 units of foodstuffs.</text:p>
      <text:p text:style-name="Text_20_body"><text:span text:style-name="T2">Dairy Farming:</text:span> Assuming you have access to milk cows, chickens, and other farm animals, you can harvest 2 units of foodstuffs. For each additional success point you spend, you can harvest an additional 2 units of foodstuff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Veterinary Medicine:</text:span> You can heal one Wound that has been inflicted on an animal in the current scene, or you can decrease the severity of a disease affecting an animal. Each Wound treated or disease severity reduced requires that you spend one dose of medicine.</text:p>
      <text:p text:style-name="Text_20_body"><text:span text:style-name="T2">Butchery:</text:span> You slaughter and butcher an animal to create foodstuffs. An animal can provide a number of foodstuffs equal to its yield limit. Farm animals provide an additional 50% more foodstuffs.</text:p>
      <text:p text:style-name="Text_20_body"><text:span text:style-name="T2">Teach a New Trick:</text:span> You can teach a new trick to a domesticated animal. If the animal already knows as many tricks as you have Specialty ranks of Husbandry, or is an old dog, you can’t teach it any new tricks. For a wild animal, domesticating it counts as one of its tricks.</text:p>
      <text:h text:style-name="Heading_20_4" text:outline-level="4"><text:bookmark-start text:name="prowl"/>Prowl<text:bookmark-end text:name="prowl"/></text:h>
      <text:p text:style-name="First_20_paragraph"><text:span text:style-name="T1">Guile Specialty</text:span></text:p>
      <text:p text:style-name="Text_20_body">The Prowl specialty represents stealthy, secretive movement or action, usually taken outdoors where there is sufficient cover or shadows to hide from observers.</text:p>
      <text:p text:style-name="Text_20_body">You make a Prowl roll as an action when you are not hidden and attempt to do so, or as a free roll if you are already out of sight and someone is looking for you. If you move from your location without moving undetected, you must make another Prowl roll.</text:p>
      <text:p text:style-name="Text_20_body"><text:span text:style-name="T2">Wounds:</text:span> Prowl rolls are subject to Drop penalties from your Wounds.</text:p>
      <text:p text:style-name="Text_20_body"><text:span text:style-name="T2">Knowledge Rolls:</text:span> Remember old abandoned bandit hideouts, recall the names of famous brigands.</text:p>
      <text:p text:style-name="Text_20_body"><text:span text:style-name="T2">Opposition:</text:span> Hiding under optimal conditions (night, no moon, inclement weather) is normally an automatic success. Such situations are rare, however. Instead, most Prowl rolls are Easy (3D6) under ordinary circumstances. Increase the standard difficulty by one step for each of the following conditions: tracked by animals, bright sunlight, lack of cover, quiet location.</text:p>
      <table:table table:name="Table64" table:style-name="Table64">
        <table:table-column table:style-name="Table64.A"/>
        <table:table-column table:style-name="Table64.B"/>
        <table:table-header-rows>
          <table:table-row>
            <table:table-cell table:style-name="TableHeaderRowCell" office:value-type="string">
              <text:p text:style-name="Table_20_Heading">Pro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ide</text:p>
          </table:table-cell>
        </table:table-row>
        <table:table-row>
          <table:table-cell table:style-name="TableRowCell" office:value-type="string">
            <text:p text:style-name="Table_20_Contents">+:</text:p>
          </table:table-cell>
          <table:table-cell table:style-name="TableRowCell" office:value-type="string">
            <text:p text:style-name="Table_20_Contents">Lead the Ambus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ove Undetected</text:p>
          </table:table-cell>
        </table:table-row>
      </table:table>
      <text:p text:style-name="First_20_paragraph"><text:span text:style-name="T2">Hide:</text:span> You find a place to hide until the end of the scene or you move to a different location, whichever comes first. In order to see you, someone else must make an Observation roll against a standard difficulty of Easy (3D6). For every two additional success points you spend, you increase the difficulty by one step, limited by your ranks in Nature (Prowl):</text:p>
      <table:table table:name="Table65" table:style-name="Table65">
        <table:table-column table:style-name="Table65.A"/>
        <table:table-column table:style-name="Table65.B"/>
        <table:table-header-rows>
          <table:table-row>
            <table:table-cell table:style-name="TableHeaderRowCell" office:value-type="string">
              <text:p text:style-name="Table_20_Heading">Prowl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30" text:name="Table" text:formula="ooow:Table+1" style:num-format="1">31</text:sequence>: Maximum Observation Opposition</text:p>
      <text:p text:style-name="First_20_paragraph"><text:span text:style-name="T2">Lead the Ambush:</text:span> You can extend the effects of your Prowl roll to one additional ally in the same Area as you for each Success Point you spend on Lead the Ambush. This can include hiding, increasing advantage, or moving undetecte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ove Undetected:</text:span> You can take a free move to an adjacent Area and remain unseen if you are already hidden.</text:p>
      <text:h text:style-name="Heading_20_3" text:outline-level="3"><text:bookmark-start text:name="observation"/>Observation<text:bookmark-end text:name="observation"/></text:h>
      <text:p text:style-name="First_20_paragraph">The Observation skill encompasses both reading situations and reading people, as well as putting together disparate clues to see the bigger picture.</text:p>
      <text:p text:style-name="Text_20_body"><text:span text:style-name="T2">Automatic Competency:</text:span> Player characters are automatically Competent with the Observation skill.</text:p>
      <text:h text:style-name="Heading_20_4" text:outline-level="4"><text:bookmark-start text:name="perceive"/>Perceive<text:bookmark-end text:name="perceive"/></text:h>
      <text:p text:style-name="First_20_paragraph"><text:span text:style-name="T1">Verve Specialty</text:span></text:p>
      <text:p text:style-name="Text_20_body">With a Perceive roll, you can spot a person in a crowd, listen for one voice in a chorus, notice the smell of burning wood, or detect an ambush before it happens. The Gamemaster can call for Perceive as a free roll, or you can make additional rolls by using your action to examine your surroundings.</text:p>
      <text:p text:style-name="Text_20_body"><text:span text:style-name="T2">Knowledge Rolls:</text:span> Accurately describe someone you have seen or heard, or identify her from a description.</text:p>
      <text:p text:style-name="Text_20_body"><text:span text:style-name="T2">Opposition: </text:span>Under most circumstances, a Perceive roll is an automatic success and the number of success points determines how well you accomplished the task. The standard opposition for spotting someone or something hidden is determined by the hider’s Nature (Prowl) or Streetwise (Larceny) roll. Trying to Perceive something under difficult circumstances, such as inclement weather or a crowded tavern, can have a difficulty of Easy (3D6) or more.</text:p>
      <table:table table:name="Table66" table:style-name="Table66">
        <table:table-column table:style-name="Table66.A"/>
        <table:table-column table:style-name="Table66.B"/>
        <table:table-header-rows>
          <table:table-row>
            <table:table-cell table:style-name="TableHeaderRowCell" office:value-type="string">
              <text:p text:style-name="Table_20_Heading">Per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Notice the Obvio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Notice Minor Detail</text:p>
          </table:table-cell>
        </table:table-row>
        <table:table-row>
          <table:table-cell table:style-name="TableRowCell" office:value-type="string">
            <text:p text:style-name="Table_20_Contents">+++++:</text:p>
          </table:table-cell>
          <table:table-cell table:style-name="TableRowCell" office:value-type="string">
            <text:p text:style-name="Table_20_Contents">Notice Hidden Detail</text:p>
          </table:table-cell>
        </table:table-row>
      </table:table>
      <text:p text:style-name="First_20_paragraph"><text:span text:style-name="T2">Notice the Obvious:</text:span> You notice something which is pretty easy to spot but not directly in front of you, or you spot someone who is hiding from you. For each additional success point, you spot something else that isn’t directly in front of you or hiding.</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Notice Minor Detail:</text:span> You notice a small detail about a person, an animal, an object, a vehicle, or an area that most people wouldn’t catch. For every 2 additional success points, you notice another detail about the same thing.</text:p>
      <text:p text:style-name="Text_20_body"><text:span text:style-name="T2">Notice Hidden Detail:</text:span> You make note of a tiny detail that someone has taken pains to hide, disguise, or eliminate.</text:p>
      <text:h text:style-name="Heading_20_4" text:outline-level="4"><text:bookmark-start text:name="intuition"/>Intuition<text:bookmark-end text:name="intuition"/></text:h>
      <text:p text:style-name="First_20_paragraph"><text:span text:style-name="T1">Affinity Specialty</text:span></text:p>
      <text:p text:style-name="Text_20_body">Intuition involves reading subtle cues from your environment, including non-verbal cues from other people. The Gamemaster can call for Intuition as a free roll, or you can make additional rolls by using your action to examine your surroundings.</text:p>
      <text:p text:style-name="Text_20_body"><text:span text:style-name="T2">Knowledge Rolls:</text:span> Remember something that you didn’t consciously notice at the time you saw it, recall someone that you met in your childhood.</text:p>
      <text:p text:style-name="Text_20_body"><text:span text:style-name="T2">Opposition: </text:span>Under most circumstances, an Intuition roll is an automatic success and the number of success points determines how well you accomplished the task. The standard opposition for sensing someone or something hidden is determined by the hider’s Nature (Prowl) or Streetwise (Larceny) roll, and determining if someone is lying is opposed by their Interaction (Deceive) roll. Trying to intuit something under difficult circumstances, such as inclement weather or a crowded tavern, can have a difficulty of Easy (3D6) or more.</text:p>
      <table:table table:name="Table67" table:style-name="Table67">
        <table:table-column table:style-name="Table67.A"/>
        <table:table-column table:style-name="Table67.B"/>
        <table:table-header-rows>
          <table:table-row>
            <table:table-cell table:style-name="TableHeaderRowCell" office:value-type="string">
              <text:p text:style-name="Table_20_Heading">Intu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Get a Hunch</text:p>
          </table:table-cell>
        </table:table-row>
        <table:table-row>
          <table:table-cell table:style-name="TableRowCell" office:value-type="string">
            <text:p text:style-name="Table_20_Contents">++:</text:p>
          </table:table-cell>
          <table:table-cell table:style-name="TableRowCell" office:value-type="string">
            <text:p text:style-name="Table_20_Contents">Sense Dang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ense Falsehood</text:p>
          </table:table-cell>
        </table:table-row>
      </table:table>
      <text:p text:style-name="First_20_paragraph"><text:span text:style-name="T2">Get a Hunch:</text:span> You have a gut feeling about something, and it’s probably right. You create a +1D0 Tag Die that can be used as a Bonus Die on any Observation or Initiative rolls until the end of the scene. The Tag Die is based on one word picked by the Gamemaster. For each additional success point, the Gamemaster adds another word to the Tag. For every 2 additional success points, you increase the Tag Die by one step, with a limit based on your ranks in Observation (Intuition) as shown by the following table:</text:p>
      <table:table table:name="Table68" table:style-name="Table68">
        <table:table-column table:style-name="Table68.A"/>
        <table:table-column table:style-name="Table68.B"/>
        <table:table-header-rows>
          <table:table-row>
            <table:table-cell table:style-name="TableHeaderRowCell" office:value-type="string">
              <text:p text:style-name="Table_20_Heading">Intuition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1" text:name="Table" text:formula="ooow:Table+1" style:num-format="1">32</text:sequence>: Maximum Tag Die</text:p>
      <text:p text:style-name="First_20_paragraph"><text:span text:style-name="T2">Sense Danger:</text:span> You can identify one or more sources of immediate danger that aren’t readily apparent, including an ambush. Every two Success Points you spend spots another potential source of harm.</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ense Falsehood:</text:span> You can tell when someone is lying to you, picking up on her unconscious tells. You don’t know what the truth is, but you do know you’re not hearing it now. For the rest of the scene, you know when she’s telling you the truth and when she’s not.</text:p>
      <text:h text:style-name="Heading_20_4" text:outline-level="4"><text:bookmark-start text:name="deduce"/>Deduce<text:bookmark-end text:name="deduce"/></text:h>
      <text:p text:style-name="First_20_paragraph"><text:span text:style-name="T1">Guile Specialty</text:span></text:p>
      <text:p text:style-name="Text_20_body">The Deduce specialty lets you size up a situation and formulate a scenario in which they make sense, as provided by the Gamemaster. This will always be a supplement to your own roleplaying and decision-making processes while playing the game; it is not meant to substitute for player ingenuity. Deduce can also be used to analyze clues and spot falsehoods.</text:p>
      <text:p text:style-name="Text_20_body"><text:span text:style-name="T2">Knowledge Rolls:</text:span> Remember the solution to a puzzle you’ve solved before, decipher a coded message, recall the names of famous detectives.</text:p>
      <text:p text:style-name="Text_20_body"><text:span text:style-name="T2">Opposition: </text:span>Under most circumstances, a Deduce roll is an automatic success and the number of success points determines how well you accomplished the task. The standard opposition for detecting someone or something hidden is determined by the hider’s Nature (Prowl) or Streetwise (Larceny) roll, and determining if someone is lying is opposed by their Interaction (Deceive) roll. Trying to Deduce something under difficult circumstances, such as inclement weather or a crowded tavern, can have a difficulty of Easy (3D6) or more.</text:p>
      <table:table table:name="Table69" table:style-name="Table69">
        <table:table-column table:style-name="Table69.A"/>
        <table:table-column table:style-name="Table69.B"/>
        <table:table-header-rows>
          <table:table-row>
            <table:table-cell table:style-name="TableHeaderRowCell" office:value-type="string">
              <text:p text:style-name="Table_20_Heading">Dedu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Recognize Clue</text:p>
          </table:table-cell>
        </table:table-row>
        <table:table-row>
          <table:table-cell table:style-name="TableRowCell" office:value-type="string">
            <text:p text:style-name="Table_20_Contents">++:</text:p>
          </table:table-cell>
          <table:table-cell table:style-name="TableRowCell" office:value-type="string">
            <text:p text:style-name="Table_20_Contents">Reach Simple Conclu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er Greater Plan</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lex Conclusion</text:p>
          </table:table-cell>
        </table:table-row>
      </table:table>
      <text:p text:style-name="First_20_paragraph"><text:span text:style-name="T2">Recognize Clue:</text:span> You realize that something in your current situation is out of place or doesn’t add up. You create a +1D0 Tag Die that you can use on Observation and Streetwise rolls until the end of the current scene. The Gamemaster will tell you what the Tag is, but won’t tell you what it means. For 2 additional points you can increase the Tag Die by one step, to a limit based on your ranks in Observation (Deduce) as shown on the following table:</text:p>
      <table:table table:name="Table70" table:style-name="Table70">
        <table:table-column table:style-name="Table70.A"/>
        <table:table-column table:style-name="Table70.B"/>
        <table:table-header-rows>
          <table:table-row>
            <table:table-cell table:style-name="TableHeaderRowCell" office:value-type="string">
              <text:p text:style-name="Table_20_Heading">Deduc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2" text:name="Table" text:formula="ooow:Table+1" style:num-format="1">33</text:sequence>: Maximum Tag Die</text:p>
      <text:p text:style-name="First_20_paragraph"><text:span text:style-name="T2">Reach Simple Conclusion:</text:span> You draw a basic conclusion from the available facts. You need to have recognized at least one clue to reach a conclusion. The conclusion will be simple and straightforward, a la Ockham’s razor, but is not guaranteed to be correct. Each time you find another clue, you automatically know whether it fits your simple conclusion or no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er Greater Plan:</text:span> You can determine whether or not something was deliberately done, and if so, become aware that there is more to the situation than what appears. If you witness more of this plan in action, you will automatically know that it’s part of the same scheme, even if you don’t yet know the role it plays.</text:p>
      <text:p text:style-name="Text_20_body"><text:span text:style-name="T2">Reach Complex Conclusion:</text:span> You draw together several clues to form a more complex scenario that fits the facts as you understand them. The complex conclusion is guaranteed to be more accurate than a simple conclusion, but it may not include all the variables and thus may be subject to misunderstanding or inaccuracies. Each time you find another clue or witness more of a plan, you automatically know how to include it in your complex conclusion.</text:p>
      <text:h text:style-name="Heading_20_3" text:outline-level="3"><text:bookmark-start text:name="science"/>Science<text:bookmark-end text:name="science"/></text:h>
      <text:p text:style-name="First_20_paragraph">Science is a skill that covers the use, repair, and creation of advanced technology and complex mathematics, from time watches to airships, from repeating cannons to wing-gliders. The Blackpowder specialty also covers the use of explosives.</text:p>
      <text:h text:style-name="Heading_20_4" text:outline-level="4"><text:bookmark-start text:name="blackpowder"/>Blackpowder<text:bookmark-end text:name="blackpowder"/></text:h>
      <text:p text:style-name="First_20_paragraph"><text:span text:style-name="T1">Verve Specialty</text:span></text:p>
      <text:p text:style-name="Text_20_body">The Blackpowder specialty is used to work with explosives of all types, as well as the rare phlogistone material that allows airships to soar through the sky. Skilled powderworkers are employed by militaries, by craftsmen, and by airship crews.</text:p>
      <text:p text:style-name="Text_20_body">A Blackpowder roll is used to fire cannons and throw grenades, which cause explosive damage to all within a given Area or to structures such as buildings or ships. Although pistols and muskets use blackpowder to fire their ammunition, the Military (Aim) skill is used for those hand-held weapons.</text:p>
      <text:p text:style-name="Text_20_body"><text:span text:style-name="T2">Explosion Damage:</text:span> An explosion weapon does damage to everything inside a given Area. More powerful explosions also do damage in adjacent Areas, and even targets up to two Areas away for the most powerful explosions.</text:p>
      <text:p text:style-name="Text_20_body">The person who initiated the explosion makes a Blackpowder roll as an automatic success to set the base damage and the range.</text:p>
      <text:p text:style-name="Text_20_body">Anyone in an area affected by the explosion makes a Block or Dodge roll that also is an automatic success. For one success point on the Block or Dodge roll, a target gains one less point of Yield, and for three successes she takes one less Wound.</text:p>
      <table:table table:name="Table71" table:style-name="Table71">
        <table:table-column table:style-name="Table71.A"/>
        <table:table-column table:style-name="Table71.B"/>
        <table:table-header-rows>
          <table:table-row>
            <table:table-cell table:style-name="TableHeaderRowCell" office:value-type="string">
              <text:p text:style-name="Table_20_Heading">Block or Dodge</text:p>
            </table:table-cell>
            <table:table-cell table:style-name="TableHeaderRowCell" office:value-type="string">
              <text:p text:style-name="Table_20_Heading">(Explosion)</text:p>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die or Shield die for Block rolls</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Yield</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Knowledge Rolls:</text:span> Evaluate the quality of a cannon or grenade, describe the process used to create blackpowder or phlogistone, remember, remember the 5th of Frimaire.</text:p>
      <text:p text:style-name="Text_20_body"><text:span text:style-name="T2">Crafting:</text:span> Phlogistone furnaces, cannons, grenades, fireworks, and other uses of blackpowder.</text:p>
      <text:p text:style-name="Text_20_body"><text:span text:style-name="T2">Wounds: </text:span>Blackpower rolls with explosive weapons are subject to Drop penalties from your Wounds.</text:p>
      <text:p text:style-name="Text_20_body"><text:span text:style-name="T2">Time:</text:span> Firing a loaded weapon or detonating charges takes one action. Setting or disarming explosives takes one minute.</text:p>
      <text:p text:style-name="Text_20_body"><text:span text:style-name="T2">Item Die:</text:span> Add the Weapon Die as an Item Die when using an explosive weapon, or the Item Die of repair tools if setting, disarming, or detonating explosives.</text:p>
      <text:p text:style-name="Text_20_body"><text:span text:style-name="T2">Extra Time:</text:span> You can spend extra time setting or disarming a bomb to add a Bonus Die to your dice pool. The size of that die is limited by your number of ranks in Science (Blackpowder), as shown on the following table:</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lackpowder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3" text:name="Table" text:formula="ooow:Table+1" style:num-format="1">34</text:sequence>: Extra Time for a One-Minute Task</text:p>
      <text:p text:style-name="First_20_paragraph"><text:span text:style-name="T2">Rushing: </text:span>You can reduce the time to set or disarm a bomb by taking a Drop penalty on your die roll. You can’t rush a job that you’re taking extra time on. The size of the Drop penalty depends on how much you rush the task, as shown on the following table:</text:p>
      <table:table table:name="Table73" table:style-name="Table73">
        <table:table-column table:style-name="Table73.A"/>
        <table:table-column table:style-name="Table73.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34" text:name="Table" text:formula="ooow:Table+1" style:num-format="1">35</text:sequence>: Rushing a One-Minute Task</text:p>
      <text:p text:style-name="First_20_paragraph"><text:span text:style-name="T2">Opposition:</text:span> When using an explosive weapon or detonating charges, the Blackpowder roll is an automatic success and the success points are used to select a target area and set the base damage of the explosion. For setting or disarming explosives, the standard opposition is based on the bomb’s Explosion Dice.</text:p>
      <table:table table:name="Table74" table:style-name="Table74">
        <table:table-column table:style-name="Table74.A"/>
        <table:table-column table:style-name="Table74.B"/>
        <table:table-header-rows>
          <table:table-row>
            <table:table-cell table:style-name="TableHeaderRowCell" office:value-type="string">
              <text:p text:style-name="Table_20_Heading">Blackpowd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 or repair too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it An Area</text:p>
          </table:table-cell>
        </table:table-row>
        <table:table-row>
          <table:table-cell table:style-name="TableRowCell" office:value-type="string">
            <text:p text:style-name="Table_20_Contents">++:</text:p>
          </table:table-cell>
          <table:table-cell table:style-name="TableRowCell" office:value-type="string">
            <text:p text:style-name="Table_20_Contents">Base Damage +1 Wound</text:p>
          </table:table-cell>
        </table:table-row>
        <table:table-row>
          <table:table-cell table:style-name="TableRowCell" office:value-type="string">
            <text:p text:style-name="Table_20_Contents">++:</text:p>
          </table:table-cell>
          <table:table-cell table:style-name="TableRowCell" office:value-type="string">
            <text:p text:style-name="Table_20_Contents">Set Timed Fuse</text:p>
          </table:table-cell>
        </table:table-row>
        <table:table-row>
          <table:table-cell table:style-name="TableRowCell" office:value-type="string">
            <text:p text:style-name="Table_20_Contents">++:</text:p>
          </table:table-cell>
          <table:table-cell table:style-name="TableRowCell" office:value-type="string">
            <text:p text:style-name="Table_20_Contents">Detonate Charges</text:p>
          </table:table-cell>
        </table:table-row>
        <table:table-row>
          <table:table-cell table:style-name="TableRowCell" office:value-type="string">
            <text:p text:style-name="Table_20_Contents">+++:</text:p>
          </table:table-cell>
          <table:table-cell table:style-name="TableRowCell" office:value-type="string">
            <text:p text:style-name="Table_20_Contents">Expand Radi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isarm Explosives</text:p>
          </table:table-cell>
        </table:table-row>
      </table:table>
      <text:p text:style-name="First_20_paragraph"><text:span text:style-name="T2">Hit An Area:</text:span> You fire an explosive weapon into an area adjacent to your own. For each additional success point you spend, you can move the center of the explosion another area away from you, out to the maximum range of the weapon.</text:p>
      <text:p text:style-name="Text_20_body"><text:span text:style-name="T2">Base Damage +1 Wound:</text:span> For every two success points you spend, increase the base damage by 1 Wound. This increase to the Wound damage is limited to twice the number of ranks you have in Science (Blackpowder).</text:p>
      <text:p text:style-name="Text_20_body"><text:span text:style-name="T2">Set Timed Fuse:</text:span> You set a timed fuse in your area to detonate within a given period of time. The default fuse for a standard bomb is one to 10 rounds, with the exact number of rounds being up to you. The bomb detonates at the end of the chosen round, after everyone else has acted.</text:p>
      <text:p text:style-name="Text_20_body"><text:span text:style-name="T2">Detonate Charges:</text:span> You immediately detonate a bomb in your own area or an adjacent area. Alternately, you can use a Pistol or Musket within its normal range or a thrown flame within Short range (1 to 2 Areas) to perform this action. Add the Pistol or Musket’s Weapon Die as an Item Die, and apply any Drop Penalties due to the weapon’s normal range.</text:p>
      <text:p text:style-name="Text_20_body"><text:span text:style-name="T2">Expand Radius: </text:span>When setting explosives or firing artillery, you can extend the radius of the blast by one step. “Close” becomes “Adjacent”, “Adjacent” becomes “Short”, and so on, out to the maximum radius of the explosive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isarm Explosives:</text:span> You disarm a bomb or other explosive device that has not yet detonated.</text:p>
      <text:h text:style-name="Heading_20_4" text:outline-level="4"><text:bookmark-start text:name="clockworks"/>Clockworks<text:bookmark-end text:name="clockworks"/></text:h>
      <text:p text:style-name="First_20_paragraph"><text:span text:style-name="T1">Affinity Specialty</text:span></text:p>
      <text:p text:style-name="Text_20_body">The Clockworks specialty allows you to create, repair, and customize clockwork devices. For more details, see the list of clockwork devices and components .</text:p>
      <text:p text:style-name="Text_20_body"><text:span text:style-name="T2">Knowledge Rolls:</text:span> Identify the functions and components of a clockwork device, recall the names of famous mechanicians, determine what components of a device are malfunctioning, read and understand plans drawn by other clockworkers.</text:p>
      <text:p text:style-name="Text_20_body"><text:span text:style-name="T2">Crafting: </text:span>Clockwork devices, components, power sources, and other mechanical contrivances.</text:p>
      <text:p text:style-name="Text_20_body"><text:span text:style-name="T2">Time: </text:span>It takes one action to keep a device together or draw more power from it. Sabotaging a device takes 1 minute. To repair a device or salvage components from it takes 1 hour.</text:p>
      <text:p text:style-name="Text_20_body"><text:span text:style-name="T2">Bonus Die:</text:span> If you have plans for the device you’re working on, you can add the bonus die from those plans to the roll, in addition to any applicable Item Die.</text:p>
      <text:p text:style-name="Text_20_body"><text:span text:style-name="T2">Extra Time:</text:span> You can spend extra time repairing, salving, or sabotaging a device to add a Bonus Die to your dice pool. The size of that die is limited by your number of ranks in Science (Clockworks), as shown on the following tables:</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5" text:name="Table" text:formula="ooow:Table+1" style:num-format="1">36</text:sequence>: Extra Time for a One-Minute Task</text:p>
      <table:table table:name="Table76" table:style-name="Table76">
        <table:table-column table:style-name="Table76.A"/>
        <table:table-column table:style-name="Table76.B"/>
        <table:table-column table:style-name="Table76.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6" text:name="Table" text:formula="ooow:Table+1" style:num-format="1">37</text:sequence>: Extra Time for a One-Hour Task</text:p>
      <text:p text:style-name="First_20_paragraph"><text:span text:style-name="T2">Rushing: </text:span>You can reduce the time to repair, salvage, or sabotage a device by taking a Drop penalty on your die roll. You can’t rush a job that you’re taking extra time on. The size of the Drop penalty depends on how much you rush the task, as shown on the following table:</text:p>
      <table:table table:name="Table77" table:style-name="Table77">
        <table:table-column table:style-name="Table77.A"/>
        <table:table-column table:style-name="Table77.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37" text:name="Table" text:formula="ooow:Table+1" style:num-format="1">38</text:sequence>: Rushing a One-Minute Task</text:p>
      <table:table table:name="Table78" table:style-name="Table78">
        <table:table-column table:style-name="Table78.A"/>
        <table:table-column table:style-name="Table78.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38" text:name="Table" text:formula="ooow:Table+1" style:num-format="1">39</text:sequence>: Rushing a One-Hour Task</text:p>
      <text:p text:style-name="First_20_paragraph"><text:span text:style-name="T2">Opposition:</text:span> The standard opposition for working with a clockwork device is normally Easy (3D6). If you created or assembled the device yourself, the roll is an automatic success and the success points are used to determine how well you accomplished the task. For each component in a device that is beyond your ability to create, based on your Science (Clockworks) skill, increase the standard opposition by one step.</text:p>
      <table:table table:name="Table79" table:style-name="Table79">
        <table:table-column table:style-name="Table79.A"/>
        <table:table-column table:style-name="Table79.B"/>
        <table:table-header-rows>
          <table:table-row>
            <table:table-cell table:style-name="TableHeaderRowCell" office:value-type="string">
              <text:p text:style-name="Table_20_Heading">Clockwork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Plans, 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Keep It Together</text:p>
          </table:table-cell>
        </table:table-row>
        <table:table-row>
          <table:table-cell table:style-name="TableRowCell" office:value-type="string">
            <text:p text:style-name="Table_20_Contents">++:</text:p>
          </table:table-cell>
          <table:table-cell table:style-name="TableRowCell" office:value-type="string">
            <text:p text:style-name="Table_20_Contents">We Need More Power</text:p>
          </table:table-cell>
        </table:table-row>
        <table:table-row>
          <table:table-cell table:style-name="TableRowCell" office:value-type="string">
            <text:p text:style-name="Table_20_Contents">++:</text:p>
          </table:table-cell>
          <table:table-cell table:style-name="TableRowCell" office:value-type="string">
            <text:p text:style-name="Table_20_Contents">Repair 1 Malfunction</text:p>
          </table:table-cell>
        </table:table-row>
        <table:table-row>
          <table:table-cell table:style-name="TableRowCell" office:value-type="string">
            <text:p text:style-name="Table_20_Contents">++:</text:p>
          </table:table-cell>
          <table:table-cell table:style-name="TableRowCell" office:value-type="string">
            <text:p text:style-name="Table_20_Contents">Salvage a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abotage Device</text:p>
          </table:table-cell>
        </table:table-row>
      </table:table>
      <text:p text:style-name="First_20_paragraph"><text:span text:style-name="T2">Keep It Together:</text:span> You manage to patch the device together long enough that one malfunction doesn’t affect it until the end of the next round. For each additional success point, you increase the duration by another round.</text:p>
      <text:p text:style-name="Text_20_body"><text:span text:style-name="T2">We Need More Power: </text:span>You manage to coax an extra point of power out of a device’s power source for every two success points you spend, with a limit of extra power equal to your ranks in Science (Clockworks). The increased power lasts until you spend it or the end of the next round. At the end of the scene, the device gains one malfunction for every time you boosted the power output.</text:p>
      <text:p text:style-name="Text_20_body"><text:span text:style-name="T2">Repair 1 Malfunction:</text:span> You fix the device and remove a malfunction in one of its components. Each malfunction removed requires the expenditure of one unit of supplies of a type used to create the component.</text:p>
      <text:p text:style-name="Text_20_body"><text:span text:style-name="T2">Salvage a Component:</text:span> You can remove one functioning component or power source from the device, for use in later devices; this requires at least an hour’s worth of work. You can’t salvage a malfunctioning or destroyed component. Alternately, you can destroy a component or power source to regain one unit of supplies of a type used to create the compone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abotage Machine:</text:span> You add a malfunction to one component in a device. If you spend an extra success point, you can remove the malfunction later by taking a single action to do so.</text:p>
      <text:h text:style-name="Heading_20_4" text:outline-level="4"><text:bookmark-start text:name="calculus"/>Calculus<text:bookmark-end text:name="calculus"/></text:h>
      <text:p text:style-name="First_20_paragraph"><text:span text:style-name="T1">Guile Specialty</text:span></text:p>
      <text:p text:style-name="Text_20_body">The Calculus specialty includes all manner of calculations of numbers, from adding sums to deriving mathematical equations. Experienced merchants and moneylenders also use Calculus regularly in order to balance their books, and mariners use Calculus to create their charts.</text:p>
      <text:p text:style-name="Text_20_body"><text:span text:style-name="T2">Knowledge Rolls:</text:span> Read and understand the meaning behind complex equations, recall the names of famous mathematicians and scientists.</text:p>
      <text:p text:style-name="Text_20_body"><text:span text:style-name="T2">Crafting:</text:span> Calculations, clockwork plans, and mathematical theorems.</text:p>
      <text:p text:style-name="Text_20_body"><text:span text:style-name="T2">Opposition:</text:span> Use Easy (3D6) for calculations done in a well-equipped workshop, or Moderate (3D8) for field work with paper and ink. Doing calculations in your head is Hard (3D10).</text:p>
      <table:table table:name="Table80" table:style-name="Table80">
        <table:table-column table:style-name="Table80.A"/>
        <table:table-column table:style-name="Table80.B"/>
        <table:table-header-rows>
          <table:table-row>
            <table:table-cell table:style-name="TableHeaderRowCell" office:value-type="string">
              <text:p text:style-name="Table_20_Heading">Calculu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text:p>
          </table:table-cell>
          <table:table-cell table:style-name="TableRowCell" office:value-type="string">
            <text:p text:style-name="Table_20_Contents">Simple Calculation</text:p>
          </table:table-cell>
        </table:table-row>
        <table:table-row>
          <table:table-cell table:style-name="TableRowCell" office:value-type="string">
            <text:p text:style-name="Table_20_Contents">++:</text:p>
          </table:table-cell>
          <table:table-cell table:style-name="TableRowCell" office:value-type="string">
            <text:p text:style-name="Table_20_Contents">Analysi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omplex Calculation</text:p>
          </table:table-cell>
        </table:table-row>
      </table:table>
      <text:p text:style-name="First_20_paragraph"><text:span text:style-name="T2">Simple Calculation:</text:span> You perform a simple calculation such as determining the size or speed of an object.</text:p>
      <text:p text:style-name="Text_20_body"><text:span text:style-name="T2">Analytics:</text:span> You create a +1D0 Tag Die based one specialty that can be used as a Bonus Die until the end of the scene. The Tag Die can only be used in a roll that uses quantities, measurements, prices, or other numbers. Examples include navigating with Nature (Explore), cooking food with Nature (Husbandry), haggling over a price with Interaction (Negotiate), or aiming a cannon with Science (Blackpowder). For every two additional success points you spend, you can increase the Tag Die by one size, with a limit based on your ranks in Science (Calculus) as shown in the following table:</text:p>
      <table:table table:name="Table81" table:style-name="Table81">
        <table:table-column table:style-name="Table81.A"/>
        <table:table-column table:style-name="Table81.B"/>
        <table:table-header-rows>
          <table:table-row>
            <table:table-cell table:style-name="TableHeaderRowCell" office:value-type="string">
              <text:p text:style-name="Table_20_Heading">Calculu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9" text:name="Table" text:formula="ooow:Table+1" style:num-format="1">40</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Complex Calculation:</text:span> This is a more complicated type of mathematics, usually involving polynomials or integrals.</text:p>
      <text:h text:style-name="Heading_20_3" text:outline-level="3"><text:bookmark-start text:name="streetwise"/>Streetwise<text:bookmark-end text:name="streetwise"/></text:h>
      <text:p text:style-name="First_20_paragraph">Streetwise skill covers the ability to survive and prosper in a medium or large city, sometimes relating to people of varying Social Ranks. Streetwise characters are savvy to the right places in town to get things done, and are good at trash-talking their opponents.</text:p>
      <text:h text:style-name="Heading_20_4" text:outline-level="4"><text:bookmark-start text:name="banter"/>Banter<text:bookmark-end text:name="banter"/></text:h>
      <text:p text:style-name="First_20_paragraph"><text:span text:style-name="T1">Verve Specialty</text:span></text:p>
      <text:p text:style-name="Text_20_body">The Banter specialty lets you toss quips and insults both in and out of a fight, trying to provoke a reaction of some kind. You can use Banter to demoralize your foes or impress your audience.</text:p>
      <text:p text:style-name="Text_20_body"><text:span text:style-name="T2">Language:</text:span> You can only use Banter on someone who can understand the language you’re speaking.</text:p>
      <text:p text:style-name="Text_20_body"><text:span text:style-name="T2">Knowledge Rolls:</text:span> Remember embarrassing details about someone else’s personal life, recall a scathing retort from a line of a play.</text:p>
      <text:p text:style-name="Text_20_body"><text:span text:style-name="T2">Time:</text:span> Most uses of Banter take only 1 action to perform, although spreading rumors takes 1 hour.</text:p>
      <text:p text:style-name="Text_20_body"><text:span text:style-name="T2">Extra Time:</text:span> You can spend extra time spreading rumors to add a Bonus Die to your dice pool. The size of that die is limited by your number of ranks in Streetwise (Banter), as shown on the following table:</text:p>
      <table:table table:name="Table82" table:style-name="Table82">
        <table:table-column table:style-name="Table82.A"/>
        <table:table-column table:style-name="Table82.B"/>
        <table:table-column table:style-name="Table8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anter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0" text:name="Table" text:formula="ooow:Table+1" style:num-format="1">41</text:sequence>: Extra Time for a One-Hour Task</text:p>
      <text:p text:style-name="First_20_paragraph"><text:span text:style-name="T2">Opposition:</text:span> When directly confronting someone, your Banter roll is opposed by their own Banter roll. If you’re spreading rumors, the standard opposition is Easy (3D6) in a medium city and Moderate (3D8) in a large city.</text:p>
      <table:table table:name="Table83" table:style-name="Table83">
        <table:table-column table:style-name="Table83.A"/>
        <table:table-column table:style-name="Table83.B"/>
        <table:table-header-rows>
          <table:table-row>
            <table:table-cell table:style-name="TableHeaderRowCell" office:value-type="string">
              <text:p text:style-name="Table_20_Heading">Bant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hour, or free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anter</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Spread Rumor</text:p>
          </table:table-cell>
        </table:table-row>
        <table:table-row>
          <table:table-cell table:style-name="TableRowCell" office:value-type="string">
            <text:p text:style-name="Table_20_Contents">++++:</text:p>
          </table:table-cell>
          <table:table-cell table:style-name="TableRowCell" office:value-type="string">
            <text:p text:style-name="Table_20_Contents">Enrage Opponent</text:p>
          </table:table-cell>
        </table:table-row>
      </table:table>
      <text:p text:style-name="First_20_paragraph"><text:span text:style-name="T2">Decrease Advantage:</text:span> If your opponent has Advantage, you can decrease her die size by one step, or remove her Advantage Die entirely if she has D6 Advantage.</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Yield:</text:span> Your opponent takes one Yield for every three Success Points you spend on Yield. If her Yield equals or exceeds her Yield Limit, she is Yielded Out.</text:p>
      <text:p text:style-name="Text_20_body"><text:span text:style-name="T2">Spread Rumor:</text:span> You spread scurrilous yet believable lies about a rival. You create a +1D0 Tag Die based on a person, a place, an animal, or an object involved in some scandalous way with your rival. You can use the Tag Die as a Bonus Die on Interaction, Intuition, and Streetwise rolls against your rival for 1 week (six days). The rumor can’t be easily traced back to you.</text:p>
      <text:p text:style-name="Text_20_body">For one additional success point, you can extend the duration by one day. For every 2 additional success points you spend, you can increase the Tag Die by one step, to a maximum value based on your ranks in Streetwise (Banter) as shown in the following table:</text:p>
      <table:table table:name="Table84" table:style-name="Table84">
        <table:table-column table:style-name="Table84.A"/>
        <table:table-column table:style-name="Table84.B"/>
        <table:table-header-rows>
          <table:table-row>
            <table:table-cell table:style-name="TableHeaderRowCell" office:value-type="string">
              <text:p text:style-name="Table_20_Heading">Banter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41" text:name="Table" text:formula="ooow:Table+1" style:num-format="1">42</text:sequence>: Maximum Tag Die</text:p>
      <text:p text:style-name="First_20_paragraph"><text:span text:style-name="T2">Enrage Opponent:</text:span> If you aren’t in a fight already, you provoke your opponent into starting combat. If you are in combat, your opponent will focus on you to the exclusion of other targets, until you’re dead, unconscious, or the fight ends.</text:p>
      <text:h text:style-name="Heading_20_4" text:outline-level="4"><text:bookmark-start text:name="carouse"/>Carouse<text:bookmark-end text:name="carouse"/></text:h>
      <text:p text:style-name="First_20_paragraph"><text:span text:style-name="T1">Affinity Specialty</text:span></text:p>
      <text:p text:style-name="Text_20_body">The Carouse specialty involves frequenting establishments where liquor is served and tongues accordingly flow more freely. Carousing in a tavern or bar is a good way to pick up on the local rumors, and maybe even learn some secrets from a drunken informant.</text:p>
      <text:p text:style-name="Text_20_body"><text:span text:style-name="T2">Language:</text:span> If you don’t speak one of the local languages, you get a Drop 2 penalty on Carouse rolls.</text:p>
      <text:p text:style-name="Text_20_body"><text:span text:style-name="T2">Knowledge Rolls:</text:span> Locate the best (or worst) taverns in town, identify the type and origin of liquor with a taste, recall your companion(s) in previous drunken trysts.</text:p>
      <text:p text:style-name="Text_20_body"><text:span text:style-name="T2">Crafting:</text:span> Beer, ale, wine, and other alcoholic beverages.</text:p>
      <text:p text:style-name="Text_20_body"><text:span text:style-name="T2">Item Die:</text:span> If you buy a round of drinks for everyone in a tavern, you can add the highest die in its cost to your Carousing roll as an Item Die.</text:p>
      <text:p text:style-name="Text_20_body"><text:span text:style-name="T2">Extra Time:</text:span> You can spend extra time carousing to add a Bonus Die to your dice pool. The size of that die is limited by your number of ranks in Streetwise (Carousing), as shown on the following table:</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arousing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2" text:name="Table" text:formula="ooow:Table+1" style:num-format="1">43</text:sequence>: Extra Time for a One-Hour Task</text:p>
      <text:p text:style-name="First_20_paragraph"><text:span text:style-name="T2">Opposition:</text:span> The larger the city, the easier it is for you to get information or make a connection without drawing too much attention to yourself. In anything smaller than a large town, the standard opposition is Hard (3D10). In a large town or small city, the opposition is Moderate (3D8), and in a large city, the opposition is Easy (3D6). If you go carousing in your usual haunts – because sometimes you want to go where everybody knows your name, and they’re always glad you came – the roll is an automatic success and the success points are used to determine how well you performed the task.</text:p>
      <table:table table:name="Table86" table:style-name="Table86">
        <table:table-column table:style-name="Table86.A"/>
        <table:table-column table:style-name="Table86.B"/>
        <table:table-header-rows>
          <table:table-row>
            <table:table-cell table:style-name="TableHeaderRowCell" office:value-type="string">
              <text:p text:style-name="Table_20_Heading">Carou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old Your Liquor</text:p>
          </table:table-cell>
        </table:table-row>
        <table:table-row>
          <table:table-cell table:style-name="TableRowCell" office:value-type="string">
            <text:p text:style-name="Table_20_Contents">+:</text:p>
          </table:table-cell>
          <table:table-cell table:style-name="TableRowCell" office:value-type="string">
            <text:p text:style-name="Table_20_Contents">Learn Common Rumor</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Rumor</text:p>
          </table:table-cell>
        </table:table-row>
        <table:table-row>
          <table:table-cell table:style-name="TableRowCell" office:value-type="string">
            <text:p text:style-name="Table_20_Contents">+++:</text:p>
          </table:table-cell>
          <table:table-cell table:style-name="TableRowCell" office:value-type="string">
            <text:p text:style-name="Table_20_Contents">Find a Compan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Learn Uncommon Secret</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Secret</text:p>
          </table:table-cell>
        </table:table-row>
      </table:table>
      <text:p text:style-name="First_20_paragraph"><text:span text:style-name="T2">Hold Your Liquor:</text:span> You don’t suffer ill effects from the over-consumption of alcoholic beverages.</text:p>
      <text:p text:style-name="Text_20_body"><text:span text:style-name="T2">Learn Common Rumor:</text:span> learn one of the common rumors that is circulating around town, which may or may not be true.</text:p>
      <text:p text:style-name="Text_20_body"><text:span text:style-name="T2">Learn Rare Rumor:</text:span> You learn a rare rumor that comes from only one or two sources, but which still may or may not be true.</text:p>
      <text:p text:style-name="Text_20_body"><text:span text:style-name="T2">Find a Companion:</text:span> You find someone with whom to spend the evening – be that an old soldier telling war stories, a romantic partner of a gender of your choice, or a friendly bartender to hear your tale of woe. You can locate them easily and enjoy their company another night for the next week (6 days), and can increase that duration by one week for each additional success point you spend.</text:p>
      <text:p text:style-name="Text_20_body"><text:span text:style-name="T2">Gain 1 Style Point:</text:span>You gain one Style Point; you must describe how you use the Specialty with style, and you can only have a maximum of three Style Points at any time.</text:p>
      <text:p text:style-name="Text_20_body"><text:span text:style-name="T2">Learn Uncommon Secret:</text:span> You learn a secret that is not commonly known by the general public, such as the name of the duchess’s mistress.</text:p>
      <text:p text:style-name="Text_20_body"><text:span text:style-name="T2">Learn Rare Secret:</text:span> You learn a secret that is known to only a few in town, such as the location of the secret entrance to the baroness’s vaults.</text:p>
      <text:h text:style-name="Heading_20_4" text:outline-level="4"><text:bookmark-start text:name="larceny"/>Larceny<text:bookmark-end text:name="larceny"/></text:h>
      <text:p text:style-name="First_20_paragraph"><text:span text:style-name="T1">Guile Specialty</text:span></text:p>
      <text:p text:style-name="Text_20_body">The Larceny specialty is used for criminal endeavors, primarily theft. You use Larceny rolls not only to steal objects but also fence them and to purchase stolen goods on the black market.</text:p>
      <text:p text:style-name="Text_20_body"><text:span text:style-name="T2">Knowledge Rolls:</text:span> Estimate the value of a stolen object, evaluate the quality of a lock or door, recall the names and rap sheets of famous criminals.</text:p>
      <text:p text:style-name="Text_20_body"><text:span text:style-name="T2">Crafting:</text:span> Locks, traps, alarms, and forgeries.</text:p>
      <text:p text:style-name="Text_20_body"><text:span text:style-name="T2">Rushing:</text:span> You can reduce the time to perform a Larceny roll by taking a Drop penalty on your die roll. The size of the Drop penalty depends on how quickly you rush, as shown on the following table:</text:p>
      <table:table table:name="Table87" table:style-name="Table87">
        <table:table-column table:style-name="Table87.A"/>
        <table:table-column table:style-name="Table87.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43" text:name="Table" text:formula="ooow:Table+1" style:num-format="1">44</text:sequence>: Rushing a One-Minute Task</text:p>
      <text:p text:style-name="First_20_paragraph"><text:span text:style-name="T2">Opposition:</text:span> For poor traps, alarms, and locks, use Easy (3D6). For | average obstacles, use Moderate (3D8). For high-quality obstacles, use Difficult (3D10). For extremely complex obstacles, use Very Difficult (3D12).</text:p>
      <text:p text:style-name="Text_20_body"><text:span text:style-name="T2">Opposition:</text:span> When trying to steal something, use the highest | Observation specialty of whomever might see you.</text:p>
      <table:table table:name="Table88" table:style-name="Table88">
        <table:table-column table:style-name="Table88.A"/>
        <table:table-column table:style-name="Table88.B"/>
        <table:table-header-rows>
          <table:table-row>
            <table:table-cell table:style-name="TableHeaderRowCell" office:value-type="string">
              <text:p text:style-name="Table_20_Heading">Larcen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Observa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when working with obstacles</text:p>
          </table:table-cell>
        </table:table-row>
        <table:table-row>
          <table:table-cell table:style-name="TableRowCell" office:value-type="string">
            <text:p text:style-name="Table_20_Contents">+:</text:p>
          </table:table-cell>
          <table:table-cell table:style-name="TableRowCell" office:value-type="string">
            <text:p text:style-name="Table_20_Contents">Case the Joint</text:p>
          </table:table-cell>
        </table:table-row>
        <table:table-row>
          <table:table-cell table:style-name="TableRowCell" office:value-type="string">
            <text:p text:style-name="Table_20_Contents">++:</text:p>
          </table:table-cell>
          <table:table-cell table:style-name="TableRowCell" office:value-type="string">
            <text:p text:style-name="Table_20_Contents">Steal Something</text:p>
          </table:table-cell>
        </table:table-row>
        <table:table-row>
          <table:table-cell table:style-name="TableRowCell" office:value-type="string">
            <text:p text:style-name="Table_20_Contents">+++:</text:p>
          </table:table-cell>
          <table:table-cell table:style-name="TableRowCell" office:value-type="string">
            <text:p text:style-name="Table_20_Contents">Bypass Obstacl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stall Obstacle</text:p>
          </table:table-cell>
        </table:table-row>
      </table:table>
      <text:p text:style-name="First_20_paragraph"><text:span text:style-name="T2">Case the Joint:</text:span> | You look around your own Area or an adjacent Area and learn one of the following pieces of information:</text:p>
      <text:list text:style-name="L83">
        <text:list-item>
          <text:p text:style-name="P117">The nearest exit, and whether it’s locked</text:p>
        </text:list-item>
        <text:list-item>
          <text:p text:style-name="P117">The most valuable object you could carry, and whether it’s unsecured</text:p>
        </text:list-item>
        <text:list-item>
          <text:p text:style-name="P117">The location of the nearest guard or other observer</text:p>
        </text:list-item>
        <text:list-item>
          <text:p text:style-name="P117">The location and trigger of a trap or alarm</text:p>
        </text:list-item>
      </text:list>
      <text:p text:style-name="First_20_paragraph">Each additional Success Point you spend can tell you a different piece of information, or the next item down within the same category. For example, a second Success Point could tell you the second nearest exist, the second-most valuable object, the location of the second-nearest observer, or the location of an additional trap.</text:p>
      <text:p text:style-name="Text_20_body"><text:span text:style-name="T2">Steal Something:</text:span> You can palm an unattended small item in your Area without being seen. For an extra 2 success points, you can remove a small item from the pocket of someone in the same Area as you. If you spend an additional 2 success points, you can move it to your pocket or the pocket of someone else in your Area.</text:p>
      <text:p text:style-name="Text_20_body"><text:span text:style-name="T2">Bypass Obstacle:</text:span> You can pick a lock, bypass a trap, or disable an alarm in your Area that would otherwise prevent you from engaging in criminal activity. If you spend one additional success point, you can reset the obstacle to become active again once you have left the Area.</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stall Obstacle:</text:span> You can set a trap, alarm, or lock in your own area to trigger once you have left the Area. An Easy (3D6) Observation roll is required for someone to notice the trap. For each additional 2 success points you spend, the difficulty of the Observation roll increases by one step, limited by the number of skill ranks you have in Larceny as shown on the following table:</text:p>
      <table:table table:name="Table89" table:style-name="Table89">
        <table:table-column table:style-name="Table89.A"/>
        <table:table-column table:style-name="Table89.B"/>
        <table:table-header-rows>
          <table:table-row>
            <table:table-cell table:style-name="TableHeaderRowCell" office:value-type="string">
              <text:p text:style-name="Table_20_Heading">Larceny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44" text:name="Table" text:formula="ooow:Table+1" style:num-format="1">45</text:sequence>: Maximum Observation Opposition</text:p>
      <text:h text:style-name="Heading_20_2" text:outline-level="2"><text:bookmark-start text:name="style-maneuvers-2"/>Style Maneuvers<text:bookmark-end text:name="style-maneuvers-2"/></text:h>
      <text:p text:style-name="First_20_paragraph">This is a summary of all the style maneuvers available to player characters. Each class choice gives players access to a different set of maneuvers; these are the only ones that can be chosen at character creation.</text:p>
      <text:h text:style-name="Heading_20_3" text:outline-level="3"><text:bookmark-start text:name="types-of-style-maneuvers"/>Types of Style Maneuvers<text:bookmark-end text:name="types-of-style-maneuvers"/></text:h>
      <text:p text:style-name="First_20_paragraph">There are three types of Style Maneuvers: reroll maneuvers, maximize maneuvers, and conditional maneuvers.</text:p>
      <text:h text:style-name="Heading_20_4" text:outline-level="4"><text:bookmark-start text:name="reroll-maneuvers"/>Reroll Maneuvers<text:bookmark-end text:name="reroll-maneuvers"/></text:h>
      <text:p text:style-name="First_20_paragraph">A reroll maneuver lets you reroll your entire dice pool. You can do this immediately after you roll, or you can do it after your opponent rolls. You ignore your original results and only keep the rerolled version.</text:p>
      <text:p text:style-name="Text_20_body">Rerolling costs one Style Point, and you can repeat it if you have enough Style Points.</text:p>
      <text:h text:style-name="Heading_20_4" text:outline-level="4"><text:bookmark-start text:name="maximize-maneuvers"/>Maximize Maneuvers<text:bookmark-end text:name="maximize-maneuvers"/></text:h>
      <text:p text:style-name="First_20_paragraph">A maximize maneuver sets the value of one die in your pool to its maximum value. You set that die aside and turn it to its maximum value, before you roll. For example, if you maximize a D10, you set the value to a 10. Then you roll your dice and calculate your result as if the maximized value were one that you rolled.</text:p>
      <text:p text:style-name="Text_20_body">The die you maximize must be one you include in your dice pool from the associated specialty or item die. If you have a pool that consists of 1D8 (Verve) + 1D6 (Competency) + 2D8 (Lunge) + 1D10 (Weapon Die) + 1D12 (Advantage Die), you can use a “maximize Lunge die” maneuver only to maximize one of the D8s from Lunge.</text:p>
      <text:p text:style-name="Text_20_body">Maximizing a die costs two Style Points, and you can only have one maximized die in any dice pool. You can’t a maximize maneuver after you roll.</text:p>
      <text:h text:style-name="Heading_20_4" text:outline-level="4"><text:bookmark-start text:name="conditional-maneuvers"/>Conditional Maneuvers<text:bookmark-end text:name="conditional-maneuvers"/></text:h>
      <text:p text:style-name="First_20_paragraph">A conditional maneuver has a specific condition that must be met in order for you to use it. When you do so, you add the dice from one source to a different dice pool. Adding the dice from a second specialty doesn’t give you the Attribute Die, Competency Die, or Item Die from the second dice pool, but it does give you a number of dice equal to your specialty ranks. The size of each such die is determined by your attribute; if you have +2 Lunge and your Verve is D8, then you add +2D8 to another pool as directed by the maneuver.</text:p>
      <text:p text:style-name="Text_20_body">If you don’t have any ranks at all in a specialty but you’re Competent with the appropriate Skill, you can instead add your Competency Die as another Specialty die. If you aren’t Competent with the skill at all, you probably made a poor choice for a style maneuver; you can add 1D6 to the roll instead as a Specialty Die.</text:p>
      <text:p text:style-name="Text_20_body">Using a conditional maneuver requires one Style Point. If you meet the criteria for multiple conditional maneuvers and you want to spend the Style Points, you use as many such maneuvers as you like on one die roll. You need to decide before you roll, not after.</text:p>
      <text:p text:style-name="Text_20_body">When you add dice from one specialty to another roll, that second roll also becomes a pool of that type in addition to its own. In other words, if you have a maneuver that lets you “add Husbandry dice to a Lunge” roll and you spend the Style Point to use it, the roll is both a Lunge roll and a Husbandry roll. This can allow for adding in additional style maneuvers as a combo.</text:p>
      <text:h text:style-name="Heading_20_3" text:outline-level="3"><text:bookmark-start text:name="style-maneuver-list"/>Style Maneuver List<text:bookmark-end text:name="style-maneuver-list"/></text:h>
      <text:p text:style-name="First_20_paragraph">This list summarizes the available style maneuvers.</text:p>
      <text:list text:style-name="L84">
        <text:list-item>
          <text:p text:style-name="P118"><text:span text:style-name="T2">A Mind for Money:</text:span> When sums of at least 1 crown are at stake, spend 1 Style Point to add Calculus dice to a Negotiate roll</text:p>
        </text:list-item>
        <text:list-item>
          <text:p text:style-name="P118"><text:span text:style-name="T2">Aggressive Assault:</text:span> Spend 2 Style Points to set the value of one Lunge die to its maximum value before rolling</text:p>
        </text:list-item>
        <text:list-item>
          <text:p text:style-name="P118"><text:span text:style-name="T2">Aggressive Deflection:</text:span> Spend 2 Style Points to set the value of one Parry die to its maximum value before rolling</text:p>
        </text:list-item>
        <text:list-item>
          <text:p text:style-name="P118"><text:span text:style-name="T2">Aggressive Fisticuffs:</text:span> Spend 2 Style Points to set the value of one Brawl die to its maximum value before rolling</text:p>
        </text:list-item>
        <text:list-item>
          <text:p text:style-name="P118"><text:span text:style-name="T2">Aggressive Fulmination:</text:span> Spend 2 Style Points to set the value of one Blackpowder die to its maximum value before rolling</text:p>
        </text:list-item>
        <text:list-item>
          <text:p text:style-name="P118"><text:span text:style-name="T2">Aggressive Mockery:</text:span> Spend 2 Style Points to set the value of one Banter die to its maximum value before rolling</text:p>
        </text:list-item>
        <text:list-item>
          <text:p text:style-name="P118"><text:span text:style-name="T2">Anatomical Studies:</text:span> When working in a well-equipped surgical theatre, spend 1 Style Point to add Scholarship dice to a Surgery roll</text:p>
        </text:list-item>
        <text:list-item>
          <text:p text:style-name="P118"><text:span text:style-name="T2">Anti-Toxins:</text:span> When creating an antidote or countering a poison, spend 1 Style Point to add Brew dice to a Poison roll</text:p>
        </text:list-item>
        <text:list-item>
          <text:p text:style-name="P118"><text:span text:style-name="T2">Apologetics:</text:span> When unarmed and facing an armed opponent, spend 1 Style Point to add Negotiate dice to a Dodge roll</text:p>
        </text:list-item>
        <text:list-item>
          <text:p text:style-name="P118"><text:span text:style-name="T2">Aristocratic Bearing:</text:span> Spend 2 Style Points to set the value of one Social Rank die to its maximum value before rolling</text:p>
        </text:list-item>
        <text:list-item>
          <text:p text:style-name="P118"><text:span text:style-name="T2">Astrological Charts:</text:span> When you know the date and location of a subject’s birth, spend 1 Style Point to add Calculus dice to a Portents roll</text:p>
        </text:list-item>
        <text:list-item>
          <text:p text:style-name="P118"><text:span text:style-name="T2">Automatic Fire:</text:span> When using a clockwork weapon, spend 1 Style Point to add Clockworks dice to an Aim roll</text:p>
        </text:list-item>
        <text:list-item>
          <text:p text:style-name="P118"><text:span text:style-name="T2">Ballistics:</text:span> When firing a cannon, spend 1 Style Point to add Calculus dice to a Blackpowder roll</text:p>
        </text:list-item>
        <text:list-item>
          <text:p text:style-name="P118"><text:span text:style-name="T2">Beating a High Horse:</text:span> When mocking someone of higher social rank than you, spend 1 Style Point to add Etiquette dice to a Banter roll</text:p>
        </text:list-item>
        <text:list-item>
          <text:p text:style-name="P118"><text:span text:style-name="T2">Better Not Pout:</text:span> When giving or showing toys to children, spend 1 Style Point to add Intuition dice to an Inspire roll</text:p>
        </text:list-item>
        <text:list-item>
          <text:p text:style-name="P118"><text:span text:style-name="T2">Bird Calls:</text:span> When working with birds, spend 1 Style Point to add Arts dice to a Husbandry roll</text:p>
        </text:list-item>
        <text:list-item>
          <text:p text:style-name="P118"><text:span text:style-name="T2">Bombadier:</text:span> When attacking with a Blackpowder weapon, spend 1 Style Point to add Calculus dice to a Blackpowder roll</text:p>
        </text:list-item>
        <text:list-item>
          <text:p text:style-name="P118"><text:span text:style-name="T2">Books of Faith:</text:span> When dealing with someone of the samefaith as you, spend 1 Style Point to add Scholarship dice to an Inspire roll</text:p>
        </text:list-item>
        <text:list-item>
          <text:p text:style-name="P118"><text:span text:style-name="T2">Boundless Creativity:</text:span> Spend 2 Style Points to set the value of one Arts die to its maximum value before rolling</text:p>
        </text:list-item>
        <text:list-item>
          <text:p text:style-name="P118"><text:span text:style-name="T2">Brilliant Analysis:</text:span> Spend 2 Style Points to set the value of one Deduce die to its maximum value before rolling</text:p>
        </text:list-item>
        <text:list-item>
          <text:p text:style-name="P118"><text:span text:style-name="T2">Broadsides:</text:span> When firing a ship-mounted cannon, spend 1 Style Point to add Explore dice to a Blackpowder roll</text:p>
        </text:list-item>
        <text:list-item>
          <text:p text:style-name="P118"><text:span text:style-name="T2">Camouflage Mastery:</text:span> When moving though the wilderness, spend 1 Style Point to add Explore dice to a Prowl roll</text:p>
        </text:list-item>
        <text:list-item>
          <text:p text:style-name="P118"><text:span text:style-name="T2">Cartography:</text:span> When navigating using a map, spend 1 Style Point to add Calculus dice to an Explore roll</text:p>
        </text:list-item>
        <text:list-item>
          <text:p text:style-name="P118"><text:span text:style-name="T2">Chemical Calculations:</text:span> When working in a well-equipped laboratory, spend 1 Style Point to add Calculus dice to a Brew roll</text:p>
        </text:list-item>
        <text:list-item>
          <text:p text:style-name="P118"><text:span text:style-name="T2">Combat Pantomime:</text:span> When unarmed and facing an armed opponent, spend 1 Style Point to add Arts dice to a Block roll</text:p>
        </text:list-item>
        <text:list-item>
          <text:p text:style-name="P118"><text:span text:style-name="T2">Comfortable Debauchery:</text:span> Spend 2 Style Points to set the value of one Carouse die to its maximum value before rolling</text:p>
        </text:list-item>
        <text:list-item>
          <text:p text:style-name="P118"><text:span text:style-name="T2">Commanding Presence:</text:span> Spend 2 Style Points to set the value of one Inspire die to its maximum value before rolling</text:p>
        </text:list-item>
        <text:list-item>
          <text:p text:style-name="P118"><text:span text:style-name="T2">Confidence Game:</text:span> When engaging in a swindle, spend 1 Style Point to add Banter dice to a Deceive roll</text:p>
        </text:list-item>
        <text:list-item>
          <text:p text:style-name="P118"><text:span text:style-name="T2">Confident Fencing:</text:span> Spend 1 Style Point to reroll a Dueling roll</text:p>
        </text:list-item>
        <text:list-item>
          <text:p text:style-name="P118"><text:span text:style-name="T2">Criminology:</text:span> When investigating a crime scene, spend 1 Style Point to add Scholarship dice to a Deduce roll</text:p>
        </text:list-item>
        <text:list-item>
          <text:p text:style-name="P118"><text:span text:style-name="T2">Cunning Camouflage:</text:span> Spend 2 Style Points to set the value of one Prowl die to its maximum value before rolling</text:p>
        </text:list-item>
        <text:list-item>
          <text:p text:style-name="P118"><text:span text:style-name="T2">Cunning Erudition:</text:span> Spend 2 Style Points to set the value of one Scholarship die to its maximum value before rolling</text:p>
        </text:list-item>
        <text:list-item>
          <text:p text:style-name="P118"><text:span text:style-name="T2">Cunning Evasion:</text:span> Spend 2 Style Points to set the value of one Dodge die to its maximum value before rolling</text:p>
        </text:list-item>
        <text:list-item>
          <text:p text:style-name="P118"><text:span text:style-name="T2">Cunning Misdirection:</text:span> Spend 2 Style Points to set the value of one Feint die to its maximum value before rolling</text:p>
        </text:list-item>
        <text:list-item>
          <text:p text:style-name="P118"><text:span text:style-name="T2">Cunning Prevarication:</text:span> Spend 2 Style Points to set the value of one Deceive die to its maximum value before rolling</text:p>
        </text:list-item>
        <text:list-item>
          <text:p text:style-name="P118"><text:span text:style-name="T2">Cunning Thievery:</text:span> Spend 2 Style Points to set the value of one Larceny die to its maximum value before rolling</text:p>
        </text:list-item>
        <text:list-item>
          <text:p text:style-name="P118"><text:span text:style-name="T2">Curse Your Betrayal:</text:span> When defending against a feint, spend 1 Style Point to add Intuition dice to a Parry roll</text:p>
        </text:list-item>
        <text:list-item>
          <text:p text:style-name="P118"><text:span text:style-name="T2">Daring Chirurgery:</text:span> Spend 2 Style Points to set the value of one Surgery die to its maximum value before rolling</text:p>
        </text:list-item>
        <text:list-item>
          <text:p text:style-name="P118"><text:span text:style-name="T2">Deadly Toxicology:</text:span> Spend 2 Style Points to set the value of one Poison die to its maximum value before rolling</text:p>
        </text:list-item>
        <text:list-item>
          <text:p text:style-name="P118"><text:span text:style-name="T2">Deflecting Shield:</text:span> When using a buckler to parry, spend 1 Style Point to add Block dice to a Parry roll</text:p>
        </text:list-item>
        <text:list-item>
          <text:p text:style-name="P118"><text:span text:style-name="T2">Diplomatic Immunity:</text:span> When unarmed and facing an armed opponent, spend 1 Style Point to add Negotiate dice to a Dodge roll</text:p>
        </text:list-item>
        <text:list-item>
          <text:p text:style-name="P118"><text:span text:style-name="T2">Divine Protection:</text:span> When unarmed and facing an armed opponent, spend 1 Style Point to add Intuition to a Dodge roll</text:p>
        </text:list-item>
        <text:list-item>
          <text:p text:style-name="P118"><text:span text:style-name="T2">Do You Expect Me To Talk?:</text:span> When conversing with other spies, spend 1 Style Point to add Banter dice to a Deceive roll</text:p>
        </text:list-item>
        <text:list-item>
          <text:p text:style-name="P118"><text:span text:style-name="T2">Don’t You Know Who I Am?:</text:span> When speaking with someone of Artisan social rank or lower, spend 1 Style Point to add Social Rank dice to a Negotiate roll</text:p>
        </text:list-item>
        <text:list-item>
          <text:p text:style-name="P118"><text:span text:style-name="T2">Down-n-Dirty Fighting:</text:span> When making a riposte while you have one hand free, spend 1 Style Point to add Brawl dice to a Riposte roll</text:p>
        </text:list-item>
        <text:list-item>
          <text:p text:style-name="P118"><text:span text:style-name="T2">Dress to Impress:</text:span> While wearing an outfit you created yourself, spend 1 Style Point to add Weave dice to a Negotiate roll</text:p>
        </text:list-item>
        <text:list-item>
          <text:p text:style-name="P118"><text:span text:style-name="T2">Drowning My Sorrows:</text:span> When fighting in a tavern or while drunk, spend 1 Style Point to add Carouse dice to a Brawl roll</text:p>
        </text:list-item>
        <text:list-item>
          <text:p text:style-name="P118"><text:span text:style-name="T2">Drunken Stagger:</text:span> When drunk, spend 1 Style Point to add Carouse dice to a Lunge roll</text:p>
        </text:list-item>
        <text:list-item>
          <text:p text:style-name="P118"><text:span text:style-name="T2">Emergency Assistance:</text:span> When treating someone who is suffering from exposure to the elements, spend 1 Style Point to add Explore dice to a Treat roll</text:p>
        </text:list-item>
        <text:list-item>
          <text:p text:style-name="P118"><text:span text:style-name="T2">Enhanced Enchantments:</text:span> Spend 2 Style points to set the value of one Charm die to its maximum value before rolling</text:p>
        </text:list-item>
        <text:list-item>
          <text:p text:style-name="P118"><text:span text:style-name="T2">Envenomed Blade:</text:span> When using a poisoned knife, spend 1 Style Point to add Poison dice to a Lunge roll</text:p>
        </text:list-item>
        <text:list-item>
          <text:p text:style-name="P118"><text:span text:style-name="T2">Epidemiology:</text:span> When diagnosing or treating an unknown illness, spend 1 Style Point to add Deduce dice to a Treat roll</text:p>
        </text:list-item>
        <text:list-item>
          <text:p text:style-name="P118"><text:span text:style-name="T2">Equestrienne:</text:span> When mounted on a horse you care for yourself, spend 1 Style Point to add Husbandry dice to a Lunge roll</text:p>
        </text:list-item>
        <text:list-item>
          <text:p text:style-name="P118"><text:span text:style-name="T2">Fashion! Dodge to the Left:</text:span> When unarmed and facing an armed opponent, spend 1 Style Point to add Negotiate dice to a Dodge roll</text:p>
        </text:list-item>
        <text:list-item>
          <text:p text:style-name="P118"><text:span text:style-name="T2">Fast-Talking:</text:span> When unarmed and facing an armed opponent, spend 1 Style Point to add Banter dice to a Dodge roll</text:p>
        </text:list-item>
        <text:list-item>
          <text:p text:style-name="P118"><text:span text:style-name="T2">Feeling No Pain:</text:span> When you’ve been drinking, spend 1 Style Point to add Carouse dice to a Block roll</text:p>
        </text:list-item>
        <text:list-item>
          <text:p text:style-name="P118"><text:span text:style-name="T2">First Aid:</text:span> Spend 2 Style Points to set the value of one Treat die to its maximum value before rolling</text:p>
        </text:list-item>
        <text:list-item>
          <text:p text:style-name="P118"><text:span text:style-name="T2">Flamboyant Couture:</text:span> Spend 2 Style Points to set the value of one Weave die to its maximum value before rolling</text:p>
        </text:list-item>
        <text:list-item>
          <text:p text:style-name="P118"><text:span text:style-name="T2">Focused Attention:</text:span> Spend 2 Style Points to set the value of one Perceive die to its maximum value before rolling</text:p>
        </text:list-item>
        <text:list-item>
          <text:p text:style-name="P118"><text:span text:style-name="T2">Folk Remedies:</text:span> When you have access to a garden, forest, or herb collection, spend 1 Style Point to add Husbandry dice to a Treat roll</text:p>
        </text:list-item>
        <text:list-item>
          <text:p text:style-name="P118"><text:span text:style-name="T2">For The Defense:</text:span> When unarmed and facing an armed opponent, spend 1 Style Point to add Negotiate dice to a Dodge roll</text:p>
        </text:list-item>
        <text:list-item>
          <text:p text:style-name="P118"><text:span text:style-name="T2">Forensic Analysis:</text:span> When using a well-equipped laboratory, spend 1 Style Point to add Scholarship dice to a Deduce roll</text:p>
        </text:list-item>
        <text:list-item>
          <text:p text:style-name="P118"><text:span text:style-name="T2">From the Heart:</text:span> When performing or displaying a work of art, spend 1 Style Point to add Arts dice to an Inspire roll</text:p>
        </text:list-item>
        <text:list-item>
          <text:p text:style-name="P118"><text:span text:style-name="T2">Great White Hunter:</text:span> When attacking an animal, spend 1 Style Point to add Prowl dice to an Aim roll</text:p>
        </text:list-item>
        <text:list-item>
          <text:p text:style-name="P118"><text:span text:style-name="T2">Honed Instincts:</text:span> Spend 2 Style Points to set the value of one Intuition die to its maximum value before rolling</text:p>
        </text:list-item>
        <text:list-item>
          <text:p text:style-name="P118"><text:span text:style-name="T2">Honest Dealer:</text:span> When negotiating in good faith, spend 1 Style Point to add Intuition dice to a Negotiate roll</text:p>
        </text:list-item>
        <text:list-item>
          <text:p text:style-name="P118"><text:span text:style-name="T2">How Dare You:</text:span> When attacking someone who has already damaged you in the current combat, spend 1 Style Point to add Inspire dice to a Riposte roll</text:p>
        </text:list-item>
        <text:list-item>
          <text:p text:style-name="P118"><text:span text:style-name="T2">Huntsman’s Best Friend:</text:span> When traveling with a hunting dog, spend 1 Style Point to add Husbandry dice to an Explore roll</text:p>
        </text:list-item>
        <text:list-item>
          <text:p text:style-name="P118"><text:span text:style-name="T2">I’m a Lover, not a Fighter:</text:span> When being attacked by someone whom you find attractive, spend 1 Style Point to add Carouse dice to a Dodge roll</text:p>
        </text:list-item>
        <text:list-item>
          <text:p text:style-name="P118"><text:span text:style-name="T2">I’m Innocent, Innocent!:</text:span> When trying to convince someone of your innocence, spend 1 Style Point to add Intuition dice to an Inspire roll</text:p>
        </text:list-item>
        <text:list-item>
          <text:p text:style-name="P118"><text:span text:style-name="T2">I’m Too Pretty to Die!:</text:span> When unarmed and facing an armed opponent, spend 1 Style Point to add Arts dice to a Dodge roll</text:p>
        </text:list-item>
        <text:list-item>
          <text:p text:style-name="P118"><text:span text:style-name="T2">In Costume:</text:span> When wearing a disguise or costume, spend 1 Style Point to add Arts dice to a Deceive roll</text:p>
        </text:list-item>
        <text:list-item>
          <text:p text:style-name="P118"><text:span text:style-name="T2">Incoming Fire:</text:span> When avoiding a ranged attack, spend 1 Style Point to add Aim dice to a Dodge roll</text:p>
        </text:list-item>
        <text:list-item>
          <text:p text:style-name="P118"><text:span text:style-name="T2">International Trade:</text:span> When buying or selling wares that have been imported or exported, spend 1 Style Point to add Explore dice a Negotiate roll</text:p>
        </text:list-item>
        <text:list-item>
          <text:p text:style-name="P118"><text:span text:style-name="T2">Into the Rigging:</text:span> When on a ship or a boat, spend 1 Style Point to add Explore dice to a Dodge roll</text:p>
        </text:list-item>
        <text:list-item>
          <text:p text:style-name="P118"><text:span text:style-name="T2">Inventive Mathematics:</text:span> Spend 2 Style Points to set the value of one Calculus die to its maximum value before rolling</text:p>
        </text:list-item>
        <text:list-item>
          <text:p text:style-name="P118"><text:span text:style-name="T2">It’s My Creation:</text:span> When repairing or using a device that you invented, spend 1 Style Point to add Arts dice to a Clockworks roll</text:p>
        </text:list-item>
        <text:list-item>
          <text:p text:style-name="P118"><text:span text:style-name="T2">Last Resort:</text:span> Spend 1 Style Point to reroll a Defense roll</text:p>
        </text:list-item>
        <text:list-item>
          <text:p text:style-name="P118"><text:span text:style-name="T2">Learned Reliability:</text:span> Spend 1 Style Point to reroll a Knowledge roll</text:p>
        </text:list-item>
        <text:list-item>
          <text:p text:style-name="P118"><text:span text:style-name="T2">Legal Precedents:</text:span> When speaking in court, spend 1 Style Point to add Scholarship dice to an Inspire roll</text:p>
        </text:list-item>
        <text:list-item>
          <text:p text:style-name="P118"><text:span text:style-name="T2">Linguistics:</text:span> When trying to understand something in a language you don’t know, spend 1 Style Point to add Explore dice to a Scholarship roll</text:p>
        </text:list-item>
        <text:list-item>
          <text:p text:style-name="P118"><text:span text:style-name="T2">Longbow Hunter:</text:span> When using a bow outdoors, spend 1 Style Point to add Explore dice to an Aim roll</text:p>
        </text:list-item>
        <text:list-item>
          <text:p text:style-name="P118"><text:span text:style-name="T2">Lost in the Crowd:</text:span> When in an area with more than 3 other people, spend 1 Style Point to add Prowl dice to a Dodge roll</text:p>
        </text:list-item>
        <text:list-item>
          <text:p text:style-name="P118"><text:span text:style-name="T2">Manners Count:</text:span> When speaking to someone of at least Artisan rank, spend 1 Style Point to add Etiquette dice to a Negotiate roll.</text:p>
        </text:list-item>
        <text:list-item>
          <text:p text:style-name="P118"><text:span text:style-name="T2">Martial Reliability:</text:span> Spend 1 Style Point to reroll a Military roll</text:p>
        </text:list-item>
        <text:list-item>
          <text:p text:style-name="P118"><text:span text:style-name="T2">Measuring is Everything:</text:span> When following a recipe or a cookbook while cooking, spend 1 Style Point to add Calculus dice to an Arts roll</text:p>
        </text:list-item>
        <text:list-item>
          <text:p text:style-name="P118"><text:span text:style-name="T2">Miniaturization:</text:span> When creating devices of Portable size or smaller, spend 1 Style Point to add Perceive dice to a Clockworks roll</text:p>
        </text:list-item>
        <text:list-item>
          <text:p text:style-name="P118"><text:span text:style-name="T2">Mistress of Fashion:</text:span> When creating clothing or accoutrements with a base cost of D6 or higher, spend 1 Style Point to add Arts dice to a Weave roll</text:p>
        </text:list-item>
        <text:list-item>
          <text:p text:style-name="P118"><text:span text:style-name="T2">Mostly Harmless:</text:span> When unarmed and facing an armed opponent, spend 1 Style Point to add Deceive dice to a Dodge roll</text:p>
        </text:list-item>
        <text:list-item>
          <text:p text:style-name="P118"><text:span text:style-name="T2">Mounted Combatant:</text:span> When using a weapon with the Mounted quality while mounted, spend 1 Style Point to add Husbandry dice to a Lunge roll</text:p>
        </text:list-item>
        <text:list-item>
          <text:p text:style-name="P118"><text:span text:style-name="T2">Natural Cover:</text:span> When in an area with vegetation, spend 1 Style Point to add Prowl dice to a Dodge roll</text:p>
        </text:list-item>
        <text:list-item>
          <text:p text:style-name="P118"><text:span text:style-name="T2">Natural Flavorings:</text:span> When using or neutralizing ingested toxins, spend 1 Style Point to add Husbandry dice to a Poison roll</text:p>
        </text:list-item>
        <text:list-item>
          <text:p text:style-name="P118"><text:span text:style-name="T2">Naval Hilt:</text:span> When using a cutlass, spend 1 Style Point to add Explore dice to a Parry roll</text:p>
        </text:list-item>
        <text:list-item>
          <text:p text:style-name="P118"><text:span text:style-name="T2">Never Again:</text:span> When attacking someone who has already damaged one of your allies in the current combat, spend 1 Style Point to add Inspire dice to a Lunge roll</text:p>
        </text:list-item>
        <text:list-item>
          <text:p text:style-name="P118"><text:span text:style-name="T2">Nomadic Archery:</text:span> When firing a bow, spend 1 Style Point to add Perceive dice to an Aim roll</text:p>
        </text:list-item>
        <text:list-item>
          <text:p text:style-name="P118"><text:span text:style-name="T2">Optical Focus:</text:span> When using a device to help you see, spend 1 Style Point to add Clockworks dice to a Perceive roll</text:p>
        </text:list-item>
        <text:list-item>
          <text:p text:style-name="P118"><text:span text:style-name="T2">Parrot’s Nest:</text:span> When looking at things more than one area away, spend 1 Style Point to add Explore dice to a Perceive roll</text:p>
        </text:list-item>
        <text:list-item>
          <text:p text:style-name="P118"><text:span text:style-name="T2">Parrying Shield:</text:span> When using a buckler to block, spend 1 Style Point to add Parry dice to a Block roll</text:p>
        </text:list-item>
        <text:list-item>
          <text:p text:style-name="P118"><text:span text:style-name="T2">Polite Fictions:</text:span> When speaking with someone of at least Noble social rank, spend 1 Style Point to add Etiquette dice to a Deceive roll</text:p>
        </text:list-item>
        <text:list-item>
          <text:p text:style-name="P118"><text:span text:style-name="T2">Powdersmith:</text:span> When creating or repairing a device with a blackpowder flintlock power source, a phlogistone furnace power source, or an explosion component, spend 1 Style Point to add Blackpowder dice to a Clockworks roll</text:p>
        </text:list-item>
        <text:list-item>
          <text:p text:style-name="P118"><text:span text:style-name="T2">Practiced Alchemy:</text:span> Spend 2 Style Points to set the value of one Brew die to its maximum value before rolling</text:p>
        </text:list-item>
        <text:list-item>
          <text:p text:style-name="P118"><text:span text:style-name="T2">Practiced Crafting:</text:span> Spend 2 Style Points to set the value of one Clockworks die to its maximum value before rolling</text:p>
        </text:list-item>
        <text:list-item>
          <text:p text:style-name="P118"><text:span text:style-name="T2">Practiced Cultivation:</text:span> Spend 2 Style Points to set the value of one Husbandry die to its maximum value before rolling</text:p>
        </text:list-item>
        <text:list-item>
          <text:p text:style-name="P118"><text:span text:style-name="T2">Practiced Diplomacy:</text:span> Spend 2 Style Points to set the value of one Negotiate die to its maximum value before rolling</text:p>
        </text:list-item>
        <text:list-item>
          <text:p text:style-name="P118"><text:span text:style-name="T2">Practiced Manners:</text:span> Spend 2 Style Points to set the value of one Etiquette die to its maximum value before rolling</text:p>
        </text:list-item>
        <text:list-item>
          <text:p text:style-name="P118"><text:span text:style-name="T2">Practiced Retort:</text:span> Spend 2 Style Points to set the value of one Riposte die to its maximum value before rolling</text:p>
        </text:list-item>
        <text:list-item>
          <text:p text:style-name="P118"><text:span text:style-name="T2">Practiced Sharpshooting:</text:span> Spend 2 Style Points to set the value of one Aim die to its maximum value before rolling</text:p>
        </text:list-item>
        <text:list-item>
          <text:p text:style-name="P118"><text:span text:style-name="T2">Precise Bludgeoning:</text:span> Spend 2 Style Points to set the value of one Cudgel weapon die to its maximum value before rolling</text:p>
        </text:list-item>
        <text:list-item>
          <text:p text:style-name="P118"><text:span text:style-name="T2">Precise Swordplay:</text:span> Spend 2 Style Points to set the value of one Sword weapon die to its maximum value before rolling</text:p>
        </text:list-item>
        <text:list-item>
          <text:p text:style-name="P118"><text:span text:style-name="T2">Precision Mechanics:</text:span> Spend 2 Style Points to set the value of one Clockwork weapon die to its maximum value before rolling</text:p>
        </text:list-item>
        <text:list-item>
          <text:p text:style-name="P118"><text:span text:style-name="T2">Reconnaissance:</text:span> When trying to spot other people, spend 1 Style Point to add Explore dice to a Perceive roll</text:p>
        </text:list-item>
        <text:list-item>
          <text:p text:style-name="P118"><text:span text:style-name="T2">Refined Reliability:</text:span> Spend 1 Style Point to reroll a Culture roll</text:p>
        </text:list-item>
        <text:list-item>
          <text:p text:style-name="P118"><text:span text:style-name="T2">Relentless Pathfinding:</text:span> Spend 2 Style Points to set the value of one Explore die to its maximum value before rolling</text:p>
        </text:list-item>
        <text:list-item>
          <text:p text:style-name="P118"><text:span text:style-name="T2">Reliable Senses:</text:span> Spend 1 Style Point to reroll an Observation roll</text:p>
        </text:list-item>
        <text:list-item>
          <text:p text:style-name="P118"><text:span text:style-name="T2">Ritual Reliability:</text:span> Spend 1 Style Point to reroll a Magicks roll</text:p>
        </text:list-item>
        <text:list-item>
          <text:p text:style-name="P118"><text:span text:style-name="T2">Rural Reliability:</text:span> Spend 1 Style Point to reroll a Nature roll</text:p>
        </text:list-item>
        <text:list-item>
          <text:p text:style-name="P118"><text:span text:style-name="T2">Saw That Coming:</text:span> When unarmed and facing an armed opponent, spend 1 Style Point to add Portents dice to a Dodge roll</text:p>
        </text:list-item>
        <text:list-item>
          <text:p text:style-name="P118"><text:span text:style-name="T2">Scalpel’s Cut:</text:span> When using a knife or chirurgeon’s knives, spend 1 Style Point to add Surgery dice to a Lunge roll</text:p>
        </text:list-item>
        <text:list-item>
          <text:p text:style-name="P118"><text:span text:style-name="T2">Second Opinion:</text:span> Spend 1 Style Point to reroll a Medicine roll</text:p>
        </text:list-item>
        <text:list-item>
          <text:p text:style-name="P118"><text:span text:style-name="T2">Shady Negotiations:</text:span> When dealing with criminals or conspirators, spend 1 Style Point to add Larceny dice to a Negotiate roll</text:p>
        </text:list-item>
        <text:list-item>
          <text:p text:style-name="P118"><text:span text:style-name="T2">Smuggler’s Moon:</text:span> When in darkness or at night, spend 1 Style Point to add Larceny dice to a Prowl roll</text:p>
        </text:list-item>
        <text:list-item>
          <text:p text:style-name="P118"><text:span text:style-name="T2">Sniper:</text:span> When attacking from at least 3 areas away, spend 1 Style Point to add Prowl dice to an Aim roll</text:p>
        </text:list-item>
        <text:list-item>
          <text:p text:style-name="P118"><text:span text:style-name="T2">Social Reliability:</text:span> Spend 1 Style Point to reroll an Interaction roll</text:p>
        </text:list-item>
        <text:list-item>
          <text:p text:style-name="P118"><text:span text:style-name="T2">Speleology:</text:span> When prospecting or exploring in caves, spend 1 Style Point to add Blackpowder dice to an Explore roll</text:p>
        </text:list-item>
        <text:list-item>
          <text:p text:style-name="P118"><text:span text:style-name="T2">Standing on the Shoulders of Giants:</text:span> When inventing a device in a well-equipped workshop, spend 1 Style Point to add Scholarship dice to a Clockworks roll</text:p>
        </text:list-item>
        <text:list-item>
          <text:p text:style-name="P118"><text:span text:style-name="T2">Strategic Maneuvers:</text:span> When commanding at least 3 troops, spend 1 Style Point to add Explore dice to a Strategy roll</text:p>
        </text:list-item>
        <text:list-item>
          <text:p text:style-name="P118"><text:span text:style-name="T2">Street Fighting:</text:span> When using a knife or a cudgel, spend 1 Style Point to add Brawl dice to a Lunge roll</text:p>
        </text:list-item>
        <text:list-item>
          <text:p text:style-name="P118"><text:span text:style-name="T2">Strength in Conviction:</text:span> When unarmed and facing an armed opponent, spend 1 Style Point to add Inspire dice to a Dodge roll</text:p>
        </text:list-item>
        <text:list-item>
          <text:p text:style-name="P118"><text:span text:style-name="T2">Student of Accents:</text:span> When trying to pass yourself off as someone from another nation, spend 1 Style Point to add Explore dice to a Deceive roll</text:p>
        </text:list-item>
        <text:list-item>
          <text:p text:style-name="P118"><text:span text:style-name="T2">Supercilious Vituperation:</text:span> When insulting someone who is competent with the Culture skill, spend 1 Style Point to add Scholarship dice to a Banter roll</text:p>
        </text:list-item>
        <text:list-item>
          <text:p text:style-name="P118"><text:span text:style-name="T2">Tactical Retreat:</text:span> When unarmed and facing an armed opponent, spend 1 Style Point to add Strategy dice to a Dodge roll</text:p>
        </text:list-item>
        <text:list-item>
          <text:p text:style-name="P118"><text:span text:style-name="T2">That’s Me In the Spotlight:</text:span> When talking with someone who doesn’t share your religious beliefs, spend 1 Style Point to add Deduce dice to an Inspire roll</text:p>
        </text:list-item>
        <text:list-item>
          <text:p text:style-name="P118"><text:span text:style-name="T2">The Horrors of War:</text:span> When talking about war or battle, spend 1 Style Point to add Block dice to an Inspire roll</text:p>
        </text:list-item>
        <text:list-item>
          <text:p text:style-name="P118"><text:span text:style-name="T2">The Underground Economy:</text:span> When buying or selling on the black market, spend 1 Style Point to add Carouse dice to a Larceny roll</text:p>
        </text:list-item>
        <text:list-item>
          <text:p text:style-name="P118"><text:span text:style-name="T2">There’s No Need for Violence:</text:span> When unarmed and facing an armed opponent, spend 1 Style Point to add Inspire dice to a Dodge roll</text:p>
        </text:list-item>
        <text:list-item>
          <text:p text:style-name="P118"><text:span text:style-name="T2">Trained Ear:</text:span> When listening to other people speaking, spend 1 Style Point to add Scholarship dice to a Perceive roll</text:p>
        </text:list-item>
        <text:list-item>
          <text:p text:style-name="P118"><text:span text:style-name="T2">Trained Endurance:</text:span> Spend 2 Style Points to set the value of one Block die to its maximum value before rolling</text:p>
        </text:list-item>
        <text:list-item>
          <text:p text:style-name="P118"><text:span text:style-name="T2">Trick Shot:</text:span> When using a bow or crossbow, spend 1 Style Point to add Feint dice to an Aim roll</text:p>
        </text:list-item>
        <text:list-item>
          <text:p text:style-name="P118"><text:span text:style-name="T2">Twist the Knife:</text:span> When attacking with a knife that was hidden at the beginning of the fight, spend 1 Style Point to add Deceive dice to a Lunge roll</text:p>
        </text:list-item>
        <text:list-item>
          <text:p text:style-name="P118"><text:span text:style-name="T2">Ubiquitous Shield:</text:span> Spend 2 Style Points to set the value of one Rigid Armor or Shield item die to its maximum value before rolling</text:p>
        </text:list-item>
        <text:list-item>
          <text:p text:style-name="P118"><text:span text:style-name="T2">Uncanny Prediction:</text:span> Spend 2 Style Points to set the value of one Portents die to its maximum value before rolling</text:p>
        </text:list-item>
        <text:list-item>
          <text:p text:style-name="P118"><text:span text:style-name="T2">Unorthodox Tactics:</text:span> Spend 2 Style Points to set the value of one Strategy die to its maximum value before rolling</text:p>
        </text:list-item>
        <text:list-item>
          <text:p text:style-name="P118"><text:span text:style-name="T2">Urban Reliability:</text:span> Spend 1 Style Point to reroll a Streetwise roll</text:p>
        </text:list-item>
        <text:list-item>
          <text:p text:style-name="P118"><text:span text:style-name="T2">Verifiable Hypothesis:</text:span> Spend 1 Style Point to reroll a Science roll</text:p>
        </text:list-item>
        <text:list-item>
          <text:p text:style-name="P118"><text:span text:style-name="T2">Well-Traveled:</text:span> When dealing with someone from a foreign culture, spend 1 Style Point to add Explore dice to an Etiquette roll</text:p>
        </text:list-item>
        <text:list-item>
          <text:p text:style-name="P118"><text:span text:style-name="T2">Yodeler:</text:span> When working with domesticated animals, spend 1 Style Point to add Arts dice to a Husbandry roll</text:p>
        </text:list-item>
        <text:list-item>
          <text:p text:style-name="P118"><text:span text:style-name="T2">You Can’t Go Home Again:</text:span> When dealing with someone from your home country, spend 1 Style Point to add Explore dice to a Deceive roll</text:p>
        </text:list-item>
      </text:list>
      <text:h text:style-name="Heading_20_4" text:outline-level="4"><text:bookmark-start text:name="gamemasters-toolbox-new-style-maneuvers"/>Gamemaster’s Toolbox: New Style Maneuvers<text:bookmark-end text:name="gamemasters-toolbox-new-style-maneuvers"/></text:h>
      <text:p text:style-name="First_20_paragraph">As the Gamemaster, you can create new Style Maneuvers that can be chosen by your players.</text:p>
      <text:p text:style-name="Text_20_body"><text:span text:style-name="T2">Reroll maneuvers</text:span> cost one Style Point and allow for one broad type of roll to be rerolled. For example, you could create a maneuver that allows a reroll on Wealth rolls, attack rolls with a rapier, or rolls that use one of the character’s passions.</text:p>
      <text:p text:style-name="Text_20_body"><text:span text:style-name="T2">Maximize maneuvers</text:span> cost two Style Points and allow one specific kind of die to be maximized. Any given pool can only have one maximized die. Examples of appropriate maneuvers include maximizing the Mount die of a mount or a specific weapon die, such as a pistol. Don’t make the maneuver too specific; that’s what conditional maneuvers are for.</text:p>
      <text:p text:style-name="Text_20_body"><text:span text:style-name="T2">Conditional maneuvers</text:span> cost one Style Point and let the character add dice from one specialty to another roll, but only under certain conditions. The conditions you choose should be fairly specific and not overly broad, but they should also be something that a determined player could use at least once per game session, if not more often.</text:p>
      <text:p text:style-name="Text_20_body"><text:span text:style-name="T2">Initiative maneuvers</text:span> don’t exist, period. There aren’t any Charms or Style Maneuvers that add to Initiative rolls. You probably shouldn’t invent any, either; that limitation is there for a reason. You can, however, create conditional maneuvers that add Initiative specialties to other dice rolls.</text:p>
      <text:p text:style-name="Text_20_body">Finally, you need to decide which classes, nationalities, or other groups have access to the new maneuver. Perhaps it’s a lost sword technique only taught to students of a retired blademaster, or it’s commonly practiced by adult members of a distant tribe. It’s possible you might decide that no groups can freely choose your new maneuver, in which case players will need to pay the additional XP cost when choosing it.</text:p>
      <text:p text:style-name="Text_20_body">Players, you don’t have the option to create your own Style Maneuvers whenever you want – but you can always suggest one to your Gamemaster and maybe she’ll like the idea!</text:p>
      <text:h text:style-name="Heading_20_2" text:outline-level="2"><text:bookmark-start text:name="equipment"/>Equipment<text:bookmark-end text:name="equipment"/></text:h>
      <text:p text:style-name="First_20_paragraph">In this chapter, we’ll look at the mundane clothes, weapons, tools, and other items that a cavalier might use during the course of her day.</text:p>
      <text:h text:style-name="Heading_20_3" text:outline-level="3"><text:bookmark-start text:name="wealth-1"/>Wealth<text:bookmark-end text:name="wealth-1"/></text:h>
      <text:p text:style-name="First_20_paragraph">In this game, money is treated as an abstract resource rather than counting the exact number of coins that your character is carrying. Your character’s ability to purchase items is represented by a composite Wealth pool, and goods or services are rated by cost and availability.</text:p>
      <text:h text:style-name="Heading_20_5" text:outline-level="5"><text:bookmark-start text:name="wealth-pools"/>Wealth Pools<text:bookmark-end text:name="wealth-pools"/></text:h>
      <text:p text:style-name="First_20_paragraph">A Wealth score for a player character is a pool based on the following dice:</text:p>
      <text:list text:style-name="L85">
        <text:list-item>
          <text:p text:style-name="P119">The character’s two Social Rank scores</text:p>
        </text:list-item>
        <text:list-item>
          <text:p text:style-name="P119">The character’s Competency Die</text:p>
        </text:list-item>
      </text:list>
      <text:p text:style-name="First_20_paragraph">A new Duelist/Charmweaver character would thus have a Wealth dice pool consisting of 1D6 (Soldier social rank), 1D8 (Artisan social rank), and 1D6 (starting Competency die), for a total of 1D8+2D6.</text:p>
      <text:p text:style-name="Text_20_body">Wealth pools can become depleted by making successful Wealth rolls during the course of a game session, as described below. At the start of each session, a character’s Wealth pool is restored to its original value.</text:p>
      <text:h text:style-name="Heading_20_5" text:outline-level="5"><text:bookmark-start text:name="purchase-costs-and-availability"/>Purchase Costs and Availability<text:bookmark-end text:name="purchase-costs-and-availability"/></text:h>
      <text:p text:style-name="First_20_paragraph">Each item or service that you can buy has a cost, as shown on the equipment lists. For example, a dagger is 1D0, a leather jerkin is 1D6, and an airship is 4D12.</text:p>
      <text:p text:style-name="Text_20_body">The availability of the item is dependent upon where you are and how common the item is, as determined by the Gamemaster based on the following table.</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Availability</text:p>
            </table:table-cell>
            <table:table-cell table:style-name="TableHeaderRowCell" office:value-type="string">
              <text:p text:style-name="Table_20_Heading">Die</text:p>
            </table:table-cell>
            <table:table-cell table:style-name="TableHeaderRowCell" office:value-type="string">
              <text:p text:style-name="Table_20_Heading">Skill Level Required</text:p>
            </table:table-cell>
          </table:table-row>
        </table:table-header-rows>
        <table:table-row>
          <table:table-cell table:style-name="TableRowCell" office:value-type="string">
            <text:p text:style-name="Table_20_Contents">Very Common</text:p>
          </table:table-cell>
          <table:table-cell table:style-name="TableRowCell" office:value-type="string">
            <text:p text:style-name="Table_20_Contents">D0</text:p>
          </table:table-cell>
          <table:table-cell table:style-name="TableRowCell" office:value-type="string">
            <text:p text:style-name="Table_20_Contents">Apprentice</text:p>
          </table:table-cell>
        </table:table-row>
        <table:table-row>
          <table:table-cell table:style-name="TableRowCell" office:value-type="string">
            <text:p text:style-name="Table_20_Contents">Common</text:p>
          </table:table-cell>
          <table:table-cell table:style-name="TableRowCell" office:value-type="string">
            <text:p text:style-name="Table_20_Contents">D6</text:p>
          </table:table-cell>
          <table:table-cell table:style-name="TableRowCell" office:value-type="string">
            <text:p text:style-name="Table_20_Contents">Journeyman</text:p>
          </table:table-cell>
        </table:table-row>
        <table:table-row>
          <table:table-cell table:style-name="TableRowCell" office:value-type="string">
            <text:p text:style-name="Table_20_Contents">Uncommon</text:p>
          </table:table-cell>
          <table:table-cell table:style-name="TableRowCell" office:value-type="string">
            <text:p text:style-name="Table_20_Contents">D8</text:p>
          </table:table-cell>
          <table:table-cell table:style-name="TableRowCell" office:value-type="string">
            <text:p text:style-name="Table_20_Contents">Expert</text:p>
          </table:table-cell>
        </table:table-row>
        <table:table-row>
          <table:table-cell table:style-name="TableRowCell" office:value-type="string">
            <text:p text:style-name="Table_20_Contents">Rare</text:p>
          </table:table-cell>
          <table:table-cell table:style-name="TableRowCell" office:value-type="string">
            <text:p text:style-name="Table_20_Contents">D10</text:p>
          </table:table-cell>
          <table:table-cell table:style-name="TableRowCell" office:value-type="string">
            <text:p text:style-name="Table_20_Contents">Master</text:p>
          </table:table-cell>
        </table:table-row>
        <table:table-row>
          <table:table-cell table:style-name="TableRowCell" office:value-type="string">
            <text:p text:style-name="Table_20_Contents">Very Rare</text:p>
          </table:table-cell>
          <table:table-cell table:style-name="TableRowCell" office:value-type="string">
            <text:p text:style-name="Table_20_Contents">D12</text:p>
          </table:table-cell>
          <table:table-cell table:style-name="TableRowCell" office:value-type="string">
            <text:p text:style-name="Table_20_Contents">Grandmaster</text:p>
          </table:table-cell>
        </table:table-row>
      </table:table>
      <text:p text:style-name="Table">Table <text:sequence text:ref-name="refTable45" text:name="Table" text:formula="ooow:Table+1" style:num-format="1">46</text:sequence>: Availability</text:p>
      <text:p text:style-name="First_20_paragraph">There are no set values for availability, but as a general rule the highest die in an item’s cost is often equal to its availability rating, or the level of skill required to create the item, whichever is higher.</text:p>
      <text:p text:style-name="Text_20_body">The Gamemaster can change the availability based on the geographic location; for example, if you are in Paris, it’s Very Common to find a sword, while in the Provinces it might be Very Common to buy a draft horse.</text:p>
      <text:p text:style-name="Text_20_body">The dice pool opposing a Wealth roll is equal to the cost plus the availability. Buying a sword in Paris would be D6 (cost) plus D0 (availability), or 1D6. Buying an Airship in Paris is 4D12 (cost) plus 1D12 (availability), or 5D12, since airships are very rarely available for purchase.</text:p>
      <text:h text:style-name="Heading_20_5" text:outline-level="5"><text:bookmark-start text:name="making-a-wealth-roll"/>Making a Wealth Roll<text:bookmark-end text:name="making-a-wealth-roll"/></text:h>
      <text:p text:style-name="First_20_paragraph">A Wealth roll represents the character’s attempt to locate goods or services, leverage her material assets and personal favors, and purchase said item. The player makes a roll of her Wealth pool against the cost and availability, rolled by the Gamemaster.</text:p>
      <text:p text:style-name="Text_20_body">If the Gamemaster’s roll is higher, the character is unable to purchase the item in question – her personal lines of credit are exhausted, she’s low on cash, there’s not one available for the right price, or any other explanation. This is an opportunity for the Gamemaster and the player to cooperatively introduce a plot element to describe why the purchase didn’t go through.</text:p>
      <text:p text:style-name="Text_20_body">In addition, on a failed Wealth roll, the character drops one die from her Wealth pool. This is marked on the character sheet by a checkbox. Dropped dice cannot be used again during the same game session, although they are restored at the beginning of the next game session.</text:p>
      <text:p text:style-name="Text_20_body">If the player wins the opposed Wealth roll, she still drops one die from her Wealth pool to represent the expenditure of resources, and spends her success points on the following success table:</text:p>
      <table:table table:name="Table91" table:style-name="Table91">
        <table:table-column table:style-name="Table91.A"/>
        <table:table-column table:style-name="Table91.B"/>
        <table:table-header-rows>
          <table:table-row>
            <table:table-cell table:style-name="TableHeaderRowCell" office:value-type="string">
              <text:p text:style-name="Table_20_Heading">Wealth Rolls</text:p>
            </table:table-cell>
            <table:table-cell table:style-name="TableHeaderRowCell" office:value-type="string">
      </table:table-cell>
          </table:table-row>
        </table:table-header-rows>
        <table:table-row>
          <table:table-cell table:style-name="TableRowCell" office:value-type="string">
            <text:p text:style-name="Table_20_Contents">Opposition</text:p>
          </table:table-cell>
          <table:table-cell table:style-name="TableRowCell" office:value-type="string">
            <text:p text:style-name="Table_20_Contents">Cost and availability</text:p>
          </table:table-cell>
        </table:table-row>
        <table:table-row>
          <table:table-cell table:style-name="TableRowCell" office:value-type="string">
            <text:p text:style-name="Table_20_Contents">+</text:p>
          </table:table-cell>
          <table:table-cell table:style-name="TableRowCell" office:value-type="string">
            <text:p text:style-name="Table_20_Contents">Purchase Item</text:p>
          </table:table-cell>
        </table:table-row>
        <table:table-row>
          <table:table-cell table:style-name="TableRowCell" office:value-type="string">
            <text:p text:style-name="Table_20_Contents">++++</text:p>
          </table:table-cell>
          <table:table-cell table:style-name="TableRowCell" office:value-type="string">
            <text:p text:style-name="Table_20_Contents">No Drop</text:p>
          </table:table-cell>
        </table:table-row>
      </table:table>
      <text:p text:style-name="First_20_paragraph"><text:span text:style-name="T2">Purchase Item:</text:span> You can purchase the item or service in question. If the item has “bulk” beside the cost, it can be purchased in bulk, and each success point you spend gives you one more of the item; otherwise, you can only purchase the item or service once.</text:p>
      <text:p text:style-name="Text_20_body"><text:span text:style-name="T2">No Drop:</text:span> You don’t drop a die from your Wealth pool because of this roll.</text:p>
      <text:h text:style-name="Heading_20_6" text:outline-level="6"><text:bookmark-start text:name="dropped-dice"/>Dropped Dice<text:bookmark-end text:name="dropped-dice"/></text:h>
      <text:p text:style-name="First_20_paragraph">Dropped dice are restored at the start of the next game session. You can (and probably should) drop a D0 die if it is in your Wealth pool; it’s always best to drop your lowest die rather your highest die.</text:p>
      <text:p text:style-name="Text_20_body">If you get enough success points on your Wealth roll, you don’t have to drop any dice.</text:p>
      <text:p text:style-name="Text_20_body">You can’t choose to drop Barter or Reward dice when you make a Wealth roll, as they are not a permanent part of your Wealth pool.</text:p>
      <text:h text:style-name="Heading_20_6" text:outline-level="6"><text:bookmark-start text:name="buying-in-bulk"/>Buying in Bulk<text:bookmark-end text:name="buying-in-bulk"/></text:h>
      <text:p text:style-name="First_20_paragraph">Certain items in the equipment list can be purchased in bulk; these are marked by the word “bulk” after the cost. For those items, and only those items, you can buy multiple quantities by expending additional success points.</text:p>
      <text:p text:style-name="Text_20_body">If you are spending a Reward, you get a quantity of items equal to half your Reward die size when buying items in bulk. For example, if you spend a D8 reward on fabric (cost D6), you get 4 pieces of fabric.</text:p>
      <text:h text:style-name="Heading_20_6" text:outline-level="6"><text:bookmark-start text:name="charmwoven-items"/>Charmwoven Items<text:bookmark-end text:name="charmwoven-items"/></text:h>
      <text:p text:style-name="First_20_paragraph">You purchase a Charmwoven item in the same way that you purchase anything else – but the cost is equal to the base cost of the item plus the Charm die. This is in addition to the availability, which in most cases is equal to the Charm die as well.</text:p>
      <text:p text:style-name="Text_20_body">For example, if you wish to purchase a cavalier hat with a D8 Charm for Dueling (Riposte), the cost will be D6 for the hat, D8 for the Charm, and D8 for finding an Expert charmweaver, for a total of 2D8+1D6 as the opposition to your Wealth roll.</text:p>
      <text:p text:style-name="Text_20_body">By comparison, an uncharmed cavalier hat would cost D6 plus D0 availability in Paris (they’re all the rage these days), for a total of 1D6.</text:p>
      <text:h text:style-name="Heading_20_6" text:outline-level="6"><text:bookmark-start text:name="cost-d0"/>Cost D0<text:bookmark-end text:name="cost-d0"/></text:h>
      <text:p text:style-name="First_20_paragraph">An item with a cost of D0 is not free; it still requires a successful Wealth roll to purchase and thus a die dropped (or a D0 or higher Reward to purchase without rolling).</text:p>
      <text:p text:style-name="Text_20_body">Likewise, a D0 Reward actually is something, but it doesn’t do much except let you purchase a single D0 item (such as a knife).</text:p>
      <text:p text:style-name="Text_20_body">A D0 Barter die has no value, however, so you don’t need to bother with those.</text:p>
      <text:h text:style-name="Heading_20_5" text:outline-level="5"><text:bookmark-start text:name="barter-dice"/>Barter Dice<text:bookmark-end text:name="barter-dice"/></text:h>
      <text:p text:style-name="First_20_paragraph">When you sell items, you gain Barter dice equal to the cost (not the availability) of the item. Barter dice are recorded on the character sheet below the Wealth pool, and can be included in a Wealth roll whenever you wish. However, after being successfully used once, Barter dice are expended.</text:p>
      <text:p text:style-name="Text_20_body">You can include as many Barter dice as you have in any given roll, or you can save them as long as you wish.</text:p>
      <text:p text:style-name="Text_20_body">On a failed Wealth roll, any Barter dice used are not expended, and can be used again in the future.</text:p>
      <text:p text:style-name="Text_20_body">For example, if you want to sell your riding horse (cost D8), you gain a D8 Barter die. If you then turn around and buy a warhorse, you can choose to add the D8 to your Wealth roll.</text:p>
      <text:h text:style-name="Heading_20_5" text:outline-level="5"><text:bookmark-start text:name="rewards"/>Rewards<text:bookmark-end text:name="rewards"/></text:h>
      <text:p text:style-name="First_20_paragraph">A Reward is a more tangible, less abstract quantity of Wealth, usually bequeathed by a non-player character. Such Rewards could include a grant from the Queen, a bounty for capturing a wanted criminal, or a prize for winning a tournament.</text:p>
      <text:p text:style-name="Text_20_body">Each Reward has a die value associated with it, from D0 to D12. You can use a Reward to automatically purchase, without making a Wealth roll, any item or service which is equal to or less than the Reward’s die value.</text:p>
      <text:p text:style-name="Text_20_body">New characters begin the game with three Rewards, equal in value to the dice in their Wealth pool. Additional Rewards should be granted by the Gamemaster. A typical good deed may net a Reward equal to the player characters’ Competency die, while capturing a fugitive could earn a Reward equaling the criminal’s Competency die.</text:p>
      <text:h text:style-name="Heading_20_3" text:outline-level="3"><text:bookmark-start text:name="item-scale"/>Item Scale<text:bookmark-end text:name="item-scale"/></text:h>
      <text:p text:style-name="First_20_paragraph">Every item has a scale that describes the general size of the item: pocket scale, handheld scale, portable scale, human scale, furniture scale, room scale, and building scale. In general, it’s easy enough to determine the scale of most items, but for some items a scale is explicitly listed in the lists that follow.</text:p>
      <text:p text:style-name="Text_20_body">The scale concept is used in the optional rules for Encumbrance, later in this chapter, as well as for clockwork devices and animals .</text:p>
      <text:h text:style-name="Heading_20_4" text:outline-level="4"><text:bookmark-start text:name="pocket-scale"/>Pocket Scale<text:bookmark-end text:name="pocket-scale"/></text:h>
      <text:p text:style-name="First_20_paragraph">A pocket-scale device is light, easily concealed, requires only one hand to operate, and can be carried within a pocket or beneath clothing without attracting undue notice. Examples include small pistols or knives, flasks of alchemical brews, and a pet mouse.</text:p>
      <text:p text:style-name="Text_20_body">Weapons of this size are classified as Either Hand weapons.</text:p>
      <text:h text:style-name="Heading_20_4" text:outline-level="4"><text:bookmark-start text:name="handheld-scale"/>Handheld Scale<text:bookmark-end text:name="handheld-scale"/></text:h>
      <text:p text:style-name="First_20_paragraph">A handheld item usually requires one hand to operate and can be carried on a belt, in a holster, or in a scabbard. Most can’t be easily concealed unless you’re willing to forego easy access. Examples include most swords, tool kits, bucklers, and large hats.</text:p>
      <text:p text:style-name="Text_20_body">When describing animals, such as cats or small dogs, handheld scale is known as pet scale. Weapons of this size are classified as Main Hand weapons.</text:p>
      <text:h text:style-name="Heading_20_4" text:outline-level="4"><text:bookmark-start text:name="portable-scale"/>Portable Scale<text:bookmark-end text:name="portable-scale"/></text:h>
      <text:p text:style-name="First_20_paragraph">A portable-scale item is one which requires two hands to carry and operate, or perhaps can be carried as a backpack. Examples include two-handed swords, muskets, and bar stools.</text:p>
      <text:p text:style-name="Text_20_body">The equivalent scale for animals is companion scale. A portable-scale weapon is classified a Both Hands weapon.</text:p>
      <text:h text:style-name="Heading_20_4" text:outline-level="4"><text:bookmark-start text:name="human-scale"/>Human Scale<text:bookmark-end text:name="human-scale"/></text:h>
      <text:p text:style-name="First_20_paragraph">An object roughly the size of a person – such as a statue or a suit of rigid armor – can’t be easily carried by a single person without requiring her full attention. Other examples include work carts, heavy chairs, and velocipedes.</text:p>
      <text:h text:style-name="Heading_20_4" text:outline-level="4"><text:bookmark-start text:name="furniture-scale"/>Furniture Scale<text:bookmark-end text:name="furniture-scale"/></text:h>
      <text:p text:style-name="First_20_paragraph">Larger than a human but smaller than a room, a carriage-scale item is around the size of a bed, a wardrobe dresser, or a small carriage. At best, an adult human can drag a furniture-scale item around but can’t pick it up. Other furniture-scale items are horses, rowboats, and thrones.</text:p>
      <text:p text:style-name="Text_20_body">In descriptions of animals, furniture scale is known as mount scale.</text:p>
      <text:h text:style-name="Heading_20_4" text:outline-level="4"><text:bookmark-start text:name="room-scale"/>Room Scale<text:bookmark-end text:name="room-scale"/></text:h>
      <text:p text:style-name="First_20_paragraph">Room-scale items can be rooms themselves, the amount of furnishings it takes to fill up a room, or an object of comparable size. In combat, each room-scale item is usually its own Area.</text:p>
      <text:p text:style-name="Text_20_body">Mammoth scale is the equivalent of room scale when describing animals.</text:p>
      <text:h text:style-name="Heading_20_4" text:outline-level="4"><text:bookmark-start text:name="building-scale"/>Building Scale<text:bookmark-end text:name="building-scale"/></text:h>
      <text:p text:style-name="First_20_paragraph">Building-scale items include buildings, of course, but also large vehicles such as sailing ships or airships. In combat situations, a building-scale object is usually divided into multiple Areas.</text:p>
      <text:p text:style-name="Text_20_body">When talking about animals this large, such as giant squids or great whales, the term behemoth scale is used.</text:p>
      <text:p text:style-name="Text_20_body">Optional Rule: Encumbrance</text:p>
      <text:p text:style-name="Text_20_body">This is an optional rule that the MJ can use if it will enhance her game. In most cases, the calculations are more effort than they’re worth and rarely provide any actual change in the game. However, if the players start carrying around dozens of heavy items, the MJ might decide that this use can help bring her players’ gear into line with her expectations for the game. <text:span text:style-name="T1">The Queen’s Cavaliers</text:span> is a swashbuckling action game, and not about lugging around heavy weights!</text:p>
      <text:h text:style-name="Heading_20_3" text:outline-level="3"><text:bookmark-start text:name="carrying-limit"/>Carrying Limit<text:bookmark-end text:name="carrying-limit"/></text:h>
      <text:p text:style-name="First_20_paragraph">A human carrying a Person-sized object takes a Drop 2 penalty on attack rolls (Dueling, Brawl, and Aim), and cannot move more than one area in a given turn. Humans cannot usually move items of Carriage size or higher, unless it’s got wheels or something similar.</text:p>
      <text:p text:style-name="Text_20_body"><text:span text:style-name="T1">Example:</text:span> You pick up an unconscious colleague and carry her over your shoulders. That’s obviously a Person-sized object, so you get a Drop 2 penalty and can’t run.</text:p>
      <text:h text:style-name="Heading_20_3" text:outline-level="3"><text:bookmark-start text:name="combining-encumbrance"/>Combining Encumbrance<text:bookmark-end text:name="combining-encumbrance"/></text:h>
      <text:p text:style-name="First_20_paragraph">Three items of a smaller size are equivalent to one item of larger size. So three Portable items are as bulky and heavy as one Person-sized object – meaning if you’re carrying a musket, a zweihander, and a pike (all Portable-sized objects), you’ve got the equivalent of a Person-sized object and take the Drop 2 penalty, plus you can’t run.</text:p>
      <text:p text:style-name="Text_20_body">Three Pocket-sized items equal a Handheld object; three Handheld-sized items equal a Portable object; and three Portable-sized items equal a Person-sized object. You could carry eight Handheld objects – say, a cutlass, a buckler, and a brace of six pistols tied together by rope – and not be slowed down, because that only equals two Portable items, which is less than a Person-sized object.</text:p>
      <text:h text:style-name="Heading_20_3" text:outline-level="3"><text:bookmark-start text:name="worn-items"/>Worn Items<text:bookmark-end text:name="worn-items"/></text:h>
      <text:p text:style-name="First_20_paragraph">Items that are specifically designed to be worn – and which can’t be removed easily during the middle of a fight (and sometimes, even after a fight) – count as one size lower for purposes of encumbrance when worn. A suit of armor is normally Person-sized, but if you’re wearing it, it counts as Portable-sized. (If you’re trying to carry an empty suit of armor, though, it counts as Person-sized.) A worn breastplate (Portable) counts as a Handheld item.</text:p>
      <text:p text:style-name="Text_20_body">Pocket-sized items which are worn don’t count at all for encumbrance purposes, unless you’re wearing three of the same kind – for example, a worn wrist holster (Pocket) or two doesn’t weigh you down at all. Three worn wrist holsters, however, would equal a Pocket-sized objects – base size of Pocket, stepped up to Handheld for three of them, then stepped down again to Pocket size for being worn.</text:p>
      <text:p text:style-name="Text_20_body">Clothing of any type never counts for calculating encumbrance – it’s all considered Pocket size (regardless of actual size) and thus is not included when worn unless you’re doing something silly like wearing three different capes at the same time.</text:p>
      <text:h text:style-name="Heading_20_3" text:outline-level="3"><text:bookmark-start text:name="other-things-that-dont-weigh-very-much"/>Other Things That Don’t Weigh Very Much<text:bookmark-end text:name="other-things-that-dont-weigh-very-much"/></text:h>
      <text:p text:style-name="First_20_paragraph">Medicine, alchemy supplies, draughts and unguents, poisons, and other small consumables don’t count for encumbrance unless you’ve got 9 of them, in which case they count as a Pocket-sized object. Ammunition and powder for your guns, arrows for your crossbows and bows, and other types of ammo don’t ever count; they’re included with the weapon itself (especially as they’re not tracked in <text:span text:style-name="T1">The Queen’s Cavaliers</text:span>).</text:p>
      <text:p text:style-name="Text_20_body">Other supplies (art supplies, blackpowder supplies, clockwork gears, fabric, foodstuffs) count as one Pocket-size object for every three units you carry. So if you’re carrying, say, 10 units of clockwork gears, that counts as three Pocket-size objects, or 1 Handheld object. Two or fewer units of these supplies don’t count for encumbrance purposes.</text:p>
      <text:h text:style-name="Heading_20_3" text:outline-level="3"><text:bookmark-start text:name="clothing"/>Clothing<text:bookmark-end text:name="clothing"/></text:h>
      <text:h text:style-name="Heading_20_4" text:outline-level="4"><text:bookmark-start text:name="clothing-qualities"/>Clothing Qualities<text:bookmark-end text:name="clothing-qualities"/></text:h>
      <text:p text:style-name="First_20_paragraph">Articles of clothing have the following qualities:</text:p>
      <text:p text:style-name="Text_20_body"><text:span text:style-name="T2">Worn On:</text:span> Each article of clothing is designed to be worn on a specific part of your body – head, shoulders, torso, hands, legs, or feet. In general, you can wear only one item per location, although you may be able to stack multiple cloaks on your shoulders under certain circumstances – check with your Gamemaster to be sure.</text:p>
      <text:p text:style-name="Text_20_body">Items worn on the legs can’t have charms woven into them.</text:p>
      <text:p text:style-name="Text_20_body"><text:span text:style-name="T2">Social Rank:</text:span> Some items are associated with certain social ranks. This doesn’t restrict what you can wear, regardless of your own social rank, but it may affect how you and your outfit are seen by others. The social rank of an article of clothing can be used as an availability die in a purchase roll.</text:p>
      <text:p text:style-name="Text_20_body"><text:span text:style-name="T2">Scale:</text:span> Articles of clothing are usually handheld scale when carried, and don’t contribute to encumbrance when worn if the optional system for encumbrance is used. Items wrapped up in a box for gifting or transport are one scale category higher, including the packaging.</text:p>
      <text:p text:style-name="Text_20_body">The following table lists the most common types of clothes that are found in Gallinea.</text:p>
      <table:table table:name="Table92" table:style-name="Table92">
        <table:table-column table:style-name="Table92.A"/>
        <table:table-column table:style-name="Table92.B"/>
        <table:table-column table:style-name="Table92.C"/>
        <table:table-column table:style-name="Table92.D"/>
        <table:table-header-rows>
          <table:table-row>
            <table:table-cell table:style-name="TableHeaderRowCell" office:value-type="string">
              <text:p text:style-name="Table_20_Heading">Item</text:p>
            </table:table-cell>
            <table:table-cell table:style-name="TableHeaderRowCell" office:value-type="string">
              <text:p text:style-name="P120">Cost</text:p>
            </table:table-cell>
            <table:table-cell table:style-name="TableHeaderRowCell" office:value-type="string">
              <text:p text:style-name="Table_20_Heading">Worn On</text:p>
            </table:table-cell>
            <table:table-cell table:style-name="TableHeaderRowCell" office:value-type="string">
              <text:p text:style-name="Table_20_Heading">Social Rank</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P121">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Bodice, fine</text:p>
          </table:table-cell>
          <table:table-cell table:style-name="TableRowCell" office:value-type="string">
            <text:p text:style-name="P121">1D6</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Bodice, common</text:p>
          </table:table-cell>
          <table:table-cell table:style-name="TableRowCell" office:value-type="string">
            <text:p text:style-name="P121">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oots, military</text:p>
          </table:table-cell>
          <table:table-cell table:style-name="TableRowCell" office:value-type="string">
            <text:p text:style-name="P121">1D6</text:p>
          </table:table-cell>
          <table:table-cell table:style-name="TableRowCell" office:value-type="string">
            <text:p text:style-name="Table_20_Contents">Feet</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Boots, work</text:p>
          </table:table-cell>
          <table:table-cell table:style-name="TableRowCell" office:value-type="string">
            <text:p text:style-name="P121">1D6</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reeches</text:p>
          </table:table-cell>
          <table:table-cell table:style-name="TableRowCell" office:value-type="string">
            <text:p text:style-name="P121">1D6</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Cape, cloth</text:p>
          </table:table-cell>
          <table:table-cell table:style-name="TableRowCell" office:value-type="string">
            <text:p text:style-name="P121">1D0</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pe, fur</text:p>
          </table:table-cell>
          <table:table-cell table:style-name="TableRowCell" office:value-type="string">
            <text:p text:style-name="P121">1D8</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Capotain</text:p>
          </table:table-cell>
          <table:table-cell table:style-name="TableRowCell" office:value-type="string">
            <text:p text:style-name="P121">1D0</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asaque</text:p>
          </table:table-cell>
          <table:table-cell table:style-name="TableRowCell" office:value-type="string">
            <text:p text:style-name="P121">1D6</text:p>
          </table:table-cell>
          <table:table-cell table:style-name="TableRowCell" office:value-type="string">
            <text:p text:style-name="Table_20_Contents">Torso</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valier hat</text:p>
          </table:table-cell>
          <table:table-cell table:style-name="TableRowCell" office:value-type="string">
            <text:p text:style-name="P121">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hopines</text:p>
          </table:table-cell>
          <table:table-cell table:style-name="TableRowCell" office:value-type="string">
            <text:p text:style-name="P121">1D6</text:p>
          </table:table-cell>
          <table:table-cell table:style-name="TableRowCell" office:value-type="string">
            <text:p text:style-name="Table_20_Contents">Feet</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Cloak</text:p>
          </table:table-cell>
          <table:table-cell table:style-name="TableRowCell" office:value-type="string">
            <text:p text:style-name="P121">1D0</text:p>
          </table:table-cell>
          <table:table-cell table:style-name="TableRowCell" office:value-type="string">
            <text:p text:style-name="Table_20_Contents">Shoulder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common</text:p>
          </table:table-cell>
          <table:table-cell table:style-name="TableRowCell" office:value-type="string">
            <text:p text:style-name="P121">1D6</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fine</text:p>
          </table:table-cell>
          <table:table-cell table:style-name="TableRowCell" office:value-type="string">
            <text:p text:style-name="P121">1D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ourtier’s</text:p>
          </table:table-cell>
          <table:table-cell table:style-name="TableRowCell" office:value-type="string">
            <text:p text:style-name="P121">1D6</text:p>
          </table:table-cell>
          <table:table-cell table:style-name="TableRowCell" office:value-type="string">
            <text:p text:style-name="Table_20_Contents">Hand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raftsman’s</text:p>
          </table:table-cell>
          <table:table-cell table:style-name="TableRowCell" office:value-type="string">
            <text:p text:style-name="P121">1D0</text:p>
          </table:table-cell>
          <table:table-cell table:style-name="TableRowCell" office:value-type="string">
            <text:p text:style-name="Table_20_Contents">Hand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loves, farmer’s</text:p>
          </table:table-cell>
          <table:table-cell table:style-name="TableRowCell" office:value-type="string">
            <text:p text:style-name="P121">1D0</text:p>
          </table:table-cell>
          <table:table-cell table:style-name="TableRowCell" office:value-type="string">
            <text:p text:style-name="Table_20_Contents">Hand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Gloves, soldier’s</text:p>
          </table:table-cell>
          <table:table-cell table:style-name="TableRowCell" office:value-type="string">
            <text:p text:style-name="P121">1D0</text:p>
          </table:table-cell>
          <table:table-cell table:style-name="TableRowCell" office:value-type="string">
            <text:p text:style-name="Table_20_Contents">Hand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Goggles, gearspring</text:p>
          </table:table-cell>
          <table:table-cell table:style-name="TableRowCell" office:value-type="string">
            <text:p text:style-name="P121">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own, courtly</text:p>
          </table:table-cell>
          <table:table-cell table:style-name="TableRowCell" office:value-type="string">
            <text:p text:style-name="P121">1D1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own, surgeon’s</text:p>
          </table:table-cell>
          <table:table-cell table:style-name="TableRowCell" office:value-type="string">
            <text:p text:style-name="P121">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Hair ribbons</text:p>
          </table:table-cell>
          <table:table-cell table:style-name="TableRowCell" office:value-type="string">
            <text:p text:style-name="P121">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Hose</text:p>
          </table:table-cell>
          <table:table-cell table:style-name="TableRowCell" office:value-type="string">
            <text:p text:style-name="P121">1D0</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Masque</text:p>
          </table:table-cell>
          <table:table-cell table:style-name="TableRowCell" office:value-type="string">
            <text:p text:style-name="P121">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antaloons</text:p>
          </table:table-cell>
          <table:table-cell table:style-name="TableRowCell" office:value-type="string">
            <text:p text:style-name="P121">1D6</text:p>
          </table:table-cell>
          <table:table-cell table:style-name="TableRowCell" office:value-type="string">
            <text:p text:style-name="Table_20_Contents">Legs</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Pantofles</text:p>
          </table:table-cell>
          <table:table-cell table:style-name="TableRowCell" office:value-type="string">
            <text:p text:style-name="P121">1D0</text:p>
          </table:table-cell>
          <table:table-cell table:style-name="TableRowCell" office:value-type="string">
            <text:p text:style-name="Table_20_Contents">Feet</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etticoat</text:p>
          </table:table-cell>
          <table:table-cell table:style-name="TableRowCell" office:value-type="string">
            <text:p text:style-name="P121">1D6</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lague mask</text:p>
          </table:table-cell>
          <table:table-cell table:style-name="TableRowCell" office:value-type="string">
            <text:p text:style-name="P121">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oulaines</text:p>
          </table:table-cell>
          <table:table-cell table:style-name="TableRowCell" office:value-type="string">
            <text:p text:style-name="P121">1D0</text:p>
          </table:table-cell>
          <table:table-cell table:style-name="TableRowCell" office:value-type="string">
            <text:p text:style-name="Table_20_Contents">Feet</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Robes</text:p>
          </table:table-cell>
          <table:table-cell table:style-name="TableRowCell" office:value-type="string">
            <text:p text:style-name="P121">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andals</text:p>
          </table:table-cell>
          <table:table-cell table:style-name="TableRowCell" office:value-type="string">
            <text:p text:style-name="P121">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ift</text:p>
          </table:table-cell>
          <table:table-cell table:style-name="TableRowCell" office:value-type="string">
            <text:p text:style-name="P121">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oes, buckled</text:p>
          </table:table-cell>
          <table:table-cell table:style-name="TableRowCell" office:value-type="string">
            <text:p text:style-name="P121">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kirt</text:p>
          </table:table-cell>
          <table:table-cell table:style-name="TableRowCell" office:value-type="string">
            <text:p text:style-name="P121">1D6</text:p>
          </table:table-cell>
          <table:table-cell table:style-name="TableRowCell" office:value-type="string">
            <text:p text:style-name="Table_20_Contents">Legs</text:p>
          </table:table-cell>
          <table:table-cell table:style-name="TableRowCell" office:value-type="string">
            <text:p text:style-name="Table_20_Contents">Common (1D0)</text:p>
          </table:table-cell>
        </table:table-row>
        <table:table-row>
          <table:table-cell table:style-name="TableRowCell" office:value-type="string">
            <text:p text:style-name="Table_20_Contents">Skullcap, clerical</text:p>
          </table:table-cell>
          <table:table-cell table:style-name="TableRowCell" office:value-type="string">
            <text:p text:style-name="P121">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mock</text:p>
          </table:table-cell>
          <table:table-cell table:style-name="TableRowCell" office:value-type="string">
            <text:p text:style-name="P121">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ckings</text:p>
          </table:table-cell>
          <table:table-cell table:style-name="TableRowCell" office:value-type="string">
            <text:p text:style-name="P121">1D0</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le, liturgical</text:p>
          </table:table-cell>
          <table:table-cell table:style-name="TableRowCell" office:value-type="string">
            <text:p text:style-name="P121">1D0</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tole, ornate</text:p>
          </table:table-cell>
          <table:table-cell table:style-name="TableRowCell" office:value-type="string">
            <text:p text:style-name="P121">1D8</text:p>
          </table:table-cell>
          <table:table-cell table:style-name="TableRowCell" office:value-type="string">
            <text:p text:style-name="Table_20_Contents">Shoulder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Tabard</text:p>
          </table:table-cell>
          <table:table-cell table:style-name="TableRowCell" office:value-type="string">
            <text:p text:style-name="P121">1D6</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Tricorne</text:p>
          </table:table-cell>
          <table:table-cell table:style-name="TableRowCell" office:value-type="string">
            <text:p text:style-name="P121">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Vestments</text:p>
          </table:table-cell>
          <table:table-cell table:style-name="TableRowCell" office:value-type="string">
            <text:p text:style-name="P121">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
      <text:p text:style-name="Table">Table <text:sequence text:ref-name="refTable46" text:name="Table" text:formula="ooow:Table+1" style:num-format="1">47</text:sequence>: Articles of Clothing</text:p>
      <text:h text:style-name="Heading_20_4" text:outline-level="4"><text:bookmark-start text:name="standard-outfits"/>Standard outfits<text:bookmark-end text:name="standard-outfits"/></text:h>
      <text:p text:style-name="First_20_paragraph">Many outfits just naturally go together. Every new character starts with one or two standard outfits depending on her class and backstory. In addition to sharing a common cost, outfits are all considered part of the same social rank, regardless of the actual social rank of each item.</text:p>
      <table:table table:name="Table93" table:style-name="Table93">
        <table:table-column table:style-name="Table93.A"/>
        <table:table-column table:style-name="Table93.B"/>
        <table:table-column table:style-name="Table93.C"/>
        <table:table-header-rows>
          <table:table-row>
            <table:table-cell table:style-name="TableHeaderRowCell" office:value-type="string">
              <text:p text:style-name="Table_20_Heading">Item</text:p>
            </table:table-cell>
            <table:table-cell table:style-name="TableHeaderRowCell" office:value-type="string">
              <text:p text:style-name="P122">Cost</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P123">2D6</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P123">4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P123">3D6</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P123">2D6</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P123">2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P123">1D6</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P123">3D6</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P123">2D6</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cholar’s outfit</text:p>
          </table:table-cell>
          <table:table-cell table:style-name="TableRowCell" office:value-type="string">
            <text:p text:style-name="P123">1D6+1D8</text:p>
          </table:table-cell>
          <table:table-cell table:style-name="TableRowCell" office:value-type="string">
            <text:p text:style-name="Table_20_Contents">Ornate stole, robes, breeches, poulaines</text:p>
          </table:table-cell>
        </table:table-row>
        <table:table-row>
          <table:table-cell table:style-name="TableRowCell" office:value-type="string">
            <text:p text:style-name="Table_20_Contents">Swashbuckler outfit</text:p>
          </table:table-cell>
          <table:table-cell table:style-name="TableRowCell" office:value-type="string">
            <text:p text:style-name="P123">4D6</text:p>
          </table:table-cell>
          <table:table-cell table:style-name="TableRowCell" office:value-type="string">
            <text:p text:style-name="Table_20_Contents">Cavalier hat, doublet, soldier’s gloves, breeches, boots, cloth cape</text:p>
          </table:table-cell>
        </table:table-row>
      </table:table>
      <text:p text:style-name="Table">Table <text:sequence text:ref-name="refTable47" text:name="Table" text:formula="ooow:Table+1" style:num-format="1">48</text:sequence>: Standard Outfits</text:p>
      <text:p text:style-name="First_20_paragraph"><text:span text:style-name="T2">Clockworker outfit (Artisan 1D8):</text:span> This is worn while doing mechanician work, and usually has a lot of extraneous pockets and loops for tools and gears. The most notable feature is the set of gearspring goggles, which give an item die bonus of Perceive +1D6 on visual checks.</text:p>
      <text:p text:style-name="Text_20_body"><text:span text:style-name="T2">Corsair outfit (Soldier 1D6):</text:span> Worn by sailors and pirates around the world, and by many would-be buccaneers, this outfit certainly captures the look of the chic privateer.</text:p>
      <text:p text:style-name="Text_20_body"><text:span text:style-name="T2">Courtly outfit (Noble 1D10):</text:span> Nobles, and those who must interact with them, are known for their outlandishly ornate couture and finely arranged coiffure.</text:p>
      <text:p text:style-name="Text_20_body"><text:span text:style-name="T2">Crafter outfit (Artisan 1D8):</text:span> Similar to a clockworker outfit, a crafter outfit is for doing productive work, be it artistic, magickal, or smithing in content.</text:p>
      <text:p text:style-name="Text_20_body"><text:span text:style-name="T2">Military outfit (Soldier 1D6):</text:span> Military outfits come with an appropriate tabard from the correct military unit, noble house, mercenary group, or city guard. For example, a veteran/constable may have one tabard from the French army, and another from the Parisian watch. Military outfits don’t come with a torso item, to facilitate the wearing of armor.</text:p>
      <text:p text:style-name="Text_20_body"><text:span text:style-name="T2">Peasant outfit (Commoner 1D0):</text:span> Plain and practical, peasant outfits can be found throughout Europe, and in nearly every social rank. As they’re easily patched, many peasant outfits are simply stitched together from different types and colors of fabric.</text:p>
      <text:p text:style-name="Text_20_body"><text:span text:style-name="T2">Physician outfit (Artisan 1D8):</text:span> The notable feature of this outfit is the large, vaguely bird-shaped mask used during surgery; the beak of this mask contains herbs and cloth meant to filter out diseases. Most physician outfits start out white in color, but quickly become stained with crimson.</text:p>
      <text:p text:style-name="Text_20_body"><text:span text:style-name="T2">Priest outfit (Artisan 1D8):</text:span> The traditional dress of clergy varies by their rank within the church.</text:p>
      <text:p text:style-name="Text_20_body"><text:span text:style-name="T2">Scholar’s outfit (Artisan 1D8):</text:span> Students and instructors at universities, seminaries, officer schools, and other institutions of higher learning are expected to dress in traditional scholarly robes while teaching or attending classes. Outside of class, of course, they’re free to wear whatever they want.</text:p>
      <text:p text:style-name="Text_20_body"><text:span text:style-name="T2">Swashbuckler outfit (Soldier 1D6):</text:span> The cavalier hat, the billowing cape, the high boots – anyone wearing this outfit cuts a dashing figure indeed. While some such outfits are more sedate and refined, many look are flamboyant to an excessive degree.</text:p>
      <text:h text:style-name="Heading_20_3" text:outline-level="3"><text:bookmark-start text:name="weapons"/>Weapons<text:bookmark-end text:name="weapons"/></text:h>
      <text:p text:style-name="First_20_paragraph">In game terms, there are three broad categories that weapons fall into: dueling, aimed, and explosive.</text:p>
      <text:p text:style-name="Text_20_body"><text:span text:style-name="T2">Dueling Weapon:</text:span> A weapon that can be used in close-quarters combat with one or more of the Dueling (Lunge), Dueling (Riposte), Dueling (Feint), or Defense (Parry) specialties. Examples are swords, knives, quarterstaves, and pikes.</text:p>
      <text:p text:style-name="Text_20_body"><text:span text:style-name="T2">Aimed Weapon:</text:span> A weapon that can be used at range with the Military (Aim) specialty. These include crossbows, muskets, pistols, and some thrown weapons.</text:p>
      <text:p text:style-name="Text_20_body"><text:span text:style-name="T2">Explosive Weapon:</text:span> Unlike some aimed weapons which also use blackpowder, such as flintlock pistols or muskets, aiming an explosive weapon isn’t the problem. It’s preventing yourself from blowing up in the process. To make an attack with explosives, you use the Science (Blackpowder) specialty. This category includes cannons, grenades, and bombs.</text:p>
      <text:h text:style-name="Heading_20_6" text:outline-level="6"><text:bookmark-start text:name="free-starting-weapon"/>Free Starting Weapon<text:bookmark-end text:name="free-starting-weapon"/></text:h>
      <text:p text:style-name="First_20_paragraph">When you create your character, you get a free weapon in addition to any granted by your classes and any additional weapons you might also buy. If you don’t want a free weapon, you can instead take a +1D6 Barter die.</text:p>
      <text:p text:style-name="Text_20_body">You can pick from the following basic weapons:</text:p>
      <text:list text:style-name="L86">
        <text:list-item>
          <text:p text:style-name="P124"><text:span text:style-name="T2">Cutlass</text:span> (Sword +1D8, Main Hand)</text:p>
        </text:list-item>
        <text:list-item>
          <text:p text:style-name="P124"><text:span text:style-name="T2">Dagger</text:span> (Knife +1D6, Either Hand)</text:p>
        </text:list-item>
        <text:list-item>
          <text:p text:style-name="P124"><text:span text:style-name="T2">Flintlock Pistol</text:span> (Pistol +1D6, Either Hand)</text:p>
        </text:list-item>
        <text:list-item>
          <text:p text:style-name="P124"><text:span text:style-name="T2">Rapier</text:span> (Sword +1D8, Main Hand)</text:p>
        </text:list-item>
        <text:list-item>
          <text:p text:style-name="P124"><text:span text:style-name="T2">Sabre</text:span> (Sword +1D6, Main Hand, Cavalry)</text:p>
        </text:list-item>
        <text:list-item>
          <text:p text:style-name="P124"><text:span text:style-name="T2">Smallsword</text:span> (Sword +1D6, Either Hand)</text:p>
        </text:list-item>
      </text:list>
      <text:h text:style-name="Heading_20_4" text:outline-level="4"><text:bookmark-start text:name="weapon-qualities"/>Weapon Qualities<text:bookmark-end text:name="weapon-qualities"/></text:h>
      <text:p text:style-name="First_20_paragraph">There are four qualities possessed by all weapons: the type of Weapon Prowess needed to use it, the Weapon Die that can be added as an Item Die to your dice pools, the number of Hands you need to use to attack effectively with one, and the Specialties with which that weapon can be used. Some weapons also possess Success Table Additions which give you additional ways to spend success points when making certain kinds of rolls with the weapon.</text:p>
      <text:p text:style-name="Text_20_body"><text:span text:style-name="T2">Weapon Prowess:</text:span> Weapon Prowess is your knowledge of the basics of how to attack and defend with that weapon. There are nine types of Weapon Prowess: bow, cudgel, knife, musket, net, pistol, polearm, sword, and whip. All player characters automatically have Knife Prowess.</text:p>
      <text:p text:style-name="Text_20_body"><text:span text:style-name="T2">Weapon Die:</text:span> You can add the Weapon Die to a Dice Pool as an Item Die if you have the appropriate prowess for the weapon. If you lack prowess in a weapon, you can still use the weapon – you just don’t get to add the Weapon Die to your pool.</text:p>
      <text:p text:style-name="Text_20_body"><text:span text:style-name="T2">Hands:</text:span> Some weapons can be used freely in either hand, others require two hands to use, and some are just intended for main-hand use. These are represented by the following weapon qualities:</text:p>
      <text:list text:style-name="L87">
        <text:list-item>
          <text:p text:style-name="P125"><text:span text:style-name="T2">Main Hand:</text:span> This weapon can be used in one hand. You can have another weapon in your other hand, but it must be usable in Either Hand.</text:p>
        </text:list-item>
        <text:list-item>
          <text:p text:style-name="P125"><text:span text:style-name="T2">Either Hand:</text:span> This weapon also requires only one hand to use, but unlike a Main Hand weapon, you can wield one in each hand (known as “dual wielding”) or as a secondary weapon with a Main Hand weapon in your primary hand.</text:p>
        </text:list-item>
        <text:list-item>
          <text:p text:style-name="P125"><text:span text:style-name="T2">Both Hands:</text:span> You need both hands to use this weapon.</text:p>
        </text:list-item>
      </text:list>
      <text:p text:style-name="First_20_paragraph"><text:span text:style-name="T2">Scale:</text:span> The scale of a weapon depends on the number of hands required to use it. Unless stated otherwise, Main Hand weapons are considered handheld scale, Either Hand weapons are pocket scale, and Both Hand weapons are portable scale.</text:p>
      <text:p text:style-name="Text_20_body"><text:span text:style-name="T2">Specialties:</text:span> These qualities list the specific specialties that can be used with that weapon. If a specialty isn’t listed, it’s up to the Gamemaster whether it’s possible to use the weapon that way, and what kind of Drop penalty you’ll receive; for example, using Parry with a musket or Aim with a rapier could have pretty heavy penalties – Drop 2 for the musket, Drop 4 for the rapier.</text:p>
      <text:list text:style-name="L88">
        <text:list-item>
          <text:p text:style-name="P126"><text:span text:style-name="T2">Aim:</text:span> Any attack with handheld weapons made at range uses the Aim specialty, from throwing a knife to firing a musket. If you have prowess in the weapon you’re using, you can add its Weapon Die to your Aim roll as an Item Die.</text:p>
        </text:list-item>
        <text:list-item>
          <text:p text:style-name="P126"><text:span text:style-name="T2">Block:</text:span> Defense (Block) allows the use of armor and general toughness to throw off the effects of an attack. It can be used to negate attacks from either Dueling or Aimed weapons. You add your armor’s Armor Die to your Block roll as an Item Die if you have Armor Prowess in that item.</text:p>
        </text:list-item>
        <text:list-item>
          <text:p text:style-name="P126"><text:span text:style-name="T2">Brawl:</text:span> Only a few Dueling weapons can be used as part of a Military (Brawl) attack or defense; Brawl usually doesn’t use an Item Die of any kind. Brawl can be used to inflict Yield, to disarm or knock down an opponent, or to defend against a Brawl attack.</text:p>
        </text:list-item>
        <text:list-item>
          <text:p text:style-name="P126"><text:span text:style-name="T2">Feint:</text:span> The primary use of Dueling (Feint) is to build Advantage during a fight through tricky maneuvering or a false attack to draw the your opponent off-guard. It can also inflict Yield or trigger a Riposte. If you have prowess in the weapon you’re using, you can add its Weapon Die to your Riposte roll as an Item Die, although you can perform a Feint without a weapon also.</text:p>
        </text:list-item>
        <text:list-item>
          <text:p text:style-name="P126"><text:span text:style-name="T2">Lunge:</text:span> A Lunge is a straightforward attack against an opponent using a Dueling weapon, usually by stabbing, chopping, slashing, or bashing. It’s the best way to inflict either Yield or Wounds on your target. If you have prowess in the weapon you’re using, add its Weapon Die to your Lunge roll as an Item Die.</text:p>
        </text:list-item>
        <text:list-item>
          <text:p text:style-name="P126"><text:span text:style-name="T2">Parry:</text:span> This specialty of the Defense skill can be used to negate incoming attacks from Dueling weapons, and if possible, trigger a Riposte. You need to have a weapon, improvised or otherwise, in your hand to attempt a Parry. If you have prowess in that weapon, add its Weapon Die to your Parry roll as an Item Die.</text:p>
        </text:list-item>
        <text:list-item>
          <text:p text:style-name="P126"><text:span text:style-name="T2">Riposte:</text:span> Dueling (Riposte) is a triggered Dueling attack that you can use by spending success points from another specialty – either Defense (Parry) or Dueling (Feint). A successful Riposte can inflict Yield or Wounds, or decrease your opponent’s Advantage. The Defense (Parry) specialty cannot be used to defend against a Riposte. If you have prowess in the weapon you’re using, you can add its Weapon Die to your Riposte roll as an Item Die.</text:p>
        </text:list-item>
      </text:list>
      <text:p text:style-name="First_20_paragraph"><text:span text:style-name="T2">Success Table Additions:</text:span> Some weapons have additions to the success tables for specific specialties, such as Knockdown or additional damage. These are represented by the + notation for success points, such as Lunge (+++: Unhorse).</text:p>
      <text:h text:style-name="Heading_20_4" text:outline-level="4"><text:bookmark-start text:name="dueling-weapons"/>Dueling Weapons<text:bookmark-end text:name="dueling-weapons"/></text:h>
      <text:p text:style-name="First_20_paragraph">Dueling weapons are, by definition, weapons that can be used with the Dueling skill and its specialties – Lunge, Riposte, Feint, and Defense (Parry). Not all weapons can be used with all specialties, however.</text:p>
      <text:p text:style-name="Text_20_body"><text:span text:style-name="T2">Dueling Weapon Prowess:</text:span> The types of Weapon Prowess used with dueling weapons are:</text:p>
      <text:list text:style-name="L89">
        <text:list-item>
          <text:p text:style-name="P127"><text:span text:style-name="T2">Cudgel Prowess:</text:span> Any Dueling weapon used to bludgeon someone is a cudgel.</text:p>
        </text:list-item>
        <text:list-item>
          <text:p text:style-name="P127"><text:span text:style-name="T2">Knife Prowess:</text:span> In addition to serving as Dueling weapons, you can also throw some knives with the Aim specialty.</text:p>
        </text:list-item>
        <text:list-item>
          <text:p text:style-name="P127"><text:span text:style-name="T2">Net Prowess:</text:span> A net can be used as a Dueling weapon, although this can be rare.</text:p>
        </text:list-item>
        <text:list-item>
          <text:p text:style-name="P127"><text:span text:style-name="T2">Polearm Prowess:</text:span> A polearm is any long-hafted Dueling weapon, typically (but not always) with the Reach quality.</text:p>
        </text:list-item>
        <text:list-item>
          <text:p text:style-name="P127"><text:span text:style-name="T2">Sword Prowess:</text:span> A Dueling weapon with a blade and a hilt. The pointy end goes in the other guy.</text:p>
        </text:list-item>
        <text:list-item>
          <text:p text:style-name="P127"><text:span text:style-name="T2">Whip Prowess:</text:span> Whips are usually used in one hand, and most have Reach.</text:p>
        </text:list-item>
      </text:list>
      <text:p text:style-name="First_20_paragraph"><text:span text:style-name="T2">Dueling Weapon Qualities:</text:span> In addition to the qualities common to all weapons, dueling weapons could have two additional qualities.</text:p>
      <text:list text:style-name="L90">
        <text:list-item>
          <text:p text:style-name="P128"><text:span text:style-name="T2">Cavalry:</text:span> A dueling weapon with the Cavalry quality must be used with your Main Hand. If you are using this weapon while riding a mount, you can substitute the mount’s Item Die for your Weapon Die against an unmounted opponent.</text:p>
        </text:list-item>
        <text:list-item>
          <text:p text:style-name="P128"><text:span text:style-name="T2">Reach:</text:span> A dueling weapon with Reach can be used to attack into an adjacent area as well as your own.</text:p>
        </text:list-item>
      </text:list>
      <text:p text:style-name="First_20_paragraph"><text:span text:style-name="T2">Success Table Additions for Dueling Weapons:</text:span> Some dueling weapons have additions to the success tables for specific specialties, such as Knockdown or additional damage. These are represented by the + notation for success points after the specialty name, such as Lunge (+++: Unhorse). On a success with a weapon possessing that quality, you could spend 3 success points to knock your target off her horse.</text:p>
      <text:list text:style-name="L91">
        <text:list-item>
          <text:p text:style-name="P129"><text:span text:style-name="T2">Break Weapon:</text:span> You snap your target’s blade or hilt. You can only do this if your target attempts to Parry your attack and fails, or if you are performing a Parry yourself. A broken weapon is useless except as an improvised weapon.</text:p>
        </text:list-item>
        <text:list-item>
          <text:p text:style-name="P129"><text:span text:style-name="T2">Disarm:</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text:p>
        </text:list-item>
        <text:list-item>
          <text:p text:style-name="P129"><text:span text:style-name="T2">Execute a Riposte:</text:span> You can make a Riposte attack. This is the only way to use the Riposte specialty; it has to follow a successful use of a Specialty or weapon with this effect on its Success Table.</text:p>
        </text:list-item>
        <text:list-item>
          <text:p text:style-name="P129"><text:span text:style-name="T2">Grab:</text:span> You can snag an item worn by your target as long as you can see it, the item is Handheld size or smaller, and it’s not being held by your opponent. You get to choose if the item ends up on the ground in your Area, or in your hand if you have one free.</text:p>
        </text:list-item>
        <text:list-item>
          <text:p text:style-name="P129"><text:span text:style-name="T2">Inflict 1 Wound:</text:span> Your opponent takes one Wound. If she takes more Wounds than her Wound Limit, she falls unconscious and is dying. Weapons with this quality allow you to inflict Wounds for a lower cost than usual.</text:p>
        </text:list-item>
        <text:list-item>
          <text:p text:style-name="P129"><text:span text:style-name="T2">Inflict 2 Wounds:</text:span> Your opponent takes two Wounds. If she takes more Wounds than her Wound Limit, she falls unconscious and is dying. Weapons with this quality allow you to inflict Wounds for a lower cost than usual.</text:p>
        </text:list-item>
        <text:list-item>
          <text:p text:style-name="P129"><text:span text:style-name="T2">Knockdown:</text:span> Your target is knocked prone, either in your Area or in an adjacent Area. Knocking an opponent into an adjacent Area can result in them falling or otherwise taking environmental damage. Prone characters suffer a Drop 1 penalty on attack and defense rolls, and cannot Move until they stand up; standing up is a Drop 1 combined action.</text:p>
        </text:list-item>
        <text:list-item>
          <text:p text:style-name="P129"><text:span text:style-name="T2">Restrain:</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 On a success, your opponent can break your weapon, let it fall in their Area, or grab it themselves.</text:p>
        </text:list-item>
        <text:list-item>
          <text:p text:style-name="P129"><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Prone characters suffer a Drop 1 penalty on attack and defense rolls, and cannot Move until they stand up. Standing up is a Drop 1 combined action, and remounting is an additional Drop 3 penalty.</text:p>
        </text:list-item>
      </text:list>
      <text:h text:style-name="Heading_20_5" text:outline-level="5"><text:bookmark-start text:name="availability-of-dueling-weapons"/>Availability of Dueling Weapons<text:bookmark-end text:name="availability-of-dueling-weapons"/></text:h>
      <text:p text:style-name="First_20_paragraph">To purchase any item you must roll against a pool consisting of that item’s availability and its cost.</text:p>
      <text:p text:style-name="Text_20_body">Common dueling weapons are those which aren’t hard at all to find any settlement of decent size, and even in some smaller towns. Those are listed in the following tables.</text:p>
      <text:p text:style-name="Text_20_body">The availability of common weapons is almost always 1D0 in settlements of any size. The exceptions are cutlass, rapier, sabre, and smallsword – the common swords – in a small rural settlement. In such situations, the availability increases to 1D6.</text:p>
      <table:table table:name="Table94" table:style-name="Table94">
        <table:table-column table:style-name="Table94.A"/>
        <table:table-column table:style-name="Table94.B"/>
        <table:table-column table:style-name="Table94.C"/>
        <table:table-column table:style-name="Table94.D"/>
        <table:table-column table:style-name="Table94.E"/>
        <table:table-header-rows>
          <table:table-row>
            <table:table-cell table:style-name="TableHeaderRowCell" office:value-type="string">
              <text:p text:style-name="Table_20_Heading">Weapon</text:p>
            </table:table-cell>
            <table:table-cell table:style-name="TableHeaderRowCell" office:value-type="string">
              <text:p text:style-name="P130">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Shield +1D8</text:p>
          </table:table-cell>
          <table:table-cell table:style-name="TableRowCell" office:value-type="string">
            <text:p text:style-name="Table_20_Contents">Parry, Block</text:p>
          </table:table-cell>
        </table:table-row>
        <table:table-row>
          <table:table-cell table:style-name="TableRowCell" office:value-type="string">
            <text:p text:style-name="Table_20_Contents">Club</text:p>
          </table:table-cell>
          <table:table-cell table:style-name="TableRowCell" office:value-type="string">
            <text:p text:style-name="P131">D0</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Lunge</text:p>
          </table:table-cell>
        </table:table-row>
        <table:table-row>
          <table:table-cell table:style-name="TableRowCell" office:value-type="string">
            <text:p text:style-name="Table_20_Contents">Cutlass</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Dagger</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Lunge, Riposte, Feint, Aim</text:p>
          </table:table-cell>
        </table:table-row>
        <table:table-row>
          <table:table-cell table:style-name="TableRowCell" office:value-type="string">
            <text:p text:style-name="Table_20_Contents">Quarterstaff</text:p>
          </table:table-cell>
          <table:table-cell table:style-name="TableRowCell" office:value-type="string">
            <text:p text:style-name="P131">D0</text:p>
          </table:table-cell>
          <table:table-cell table:style-name="TableRowCell" office:value-type="string">
            <text:p text:style-name="Table_20_Contents">Both</text:p>
          </table:table-cell>
          <table:table-cell table:style-name="TableRowCell" office:value-type="string">
            <text:p text:style-name="Table_20_Contents">Cudgel +1D6</text:p>
          </table:table-cell>
          <table:table-cell table:style-name="TableRowCell" office:value-type="string">
            <text:p text:style-name="Table_20_Contents">Parry, Lunge, Riposte, Feint, Brawl</text:p>
          </table:table-cell>
        </table:table-row>
        <table:table-row>
          <table:table-cell table:style-name="TableRowCell" office:value-type="string">
            <text:p text:style-name="Table_20_Contents">Rapier</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Sabre</text:p>
          </table:table-cell>
          <table:table-cell table:style-name="TableRowCell" office:value-type="string">
            <text:p text:style-name="P131">D6</text:p>
          </table:table-cell>
          <table:table-cell table:style-name="TableRowCell" office:value-type="string">
            <text:p text:style-name="Table_20_Contents">Main (Cavalry)</text:p>
          </table:table-cell>
          <table:table-cell table:style-name="TableRowCell" office:value-type="string">
            <text:p text:style-name="Table_20_Contents">Sword +1D6</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mallsword</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Sword +1D6</text:p>
          </table:table-cell>
          <table:table-cell table:style-name="TableRowCell" office:value-type="string">
            <text:p text:style-name="Table_20_Contents">Parry, Lunge, Riposte, Feint</text:p>
          </table:table-cell>
        </table:table-row>
      </table:table>
      <text:p text:style-name="Table">Table <text:sequence text:ref-name="refTable48" text:name="Table" text:formula="ooow:Table+1" style:num-format="1">49</text:sequence>: Common Dueling Weapons</text:p>
      <text:list text:style-name="L92">
        <text:list-item>
          <text:p text:style-name="P132"><text:span text:style-name="T2">Buckler:</text:span> A buckler is a small shield that can be strapped to your forearm, usually on your non-dominant hand. You can hold an item in that hand but trying to attack with that hand while wearing a buckler gives you a Drop 2 penalty on rolls using either the buckler or that weapon.<text:line-break/></text:p>
        </text:list-item>
        <text:list-item>
          <text:p text:style-name="P132"><text:span text:style-name="T2">Club:</text:span> A standard club is simply a piece of wood or metal that you can swing at someone. It’s not very sophisticated, but then again, you can likely pick one up wherever you are at any given time.<text:line-break/></text:p>
        </text:list-item>
        <text:list-item>
          <text:p text:style-name="P132"><text:span text:style-name="T2">Cutlass:</text:span> The favored weapon of buccaneers, pirates, and other sailors.<text:line-break/></text:p>
        </text:list-item>
        <text:list-item>
          <text:p text:style-name="P132"><text:span text:style-name="T2">Dagger:</text:span> A dagger is a large knife that can also be thrown using the Aim specialty.<text:line-break/></text:p>
        </text:list-item>
        <text:list-item>
          <text:p text:style-name="P132"><text:span text:style-name="T2">Quarterstaff:</text:span> A medium-sized pole wielded in both hands that can also be used in a Brawl dice pool as well.<text:line-break/></text:p>
        </text:list-item>
        <text:list-item>
          <text:p text:style-name="P132"><text:span text:style-name="T2">Rapier:</text:span> The most common type of Sword is a sharp, pointy weapon that can be used for all types of fencing.<text:line-break/></text:p>
        </text:list-item>
        <text:list-item>
          <text:p text:style-name="P132"><text:span text:style-name="T2">Sabre:</text:span> A lighter and faster weapon, the sabre is designed to be used from horseback although it functions equally well when dismounted.<text:line-break/></text:p>
        </text:list-item>
        <text:list-item>
          <text:p text:style-name="P132"><text:span text:style-name="T2">Smallsword:</text:span> Effectively a smaller, lighter version of a rapier, a smallsword can be used in the same way – or you could dual-wield two of them if you want.<text:line-break/></text:p>
        </text:list-item>
      </text:list>
      <text:p text:style-name="First_20_paragraph">Uncommon dueling weapons have an availability of 1D0 in a capital city, 1D6 in any other city, and 1D8 in villages and other rural areas. The one exception is that a bullwhip always has an availability of 1D0.</text:p>
      <table:table table:name="Table95" table:style-name="Table95">
        <table:table-column table:style-name="Table95.A"/>
        <table:table-column table:style-name="Table95.B"/>
        <table:table-column table:style-name="Table95.C"/>
        <table:table-column table:style-name="Table95.D"/>
        <table:table-column table:style-name="Table95.E"/>
        <table:table-header-rows>
          <table:table-row>
            <table:table-cell table:style-name="TableHeaderRowCell" office:value-type="string">
              <text:p text:style-name="Table_20_Heading">Weapon</text:p>
            </table:table-cell>
            <table:table-cell table:style-name="TableHeaderRowCell" office:value-type="string">
              <text:p text:style-name="P133">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acksword</text:p>
          </table:table-cell>
          <table:table-cell table:style-name="TableRowCell" office:value-type="string">
            <text:p text:style-name="P134">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Bayonet</text:p>
          </table:table-cell>
          <table:table-cell table:style-name="TableRowCell" office:value-type="string">
            <text:p text:style-name="P134">D6</text:p>
          </table:table-cell>
          <table:table-cell table:style-name="TableRowCell" office:value-type="string">
            <text:p text:style-name="Table_20_Contents">--</text:p>
          </table:table-cell>
          <table:table-cell table:style-name="TableRowCell" office:value-type="string">
            <text:p text:style-name="Table_20_Contents">Polearm +1D6</text:p>
          </table:table-cell>
          <table:table-cell table:style-name="TableRowCell" office:value-type="string">
            <text:p text:style-name="Table_20_Contents">Lunge, Feint</text:p>
          </table:table-cell>
        </table:table-row>
        <table:table-row>
          <table:table-cell table:style-name="TableRowCell" office:value-type="string">
            <text:p text:style-name="Table_20_Contents">Bullwhip</text:p>
          </table:table-cell>
          <table:table-cell table:style-name="TableRowCell" office:value-type="string">
            <text:p text:style-name="P134">D0</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Knockdown, +++++: Grab)</text:p>
          </table:table-cell>
        </table:table-row>
        <table:table-row>
          <table:table-cell table:style-name="TableRowCell" office:value-type="string">
            <text:p text:style-name="Table_20_Contents">Cat-O’-Nine-Tails</text:p>
          </table:table-cell>
          <table:table-cell table:style-name="TableRowCell" office:value-type="string">
            <text:p text:style-name="P134">D6</text:p>
          </table:table-cell>
          <table:table-cell table:style-name="TableRowCell" office:value-type="string">
            <text:p text:style-name="Table_20_Contents">Main</text:p>
          </table:table-cell>
          <table:table-cell table:style-name="TableRowCell" office:value-type="string">
            <text:p text:style-name="Table_20_Contents">Whip +1D8</text:p>
          </table:table-cell>
          <table:table-cell table:style-name="TableRowCell" office:value-type="string">
            <text:p text:style-name="Table_20_Contents">Riposte, Feint (+++: Knockdown)</text:p>
          </table:table-cell>
        </table:table-row>
        <table:table-row>
          <table:table-cell table:style-name="TableRowCell" office:value-type="string">
            <text:p text:style-name="Table_20_Contents">Glaive</text:p>
          </table:table-cell>
          <table:table-cell table:style-name="TableRowCell" office:value-type="string">
            <text:p text:style-name="P134">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Halberd</text:p>
          </table:table-cell>
          <table:table-cell table:style-name="TableRowCell" office:value-type="string">
            <text:p text:style-name="P134">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Lunge (+++: Unhorse), Feint</text:p>
          </table:table-cell>
        </table:table-row>
        <table:table-row>
          <table:table-cell table:style-name="TableRowCell" office:value-type="string">
            <text:p text:style-name="Table_20_Contents">Hooked Net</text:p>
          </table:table-cell>
          <table:table-cell table:style-name="TableRowCell" office:value-type="string">
            <text:p text:style-name="P134">D0</text:p>
          </table:table-cell>
          <table:table-cell table:style-name="TableRowCell" office:value-type="string">
            <text:p text:style-name="Table_20_Contents">Either (Reach)</text:p>
          </table:table-cell>
          <table:table-cell table:style-name="TableRowCell" office:value-type="string">
            <text:p text:style-name="Table_20_Contents">Net +1D6</text:p>
          </table:table-cell>
          <table:table-cell table:style-name="TableRowCell" office:value-type="string">
            <text:p text:style-name="Table_20_Contents">Feint (++++: Knockdown)</text:p>
          </table:table-cell>
        </table:table-row>
        <table:table-row>
          <table:table-cell table:style-name="TableRowCell" office:value-type="string">
            <text:p text:style-name="Table_20_Contents">Lance</text:p>
          </table:table-cell>
          <table:table-cell table:style-name="TableRowCell" office:value-type="string">
            <text:p text:style-name="P134">D6</text:p>
          </table:table-cell>
          <table:table-cell table:style-name="TableRowCell" office:value-type="string">
            <text:p text:style-name="Table_20_Contents">Main (Cavalry)</text:p>
          </table:table-cell>
          <table:table-cell table:style-name="TableRowCell" office:value-type="string">
            <text:p text:style-name="Table_20_Contents">Polearm +1D10</text:p>
          </table:table-cell>
          <table:table-cell table:style-name="TableRowCell" office:value-type="string">
            <text:p text:style-name="Table_20_Contents">Lunge (+++: Unhorse)</text:p>
          </table:table-cell>
        </table:table-row>
        <table:table-row>
          <table:table-cell table:style-name="TableRowCell" office:value-type="string">
            <text:p text:style-name="Table_20_Contents">Longsword</text:p>
          </table:table-cell>
          <table:table-cell table:style-name="TableRowCell" office:value-type="string">
            <text:p text:style-name="P134">D8</text:p>
          </table:table-cell>
          <table:table-cell table:style-name="TableRowCell" office:value-type="string">
            <text:p text:style-name="Table_20_Contents">Main or Both</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Mace</text:p>
          </table:table-cell>
          <table:table-cell table:style-name="TableRowCell" office:value-type="string">
            <text:p text:style-name="P134">D8</text:p>
          </table:table-cell>
          <table:table-cell table:style-name="TableRowCell" office:value-type="string">
            <text:p text:style-name="Table_20_Contents">Main</text:p>
          </table:table-cell>
          <table:table-cell table:style-name="TableRowCell" office:value-type="string">
            <text:p text:style-name="Table_20_Contents">Cudgel +1D8</text:p>
          </table:table-cell>
          <table:table-cell table:style-name="TableRowCell" office:value-type="string">
            <text:p text:style-name="Table_20_Contents">Parry, Lunge</text:p>
          </table:table-cell>
        </table:table-row>
        <table:table-row>
          <table:table-cell table:style-name="TableRowCell" office:value-type="string">
            <text:p text:style-name="Table_20_Contents">Main Gauche</text:p>
          </table:table-cell>
          <table:table-cell table:style-name="TableRowCell" office:value-type="string">
            <text:p text:style-name="P134">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Execute a Riposte), Riposte (+: Decrease Advantage), Feint</text:p>
          </table:table-cell>
        </table:table-row>
        <table:table-row>
          <table:table-cell table:style-name="TableRowCell" office:value-type="string">
            <text:p text:style-name="Table_20_Contents">Pike</text:p>
          </table:table-cell>
          <table:table-cell table:style-name="TableRowCell" office:value-type="string">
            <text:p text:style-name="P134">D8</text:p>
          </table:table-cell>
          <table:table-cell table:style-name="TableRowCell" office:value-type="string">
            <text:p text:style-name="Table_20_Contents">Both (Reach)</text:p>
          </table:table-cell>
          <table:table-cell table:style-name="TableRowCell" office:value-type="string">
            <text:p text:style-name="Table_20_Contents">Polearm +1D12</text:p>
          </table:table-cell>
          <table:table-cell table:style-name="TableRowCell" office:value-type="string">
            <text:p text:style-name="Table_20_Contents">Lunge</text:p>
          </table:table-cell>
        </table:table-row>
        <table:table-row>
          <table:table-cell table:style-name="TableRowCell" office:value-type="string">
            <text:p text:style-name="Table_20_Contents">Pollaxe</text:p>
          </table:table-cell>
          <table:table-cell table:style-name="TableRowCell" office:value-type="string">
            <text:p text:style-name="P134">D8</text:p>
          </table:table-cell>
          <table:table-cell table:style-name="TableRowCell" office:value-type="string">
            <text:p text:style-name="Table_20_Contents">Both (Reach)</text:p>
          </table:table-cell>
          <table:table-cell table:style-name="TableRowCell" office:value-type="string">
            <text:p text:style-name="Table_20_Contents">Polearm +1D8</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courge</text:p>
          </table:table-cell>
          <table:table-cell table:style-name="TableRowCell" office:value-type="string">
            <text:p text:style-name="P134">D6</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Inflict 1 Wound)</text:p>
          </table:table-cell>
        </table:table-row>
        <table:table-row>
          <table:table-cell table:style-name="TableRowCell" office:value-type="string">
            <text:p text:style-name="Table_20_Contents">Spear</text:p>
          </table:table-cell>
          <table:table-cell table:style-name="TableRowCell" office:value-type="string">
            <text:p text:style-name="P134">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Lunge, Feint, Aim</text:p>
          </table:table-cell>
        </table:table-row>
        <table:table-row>
          <table:table-cell table:style-name="TableRowCell" office:value-type="string">
            <text:p text:style-name="Table_20_Contents">Swordbreaker</text:p>
          </table:table-cell>
          <table:table-cell table:style-name="TableRowCell" office:value-type="string">
            <text:p text:style-name="P134">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Break Weapon), Riposte, Feint</text:p>
          </table:table-cell>
        </table:table-row>
        <table:table-row>
          <table:table-cell table:style-name="TableRowCell" office:value-type="string">
            <text:p text:style-name="Table_20_Contents">Trident Dagger</text:p>
          </table:table-cell>
          <table:table-cell table:style-name="TableRowCell" office:value-type="string">
            <text:p text:style-name="P134">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Disarm), Feint</text:p>
          </table:table-cell>
        </table:table-row>
        <table:table-row>
          <table:table-cell table:style-name="TableRowCell" office:value-type="string">
            <text:p text:style-name="Table_20_Contents">Truncheon</text:p>
          </table:table-cell>
          <table:table-cell table:style-name="TableRowCell" office:value-type="string">
            <text:p text:style-name="P134">D6</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Parry, Lunge, Brawl</text:p>
          </table:table-cell>
        </table:table-row>
        <table:table-row>
          <table:table-cell table:style-name="TableRowCell" office:value-type="string">
            <text:p text:style-name="Table_20_Contents">Weighted Net</text:p>
          </table:table-cell>
          <table:table-cell table:style-name="TableRowCell" office:value-type="string">
            <text:p text:style-name="P134">D6</text:p>
          </table:table-cell>
          <table:table-cell table:style-name="TableRowCell" office:value-type="string">
            <text:p text:style-name="Table_20_Contents">Main (Reach)</text:p>
          </table:table-cell>
          <table:table-cell table:style-name="TableRowCell" office:value-type="string">
            <text:p text:style-name="Table_20_Contents">Net +1D6</text:p>
          </table:table-cell>
          <table:table-cell table:style-name="TableRowCell" office:value-type="string">
            <text:p text:style-name="Table_20_Contents">Feint (+++: Restrain)</text:p>
          </table:table-cell>
        </table:table-row>
      </table:table>
      <text:p text:style-name="Table">Table <text:sequence text:ref-name="refTable49" text:name="Table" text:formula="ooow:Table+1" style:num-format="1">50</text:sequence>: Uncommon Dueling Weapons</text:p>
      <text:list text:style-name="L93">
        <text:list-item>
          <text:p text:style-name="P135"><text:span text:style-name="T2">Backsword:</text:span> <text:span text:style-name="T1">description needed</text:span><text:line-break/></text:p>
        </text:list-item>
        <text:list-item>
          <text:p text:style-name="P135"><text:span text:style-name="T2">Bayonet:</text:span> A bayonet is attached to the barrel of a musket and can be used as a Dueling weapon without having to change weapons.<text:line-break/></text:p>
        </text:list-item>
        <text:list-item>
          <text:p text:style-name="P135"><text:span text:style-name="T2">Bullwhip:</text:span> The bullwhip also can be used as a +1D6 Item Die for Husbandry when trying to control domesticated animals or drive off wild animals.<text:line-break/></text:p>
        </text:list-item>
        <text:list-item>
          <text:p text:style-name="P135"><text:span text:style-name="T2">Cat-O’-Nine-Tails:</text:span> <text:span text:style-name="T1">description needed</text:span><text:line-break/></text:p>
        </text:list-item>
        <text:list-item>
          <text:p text:style-name="P135"><text:span text:style-name="T2">Glaive:</text:span> <text:span text:style-name="T1">description needed</text:span><text:line-break/></text:p>
        </text:list-item>
        <text:list-item>
          <text:p text:style-name="P135"><text:span text:style-name="T2">Halberd:</text:span> <text:span text:style-name="T1">description needed</text:span><text:line-break/></text:p>
        </text:list-item>
        <text:list-item>
          <text:p text:style-name="P135"><text:span text:style-name="T2">Hooked Net:</text:span> <text:span text:style-name="T1">description needed</text:span><text:line-break/></text:p>
        </text:list-item>
        <text:list-item>
          <text:p text:style-name="P135"><text:span text:style-name="T2">Lance:</text:span> <text:span text:style-name="T1">description needed</text:span><text:line-break/></text:p>
        </text:list-item>
        <text:list-item>
          <text:p text:style-name="P135"><text:span text:style-name="T2">Longsword:</text:span> When used with two hands, the Weapon Die of a longsword increases to +1D10.<text:line-break/></text:p>
        </text:list-item>
        <text:list-item>
          <text:p text:style-name="P135"><text:span text:style-name="T2">Main Gauche:</text:span> <text:span text:style-name="T1">description needed</text:span><text:line-break/></text:p>
        </text:list-item>
        <text:list-item>
          <text:p text:style-name="P135"><text:span text:style-name="T2">Pike:</text:span> <text:span text:style-name="T1">description needed</text:span><text:line-break/></text:p>
        </text:list-item>
        <text:list-item>
          <text:p text:style-name="P135"><text:span text:style-name="T2">Pollaxe:</text:span> <text:span text:style-name="T1">description needed</text:span><text:line-break/></text:p>
        </text:list-item>
        <text:list-item>
          <text:p text:style-name="P135"><text:span text:style-name="T2">Scourge:</text:span> <text:span text:style-name="T1">description needed</text:span><text:line-break/></text:p>
        </text:list-item>
        <text:list-item>
          <text:p text:style-name="P135"><text:span text:style-name="T2">Spear:</text:span> <text:span text:style-name="T1">description needed</text:span><text:line-break/></text:p>
        </text:list-item>
        <text:list-item>
          <text:p text:style-name="P135"><text:span text:style-name="T2">Swordbreaker:</text:span> <text:span text:style-name="T1">description needed</text:span><text:line-break/></text:p>
        </text:list-item>
        <text:list-item>
          <text:p text:style-name="P135"><text:span text:style-name="T2">Trident Dagger:</text:span> <text:span text:style-name="T1">description needed</text:span><text:line-break/></text:p>
        </text:list-item>
        <text:list-item>
          <text:p text:style-name="P135"><text:span text:style-name="T2">Truncheon:</text:span> <text:span text:style-name="T1">description needed</text:span><text:line-break/></text:p>
        </text:list-item>
        <text:list-item>
          <text:p text:style-name="P135"><text:span text:style-name="T2">Weighted Net:</text:span> <text:span text:style-name="T1">description needed</text:span><text:line-break/></text:p>
        </text:list-item>
      </text:list>
      <text:h text:style-name="Heading_20_4" text:outline-level="4"><text:bookmark-start text:name="aimed-weapons"/>Aimed Weapons<text:bookmark-end text:name="aimed-weapons"/></text:h>
      <text:p text:style-name="First_20_paragraph">An Aimed weapon is one that can be used with the Military (Aim) specialty. Larger ranged weapons are usually explosive weapons and use the Science (Blackpowder) specialty for attacks.</text:p>
      <text:p text:style-name="Text_20_body"><text:span text:style-name="T2">Aimed Weapon Prowess:</text:span> There are five types of weapon prowess that are used with Aimed weapons. You can add the weapon’s Item Die to the dice pool when making an attack roll with Aim if you have the appropriate weapon prowess.</text:p>
      <text:list text:style-name="L94">
        <text:list-item>
          <text:p text:style-name="P136"><text:span text:style-name="T2">Bow Prowess:</text:span> Bows, including crossbows, use the Aim specialty to attack, and fire arrows or bolts.</text:p>
        </text:list-item>
        <text:list-item>
          <text:p text:style-name="P136"><text:span text:style-name="T2">Knife Prowess:</text:span> In addition to serving as Dueling weapons, you can also throw some knives with the Aim specialty.</text:p>
        </text:list-item>
        <text:list-item>
          <text:p text:style-name="P136"><text:span text:style-name="T2">Musket Prowess:</text:span> Muskets are an Aimed weapon with longer range than pistols, usually doing more damage and taking longer to reload.</text:p>
        </text:list-item>
        <text:list-item>
          <text:p text:style-name="P136"><text:span text:style-name="T2">Pistol Prowess:</text:span> An Aimed pistol can be fired with one hand.</text:p>
        </text:list-item>
        <text:list-item>
          <text:p text:style-name="P136"><text:span text:style-name="T2">Polearm Prowess:</text:span> Apart from their use as dueling weapons, some polearms – namely, spears – can be thrown with the Aim skill.</text:p>
        </text:list-item>
      </text:list>
      <text:p text:style-name="First_20_paragraph">Aimed Weapon Qualities: In addition to the qualities common to all weapons, there are five that apply to Aimed weapons: the time needed to reload, and the effectiveness of the weapon at close, short, medium, and long ranges.</text:p>
      <text:list text:style-name="L95">
        <text:list-item>
          <text:p text:style-name="P137"><text:span text:style-name="T2">Reload:</text:span> For Aimed weapons that require ammunition, the Reload quality indicates what kind of Drop penalty is imposed when combining the Reload action with another action. Most muskets have a Reload value of Drop 3, and pistols of Drop 2.</text:p>
        </text:list-item>
        <text:list-item>
          <text:p text:style-name="P137"><text:span text:style-name="T2">Close</text:span> Range<text:span text:style-name="T2">:</text:span> The Close Range quality is the Drop penalty imposed when firing an Aimed weapon at a target within your own area. Larger weapons such as bows or muskets tend to have a Drop penalty at Close Range.</text:p>
        </text:list-item>
        <text:list-item>
          <text:p text:style-name="P137"><text:span text:style-name="T2">Short</text:span> Range<text:span text:style-name="T2">:</text:span> A target that is one or two areas away is at Short Range. With very few exceptions, nearly all Aimed weapons have no Drop penalty at Short Range.</text:p>
        </text:list-item>
        <text:list-item>
          <text:p text:style-name="P137"><text:span text:style-name="T2">Medium</text:span> Range<text:span text:style-name="T2">:</text:span> Medium Range is three or four areas. Most Aimed weapons have a Drop penalty at Medium Range. If a weapon doesn’t have a listed Medium Range, it can’t be used to effectively attack at that distance.</text:p>
        </text:list-item>
        <text:list-item>
          <text:p text:style-name="P137"><text:span text:style-name="T2">Long Range:</text:span> At five or more areas distant, a target is at Long Range. All Aimed weapons that can be used at this distance have at least a Drop 1 penalty. If there is no Long Range listed for a weapon, it can’t be used to attack at Long Range.</text:p>
        </text:list-item>
      </text:list>
      <text:h text:style-name="Heading_20_6" text:outline-level="6"><text:bookmark-start text:name="maximum-range"/>Maximum Range?<text:bookmark-end text:name="maximum-range"/></text:h>
      <text:p text:style-name="First_20_paragraph">The tables below don’t specify a maximum distance for long range. That’s because areas are an abstract representation of distance, not exact measurements. Under ideal conditions, a weapon that has the long range quality could reach 10 or more areas away, depending on how the areas are set up for that encounter; in a crowded city street, the effective range will be much lower.</text:p>
      <text:p text:style-name="Text_20_body">Ultimately it’s up to the Gamemaster to decide what the maximum effective range is for any weapon used at extreme long range, although usually not more than 10 areas.</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column table:style-name="Table96.H"/>
        <table:table-column table:style-name="Table96.I"/>
        <table:table-header-rows>
          <table:table-row>
            <table:table-cell table:style-name="TableHeaderRowCell" office:value-type="string">
              <text:p text:style-name="Table_20_Heading">Weapon</text:p>
            </table:table-cell>
            <table:table-cell table:style-name="TableHeaderRowCell" office:value-type="string">
              <text:p text:style-name="P138">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Arbalest</text:p>
          </table:table-cell>
          <table:table-cell table:style-name="TableRowCell" office:value-type="string">
            <text:p text:style-name="P139">D10</text:p>
          </table:table-cell>
          <table:table-cell table:style-name="TableRowCell" office:value-type="string">
            <text:p text:style-name="Table_20_Contents">Both</text:p>
          </table:table-cell>
          <table:table-cell table:style-name="TableRowCell" office:value-type="string">
            <text:p text:style-name="Table_20_Contents">Bow +1D10</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quebus</text:p>
          </table:table-cell>
          <table:table-cell table:style-name="TableRowCell" office:value-type="string">
            <text:p text:style-name="P139">D6</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Blunderbuss</text:p>
          </table:table-cell>
          <table:table-cell table:style-name="TableRowCell" office:value-type="string">
            <text:p text:style-name="P139">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Caliver</text:p>
          </table:table-cell>
          <table:table-cell table:style-name="TableRowCell" office:value-type="string">
            <text:p text:style-name="P139">D8</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2</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omposite Bow</text:p>
          </table:table-cell>
          <table:table-cell table:style-name="TableRowCell" office:value-type="string">
            <text:p text:style-name="P139">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rossbow</text:p>
          </table:table-cell>
          <table:table-cell table:style-name="TableRowCell" office:value-type="string">
            <text:p text:style-name="P139">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Double Musket</text:p>
          </table:table-cell>
          <table:table-cell table:style-name="TableRowCell" office:value-type="string">
            <text:p text:style-name="P139">D10</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ouble Pistol</text:p>
          </table:table-cell>
          <table:table-cell table:style-name="TableRowCell" office:value-type="string">
            <text:p text:style-name="P139">D8</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4</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ragon</text:p>
          </table:table-cell>
          <table:table-cell table:style-name="TableRowCell" office:value-type="string">
            <text:p text:style-name="P139">D6</text:p>
          </table:table-cell>
          <table:table-cell table:style-name="TableRowCell" office:value-type="string">
            <text:p text:style-name="Table_20_Contents">Main (Cavalry)</text:p>
          </table:table-cell>
          <table:table-cell table:style-name="TableRowCell" office:value-type="string">
            <text:p text:style-name="Table_20_Contents">Pistol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Flintlock Musket</text:p>
          </table:table-cell>
          <table:table-cell table:style-name="TableRowCell" office:value-type="string">
            <text:p text:style-name="P139">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Flintlock Pistol</text:p>
          </table:table-cell>
          <table:table-cell table:style-name="TableRowCell" office:value-type="string">
            <text:p text:style-name="P139">D6</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Hunting Bow</text:p>
          </table:table-cell>
          <table:table-cell table:style-name="TableRowCell" office:value-type="string">
            <text:p text:style-name="P139">D6</text:p>
          </table:table-cell>
          <table:table-cell table:style-name="TableRowCell" office:value-type="string">
            <text:p text:style-name="Table_20_Contents">Both</text:p>
          </table:table-cell>
          <table:table-cell table:style-name="TableRowCell" office:value-type="string">
            <text:p text:style-name="Table_20_Contents">Bow +1D6</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Rifled Musket</text:p>
          </table:table-cell>
          <table:table-cell table:style-name="TableRowCell" office:value-type="string">
            <text:p text:style-name="P139">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4</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row>
        <table:table-row>
          <table:table-cell table:style-name="TableRowCell" office:value-type="string">
            <text:p text:style-name="Table_20_Contents">Thrown Dagger</text:p>
          </table:table-cell>
          <table:table-cell table:style-name="TableRowCell" office:value-type="string">
            <text:p text:style-name="P139">D0</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hrown Spear</text:p>
          </table:table-cell>
          <table:table-cell table:style-name="TableRowCell" office:value-type="string">
            <text:p text:style-name="P139">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row>
      </table:table>
      <text:p text:style-name="Table">Table <text:sequence text:ref-name="refTable50" text:name="Table" text:formula="ooow:Table+1" style:num-format="1">51</text:sequence>: Aimed Weapons</text:p>
      <text:list text:style-name="L96">
        <text:list-item>
          <text:p text:style-name="P140"><text:span text:style-name="T2">Arbalest:</text:span> Also known as a heavy crossbow, the arbalest is harder to use than a common crossbow but packs a larger punch.<text:line-break/></text:p>
        </text:list-item>
        <text:list-item>
          <text:p text:style-name="P140"><text:span text:style-name="T2">Arquebus:</text:span> A smaller and lighter musket with shorter range and less firepower.<text:line-break/></text:p>
        </text:list-item>
        <text:list-item>
          <text:p text:style-name="P140"><text:span text:style-name="T2">Blunderbuss:</text:span> The flared barrel of this musket makes it easier to reload, but also reduces its effective range.<text:line-break/></text:p>
        </text:list-item>
        <text:list-item>
          <text:p text:style-name="P140"><text:span text:style-name="T2">Caliver:</text:span> Another type of musket that can reload faster without the reduced range of the blunderbuss, but with a smaller Weapon Die.<text:line-break/></text:p>
        </text:list-item>
        <text:list-item>
          <text:p text:style-name="P140"><text:span text:style-name="T2">Composite Bow:</text:span> A heavier bow with longer effective range and pull.<text:line-break/></text:p>
        </text:list-item>
        <text:list-item>
          <text:p text:style-name="P140"><text:span text:style-name="T2">Crossbow:</text:span> The crossbow uses stored mechanical power to fire bolts, instead of relying upon personal muscle power as a normal bow does.<text:line-break/></text:p>
        </text:list-item>
        <text:list-item>
          <text:p text:style-name="P140"><text:span text:style-name="T2">Double Musket:</text:span> The primary advantage of this double-barreled musket is the ability to fire twice, once per barrel, without reloading. If you choose to fire both barrels in the same shot, the Weapon Die increases to 1D12, but you take a Drop 1 penalty because it’s harder to aim. You can reload just one barrel of a double musket with a Drop 3 action.<text:line-break/></text:p>
        </text:list-item>
        <text:list-item>
          <text:p text:style-name="P140"><text:span text:style-name="T2">Double Pistol:</text:span> Like the double musket, the double pistol allows one shot per barrel without having to reload. If you choose to fire both barrels in the same shot, the Weapon Die increases to 1D8, but you take a Drop 1 penalty because it’s harder to aim. You can reload just one barrel of a double pistol with a Drop 2 action.<text:line-break/></text:p>
        </text:list-item>
        <text:list-item>
          <text:p text:style-name="P140"><text:span text:style-name="T2">Dragon:</text:span> This heavier version of a pistol is favored by cavalry – especially Dragoons, who take their name from the use of this large pistol.<text:line-break/></text:p>
        </text:list-item>
        <text:list-item>
          <text:p text:style-name="P140"><text:span text:style-name="T2">Flintlock Musket:</text:span> This is a standard musket used by infantry throughout Europe.<text:line-break/></text:p>
        </text:list-item>
        <text:list-item>
          <text:p text:style-name="P140"><text:span text:style-name="T2">Flintlock Pistol:</text:span> A single-barrel pistol found all over Europe.<text:line-break/></text:p>
        </text:list-item>
        <text:list-item>
          <text:p text:style-name="P140"><text:span text:style-name="T2">Hunting Bow:</text:span> This standard bow, also called a shortbow or flatbow, has been used for millennia in pretty much every nation.<text:line-break/></text:p>
        </text:list-item>
        <text:list-item>
          <text:p text:style-name="P140"><text:span text:style-name="T2">Rifled Musket:</text:span> With a rifled barrel to provide better accuracy at long range, this musket is the favored weapon of snipers.<text:line-break/></text:p>
        </text:list-item>
        <text:list-item>
          <text:p text:style-name="P140"><text:span text:style-name="T2">Thrown Dagger:</text:span> A dagger doesn’t have be reloaded, but you take a Drop 1 penalty to draw it as you would with any other weapon – and once it’s thrown, you don’t have it any more.<text:line-break/></text:p>
        </text:list-item>
        <text:list-item>
          <text:p text:style-name="P140"><text:span text:style-name="T2">Thrown Spear:</text:span> Like a dagger, a thrown spear must be drawn first but doesn’t require ammunition.<text:line-break/></text:p>
        </text:list-item>
      </text:list>
      <text:h text:style-name="Heading_20_6" text:outline-level="6"><text:bookmark-start text:name="ammunition"/>Ammunition<text:bookmark-end text:name="ammunition"/></text:h>
      <text:p text:style-name="First_20_paragraph">Firing a musket or pistol uses a small amount of blackpowder and a bullet, while a bow requires an arrow.</text:p>
      <text:p text:style-name="Text_20_body">However, strict tracking of ammunition and powder doesn’t contribute to the swashbuckling adventure style of the genre. If you have an Aimed weapon that has a Reload value, you’re assumed to have enough powder, bullets, or arrows to fire your weapon and reload it as many times as necessary.</text:p>
      <text:p text:style-name="Text_20_body">This applies even if you use someone else’s weapon, or a weapon you just picked up – you just don’t track ammo for Aimed weapons. Except, of course, for explosive weapons.</text:p>
      <text:h text:style-name="Heading_20_4" text:outline-level="4"><text:bookmark-start text:name="explosive-weapons"/>Explosive Weapons<text:bookmark-end text:name="explosive-weapons"/></text:h>
      <text:p text:style-name="First_20_paragraph">Unlike conventional weapons, which use Dueling or Military (Aim) rolls for attack, explosive weapons affect an entire area and inflict damage on every creature, object, or other target within that area.</text:p>
      <text:list text:style-name="L97">
        <text:list-item>
          <text:p text:style-name="P141"><text:span text:style-name="T2">Base Damage:</text:span> <text:span text:style-name="T1">description needed</text:span><text:line-break/></text:p>
        </text:list-item>
        <text:list-item>
          <text:p text:style-name="P141"><text:span text:style-name="T2">Yield:</text:span> <text:span text:style-name="T1">description needed</text:span><text:line-break/></text:p>
        </text:list-item>
        <text:list-item>
          <text:p text:style-name="P141"><text:span text:style-name="T2">Special:</text:span> <text:span text:style-name="T1">description needed</text:span><text:line-break/></text:p>
        </text:list-item>
        <text:list-item>
          <text:p text:style-name="P141"><text:span text:style-name="T2">Inflict 1 Yield</text:span>: <text:span text:style-name="T1">description needed</text:span><text:line-break/></text:p>
        </text:list-item>
        <text:list-item>
          <text:p text:style-name="P141"><text:span text:style-name="T2">Inflict 2 Wounds</text:span>: <text:span text:style-name="T1">description needed</text:span><text:line-break/></text:p>
        </text:list-item>
        <text:list-item>
          <text:p text:style-name="P141"><text:span text:style-name="T2">Add 1 Area</text:span>: <text:span text:style-name="T1">description needed</text:span><text:line-break/></text:p>
        </text:list-item>
        <text:list-item>
          <text:p text:style-name="P141"><text:span text:style-name="T2">Increase Radius</text:span>: <text:span text:style-name="T1">description needed</text:span><text:line-break/></text:p>
        </text:list-item>
        <text:list-item>
          <text:p text:style-name="P141"><text:span text:style-name="T2">Radius</text:span>: <text:span text:style-name="T1">description needed</text:span><text:line-break/></text:p>
        </text:list-item>
        <text:list-item>
          <text:p text:style-name="P141"><text:span text:style-name="T2">Maximum Range</text:span>: <text:span text:style-name="T1">description needed</text:span><text:line-break/></text:p>
        </text:list-item>
        <text:list-item>
          <text:p text:style-name="P141"><text:span text:style-name="T2">Naval Areas</text:span>: <text:span text:style-name="T1">description needed</text:span><text:line-break/></text:p>
        </text:list-item>
        <text:list-item>
          <text:p text:style-name="P141"><text:span text:style-name="T2">Supplies</text:span>: <text:span text:style-name="T1">description needed</text:span><text:line-break/></text:p>
        </text:list-item>
      </text:list>
      <table:table table:name="Table97" table:style-name="Table97">
        <table:table-column table:style-name="Table97.A"/>
        <table:table-column table:style-name="Table97.B"/>
        <table:table-column table:style-name="Table97.C"/>
        <table:table-column table:style-name="Table97.D"/>
        <table:table-column table:style-name="Table97.E"/>
        <table:table-header-rows>
          <table:table-row>
            <table:table-cell table:style-name="TableHeaderRowCell" office:value-type="string">
              <text:p text:style-name="Table_20_Heading">Weapon</text:p>
            </table:table-cell>
            <table:table-cell table:style-name="TableHeaderRowCell" office:value-type="string">
              <text:p text:style-name="P142">Cost</text:p>
            </table:table-cell>
            <table:table-cell table:style-name="TableHeaderRowCell" office:value-type="string">
              <text:p text:style-name="Table_20_Heading">Base Damage</text:p>
            </table:table-cell>
            <table:table-cell table:style-name="TableHeaderRowCell" office:value-type="string">
              <text:p text:style-name="P143">Yield</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Grenade</text:p>
          </table:table-cell>
          <table:table-cell table:style-name="TableRowCell" office:value-type="string">
            <text:p text:style-name="P144">1D6</text:p>
          </table:table-cell>
          <table:table-cell table:style-name="TableRowCell" office:value-type="string">
            <text:p text:style-name="Table_20_Contents">1D6 Wounds</text:p>
          </table:table-cell>
          <table:table-cell table:style-name="TableRowCell" office:value-type="string">
            <text:p text:style-name="P145">x2</text:p>
          </table:table-cell>
          <table:table-cell table:style-name="TableRowCell" office:value-type="string">
            <text:p text:style-name="Table_20_Contents">--</text:p>
          </table:table-cell>
        </table:table-row>
        <table:table-row>
          <table:table-cell table:style-name="TableRowCell" office:value-type="string">
            <text:p text:style-name="Table_20_Contents">Grenade, alchemical</text:p>
          </table:table-cell>
          <table:table-cell table:style-name="TableRowCell" office:value-type="string">
            <text:p text:style-name="P144">2D6</text:p>
          </table:table-cell>
          <table:table-cell table:style-name="TableRowCell" office:value-type="string">
            <text:p text:style-name="Table_20_Contents">1 Wound</text:p>
          </table:table-cell>
          <table:table-cell table:style-name="TableRowCell" office:value-type="string">
            <text:p text:style-name="P145">x4</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Grenade, canister</text:p>
          </table:table-cell>
          <table:table-cell table:style-name="TableRowCell" office:value-type="string">
            <text:p text:style-name="P144">2D6</text:p>
          </table:table-cell>
          <table:table-cell table:style-name="TableRowCell" office:value-type="string">
            <text:p text:style-name="Table_20_Contents">1D6 Wounds</text:p>
          </table:table-cell>
          <table:table-cell table:style-name="TableRowCell" office:value-type="string">
            <text:p text:style-name="P145">x2</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Grenade, smoke</text:p>
          </table:table-cell>
          <table:table-cell table:style-name="TableRowCell" office:value-type="string">
            <text:p text:style-name="P144">2D6</text:p>
          </table:table-cell>
          <table:table-cell table:style-name="TableRowCell" office:value-type="string">
            <text:p text:style-name="Table_20_Contents">--</text:p>
          </table:table-cell>
          <table:table-cell table:style-name="TableRowCell" office:value-type="string">
            <text:p text:style-name="P145">x2</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thunder</text:p>
          </table:table-cell>
          <table:table-cell table:style-name="TableRowCell" office:value-type="string">
            <text:p text:style-name="P144">1D6</text:p>
          </table:table-cell>
          <table:table-cell table:style-name="TableRowCell" office:value-type="string">
            <text:p text:style-name="Table_20_Contents">1 Wound</text:p>
          </table:table-cell>
          <table:table-cell table:style-name="TableRowCell" office:value-type="string">
            <text:p text:style-name="P145">x3</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wildfire</text:p>
          </table:table-cell>
          <table:table-cell table:style-name="TableRowCell" office:value-type="string">
            <text:p text:style-name="P144">2D6</text:p>
          </table:table-cell>
          <table:table-cell table:style-name="TableRowCell" office:value-type="string">
            <text:p text:style-name="Table_20_Contents">1D6 Wounds</text:p>
          </table:table-cell>
          <table:table-cell table:style-name="TableRowCell" office:value-type="string">
            <text:p text:style-name="P145">x2</text:p>
          </table:table-cell>
          <table:table-cell table:style-name="TableRowCell" office:value-type="string">
            <text:p text:style-name="Table_20_Contents">+: Add 1 Area</text:p>
          </table:table-cell>
        </table:table-row>
      </table:table>
      <text:p text:style-name="Table">Table <text:sequence text:ref-name="refTable51" text:name="Table" text:formula="ooow:Table+1" style:num-format="1">52</text:sequence>: Grenades</text:p>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column table:style-name="Table98.H"/>
        <table:table-column table:style-name="Table98.I"/>
        <table:table-header-rows>
          <table:table-row>
            <table:table-cell table:style-name="TableHeaderRowCell" office:value-type="string">
              <text:p text:style-name="Table_20_Heading">Delivery Mechanism</text:p>
            </table:table-cell>
            <table:table-cell table:style-name="TableHeaderRowCell" office:value-type="string">
              <text:p text:style-name="P146">Cost</text:p>
            </table:table-cell>
            <table:table-cell table:style-name="TableHeaderRowCell" office:value-type="string">
              <text:p text:style-name="P147">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Thrown</text:p>
          </table:table-cell>
          <table:table-cell table:style-name="TableRowCell" office:value-type="string">
            <text:p text:style-name="P148">--</text:p>
          </table:table-cell>
          <table:table-cell table:style-name="TableRowCell" office:value-type="string">
            <text:p text:style-name="P149">Main</text:p>
          </table:table-cell>
          <table:table-cell table:style-name="TableRowCell" office:value-type="string">
            <text:p text:style-name="Table_20_Contents">Grenad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Mortar, hand</text:p>
          </table:table-cell>
          <table:table-cell table:style-name="TableRowCell" office:value-type="string">
            <text:p text:style-name="P148">1D8</text:p>
          </table:table-cell>
          <table:table-cell table:style-name="TableRowCell" office:value-type="string">
            <text:p text:style-name="P149">Both</text:p>
          </table:table-cell>
          <table:table-cell table:style-name="TableRowCell" office:value-type="string">
            <text:p text:style-name="Table_20_Contents">Cannon +1D1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row, fired</text:p>
          </table:table-cell>
          <table:table-cell table:style-name="TableRowCell" office:value-type="string">
            <text:p text:style-name="P148">--</text:p>
          </table:table-cell>
          <table:table-cell table:style-name="TableRowCell" office:value-type="string">
            <text:p text:style-name="P149">Both</text:p>
          </table:table-cell>
          <table:table-cell table:style-name="TableRowCell" office:value-type="string">
            <text:p text:style-name="Table_20_Contents">Bow +1D6</text:p>
          </table:table-cell>
          <table:table-cell table:style-name="TableRowCell" office:value-type="string">
            <text:p text:style-name="Table_20_Contents">Drop 4</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3</text:p>
          </table:table-cell>
          <table:table-cell table:style-name="TableRowCell" office:value-type="string">
            <text:p text:style-name="Table_20_Contents">Drop 3</text:p>
          </table:table-cell>
        </table:table-row>
      </table:table>
      <text:p text:style-name="Table">Table <text:sequence text:ref-name="refTable52" text:name="Table" text:formula="ooow:Table+1" style:num-format="1">53</text:sequence>: Grenade Attacks</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G"/>
        <table:table-column table:style-name="Table99.H"/>
        <table:table-header-rows>
          <table:table-row>
            <table:table-cell table:style-name="TableHeaderRowCell" office:value-type="string">
              <text:p text:style-name="Table_20_Heading">Bomb Type</text:p>
            </table:table-cell>
            <table:table-cell table:style-name="TableHeaderRowCell" office:value-type="string">
              <text:p text:style-name="P150">Cost</text:p>
            </table:table-cell>
            <table:table-cell table:style-name="TableHeaderRowCell" office:value-type="string">
              <text:p text:style-name="Table_20_Heading">Scale</text:p>
            </table:table-cell>
            <table:table-cell table:style-name="TableHeaderRowCell" office:value-type="string">
              <text:p text:style-name="Table_20_Heading">Item Die</text:p>
            </table:table-cell>
            <table:table-cell table:style-name="TableHeaderRowCell" office:value-type="string">
              <text:p text:style-name="Table_20_Heading">Base Damage</text:p>
            </table:table-cell>
            <table:table-cell table:style-name="TableHeaderRowCell" office:value-type="string">
              <text:p text:style-name="P151">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P152">4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6 Wounds</text:p>
          </table:table-cell>
          <table:table-cell table:style-name="TableRowCell" office:value-type="string">
            <text:p text:style-name="P153">x4</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Bomb, canister</text:p>
          </table:table-cell>
          <table:table-cell table:style-name="TableRowCell" office:value-type="string">
            <text:p text:style-name="P152">3D8</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53">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Bomb, heavy</text:p>
          </table:table-cell>
          <table:table-cell table:style-name="TableRowCell" office:value-type="string">
            <text:p text:style-name="P152">3D8</text:p>
          </table:table-cell>
          <table:table-cell table:style-name="TableRowCell" office:value-type="string">
            <text:p text:style-name="Table_20_Contents">Human-Scale</text:p>
          </table:table-cell>
          <table:table-cell table:style-name="TableRowCell" office:value-type="string">
            <text:p text:style-name="Table_20_Contents">Blackpowder +1D12</text:p>
          </table:table-cell>
          <table:table-cell table:style-name="TableRowCell" office:value-type="string">
            <text:p text:style-name="Table_20_Contents">2D6 Wounds</text:p>
          </table:table-cell>
          <table:table-cell table:style-name="TableRowCell" office:value-type="string">
            <text:p text:style-name="P153">x2</text:p>
          </table:table-cell>
          <table:table-cell table:style-name="TableRowCell" office:value-type="string">
            <text:p text:style-name="Table_20_Contents">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mining</text:p>
          </table:table-cell>
          <table:table-cell table:style-name="TableRowCell" office:value-type="string">
            <text:p text:style-name="P152">2D6</text:p>
          </table:table-cell>
          <table:table-cell table:style-name="TableRowCell" office:value-type="string">
            <text:p text:style-name="Table_20_Contents">Carried</text:p>
          </table:table-cell>
          <table:table-cell table:style-name="TableRowCell" office:value-type="string">
            <text:p text:style-name="Table_20_Contents">Blackpowder +1D10</text:p>
          </table:table-cell>
          <table:table-cell table:style-name="TableRowCell" office:value-type="string">
            <text:p text:style-name="Table_20_Contents">1D6 Wounds</text:p>
          </table:table-cell>
          <table:table-cell table:style-name="TableRowCell" office:value-type="string">
            <text:p text:style-name="P153">x2</text:p>
          </table:table-cell>
          <table:table-cell table:style-name="TableRowCell" office:value-type="string">
            <text:p text:style-name="Table_20_Contents">Adjacent, 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horn</text:p>
          </table:table-cell>
          <table:table-cell table:style-name="TableRowCell" office:value-type="string">
            <text:p text:style-name="P152">--</text:p>
          </table:table-cell>
          <table:table-cell table:style-name="TableRowCell" office:value-type="string">
            <text:p text:style-name="Table_20_Contents">Pocket</text:p>
          </table:table-cell>
          <table:table-cell table:style-name="TableRowCell" office:value-type="string">
            <text:p text:style-name="Table_20_Contents">Blackpowder +1D0</text:p>
          </table:table-cell>
          <table:table-cell table:style-name="TableRowCell" office:value-type="string">
            <text:p text:style-name="Table_20_Contents">1 Wound</text:p>
          </table:table-cell>
          <table:table-cell table:style-name="TableRowCell" office:value-type="string">
            <text:p text:style-name="P153">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keg</text:p>
          </table:table-cell>
          <table:table-cell table:style-name="TableRowCell" office:value-type="string">
            <text:p text:style-name="P152">1D6</text:p>
          </table:table-cell>
          <table:table-cell table:style-name="TableRowCell" office:value-type="string">
            <text:p text:style-name="Table_20_Contents">Handheld</text:p>
          </table:table-cell>
          <table:table-cell table:style-name="TableRowCell" office:value-type="string">
            <text:p text:style-name="Table_20_Contents">Blackpowder +1D0</text:p>
          </table:table-cell>
          <table:table-cell table:style-name="TableRowCell" office:value-type="string">
            <text:p text:style-name="Table_20_Contents">1D6 Wounds</text:p>
          </table:table-cell>
          <table:table-cell table:style-name="TableRowCell" office:value-type="string">
            <text:p text:style-name="P153">x2</text:p>
          </table:table-cell>
          <table:table-cell table:style-name="TableRowCell" office:value-type="string">
            <text:p text:style-name="Table_20_Contents">Close, Adjacent</text:p>
          </table:table-cell>
          <table:table-cell table:style-name="TableRowCell" office:value-type="string">
            <text:p text:style-name="Table_20_Contents">--</text:p>
          </table:table-cell>
        </table:table-row>
        <table:table-row>
          <table:table-cell table:style-name="TableRowCell" office:value-type="string">
            <text:p text:style-name="Table_20_Contents">Bomb, smoke</text:p>
          </table:table-cell>
          <table:table-cell table:style-name="TableRowCell" office:value-type="string">
            <text:p text:style-name="P152">2D6</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text:p>
          </table:table-cell>
          <table:table-cell table:style-name="TableRowCell" office:value-type="string">
            <text:p text:style-name="P153">x3</text:p>
          </table:table-cell>
          <table:table-cell table:style-name="TableRowCell" office:value-type="string">
            <text:p text:style-name="Table_20_Contents">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Bomb, structure</text:p>
          </table:table-cell>
          <table:table-cell table:style-name="TableRowCell" office:value-type="string">
            <text:p text:style-name="P152">2D8</text:p>
          </table:table-cell>
          <table:table-cell table:style-name="TableRowCell" office:value-type="string">
            <text:p text:style-name="Table_20_Contents">Human-Scale</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53">x2</text:p>
          </table:table-cell>
          <table:table-cell table:style-name="TableRowCell" office:value-type="string">
            <text:p text:style-name="Table_20_Contents">Short, 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thunder</text:p>
          </table:table-cell>
          <table:table-cell table:style-name="TableRowCell" office:value-type="string">
            <text:p text:style-name="P152">3D6</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6 Wounds</text:p>
          </table:table-cell>
          <table:table-cell table:style-name="TableRowCell" office:value-type="string">
            <text:p text:style-name="P153">x3</text:p>
          </table:table-cell>
          <table:table-cell table:style-name="TableRowCell" office:value-type="string">
            <text:p text:style-name="Table_20_Contents">Close, 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Bomb, wildfire</text:p>
          </table:table-cell>
          <table:table-cell table:style-name="TableRowCell" office:value-type="string">
            <text:p text:style-name="P152">3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10 Wounds</text:p>
          </table:table-cell>
          <table:table-cell table:style-name="TableRowCell" office:value-type="string">
            <text:p text:style-name="P153">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p text:style-name="Table">Table <text:sequence text:ref-name="refTable53" text:name="Table" text:formula="ooow:Table+1" style:num-format="1">54</text:sequence>: Placed Bombs</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column table:style-name="Table100.H"/>
        <table:table-column table:style-name="Table100.I"/>
        <table:table-column table:style-name="Table100.J"/>
        <table:table-column table:style-name="Table100.K"/>
        <table:table-header-rows>
          <table:table-row>
            <table:table-cell table:style-name="TableHeaderRowCell" office:value-type="string">
              <text:p text:style-name="Table_20_Heading">Weapon</text:p>
            </table:table-cell>
            <table:table-cell table:style-name="TableHeaderRowCell" office:value-type="string">
              <text:p text:style-name="P154">Cost</text:p>
            </table:table-cell>
            <table:table-cell table:style-name="TableHeaderRowCell" office:value-type="string">
              <text:p text:style-name="Table_20_Heading">Scale</text:p>
            </table:table-cell>
            <table:table-cell table:style-name="TableHeaderRowCell" office:value-type="string">
              <text:p text:style-name="Table_20_Heading">Weapon Die</text:p>
            </table:table-cell>
            <table:table-cell table:style-name="TableHeaderRowCell" office:value-type="string">
              <text:p text:style-name="Table_20_Heading">Base Damage</text:p>
            </table:table-cell>
            <table:table-cell table:style-name="TableHeaderRowCell" office:value-type="string">
              <text:p text:style-name="Table_20_Heading">Supplies</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cell table:style-name="TableHeaderRowCell" office:value-type="string">
              <text:p text:style-name="Table_20_Heading">Maximum Range</text:p>
            </table:table-cell>
          </table:table-row>
        </table:table-header-rows>
        <table:table-row>
          <table:table-cell table:style-name="TableRowCell" office:value-type="string">
            <text:p text:style-name="Table_20_Contents">Basilic</text:p>
          </table:table-cell>
          <table:table-cell table:style-name="TableRowCell" office:value-type="string">
            <text:p text:style-name="P155">3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1</text:p>
          </table:table-cell>
          <table:table-cell table:style-name="TableRowCell" office:value-type="string">
            <text:p text:style-name="Table_20_Contents">12 Naval Areas</text:p>
          </table:table-cell>
        </table:table-row>
        <table:table-row>
          <table:table-cell table:style-name="TableRowCell" office:value-type="string">
            <text:p text:style-name="Table_20_Contents">Couleuvrine</text:p>
          </table:table-cell>
          <table:table-cell table:style-name="TableRowCell" office:value-type="string">
            <text:p text:style-name="P155">5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Couleuvrine, grande</text:p>
          </table:table-cell>
          <table:table-cell table:style-name="TableRowCell" office:value-type="string">
            <text:p text:style-name="P155">4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2 Wounds</text:p>
          </table:table-cell>
          <table:table-cell table:style-name="TableRowCell" office:value-type="string">
            <text:p text:style-name="Table_20_Contents">4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8 Naval Areas</text:p>
          </table:table-cell>
        </table:table-row>
        <table:table-row>
          <table:table-cell table:style-name="TableRowCell" office:value-type="string">
            <text:p text:style-name="Table_20_Contents">Couleuvrine, moyenne</text:p>
          </table:table-cell>
          <table:table-cell table:style-name="TableRowCell" office:value-type="string">
            <text:p text:style-name="P155">4D10</text:p>
          </table:table-cell>
          <table:table-cell table:style-name="TableRowCell" office:value-type="string">
            <text:p text:style-name="Table_20_Contents">Furniture</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Falconet</text:p>
          </table:table-cell>
          <table:table-cell table:style-name="TableRowCell" office:value-type="string">
            <text:p text:style-name="P155">3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D6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row>
          <table:table-cell table:style-name="TableRowCell" office:value-type="string">
            <text:p text:style-name="Table_20_Contents">Mortar, heavy</text:p>
          </table:table-cell>
          <table:table-cell table:style-name="TableRowCell" office:value-type="string">
            <text:p text:style-name="P155">4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Rabinet</text:p>
          </table:table-cell>
          <table:table-cell table:style-name="TableRowCell" office:value-type="string">
            <text:p text:style-name="P155">2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 Wound</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Vouivre-mignon</text:p>
          </table:table-cell>
          <table:table-cell table:style-name="TableRowCell" office:value-type="string">
            <text:p text:style-name="P155">3D10</text:p>
          </table:table-cell>
          <table:table-cell table:style-name="TableRowCell" office:value-type="string">
            <text:p text:style-name="Table_20_Contents">Furniture</text:p>
          </table:table-cell>
          <table:table-cell table:style-name="TableRowCell" office:value-type="string">
            <text:p text:style-name="Table_20_Contents">Cannon +1D8</text:p>
          </table:table-cell>
          <table:table-cell table:style-name="TableRowCell" office:value-type="string">
            <text:p text:style-name="Table_20_Contents">1D8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
      <text:p text:style-name="Table">Table <text:sequence text:ref-name="refTable54" text:name="Table" text:formula="ooow:Table+1" style:num-format="1">55</text:sequence>: Artillery</text:p>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header-rows>
          <table:table-row>
            <table:table-cell table:style-name="TableHeaderRowCell" office:value-type="string">
              <text:p text:style-name="Table_20_Heading">Projectile Type</text:p>
            </table:table-cell>
            <table:table-cell table:style-name="TableHeaderRowCell" office:value-type="string">
              <text:p text:style-name="P156">Cost</text:p>
            </table:table-cell>
            <table:table-cell table:style-name="TableHeaderRowCell" office:value-type="string">
              <text:p text:style-name="Table_20_Heading">Extra Damage</text:p>
            </table:table-cell>
            <table:table-cell table:style-name="TableHeaderRowCell" office:value-type="string">
              <text:p text:style-name="P157">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Cannon shot, alchemical</text:p>
          </table:table-cell>
          <table:table-cell table:style-name="TableRowCell" office:value-type="string">
            <text:p text:style-name="P158">1D10</text:p>
          </table:table-cell>
          <table:table-cell table:style-name="TableRowCell" office:value-type="string">
            <text:p text:style-name="Table_20_Contents">+1 Wound</text:p>
          </table:table-cell>
          <table:table-cell table:style-name="TableRowCell" office:value-type="string">
            <text:p text:style-name="P159">x3</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canister</text:p>
          </table:table-cell>
          <table:table-cell table:style-name="TableRowCell" office:value-type="string">
            <text:p text:style-name="P158">1D10</text:p>
          </table:table-cell>
          <table:table-cell table:style-name="TableRowCell" office:value-type="string">
            <text:p text:style-name="Table_20_Contents">+1D8 Wounds</text:p>
          </table:table-cell>
          <table:table-cell table:style-name="TableRowCell" office:value-type="string">
            <text:p text:style-name="P159">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Cannon shot, blackpowder</text:p>
          </table:table-cell>
          <table:table-cell table:style-name="TableRowCell" office:value-type="string">
            <text:p text:style-name="P158">1D8</text:p>
          </table:table-cell>
          <table:table-cell table:style-name="TableRowCell" office:value-type="string">
            <text:p text:style-name="Table_20_Contents">+1D6 Wounds</text:p>
          </table:table-cell>
          <table:table-cell table:style-name="TableRowCell" office:value-type="string">
            <text:p text:style-name="P159">x2</text:p>
          </table:table-cell>
          <table:table-cell table:style-name="TableRowCell" office:value-type="string">
            <text:p text:style-name="Table_20_Contents">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chain</text:p>
          </table:table-cell>
          <table:table-cell table:style-name="TableRowCell" office:value-type="string">
            <text:p text:style-name="P158">1D8</text:p>
          </table:table-cell>
          <table:table-cell table:style-name="TableRowCell" office:value-type="string">
            <text:p text:style-name="Table_20_Contents">+1D6 Wounds</text:p>
          </table:table-cell>
          <table:table-cell table:style-name="TableRowCell" office:value-type="string">
            <text:p text:style-name="P159">x3</text:p>
          </table:table-cell>
          <table:table-cell table:style-name="TableRowCell" office:value-type="string">
            <text:p text:style-name="Table_20_Contents">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round</text:p>
          </table:table-cell>
          <table:table-cell table:style-name="TableRowCell" office:value-type="string">
            <text:p text:style-name="P158">2D6</text:p>
          </table:table-cell>
          <table:table-cell table:style-name="TableRowCell" office:value-type="string">
            <text:p text:style-name="Table_20_Contents">+1D6</text:p>
          </table:table-cell>
          <table:table-cell table:style-name="TableRowCell" office:value-type="string">
            <text:p text:style-name="P159">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smoke</text:p>
          </table:table-cell>
          <table:table-cell table:style-name="TableRowCell" office:value-type="string">
            <text:p text:style-name="P158">1D8</text:p>
          </table:table-cell>
          <table:table-cell table:style-name="TableRowCell" office:value-type="string">
            <text:p text:style-name="Table_20_Contents">--</text:p>
          </table:table-cell>
          <table:table-cell table:style-name="TableRowCell" office:value-type="string">
            <text:p text:style-name="P159">x3</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row>
          <table:table-cell table:style-name="TableRowCell" office:value-type="string">
            <text:p text:style-name="Table_20_Contents">Cannon shot, thunder</text:p>
          </table:table-cell>
          <table:table-cell table:style-name="TableRowCell" office:value-type="string">
            <text:p text:style-name="P158">2D6</text:p>
          </table:table-cell>
          <table:table-cell table:style-name="TableRowCell" office:value-type="string">
            <text:p text:style-name="Table_20_Contents">+1 Wound</text:p>
          </table:table-cell>
          <table:table-cell table:style-name="TableRowCell" office:value-type="string">
            <text:p text:style-name="P159">x3</text:p>
          </table:table-cell>
          <table:table-cell table:style-name="TableRowCell" office:value-type="string">
            <text:p text:style-name="Table_20_Contents">Adjacent, 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wildfire</text:p>
          </table:table-cell>
          <table:table-cell table:style-name="TableRowCell" office:value-type="string">
            <text:p text:style-name="P158">1D10</text:p>
          </table:table-cell>
          <table:table-cell table:style-name="TableRowCell" office:value-type="string">
            <text:p text:style-name="Table_20_Contents">+1D8</text:p>
          </table:table-cell>
          <table:table-cell table:style-name="TableRowCell" office:value-type="string">
            <text:p text:style-name="P159">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p text:style-name="Table">Table <text:sequence text:ref-name="refTable55" text:name="Table" text:formula="ooow:Table+1" style:num-format="1">56</text:sequence>: Cannon Shot</text:p>
      <text:h text:style-name="Heading_20_3" text:outline-level="3"><text:bookmark-start text:name="armor"/>Armor<text:bookmark-end text:name="armor"/></text:h>
      <text:p text:style-name="First_20_paragraph">Armor is any kind of clothing or shield used to protect the wearer from attacks. Unlike normal clothing, most types of armor can’t be enchanted by charmweaving. Armor provides an item die, also known as an Armor Die, that can be used on Block rolls. As with all other item dice, you can’t include more than one Armor Die in any dice pools.</text:p>
      <text:p text:style-name="Text_20_body">There are three types of armor: Flexible, Rigid, and Shield. Each type has its own associated armor prowess; if you wear armor of that type but lack the appropriate prowess, you take a Drop 2 penalty on all combat rolls (Defense, Dueling, Brawl, Aim).</text:p>
      <text:p text:style-name="Text_20_body"><text:span text:style-name="T2">Flexible armor: </text:span>This type of armor is usually lighter and more comfortable to wear, although it may not fully protect the wearer. If you are wearing flexible armor, you can’t wear an additional article of clothing on your torso (although all armor includes sufficient undergarments for the armor to be worn).</text:p>
      <text:p text:style-name="Text_20_body"><text:span text:style-name="T2">Rigid armor:</text:span> Solid plates of steel or iron provide the defensive value of a suit of rigid armor. Like flexible armor, you can wear either armor or torso attire, but not both.</text:p>
      <text:p text:style-name="Text_20_body"><text:span text:style-name="T2">Shields:</text:span> A shield is carried in one hand and can be used for both Block and Parry rolls. You can’t include more than one Armor Die in any dice pool, so you can’t combine the Armor Dice of a shield and armor.</text:p>
      <text:p text:style-name="Text_20_body">The following table lists the types of armor commonly found; each of these would have a +1D0 Availability Die in major cities, and +1D6 elsewhere.</text:p>
      <table:table table:name="Table102" table:style-name="Table102">
        <table:table-column table:style-name="Table102.A"/>
        <table:table-column table:style-name="Table102.B"/>
        <table:table-column table:style-name="Table102.C"/>
        <table:table-column table:style-name="Table102.D"/>
        <table:table-header-rows>
          <table:table-row>
            <table:table-cell table:style-name="TableHeaderRowCell" office:value-type="string">
              <text:p text:style-name="Table_20_Heading">Armor Type</text:p>
            </table:table-cell>
            <table:table-cell table:style-name="TableHeaderRowCell" office:value-type="string">
              <text:p text:style-name="P160">Cost</text:p>
            </table:table-cell>
            <table:table-cell table:style-name="TableHeaderRowCell" office:value-type="string">
              <text:p text:style-name="P161">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62">1D6</text:p>
          </table:table-cell>
          <table:table-cell table:style-name="TableRowCell" office:value-type="string">
            <text:p text:style-name="P163">Shield</text:p>
          </table:table-cell>
          <table:table-cell table:style-name="TableRowCell" office:value-type="string">
            <text:p text:style-name="Table_20_Contents">Block, Parry +1D8</text:p>
          </table:table-cell>
        </table:table-row>
        <table:table-row>
          <table:table-cell table:style-name="TableRowCell" office:value-type="string">
            <text:p text:style-name="Table_20_Contents">Leather jerkin</text:p>
          </table:table-cell>
          <table:table-cell table:style-name="TableRowCell" office:value-type="string">
            <text:p text:style-name="P162">1D6</text:p>
          </table:table-cell>
          <table:table-cell table:style-name="TableRowCell" office:value-type="string">
            <text:p text:style-name="P163">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Steel breastplate</text:p>
          </table:table-cell>
          <table:table-cell table:style-name="TableRowCell" office:value-type="string">
            <text:p text:style-name="P162">1D8</text:p>
          </table:table-cell>
          <table:table-cell table:style-name="TableRowCell" office:value-type="string">
            <text:p text:style-name="P163">Rigid</text:p>
          </table:table-cell>
          <table:table-cell table:style-name="TableRowCell" office:value-type="string">
            <text:p text:style-name="Table_20_Contents">Block +1D10</text:p>
          </table:table-cell>
        </table:table-row>
      </table:table>
      <text:p text:style-name="Table">Table <text:sequence text:ref-name="refTable56" text:name="Table" text:formula="ooow:Table+1" style:num-format="1">57</text:sequence>: Common Armor</text:p>
      <text:list text:style-name="L98">
        <text:list-item>
          <text:p text:style-name="P164"><text:span text:style-name="T2">Buckler: </text:span>A buckler is a type of small shield commonly used in dueling, usually paired with a rapier or other sword. They’re good at deflecting blows as well as setting up an opponent for a riposte.</text:p>
        </text:list-item>
        <text:list-item>
          <text:p text:style-name="P164"><text:span text:style-name="T2">Leather jerkin: </text:span>One of the most commonly worn armors, leather jerkins are simply leather vests or jackets reinforced with cuir bouilli shoulders and chest plates. While some can be decorated with artistic designs (for twice the price), the leather material can’t support the enchantments needed for charmweaving.</text:p>
        </text:list-item>
        <text:list-item>
          <text:p text:style-name="P164"><text:span text:style-name="T2">Steel breastplate: </text:span>A hard, steel breastplate, also known as a cuirass, protects the vital organs of its wearer, with the exception of the head. As with most armor, you can’t wear both a breastplate and an article of torso clothing, and the armor doesn’t support charmweaving.</text:p>
        </text:list-item>
      </text:list>
      <text:p text:style-name="First_20_paragraph">Some less common armors are shown below. Each has an Availability Die in a city that equals its cost, and one or more steps higher in smaller towns.</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Armor Type</text:p>
            </table:table-cell>
            <table:table-cell table:style-name="TableHeaderRowCell" office:value-type="string">
              <text:p text:style-name="P165">Cost</text:p>
            </table:table-cell>
            <table:table-cell table:style-name="TableHeaderRowCell" office:value-type="string">
              <text:p text:style-name="P166">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ff coat</text:p>
          </table:table-cell>
          <table:table-cell table:style-name="TableRowCell" office:value-type="string">
            <text:p text:style-name="P167">1D10</text:p>
          </table:table-cell>
          <table:table-cell table:style-name="TableRowCell" office:value-type="string">
            <text:p text:style-name="P168">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Gambeson</text:p>
          </table:table-cell>
          <table:table-cell table:style-name="TableRowCell" office:value-type="string">
            <text:p text:style-name="P167">1D8</text:p>
          </table:table-cell>
          <table:table-cell table:style-name="TableRowCell" office:value-type="string">
            <text:p text:style-name="P168">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Kite shield</text:p>
          </table:table-cell>
          <table:table-cell table:style-name="TableRowCell" office:value-type="string">
            <text:p text:style-name="P167">1D8</text:p>
          </table:table-cell>
          <table:table-cell table:style-name="TableRowCell" office:value-type="string">
            <text:p text:style-name="P168">Shield</text:p>
          </table:table-cell>
          <table:table-cell table:style-name="TableRowCell" office:value-type="string">
            <text:p text:style-name="Table_20_Contents">Block, Parry +1D10</text:p>
          </table:table-cell>
        </table:table-row>
        <table:table-row>
          <table:table-cell table:style-name="TableRowCell" office:value-type="string">
            <text:p text:style-name="Table_20_Contents">Maille hauberk</text:p>
          </table:table-cell>
          <table:table-cell table:style-name="TableRowCell" office:value-type="string">
            <text:p text:style-name="P167">1D8</text:p>
          </table:table-cell>
          <table:table-cell table:style-name="TableRowCell" office:value-type="string">
            <text:p text:style-name="P168">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Morion</text:p>
          </table:table-cell>
          <table:table-cell table:style-name="TableRowCell" office:value-type="string">
            <text:p text:style-name="P167">1D6</text:p>
          </table:table-cell>
          <table:table-cell table:style-name="TableRowCell" office:value-type="string">
            <text:p text:style-name="P168">Rigid</text:p>
          </table:table-cell>
          <table:table-cell table:style-name="TableRowCell" office:value-type="string">
            <text:p text:style-name="Table_20_Contents">Block +1D6</text:p>
          </table:table-cell>
        </table:table-row>
        <table:table-row>
          <table:table-cell table:style-name="TableRowCell" office:value-type="string">
            <text:p text:style-name="Table_20_Contents">Parade armor</text:p>
          </table:table-cell>
          <table:table-cell table:style-name="TableRowCell" office:value-type="string">
            <text:p text:style-name="P167">1D12</text:p>
          </table:table-cell>
          <table:table-cell table:style-name="TableRowCell" office:value-type="string">
            <text:p text:style-name="P168">Rigid</text:p>
          </table:table-cell>
          <table:table-cell table:style-name="TableRowCell" office:value-type="string">
            <text:p text:style-name="Table_20_Contents">Block +1D8</text:p>
          </table:table-cell>
        </table:table-row>
        <table:table-row>
          <table:table-cell table:style-name="TableRowCell" office:value-type="string">
            <text:p text:style-name="Table_20_Contents">Plate armor</text:p>
          </table:table-cell>
          <table:table-cell table:style-name="TableRowCell" office:value-type="string">
            <text:p text:style-name="P167">1D10</text:p>
          </table:table-cell>
          <table:table-cell table:style-name="TableRowCell" office:value-type="string">
            <text:p text:style-name="P168">Rigid</text:p>
          </table:table-cell>
          <table:table-cell table:style-name="TableRowCell" office:value-type="string">
            <text:p text:style-name="Table_20_Contents">Block +1D12</text:p>
          </table:table-cell>
        </table:table-row>
        <table:table-row>
          <table:table-cell table:style-name="TableRowCell" office:value-type="string">
            <text:p text:style-name="Table_20_Contents">Almain-rivet</text:p>
          </table:table-cell>
          <table:table-cell table:style-name="TableRowCell" office:value-type="string">
            <text:p text:style-name="P167">1D6</text:p>
          </table:table-cell>
          <table:table-cell table:style-name="TableRowCell" office:value-type="string">
            <text:p text:style-name="P168">Rigid</text:p>
          </table:table-cell>
          <table:table-cell table:style-name="TableRowCell" office:value-type="string">
            <text:p text:style-name="Table_20_Contents">Block +1D8</text:p>
          </table:table-cell>
        </table:table-row>
      </table:table>
      <text:p text:style-name="Table">Table <text:sequence text:ref-name="refTable57" text:name="Table" text:formula="ooow:Table+1" style:num-format="1">58</text:sequence>: Uncommon Armor</text:p>
      <text:list text:style-name="L99">
        <text:list-item>
          <text:p text:style-name="P169"><text:span text:style-name="T2">Buff coat:</text:span> Essentially a longer, reinforced gambeson, buff coats are favored by military officers. As with gambesons, they have charmwoven enchants; they are Soldier (1D6) social rank, can take Military (Brawl, Aim, or Strategy) charms, and are available in the full range of colors used in charmweaving. </text:p>
        </text:list-item>
        <text:list-item>
          <text:p text:style-name="P169"><text:span text:style-name="T2">Gambeson: </text:span>Thick cloth padding makes these jerkins equal to leather in protective value, but the slightly longer construction time means they see less use. However, they can have charmwoven enchants added. Gambesons are considered to be Soldier (1D6) social rank, can have Defense (Block, Parry, or Dodge) charms added, and are only available in neutral colors. </text:p>
        </text:list-item>
        <text:list-item>
          <text:p text:style-name="P169"><text:span text:style-name="T2">Kite shield:</text:span> Also known as a heater shield, this is larger than a buckler. The size prevents you from effectively using any Main Hand weapon at the same time as the shield.</text:p>
        </text:list-item>
        <text:list-item>
          <text:p text:style-name="P169"><text:span text:style-name="T2">Maille hauberk: </text:span>This is a jacket or vest made of chainmail. The protective benefits in modern France are outweighed by the time – and thus the cost – necessary to produce it.</text:p>
        </text:list-item>
        <text:list-item>
          <text:p text:style-name="P169"><text:span text:style-name="T2">Morion:</text:span> This is an open-faced, steel helmet shaped somewhat like a hat with a ridge down the middle. Morions are favored by guards and infantry. While it gives minimal protection when used alone, it grants a +1D6 Bonus Die to Block rolls if you’re wearing a steel breastplate. You can’t wear an article of head attire while wearing a morion.</text:p>
        </text:list-item>
        <text:list-item>
          <text:p text:style-name="P169"><text:span text:style-name="T2">Parade armor: </text:span>These are highly decorative suits of plate armor, each one individually made for its wearer. (They’re only available in major cities, and even then usually have a +1D12 Availability Die.) Like other suits of plate armor, the wearer takes a Drop 2 penalty on Defense (Dodge), Dueling (Feint), and Nature (Prowl) rolls when parade armor is worn.</text:p>
          <text:p text:style-name="P169">While the actual protective value of parade armor is less than a suit of plate armor, they are the only type of rigid armor that can take charms. Parade armor is Noble (1D10) social rank and can be made in any color. The helmet, breastplate, gauntlets, and boots can each have individual charms. </text:p>
          <text:p text:style-name="P169">Parade armor helmet charms can be Culture (Arts, Etiquette, Scholarship) or Observation (Perceive, Intuition, Deduce); breastplate charms can be Defense (Block, Parry, Dodge) or Interaction (Inspire, Negotiate, Deceive); gauntlet charms can be Military (Brawl, Aim, Strategy) or Streetwise (Banter, Carouse, Larceny); and boot charms can be Nature (Explore, Husbandry, Prowl) or Dueling (Lunge, Parry, Riposte). The entire suit of parade armor must be worn or none of the charms are active.</text:p>
        </text:list-item>
        <text:list-item>
          <text:p text:style-name="P169"><text:span text:style-name="T2">Plate armor:</text:span> Plate armor provides superior protective ability albeit at the expense of mobility. While you are wearing plate armor, you take a Drop 2 penalty on Dodge, Feint, and Prowl rolls. In addition, you can’t wear any additional articles of clothing save for shoulder items such as cloaks or tabards.</text:p>
        </text:list-item>
        <text:list-item>
          <text:p text:style-name="P169"><text:span text:style-name="T2">Almain-rivet:</text:span> Originally created in Germany (“Almain” references an Early Modern English term meaning “German”), these are cheap, easily constructed suits of partial plate armor used for equipping large armies. There’s nothing glamorous about them; they’re simply functional. You can’t wear torso, head, or arm clothing items while wearing almain-rivet.</text:p>
        </text:list-item>
      </text:list>
      <text:h text:style-name="Heading_20_3" text:outline-level="3"><text:bookmark-start text:name="tools-of-the-trade"/>Tools of the Trade<text:bookmark-end text:name="tools-of-the-trade"/></text:h>
      <text:p text:style-name="First_20_paragraph">Tools are sets of objects that grant you an Item Die on one or more dice rolls. You only get this Item Die if you are using the tools in way they were intended to be used (as listed below).</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Item</text:p>
            </table:table-cell>
            <table:table-cell table:style-name="TableHeaderRowCell" office:value-type="string">
              <text:p text:style-name="P170">Cost</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Abacus</text:p>
          </table:table-cell>
          <table:table-cell table:style-name="TableRowCell" office:value-type="string">
            <text:p text:style-name="P171">1D6</text:p>
          </table:table-cell>
          <table:table-cell table:style-name="TableRowCell" office:value-type="string">
            <text:p text:style-name="Table_20_Contents">Calculus +1D6</text:p>
          </table:table-cell>
        </table:table-row>
        <table:table-row>
          <table:table-cell table:style-name="TableRowCell" office:value-type="string">
            <text:p text:style-name="Table_20_Contents">Alchemy Tools</text:p>
          </table:table-cell>
          <table:table-cell table:style-name="TableRowCell" office:value-type="string">
            <text:p text:style-name="P171">1D6</text:p>
          </table:table-cell>
          <table:table-cell table:style-name="TableRowCell" office:value-type="string">
            <text:p text:style-name="Table_20_Contents">Brew +1D6, Poison +1D6</text:p>
          </table:table-cell>
        </table:table-row>
        <table:table-row>
          <table:table-cell table:style-name="TableRowCell" office:value-type="string">
            <text:p text:style-name="Table_20_Contents">Artistic Tools</text:p>
          </table:table-cell>
          <table:table-cell table:style-name="TableRowCell" office:value-type="string">
            <text:p text:style-name="P171">1D6</text:p>
          </table:table-cell>
          <table:table-cell table:style-name="TableRowCell" office:value-type="string">
            <text:p text:style-name="Table_20_Contents">Arts +1D6 creation only</text:p>
          </table:table-cell>
        </table:table-row>
        <table:table-row>
          <table:table-cell table:style-name="TableRowCell" office:value-type="string">
            <text:p text:style-name="Table_20_Contents">Book</text:p>
          </table:table-cell>
          <table:table-cell table:style-name="TableRowCell" office:value-type="string">
            <text:p text:style-name="P171">1D6</text:p>
          </table:table-cell>
          <table:table-cell table:style-name="TableRowCell" office:value-type="string">
            <text:p text:style-name="Table_20_Contents">Knowledge +1D6 on one topic</text:p>
          </table:table-cell>
        </table:table-row>
        <table:table-row>
          <table:table-cell table:style-name="TableRowCell" office:value-type="string">
            <text:p text:style-name="Table_20_Contents">Chirurgeon’s Knives</text:p>
          </table:table-cell>
          <table:table-cell table:style-name="TableRowCell" office:value-type="string">
            <text:p text:style-name="P171">1D6</text:p>
          </table:table-cell>
          <table:table-cell table:style-name="TableRowCell" office:value-type="string">
            <text:p text:style-name="Table_20_Contents">Surgery +1D6, Treat +1D6, Knife +1D6</text:p>
          </table:table-cell>
        </table:table-row>
        <table:table-row>
          <table:table-cell table:style-name="TableRowCell" office:value-type="string">
            <text:p text:style-name="Table_20_Contents">Divination Tools</text:p>
          </table:table-cell>
          <table:table-cell table:style-name="TableRowCell" office:value-type="string">
            <text:p text:style-name="P171">1D6</text:p>
          </table:table-cell>
          <table:table-cell table:style-name="TableRowCell" office:value-type="string">
            <text:p text:style-name="Table_20_Contents">Portents +1D6</text:p>
          </table:table-cell>
        </table:table-row>
        <table:table-row>
          <table:table-cell table:style-name="TableRowCell" office:value-type="string">
            <text:p text:style-name="Table_20_Contents">Farmworking Tools</text:p>
          </table:table-cell>
          <table:table-cell table:style-name="TableRowCell" office:value-type="string">
            <text:p text:style-name="P171">1D6</text:p>
          </table:table-cell>
          <table:table-cell table:style-name="TableRowCell" office:value-type="string">
            <text:p text:style-name="Table_20_Contents">Husbandry +1D6, Cudgel +1D0</text:p>
          </table:table-cell>
        </table:table-row>
        <table:table-row>
          <table:table-cell table:style-name="TableRowCell" office:value-type="string">
            <text:p text:style-name="Table_20_Contents">Kitchen Cutlery</text:p>
          </table:table-cell>
          <table:table-cell table:style-name="TableRowCell" office:value-type="string">
            <text:p text:style-name="P171">1D6</text:p>
          </table:table-cell>
          <table:table-cell table:style-name="TableRowCell" office:value-type="string">
            <text:p text:style-name="Table_20_Contents">Arts +1D6 cooking only, Husbandry +1D6 cooking only, Knife +1D6</text:p>
          </table:table-cell>
        </table:table-row>
        <table:table-row>
          <table:table-cell table:style-name="TableRowCell" office:value-type="string">
            <text:p text:style-name="Table_20_Contents">Lockpicks</text:p>
          </table:table-cell>
          <table:table-cell table:style-name="TableRowCell" office:value-type="string">
            <text:p text:style-name="P171">1D6</text:p>
          </table:table-cell>
          <table:table-cell table:style-name="TableRowCell" office:value-type="string">
            <text:p text:style-name="Table_20_Contents">Larceny +1D6 lockpicking only</text:p>
          </table:table-cell>
        </table:table-row>
        <table:table-row>
          <table:table-cell table:style-name="TableRowCell" office:value-type="string">
            <text:p text:style-name="Table_20_Contents">Magnifying Glass</text:p>
          </table:table-cell>
          <table:table-cell table:style-name="TableRowCell" office:value-type="string">
            <text:p text:style-name="P171">1D6</text:p>
          </table:table-cell>
          <table:table-cell table:style-name="TableRowCell" office:value-type="string">
            <text:p text:style-name="Table_20_Contents">Perceive +1D6 on small items only, Deduce +1D6</text:p>
          </table:table-cell>
        </table:table-row>
        <table:table-row>
          <table:table-cell table:style-name="TableRowCell" office:value-type="string">
            <text:p text:style-name="Table_20_Contents">Mariner’s Astrolabe</text:p>
          </table:table-cell>
          <table:table-cell table:style-name="TableRowCell" office:value-type="string">
            <text:p text:style-name="P171">1D6</text:p>
          </table:table-cell>
          <table:table-cell table:style-name="TableRowCell" office:value-type="string">
            <text:p text:style-name="Table_20_Contents">Explore +1D6 navigation only, Calculus +1D6 navigation only</text:p>
          </table:table-cell>
        </table:table-row>
        <table:table-row>
          <table:table-cell table:style-name="TableRowCell" office:value-type="string">
            <text:p text:style-name="Table_20_Contents">Metalworking Tools</text:p>
          </table:table-cell>
          <table:table-cell table:style-name="TableRowCell" office:value-type="string">
            <text:p text:style-name="P171">1D6</text:p>
          </table:table-cell>
          <table:table-cell table:style-name="TableRowCell" office:value-type="string">
            <text:p text:style-name="Table_20_Contents">Crafting +1D6 metal items only</text:p>
          </table:table-cell>
        </table:table-row>
        <table:table-row>
          <table:table-cell table:style-name="TableRowCell" office:value-type="string">
            <text:p text:style-name="Table_20_Contents">Mining Tools</text:p>
          </table:table-cell>
          <table:table-cell table:style-name="TableRowCell" office:value-type="string">
            <text:p text:style-name="P171">1D6</text:p>
          </table:table-cell>
          <table:table-cell table:style-name="TableRowCell" office:value-type="string">
            <text:p text:style-name="Table_20_Contents">Explore +1D6 prospecting only, Blackpower +1D6 mining only</text:p>
          </table:table-cell>
        </table:table-row>
        <table:table-row>
          <table:table-cell table:style-name="TableRowCell" office:value-type="string">
            <text:p text:style-name="Table_20_Contents">Musical Instrument</text:p>
          </table:table-cell>
          <table:table-cell table:style-name="TableRowCell" office:value-type="string">
            <text:p text:style-name="P171">1D6</text:p>
          </table:table-cell>
          <table:table-cell table:style-name="TableRowCell" office:value-type="string">
            <text:p text:style-name="Table_20_Contents">Arts +1D6 performance only, Inspire +1D6</text:p>
          </table:table-cell>
        </table:table-row>
        <table:table-row>
          <table:table-cell table:style-name="TableRowCell" office:value-type="string">
            <text:p text:style-name="Table_20_Contents">Repair Tools</text:p>
          </table:table-cell>
          <table:table-cell table:style-name="TableRowCell" office:value-type="string">
            <text:p text:style-name="P171">1D6</text:p>
          </table:table-cell>
          <table:table-cell table:style-name="TableRowCell" office:value-type="string">
            <text:p text:style-name="Table_20_Contents">Clockworks +1D6</text:p>
          </table:table-cell>
        </table:table-row>
        <table:table-row>
          <table:table-cell table:style-name="TableRowCell" office:value-type="string">
            <text:p text:style-name="Table_20_Contents">Rolling Pin</text:p>
          </table:table-cell>
          <table:table-cell table:style-name="TableRowCell" office:value-type="string">
            <text:p text:style-name="P171">1D0</text:p>
          </table:table-cell>
          <table:table-cell table:style-name="TableRowCell" office:value-type="string">
            <text:p text:style-name="Table_20_Contents">Arts +1D0 cooking only, Cudgel +1D0</text:p>
          </table:table-cell>
        </table:table-row>
        <table:table-row>
          <table:table-cell table:style-name="TableRowCell" office:value-type="string">
            <text:p text:style-name="Table_20_Contents">Spyglass</text:p>
          </table:table-cell>
          <table:table-cell table:style-name="TableRowCell" office:value-type="string">
            <text:p text:style-name="P171">1D6</text:p>
          </table:table-cell>
          <table:table-cell table:style-name="TableRowCell" office:value-type="string">
            <text:p text:style-name="Table_20_Contents">Observation +1D6 more than 2 areas away</text:p>
          </table:table-cell>
        </table:table-row>
        <table:table-row>
          <table:table-cell table:style-name="TableRowCell" office:value-type="string">
            <text:p text:style-name="Table_20_Contents">Tailoring Tools</text:p>
          </table:table-cell>
          <table:table-cell table:style-name="TableRowCell" office:value-type="string">
            <text:p text:style-name="P171">1D6</text:p>
          </table:table-cell>
          <table:table-cell table:style-name="TableRowCell" office:value-type="string">
            <text:p text:style-name="Table_20_Contents">Weave +1D6</text:p>
          </table:table-cell>
        </table:table-row>
      </table:table>
      <text:p text:style-name="Table">Table <text:sequence text:ref-name="refTable58" text:name="Table" text:formula="ooow:Table+1" style:num-format="1">59</text:sequence>: Tools</text:p>
      <text:list text:style-name="L100">
        <text:list-item>
          <text:p text:style-name="P172"><text:span text:style-name="T2">Abacus:</text:span> <text:span text:style-name="T1">description needed</text:span></text:p>
        </text:list-item>
        <text:list-item>
          <text:p text:style-name="P172"><text:span text:style-name="T2">Alchemy Tools:</text:span> <text:span text:style-name="T1">description needed</text:span></text:p>
        </text:list-item>
        <text:list-item>
          <text:p text:style-name="P172"><text:span text:style-name="T2">Artistic Tools:</text:span> <text:span text:style-name="T1">description needed</text:span></text:p>
        </text:list-item>
        <text:list-item>
          <text:p text:style-name="P172"><text:span text:style-name="T2">Book:</text:span> <text:span text:style-name="T1">description needed</text:span></text:p>
        </text:list-item>
        <text:list-item>
          <text:p text:style-name="P172"><text:span text:style-name="T2">Chirurgeon’s Knives:</text:span> <text:span text:style-name="T1">description needed</text:span></text:p>
        </text:list-item>
        <text:list-item>
          <text:p text:style-name="P172"><text:span text:style-name="T2">Divination Tools:</text:span> <text:span text:style-name="T1">description needed</text:span></text:p>
        </text:list-item>
        <text:list-item>
          <text:p text:style-name="P172"><text:span text:style-name="T2">Farmworking Tools:</text:span> <text:span text:style-name="T1">description needed</text:span></text:p>
        </text:list-item>
        <text:list-item>
          <text:p text:style-name="P172"><text:span text:style-name="T2">Kitchen Cutlery:</text:span> <text:span text:style-name="T1">description needed</text:span></text:p>
        </text:list-item>
        <text:list-item>
          <text:p text:style-name="P172"><text:span text:style-name="T2">Lockpicks:</text:span> <text:span text:style-name="T1">description needed</text:span></text:p>
        </text:list-item>
        <text:list-item>
          <text:p text:style-name="P172"><text:span text:style-name="T2">Magnifying Glass:</text:span> <text:span text:style-name="T1">description needed</text:span></text:p>
        </text:list-item>
        <text:list-item>
          <text:p text:style-name="P172"><text:span text:style-name="T2">Mariner’s Astrolabe:</text:span> <text:span text:style-name="T1">description needed</text:span></text:p>
        </text:list-item>
        <text:list-item>
          <text:p text:style-name="P172"><text:span text:style-name="T2">Metalworking Tools:</text:span> <text:span text:style-name="T1">description needed</text:span></text:p>
        </text:list-item>
        <text:list-item>
          <text:p text:style-name="P172"><text:span text:style-name="T2">Mining Tools:</text:span> <text:span text:style-name="T1">description needed</text:span></text:p>
        </text:list-item>
        <text:list-item>
          <text:p text:style-name="P172"><text:span text:style-name="T2">Musical Instrument:</text:span> <text:span text:style-name="T1">description needed</text:span></text:p>
        </text:list-item>
        <text:list-item>
          <text:p text:style-name="P172"><text:span text:style-name="T2">Repair Tools:</text:span> <text:span text:style-name="T1">description needed</text:span></text:p>
        </text:list-item>
        <text:list-item>
          <text:p text:style-name="P172"><text:span text:style-name="T2">Rolling Pin:</text:span> <text:span text:style-name="T1">description needed</text:span></text:p>
        </text:list-item>
        <text:list-item>
          <text:p text:style-name="P172"><text:span text:style-name="T2">Spyglass:</text:span> <text:span text:style-name="T1">description needed</text:span></text:p>
        </text:list-item>
        <text:list-item>
          <text:p text:style-name="P172"><text:span text:style-name="T2">Tailoring Tools:</text:span> <text:span text:style-name="T1">description needed</text:span></text:p>
        </text:list-item>
      </text:list>
      <text:h text:style-name="Heading_20_3" text:outline-level="3"><text:bookmark-start text:name="alchemy-items"/>Alchemy Items<text:bookmark-end text:name="alchemy-items"/></text:h>
      <text:p text:style-name="First_20_paragraph">The most items created using the Magicks (Brew) specialty are shown below. For a more complete list and rules on using Brew to create your own draughts, salves, and other alchemy items, see .</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Item</text:p>
            </table:table-cell>
            <table:table-cell table:style-name="TableHeaderRowCell" office:value-type="string">
              <text:p text:style-name="P173">Cost</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Antidote</text:p>
          </table:table-cell>
          <table:table-cell table:style-name="TableRowCell" office:value-type="string">
            <text:p text:style-name="P174">D6, bulk</text:p>
          </table:table-cell>
          <table:table-cell table:style-name="TableRowCell" office:value-type="string">
    </table:table-cell>
        </table:table-row>
        <table:table-row>
          <table:table-cell table:style-name="TableRowCell" office:value-type="string">
            <text:p text:style-name="Table_20_Contents">Courage Draught</text:p>
          </table:table-cell>
          <table:table-cell table:style-name="TableRowCell" office:value-type="string">
            <text:p text:style-name="P174">D6, bulk</text:p>
          </table:table-cell>
          <table:table-cell table:style-name="TableRowCell" office:value-type="string">
    </table:table-cell>
        </table:table-row>
        <table:table-row>
          <table:table-cell table:style-name="TableRowCell" office:value-type="string">
            <text:p text:style-name="Table_20_Contents">Detective’s Vice</text:p>
          </table:table-cell>
          <table:table-cell table:style-name="TableRowCell" office:value-type="string">
            <text:p text:style-name="P174">D6, bulk</text:p>
          </table:table-cell>
          <table:table-cell table:style-name="TableRowCell" office:value-type="string">
            <text:p text:style-name="Table_20_Contents">Deduce +1D6</text:p>
          </table:table-cell>
        </table:table-row>
        <table:table-row>
          <table:table-cell table:style-name="TableRowCell" office:value-type="string">
            <text:p text:style-name="Table_20_Contents">Firefly Lamp</text:p>
          </table:table-cell>
          <table:table-cell table:style-name="TableRowCell" office:value-type="string">
            <text:p text:style-name="P174">D6</text:p>
          </table:table-cell>
          <table:table-cell table:style-name="TableRowCell" office:value-type="string">
    </table:table-cell>
        </table:table-row>
        <table:table-row>
          <table:table-cell table:style-name="TableRowCell" office:value-type="string">
            <text:p text:style-name="Table_20_Contents">Healing Unguent</text:p>
          </table:table-cell>
          <table:table-cell table:style-name="TableRowCell" office:value-type="string">
            <text:p text:style-name="P174">D6, bulk</text:p>
          </table:table-cell>
          <table:table-cell table:style-name="TableRowCell" office:value-type="string">
    </table:table-cell>
        </table:table-row>
        <table:table-row>
          <table:table-cell table:style-name="TableRowCell" office:value-type="string">
            <text:p text:style-name="Table_20_Contents">Memory Draught</text:p>
          </table:table-cell>
          <table:table-cell table:style-name="TableRowCell" office:value-type="string">
            <text:p text:style-name="P174">D6, bulk</text:p>
          </table:table-cell>
          <table:table-cell table:style-name="TableRowCell" office:value-type="string">
            <text:p text:style-name="Table_20_Contents">Knowledge +1D6</text:p>
          </table:table-cell>
        </table:table-row>
        <table:table-row>
          <table:table-cell table:style-name="TableRowCell" office:value-type="string">
            <text:p text:style-name="Table_20_Contents">Nimblefingers Unction</text:p>
          </table:table-cell>
          <table:table-cell table:style-name="TableRowCell" office:value-type="string">
            <text:p text:style-name="P174">D6, bulk</text:p>
          </table:table-cell>
          <table:table-cell table:style-name="TableRowCell" office:value-type="string">
            <text:p text:style-name="Table_20_Contents">Larceny +1D6</text:p>
          </table:table-cell>
        </table:table-row>
        <table:table-row>
          <table:table-cell table:style-name="TableRowCell" office:value-type="string">
            <text:p text:style-name="Table_20_Contents">Serpent’s Tongue Draught</text:p>
          </table:table-cell>
          <table:table-cell table:style-name="TableRowCell" office:value-type="string">
            <text:p text:style-name="P174">D6, bulk</text:p>
          </table:table-cell>
          <table:table-cell table:style-name="TableRowCell" office:value-type="string">
            <text:p text:style-name="Table_20_Contents">Deceive +1D6</text:p>
          </table:table-cell>
        </table:table-row>
        <table:table-row>
          <table:table-cell table:style-name="TableRowCell" office:value-type="string">
            <text:p text:style-name="Table_20_Contents">Teetotaler’s Tea</text:p>
          </table:table-cell>
          <table:table-cell table:style-name="TableRowCell" office:value-type="string">
            <text:p text:style-name="P174">D6, bulk</text:p>
          </table:table-cell>
          <table:table-cell table:style-name="TableRowCell" office:value-type="string">
            <text:p text:style-name="Table_20_Contents">Carouse +1D6</text:p>
          </table:table-cell>
        </table:table-row>
      </table:table>
      <text:p text:style-name="Table">Table <text:sequence text:ref-name="refTable59" text:name="Table" text:formula="ooow:Table+1" style:num-format="1">60</text:sequence>: Alchemy Items</text:p>
      <text:list text:style-name="L101">
        <text:list-item>
          <text:p text:style-name="P175"><text:span text:style-name="T2">Antidote:</text:span> One unit is expended each time you use the Poison specialty to neutralize toxins.</text:p>
        </text:list-item>
        <text:list-item>
          <text:p text:style-name="P175"><text:span text:style-name="T2">Courage Draught:</text:span> This removes 1D6 Yield from whoever drinks it.</text:p>
        </text:list-item>
        <text:list-item>
          <text:p text:style-name="P175"><text:span text:style-name="T2">Detective’s Vice:</text:span> <text:span text:style-name="T1">description needed</text:span> drink</text:p>
        </text:list-item>
        <text:list-item>
          <text:p text:style-name="P175"><text:span text:style-name="T2">Firefly Lamp:</text:span> <text:span text:style-name="T1">description needed</text:span> carried</text:p>
        </text:list-item>
        <text:list-item>
          <text:p text:style-name="P175"><text:span text:style-name="T2">Healing Unguent:</text:span> This gives a Treat +1D6 bonus die on Surgery or Treat rolls to heal the person it’s applied to.</text:p>
        </text:list-item>
        <text:list-item>
          <text:p text:style-name="P175"><text:span text:style-name="T2">Memory Draught:</text:span> <text:span text:style-name="T1">description needed</text:span> drink</text:p>
        </text:list-item>
        <text:list-item>
          <text:p text:style-name="P175"><text:span text:style-name="T2">Nimblefingers Unction:</text:span> <text:span text:style-name="T1">description</text:span> applied to hands</text:p>
        </text:list-item>
        <text:list-item>
          <text:p text:style-name="P175"><text:span text:style-name="T2">Serpent’s Tongue Draught:</text:span> <text:span text:style-name="T1">description needed</text:span> drink</text:p>
        </text:list-item>
        <text:list-item>
          <text:p text:style-name="P175"><text:span text:style-name="T2">Teetotaler’s Tea:</text:span> <text:span text:style-name="T1">description needed</text:span> drink</text:p>
        </text:list-item>
      </text:list>
      <text:h text:style-name="Heading_20_3" text:outline-level="3"><text:bookmark-start text:name="clockworks-1"/>Clockworks<text:bookmark-end text:name="clockworks-1"/></text:h>
      <text:p text:style-name="First_20_paragraph">The following items can usually be easily found in a large city such as Lutetia.</text:p>
      <text:p text:style-name="Text_20_body">See for rules on how to create your own devices using the Science (Clockworks) Specialty.</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Item</text:p>
            </table:table-cell>
            <table:table-cell table:style-name="TableHeaderRowCell" office:value-type="string">
              <text:p text:style-name="P176">Cost</text:p>
            </table:table-cell>
          </table:table-row>
        </table:table-header-rows>
        <table:table-row>
          <table:table-cell table:style-name="TableRowCell" office:value-type="string">
            <text:p text:style-name="Table_20_Contents">Autoloader (Musket)</text:p>
          </table:table-cell>
          <table:table-cell table:style-name="TableRowCell" office:value-type="string">
            <text:p text:style-name="P177">D8</text:p>
          </table:table-cell>
        </table:table-row>
        <table:table-row>
          <table:table-cell table:style-name="TableRowCell" office:value-type="string">
            <text:p text:style-name="Table_20_Contents">Autoloader (Pistol)</text:p>
          </table:table-cell>
          <table:table-cell table:style-name="TableRowCell" office:value-type="string">
            <text:p text:style-name="P177">D6</text:p>
          </table:table-cell>
        </table:table-row>
        <table:table-row>
          <table:table-cell table:style-name="TableRowCell" office:value-type="string">
            <text:p text:style-name="Table_20_Contents">Climbing Gears</text:p>
          </table:table-cell>
          <table:table-cell table:style-name="TableRowCell" office:value-type="string">
            <text:p text:style-name="P177">D8</text:p>
          </table:table-cell>
        </table:table-row>
        <table:table-row>
          <table:table-cell table:style-name="TableRowCell" office:value-type="string">
            <text:p text:style-name="Table_20_Contents">Clockwork Limb (Arm)</text:p>
          </table:table-cell>
          <table:table-cell table:style-name="TableRowCell" office:value-type="string">
            <text:p text:style-name="P177">D10</text:p>
          </table:table-cell>
        </table:table-row>
        <table:table-row>
          <table:table-cell table:style-name="TableRowCell" office:value-type="string">
            <text:p text:style-name="Table_20_Contents">Pocketwatch</text:p>
          </table:table-cell>
          <table:table-cell table:style-name="TableRowCell" office:value-type="string">
            <text:p text:style-name="P177">D6</text:p>
          </table:table-cell>
        </table:table-row>
        <table:table-row>
          <table:table-cell table:style-name="TableRowCell" office:value-type="string">
            <text:p text:style-name="Table_20_Contents">Wing-glider, Folding</text:p>
          </table:table-cell>
          <table:table-cell table:style-name="TableRowCell" office:value-type="string">
            <text:p text:style-name="P177">D10</text:p>
          </table:table-cell>
        </table:table-row>
        <table:table-row>
          <table:table-cell table:style-name="TableRowCell" office:value-type="string">
            <text:p text:style-name="Table_20_Contents">Wrist Holster (Pistol)</text:p>
          </table:table-cell>
          <table:table-cell table:style-name="TableRowCell" office:value-type="string">
            <text:p text:style-name="P177">D6</text:p>
          </table:table-cell>
        </table:table-row>
      </table:table>
      <text:p text:style-name="Table">Table <text:sequence text:ref-name="refTable60" text:name="Table" text:formula="ooow:Table+1" style:num-format="1">61</text:sequence>: Common Clockwork Items</text:p>
      <text:list text:style-name="L102">
        <text:list-item>
          <text:p text:style-name="P178"><text:span text:style-name="T2">Autoloader (Musket):</text:span> Reduce Drop penalty by 1 when reloading weapon</text:p>
        </text:list-item>
        <text:list-item>
          <text:p text:style-name="P178"><text:span text:style-name="T2">Autoloader (Pistol):</text:span> Reduce Drop penalty by 1 when reloading weapon</text:p>
        </text:list-item>
        <text:list-item>
          <text:p text:style-name="P178"><text:span text:style-name="T2">Climbing Gears:</text:span> Spend 1 turn to connect two non-adjacent Areas.</text:p>
        </text:list-item>
        <text:list-item>
          <text:p text:style-name="P178"><text:span text:style-name="T2">Clockwork Limb (Arm):</text:span> Replaces arm; D6 Armor Die but Drop 1 with Dueling and Aim rolls using arm</text:p>
        </text:list-item>
        <text:list-item>
          <text:p text:style-name="P178"><text:span text:style-name="T2">Pocketwatch:</text:span> Reliably tells time</text:p>
        </text:list-item>
        <text:list-item>
          <text:p text:style-name="P178"><text:span text:style-name="T2">Wing-glider, Folding:</text:span> Fits in a backpack; slows descent</text:p>
        </text:list-item>
        <text:list-item>
          <text:p text:style-name="P178"><text:span text:style-name="T2">Wrist Holster (Pistol):</text:span> Reduce Drop penalty by 1 when drawing pistol</text:p>
        </text:list-item>
      </text:list>
      <text:h text:style-name="Heading_20_4" text:outline-level="4"><text:bookmark-start text:name="clockwork-weapons"/>Clockwork Weapons<text:bookmark-end text:name="clockwork-weapons"/></text:h>
      <text:p text:style-name="First_20_paragraph"><text:span text:style-name="T1">introduction needed</text:span></text:p>
      <table:table table:name="Table107" table:style-name="Table107">
        <table:table-column table:style-name="Table107.A"/>
        <table:table-column table:style-name="Table107.B"/>
        <table:table-column table:style-name="Table107.C"/>
        <table:table-column table:style-name="Table107.D"/>
        <table:table-column table:style-name="Table107.E"/>
        <table:table-header-rows>
          <table:table-row>
            <table:table-cell table:style-name="TableHeaderRowCell" office:value-type="string">
              <text:p text:style-name="Table_20_Heading">Weapon</text:p>
            </table:table-cell>
            <table:table-cell table:style-name="TableHeaderRowCell" office:value-type="string">
              <text:p text:style-name="Table_20_Heading">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Clockbow</text:p>
          </table:table-cell>
          <table:table-cell table:style-name="TableRowCell" office:value-type="string">
            <text:p text:style-name="Table_20_Contents">D10</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Aim</text:p>
          </table:table-cell>
        </table:table-row>
        <table:table-row>
          <table:table-cell table:style-name="TableRowCell" office:value-type="string">
            <text:p text:style-name="Table_20_Contents">Clockwork Pistol</text:p>
          </table:table-cell>
          <table:table-cell table:style-name="TableRowCell" office:value-type="string">
            <text:p text:style-name="Table_20_Contents">D8</text:p>
          </table:table-cell>
          <table:table-cell table:style-name="TableRowCell" office:value-type="string">
            <text:p text:style-name="Table_20_Contents">Main</text:p>
          </table:table-cell>
          <table:table-cell table:style-name="TableRowCell" office:value-type="string">
            <text:p text:style-name="Table_20_Contents">Pistol +1D6</text:p>
          </table:table-cell>
          <table:table-cell table:style-name="TableRowCell" office:value-type="string">
            <text:p text:style-name="Table_20_Contents">Aim</text:p>
          </table:table-cell>
        </table:table-row>
        <table:table-row>
          <table:table-cell table:style-name="TableRowCell" office:value-type="string">
            <text:p text:style-name="Table_20_Contents">Gearsword</text:p>
          </table:table-cell>
          <table:table-cell table:style-name="TableRowCell" office:value-type="string">
            <text:p text:style-name="Table_20_Contents">D10</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
      <text:p text:style-name="Table">Table <text:sequence text:ref-name="refTable61" text:name="Table" text:formula="ooow:Table+1" style:num-format="1">62</text:sequence>: Clockwork Weapons</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header-rows>
          <table:table-row>
            <table:table-cell table:style-name="TableHeaderRowCell" office:value-type="string">
              <text:p text:style-name="Table_20_Heading">Weapon</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Clockbow</text:p>
          </table:table-cell>
          <table:table-cell table:style-name="TableRowCell" office:value-type="string">
            <text:p text:style-name="Table_20_Contents">Drop 4</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Clockwork Pistol</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
      <text:p text:style-name="Table">Table <text:sequence text:ref-name="refTable62" text:name="Table" text:formula="ooow:Table+1" style:num-format="1">63</text:sequence>: Details for Aimed Clockwork Weapons</text:p>
      <text:list text:style-name="L103">
        <text:list-item>
          <text:p text:style-name="P179"><text:span text:style-name="T2">Clockbow:</text:span> can fire 4 times before reloading; Drop 4 to reload.</text:p>
        </text:list-item>
        <text:list-item>
          <text:p text:style-name="P179"><text:span text:style-name="T2">Clockwork Pistol:</text:span> No gunpowder; quieter than a normal pistol</text:p>
        </text:list-item>
        <text:list-item>
          <text:p text:style-name="P179"><text:span text:style-name="T2">Gearsword:</text:span> Spend 1 Turn to add D6 Weapon die until the end of the scene.</text:p>
        </text:list-item>
      </text:list>
      <text:h text:style-name="Heading_20_3" text:outline-level="3"><text:bookmark-start text:name="living-expenses"/>Living Expenses<text:bookmark-end text:name="living-expenses"/></text:h>
      <text:p text:style-name="First_20_paragraph">Characters are assumed to have their housing and daily nutritional needs met by their Social Rank scores without having to make Wealth rolls or spend Rewards for normal daily living. Only unusual expenses, such as a night on the town or an inn stay in a distant city, need to be paid for separately.</text:p>
      <text:p text:style-name="Text_20_body">The costs below are fairly standardized across France, although it’s only the larger towns and cities that have the best food, inns, and alcohol. As a package, one night’s stay for a character and her horse in an inn with an attached tavern will cost 4D0 for the cheapest room and food, 3D6+1D0 for good quality, and 3D8+1D0 for the most exquisite food, drink, and suite.</text:p>
      <text:p text:style-name="Text_20_body">Characters who go carousing and buy rounds on the house can use the price of the most expensive alcohol bought as an Item die on their Streetwise (Carouse) rolls.</text:p>
      <table:table table:name="Table109" table:style-name="Table109">
        <table:table-column table:style-name="Table109.A"/>
        <table:table-column table:style-name="Table109.B"/>
        <table:table-header-rows>
          <table:table-row>
            <table:table-cell table:style-name="TableHeaderRowCell" office:value-type="string">
              <text:p text:style-name="Table_20_Heading">Service Requested</text:p>
            </table:table-cell>
            <table:table-cell table:style-name="TableHeaderRowCell" office:value-type="string">
              <text:p text:style-name="P180">Cost</text:p>
            </table:table-cell>
          </table:table-row>
        </table:table-header-rows>
        <table:table-row>
          <table:table-cell table:style-name="TableRowCell" office:value-type="string">
            <text:p text:style-name="Table_20_Contents">Drinks for one night, good</text:p>
          </table:table-cell>
          <table:table-cell table:style-name="TableRowCell" office:value-type="string">
            <text:p text:style-name="P181">1D6</text:p>
          </table:table-cell>
        </table:table-row>
        <table:table-row>
          <table:table-cell table:style-name="TableRowCell" office:value-type="string">
            <text:p text:style-name="Table_20_Contents">Drinks for one night, private reserve</text:p>
          </table:table-cell>
          <table:table-cell table:style-name="TableRowCell" office:value-type="string">
            <text:p text:style-name="P181">1D8</text:p>
          </table:table-cell>
        </table:table-row>
        <table:table-row>
          <table:table-cell table:style-name="TableRowCell" office:value-type="string">
            <text:p text:style-name="Table_20_Contents">Drinks for one night, watered down</text:p>
          </table:table-cell>
          <table:table-cell table:style-name="TableRowCell" office:value-type="string">
            <text:p text:style-name="P181">1D0</text:p>
          </table:table-cell>
        </table:table-row>
        <table:table-row>
          <table:table-cell table:style-name="TableRowCell" office:value-type="string">
            <text:p text:style-name="Table_20_Contents">Lodging for one night, cheap</text:p>
          </table:table-cell>
          <table:table-cell table:style-name="TableRowCell" office:value-type="string">
            <text:p text:style-name="P181">1D0</text:p>
          </table:table-cell>
        </table:table-row>
        <table:table-row>
          <table:table-cell table:style-name="TableRowCell" office:value-type="string">
            <text:p text:style-name="Table_20_Contents">Lodging for one night, good</text:p>
          </table:table-cell>
          <table:table-cell table:style-name="TableRowCell" office:value-type="string">
            <text:p text:style-name="P181">1D6</text:p>
          </table:table-cell>
        </table:table-row>
        <table:table-row>
          <table:table-cell table:style-name="TableRowCell" office:value-type="string">
            <text:p text:style-name="Table_20_Contents">Lodging for one night, sumptuous</text:p>
          </table:table-cell>
          <table:table-cell table:style-name="TableRowCell" office:value-type="string">
            <text:p text:style-name="P181">1D8</text:p>
          </table:table-cell>
        </table:table-row>
        <table:table-row>
          <table:table-cell table:style-name="TableRowCell" office:value-type="string">
            <text:p text:style-name="Table_20_Contents">Lodging for one week, cheap</text:p>
          </table:table-cell>
          <table:table-cell table:style-name="TableRowCell" office:value-type="string">
            <text:p text:style-name="P181">1D6</text:p>
          </table:table-cell>
        </table:table-row>
        <table:table-row>
          <table:table-cell table:style-name="TableRowCell" office:value-type="string">
            <text:p text:style-name="Table_20_Contents">Lodging for one week, good</text:p>
          </table:table-cell>
          <table:table-cell table:style-name="TableRowCell" office:value-type="string">
            <text:p text:style-name="P181">1D8</text:p>
          </table:table-cell>
        </table:table-row>
        <table:table-row>
          <table:table-cell table:style-name="TableRowCell" office:value-type="string">
            <text:p text:style-name="Table_20_Contents">Lodging for one week, sumptuous</text:p>
          </table:table-cell>
          <table:table-cell table:style-name="TableRowCell" office:value-type="string">
            <text:p text:style-name="P181">1D10</text:p>
          </table:table-cell>
        </table:table-row>
        <table:table-row>
          <table:table-cell table:style-name="TableRowCell" office:value-type="string">
            <text:p text:style-name="Table_20_Contents">Meals for one day, bland</text:p>
          </table:table-cell>
          <table:table-cell table:style-name="TableRowCell" office:value-type="string">
            <text:p text:style-name="P181">1D0</text:p>
          </table:table-cell>
        </table:table-row>
        <table:table-row>
          <table:table-cell table:style-name="TableRowCell" office:value-type="string">
            <text:p text:style-name="Table_20_Contents">Meals for one day, good</text:p>
          </table:table-cell>
          <table:table-cell table:style-name="TableRowCell" office:value-type="string">
            <text:p text:style-name="P181">1D6</text:p>
          </table:table-cell>
        </table:table-row>
        <table:table-row>
          <table:table-cell table:style-name="TableRowCell" office:value-type="string">
            <text:p text:style-name="Table_20_Contents">Meals for one day, gourmet</text:p>
          </table:table-cell>
          <table:table-cell table:style-name="TableRowCell" office:value-type="string">
            <text:p text:style-name="P181">1D8</text:p>
          </table:table-cell>
        </table:table-row>
        <table:table-row>
          <table:table-cell table:style-name="TableRowCell" office:value-type="string">
            <text:p text:style-name="Table_20_Contents">Round on the house, good</text:p>
          </table:table-cell>
          <table:table-cell table:style-name="TableRowCell" office:value-type="string">
            <text:p text:style-name="P181">1D8</text:p>
          </table:table-cell>
        </table:table-row>
        <table:table-row>
          <table:table-cell table:style-name="TableRowCell" office:value-type="string">
            <text:p text:style-name="Table_20_Contents">Round on the house, private reserve</text:p>
          </table:table-cell>
          <table:table-cell table:style-name="TableRowCell" office:value-type="string">
            <text:p text:style-name="P181">1D10</text:p>
          </table:table-cell>
        </table:table-row>
        <table:table-row>
          <table:table-cell table:style-name="TableRowCell" office:value-type="string">
            <text:p text:style-name="Table_20_Contents">Round on the house, watered down</text:p>
          </table:table-cell>
          <table:table-cell table:style-name="TableRowCell" office:value-type="string">
            <text:p text:style-name="P181">1D6</text:p>
          </table:table-cell>
        </table:table-row>
        <table:table-row>
          <table:table-cell table:style-name="TableRowCell" office:value-type="string">
            <text:p text:style-name="Table_20_Contents">Stabling for one night</text:p>
          </table:table-cell>
          <table:table-cell table:style-name="TableRowCell" office:value-type="string">
            <text:p text:style-name="P181">1D0</text:p>
          </table:table-cell>
        </table:table-row>
        <table:table-row>
          <table:table-cell table:style-name="TableRowCell" office:value-type="string">
            <text:p text:style-name="Table_20_Contents">Stabling for one week</text:p>
          </table:table-cell>
          <table:table-cell table:style-name="TableRowCell" office:value-type="string">
            <text:p text:style-name="P181">1D6</text:p>
          </table:table-cell>
        </table:table-row>
      </table:table>
      <text:p text:style-name="Table">Table <text:sequence text:ref-name="refTable63" text:name="Table" text:formula="ooow:Table+1" style:num-format="1">64</text:sequence>: Living Expenses</text:p>
      <text:list text:style-name="L104">
        <text:list-item>
          <text:p text:style-name="P182"><text:span text:style-name="T2">Drinks, good:</text:span> <text:span text:style-name="T1">description needed</text:span></text:p>
        </text:list-item>
        <text:list-item>
          <text:p text:style-name="P182"><text:span text:style-name="T2">Drinks, private reserve:</text:span> <text:span text:style-name="T1">description needed</text:span></text:p>
        </text:list-item>
        <text:list-item>
          <text:p text:style-name="P182"><text:span text:style-name="T2">Drinks, watered down:</text:span> <text:span text:style-name="T1">description needed</text:span></text:p>
        </text:list-item>
        <text:list-item>
          <text:p text:style-name="P182"><text:span text:style-name="T2">Lodging, cheap:</text:span> <text:span text:style-name="T1">description needed</text:span></text:p>
        </text:list-item>
        <text:list-item>
          <text:p text:style-name="P182"><text:span text:style-name="T2">Lodging, good:</text:span> <text:span text:style-name="T1">description needed</text:span></text:p>
        </text:list-item>
        <text:list-item>
          <text:p text:style-name="P182"><text:span text:style-name="T2">Lodging, sumptuous:</text:span> <text:span text:style-name="T1">description needed</text:span></text:p>
        </text:list-item>
        <text:list-item>
          <text:p text:style-name="P182"><text:span text:style-name="T2">Meals, bland:</text:span> <text:span text:style-name="T1">description needed</text:span></text:p>
        </text:list-item>
        <text:list-item>
          <text:p text:style-name="P182"><text:span text:style-name="T2">Meals, good:</text:span> <text:span text:style-name="T1">description needed</text:span></text:p>
        </text:list-item>
        <text:list-item>
          <text:p text:style-name="P182"><text:span text:style-name="T2">Meals, gourmet:</text:span> <text:span text:style-name="T1">description needed</text:span></text:p>
        </text:list-item>
        <text:list-item>
          <text:p text:style-name="P182"><text:span text:style-name="T2">Round on the house:</text:span> <text:span text:style-name="T1">description needed</text:span></text:p>
        </text:list-item>
        <text:list-item>
          <text:p text:style-name="P182"><text:span text:style-name="T2">Stabling:</text:span> <text:span text:style-name="T1">description needed</text:span></text:p>
        </text:list-item>
      </text:list>
      <text:h text:style-name="Heading_20_3" text:outline-level="3"><text:bookmark-start text:name="miscellaneous-gear"/>Miscellaneous Gear<text:bookmark-end text:name="miscellaneous-gear"/></text:h>
      <text:p text:style-name="First_20_paragraph"><text:span text:style-name="T1">introduction needed</text:span></text:p>
      <text:h text:style-name="Heading_20_3" text:outline-level="3"><text:bookmark-start text:name="transportation-and-animals"/>Transportation and Animals<text:bookmark-end text:name="transportation-and-animals"/></text:h>
      <text:p text:style-name="First_20_paragraph"><text:span text:style-name="T1">introduction needed</text:span></text:p>
      <text:h text:style-name="Heading_20_4" text:outline-level="4"><text:bookmark-start text:name="vehicles"/>Vehicles<text:bookmark-end text:name="vehicles"/></text:h>
      <text:p text:style-name="First_20_paragraph"><text:span text:style-name="T1">introduction needed</text:span></text:p>
      <table:table table:name="Table110" table:style-name="Table110">
        <table:table-column table:style-name="Table110.A"/>
        <table:table-column table:style-name="Table110.B"/>
        <table:table-column table:style-name="Table110.C"/>
        <table:table-column table:style-name="Table110.D"/>
        <table:table-column table:style-name="Table110.E"/>
        <table:table-header-rows>
          <table:table-row>
            <table:table-cell table:style-name="TableHeaderRowCell" office:value-type="string">
              <text:p text:style-name="P183">Vehicle</text:p>
            </table:table-cell>
            <table:table-cell table:style-name="TableHeaderRowCell" office:value-type="string">
              <text:p text:style-name="P184">Cost</text:p>
            </table:table-cell>
            <table:table-cell table:style-name="TableHeaderRowCell" office:value-type="string">
              <text:p text:style-name="P185">Walk Speed</text:p>
            </table:table-cell>
            <table:table-cell table:style-name="TableHeaderRowCell" office:value-type="string">
              <text:p text:style-name="P186">Run Speed</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187">Airship</text:p>
          </table:table-cell>
          <table:table-cell table:style-name="TableRowCell" office:value-type="string">
            <text:p text:style-name="P188">4D12</text:p>
          </table:table-cell>
          <table:table-cell table:style-name="TableRowCell" office:value-type="string">
            <text:p text:style-name="P189">–</text:p>
          </table:table-cell>
          <table:table-cell table:style-name="TableRowCell" office:value-type="string">
            <text:p text:style-name="P190">3 Areas</text:p>
          </table:table-cell>
          <table:table-cell table:style-name="TableRowCell" office:value-type="string">
            <text:p text:style-name="Table_20_Contents">20 miles per hour</text:p>
          </table:table-cell>
        </table:table-row>
        <table:table-row>
          <table:table-cell table:style-name="TableRowCell" office:value-type="string">
            <text:p text:style-name="P187">Carriage</text:p>
          </table:table-cell>
          <table:table-cell table:style-name="TableRowCell" office:value-type="string">
            <text:p text:style-name="P188">1D8</text:p>
          </table:table-cell>
          <table:table-cell table:style-name="TableRowCell" office:value-type="string">
            <text:p text:style-name="P189">1 Area</text:p>
          </table:table-cell>
          <table:table-cell table:style-name="TableRowCell" office:value-type="string">
            <text:p text:style-name="P190">2 Areas</text:p>
          </table:table-cell>
          <table:table-cell table:style-name="TableRowCell" office:value-type="string">
            <text:p text:style-name="Table_20_Contents">6 miles per hour</text:p>
          </table:table-cell>
        </table:table-row>
        <table:table-row>
          <table:table-cell table:style-name="TableRowCell" office:value-type="string">
            <text:p text:style-name="P187">Cart</text:p>
          </table:table-cell>
          <table:table-cell table:style-name="TableRowCell" office:value-type="string">
            <text:p text:style-name="P188">1D0</text:p>
          </table:table-cell>
          <table:table-cell table:style-name="TableRowCell" office:value-type="string">
            <text:p text:style-name="P189">1 Area</text:p>
          </table:table-cell>
          <table:table-cell table:style-name="TableRowCell" office:value-type="string">
            <text:p text:style-name="P190">2 Areas</text:p>
          </table:table-cell>
          <table:table-cell table:style-name="TableRowCell" office:value-type="string">
            <text:p text:style-name="Table_20_Contents">6 miles per hour</text:p>
          </table:table-cell>
        </table:table-row>
        <table:table-row>
          <table:table-cell table:style-name="TableRowCell" office:value-type="string">
            <text:p text:style-name="P187">Gondola</text:p>
          </table:table-cell>
          <table:table-cell table:style-name="TableRowCell" office:value-type="string">
            <text:p text:style-name="P188">2D6</text:p>
          </table:table-cell>
          <table:table-cell table:style-name="TableRowCell" office:value-type="string">
            <text:p text:style-name="P189">1 Area</text:p>
          </table:table-cell>
          <table:table-cell table:style-name="TableRowCell" office:value-type="string">
            <text:p text:style-name="P190">2 Areas</text:p>
          </table:table-cell>
          <table:table-cell table:style-name="TableRowCell" office:value-type="string">
            <text:p text:style-name="Table_20_Contents">4 miles per hour</text:p>
          </table:table-cell>
        </table:table-row>
        <table:table-row>
          <table:table-cell table:style-name="TableRowCell" office:value-type="string">
            <text:p text:style-name="P187">Narrowboat</text:p>
          </table:table-cell>
          <table:table-cell table:style-name="TableRowCell" office:value-type="string">
            <text:p text:style-name="P188">2D8</text:p>
          </table:table-cell>
          <table:table-cell table:style-name="TableRowCell" office:value-type="string">
            <text:p text:style-name="P189">–</text:p>
          </table:table-cell>
          <table:table-cell table:style-name="TableRowCell" office:value-type="string">
            <text:p text:style-name="P190">1 Area</text:p>
          </table:table-cell>
          <table:table-cell table:style-name="TableRowCell" office:value-type="string">
            <text:p text:style-name="Table_20_Contents">2 miles per hour</text:p>
          </table:table-cell>
        </table:table-row>
        <table:table-row>
          <table:table-cell table:style-name="TableRowCell" office:value-type="string">
            <text:p text:style-name="P187">River Barge</text:p>
          </table:table-cell>
          <table:table-cell table:style-name="TableRowCell" office:value-type="string">
            <text:p text:style-name="P188">1D8</text:p>
          </table:table-cell>
          <table:table-cell table:style-name="TableRowCell" office:value-type="string">
            <text:p text:style-name="P189">–</text:p>
          </table:table-cell>
          <table:table-cell table:style-name="TableRowCell" office:value-type="string">
            <text:p text:style-name="P190">1 Area</text:p>
          </table:table-cell>
          <table:table-cell table:style-name="TableRowCell" office:value-type="string">
            <text:p text:style-name="Table_20_Contents">2 miles per hour</text:p>
          </table:table-cell>
        </table:table-row>
        <table:table-row>
          <table:table-cell table:style-name="TableRowCell" office:value-type="string">
            <text:p text:style-name="P187">Rowboat</text:p>
          </table:table-cell>
          <table:table-cell table:style-name="TableRowCell" office:value-type="string">
            <text:p text:style-name="P188">1D6</text:p>
          </table:table-cell>
          <table:table-cell table:style-name="TableRowCell" office:value-type="string">
            <text:p text:style-name="P189">1 Area</text:p>
          </table:table-cell>
          <table:table-cell table:style-name="TableRowCell" office:value-type="string">
            <text:p text:style-name="P190">2 Areas</text:p>
          </table:table-cell>
          <table:table-cell table:style-name="TableRowCell" office:value-type="string">
            <text:p text:style-name="Table_20_Contents">4 miles per hour</text:p>
          </table:table-cell>
        </table:table-row>
        <table:table-row>
          <table:table-cell table:style-name="TableRowCell" office:value-type="string">
            <text:p text:style-name="P187">Sailing Ship</text:p>
          </table:table-cell>
          <table:table-cell table:style-name="TableRowCell" office:value-type="string">
            <text:p text:style-name="P188">2D12</text:p>
          </table:table-cell>
          <table:table-cell table:style-name="TableRowCell" office:value-type="string">
            <text:p text:style-name="P189">–</text:p>
          </table:table-cell>
          <table:table-cell table:style-name="TableRowCell" office:value-type="string">
            <text:p text:style-name="P190">2 Areas</text:p>
          </table:table-cell>
          <table:table-cell table:style-name="TableRowCell" office:value-type="string">
            <text:p text:style-name="Table_20_Contents">12 miles per hour</text:p>
          </table:table-cell>
        </table:table-row>
        <table:table-row>
          <table:table-cell table:style-name="TableRowCell" office:value-type="string">
            <text:p text:style-name="P187">Velocipede</text:p>
          </table:table-cell>
          <table:table-cell table:style-name="TableRowCell" office:value-type="string">
            <text:p text:style-name="P188">1D8</text:p>
          </table:table-cell>
          <table:table-cell table:style-name="TableRowCell" office:value-type="string">
            <text:p text:style-name="P189">1 Area</text:p>
          </table:table-cell>
          <table:table-cell table:style-name="TableRowCell" office:value-type="string">
            <text:p text:style-name="P190">3 Areas</text:p>
          </table:table-cell>
          <table:table-cell table:style-name="TableRowCell" office:value-type="string">
            <text:p text:style-name="Table_20_Contents">6 miles per hour</text:p>
          </table:table-cell>
        </table:table-row>
        <table:table-row>
          <table:table-cell table:style-name="TableRowCell" office:value-type="string">
            <text:p text:style-name="P187">Wagon</text:p>
          </table:table-cell>
          <table:table-cell table:style-name="TableRowCell" office:value-type="string">
            <text:p text:style-name="P188">1D6</text:p>
          </table:table-cell>
          <table:table-cell table:style-name="TableRowCell" office:value-type="string">
            <text:p text:style-name="P189">1 Area</text:p>
          </table:table-cell>
          <table:table-cell table:style-name="TableRowCell" office:value-type="string">
            <text:p text:style-name="P190">2 Areas</text:p>
          </table:table-cell>
          <table:table-cell table:style-name="TableRowCell" office:value-type="string">
            <text:p text:style-name="Table_20_Contents">6 miles per hour</text:p>
          </table:table-cell>
        </table:table-row>
      </table:table>
      <text:p text:style-name="Table">Table <text:sequence text:ref-name="refTable64" text:name="Table" text:formula="ooow:Table+1" style:num-format="1">65</text:sequence>: Vehicles</text:p>
      <text:list text:style-name="L105">
        <text:list-item>
          <text:p text:style-name="P191"><text:span text:style-name="T2">Airship:</text:span> <text:span text:style-name="T1">description needed</text:span> Actual speed will vary depending on wind and weather conditions.</text:p>
        </text:list-item>
        <text:list-item>
          <text:p text:style-name="P191"><text:span text:style-name="T2">Carriage:</text:span> <text:span text:style-name="T1">description needed</text:span> Carriage and wagon speed is limited by the speed of the horses, and is reduced if going off of roads.</text:p>
        </text:list-item>
        <text:list-item>
          <text:p text:style-name="P191"><text:span text:style-name="T2">Cart</text:span>: <text:span text:style-name="T1">description needed</text:span></text:p>
        </text:list-item>
        <text:list-item>
          <text:p text:style-name="P191"><text:span text:style-name="T2">Gondola:</text:span> <text:span text:style-name="T1">description needed</text:span> river</text:p>
        </text:list-item>
        <text:list-item>
          <text:p text:style-name="P191"><text:span text:style-name="T2">Narrowboat:</text:span> <text:span text:style-name="T1">description needed</text:span> river</text:p>
        </text:list-item>
        <text:list-item>
          <text:p text:style-name="P191"><text:span text:style-name="T2">River Barge:</text:span> <text:span text:style-name="T1">description needed</text:span> river</text:p>
        </text:list-item>
        <text:list-item>
          <text:p text:style-name="P191"><text:span text:style-name="T2">Rowboat:</text:span> <text:span text:style-name="T1">description needed</text:span> river</text:p>
        </text:list-item>
        <text:list-item>
          <text:p text:style-name="P191"><text:span text:style-name="T2">Sailing Ship:</text:span> <text:span text:style-name="T1">descripton needed</text:span> Actual speed will vary depending on wind and weather conditions.</text:p>
        </text:list-item>
        <text:list-item>
          <text:p text:style-name="P191"><text:span text:style-name="T2">Velocipede:</text:span> <text:span text:style-name="T1">description needed</text:span></text:p>
        </text:list-item>
        <text:list-item>
          <text:p text:style-name="P191"><text:span text:style-name="T2">Wagon:</text:span> <text:span text:style-name="T1">description needed</text:span> Carriage and wagon speed is limited by the speed of the horses, and is reduced if going off of roads.</text:p>
        </text:list-item>
      </text:list>
      <text:h text:style-name="Heading_20_4" text:outline-level="4"><text:bookmark-start text:name="mounts"/>Mounts<text:bookmark-end text:name="mounts"/></text:h>
      <text:p text:style-name="First_20_paragraph"><text:span text:style-name="T1">introduction needed</text:span></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header-rows>
          <table:table-row>
            <table:table-cell table:style-name="TableHeaderRowCell" office:value-type="string">
              <text:p text:style-name="Table_20_Heading">Mount</text:p>
            </table:table-cell>
            <table:table-cell table:style-name="TableHeaderRowCell" office:value-type="string">
              <text:p text:style-name="P192">Cost</text:p>
            </table:table-cell>
            <table:table-cell table:style-name="TableHeaderRowCell" office:value-type="string">
              <text:p text:style-name="P193">Walk Speed</text:p>
            </table:table-cell>
            <table:table-cell table:style-name="TableHeaderRowCell" office:value-type="string">
              <text:p text:style-name="P194">Run Speed</text:p>
            </table:table-cell>
            <table:table-cell table:style-name="TableHeaderRowCell" office:value-type="string">
              <text:p text:style-name="Table_20_Heading">Overland Speed</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Draft Horse</text:p>
          </table:table-cell>
          <table:table-cell table:style-name="TableRowCell" office:value-type="string">
            <text:p text:style-name="P195">1D6</text:p>
          </table:table-cell>
          <table:table-cell table:style-name="TableRowCell" office:value-type="string">
            <text:p text:style-name="P196">1 Area</text:p>
          </table:table-cell>
          <table:table-cell table:style-name="TableRowCell" office:value-type="string">
            <text:p text:style-name="P197">2 Areas</text:p>
          </table:table-cell>
          <table:table-cell table:style-name="TableRowCell" office:value-type="string">
            <text:p text:style-name="Table_20_Contents">2 leagues per hour</text:p>
          </table:table-cell>
          <table:table-cell table:style-name="TableRowCell" office:value-type="string">
            <text:p text:style-name="Table_20_Contents">Husbandry +1D6</text:p>
          </table:table-cell>
        </table:table-row>
        <table:table-row>
          <table:table-cell table:style-name="TableRowCell" office:value-type="string">
            <text:p text:style-name="Table_20_Contents">Riding Horse</text:p>
          </table:table-cell>
          <table:table-cell table:style-name="TableRowCell" office:value-type="string">
            <text:p text:style-name="P195">1D8</text:p>
          </table:table-cell>
          <table:table-cell table:style-name="TableRowCell" office:value-type="string">
            <text:p text:style-name="P196">2 Areas</text:p>
          </table:table-cell>
          <table:table-cell table:style-name="TableRowCell" office:value-type="string">
            <text:p text:style-name="P197">3 Areas</text:p>
          </table:table-cell>
          <table:table-cell table:style-name="TableRowCell" office:value-type="string">
            <text:p text:style-name="Table_20_Contents">6 leagues per hour</text:p>
          </table:table-cell>
          <table:table-cell table:style-name="TableRowCell" office:value-type="string">
            <text:p text:style-name="Table_20_Contents">Cavalry +1D6</text:p>
          </table:table-cell>
        </table:table-row>
        <table:table-row>
          <table:table-cell table:style-name="TableRowCell" office:value-type="string">
            <text:p text:style-name="Table_20_Contents">Warhorse</text:p>
          </table:table-cell>
          <table:table-cell table:style-name="TableRowCell" office:value-type="string">
            <text:p text:style-name="P195">1D10</text:p>
          </table:table-cell>
          <table:table-cell table:style-name="TableRowCell" office:value-type="string">
            <text:p text:style-name="P196">1 Areas</text:p>
          </table:table-cell>
          <table:table-cell table:style-name="TableRowCell" office:value-type="string">
            <text:p text:style-name="P197">3 Areas</text:p>
          </table:table-cell>
          <table:table-cell table:style-name="TableRowCell" office:value-type="string">
            <text:p text:style-name="Table_20_Contents">4 leagues per hour</text:p>
          </table:table-cell>
          <table:table-cell table:style-name="TableRowCell" office:value-type="string">
            <text:p text:style-name="Table_20_Contents">Cavalry +1D10</text:p>
          </table:table-cell>
        </table:table-row>
      </table:table>
      <text:p text:style-name="Table">Table <text:sequence text:ref-name="refTable65" text:name="Table" text:formula="ooow:Table+1" style:num-format="1">66</text:sequence>: Mounts</text:p>
      <text:list text:style-name="L106">
        <text:list-item>
          <text:p text:style-name="P198"><text:span text:style-name="T2">Draft Horse:</text:span> <text:span text:style-name="T1">description needed</text:span></text:p>
        </text:list-item>
        <text:list-item>
          <text:p text:style-name="P198"><text:span text:style-name="T2">Riding Horse:</text:span> <text:span text:style-name="T1">description needed</text:span></text:p>
        </text:list-item>
        <text:list-item>
          <text:p text:style-name="P198"><text:span text:style-name="T2">Warhorse:</text:span> <text:span text:style-name="T1">description needed</text:span></text:p>
        </text:list-item>
      </text:list>
      <text:h text:style-name="Heading_20_5" text:outline-level="5"><text:bookmark-start text:name="horse-accessories"/>Horse Accessories<text:bookmark-end text:name="horse-accessories"/></text:h>
      <text:p text:style-name="First_20_paragraph"><text:span text:style-name="T1">introduction needed</text:span></text:p>
      <text:h text:style-name="Heading_20_3" text:outline-level="3"><text:bookmark-start text:name="pets-and-farm-animals"/>Pets and Farm Animals<text:bookmark-end text:name="pets-and-farm-animals"/></text:h>
      <text:p text:style-name="First_20_paragraph"><text:span text:style-name="T1">introduction needed</text:span></text:p>
      <text:p text:style-name="Text_20_body"><text:span text:style-name="T2">Domesticated:</text:span> <text:span text:style-name="T1">description needed</text:span></text:p>
      <table:table table:name="Table112" table:style-name="Table112">
        <table:table-column table:style-name="Table112.A"/>
        <table:table-column table:style-name="Table112.B"/>
        <table:table-column table:style-name="Table112.C"/>
        <table:table-header-rows>
          <table:table-row>
            <table:table-cell table:style-name="TableHeaderRowCell" office:value-type="string">
              <text:p text:style-name="Table_20_Heading">Animal</text:p>
            </table:table-cell>
            <table:table-cell table:style-name="TableHeaderRowCell" office:value-type="string">
              <text:p text:style-name="P199">Cost</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Beast of burden</text:p>
          </table:table-cell>
          <table:table-cell table:style-name="TableRowCell" office:value-type="string">
            <text:p text:style-name="P200">1D6</text:p>
          </table:table-cell>
          <table:table-cell table:style-name="TableRowCell" office:value-type="string">
            <text:p text:style-name="Table_20_Contents">Ox, mule</text:p>
          </table:table-cell>
        </table:table-row>
        <table:table-row>
          <table:table-cell table:style-name="TableRowCell" office:value-type="string">
            <text:p text:style-name="Table_20_Contents">Bird, messenger</text:p>
          </table:table-cell>
          <table:table-cell table:style-name="TableRowCell" office:value-type="string">
            <text:p text:style-name="P200">1D6</text:p>
          </table:table-cell>
          <table:table-cell table:style-name="TableRowCell" office:value-type="string">
            <text:p text:style-name="Table_20_Contents">Homing pidgeon</text:p>
          </table:table-cell>
        </table:table-row>
        <table:table-row>
          <table:table-cell table:style-name="TableRowCell" office:value-type="string">
            <text:p text:style-name="Table_20_Contents">Bird, song</text:p>
          </table:table-cell>
          <table:table-cell table:style-name="TableRowCell" office:value-type="string">
            <text:p text:style-name="P200">1D0</text:p>
          </table:table-cell>
          <table:table-cell table:style-name="TableRowCell" office:value-type="string">
            <text:p text:style-name="Table_20_Contents">Canary, dove</text:p>
          </table:table-cell>
        </table:table-row>
        <table:table-row>
          <table:table-cell table:style-name="TableRowCell" office:value-type="string">
            <text:p text:style-name="Table_20_Contents">Cat, common</text:p>
          </table:table-cell>
          <table:table-cell table:style-name="TableRowCell" office:value-type="string">
            <text:p text:style-name="P200">1D0</text:p>
          </table:table-cell>
          <table:table-cell table:style-name="TableRowCell" office:value-type="string">
            <text:p text:style-name="Table_20_Contents">Housecat, alley cat</text:p>
          </table:table-cell>
        </table:table-row>
        <table:table-row>
          <table:table-cell table:style-name="TableRowCell" office:value-type="string">
            <text:p text:style-name="Table_20_Contents">Cat, purebred</text:p>
          </table:table-cell>
          <table:table-cell table:style-name="TableRowCell" office:value-type="string">
            <text:p text:style-name="P200">1D6</text:p>
          </table:table-cell>
          <table:table-cell table:style-name="TableRowCell" office:value-type="string">
    </table:table-cell>
        </table:table-row>
        <table:table-row>
          <table:table-cell table:style-name="TableRowCell" office:value-type="string">
            <text:p text:style-name="Table_20_Contents">Dog, companion</text:p>
          </table:table-cell>
          <table:table-cell table:style-name="TableRowCell" office:value-type="string">
            <text:p text:style-name="P200">1D6</text:p>
          </table:table-cell>
          <table:table-cell table:style-name="TableRowCell" office:value-type="string">
    </table:table-cell>
        </table:table-row>
        <table:table-row>
          <table:table-cell table:style-name="TableRowCell" office:value-type="string">
            <text:p text:style-name="Table_20_Contents">Dog, guard</text:p>
          </table:table-cell>
          <table:table-cell table:style-name="TableRowCell" office:value-type="string">
            <text:p text:style-name="P200">1D6</text:p>
          </table:table-cell>
          <table:table-cell table:style-name="TableRowCell" office:value-type="string">
    </table:table-cell>
        </table:table-row>
        <table:table-row>
          <table:table-cell table:style-name="TableRowCell" office:value-type="string">
            <text:p text:style-name="Table_20_Contents">Dog, herding</text:p>
          </table:table-cell>
          <table:table-cell table:style-name="TableRowCell" office:value-type="string">
            <text:p text:style-name="P200">1D6</text:p>
          </table:table-cell>
          <table:table-cell table:style-name="TableRowCell" office:value-type="string">
    </table:table-cell>
        </table:table-row>
        <table:table-row>
          <table:table-cell table:style-name="TableRowCell" office:value-type="string">
            <text:p text:style-name="Table_20_Contents">Dog, hunting</text:p>
          </table:table-cell>
          <table:table-cell table:style-name="TableRowCell" office:value-type="string">
            <text:p text:style-name="P200">1D6</text:p>
          </table:table-cell>
          <table:table-cell table:style-name="TableRowCell" office:value-type="string">
    </table:table-cell>
        </table:table-row>
        <table:table-row>
          <table:table-cell table:style-name="TableRowCell" office:value-type="string">
            <text:p text:style-name="Table_20_Contents">Dog, mongrel</text:p>
          </table:table-cell>
          <table:table-cell table:style-name="TableRowCell" office:value-type="string">
            <text:p text:style-name="P200">1D0</text:p>
          </table:table-cell>
          <table:table-cell table:style-name="TableRowCell" office:value-type="string">
            <text:p text:style-name="Table_20_Contents">Small, ordinary mutt</text:p>
          </table:table-cell>
        </table:table-row>
        <table:table-row>
          <table:table-cell table:style-name="TableRowCell" office:value-type="string">
            <text:p text:style-name="Table_20_Contents">Fowl, barnyard</text:p>
          </table:table-cell>
          <table:table-cell table:style-name="TableRowCell" office:value-type="string">
            <text:p text:style-name="P200">1D0</text:p>
          </table:table-cell>
          <table:table-cell table:style-name="TableRowCell" office:value-type="string">
            <text:p text:style-name="Table_20_Contents">Chicken, goose</text:p>
          </table:table-cell>
        </table:table-row>
        <table:table-row>
          <table:table-cell table:style-name="TableRowCell" office:value-type="string">
            <text:p text:style-name="Table_20_Contents">Livestock, dairy</text:p>
          </table:table-cell>
          <table:table-cell table:style-name="TableRowCell" office:value-type="string">
            <text:p text:style-name="P200">1D6</text:p>
          </table:table-cell>
          <table:table-cell table:style-name="TableRowCell" office:value-type="string">
            <text:p text:style-name="Table_20_Contents">Cow, goat</text:p>
          </table:table-cell>
        </table:table-row>
        <table:table-row>
          <table:table-cell table:style-name="TableRowCell" office:value-type="string">
            <text:p text:style-name="Table_20_Contents">Livestock, meat</text:p>
          </table:table-cell>
          <table:table-cell table:style-name="TableRowCell" office:value-type="string">
            <text:p text:style-name="P200">1D6</text:p>
          </table:table-cell>
          <table:table-cell table:style-name="TableRowCell" office:value-type="string">
            <text:p text:style-name="Table_20_Contents">Pig, sheep</text:p>
          </table:table-cell>
        </table:table-row>
        <table:table-row>
          <table:table-cell table:style-name="TableRowCell" office:value-type="string">
            <text:p text:style-name="Table_20_Contents">Livestock, wool</text:p>
          </table:table-cell>
          <table:table-cell table:style-name="TableRowCell" office:value-type="string">
            <text:p text:style-name="P200">1D6</text:p>
          </table:table-cell>
          <table:table-cell table:style-name="TableRowCell" office:value-type="string">
            <text:p text:style-name="Table_20_Contents">Sheep, goat</text:p>
          </table:table-cell>
        </table:table-row>
        <table:table-row>
          <table:table-cell table:style-name="TableRowCell" office:value-type="string">
            <text:p text:style-name="Table_20_Contents">Raptor, trained</text:p>
          </table:table-cell>
          <table:table-cell table:style-name="TableRowCell" office:value-type="string">
            <text:p text:style-name="P200">1D8</text:p>
          </table:table-cell>
          <table:table-cell table:style-name="TableRowCell" office:value-type="string">
            <text:p text:style-name="Table_20_Contents">Falcon</text:p>
          </table:table-cell>
        </table:table-row>
        <table:table-row>
          <table:table-cell table:style-name="TableRowCell" office:value-type="string">
            <text:p text:style-name="Table_20_Contents">Raptor, untrained</text:p>
          </table:table-cell>
          <table:table-cell table:style-name="TableRowCell" office:value-type="string">
            <text:p text:style-name="P200">1D6</text:p>
          </table:table-cell>
          <table:table-cell table:style-name="TableRowCell" office:value-type="string">
            <text:p text:style-name="Table_20_Contents">Owl, crow</text:p>
          </table:table-cell>
        </table:table-row>
        <table:table-row>
          <table:table-cell table:style-name="TableRowCell" office:value-type="string">
            <text:p text:style-name="Table_20_Contents">Reptile, small</text:p>
          </table:table-cell>
          <table:table-cell table:style-name="TableRowCell" office:value-type="string">
            <text:p text:style-name="P200">1D0</text:p>
          </table:table-cell>
          <table:table-cell table:style-name="TableRowCell" office:value-type="string">
            <text:p text:style-name="Table_20_Contents">Snake, box turtle</text:p>
          </table:table-cell>
        </table:table-row>
        <table:table-row>
          <table:table-cell table:style-name="TableRowCell" office:value-type="string">
            <text:p text:style-name="Table_20_Contents">Rodent</text:p>
          </table:table-cell>
          <table:table-cell table:style-name="TableRowCell" office:value-type="string">
            <text:p text:style-name="P200">1D0</text:p>
          </table:table-cell>
          <table:table-cell table:style-name="TableRowCell" office:value-type="string">
            <text:p text:style-name="Table_20_Contents">Mouse, rat</text:p>
          </table:table-cell>
        </table:table-row>
        <table:table-row>
          <table:table-cell table:style-name="TableRowCell" office:value-type="string">
            <text:p text:style-name="Table_20_Contents">Rabbit</text:p>
          </table:table-cell>
          <table:table-cell table:style-name="TableRowCell" office:value-type="string">
            <text:p text:style-name="P200">1D0</text:p>
          </table:table-cell>
          <table:table-cell table:style-name="TableRowCell" office:value-type="string">
            <text:p text:style-name="Table_20_Contents">Bunny, hare</text:p>
          </table:table-cell>
        </table:table-row>
      </table:table>
      <text:p text:style-name="Table">Table <text:sequence text:ref-name="refTable66" text:name="Table" text:formula="ooow:Table+1" style:num-format="1">67</text:sequence>: Pets and Farm Animals</text:p>
      <text:list text:style-name="L107">
        <text:list-item>
          <text:p text:style-name="P201"><text:span text:style-name="T2">Beast of Burden (domesticated):</text:span> These are strong animals used for pulling plows, pulling wagons, and other farming chores. They have an Item Die of Husbandry +1D6 when used for this purpose.</text:p>
        </text:list-item>
        <text:list-item>
          <text:p text:style-name="P201"><text:span text:style-name="T2">Bird, Messenger (domesticated):</text:span> <text:span text:style-name="T1">description needed</text:span></text:p>
        </text:list-item>
        <text:list-item>
          <text:p text:style-name="P201"><text:span text:style-name="T2">Bird, Song:</text:span> <text:span text:style-name="T1">description needed</text:span></text:p>
        </text:list-item>
        <text:list-item>
          <text:p text:style-name="P201"><text:span text:style-name="T2">Cat, Common:</text:span> <text:span text:style-name="T1">description needed</text:span></text:p>
        </text:list-item>
        <text:list-item>
          <text:p text:style-name="P201"><text:span text:style-name="T2">Cat, Purebred:</text:span> <text:span text:style-name="T1">description needed</text:span></text:p>
        </text:list-item>
        <text:list-item>
          <text:p text:style-name="P201"><text:span text:style-name="T2">Dog, Companion (Domesticated):</text:span> <text:span text:style-name="T1">description needed</text:span></text:p>
        </text:list-item>
        <text:list-item>
          <text:p text:style-name="P201"><text:span text:style-name="T2">Dog, Guard (Domesticated):</text:span> <text:span text:style-name="T1">description needed</text:span></text:p>
        </text:list-item>
        <text:list-item>
          <text:p text:style-name="P201"><text:span text:style-name="T2">Dog, Herding (Domesticated):</text:span> <text:span text:style-name="T1">description needed</text:span></text:p>
        </text:list-item>
        <text:list-item>
          <text:p text:style-name="P201"><text:span text:style-name="T2">Dog, Mongrel (Domesticated):</text:span> <text:span text:style-name="T1">description needed</text:span></text:p>
        </text:list-item>
        <text:list-item>
          <text:p text:style-name="P201"><text:span text:style-name="T2">Fowl, Barnyard:</text:span> <text:span text:style-name="T1">description needed</text:span></text:p>
        </text:list-item>
        <text:list-item>
          <text:p text:style-name="P201"><text:span text:style-name="T2">Livestock, Dairy:</text:span> <text:span text:style-name="T1">description needed</text:span></text:p>
        </text:list-item>
        <text:list-item>
          <text:p text:style-name="P201"><text:span text:style-name="T2">Livestock, Meat:</text:span> <text:span text:style-name="T1">description needed</text:span></text:p>
        </text:list-item>
        <text:list-item>
          <text:p text:style-name="P201"><text:span text:style-name="T2">Livestock, Wool:</text:span> <text:span text:style-name="T1">description needed</text:span></text:p>
        </text:list-item>
        <text:list-item>
          <text:p text:style-name="P201"><text:span text:style-name="T2">Raptor, Trained (Domesticated):</text:span> <text:span text:style-name="T1">description needed</text:span></text:p>
        </text:list-item>
        <text:list-item>
          <text:p text:style-name="P201"><text:span text:style-name="T2">Raptor, Untrained:</text:span> <text:span text:style-name="T1">description needed</text:span></text:p>
        </text:list-item>
        <text:list-item>
          <text:p text:style-name="P201"><text:span text:style-name="T2">Reptile:</text:span> <text:span text:style-name="T1">description needed</text:span></text:p>
        </text:list-item>
        <text:list-item>
          <text:p text:style-name="P201"><text:span text:style-name="T2">Rodents and Rabbits:</text:span> <text:span text:style-name="T1">description needed</text:span></text:p>
        </text:list-item>
      </text:list>
      <text:h text:style-name="Heading_20_2" text:outline-level="2"><text:bookmark-start text:name="crafting"/>Crafting<text:bookmark-end text:name="crafting"/></text:h>
      <text:p text:style-name="First_20_paragraph">As described earlier, characters can use most specialties in order to craft items related to that specialty. The requirements for crafting are:</text:p>
      <text:list text:style-name="L108">
        <text:list-item>
          <text:p text:style-name="P202"><text:span text:style-name="T2">You need to spend time.</text:span> The time varies – minutes, hours, days, weeks. You can’t craft more than 8 hours in a day. You may be able to increase or decrease the time to craft an item, to affect your success at crafting.</text:p>
        </text:list-item>
        <text:list-item>
          <text:p text:style-name="P202"><text:span text:style-name="T2">You need tools to work.</text:span> If you don’t have the right tools, you at least need something that can function as the right tools, even if you don’t get an Item Die from the makeshift tool.</text:p>
        </text:list-item>
        <text:list-item>
          <text:p text:style-name="P202"><text:span text:style-name="T2">You need at least one specialty rank.</text:span> You can’t make a crafting roll based on the skill alone. Each further specialty rank adds new items you can craft.</text:p>
        </text:list-item>
        <text:list-item>
          <text:p text:style-name="P202"><text:span text:style-name="T2">You need to expend supplies.</text:span> Supplies are counted in “units”, an abstracted measure of the raw material you have on hand. In most cases, you can’t substitute something else, but check with your MJ.</text:p>
        </text:list-item>
        <text:list-item>
          <text:p text:style-name="P202"><text:span text:style-name="T2">You need to make a specialty roll.</text:span> If you’ve met all the other requirements listed above, you automatically succeed on the roll and craft something. The purpose of the roll is to determine how well of a job you did on the crafting. The more success points you spend, the better the final product. You can’t gain style points on crafting rolls.</text:p>
        </text:list-item>
      </text:list>
      <text:h text:style-name="Heading_20_3" text:outline-level="3"><text:bookmark-start text:name="supplies"/>Supplies<text:bookmark-end text:name="supplies"/></text:h>
      <text:p text:style-name="First_20_paragraph">The raw materials used in crafting are known as “supplies”. Supplies are measured in terms of “units” – each unit of supplies is an abstract amount of the materials for making the simplest item of a given type.</text:p>
      <text:p text:style-name="Text_20_body">Supplies can be purchased as shown in the following table. All supplies can be bought in bulk.</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Use</text:p>
            </table:table-cell>
          </table:table-row>
        </table:table-header-rows>
        <table:table-row>
          <table:table-cell table:style-name="TableRowCell" office:value-type="string">
            <text:p text:style-name="Table_20_Contents">Alchemical ingredients</text:p>
          </table:table-cell>
          <table:table-cell table:style-name="TableRowCell" office:value-type="string">
            <text:p text:style-name="Table_20_Contents">1D6</text:p>
          </table:table-cell>
          <table:table-cell table:style-name="TableRowCell" office:value-type="string">
            <text:p text:style-name="Table_20_Contents">Draughts, salves, concoctions, poison, medicine</text:p>
          </table:table-cell>
        </table:table-row>
        <table:table-row>
          <table:table-cell table:style-name="TableRowCell" office:value-type="string">
            <text:p text:style-name="Table_20_Contents">Art media</text:p>
          </table:table-cell>
          <table:table-cell table:style-name="TableRowCell" office:value-type="string">
            <text:p text:style-name="Table_20_Contents">1D6</text:p>
          </table:table-cell>
          <table:table-cell table:style-name="TableRowCell" office:value-type="string">
            <text:p text:style-name="Table_20_Contents">Works of art</text:p>
          </table:table-cell>
        </table:table-row>
        <table:table-row>
          <table:table-cell table:style-name="TableRowCell" office:value-type="string">
            <text:p text:style-name="Table_20_Contents">Blackpowder charges</text:p>
          </table:table-cell>
          <table:table-cell table:style-name="TableRowCell" office:value-type="string">
            <text:p text:style-name="Table_20_Contents">1D0</text:p>
          </table:table-cell>
          <table:table-cell table:style-name="TableRowCell" office:value-type="string">
            <text:p text:style-name="Table_20_Contents">Blackpowder weapons, phlogistone components</text:p>
          </table:table-cell>
        </table:table-row>
        <table:table-row>
          <table:table-cell table:style-name="TableRowCell" office:value-type="string">
            <text:p text:style-name="Table_20_Contents">Clockwork gears</text:p>
          </table:table-cell>
          <table:table-cell table:style-name="TableRowCell" office:value-type="string">
            <text:p text:style-name="Table_20_Contents">1D6</text:p>
          </table:table-cell>
          <table:table-cell table:style-name="TableRowCell" office:value-type="string">
            <text:p text:style-name="Table_20_Contents">Clockwork devices and components</text:p>
          </table:table-cell>
        </table:table-row>
        <table:table-row>
          <table:table-cell table:style-name="TableRowCell" office:value-type="string">
            <text:p text:style-name="Table_20_Contents">Crucible steel</text:p>
          </table:table-cell>
          <table:table-cell table:style-name="TableRowCell" office:value-type="string">
            <text:p text:style-name="Table_20_Contents">1D6</text:p>
          </table:table-cell>
          <table:table-cell table:style-name="TableRowCell" office:value-type="string">
            <text:p text:style-name="Table_20_Contents">Weapons, armor, clockwork gears, casings</text:p>
          </table:table-cell>
        </table:table-row>
        <table:table-row>
          <table:table-cell table:style-name="TableRowCell" office:value-type="string">
            <text:p text:style-name="Table_20_Contents">Fabric</text:p>
          </table:table-cell>
          <table:table-cell table:style-name="TableRowCell" office:value-type="string">
            <text:p text:style-name="Table_20_Contents">1D0</text:p>
          </table:table-cell>
          <table:table-cell table:style-name="TableRowCell" office:value-type="string">
            <text:p text:style-name="Table_20_Contents">Charmweaving</text:p>
          </table:table-cell>
        </table:table-row>
        <table:table-row>
          <table:table-cell table:style-name="TableRowCell" office:value-type="string">
            <text:p text:style-name="Table_20_Contents">Foodstuffs</text:p>
          </table:table-cell>
          <table:table-cell table:style-name="TableRowCell" office:value-type="string">
            <text:p text:style-name="Table_20_Contents">1D0</text:p>
          </table:table-cell>
          <table:table-cell table:style-name="TableRowCell" office:value-type="string">
            <text:p text:style-name="Table_20_Contents">Cooking, eating</text:p>
          </table:table-cell>
        </table:table-row>
        <table:table-row>
          <table:table-cell table:style-name="TableRowCell" office:value-type="string">
            <text:p text:style-name="Table_20_Contents">Medicine</text:p>
          </table:table-cell>
          <table:table-cell table:style-name="TableRowCell" office:value-type="string">
            <text:p text:style-name="Table_20_Contents">1D6</text:p>
          </table:table-cell>
          <table:table-cell table:style-name="TableRowCell" office:value-type="string">
            <text:p text:style-name="Table_20_Contents">Surgery, treat</text:p>
          </table:table-cell>
        </table:table-row>
        <table:table-row>
          <table:table-cell table:style-name="TableRowCell" office:value-type="string">
            <text:p text:style-name="Table_20_Contents">Writing materials</text:p>
          </table:table-cell>
          <table:table-cell table:style-name="TableRowCell" office:value-type="string">
            <text:p text:style-name="Table_20_Contents">1D0</text:p>
          </table:table-cell>
          <table:table-cell table:style-name="TableRowCell" office:value-type="string">
            <text:p text:style-name="Table_20_Contents">Reports, written works of art, battle plans</text:p>
          </table:table-cell>
        </table:table-row>
      </table:table>
      <text:p text:style-name="Table">Table <text:sequence text:ref-name="refTable67" text:name="Table" text:formula="ooow:Table+1" style:num-format="1">68</text:sequence>: Supplies</text:p>
      <text:p text:style-name="First_20_paragraph"><text:span text:style-name="T2">Alchemical ingredients:</text:span> Chemicals, herbs, rare salts, parts of animals, and other materials used to create salves, draughts, poison, and medicine.</text:p>
      <text:p text:style-name="Text_20_body"><text:span text:style-name="T2">Art media:</text:span> Supplies for creating works of art, ranging from canvas and paints to sculpturing clay and marble blocks.</text:p>
      <text:p text:style-name="Text_20_body"><text:span text:style-name="T2">Blackpowder charges:</text:span> Units of blackpowder that can create explosive weapons or be purified to produce phlogistone.</text:p>
      <text:p text:style-name="Text_20_body"><text:span text:style-name="T2">Clockwork gears:</text:span> The parts needed to create clockwork components that are then assembled into clockwork devices.</text:p>
      <text:p text:style-name="Text_20_body"><text:span text:style-name="T2">Crucible steel:</text:span> Worked metal that can used to make weapons, armor, clockwork gears, and more.</text:p>
      <text:p text:style-name="Text_20_body"><text:span text:style-name="T2">Fabric:</text:span> Cloth, lace, thread, silk, dyes, leather, buttons, and other materials for making clothing.</text:p>
      <text:p text:style-name="Text_20_body"><text:span text:style-name="T2">Foodstuffs:</text:span> Grains, fruit, meat, cheeses, sugar, eggs, bread, and other materials for cooking. One unit of uncrafted foodstuffs is enough to feed one person for one day.</text:p>
      <text:p text:style-name="Text_20_body"><text:span text:style-name="T2">Medicine:</text:span> Medicine, medicinal herbs, and other medical supplies used to treat injuries, cure diseases, create antidotes, and perform surgery.</text:p>
      <text:p text:style-name="Text_20_body"><text:span text:style-name="T2">Writing materials:</text:span> Paper and ink, used in creating reports, plans, and written works of art.</text:p>
      <text:h text:style-name="Heading_20_4" text:outline-level="4"><text:bookmark-start text:name="scrounging"/>Scrounging<text:bookmark-end text:name="scrounging"/></text:h>
      <text:p text:style-name="First_20_paragraph">If you have neither the necessary supplies on hand nor the ability to purchase more, you can spend your time scrounging – looking in refuse bins for art supplies, junk piles for crucible steel, discarded trimmings for fabric, or roadkill and old fruit for foodstuffs. Every two hours spent scrounging produces one unit of supplies – as long as your MJ agrees there are such supplies to be found. If you’re lost in the middle of a frozen tundra, you probably can’t find blackpowder charges just waiting for you to come along.</text:p>
      <text:h text:style-name="Heading_20_3" text:outline-level="3"><text:bookmark-start text:name="workrooms"/>Workrooms<text:bookmark-end text:name="workrooms"/></text:h>
      <text:p text:style-name="First_20_paragraph">Basic sets of handheld tools are described , and can be used as an Item Die on appropriate crafting rolls.</text:p>
      <text:p text:style-name="Text_20_body">However, most serious crafting work is done in some kind of dedicated room or outbuilding. Such workrooms have everything you’d find in a set of tools, plus additional equipment, furniture, and resources for each task. These workrooms can provide an Item Die, as shown on the following table. As you can only have one Item Die per dice pool, you can’t combine the Item Die from a set of tools with the Item Die from a workroom.</text:p>
      <table:table table:name="Table114" table:style-name="Table114">
        <table:table-column table:style-name="Table114.A"/>
        <table:table-column table:style-name="Table114.B"/>
        <table:table-column table:style-name="Table114.C"/>
        <table:table-header-rows>
          <table:table-row>
            <table:table-cell table:style-name="TableHeaderRowCell" office:value-type="string">
              <text:p text:style-name="Table_20_Heading">Room</text:p>
            </table:table-cell>
            <table:table-cell table:style-name="TableHeaderRowCell" office:value-type="string">
              <text:p text:style-name="Table_20_Heading">Cost</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Artist’s Studio</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Kitchen</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Labor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Libra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Medical Theatre</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Observ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Séance Room</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Smithy</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Workshop</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
      <text:p text:style-name="Table">Table <text:sequence text:ref-name="refTable68" text:name="Table" text:formula="ooow:Table+1" style:num-format="1">69</text:sequence>: Workrooms</text:p>
      <text:p text:style-name="First_20_paragraph">Most workrooms are only available in cities, although some smaller towns might be able to provide an artist’s studio, a kitchen, a séance room, or a smithy. Setting up a workroom takes 8 hours of work, although that can be done by either one person or divided among several.</text:p>
      <text:p text:style-name="Text_20_body">Superior workrooms can be purchased for twice the listed cost and an Item Die of one step higher. A superior kitchen costs 4D8 and gives a +1D10 Item Die on rolls for cooking. Superior workrooms take 20 hours to set up and can only be acquired in large cities.</text:p>
      <text:h text:style-name="Heading_20_3" text:outline-level="3"><text:bookmark-start text:name="success-limits"/>Success Limits<text:bookmark-end text:name="success-limits"/></text:h>
      <text:p text:style-name="First_20_paragraph">You must have at least one rank in a Specialty to be able to craft with that Specialty. However, a single specialty rank limits the quality of the item to a basic work. The more specialty ranks you have, the higher potential you can create.</text:p>
      <text:p text:style-name="Text_20_body">Each Specialty’s crafting description details the success limits for crafted items. The maximum values for Item Dice, Charm Dice, Bonus Dice, and the Standard Opposition (for attempts to escape or undo your creation) are shown in the following table. The applicable columns of the table are repeated with each Specialty’s crafting description.</text:p>
      <table:table table:name="Table115" table:style-name="Table115">
        <table:table-column table:style-name="Table115.A"/>
        <table:table-column table:style-name="Table115.B"/>
        <table:table-column table:style-name="Table115.C"/>
        <table:table-column table:style-name="Table115.D"/>
        <table:table-column table:style-name="Table115.E"/>
        <table:table-header-rows>
          <table:table-row>
            <table:table-cell table:style-name="TableHeaderRowCell" office:value-type="string">
              <text:p text:style-name="Table_20_Heading">Specialty Rank</text:p>
            </table:table-cell>
            <table:table-cell table:style-name="TableHeaderRowCell" office:value-type="string">
              <text:p text:style-name="Table_20_Heading">Item Die</text:p>
            </table:table-cell>
            <table:table-cell table:style-name="TableHeaderRowCell" office:value-type="string">
              <text:p text:style-name="Table_20_Heading">Charm Die</text:p>
            </table:table-cell>
            <table:table-cell table:style-name="TableHeaderRowCell" office:value-type="string">
              <text:p text:style-name="Table_20_Heading">Bonus Die</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6</text:p>
          </table:table-cell>
          <table:table-cell table:style-name="TableRowCell" office:value-type="string">
            <text:p text:style-name="Table_20_Contents">+1D6</text:p>
          </table:table-cell>
          <table:table-cell table:style-name="TableRowCell" office:value-type="string">
            <text:p text:style-name="Table_20_Contents">+1D0</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1D8</text:p>
          </table:table-cell>
          <table:table-cell table:style-name="TableRowCell" office:value-type="string">
            <text:p text:style-name="Table_20_Contents">+1D8</text:p>
          </table:table-cell>
          <table:table-cell table:style-name="TableRowCell" office:value-type="string">
            <text:p text:style-name="Table_20_Contents">+1D6</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1D10</text:p>
          </table:table-cell>
          <table:table-cell table:style-name="TableRowCell" office:value-type="string">
            <text:p text:style-name="Table_20_Contents">+1D10</text:p>
          </table:table-cell>
          <table:table-cell table:style-name="TableRowCell" office:value-type="string">
            <text:p text:style-name="Table_20_Contents">+1D8</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0</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Very Difficult (3D12)</text:p>
          </table:table-cell>
        </table:table-row>
      </table:table>
      <text:p text:style-name="Table">Table <text:sequence text:ref-name="refTable69" text:name="Table" text:formula="ooow:Table+1" style:num-format="1">70</text:sequence>: Success Limits</text:p>
      <text:h text:style-name="Heading_20_4" text:outline-level="4"><text:bookmark-start text:name="tag-dice"/>Tag Dice<text:bookmark-end text:name="tag-dice"/></text:h>
      <text:p text:style-name="First_20_paragraph"> Tag Dice are a type of Bonus Dice that are tied to a specific concept. This could be a single word, an emotion, a Passion, a phrase, or other abstract constructions. The crafting description for each Specialty describes how each Tag is created, what you can associate each Tag with, and how you can increase the Bonus Die size of the Tag.</text:p>
      <text:p text:style-name="Text_20_body">For example, if you create a painting of Bentheim Castle as seen from a grassy meadow, you could assign a Tag of “Peaceful.” The Tag Die starts at +1D0, and for every 2 success points, you can increase the size of that die. You can also use success points to add a different Tag, such as “Loyalty.” These additional dice also start at +1D0.</text:p>
      <text:p text:style-name="Text_20_body">The Tag Die can be added to a dice pool as a Bonus Die whenever it makes sense in the story – so if you’re trying to calm down a visiting dignitary, you might seat her under the painting and add the Peaceful tag to your Interaction (Negotiate) dice pool. Alternately, if you’re trying to inspire the soldiers of Bentheim Castle to stand firm and not desert in the face of the enemy, you may want to make your Interaction (Inspire) roll when you stand in front of the painting of the castle.</text:p>
      <text:h text:style-name="Heading_20_3" text:outline-level="3"><text:bookmark-start text:name="extra-supplies"/>Extra Supplies<text:bookmark-end text:name="extra-supplies"/></text:h>
      <text:p text:style-name="First_20_paragraph">Sometimes you can spend more supplies than you need in order to craft a superior item. You could create a larger or more ornate version of an item, or perhaps simply make several prototypes before eventually getting it right.</text:p>
      <text:p text:style-name="Text_20_body">If the crafting Specialty has an “Extra Supplies” entry, you can use more materials than needed while crafting to add a Bonus Die to your dice pool. The size of that die is limited by your number of ranks in the Specialty, as shown on the following tables:</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Units of Supplies</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70" text:name="Table" text:formula="ooow:Table+1" style:num-format="1">71</text:sequence>: Extra Supplies</text:p>
      <text:h text:style-name="Heading_20_3" text:outline-level="3"><text:bookmark-start text:name="extra-time"/>Extra Time<text:bookmark-end text:name="extra-time"/></text:h>
      <text:p text:style-name="First_20_paragraph">Taking your time to craft an item means you can check and re-check your work at every step of the way, and the extra crafting time allows for more careful work.</text:p>
      <text:p text:style-name="Text_20_body">If the description of the crafting specialty has an “Extra Time” entry, you can spend extra time on crafting to add a Bonus Die to your dice pool. The size of that die is limited by your number of ranks in the Specialty, as shown on the following tables:</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71" text:name="Table" text:formula="ooow:Table+1" style:num-format="1">72</text:sequence>: Extra Time for a One-Minute Task</text:p>
      <table:table table:name="Table118" table:style-name="Table118">
        <table:table-column table:style-name="Table118.A"/>
        <table:table-column table:style-name="Table118.B"/>
        <table:table-column table:style-name="Table118.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72" text:name="Table" text:formula="ooow:Table+1" style:num-format="1">73</text:sequence>: Extra Time for a One-Hour Task</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day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days (1 week)</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0 days (2 week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20 days (4 week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0 days (6 week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73" text:name="Table" text:formula="ooow:Table+1" style:num-format="1">74</text:sequence>: Extra Time for a One-Day Task</text:p>
      <text:h text:style-name="Heading_20_3" text:outline-level="3"><text:bookmark-start text:name="rushing"/>Rushing<text:bookmark-end text:name="rushing"/></text:h>
      <text:p text:style-name="First_20_paragraph">You don’t always have the luxury of time when crafting. Perhaps there’s only 30 minutes until the brigands arrive and you still need to build that net-flinging mechanical trap you’ve been planning out in your head. In such a situation, you can rush your work to get it done in time.</text:p>
      <text:p text:style-name="Text_20_body">If the crafting Specialty has a “Rushing” entry, you can reduce the time to craft your creation by taking a Drop penalty on your die roll. You can’t rush a job that you’re taking extra time on. The size of the Drop penalty depends on how much you rush the crafting, as shown on the following table:</text:p>
      <text:p text:style-name="Text_20_body">Rushing also increases the opposition from an automatic success to Easy (3D6). If you fail on a rushed crafting roll, you expend one unit of resources as appropriate for your task</text:p>
      <table:table table:name="Table120" table:style-name="Table120">
        <table:table-column table:style-name="Table120.A"/>
        <table:table-column table:style-name="Table120.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74" text:name="Table" text:formula="ooow:Table+1" style:num-format="1">75</text:sequence>: Rushing a One-Minute Task</text:p>
      <table:table table:name="Table121" table:style-name="Table121">
        <table:table-column table:style-name="Table121.A"/>
        <table:table-column table:style-name="Table121.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75" text:name="Table" text:formula="ooow:Table+1" style:num-format="1">76</text:sequence>: Rushing a One-Hour Task</text:p>
      <table:table table:name="Table122" table:style-name="Table122">
        <table:table-column table:style-name="Table122.A"/>
        <table:table-column table:style-name="Table122.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6 Hours</text:p>
          </table:table-cell>
          <table:table-cell table:style-name="TableRowCell" office:value-type="string">
            <text:p text:style-name="Table_20_Contents">Drop 1</text:p>
          </table:table-cell>
        </table:table-row>
        <table:table-row>
          <table:table-cell table:style-name="TableRowCell" office:value-type="string">
            <text:p text:style-name="Table_20_Contents">4 Hours</text:p>
          </table:table-cell>
          <table:table-cell table:style-name="TableRowCell" office:value-type="string">
            <text:p text:style-name="Table_20_Contents">Drop 2</text:p>
          </table:table-cell>
        </table:table-row>
        <table:table-row>
          <table:table-cell table:style-name="TableRowCell" office:value-type="string">
            <text:p text:style-name="Table_20_Contents">2 Hours</text:p>
          </table:table-cell>
          <table:table-cell table:style-name="TableRowCell" office:value-type="string">
            <text:p text:style-name="Table_20_Contents">Drop 3</text:p>
          </table:table-cell>
        </table:table-row>
        <table:table-row>
          <table:table-cell table:style-name="TableRowCell" office:value-type="string">
            <text:p text:style-name="Table_20_Contents">1 Hour</text:p>
          </table:table-cell>
          <table:table-cell table:style-name="TableRowCell" office:value-type="string">
            <text:p text:style-name="Table_20_Contents">Drop 4</text:p>
          </table:table-cell>
        </table:table-row>
      </table:table>
      <text:p text:style-name="Table">Table <text:sequence text:ref-name="refTable76" text:name="Table" text:formula="ooow:Table+1" style:num-format="1">77</text:sequence>: Rushing a One-Day Task</text:p>
      <text:h text:style-name="Heading_20_3" text:outline-level="3"><text:bookmark-start text:name="weapon-qualities-1"/>Weapon Qualities<text:bookmark-end text:name="weapon-qualities-1"/></text:h>
      <text:p text:style-name="First_20_paragraph">When you craft a weapon, it’s assumed to be a “stock” version of that weapon. If you want to add something extra to a crafted weapon, you can add a Weapon Quality to that weapon. Each specialty’s crafting description lists which qualities can be given to each type of weapon. The maximum number of Weapon Qualities you can add to any given weapon equals your rank in the crafting Specialty.</text:p>
      <text:p text:style-name="Text_20_body">Rather than repeating the descriptions of Weapon Qualities in each crafting specialty, they’re listed here for easy reference. You can’t add the same Weapon Quality twice to a single weapon.</text:p>
      <text:list text:style-name="L109">
        <text:list-item>
          <text:p text:style-name="P203"><text:span text:style-name="T2">Cavalry:</text:span> A weapon with the Cavalry quality must be used with your Main Hand. If you are using this weapon while riding a mount, you can substitute the mount’s Item Die for your Weapon Die against an unmounted opponent.</text:p>
        </text:list-item>
        <text:list-item>
          <text:p text:style-name="P203"><text:span text:style-name="T2">Defending:</text:span> You can use this weapon to make a Defense (Parry) roll and add the Weapon Die to your dice pool, even though this type of weapon usually can’t be used for parrying.</text:p>
        </text:list-item>
        <text:list-item>
          <text:p text:style-name="P203"><text:span text:style-name="T2">Double-Barreled:</text:span> You can fire twice, once per barrel, without reloading. If you choose to fire both barrels in the same shot, the Weapon Die increases by one step, but you take a Drop 1 penalty because it’s harder to aim. Reloading each barrel separately gives the normal Drop penalty for the unaltered weapon, and reloading both barrels is a Drop 4 combined action.</text:p>
        </text:list-item>
        <text:list-item>
          <text:p text:style-name="P203"><text:span text:style-name="T2">Extended Long Range:</text:span> The weapon gains a Drop 2 penalty at Long range. This can only be applied to weapons which can’t normally be used at Long range, but which can be used at Medium range.</text:p>
        </text:list-item>
        <text:list-item>
          <text:p text:style-name="P203"><text:span text:style-name="T2">Extended Medium Range:</text:span> The weapon gains a Drop 2 penalty at Medium range. This can only be applied to weapons which can’t normally be used at Medium range.</text:p>
        </text:list-item>
        <text:list-item>
          <text:p text:style-name="P203"><text:span text:style-name="T2">High-Caliber:</text:span> Increase the Weapon Die by one step. The Drop penalty for reloading the weapon increases by 1, and the Drop penalty at Long range increases by 2.</text:p>
        </text:list-item>
        <text:list-item>
          <text:p text:style-name="P203"><text:span text:style-name="T2">Lightened:</text:span> Decrease the Weapon Die by one step. If the unaltered weapon could be used in your main hand, you can now use it in either. If the weapon required two hands to use, it can now be used with just the main hand. You can’t lighten a weapon that’s been weighted.</text:p>
        </text:list-item>
        <text:list-item>
          <text:p text:style-name="P203"><text:span text:style-name="T2">Point Blank:</text:span> Decrease the Drop Penalty for Close range by 2.</text:p>
        </text:list-item>
        <text:list-item>
          <text:p text:style-name="P203"><text:span text:style-name="T2">Quickloading:</text:span> Decrease the Drop Penalty for reloading this weapon by 1.</text:p>
        </text:list-item>
        <text:list-item>
          <text:p text:style-name="P203"><text:span text:style-name="T2">Reach:</text:span> The weapon can be used to attack into an adjacent area as well as your own.</text:p>
        </text:list-item>
        <text:list-item>
          <text:p text:style-name="P203"><text:span text:style-name="T2">Responding:</text:span> The weapon can be used to make a Dueling (Riposte) roll and add the Weapon Die to your dice pool, even though this type of weapon usually can’t be used for riposting.</text:p>
        </text:list-item>
        <text:list-item>
          <text:p text:style-name="P203"><text:span text:style-name="T2">Rifled:</text:span> Reduce the Drop Penalty at Medium range by 1 and at Long range by 1.</text:p>
        </text:list-item>
        <text:list-item>
          <text:p text:style-name="P203"><text:span text:style-name="T2">Sparring:</text:span> You can use this weapon to make a Military (Brawl) roll and add the Weapon Die to your dice pool, even though weapons usually can’t be used with Brawl.</text:p>
        </text:list-item>
        <text:list-item>
          <text:p text:style-name="P203"><text:span text:style-name="T2">Success Table: Specialty (Option)</text:span> You add an option for spending success points to a specific Success Table. The details for each option are described later in this section.</text:p>
        </text:list-item>
        <text:list-item>
          <text:p text:style-name="P203"><text:span text:style-name="T2">Throwable:</text:span> You can throw this weapon at a target using the Military (Aim) skill and add the Weapon Die to your dice pool, even though this type of weapon usually can’t be thrown. The weapon has no Drop penalty at Close range, Drop 1 at Short range, and Drop 3 at Medium range.</text:p>
        </text:list-item>
        <text:list-item>
          <text:p text:style-name="P203"><text:span text:style-name="T2">Weighted:</text:span> Increase the Weapon Die by one step. If the weapon could be used in either hand, it now is only usable in your main hand. If the unaltered weapon required your main hand, it now requires both hands. You can’t weight a weapon that’s been lightened.</text:p>
        </text:list-item>
      </text:list>
      <text:h text:style-name="Heading_20_4" text:outline-level="4"><text:bookmark-start text:name="success-table-options"/>Success Table Options<text:bookmark-end text:name="success-table-options"/></text:h>
      <text:p text:style-name="First_20_paragraph">The Success Table: <text:span text:style-name="T1">Specialty</text:span> quality adds additional options to the indicated success table.</text:p>
      <table:table table:name="Table123" table:style-name="Table123">
        <table:table-column table:style-name="Table123.A"/>
        <table:table-column table:style-name="Table123.B"/>
        <table:table-header-rows>
          <table:table-row>
            <table:table-cell table:style-name="TableHeaderRowCell" office:value-type="string">
              <text:p text:style-name="Table_20_Heading">Weapon Qualities</text:p>
            </table:table-cell>
            <table:table-cell table:style-name="TableHeaderRowCell" office:value-type="string">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Basket Hilt (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Retort (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Entangling</text:p>
          </table:table-cell>
        </table:table-row>
        <table:table-row>
          <table:table-cell table:style-name="TableRowCell" office:value-type="string">
            <text:p text:style-name="Table_20_Contents">+++</text:p>
          </table:table-cell>
          <table:table-cell table:style-name="TableRowCell" office:value-type="string">
            <text:p text:style-name="Table_20_Contents">Tripping (Knockdown)</text:p>
          </table:table-cell>
        </table:table-row>
        <table:table-row>
          <table:table-cell table:style-name="TableRowCell" office:value-type="string">
            <text:p text:style-name="Table_20_Contents">+++</text:p>
          </table:table-cell>
          <table:table-cell table:style-name="TableRowCell" office:value-type="string">
            <text:p text:style-name="Table_20_Contents">Unhorse</text:p>
          </table:table-cell>
        </table:table-row>
        <table:table-row>
          <table:table-cell table:style-name="TableRowCell" office:value-type="string">
            <text:p text:style-name="Table_20_Contents">+++</text:p>
          </table:table-cell>
          <table:table-cell table:style-name="TableRowCell" office:value-type="string">
            <text:p text:style-name="Table_20_Contents">Wounding (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Yielding (Inflict 4 Yield)</text:p>
          </table:table-cell>
        </table:table-row>
        <table:table-row>
          <table:table-cell table:style-name="TableRowCell" office:value-type="string">
            <text:p text:style-name="Table_20_Contents">++++</text:p>
          </table:table-cell>
          <table:table-cell table:style-name="TableRowCell" office:value-type="string">
            <text:p text:style-name="Table_20_Contents">Disarming</text:p>
          </table:table-cell>
        </table:table-row>
        <table:table-row>
          <table:table-cell table:style-name="TableRowCell" office:value-type="string">
            <text:p text:style-name="Table_20_Contents">+++++</text:p>
          </table:table-cell>
          <table:table-cell table:style-name="TableRowCell" office:value-type="string">
            <text:p text:style-name="Table_20_Contents">Weapon-Breaking</text:p>
          </table:table-cell>
        </table:table-row>
      </table:table>
      <text:p text:style-name="First_20_paragraph"><text:span text:style-name="T2">Basket Hilt:</text:span> If your opponent has Advantage, you can decrease her die size by one step, or remove her Advantage Die entirely if she has +1D6 Advantage. Weapons with this quality are designed for parrying.</text:p>
      <text:p text:style-name="Text_20_body"><text:span text:style-name="T2">Disarming:</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 Weapons with this quality are designed for disarming opponents.</text:p>
      <text:p text:style-name="Text_20_body"><text:span text:style-name="T2">Entangling:</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text:p>
      <text:p text:style-name="Text_20_body"><text:span text:style-name="T2">Retort:</text:span> You can make a Riposte attack. Weapons with this quality are designed for parrying and allow a Riposte to be made for a lower cost than usual.</text:p>
      <text:p text:style-name="Text_20_body"><text:span text:style-name="T2">Tripping:</text:span> Your target is knocked prone, either in your Area or in an adjacent Area. Knocking an opponent into an adjacent Area can result in them falling or otherwise taking environmental damage. Weapons with this quality are designed to pull an opponent off her feet.</text:p>
      <text:p text:style-name="Text_20_body"><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Standing up is a Drop 1 combined action, and remounting is an additional Drop 3 penalty. Weapons with this quality are designed for dismounting opponents.</text:p>
      <text:p text:style-name="Text_20_body"><text:span text:style-name="T2">Weapon-Breaking:</text:span> You snap your target’s blade or hilt. You can only do this if your target attempts to Parry your attack and fails, or if you are performing a Parry yourself. Weapons with this quality are designed for catching and destroying weapons.</text:p>
      <text:p text:style-name="Text_20_body"><text:span text:style-name="T2">Wounding:</text:span> Your opponent takes one Wound. If she takes more Wounds than her Wound Limit, she falls unconscious and is dying. Weapons with this quality allow you to inflict Wounds for a lower cost than usual.</text:p>
      <text:p text:style-name="Text_20_body"><text:span text:style-name="T2">Yielding:</text:span> Your opponent takes four Yield. If her Yield equals or exceeds her Yield Limit, she is Yielded Out. Weapons with this quality allow you to inflict Yield for a lower cost than usual.</text:p>
      <text:h text:style-name="Heading_20_3" text:outline-level="3"><text:bookmark-start text:name="repairs"/>Repairs<text:bookmark-end text:name="repairs"/></text:h>
      <text:p text:style-name="First_20_paragraph">If you can create something, you can repair it as well. A damaged object gains Malfunctions in the same way that a person gains Wounds. In terms of game rolls, the object has a certain Drop penalty applied whenever it’s used – Drop 1 for each Malfunction – or one of its functions simply stops operating.</text:p>
      <text:p text:style-name="Text_20_body">The time to repair an object depends on the time it would take to create a new one of the same type, as shown on the following table.</text:p>
      <table:table table:name="Table124" table:style-name="Table124">
        <table:table-column table:style-name="Table124.A"/>
        <table:table-column table:style-name="Table124.B"/>
        <table:table-header-rows>
          <table:table-row>
            <table:table-cell table:style-name="TableHeaderRowCell" office:value-type="string">
              <text:p text:style-name="Table_20_Heading">Base Crafting Time</text:p>
            </table:table-cell>
            <table:table-cell table:style-name="TableHeaderRowCell" office:value-type="string">
              <text:p text:style-name="Table_20_Heading">Repair Time</text:p>
            </table:table-cell>
          </table:table-row>
        </table:table-header-rows>
        <table:table-row>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hour</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day</text:p>
          </table:table-cell>
          <table:table-cell table:style-name="TableRowCell" office:value-type="string">
            <text:p text:style-name="Table_20_Contents">1 hour</text:p>
          </table:table-cell>
        </table:table-row>
      </table:table>
      <text:p text:style-name="Table">Table <text:sequence text:ref-name="refTable77" text:name="Table" text:formula="ooow:Table+1" style:num-format="1">78</text:sequence>: Repair Time</text:p>
      <text:p text:style-name="First_20_paragraph">You can take extra time or rush the repair if you are able to do the same when creating the item.</text:p>
      <text:p text:style-name="Text_20_body">As with normal crafting rolls, you automatically succeed. Each success point gained reduces the Drop penalty by one, or restores one function to working order. For every complete set of three Malfunctions you repair, you have to spend 1 unit of any type of supplies that would be used to create such an item.</text:p>
      <text:h text:style-name="Heading_20_3" text:outline-level="3"><text:bookmark-start text:name="crafting-rolls"/>Crafting Rolls<text:bookmark-end text:name="crafting-rolls"/></text:h>
      <text:p text:style-name="First_20_paragraph">The following tables are sorted by Specialty name and describe what can be crafted with each Specialty.</text:p>
      <text:h text:style-name="Heading_20_3" text:outline-level="3"><text:bookmark-start text:name="aim-1"/>Aim<text:bookmark-end text:name="aim-1"/></text:h>
      <text:p text:style-name="First_20_paragraph">You can craft bows, muskets, and pistols using the Military (Aim) specialty.</text:p>
      <text:p text:style-name="Text_20_body"><text:span text:style-name="T2">Prowess Required:</text:span> You can only create bows if you have Bow Prowess, muskets if you have Musket Prowess, and pistols if you have Pisto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Military (Aim).</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5" table:style-name="Table125">
        <table:table-column table:style-name="Table125.A"/>
        <table:table-column table:style-name="Table125.B"/>
        <table:table-header-rows>
          <table:table-row>
            <table:table-cell table:style-name="TableHeaderRowCell" office:value-type="string">
              <text:p text:style-name="Table_20_Heading">Aim</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Musket</text:p>
          </table:table-cell>
        </table:table-row>
        <table:table-row>
          <table:table-cell table:style-name="TableRowCell" office:value-type="string">
            <text:p text:style-name="Table_20_Contents">+++</text:p>
          </table:table-cell>
          <table:table-cell table:style-name="TableRowCell" office:value-type="string">
            <text:p text:style-name="Table_20_Contents">Add Bow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istol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Musk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Musket</text:p>
          </table:table-cell>
        </table:table-row>
      </table:table>
      <text:p text:style-name="First_20_paragraph"><text:span text:style-name="T2">Craft Short Bow:</text:span> You create any bow with a Weapon Die of +1D6.</text:p>
      <text:p text:style-name="Text_20_body"><text:span text:style-name="T2">Craft Heavy Bow (1 unit of crucible steel):</text:span> You create any bow a Weapon Die of +1D8 or higher.</text:p>
      <text:p text:style-name="Text_20_body"><text:span text:style-name="T2">Craft Pistol (1 unit of crucible steel):</text:span> You create any pistol with a Weapon Die of +1D6.</text:p>
      <text:p text:style-name="Text_20_body"><text:span text:style-name="T2">Craft Heavy Pistol (2 units of crucible steel):</text:span> You create any pistol with a Weapon die of +1D8 or higher.</text:p>
      <text:p text:style-name="Text_20_body"><text:span text:style-name="T2">Craft Light Musket (2 units of crucible steel):</text:span> You create any musket with a Weapon die of +1D8 or lower.</text:p>
      <text:p text:style-name="Text_20_body"><text:span text:style-name="T2">Craft Heavy Musket (4 units of crucible steel):</text:span> You create any musket with a Weapon Die of +1D10 or higher.</text:p>
      <text:p text:style-name="Text_20_body"><text:span text:style-name="T2">Add Bow Quality:</text:span> You can give the bow one of the following qualities: Cavalry, Defending, Extended Long Range, Point Blank, Quickloading, Success Table: Aim (Entangling, Wounded, Yielding). The bow can have a number of custom qualities equal to your Military (Aim) specialty ranks.</text:p>
      <text:p text:style-name="Text_20_body"><text:span text:style-name="T2">Add Pistol Quality (1 unit of crucible steel):</text:span> You can give the pistol one of the following qualities: Cavalry, Double-Barreled, Extended Medium Range, High-Caliber, Point Blank, Quickloading, Specialty Table: Aim (Wounding). The pistol can have a number of custom qualities equal to your Military (Aim) specialty ranks.</text:p>
      <text:p text:style-name="Text_20_body"><text:span text:style-name="T2">Add Musket Quality (1 unit of crucible steel):</text:span> You can give the musket one of the following qualities: Defending, Double-Barreled, Extended Long Range, High-Caliber, Point Blank, Quickloading, Rifled, Success Table: Aim (Tripping, Unhorse, Wounding). The musket can have a number of custom qualities equal to your Military (Aim) specialty ranks.</text:p>
      <text:h text:style-name="Heading_20_3" text:outline-level="3"><text:bookmark-start text:name="arts-1"/>Arts<text:bookmark-end text:name="arts-1"/></text:h>
      <text:p text:style-name="First_20_paragraph">The Culture (Arts) specialty allows you to create works of art. The types of works include drawings, paintings, poetry, sculptures, plays, songs, opera, novellas, or even cake decorating.</text:p>
      <text:p text:style-name="Text_20_body"><text:span text:style-name="T2">Base Time:</text:span> The base time depends on the type of artistic endeavor. Most simple works of art will take a minimum of 1 hour, such as Writing materials a poem, composing a melody, or sketching a drawing. Sculptures, paintings, novellas, acts of plays, chapters of novels, and other longer forms have a base time of 1 day.</text:p>
      <text:p text:style-name="Text_20_body"><text:span text:style-name="T2">Item Die:</text:span> Add the Item Die of your artisan tools or artist’s studio to your dice pool.</text:p>
      <text:p text:style-name="Text_20_body"><text:span text:style-name="T2">Supplies:</text:span> art media are usually required, although poetry, plays, novellas, and songs require Writing materials supplies, and cake decorating requires foodstuffs.</text:p>
      <text:p text:style-name="Text_20_body"><text:span text:style-name="T2">Extra Time:</text:span> You can spend extra time on crafting to add a Bonus Die to your dice pool. The size of that die is limited by your number of ranks in Culture (Art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6" table:style-name="Table126">
        <table:table-column table:style-name="Table126.A"/>
        <table:table-column table:style-name="Table126.B"/>
        <table:table-header-rows>
          <table:table-row>
            <table:table-cell table:style-name="TableHeaderRowCell" office:value-type="string">
              <text:p text:style-name="Table_20_Heading">Art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or artist’s studio</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 or Writing materials suppl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Artwork</text:p>
          </table:table-cell>
        </table:table-row>
        <table:table-row>
          <table:table-cell table:style-name="TableRowCell" office:value-type="string">
            <text:p text:style-name="Table_20_Contents">+</text:p>
          </table:table-cell>
          <table:table-cell table:style-name="TableRowCell" office:value-type="string">
            <text:p text:style-name="Table_20_Contents">Add a Tag</text:p>
          </table:table-cell>
        </table:table-row>
        <table:table-row>
          <table:table-cell table:style-name="TableRowCell" office:value-type="string">
            <text:p text:style-name="Table_20_Contents">++</text:p>
          </table:table-cell>
          <table:table-cell table:style-name="TableRowCell" office:value-type="string">
            <text:p text:style-name="Table_20_Contents">Improve Artwork</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Create Forgery</text:p>
          </table:table-cell>
        </table:table-row>
        <table:table-row>
          <table:table-cell table:style-name="TableRowCell" office:value-type="string">
            <text:p text:style-name="Table_20_Contents">++++++</text:p>
          </table:table-cell>
          <table:table-cell table:style-name="TableRowCell" office:value-type="string">
            <text:p text:style-name="Table_20_Contents">Pièce de Résistance!</text:p>
          </table:table-cell>
        </table:table-row>
      </table:table>
      <text:p text:style-name="First_20_paragraph"><text:span text:style-name="T2">Craft Artwork (1 unit of art media):</text:span> You create a basic item of art. Choose a one-word Tag, usually associated with an emotion, place, or concept. The Tag has a Bonus Die of +1D0, and can be used when displaying or performing the work of art.</text:p>
      <text:p text:style-name="Text_20_body"><text:span text:style-name="T2">Add a Tag:</text:span> You can add another Tag to your artwork. The new Tag has a Bonus Die of +1D0.</text:p>
      <text:p text:style-name="Text_20_body"><text:span text:style-name="T2">Improve Artwork (1 unit of art media):</text:span> The Bonus Die of one Tag improves by one die size. You are limited by the number of specialty ranks you have in Culture (Arts).</text:p>
      <text:p text:style-name="Text_20_body"><text:span text:style-name="T2">Reduce Material Cost:</text:span> You reduce the overall cost of this Crafting roll by one unit of art media.</text:p>
      <text:p text:style-name="Text_20_body"><text:span text:style-name="T2">Create Forgery (1 unit of art media):</text:span> You make a copy of someone else’s artwork. It’s indistinguishable from the original except on close examination. The forgery has no Tags attached, but you can use success points to add a Tag. The Standard Opposition to an Arts or Perception roll to detect the work as a forgery is Easy (3D6). For every 2 additional success points you spend, the difficulty increases by one step, limited by your number of ranks in Culture (Arts).</text:p>
      <text:p text:style-name="Text_20_body"><text:span text:style-name="T2">Pièce de Résistance!:</text:span> You create a work of art that will be spoken of for decades, if not centuries. Any Tag Die on the work of art is automatically maximized when used as a Bonus Die.</text:p>
      <text:h text:style-name="Heading_20_3" text:outline-level="3"><text:bookmark-start text:name="blackpowder-1"/>Blackpowder<text:bookmark-end text:name="blackpowder-1"/></text:h>
      <text:p text:style-name="First_20_paragraph">You can craft blackpowder weapons such as grenades and cannons. You can also work with phlogistone to create phlogistone furnaces or other uses of phlogistone.</text:p>
      <text:p text:style-name="Text_20_body"><text:span text:style-name="T2">Base Time:</text:span> Working with blackpowder typical requires one hour, while working with phlogistone takes one day.</text:p>
      <text:p text:style-name="Text_20_body"><text:span text:style-name="T2">Item Die:</text:span> Add the Item Die of your metalworking tools, smithy, or workshop to your dice pool.</text:p>
      <text:p text:style-name="Text_20_body"><text:span text:style-name="T2">Supplies:</text:span> Blackpowder charges are required for all crafting with this specialty, and crucible steel for most uses. In addition, many types of explosives require additional materials as shown on the following table.</text:p>
      <table:table table:name="Table127" table:style-name="Table127">
        <table:table-column table:style-name="Table127.A"/>
        <table:table-column table:style-name="Table127.B"/>
        <table:table-header-rows>
          <table:table-row>
            <table:table-cell table:style-name="TableHeaderRowCell" office:value-type="string">
              <text:p text:style-name="Table_20_Heading">Blackpowder Item</text:p>
            </table:table-cell>
            <table:table-cell table:style-name="TableHeaderRowCell" office:value-type="string">
              <text:p text:style-name="Table_20_Heading">Additional Materials</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Table_20_Contents">8 units of alchemical ingredients, 1 unit of crucible steel</text:p>
          </table:table-cell>
        </table:table-row>
        <table:table-row>
          <table:table-cell table:style-name="TableRowCell" office:value-type="string">
            <text:p text:style-name="Table_20_Contents">Bomb, canister</text:p>
          </table:table-cell>
          <table:table-cell table:style-name="TableRowCell" office:value-type="string">
            <text:p text:style-name="Table_20_Contents">4 units of blackpowder charges, 4 units of crucible steel</text:p>
          </table:table-cell>
        </table:table-row>
        <table:table-row>
          <table:table-cell table:style-name="TableRowCell" office:value-type="string">
            <text:p text:style-name="Table_20_Contents">Bomb, heavy</text:p>
          </table:table-cell>
          <table:table-cell table:style-name="TableRowCell" office:value-type="string">
            <text:p text:style-name="Table_20_Contents">8 units of blackpowder charges, 4 units of crucible steel</text:p>
          </table:table-cell>
        </table:table-row>
        <table:table-row>
          <table:table-cell table:style-name="TableRowCell" office:value-type="string">
            <text:p text:style-name="Table_20_Contents">Bomb, mining</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smoke</text:p>
          </table:table-cell>
          <table:table-cell table:style-name="TableRowCell" office:value-type="string">
            <text:p text:style-name="Table_20_Contents">4 units of alchemical supplies</text:p>
          </table:table-cell>
        </table:table-row>
        <table:table-row>
          <table:table-cell table:style-name="TableRowCell" office:value-type="string">
            <text:p text:style-name="Table_20_Contents">Bomb, structure</text:p>
          </table:table-cell>
          <table:table-cell table:style-name="TableRowCell" office:value-type="string">
            <text:p text:style-name="Table_20_Contents">6 units of blackpowder charges, 2 units of crucible steel</text:p>
          </table:table-cell>
        </table:table-row>
        <table:table-row>
          <table:table-cell table:style-name="TableRowCell" office:value-type="string">
            <text:p text:style-name="Table_20_Contents">Bomb, thun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wildfire</text:p>
          </table:table-cell>
          <table:table-cell table:style-name="TableRowCell" office:value-type="string">
            <text:p text:style-name="Table_20_Contents">2 units of blackpowder charges, 4 units of alchemical ingredients, 1 unit of crucible steel</text:p>
          </table:table-cell>
        </table:table-row>
        <table:table-row>
          <table:table-cell table:style-name="TableRowCell" office:value-type="string">
            <text:p text:style-name="Table_20_Contents">Cannon shot, alchemical</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Cannon shot, blackpow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Cannon shot, canister</text:p>
          </table:table-cell>
          <table:table-cell table:style-name="TableRowCell" office:value-type="string">
            <text:p text:style-name="Table_20_Contents">1 unit of blackpowder charges, 2 units of crucible steel</text:p>
          </table:table-cell>
        </table:table-row>
        <table:table-row>
          <table:table-cell table:style-name="TableRowCell" office:value-type="string">
            <text:p text:style-name="Table_20_Contents">Cannon shot, chain</text:p>
          </table:table-cell>
          <table:table-cell table:style-name="TableRowCell" office:value-type="string">
            <text:p text:style-name="Table_20_Contents">1 unit of blackpowder charges, 1 unit of crucible steel</text:p>
          </table:table-cell>
        </table:table-row>
        <table:table-row>
          <table:table-cell table:style-name="TableRowCell" office:value-type="string">
            <text:p text:style-name="Table_20_Contents">Cannon shot, round</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Cannon shot, smoke</text:p>
          </table:table-cell>
          <table:table-cell table:style-name="TableRowCell" office:value-type="string">
            <text:p text:style-name="Table_20_Contents">1 unit of blackpowder charges, 1 unit of alchemical ingredients</text:p>
          </table:table-cell>
        </table:table-row>
        <table:table-row>
          <table:table-cell table:style-name="TableRowCell" office:value-type="string">
            <text:p text:style-name="Table_20_Contents">Cannon shot, thunder</text:p>
          </table:table-cell>
          <table:table-cell table:style-name="TableRowCell" office:value-type="string">
            <text:p text:style-name="Table_20_Contents">2 units of blackpowder charges</text:p>
          </table:table-cell>
        </table:table-row>
        <table:table-row>
          <table:table-cell table:style-name="TableRowCell" office:value-type="string">
            <text:p text:style-name="Table_20_Contents">Cannon shot, wildfire</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Grenade</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alchemical</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canister</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Grenade, smok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thunder</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wildfire</text:p>
          </table:table-cell>
          <table:table-cell table:style-name="TableRowCell" office:value-type="string">
            <text:p text:style-name="Table_20_Contents">1 unit of alchemical ingredients</text:p>
          </table:table-cell>
        </table:table-row>
      </table:table>
      <text:p text:style-name="Table">Table <text:sequence text:ref-name="refTable78" text:name="Table" text:formula="ooow:Table+1" style:num-format="1">79</text:sequence>: Crafting Blackpowder Items</text:p>
      <text:p text:style-name="First_20_paragraph"><text:span text:style-name="T2">Extra Time:</text:span> You can spend extra time on crafting to add a Bonus Die to your dice pool. The size of that die is limited by your number of ranks in Science (Blackpowder).</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8" table:style-name="Table128">
        <table:table-column table:style-name="Table128.A"/>
        <table:table-column table:style-name="Table128.B"/>
        <table:table-header-rows>
          <table:table-row>
            <table:table-cell table:style-name="TableHeaderRowCell" office:value-type="string">
              <text:p text:style-name="Table_20_Heading">Blackpowder</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 (varies)</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Blackpowder charges and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ireworks</text:p>
          </table:table-cell>
        </table:table-row>
        <table:table-row>
          <table:table-cell table:style-name="TableRowCell" office:value-type="string">
            <text:p text:style-name="Table_20_Contents">+</text:p>
          </table:table-cell>
          <table:table-cell table:style-name="TableRowCell" office:value-type="string">
            <text:p text:style-name="Table_20_Contents">Craft Grenade</text:p>
          </table:table-cell>
        </table:table-row>
        <table:table-row>
          <table:table-cell table:style-name="TableRowCell" office:value-type="string">
            <text:p text:style-name="Table_20_Contents">++</text:p>
          </table:table-cell>
          <table:table-cell table:style-name="TableRowCell" office:value-type="string">
            <text:p text:style-name="Table_20_Contents">Craft Bomb</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 Shot</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annon</text:p>
          </table:table-cell>
        </table:table-row>
        <table:table-row>
          <table:table-cell table:style-name="TableRowCell" office:value-type="string">
            <text:p text:style-name="Table_20_Contents">++++++</text:p>
          </table:table-cell>
          <table:table-cell table:style-name="TableRowCell" office:value-type="string">
            <text:p text:style-name="Table_20_Contents">Create Phlogistone Furnace</text:p>
          </table:table-cell>
        </table:table-row>
      </table:table>
      <text:p text:style-name="First_20_paragraph"><text:span text:style-name="T2">Craft Fireworks (1 unit of blackpowder charges):</text:span> You create a number of fireworks equal to your ranks in Science (Blackpowder).</text:p>
      <text:p text:style-name="Text_20_body"><text:span text:style-name="T2">Craft Grenade (1 unit of crucible steel):</text:span> You create any grenade. You must also spend an additional amount of supplies as noted in the table above.</text:p>
      <text:p text:style-name="Text_20_body"><text:span text:style-name="T2">Craft Bomb (2 unit of blackpowder charges, 1 unit of crucible steel):</text:span> You create any bomb. You must also spend an additional amount of supplies as noted in the table above.</text:p>
      <text:p text:style-name="Text_20_body"><text:span text:style-name="T2">Craft Cannon Shot (1 unit of crucible steel):</text:span> You create any type of cannon shot. You must also spend an additional amount of supplies as noted in the table above.</text:p>
      <text:p text:style-name="Text_20_body"><text:span text:style-name="T2">Craft Cannon (2 units of blackpowder charges, 3 units of crucible steel):</text:span> You create any cannon up to furniture scale in size, or a hand mortar. If the cannon is furniture scale, spend an additional 3 units of crucible steel.</text:p>
      <text:p text:style-name="Text_20_body"><text:span text:style-name="T2">Craft Heavy Cannon (5 units of blackpowder charges, 20 units of crucible steel):</text:span> You create any cannon of room scale.</text:p>
      <text:p text:style-name="Text_20_body"><text:span text:style-name="T2">Craft Phlogistone Furnace (12 units of blackpowder charges, 10 units of crucible steel):</text:span> You create a phlogistone furnace with an Item Die of +1D10. You must have at least +4 ranks in Science (Blackpowder). If you have +5 ranks, you can spend an additional 2 success points, 3 units of blackpowder charges, and 5 units of crucible steel to create a furnace with a +1D12 Item Die.</text:p>
      <text:h text:style-name="Heading_20_3" text:outline-level="3"><text:bookmark-start text:name="block-1"/>Block<text:bookmark-end text:name="block-1"/></text:h>
      <text:p text:style-name="First_20_paragraph">You can craft Rigid Armor using the Block specialty.</text:p>
      <text:p text:style-name="Text_20_body"><text:span text:style-name="T2">Prowess Required:</text:span> You can only create rigid armor if you have Rigid Armor Prowess.</text:p>
      <text:p text:style-name="Text_20_body"><text:span text:style-name="T2">Base Time:</text:span> Crafting armor takes 1 day.</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armor.</text:p>
      <text:p text:style-name="Text_20_body"><text:span text:style-name="T2">Extra Time:</text:span> You can spend extra time on crafting to add a Bonus Die to your dice pool. The size of that die is limited by your number of ranks in Defense (Block).</text:p>
      <text:p text:style-name="Text_20_body"><text:span text:style-name="T2">Rushing:</text:span> You can reduce the time to craft your armor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9" table:style-name="Table129">
        <table:table-column table:style-name="Table129.A"/>
        <table:table-column table:style-name="Table129.B"/>
        <table:table-header-rows>
          <table:table-row>
            <table:table-cell table:style-name="TableHeaderRowCell" office:value-type="string">
              <text:p text:style-name="Table_20_Heading">Block</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tal Item</text:p>
          </table:table-cell>
        </table:table-row>
        <table:table-row>
          <table:table-cell table:style-name="TableRowCell" office:value-type="string">
            <text:p text:style-name="Table_20_Contents">+</text:p>
          </table:table-cell>
          <table:table-cell table:style-name="TableRowCell" office:value-type="string">
            <text:p text:style-name="Table_20_Contents">Craft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Improved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Rigid Armor</text:p>
          </table:table-cell>
        </table:table-row>
      </table:table>
      <text:p text:style-name="First_20_paragraph"><text:span text:style-name="T2">Craft Metal Item (1 or more units of crucible steel):</text:span> You create a metal item such as tailoring tools.</text:p>
      <text:p text:style-name="Text_20_body"><text:span text:style-name="T2">Craft Rigid Armor (2 units of crucible steel):</text:span> You create any rigid armor with an Armor Die of +1D8 or lower.</text:p>
      <text:p text:style-name="Text_20_body"><text:span text:style-name="T2">Improved Rigid Armor (4 units of crucible steel):</text:span> You create any rigid armor with an Armor Die of +1D10.</text:p>
      <text:p text:style-name="Text_20_body"><text:span text:style-name="T2">Superior Rigid Armor (6 units of crucible steel):</text:span> You create any rigid armor with an Armor Die of +1D12.</text:p>
      <text:h text:style-name="Heading_20_3" text:outline-level="3"><text:bookmark-start text:name="brawl-1"/>Brawl<text:bookmark-end text:name="brawl-1"/></text:h>
      <text:p text:style-name="First_20_paragraph">You can craft cudgels using the Military (Brawl) specialty.</text:p>
      <text:p text:style-name="Text_20_body"><text:span text:style-name="T2">Prowess Required:</text:span> You can only create cudgels if you have Cudge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cudgels.</text:p>
      <text:p text:style-name="Text_20_body"><text:span text:style-name="T2">Extra Time:</text:span> You can spend extra time on crafting to add a Bonus Die to your dice pool. The size of that die is limited by your number of ranks in Military (Brawl).</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0" table:style-name="Table130">
        <table:table-column table:style-name="Table130.A"/>
        <table:table-column table:style-name="Table130.B"/>
        <table:table-header-rows>
          <table:table-row>
            <table:table-cell table:style-name="TableHeaderRowCell" office:value-type="string">
              <text:p text:style-name="Table_20_Heading">Brawl</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Cudge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udgel</text:p>
          </table:table-cell>
        </table:table-row>
        <table:table-row>
          <table:table-cell table:style-name="TableRowCell" office:value-type="string">
            <text:p text:style-name="Table_20_Contents">+++</text:p>
          </table:table-cell>
          <table:table-cell table:style-name="TableRowCell" office:value-type="string">
            <text:p text:style-name="Table_20_Contents">Add Cudgel Quality</text:p>
          </table:table-cell>
        </table:table-row>
      </table:table>
      <text:p text:style-name="First_20_paragraph"><text:span text:style-name="T2">Craft Light Cudgel:</text:span> You create any cudgel with a Weapon Die of +1D6.</text:p>
      <text:p text:style-name="Text_20_body"><text:span text:style-name="T2">Craft Heavy Cudgel (2 units of crucible steel):</text:span> You create any cudgel with a Weapon Die of +1D8 or more</text:p>
      <text:p text:style-name="Text_20_body"><text:span text:style-name="T2">Add Cudgel Quality (1 unit of crucible steel):</text:span> You can give the cudgel one of the following qualities: Defending, Reach, Sparring, Success Table: Lunge (Wounding), Weighted. The cudgel can have a number of custom qualities equal to your Military (Brawl) specialty ranks.</text:p>
      <text:h text:style-name="Heading_20_3" text:outline-level="3"><text:bookmark-start text:name="brew-1"/>Brew<text:bookmark-end text:name="brew-1"/></text:h>
      <text:p text:style-name="First_20_paragraph">You can craft draughts and salves using your skills at alchemy. You can also create medicine and poison antidotes.</text:p>
      <text:p text:style-name="Text_20_body"><text:span text:style-name="T2">Base Time:</text:span> Brewing takes 1 hour.</text:p>
      <text:p text:style-name="Text_20_body"><text:span text:style-name="T2">Item Die:</text:span> Add the Item Die of your alchemy tools or laboratory to your dice pool.</text:p>
      <text:p text:style-name="Text_20_body"><text:span text:style-name="T2">Supplies:</text:span> Crafting with Brew requires the expenditure of alchemical ingredients.</text:p>
      <text:p text:style-name="Text_20_body"><text:span text:style-name="T2">Extra Time:</text:span> You can spend extra time on crafting to add a Bonus Die to your dice pool. The size of that die is limited by your number of ranks in Magicks (Brew).</text:p>
      <text:p text:style-name="Text_20_body"><text:span text:style-name="T2">Extra Supplies:</text:span> You can use extra supplies while crafting to add a Bonus Die to your dice pool. The size of that die is limited by your number of ranks in Magicks (Brew).</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1" table:style-name="Table131">
        <table:table-column table:style-name="Table131.A"/>
        <table:table-column table:style-name="Table131.B"/>
        <table:table-header-rows>
          <table:table-row>
            <table:table-cell table:style-name="TableHeaderRowCell" office:value-type="string">
              <text:p text:style-name="Table_20_Heading">Brew</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Brew Alchemical Substance</text:p>
          </table:table-cell>
        </table:table-row>
        <table:table-row>
          <table:table-cell table:style-name="TableRowCell" office:value-type="string">
            <text:p text:style-name="Table_20_Contents">+</text:p>
          </table:table-cell>
          <table:table-cell table:style-name="TableRowCell" office:value-type="string">
            <text:p text:style-name="Table_20_Contents">Create medicin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otency</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Brew Alchemical Substance (1 unit of alchemical ingredients):</text:span> You create one dose of a salve or draught listed . The substance has a Charm Die of +1D6.</text:p>
      <text:p text:style-name="Text_20_body"><text:span text:style-name="T2">Create medicine (1 unit of alchemical ingredients):</text:span> You create two units of medicine for every success point and unit of alchemical ingredients you spend.</text:p>
      <text:p text:style-name="Text_20_body"><text:span text:style-name="T2">Increase Quantity (1 unit of alchemical ingredients):</text:span> You make another salve or draught for each success point you spent. The Charm Die of the additional doses is the same as the original; you only need to increase the potency for one dose.</text:p>
      <text:p text:style-name="Text_20_body"><text:span text:style-name="T2">Increase Potency (1 unit of alchemical ingredients):</text:span> The Charm Die of the salve or draught improves by one die size. You are limited by the number of specialty ranks you have in Magicks (Brew).</text:p>
      <text:p text:style-name="Text_20_body"><text:span text:style-name="T2">Reduce Material Cost:</text:span> You reduce the overall cost of this Crafting roll by one unit of alchemical ingredients.</text:p>
      <text:p text:style-name="Text_20_body"><text:span text:style-name="T2">Eureka! (2 units of alchemical ingredients):</text:span> You invent a new draught, salve, or concoction that hasn’t been brewed before. Work with your MJ to determine the exact result of your new formulation. It has an initial Charm Die of +1D6.</text:p>
      <text:h text:style-name="Heading_20_3" text:outline-level="3"><text:bookmark-start text:name="calculus-1"/>Calculus<text:bookmark-end text:name="calculus-1"/></text:h>
      <text:p text:style-name="First_20_paragraph">You can draw plans, create algorithms, or derive theorems using the Science (Calculus) specialty.</text:p>
      <text:p text:style-name="Text_20_body"><text:span text:style-name="T2">Base Time:</text:span> Creating something with Calculus takes 1 hour.</text:p>
      <text:p text:style-name="Text_20_body"><text:span text:style-name="T2">Item Die:</text:span> Add the Item Die of your abacus or other calculation tool when using Calculus.</text:p>
      <text:p text:style-name="Text_20_body"><text:span text:style-name="T2">Supplies:</text:span> The use of Science (Calculus) requires writing materials.</text:p>
      <text:p text:style-name="Text_20_body"><text:span text:style-name="T2">Extra Time:</text:span> You can spend extra time on crafting to add a Bonus Die to your dice pool. The size of that die is limited by your number of ranks in Science (Calculus).</text:p>
      <text:p text:style-name="Text_20_body"><text:span text:style-name="T2">Extra Supplies:</text:span> You can use extra supplies while crafting to add a Bonus Die to your dice pool. The size of that die is limited by your number of ranks in Science (Calculu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2" table:style-name="Table132">
        <table:table-column table:style-name="Table132.A"/>
        <table:table-column table:style-name="Table132.B"/>
        <table:table-header-rows>
          <table:table-row>
            <table:table-cell table:style-name="TableHeaderRowCell" office:value-type="string">
              <text:p text:style-name="Table_20_Heading">Calculu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bacus or other calculation aid</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Draw Plans</text:p>
          </table:table-cell>
        </table:table-row>
        <table:table-row>
          <table:table-cell table:style-name="TableRowCell" office:value-type="string">
            <text:p text:style-name="Table_20_Contents">++</text:p>
          </table:table-cell>
          <table:table-cell table:style-name="TableRowCell" office:value-type="string">
            <text:p text:style-name="Table_20_Contents">Design Algorithm</text:p>
          </table:table-cell>
        </table:table-row>
        <table:table-row>
          <table:table-cell table:style-name="TableRowCell" office:value-type="string">
            <text:p text:style-name="Table_20_Contents">++++++</text:p>
          </table:table-cell>
          <table:table-cell table:style-name="TableRowCell" office:value-type="string">
            <text:p text:style-name="Table_20_Contents">Eureka! Eureka!</text:p>
          </table:table-cell>
        </table:table-row>
      </table:table>
      <text:p text:style-name="First_20_paragraph"><text:span text:style-name="T2">Draw Plans (1 unit of writing materials):</text:span> You create plans for a clockwork component or a clockwork device. The plans have a Bonus Die of +0D6 for attempts to create that component, or assemble that device. For every 2 success points and 2 units of writing materials you spend, the Bonus Die of the plans improves by one die size, limited by your ranks in Science (Calculus).</text:p>
      <text:p text:style-name="Text_20_body"><text:span text:style-name="T2">Design Algorithm (2 units of writing materials):</text:span> You create and write down an algorithm with an Item Die of +1D6. The algorithm is a set of instructions for performing some task involving calculation, such as navigation, drawing plans, or preparing a meal. (An algorithm for making food is known as a recipe.) For every 2 success points and 2 units of writing materials you spend, the Item Die of the algorithm improves by one die size, limited by your ranks in Science (Calculus).</text:p>
      <text:p text:style-name="Text_20_body"><text:span text:style-name="T2">Eureka! Eureka! (6 units of writing materials):</text:span> You’ve derived a completely new theorem or solution to a problem, such as measuring the volume of an object by submerging it in water. (You’re not required to run naked through the streets, though.) You need to have at least +4 ranks in Science (Calculus) for this. If you share this with other mathematicians or scientists, they’ll probably name the discovery after you.</text:p>
      <text:h text:style-name="Heading_20_3" text:outline-level="3"><text:bookmark-start text:name="carouse-1"/>Carouse<text:bookmark-end text:name="carouse-1"/></text:h>
      <text:p text:style-name="First_20_paragraph">You can use Streetwise (Carouse) to craft alcoholic beverages.</text:p>
      <text:p text:style-name="Text_20_body"><text:span text:style-name="T2">Base Time:</text:span> Crafting alcohol takes 1 day.</text:p>
      <text:p text:style-name="Text_20_body"><text:span text:style-name="T2">Supplies:</text:span> Foodstuffs are required for creating alcohol.</text:p>
      <text:p text:style-name="Text_20_body"><text:span text:style-name="T2">Extra Time:</text:span> You can spend extra time on crafting to add a Bonus Die to your dice pool. The size of that die is limited by your number of ranks Streetwise (Carouse).</text:p>
      <text:p text:style-name="Text_20_body"><text:span text:style-name="T2">Extra Supplies:</text:span> You can use extra supplies while crafting to add a Bonus Die to your dice pool. The size of that die is limited by your number of ranks in Streetwise (Carous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3" table:style-name="Table133">
        <table:table-column table:style-name="Table133.A"/>
        <table:table-column table:style-name="Table133.B"/>
        <table:table-header-rows>
          <table:table-row>
            <table:table-cell table:style-name="TableHeaderRowCell" office:value-type="string">
              <text:p text:style-name="Table_20_Heading">Carous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oodstuff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Brew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Wine</text:p>
          </table:table-cell>
        </table:table-row>
        <table:table-row>
          <table:table-cell table:style-name="TableRowCell" office:value-type="string">
            <text:p text:style-name="Table_20_Contents">++</text:p>
          </table:table-cell>
          <table:table-cell table:style-name="TableRowCell" office:value-type="string">
            <text:p text:style-name="Table_20_Contents">Improv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Spirits</text:p>
          </table:table-cell>
        </table:table-row>
      </table:table>
      <text:p text:style-name="First_20_paragraph"><text:span text:style-name="T2">Craft Brewed Alcohol (1 unit of foodstuffs):</text:span> You create a night’s worth of cheap beer, ale, or cider for one person. For each additional success point you spend, you create another night’s worth.</text:p>
      <text:p text:style-name="Text_20_body"><text:span text:style-name="T2">Craft Wine (1 unit of foodstuffs):</text:span> You create a bottle of wine of average quality. You can create another bottle of the same thing by spending another 1 success point and 1 unit of foodstuffs.</text:p>
      <text:p text:style-name="Text_20_body"><text:span text:style-name="T2">Improved Alcohol (1 unit of foodstuffs):</text:span> The quality of your alcohol increases to “good,” and if you spend another 2 success points and 1 unit of foodstuffs, to “really good”.</text:p>
      <text:p text:style-name="Text_20_body"><text:span text:style-name="T2">Craft Spirits (1 unit of foodstuffs):</text:span> You create a bottle or flask of average quality spirits. For each additional success point and unit of foodstuffs you spend, you create another bottle.</text:p>
      <text:h text:style-name="Heading_20_3" text:outline-level="3"><text:bookmark-start text:name="clockworks-2"/>Clockworks<text:bookmark-end text:name="clockworks-2"/></text:h>
      <text:p text:style-name="First_20_paragraph">You can clockwork devices, casings, and components with the Science (Clockworks) specialty.</text:p>
      <text:p text:style-name="Text_20_body"><text:span text:style-name="T2">Base Time:</text:span> Crafting clockwork items requires 1 hour.</text:p>
      <text:p text:style-name="Text_20_body"><text:span text:style-name="T2">Item Die:</text:span> Add the Item Die of your repair tools or workshop to your dice pool.</text:p>
      <text:p text:style-name="Text_20_body"><text:span text:style-name="T2">Supplies:</text:span> Clockwork gears are required for creating anything with Clockworks, except for clockwork gears – which require crucible steel.</text:p>
      <text:p text:style-name="Text_20_body"><text:span text:style-name="T2">Plans:</text:span> If you have plans for the type of device or component you’re trying to create, add the Bonus Die of the plans to your dice pool. Plans are created with the Science (Calculus) specialty.</text:p>
      <text:p text:style-name="Text_20_body"><text:span text:style-name="T2">Extra Time:</text:span> You can spend extra time on crafting a clockwork item to add a Bonus Die to your dice pool. The size of that die is limited by your number of ranks in Science (Clockworks).</text:p>
      <text:p text:style-name="Text_20_body"><text:span text:style-name="T2">Rushing:</text:span> You can reduce the time to craft your clockwork item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4" table:style-name="Table134">
        <table:table-column table:style-name="Table134.A"/>
        <table:table-column table:style-name="Table134.B"/>
        <table:table-header-rows>
          <table:table-row>
            <table:table-cell table:style-name="TableHeaderRowCell" office:value-type="string">
              <text:p text:style-name="Table_20_Heading">Clockwork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or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plans</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lockwork Gears</text:p>
          </table:table-cell>
        </table:table-row>
        <table:table-row>
          <table:table-cell table:style-name="TableRowCell" office:value-type="string">
            <text:p text:style-name="Table_20_Contents">+</text:p>
          </table:table-cell>
          <table:table-cell table:style-name="TableRowCell" office:value-type="string">
            <text:p text:style-name="Table_20_Contents">Craft Casing</text:p>
          </table:table-cell>
        </table:table-row>
        <table:table-row>
          <table:table-cell table:style-name="TableRowCell" office:value-type="string">
            <text:p text:style-name="Table_20_Contents">++</text:p>
          </table:table-cell>
          <table:table-cell table:style-name="TableRowCell" office:value-type="string">
            <text:p text:style-name="Table_20_Contents">Assemble Device</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A Device</text:p>
          </table:table-cell>
        </table:table-row>
      </table:table>
      <text:p text:style-name="First_20_paragraph"><text:span text:style-name="T2">Craft Component (1 or more units of clockwork gears):</text:span> You create a clockwork component. If it has an Item Die, it starts at +1D6. For each additional success point you spend, the Item Die increases one step, limited by your ranks in Science (Clockworks).</text:p>
      <text:p text:style-name="Text_20_body"><text:span text:style-name="T2">Craft Clockwork Gears (1 unit of crucible steel):</text:span> You create two units of clockwork gears. For each additional unit of crucible steel you spend, you create another two units of clockwork gears.</text:p>
      <text:p text:style-name="Text_20_body"><text:span text:style-name="T2">Craft Casing (1 or more units of crucible steel):</text:span> You create a casing for a clockwork device. The amount of steel you must spend depends on the size of the casing.</text:p>
      <text:p text:style-name="Text_20_body"><text:span text:style-name="T2">Assemble Device:</text:span> You complete a clockwork device. You must have all of the device’s components in order to assemble it.</text:p>
      <text:p text:style-name="Text_20_body"><text:span text:style-name="T2">Craft Power Source (special):</text:span> You create a power source that can be installed in a device. The supplies cost varies depending on the type of power source you’re using.</text:p>
      <text:p text:style-name="Text_20_body"><text:span text:style-name="T2">Duplicate A Device (special):</text:span> You create a duplicate of an existing clockwork device. You must spend the same amount and type of supplies to create the duplicate as was spent to create the original.</text:p>
      <text:h text:style-name="Heading_20_3" text:outline-level="3"><text:bookmark-start text:name="deceive-1"/>Deceive<text:bookmark-end text:name="deceive-1"/></text:h>
      <text:p text:style-name="First_20_paragraph">You can create an alternate identity for yourself, including creating a disguise, by using the Interaction (Deceive) specialty.</text:p>
      <text:p text:style-name="Text_20_body"><text:span text:style-name="T2">Base Time:</text:span> Crafting an identity takes 1 day.</text:p>
      <text:p text:style-name="Text_20_body"><text:span text:style-name="T2">Supplies:</text:span> Fabric or alchemical components may be required for certain aspects of your new identity</text:p>
      <text:p text:style-name="Text_20_body"><text:span text:style-name="T2">Extra Time:</text:span> You can spend extra time on crafting to add a Bonus Die to your dice pool. The size of that die is limited by your number of ranks in the Specialty.</text:p>
      <text:p text:style-name="Text_20_body"><text:span text:style-name="T2">Rushing:</text:span> You can reduce the time to craft your identit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5" table:style-name="Table135">
        <table:table-column table:style-name="Table135.A"/>
        <table:table-column table:style-name="Table135.B"/>
        <table:table-header-rows>
          <table:table-row>
            <table:table-cell table:style-name="TableHeaderRowCell" office:value-type="string">
              <text:p text:style-name="Table_20_Heading">Deceiv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 alchemical compon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Identity</text:p>
          </table:table-cell>
        </table:table-row>
        <table:table-row>
          <table:table-cell table:style-name="TableRowCell" office:value-type="string">
            <text:p text:style-name="Table_20_Contents">+</text:p>
          </table:table-cell>
          <table:table-cell table:style-name="TableRowCell" office:value-type="string">
            <text:p text:style-name="Table_20_Contents">Make a Connection</text:p>
          </table:table-cell>
        </table:table-row>
        <table:table-row>
          <table:table-cell table:style-name="TableRowCell" office:value-type="string">
            <text:p text:style-name="Table_20_Contents">+</text:p>
          </table:table-cell>
          <table:table-cell table:style-name="TableRowCell" office:value-type="string">
            <text:p text:style-name="Table_20_Contents">Maintain Identity</text:p>
          </table:table-cell>
        </table:table-row>
        <table:table-row>
          <table:table-cell table:style-name="TableRowCell" office:value-type="string">
            <text:p text:style-name="Table_20_Contents">++</text:p>
          </table:table-cell>
          <table:table-cell table:style-name="TableRowCell" office:value-type="string">
            <text:p text:style-name="Table_20_Contents">Improve Identity</text:p>
          </table:table-cell>
        </table:table-row>
        <table:table-row>
          <table:table-cell table:style-name="TableRowCell" office:value-type="string">
            <text:p text:style-name="Table_20_Contents">+++++</text:p>
          </table:table-cell>
          <table:table-cell table:style-name="TableRowCell" office:value-type="string">
            <text:p text:style-name="Table_20_Contents">Assume Someone’s Identity</text:p>
          </table:table-cell>
        </table:table-row>
        <table:table-row>
          <table:table-cell table:style-name="TableRowCell" office:value-type="string">
            <text:p text:style-name="Table_20_Contents">++++++</text:p>
          </table:table-cell>
          <table:table-cell table:style-name="TableRowCell" office:value-type="string">
            <text:p text:style-name="Table_20_Contents">Persistent Identity</text:p>
          </table:table-cell>
        </table:table-row>
      </table:table>
      <text:p text:style-name="First_20_paragraph"><text:span text:style-name="T2">Craft Identity (1 unit of fabric):</text:span> You create an alternate identity. That identity has a different name from you, although it otherwise has all the same qualities as you (general appearance, gender, etc). To casual observers, though, you’re different people – perhaps you put on a pair of spectacles in your new identity? You have a +1D0 Bonus Die when trying to pass yourself off as your new identity. Your identity lasts for up to 24 hours.</text:p>
      <text:p text:style-name="Text_20_body">You can spend additional success points to alter your appearance. Each alteration you make to your appearance costs 1 success point and one additional unit of supplies, as shown on the following table.</text:p>
      <table:table table:name="Table136" table:style-name="Table136">
        <table:table-column table:style-name="Table136.A"/>
        <table:table-column table:style-name="Table136.B"/>
        <table:table-header-rows>
          <table:table-row>
            <table:table-cell table:style-name="TableHeaderRowCell" office:value-type="string">
              <text:p text:style-name="Table_20_Heading">Alteration</text:p>
            </table:table-cell>
            <table:table-cell table:style-name="TableHeaderRowCell" office:value-type="string">
              <text:p text:style-name="Table_20_Heading">Supplies Cost</text:p>
            </table:table-cell>
          </table:table-row>
        </table:table-header-rows>
        <table:table-row>
          <table:table-cell table:style-name="TableRowCell" office:value-type="string">
            <text:p text:style-name="Table_20_Contents">Apparent ag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gender</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h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nationality</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w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Hair color</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Hair style</text:p>
          </table:table-cell>
          <table:table-cell table:style-name="TableRowCell" office:value-type="string">
            <text:p text:style-name="Table_20_Contents">1 unit of alchemical ingredients</text:p>
          </table:table-cell>
        </table:table-row>
      </table:table>
      <text:p text:style-name="Table">Table <text:sequence text:ref-name="refTable79" text:name="Table" text:formula="ooow:Table+1" style:num-format="1">80</text:sequence>: Identity Changes</text:p>
      <text:p text:style-name="First_20_paragraph"><text:span text:style-name="T2">Improve Identity:</text:span> The Bonus Die afforded by your false identity improves by one die size. You are limited by the number of specialty ranks you have in Interaction (Deceive).</text:p>
      <text:p text:style-name="Text_20_body"><text:span text:style-name="T2">Make a Connection:</text:span> You go out in public and are seen are by one reputable person who will unwittingly vouch for your identity. Each additional success point gives you another person who thinks you’re who you’re pretending to be.</text:p>
      <text:p text:style-name="Text_20_body"><text:span text:style-name="T2">Maintain Identity:</text:span> Your identity lasts an additional 24 hours for every extra success point you spend. While your identity is active, you can make another Deceive roll to extend the duration; the cost to make this roll is equal to your original supplies cost for Craft Identity. You can only spend your success points on Make Connection, Maintain Identity, Improve Identity, or Persistent Identity if you make such a roll.</text:p>
      <text:p text:style-name="Text_20_body"><text:span text:style-name="T2">Assume Someone’s Identity (3 units of fabric, 3 units of alchemical ingredients):</text:span> You disguise yourself as a specific person, adopting their appearance and identity.</text:p>
      <text:p text:style-name="Text_20_body"><text:span text:style-name="T2">Persistent Identity:</text:span> The identity you’ve crafted is so airtight that you can maintain it indefinitely without being discovered.</text:p>
      <text:h text:style-name="Heading_20_3" text:outline-level="3"><text:bookmark-start text:name="explore-1"/>Explore<text:bookmark-end text:name="explore-1"/></text:h>
      <text:p text:style-name="First_20_paragraph">You can craft maps, globes, rations, shelters, rafts, and other survival gear with the Nature (Explore) specialty.</text:p>
      <text:p text:style-name="Text_20_body"><text:span text:style-name="T2">Base Time:</text:span> Crafting a quick map or rations takes 1 hour. Crafting survival gear creation takes 1 day.</text:p>
      <text:p text:style-name="Text_20_body"><text:span text:style-name="T2">Item Die:</text:span> Add the Item Die of your tools or workroom to your dice pool.</text:p>
      <text:p text:style-name="Text_20_body"><text:span text:style-name="T2">Supplies:</text:span> Supplies are required for crafting with this Specialty.</text:p>
      <text:p text:style-name="Text_20_body"><text:span text:style-name="T2">Extra Time:</text:span> You can spend extra time on crafting to add a Bonus Die to your dice pool. The size of that die is limited by your number of ranks in Nature (Explore).</text:p>
      <text:p text:style-name="Text_20_body"><text:span text:style-name="T2">Rushing:</text:span> You can reduce the time to craf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7" table:style-name="Table137">
        <table:table-column table:style-name="Table137.A"/>
        <table:table-column table:style-name="Table137.B"/>
        <table:table-header-rows>
          <table:table-row>
            <table:table-cell table:style-name="TableHeaderRowCell" office:value-type="string">
              <text:p text:style-name="Table_20_Heading">Explor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ap</text:p>
          </table:table-cell>
        </table:table-row>
        <table:table-row>
          <table:table-cell table:style-name="TableRowCell" office:value-type="string">
            <text:p text:style-name="Table_20_Contents">+</text:p>
          </table:table-cell>
          <table:table-cell table:style-name="TableRowCell" office:value-type="string">
            <text:p text:style-name="Table_20_Contents">Prepare Ratio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Map or Globe</text:p>
          </table:table-cell>
        </table:table-row>
        <table:table-row>
          <table:table-cell table:style-name="TableRowCell" office:value-type="string">
            <text:p text:style-name="Table_20_Contents">+++</text:p>
          </table:table-cell>
          <table:table-cell table:style-name="TableRowCell" office:value-type="string">
            <text:p text:style-name="Table_20_Contents">Craft Globe</text:p>
          </table:table-cell>
        </table:table-row>
        <table:table-row>
          <table:table-cell table:style-name="TableRowCell" office:value-type="string">
            <text:p text:style-name="Table_20_Contents">++++</text:p>
          </table:table-cell>
          <table:table-cell table:style-name="TableRowCell" office:value-type="string">
            <text:p text:style-name="Table_20_Contents">Build Shelter</text:p>
          </table:table-cell>
        </table:table-row>
        <table:table-row>
          <table:table-cell table:style-name="TableRowCell" office:value-type="string">
            <text:p text:style-name="Table_20_Contents">+++++</text:p>
          </table:table-cell>
          <table:table-cell table:style-name="TableRowCell" office:value-type="string">
            <text:p text:style-name="Table_20_Contents">Build Raft</text:p>
          </table:table-cell>
        </table:table-row>
      </table:table>
      <text:p text:style-name="First_20_paragraph"><text:span text:style-name="T2">Craft Map (1 unit of writing materials):</text:span> You create a map of either the local region or somewhere you’ve been. The map gives an Item Bonus of +1D6 on navigation, food gathering, and trailblazing in that area. You can also create a copy of any map you have access to.</text:p>
      <text:p text:style-name="Text_20_body"><text:span text:style-name="T2">Prepare Rations (1 unit of foodstuffs):</text:span> You create three days’ worth of jerky and dried fruits that are easily portable and won’t go bad. For each additional success point and unit of foodstuffs, you create another three days’ worth.</text:p>
      <text:p text:style-name="Text_20_body"><text:span text:style-name="T2">Improve Map or Globe:</text:span> You increase the detail and information on your map or globe. The Item Bonus increases by one die size, limited by your ranks in Nature (Explore).</text:p>
      <text:p text:style-name="Text_20_body"><text:span text:style-name="T2">Craft Globe (3 units of art media):</text:span> You create a globe of the planet Arrete. This globe gives an Item Bonus of +1D6 on navigation between relatively large land masses and major settlements.</text:p>
      <text:p text:style-name="Text_20_body"><text:span text:style-name="T2">Build Shelter:</text:span> You create a shelter that can withstand the current weather for 24 hours. The duration increases by 24 hours for every additional success point you spend.</text:p>
      <text:p text:style-name="Text_20_body"><text:span text:style-name="T2">Build Raft:</text:span> You create a crude raft. It can stay together for 4 hours, although each hour of inclement weather or rapids counts as two hours. The duration increases by 4 hours or every additional success point you spend.</text:p>
      <text:h text:style-name="Heading_20_3" text:outline-level="3"><text:bookmark-start text:name="feint-1"/>Feint<text:bookmark-end text:name="feint-1"/></text:h>
      <text:p text:style-name="First_20_paragraph">You can craft whips and nets using the Feint specialty.</text:p>
      <text:p text:style-name="Text_20_body"><text:span text:style-name="T2">Prowess Required:</text:span> You can only create whips if you have Whip Prowess, and nets if you have Net Prowess.</text:p>
      <text:p text:style-name="Text_20_body"><text:span text:style-name="T2">Base Time:</text:span> Crafting a weapon takes 1 hour.</text:p>
      <text:p text:style-name="Text_20_body"><text:span text:style-name="T2">Supplies:</text:span> Supplies of fabric are required for creating whips or nets.</text:p>
      <text:p text:style-name="Text_20_body"><text:span text:style-name="T2">Extra Time:</text:span> You can spend extra time on crafting to add a Bonus Die to your dice pool. The size of that die is limited by your number of ranks in Dueling (Fein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8" table:style-name="Table138">
        <table:table-column table:style-name="Table138.A"/>
        <table:table-column table:style-name="Table138.B"/>
        <table:table-header-rows>
          <table:table-row>
            <table:table-cell table:style-name="TableHeaderRowCell" office:value-type="string">
              <text:p text:style-name="Table_20_Heading">Feint</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Net</text:p>
          </table:table-cell>
        </table:table-row>
        <table:table-row>
          <table:table-cell table:style-name="TableRowCell" office:value-type="string">
            <text:p text:style-name="Table_20_Contents">+</text:p>
          </table:table-cell>
          <table:table-cell table:style-name="TableRowCell" office:value-type="string">
            <text:p text:style-name="Table_20_Contents">Craft Whip</text:p>
          </table:table-cell>
        </table:table-row>
        <table:table-row>
          <table:table-cell table:style-name="TableRowCell" office:value-type="string">
            <text:p text:style-name="Table_20_Contents">+++</text:p>
          </table:table-cell>
          <table:table-cell table:style-name="TableRowCell" office:value-type="string">
            <text:p text:style-name="Table_20_Contents">Add N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Whip Quality</text:p>
          </table:table-cell>
        </table:table-row>
      </table:table>
      <text:p text:style-name="First_20_paragraph"><text:span text:style-name="T2">Craft Net (1 unit of fabric):</text:span> You create any net.</text:p>
      <text:p text:style-name="Text_20_body"><text:span text:style-name="T2">Craft Whip (1 unit of fabric):</text:span> You create any whip.</text:p>
      <text:p text:style-name="Text_20_body"><text:span text:style-name="T2">Add Net Quality (1 unit of fabric or crucible steel):</text:span> You can give the net one of the following qualities: Reach, Specialty Table: Feint (Entangling, Tripping), Throwable, Weighted. The net can have a number of custom qualities equal to your Dueling (Feint) specialty ranks.</text:p>
      <text:p text:style-name="Text_20_body"><text:span text:style-name="T2">Add Whip Quality (1 unit of fabric or crucible steel):</text:span> You can give the whip one of the following qualities: Cavalry, Reach, Responding, Sparring, Success Table: Feint (Disarming, Entangling, Unhorse, Wounding), Weighted. The whip can have a number of custom qualities equal to your Dueling (Feint) specialty ranks.</text:p>
      <text:h text:style-name="Heading_20_3" text:outline-level="3"><text:bookmark-start text:name="husbandry-1"/>Husbandry<text:bookmark-end text:name="husbandry-1"/></text:h>
      <text:p text:style-name="First_20_paragraph">You can use the Nature (Husbandry) specialty to harvest crops, slaughter animals, prepare meals, and create leather armor and other leather goods.</text:p>
      <text:p text:style-name="Text_20_body"><text:span text:style-name="T2">Base Time:</text:span> Each use of Nature (Husbandry) takes one hour.</text:p>
      <text:p text:style-name="Text_20_body"><text:span text:style-name="T2">Item Die:</text:span> You can add the Item Die of cooking utensils or a kitchen while preparing food; and you can add the Item Die of tailoring tools when making flexible armor.</text:p>
      <text:p text:style-name="Text_20_body"><text:span text:style-name="T2">Supplies:</text:span> Supplies of foodstuffs are needed only if you are preparing food. Creating armor requires fabric and possibly</text:p>
      <text:p text:style-name="Text_20_body"><text:span text:style-name="T2">Extra Time:</text:span> You can spend extra time on crafting to add a Bonus Die to your dice pool. The size of that die is limited by your number of ranks in Nature (Husbandry).</text:p>
      <text:p text:style-name="Text_20_body"><text:span text:style-name="T2">Rushing:</text:span> You can reduce the time to use Nature (Husbandr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39" table:style-name="Table139">
        <table:table-column table:style-name="Table139.A"/>
        <table:table-column table:style-name="Table139.B"/>
        <table:table-header-rows>
          <table:table-row>
            <table:table-cell table:style-name="TableHeaderRowCell" office:value-type="string">
              <text:p text:style-name="Table_20_Heading">Husbandr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Craft Leather Item</text:p>
          </table:table-cell>
        </table:table-row>
        <table:table-row>
          <table:table-cell table:style-name="TableRowCell" office:value-type="string">
            <text:p text:style-name="Table_20_Contents">+</text:p>
          </table:table-cell>
          <table:table-cell table:style-name="TableRowCell" office:value-type="string">
            <text:p text:style-name="Table_20_Contents">Prepare Food</text:p>
          </table:table-cell>
        </table:table-row>
        <table:table-row>
          <table:table-cell table:style-name="TableRowCell" office:value-type="string">
            <text:p text:style-name="Table_20_Contents">+++</text:p>
          </table:table-cell>
          <table:table-cell table:style-name="TableRowCell" office:value-type="string">
            <text:p text:style-name="Table_20_Contents">Improved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Flexible Armor</text:p>
          </table:table-cell>
        </table:table-row>
      </table:table>
      <text:p text:style-name="First_20_paragraph"><text:span text:style-name="T2">Craft Flexible Armor (1 unit of fabric):</text:span> You create any flexible armor with a +1D6 Armor Die.</text:p>
      <text:p text:style-name="Text_20_body"><text:span text:style-name="T2">Craft Leather Item (1 or more units of fabric):</text:span> You create a leather item such as a saddle, belt, or pouch.</text:p>
      <text:p text:style-name="Text_20_body"><text:span text:style-name="T2">Prepare Food (1 unit of foodstuffs):</text:span> You create a meal (or several smaller meals) that are enough to feed two people for 1 day. For each additional unit of foodstuffs you spend, you can feed another two people. The food becomes inedible after 24 hours, but you can extend this duration by 24 hours for every additional success point you spend.</text:p>
      <text:p text:style-name="Text_20_body"><text:span text:style-name="T2">Improved Flexible Armor (2 units of fabric, 1 unit of crucible steel): </text:span>You create any flexible armor with an Armor Die of +1D8.</text:p>
      <text:p text:style-name="Text_20_body"><text:span text:style-name="T2">Superior Flexible Armor (2 units of fabric, 2 units of crucible steel):</text:span> You create any flexible armor with an Armor Die of +1D10 or higher.</text:p>
      <text:h text:style-name="Heading_20_3" text:outline-level="3"><text:bookmark-start text:name="larceny-1"/>Larceny<text:bookmark-end text:name="larceny-1"/></text:h>
      <text:p text:style-name="First_20_paragraph">You can create forged documents, imitation jewelry, locks, traps, and alarms with the Streetwise (Larceny) specialty.</text:p>
      <text:p text:style-name="Text_20_body"><text:span text:style-name="T2">Base Time:</text:span> Creating a forgery or an obstacle takes 1 hour.</text:p>
      <text:p text:style-name="Text_20_body"><text:span text:style-name="T2">Item Die:</text:span> Add the Item Die of your repair tools or workshop to your dice pool when working with locks or traps.</text:p>
      <text:p text:style-name="Text_20_body"><text:span text:style-name="T2">Supplies:</text:span> Clockwork gears are required for creating locks or traps, Writing materials materials are required for forging documents, and art media for duplicating jewelry.</text:p>
      <text:p text:style-name="Text_20_body"><text:span text:style-name="T2">Extra Time:</text:span> You can spend extra time on crafting to add a Bonus Die to your dice pool. The size of that die is limited by your number of ranks in Streetwise (Larcen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0" table:style-name="Table140">
        <table:table-column table:style-name="Table140.A"/>
        <table:table-column table:style-name="Table140.B"/>
        <table:table-header-rows>
          <table:table-row>
            <table:table-cell table:style-name="TableHeaderRowCell" office:value-type="string">
              <text:p text:style-name="Table_20_Heading">Larcen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or workshop for obstacl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writing materials, or 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Obstacle</text:p>
          </table:table-cell>
        </table:table-row>
        <table:table-row>
          <table:table-cell table:style-name="TableRowCell" office:value-type="string">
            <text:p text:style-name="Table_20_Contents">++</text:p>
          </table:table-cell>
          <table:table-cell table:style-name="TableRowCell" office:value-type="string">
            <text:p text:style-name="Table_20_Contents">Improve Obstacle Quality</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Jewelry</text:p>
          </table:table-cell>
        </table:table-row>
      </table:table>
      <text:p text:style-name="First_20_paragraph"><text:span text:style-name="T2">Craft Obstacle (1 unit of clockwork gears):</text:span> You create a simple lock, alarm, or trap. Attempts to install or bypass the obstacle are made against Standard Opposition of Easy (3D6).</text:p>
      <text:p text:style-name="Text_20_body"><text:span text:style-name="T2">Improve Obstacle Quality (1 unit of clockwork gears):</text:span> The quality of obstacle improves, increasing the Standard Opposition for attempts to disable or bypass the obstacle. You are limited by the number of specialty ranks you have in Streetwise (Larceny).</text:p>
      <text:p text:style-name="Text_20_body"><text:span text:style-name="T2">Forge Document (1 unit of writing materials):</text:span> You create a forgery of a document. The standard opposition to detect the deception is Easy (3D6) and improves by one die size for every 2 additional success points you spend, limited by your Streetwise (Larceny).</text:p>
      <text:p text:style-name="Text_20_body"><text:span text:style-name="T2">Duplicate Jewelry (2 units of art media):</text:span> You create a piece of jewelry that appears to be expensive and valuable, but is actually worthless crystal, glass, or shiny metals. The standard opposition to detect that the jewelry isn’t real starts at Easy (3D6) and improves by one die size for every 2 additional success points and 1 unit of art media you spend.</text:p>
      <text:h text:style-name="Heading_20_3" text:outline-level="3"><text:bookmark-start text:name="lunge-1"/>Lunge<text:bookmark-end text:name="lunge-1"/></text:h>
      <text:p text:style-name="First_20_paragraph">You can craft polearms and swords with the Dueling (Lunge) specialty.</text:p>
      <text:p text:style-name="Text_20_body"><text:span text:style-name="T2">Prowess Required:</text:span> You can only create polearms if you have Polearm Prowess, and swords if you have Sword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1" table:style-name="Table141">
        <table:table-column table:style-name="Table141.A"/>
        <table:table-column table:style-name="Table141.B"/>
        <table:table-header-rows>
          <table:table-row>
            <table:table-cell table:style-name="TableHeaderRowCell" office:value-type="string">
              <text:p text:style-name="Table_20_Heading">Lung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Grea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Polearm</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Polearm</text:p>
          </table:table-cell>
        </table:table-row>
        <table:table-row>
          <table:table-cell table:style-name="TableRowCell" office:value-type="string">
            <text:p text:style-name="Table_20_Contents">+++</text:p>
          </table:table-cell>
          <table:table-cell table:style-name="TableRowCell" office:value-type="string">
            <text:p text:style-name="Table_20_Contents">Add Sword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olearm Quality</text:p>
          </table:table-cell>
        </table:table-row>
      </table:table>
      <text:p text:style-name="First_20_paragraph"><text:span text:style-name="T2">Craft Light Sword (1 unit of crucible steel):</text:span> You create any sword that has the Either Hand quality.</text:p>
      <text:p text:style-name="Text_20_body"><text:span text:style-name="T2">Craft Long Sword (2 units of crucible steel):</text:span> You can create any sword that has the Main Hand quality.</text:p>
      <text:p text:style-name="Text_20_body"><text:span text:style-name="T2">Craft Great Sword (4 units of crucible steel):</text:span> You can create any sword that has the Both Hands quality.</text:p>
      <text:p text:style-name="Text_20_body"><text:span text:style-name="T2">Craft Short Polearm (1 unit of crucible steel):</text:span> You can create any polearm that doesn’t have reach.</text:p>
      <text:p text:style-name="Text_20_body"><text:span text:style-name="T2">Craft Long Polearm (3 units of crucible steel):</text:span> You can create any polearm that has the Reach quality.</text:p>
      <text:p text:style-name="Text_20_body"><text:span text:style-name="T2">Add Sword Quality (1 unit of crucible steel):</text:span> You can give the sword one of the following qualities: Cavalry, Lightened, Success Table: Lunge (Wounding, Yielding, Unhorse), Success Table: Parry (Basket Hilt), Weighted. The weapon can have a number of custom qualities equal to your Dueling (Lunge) specialty ranks.</text:p>
      <text:p text:style-name="Text_20_body"><text:span text:style-name="T2">Add Polearm Quality (1 unit of crucible steel):</text:span> You can give the polearm one of the following qualities: Cavalry, Lightened, Parrying, Reach, Success Table: Lunge (Disarming, Knockdown, Unhorse), Throwable, Weighted. The weapon can have a number of custom qualities equal to your Dueling (Lunge) specialty ranks.</text:p>
      <text:h text:style-name="Heading_20_3" text:outline-level="3"><text:bookmark-start text:name="negotiate-1"/>Negotiate<text:bookmark-end text:name="negotiate-1"/></text:h>
      <text:p text:style-name="First_20_paragraph">You can craft legal documents, including business contracts, treaties, bills of sale, identity papers, and more, by using the Interaction (Negotiate) specialty.</text:p>
      <text:p text:style-name="Text_20_body"><text:span text:style-name="T2">Base Time:</text:span> Crafting a contract, treaty, or identity papers takes one hour, and crafting a bill of sale takes one minute.</text:p>
      <text:p text:style-name="Text_20_body"><text:span text:style-name="T2">Supplies:</text:span> Crafting any sort of document requires writing materials.</text:p>
      <text:p text:style-name="Text_20_body"><text:span text:style-name="T2">Extra Time:</text:span> You can spend extra time on crafting to add a Bonus Die to your dice pool. The size of that die is limited by your number of ranks in Interaction (Negotiate).</text:p>
      <text:p text:style-name="Text_20_body"><text:span text:style-name="T2">Opposition:</text:span> Unless you are rushing, a crafting roll automatically succeeds. The success points generated determine the quality of the creation.</text:p>
      <table:table table:name="Table142" table:style-name="Table142">
        <table:table-column table:style-name="Table142.A"/>
        <table:table-column table:style-name="Table142.B"/>
        <table:table-header-rows>
          <table:table-row>
            <table:table-cell table:style-name="TableHeaderRowCell" office:value-type="string">
              <text:p text:style-name="Table_20_Heading">Negotiat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Basic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mprov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lex Document</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nclude Loophole</text:p>
          </table:table-cell>
        </table:table-row>
      </table:table>
      <text:p text:style-name="First_20_paragraph"><text:span text:style-name="T2">Craft Basic Document (1 unit of writing materials):</text:span> You create a basic legal document, such as a bill of sale. If signed by at least one party and used in later negotiations, it provides you with a +1D0 Bonus Die.</text:p>
      <text:p text:style-name="Text_20_body"><text:span text:style-name="T2">Improve Document (1 unit of writing materials):</text:span> The document’s Bonus Die improves by one die size. You are limited by the number of specialty ranks you have in Interaction (Negotiate).</text:p>
      <text:p text:style-name="Text_20_body"><text:span text:style-name="T2">Craft Complex Document (5 units of writing materials):</text:span> You create a complex legal document, such as a treaty, a business contract, or identity papers. If signed by all parties involved and used in later negotiations, it provides you with a +1D0 Bonus Die.</text:p>
      <text:p text:style-name="Text_20_body"><text:span text:style-name="T2">Forge Document:</text:span> The document you create isn’t actually legally binding, but it looks authentic to casual inspection – including any signatures you have access to. You can only do this with a basic document, or with the signatures on a complex document. The standard opposition for attempts to detect the forgery starts at Easy (3D6) and increases by one die size for every 2 success points you spend.</text:p>
      <text:p text:style-name="Text_20_body"><text:span text:style-name="T2">Include Loophole (1 unit of writing materials):</text:span> You add a loophole into the document that renders the document null and void under a specific circumstance. You decide that circumstance when you create the document, but it’s not obvious to any other parties to the agreement. You can choose to reveal the loophole whenever the circumstances are right. You can only do this with a complex document.</text:p>
      <text:h text:style-name="Heading_20_3" text:outline-level="3"><text:bookmark-start text:name="parry-1"/>Parry<text:bookmark-end text:name="parry-1"/></text:h>
      <text:p text:style-name="First_20_paragraph">You can craft shields using the Parry specialty.</text:p>
      <text:p text:style-name="Text_20_body"><text:span text:style-name="T2">Prowess Required:</text:span> You can only create shields if you have Shield Prowess.</text:p>
      <text:p text:style-name="Text_20_body"><text:span text:style-name="T2">Base Time:</text:span> Crafting a shield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shield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3" table:style-name="Table143">
        <table:table-column table:style-name="Table143.A"/>
        <table:table-column table:style-name="Table143.B"/>
        <table:table-header-rows>
          <table:table-row>
            <table:table-cell table:style-name="TableHeaderRowCell" office:value-type="string">
              <text:p text:style-name="Table_20_Heading">Parr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hield</text:p>
          </table:table-cell>
        </table:table-row>
        <table:table-row>
          <table:table-cell table:style-name="TableRowCell" office:value-type="string">
            <text:p text:style-name="Table_20_Contents">++</text:p>
          </table:table-cell>
          <table:table-cell table:style-name="TableRowCell" office:value-type="string">
            <text:p text:style-name="Table_20_Contents">Shield Spike</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Shield</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Shield</text:p>
          </table:table-cell>
        </table:table-row>
        <table:table-row>
          <table:table-cell table:style-name="TableRowCell" office:value-type="string">
            <text:p text:style-name="Table_20_Contents">++++++</text:p>
          </table:table-cell>
          <table:table-cell table:style-name="TableRowCell" office:value-type="string">
            <text:p text:style-name="Table_20_Contents">Perfectly Balanced</text:p>
          </table:table-cell>
        </table:table-row>
      </table:table>
      <text:p text:style-name="First_20_paragraph"><text:span text:style-name="T2">Craft Light Shield (1 unit of crucible steel):</text:span> You create any shield with an Item Die of +1D6.</text:p>
      <text:p text:style-name="Text_20_body"><text:span text:style-name="T2">Shield Spike (1 unit of crucible steel):</text:span> You affix a spike the shield you’ve created, letting its Shield Die be used as a Weapon Die for Lunge and Riposte. The wielder must have both Shield Prowess and Knife Prowess to include that Weapon die in any dice pool.</text:p>
      <text:p text:style-name="Text_20_body"><text:span text:style-name="T2">Craft Standard Shield (1 unit of crucible steel):</text:span> You create any shield with an item die of +1D8.</text:p>
      <text:p text:style-name="Text_20_body"><text:span text:style-name="T2">Craft Heavy Shield (2 unit of crucible steel):</text:span> You create any shield with an item die of +1D10.</text:p>
      <text:p text:style-name="Text_20_body"><text:span text:style-name="T2">Perfectly Balanced (1 unit of crucible steel):</text:span> The shield is perfectly balanced for throwing. If the wielder has Shield Prowess and Cudgel Prowess, its Shield Die can be used as a Weapon Die for Lunge, Riposte, and Aim (+++: Shield Rebounds to Thrower, Close Range Drop 0, Short Range Drop 0, Medium Range Drop 2).</text:p>
      <text:h text:style-name="Heading_20_3" text:outline-level="3"><text:bookmark-start text:name="poison-1"/>Poison<text:bookmark-end text:name="poison-1"/></text:h>
      <text:p text:style-name="First_20_paragraph">You can craft poisons and antidotes with Medicine (Poison) specialty.</text:p>
      <text:p text:style-name="Text_20_body"><text:span text:style-name="T2">Base Time:</text:span> Crafting poison or antidote takes 1 hour.</text:p>
      <text:p text:style-name="Text_20_body"><text:span text:style-name="T2">Item Die:</text:span> Add the Item Die of your alchemy tools or laboratory to your dice pool.</text:p>
      <text:p text:style-name="Text_20_body"><text:span text:style-name="T2">Supplies:</text:span> Alchemical ingredients are required for crafting poisons and antidotes.</text:p>
      <text:p text:style-name="Text_20_body"><text:span text:style-name="T2">Extra Time:</text:span> You can spend extra time on crafting to add a Bonus Die to your dice pool. The size of that die is limited by your number of ranks in Medicine (Poison).</text:p>
      <text:p text:style-name="Text_20_body"><text:span text:style-name="T2">Extra Supplies:</text:span> You can use extra supplies while crafting to add a Bonus Die to your dice pool. The size of that die is limited by your number of ranks in Medicine (Poison).</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4" table:style-name="Table144">
        <table:table-column table:style-name="Table144.A"/>
        <table:table-column table:style-name="Table144.B"/>
        <table:table-header-rows>
          <table:table-row>
            <table:table-cell table:style-name="TableHeaderRowCell" office:value-type="string">
              <text:p text:style-name="Table_20_Heading">Poison</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Antidot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Add Time Delay</text:p>
          </table:table-cell>
        </table:table-row>
        <table:table-row>
          <table:table-cell table:style-name="TableRowCell" office:value-type="string">
            <text:p text:style-name="Table_20_Contents">++</text:p>
          </table:table-cell>
          <table:table-cell table:style-name="TableRowCell" office:value-type="string">
            <text:p text:style-name="Table_20_Contents">Add Stage</text:p>
          </table:table-cell>
        </table:table-row>
        <table:table-row>
          <table:table-cell table:style-name="TableRowCell" office:value-type="string">
            <text:p text:style-name="Table_20_Contents">++</text:p>
          </table:table-cell>
          <table:table-cell table:style-name="TableRowCell" office:value-type="string">
            <text:p text:style-name="Table_20_Contents">Improve Potency</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Antidot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evelop Antidot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Standard Poison (1 unit of alchemical ingredients):</text:span> You create one dose of a standard type of poison with an Item Die of +1D6. Standard poisons are listed .</text:p>
      <text:p text:style-name="Text_20_body"><text:span text:style-name="T2">Craft Antidote (1 unit of alchemical ingredients):</text:span> You create two doses of poison antidote. The antidote gives a +1D6 Item Die on attempts to cure poisons.</text:p>
      <text:p text:style-name="Text_20_body"><text:span text:style-name="T2">Increase Quantity (1 unit of alchemical ingredients):</text:span> You make another dose of poison or two doses of antidote for each success point and unit of alchemical ingredients you spend. The Item Die of the additional doses is the same as the original; you only need to increase the potency, add a delay, or add a stage for one dose.</text:p>
      <text:p text:style-name="Text_20_body"><text:span text:style-name="T2">Add Time Delay (1 unit of alchemical ingredients):</text:span> The poison doesn’t take effect until 1 hour after being introduced to the victim’s system for each success point and unit of alchemical ingredients you spend. The maximum number of hours you can delay the effects is equal to your ranks in Poison (Medicine)</text:p>
      <text:p text:style-name="Text_20_body"><text:span text:style-name="T2">Add Stage (1 unit of alchemical ingredients):</text:span> You create a staged poison – the individual components are harmless but when all are combined together the poison takes effect. Applications of the stages must take place within an hour of the first stage, or the poison loses all potency. The maximum number of stages you can create is equal to your ranks in Poison (Medicine); if you just have +1 rank, you can’t create a staged poison.</text:p>
      <text:p text:style-name="Text_20_body"><text:span text:style-name="T2">Improve Potency (1 unit of alchemical ingredients):</text:span> You increase the Item Die of the poison or antidote by one die size. You are limited by the number of specialty ranks you have in Poison (Medicine).</text:p>
      <text:p text:style-name="Text_20_body"><text:span text:style-name="T2">Craft Exotic Poison (3 units of alchemical ingredients):</text:span> You create one dose of a rare poison. The poison has an Item Die of +1D6, and it can only be neutralized by a dose of exotic antidote created specifically for this toxin.</text:p>
      <text:p text:style-name="Text_20_body"><text:span text:style-name="T2">Craft Exotic Antidote (3 units of alchemical ingredients):</text:span> You create one dose of an antidote formulated against a specific exotic poison. The antidote has an Item Die of +1D6, and is only effective against that single toxin.</text:p>
      <text:p text:style-name="Text_20_body"><text:span text:style-name="T2">Develop Antidote (3 units of alchemical ingredients, 1 dose of the poison in question or a poisoned victim):</text:span> You create one dose of an antidote formulated against an unknown poison or unique poison. The antidote has an Item Die of +1D6, and is only effective against that single toxin. Now that you’ve created the cure, you can create it as an “exotic antidote”, as can anyone who you instruct in the process.</text:p>
      <text:p text:style-name="Text_20_body"><text:span text:style-name="T2">Eureka! (5 units of alchemical ingredients):</text:span> You’ve managed to mix up a unique poison that is resistant to the normal antidotes. The poison’s Item Die is +1D6. Now that you have created it, you can create it as an “exotic poison”, as can anyone who you instruct in the process. In addition, you can also create an antidote to your own creation.</text:p>
      <text:h text:style-name="Heading_20_3" text:outline-level="3"><text:bookmark-start text:name="portents-1"/>Portents<text:bookmark-end text:name="portents-1"/></text:h>
      <text:p text:style-name="First_20_paragraph">You can craft divination cards, astrological charts, and bibelots with the Magicks (Portents) specialty.</text:p>
      <text:p text:style-name="Text_20_body"><text:span text:style-name="T2">Base Time:</text:span> Using Magicks (Portents) to draw astrological charts or encharm bibelots takes one hour. Crafting divination cards takes one day.</text:p>
      <text:p text:style-name="Text_20_body"><text:span text:style-name="T2">Item Die:</text:span> Add the Item Die of your tools or workroom to your dice pool.</text:p>
      <text:p text:style-name="Text_20_body"><text:span text:style-name="T2">Supplies:</text:span> Art media is required to produce items using Magicks (Portents).</text:p>
      <text:p text:style-name="Text_20_body"><text:span text:style-name="T2">Extra Time:</text:span> You can spend extra time on crafting to add a Bonus Die to your dice pool. The size of that die is limited by your number of ranks in Magicks (Portents).</text:p>
      <text:p text:style-name="Text_20_body"><text:span text:style-name="T2">Rushing:</text:span> You can reduce your crafting time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5" table:style-name="Table145">
        <table:table-column table:style-name="Table145.A"/>
        <table:table-column table:style-name="Table145.B"/>
        <table:table-header-rows>
          <table:table-row>
            <table:table-cell table:style-name="TableHeaderRowCell" office:value-type="string">
              <text:p text:style-name="Table_20_Heading">Portent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seance room</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w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Improve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Encharm Bibelot</text:p>
          </table:table-cell>
        </table:table-row>
        <table:table-row>
          <table:table-cell table:style-name="TableRowCell" office:value-type="string">
            <text:p text:style-name="Table_20_Contents">+++++</text:p>
          </table:table-cell>
          <table:table-cell table:style-name="TableRowCell" office:value-type="string">
            <text:p text:style-name="Table_20_Contents">Create Divination Cards</text:p>
          </table:table-cell>
        </table:table-row>
      </table:table>
      <text:p text:style-name="First_20_paragraph"><text:span text:style-name="T2">Draw Astrological Charts (1 unit of art media):</text:span> You create a set of astrological charts for someone based on the place, date, and time of her birth. (Incorrect information will, of course, produce useless charts!) The charts you create provide you with a +1D6 Item Die for Magicks (Portents) rolls on that person.</text:p>
      <text:p text:style-name="Text_20_body"><text:span text:style-name="T2">Improve Astrological Charts (1 unit of art media):</text:span> The Item Die of the astrological charts improves by one die size. The Item Die is limited by the number of specialty ranks you have in Magicks (Portents).</text:p>
      <text:p text:style-name="Text_20_body"><text:span text:style-name="T2">Encharm Bibelot (1 unit of art media):</text:span> You create a single bibelot encharmed with a skill of your choice. More details on bibelots can be found .</text:p>
      <text:p text:style-name="Text_20_body"><text:span text:style-name="T2">Create Divination Cards (5 units of art media):</text:span> You create a personalized deck of divination cards, either for yourself or for someone whom you have astrological charts. The deck has an Item Die of +1D6 which increases by one step for each additional success point you spend, limited by the number of specialty ranks you in Magicks (Portents). Your own deck also has a Bonus Die of +1D0, and you can increase that by one step for each additional success point, limited by your Portents ranks.</text:p>
      <text:h text:style-name="Heading_20_3" text:outline-level="3"><text:bookmark-start text:name="riposte-1"/>Riposte<text:bookmark-end text:name="riposte-1"/></text:h>
      <text:p text:style-name="First_20_paragraph">You can craft knives with the Riposte specialty.</text:p>
      <text:p text:style-name="Text_20_body"><text:span text:style-name="T2">Prowess Required:</text:span> You can only create knives if you have Knife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Ripost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6" table:style-name="Table146">
        <table:table-column table:style-name="Table146.A"/>
        <table:table-column table:style-name="Table146.B"/>
        <table:table-header-rows>
          <table:table-row>
            <table:table-cell table:style-name="TableHeaderRowCell" office:value-type="string">
              <text:p text:style-name="Table_20_Heading">Ripost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Knife</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Knife</text:p>
          </table:table-cell>
        </table:table-row>
        <table:table-row>
          <table:table-cell table:style-name="TableRowCell" office:value-type="string">
            <text:p text:style-name="Table_20_Contents">+++</text:p>
          </table:table-cell>
          <table:table-cell table:style-name="TableRowCell" office:value-type="string">
            <text:p text:style-name="Table_20_Contents">Add Knife Quality</text:p>
          </table:table-cell>
        </table:table-row>
      </table:table>
      <text:p text:style-name="First_20_paragraph"><text:span text:style-name="T2">Craft Light Knife (1 unit of crucible steel):</text:span> You create any knife with the Either Hand quality.</text:p>
      <text:p text:style-name="Text_20_body"><text:span text:style-name="T2">Craft Long Knife (2 unit of crucible steel):</text:span> You can create any knife with the Main Hand quality.</text:p>
      <text:p text:style-name="Text_20_body"><text:span text:style-name="T2">Add Knife Quality (1 unit of crucible steel):</text:span> You can give the knife one of the following qualities: Lightened, Medium Range, Sparring, Success Table: Riposte (Disarming, Wounding), Success Table: Success Table: Feint (Retort), Success Table: Parry (Basket Hilt, Disarming, Weapon-Catching), Throwable, Weighted. The weapon can have a number of custom qualities equal to your Dueling (Riposte) specialty ranks</text:p>
      <text:h text:style-name="Heading_20_3" text:outline-level="3"><text:bookmark-start text:name="scholarship-1"/>Scholarship<text:bookmark-end text:name="scholarship-1"/></text:h>
      <text:p text:style-name="First_20_paragraph">You can craft reports and research summaries for your own use or the use of others. Each report has to be on a very specific topic, such as “The Effect of Piracy on French Commerce in the 15th Century.”</text:p>
      <text:p text:style-name="Text_20_body">You can also craft one chapter of a non-fiction book, with a broader topic such as “Piracy in France” or “Economics of the 15th Century.”</text:p>
      <text:p text:style-name="Text_20_body"><text:span text:style-name="T2">Base Time:</text:span> Crafting a report takes 1 hour. Crafting a book chapter takes 1 day.</text:p>
      <text:p text:style-name="Text_20_body"><text:span text:style-name="T2">Research Required:</text:span> You must either have first-hand knowledge of the topic or use Culture (Scholarship) to do research of at least 1 hour for a report and 1 day for a book chapter.</text:p>
      <text:p text:style-name="Text_20_body"><text:span text:style-name="T2">Item Die:</text:span> Add the Item Die of your applicable reference book or library to your dice pool.</text:p>
      <text:p text:style-name="Text_20_body"><text:span text:style-name="T2">Supplies:</text:span> Crafting a report or book chapter requires Writing materials supplies.</text:p>
      <text:p text:style-name="Text_20_body"><text:span text:style-name="T2">Extra Time:</text:span> You can spend extra time on crafting to add a Bonus Die to your dice pool. The size of that die is limited by your number of ranks in Culture (Scholarship).</text:p>
      <text:p text:style-name="Text_20_body"><text:span text:style-name="T2">Rushing:</text:span> You can reduce the time to craft your repor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7" table:style-name="Table147">
        <table:table-column table:style-name="Table147.A"/>
        <table:table-column table:style-name="Table147.B"/>
        <table:table-header-rows>
          <table:table-row>
            <table:table-cell table:style-name="TableHeaderRowCell" office:value-type="string">
              <text:p text:style-name="Table_20_Heading">Scholarship</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s, libra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Report</text:p>
          </table:table-cell>
        </table:table-row>
        <table:table-row>
          <table:table-cell table:style-name="TableRowCell" office:value-type="string">
            <text:p text:style-name="Table_20_Contents">++</text:p>
          </table:table-cell>
          <table:table-cell table:style-name="TableRowCell" office:value-type="string">
            <text:p text:style-name="Table_20_Contents">Improve Writing</text:p>
          </table:table-cell>
        </table:table-row>
        <table:table-row>
          <table:table-cell table:style-name="TableRowCell" office:value-type="string">
            <text:p text:style-name="Table_20_Contents">+++</text:p>
          </table:table-cell>
          <table:table-cell table:style-name="TableRowCell" office:value-type="string">
            <text:p text:style-name="Table_20_Contents">Translate a Passage</text:p>
          </table:table-cell>
        </table:table-row>
        <table:table-row>
          <table:table-cell table:style-name="TableRowCell" office:value-type="string">
            <text:p text:style-name="Table_20_Contents">+++</text:p>
          </table:table-cell>
          <table:table-cell table:style-name="TableRowCell" office:value-type="string">
            <text:p text:style-name="Table_20_Contents">Craft Book Chapter</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Report (1 unit of writing materials):</text:span> You create a basic report on a narrow topic. The report has a +1D6 Item Die that can be used in Scholarship or Knowledge rolls related to the topic.</text:p>
      <text:p text:style-name="Text_20_body"><text:span text:style-name="T2">Improve Writing (1 unit of writing materials):</text:span> The Item Die of the report or book chapter improves by one die size. You are limited by the number of specialty ranks you have in Culture (Scholarship).</text:p>
      <text:p text:style-name="Text_20_body"><text:span text:style-name="T2">Translate a Passage (1 unit of writing materials):</text:span> You can translate one page of text from one language you know to another language you know. If you have a translating dictionary, you only have to know one of the languages. For each additional success point and unit of writing materials you spend, you can translate another page of text.</text:p>
      <text:p text:style-name="Text_20_body"><text:span text:style-name="T2">Craft Book Chapter (3 units of writing materials):</text:span> You create a book chapter about a general topic. The book has a +1D6 Item Die that can be used in Scholarship or Knowledge rolls related to the topic.</text:p>
      <text:p text:style-name="Text_20_body"><text:span text:style-name="T2">Eureka!:</text:span> During the course of your research, you’ve reached a new conclusion that has eluded other scholars before you. The Item Die of the report or chapter is maximized when used in a dice pool.</text:p>
      <text:h text:style-name="Heading_20_3" text:outline-level="3"><text:bookmark-start text:name="strategy-1"/>Strategy<text:bookmark-end text:name="strategy-1"/></text:h>
      <text:p text:style-name="First_20_paragraph">You can create written materials to be used in military operations with the Military (Strategy) specialty.</text:p>
      <text:p text:style-name="Text_20_body"><text:span text:style-name="T2">Base Time:</text:span> Drafting military materials takes 1 hour.</text:p>
      <text:p text:style-name="Text_20_body"><text:span text:style-name="T2">Supplies:</text:span> Writing materials are required for crafting with Strategy.</text:p>
      <text:p text:style-name="Text_20_body"><text:span text:style-name="T2">Extra Time:</text:span> You can spend extra time on writing to add a Bonus Die to your dice pool. The size of that die is limited by your number of ranks in Military (Strategy).</text:p>
      <text:p text:style-name="Text_20_body"><text:span text:style-name="T2">Rushing:</text:span> You can reduce the time to write your materials by taking a Drop penalty on your die roll. You can’t rush a job that you’re taking extra time on. The size of the Drop penalty depends on how much you rush the writing.</text:p>
      <text:p text:style-name="Text_20_body"><text:span text:style-name="T2">Opposition:</text:span> Unless you are rushing, a crafting roll automatically succeeds. The success points generated determine the quality of the creation.</text:p>
      <table:table table:name="Table148" table:style-name="Table148">
        <table:table-column table:style-name="Table148.A"/>
        <table:table-column table:style-name="Table148.B"/>
        <table:table-header-rows>
          <table:table-row>
            <table:table-cell table:style-name="TableHeaderRowCell" office:value-type="string">
              <text:p text:style-name="Table_20_Heading">Strateg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ft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ssue Orders</text:p>
          </table:table-cell>
        </table:table-row>
        <table:table-row>
          <table:table-cell table:style-name="TableRowCell" office:value-type="string">
            <text:p text:style-name="Table_20_Contents">+++++</text:p>
          </table:table-cell>
          <table:table-cell table:style-name="TableRowCell" office:value-type="string">
            <text:p text:style-name="Table_20_Contents">Forge Orders</text:p>
          </table:table-cell>
        </table:table-row>
      </table:table>
      <text:p text:style-name="First_20_paragraph"><text:span text:style-name="T2">Draft Battle Plans (1 unit of writing materials):</text:span> You create a basic plan of battle for a specific place and time. The plans give a +1D0 Bonus Die on Military (Strategy) rolls for that location, and are valid for 1 week (6 days). The time can be extended by 1 week for each additional success point you spend.</text:p>
      <text:p text:style-name="Text_20_body"><text:span text:style-name="T2">Improve Battle Plans (1 unit of writing materials):</text:span> The Bonus Die of your battle plans increased by one die size. You are limited by the number of specialty ranks you have in Military (Strategy).</text:p>
      <text:p text:style-name="Text_20_body"><text:span text:style-name="T2">Issue Orders (1 unit of writing materials):</text:span> You issue orders to one person under your command based on your battle plans. (Orders given to officers apply to all troops under that officer’s command). If your orders are followed, your subordinate gains a +1D6 Item Die on Military (Strategy), Nature (Explore) and Nature (Prowl) rolls related to those plans. For each additional success point and unit of writing materials, you can issue orders to another subordinate. For each additional 2 success points you spend, the Item Die of your orders improves by one die size, limited by your specialty ranks in Military (Strategy).</text:p>
      <text:p text:style-name="Text_20_body"><text:span text:style-name="T2">Forge Orders (1 unit of writing materials):</text:span> You create a forgery of military orders that appear to come from a specific commander. This can include fake letters of promotion, forged military identification papers, and legitimate-looking orders that will actually end in disaster. When someone attempts to analyze these orders, the standard opposition is Easy (3D6). The difficulty increases by one step for every 2 success points and 1 unit of writing materials you spend.</text:p>
      <text:h text:style-name="Heading_20_3" text:outline-level="3"><text:bookmark-start text:name="treat-1"/>Treat<text:bookmark-end text:name="treat-1"/></text:h>
      <text:p text:style-name="First_20_paragraph">You can craft medicine and cures for diseases with the Medicine (Treat) specialty.</text:p>
      <text:p text:style-name="Text_20_body"><text:span text:style-name="T2">Base Time:</text:span> Crafting medicine takes 1 hour. Crafting a disease cure takes 1 day.</text:p>
      <text:p text:style-name="Text_20_body"><text:span text:style-name="T2">Item Die:</text:span> Add the Item Die of your alchemy tools or laboratory to your dice pool.</text:p>
      <text:p text:style-name="Text_20_body"><text:span text:style-name="T2">Supplies:</text:span> medicine require alchemical ingredients; disease cures require medicine.</text:p>
      <text:p text:style-name="Text_20_body"><text:span text:style-name="T2">Extra Time:</text:span> You can spend extra time on crafting to add a Bonus Die to your dice pool. The size of that die is limited by your number of ranks in Medicine (Treat).</text:p>
      <text:p text:style-name="Text_20_body"><text:span text:style-name="T2">Extra Supplies:</text:span> You can use extra supplies while crafting to add a Bonus Die to your dice pool. The size of that die is limited by your number of ranks in Medicine (Trea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49" table:style-name="Table149">
        <table:table-column table:style-name="Table149.A"/>
        <table:table-column table:style-name="Table149.B"/>
        <table:table-header-rows>
          <table:table-row>
            <table:table-cell table:style-name="TableHeaderRowCell" office:value-type="string">
              <text:p text:style-name="Table_20_Heading">Treat</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medicine or 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dicine</text:p>
          </table:table-cell>
        </table:table-row>
        <table:table-row>
          <table:table-cell table:style-name="TableRowCell" office:value-type="string">
            <text:p text:style-name="Table_20_Contents">++</text:p>
          </table:table-cell>
          <table:table-cell table:style-name="TableRowCell" office:value-type="string">
            <text:p text:style-name="Table_20_Contents">Craft Known Cur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Cur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medicine (1 unit of alchemical ingredients):</text:span> You create two units of medicine for every 1 success point and 1 unit of alchemical ingredients you spend.</text:p>
      <text:p text:style-name="Text_20_body"><text:span text:style-name="T2">Craft Known Cure (2 units of medicine):</text:span> You create one dose of a cure for a known disease. The cure is effective for 24 hours, although the potency can be extended by another 24 hours for each success point you spend. Each extra success point and unit of medicine you spend creates another dose of the same cure.</text:p>
      <text:p text:style-name="Text_20_body"><text:span text:style-name="T2">Duplicate Cure (2 units of medicine):</text:span> You duplicate the curative properties of a cure without knowing the exact treatment for it, as long as you have a sample. You create one dose of the cure, and for every extra success point and unit of medicine you create another dose. The cure is effective for only 12 hours and cannot be extended.</text:p>
      <text:p text:style-name="Text_20_body"><text:span text:style-name="T2">Eureka! (5 units of medicine):</text:span> You’ve invented a new cure for the disease you’re treating. You craft one dose of the cure, and for every extra success point and unit of medicine you create another one. The cure is effective for 24 hours, although you can extend the potency by another 24 hours for each success point you spend. From now on, you can create this cure as a “known cure” as can anyone who you instruct.</text:p>
      <text:h text:style-name="Heading_20_3" text:outline-level="3"><text:bookmark-start text:name="weave-1"/>Weave<text:bookmark-end text:name="weave-1"/></text:h>
      <text:p text:style-name="First_20_paragraph">You can craft articles of clothing, including charmwoven items.</text:p>
      <text:p text:style-name="Text_20_body"><text:span text:style-name="T2">Base Time:</text:span> Crafting an article of clothing takes 1 hour.</text:p>
      <text:p text:style-name="Text_20_body"><text:span text:style-name="T2">Item Die:</text:span> Add the Item Die of your tailoring tools or workshop to your dice pool.</text:p>
      <text:p text:style-name="Text_20_body"><text:span text:style-name="T2">Supplies:</text:span> Creating clothes requires fabric supplies.</text:p>
      <text:p text:style-name="Text_20_body"><text:span text:style-name="T2">Extra Time:</text:span> You can spend extra time on crafting to add a Bonus Die to your dice pool. The size of that die is limited by your number of ranks in Magicks (Weave).</text:p>
      <text:p text:style-name="Text_20_body"><text:span text:style-name="T2">Extra Supplies:</text:span> You can use extra supplies while crafting to add a Bonus Die to your dice pool. The size of that die is limited by your number of ranks in the Specialt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50" table:style-name="Table150">
        <table:table-column table:style-name="Table150.A"/>
        <table:table-column table:style-name="Table150.B"/>
        <table:table-header-rows>
          <table:table-row>
            <table:table-cell table:style-name="TableHeaderRowCell" office:value-type="string">
              <text:p text:style-name="Table_20_Heading">Weav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Article of Clothing</text:p>
          </table:table-cell>
        </table:table-row>
        <table:table-row>
          <table:table-cell table:style-name="TableRowCell" office:value-type="string">
            <text:p text:style-name="Table_20_Contents">++</text:p>
          </table:table-cell>
          <table:table-cell table:style-name="TableRowCell" office:value-type="string">
            <text:p text:style-name="Table_20_Contents">Add Charm to Clothing</text:p>
          </table:table-cell>
        </table:table-row>
        <table:table-row>
          <table:table-cell table:style-name="TableRowCell" office:value-type="string">
            <text:p text:style-name="Table_20_Contents">++</text:p>
          </table:table-cell>
          <table:table-cell table:style-name="TableRowCell" office:value-type="string">
            <text:p text:style-name="Table_20_Contents">Increase Charm</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Masterpiece!</text:p>
          </table:table-cell>
        </table:table-row>
      </table:table>
      <text:p text:style-name="First_20_paragraph"><text:span text:style-name="T2">Craft Article of Clothing (1 unit of fabric):</text:span> You create a basic article of clothing that is social rank Commoner (D0) or Soldier (D6). If the social rank is Artisan (D8) or higher, you need to pay extra success points to create it. If you spend one additional success point, you can create an article of clothing that is social rank Artisan (D8) or Noble (D10). If you have at least 4 ranks in Magicks (Weave), you can spend one more success point to create an article of clothing that is social rank Royal (D12).</text:p>
      <text:p text:style-name="Text_20_body"><text:span text:style-name="T2">Add Charm to Clothing:</text:span> You add a charm to the article you created, with a Charm Die of +1D6. The item must be in accordance with the applicable Laws of Fashion, described .</text:p>
      <text:p text:style-name="Text_20_body"><text:span text:style-name="T2">Increase Charm (1 unit of fabric):</text:span> The Charm Die of the article of clothing improves by one die size. You are limited by the number of specialty ranks you have in Magicks (Weave).</text:p>
      <text:p text:style-name="Text_20_body"><text:span text:style-name="T2">Reduce Material Cost:</text:span> You reduce the overall cost of this Crafting roll by one unit of fabric.</text:p>
      <text:p text:style-name="Text_20_body"><text:span text:style-name="T2">Masterpiece!:</text:span> You’ve created an amazing article of apparel that draws everyone’s eyes. The article’s Charm Die is automatically maximized when used in a dice pool.</text:p>
      <text:h text:style-name="Heading_20_2" text:outline-level="2"><text:bookmark-start text:name="specialty-equipment"/>Specialty Equipment<text:bookmark-end text:name="specialty-equipment"/></text:h>
      <text:p text:style-name="First_20_paragraph"><text:span text:style-name="T1">introduction needed</text:span></text:p>
      <text:h text:style-name="Heading_20_3" text:outline-level="3"><text:bookmark-start text:name="alchemical-items"/>Alchemical Items<text:bookmark-end text:name="alchemical-items"/></text:h>
      <text:p text:style-name="First_20_paragraph">Characters with the Magicks (Brew) specialty can produce draughts, salves, and concoctions.</text:p>
      <text:h text:style-name="Heading_20_4" text:outline-level="4"><text:bookmark-start text:name="concoctions"/>Concoctions<text:bookmark-end text:name="concoctions"/></text:h>
      <text:p text:style-name="First_20_paragraph">Concoctions are mixtures that can be prepared beforehand or activated on the spot by an alchemist orother character with skill in Magicks (Brew). Making a Brew roll to produce a concoction takes one turn, with Moderate (3D8) standard opposition; successes are spent as shown on the table below. Each concoction created requires the expenditure of one unit of Alchemical Supplies.</text:p>
      <table:table table:name="Table151" table:style-name="Table151">
        <table:table-column table:style-name="Table151.A"/>
        <table:table-column table:style-name="Table151.B"/>
        <table:table-header-rows>
          <table:table-row>
            <table:table-cell table:style-name="TableHeaderRowCell" office:value-type="string">
              <text:p text:style-name="Table_20_Heading">Concoction</text:p>
            </table:table-cell>
            <table:table-cell table:style-name="TableHeaderRowCell" office:value-type="string">
              <text:p text:style-name="Table_20_Heading">Effect Produced</text:p>
            </table:table-cell>
          </table:table-row>
        </table:table-header-rows>
        <table:table-row>
          <table:table-cell table:style-name="TableRowCell" office:value-type="string">
            <text:p text:style-name="Table_20_Contents">Firefly Glow</text:p>
          </table:table-cell>
          <table:table-cell table:style-name="TableRowCell" office:value-type="string">
            <text:p text:style-name="Table_20_Contents">Phosphorescent chemicals that glow for one hour per + spent. Can be applied to one item of pocket, handheld, or portable size.</text:p>
          </table:table-cell>
        </table:table-row>
        <table:table-row>
          <table:table-cell table:style-name="TableRowCell" office:value-type="string">
            <text:p text:style-name="Table_20_Contents">Nauseating Smell</text:p>
          </table:table-cell>
          <table:table-cell table:style-name="TableRowCell" office:value-type="string">
            <text:p text:style-name="Table_20_Contents">A horrible odor fills one Area per + spent.</text:p>
          </table:table-cell>
        </table:table-row>
        <table:table-row>
          <table:table-cell table:style-name="TableRowCell" office:value-type="string">
            <text:p text:style-name="Table_20_Contents">Neutralizing Agent</text:p>
          </table:table-cell>
          <table:table-cell table:style-name="TableRowCell" office:value-type="string">
            <text:p text:style-name="Table_20_Contents">Negate one persistent effect caused by any concoction per + spent.</text:p>
          </table:table-cell>
        </table:table-row>
        <table:table-row>
          <table:table-cell table:style-name="TableRowCell" office:value-type="string">
            <text:p text:style-name="Table_20_Contents">Oil Slick</text:p>
          </table:table-cell>
          <table:table-cell table:style-name="TableRowCell" office:value-type="string">
            <text:p text:style-name="Table_20_Contents">Dodge rolls in an adjacent Area take a Drop penalty equal to the number of + spent.</text:p>
          </table:table-cell>
        </table:table-row>
        <table:table-row>
          <table:table-cell table:style-name="TableRowCell" office:value-type="string">
            <text:p text:style-name="Table_20_Contents">Photoreactive Flash</text:p>
          </table:table-cell>
          <table:table-cell table:style-name="TableRowCell" office:value-type="string">
            <text:p text:style-name="Table_20_Contents">A flash of light that can be seen up to one league away for every + spent.</text:p>
          </table:table-cell>
        </table:table-row>
        <table:table-row>
          <table:table-cell table:style-name="TableRowCell" office:value-type="string">
            <text:p text:style-name="Table_20_Contents">Smoke Cloud</text:p>
          </table:table-cell>
          <table:table-cell table:style-name="TableRowCell" office:value-type="string">
            <text:p text:style-name="Table_20_Contents">A cloud of harmless smoke that fills one Area per + spent.</text:p>
          </table:table-cell>
        </table:table-row>
      </table:table>
      <text:p text:style-name="Table">Table <text:sequence text:ref-name="refTable80" text:name="Table" text:formula="ooow:Table+1" style:num-format="1">81</text:sequence>: Concoctions</text:p>
      <text:h text:style-name="Heading_20_4" text:outline-level="4"><text:bookmark-start text:name="draughts"/>Draughts<text:bookmark-end text:name="draughts"/></text:h>
      <text:p text:style-name="First_20_paragraph">Imbibing a draught is a Drop 1 combined action if the item is in hand; the effects last until the end of the scene. Draughts with increased potency have a cost equal to the die value; e.g., a D10 Aggression Draught has a cost of D10.</text:p>
      <text:p text:style-name="Text_20_body">Draughts provide a Charm die bonus on a given specialty. Since you can only include one Charm die in a given dice pool, a character can’t benefit from both the draught and a charmwoven item that affect the same specialty, only one or the other.</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Item</text:p>
            </table:table-cell>
            <table:table-cell table:style-name="TableHeaderRowCell" office:value-type="string">
              <text:p text:style-name="P204">Cost</text:p>
            </table:table-cell>
            <table:table-cell table:style-name="TableHeaderRowCell" office:value-type="string">
              <text:p text:style-name="Table_20_Heading">Affected Specialty</text:p>
            </table:table-cell>
          </table:table-row>
        </table:table-header-rows>
        <table:table-row>
          <table:table-cell table:style-name="TableRowCell" office:value-type="string">
            <text:p text:style-name="Table_20_Contents">Accuracy Draught</text:p>
          </table:table-cell>
          <table:table-cell table:style-name="TableRowCell" office:value-type="string">
            <text:p text:style-name="P205">D6, bulk</text:p>
          </table:table-cell>
          <table:table-cell table:style-name="TableRowCell" office:value-type="string">
            <text:p text:style-name="Table_20_Contents">Military (Aim)</text:p>
          </table:table-cell>
        </table:table-row>
        <table:table-row>
          <table:table-cell table:style-name="TableRowCell" office:value-type="string">
            <text:p text:style-name="Table_20_Contents">Aggression Draught</text:p>
          </table:table-cell>
          <table:table-cell table:style-name="TableRowCell" office:value-type="string">
            <text:p text:style-name="P205">D6, bulk</text:p>
          </table:table-cell>
          <table:table-cell table:style-name="TableRowCell" office:value-type="string">
            <text:p text:style-name="Table_20_Contents">Dueling (Lunge)</text:p>
          </table:table-cell>
        </table:table-row>
        <table:table-row>
          <table:table-cell table:style-name="TableRowCell" office:value-type="string">
            <text:p text:style-name="Table_20_Contents">Courage Draught</text:p>
          </table:table-cell>
          <table:table-cell table:style-name="TableRowCell" office:value-type="string">
            <text:p text:style-name="P205">D6, bulk</text:p>
          </table:table-cell>
          <table:table-cell table:style-name="TableRowCell" office:value-type="string">
            <text:p text:style-name="Table_20_Contents">Remove 1D6 Yield</text:p>
          </table:table-cell>
        </table:table-row>
        <table:table-row>
          <table:table-cell table:style-name="TableRowCell" office:value-type="string">
            <text:p text:style-name="Table_20_Contents">Detective’s Vice</text:p>
          </table:table-cell>
          <table:table-cell table:style-name="TableRowCell" office:value-type="string">
            <text:p text:style-name="P205">D6, bulk</text:p>
          </table:table-cell>
          <table:table-cell table:style-name="TableRowCell" office:value-type="string">
            <text:p text:style-name="Table_20_Contents">Observation (Deduce)</text:p>
          </table:table-cell>
        </table:table-row>
        <table:table-row>
          <table:table-cell table:style-name="TableRowCell" office:value-type="string">
            <text:p text:style-name="Table_20_Contents">Eagle Eyes Draught</text:p>
          </table:table-cell>
          <table:table-cell table:style-name="TableRowCell" office:value-type="string">
            <text:p text:style-name="P205">D6, bulk</text:p>
          </table:table-cell>
          <table:table-cell table:style-name="TableRowCell" office:value-type="string">
            <text:p text:style-name="Table_20_Contents">Observation (Perceive)</text:p>
          </table:table-cell>
        </table:table-row>
        <table:table-row>
          <table:table-cell table:style-name="TableRowCell" office:value-type="string">
            <text:p text:style-name="Table_20_Contents">Elusiveness Draught</text:p>
          </table:table-cell>
          <table:table-cell table:style-name="TableRowCell" office:value-type="string">
            <text:p text:style-name="P205">D6, bulk</text:p>
          </table:table-cell>
          <table:table-cell table:style-name="TableRowCell" office:value-type="string">
            <text:p text:style-name="Table_20_Contents">Defense (Dodge)</text:p>
          </table:table-cell>
        </table:table-row>
        <table:table-row>
          <table:table-cell table:style-name="TableRowCell" office:value-type="string">
            <text:p text:style-name="Table_20_Contents">Mathematical Draught</text:p>
          </table:table-cell>
          <table:table-cell table:style-name="TableRowCell" office:value-type="string">
            <text:p text:style-name="P205">D6, bulk</text:p>
          </table:table-cell>
          <table:table-cell table:style-name="TableRowCell" office:value-type="string">
            <text:p text:style-name="Table_20_Contents">Science (Calculus)</text:p>
          </table:table-cell>
        </table:table-row>
        <table:table-row>
          <table:table-cell table:style-name="TableRowCell" office:value-type="string">
            <text:p text:style-name="Table_20_Contents">Memory Draught</text:p>
          </table:table-cell>
          <table:table-cell table:style-name="TableRowCell" office:value-type="string">
            <text:p text:style-name="P205">D6, bulk</text:p>
          </table:table-cell>
          <table:table-cell table:style-name="TableRowCell" office:value-type="string">
            <text:p text:style-name="Table_20_Contents">All knowledge rolls</text:p>
          </table:table-cell>
        </table:table-row>
        <table:table-row>
          <table:table-cell table:style-name="TableRowCell" office:value-type="string">
            <text:p text:style-name="Table_20_Contents">Serpent’s Tongue Draught</text:p>
          </table:table-cell>
          <table:table-cell table:style-name="TableRowCell" office:value-type="string">
            <text:p text:style-name="P205">D6, bulk</text:p>
          </table:table-cell>
          <table:table-cell table:style-name="TableRowCell" office:value-type="string">
            <text:p text:style-name="Table_20_Contents">Interaction (Deceive)</text:p>
          </table:table-cell>
        </table:table-row>
        <table:table-row>
          <table:table-cell table:style-name="TableRowCell" office:value-type="string">
            <text:p text:style-name="Table_20_Contents">Soothing Words Draught</text:p>
          </table:table-cell>
          <table:table-cell table:style-name="TableRowCell" office:value-type="string">
            <text:p text:style-name="P205">D6, bulk</text:p>
          </table:table-cell>
          <table:table-cell table:style-name="TableRowCell" office:value-type="string">
            <text:p text:style-name="Table_20_Contents">Interaction (Negotiate)</text:p>
          </table:table-cell>
        </table:table-row>
        <table:table-row>
          <table:table-cell table:style-name="TableRowCell" office:value-type="string">
            <text:p text:style-name="Table_20_Contents">Tactics Draught</text:p>
          </table:table-cell>
          <table:table-cell table:style-name="TableRowCell" office:value-type="string">
            <text:p text:style-name="P205">D6, bulk</text:p>
          </table:table-cell>
          <table:table-cell table:style-name="TableRowCell" office:value-type="string">
            <text:p text:style-name="Table_20_Contents">Military (Strategy)</text:p>
          </table:table-cell>
        </table:table-row>
        <table:table-row>
          <table:table-cell table:style-name="TableRowCell" office:value-type="string">
            <text:p text:style-name="Table_20_Contents">Teetotaler’s Tea</text:p>
          </table:table-cell>
          <table:table-cell table:style-name="TableRowCell" office:value-type="string">
            <text:p text:style-name="P205">D6, bulk</text:p>
          </table:table-cell>
          <table:table-cell table:style-name="TableRowCell" office:value-type="string">
            <text:p text:style-name="Table_20_Contents">Streetwise (Carouse)</text:p>
          </table:table-cell>
        </table:table-row>
      </table:table>
      <text:p text:style-name="Table">Table <text:sequence text:ref-name="refTable81" text:name="Table" text:formula="ooow:Table+1" style:num-format="1">82</text:sequence>: Draughts</text:p>
      <text:h text:style-name="Heading_20_4" text:outline-level="4"><text:bookmark-start text:name="salves"/>Salves<text:bookmark-end text:name="salves"/></text:h>
      <text:p text:style-name="First_20_paragraph">Salves, oils, and unguents are applied externally, usually to the hands, requiring one turn to use. The effects last until the end of the scene. Salves with increased potency have a cost equal to the die value.</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Item</text:p>
            </table:table-cell>
            <table:table-cell table:style-name="TableHeaderRowCell" office:value-type="string">
              <text:p text:style-name="P206">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Brawler’s Balm</text:p>
          </table:table-cell>
          <table:table-cell table:style-name="TableRowCell" office:value-type="string">
            <text:p text:style-name="P207">D6, bulk</text:p>
          </table:table-cell>
          <table:table-cell table:style-name="TableRowCell" office:value-type="string">
            <text:p text:style-name="Table_20_Contents">Military (Brawl)</text:p>
          </table:table-cell>
        </table:table-row>
        <table:table-row>
          <table:table-cell table:style-name="TableRowCell" office:value-type="string">
            <text:p text:style-name="Table_20_Contents">Farmer’s Salve</text:p>
          </table:table-cell>
          <table:table-cell table:style-name="TableRowCell" office:value-type="string">
            <text:p text:style-name="P207">D6, bulk</text:p>
          </table:table-cell>
          <table:table-cell table:style-name="TableRowCell" office:value-type="string">
            <text:p text:style-name="Table_20_Contents">Nature (Husbandry)</text:p>
          </table:table-cell>
        </table:table-row>
        <table:table-row>
          <table:table-cell table:style-name="TableRowCell" office:value-type="string">
            <text:p text:style-name="Table_20_Contents">Fireproofing Oil</text:p>
          </table:table-cell>
          <table:table-cell table:style-name="TableRowCell" office:value-type="string">
            <text:p text:style-name="P207">D6, bulk</text:p>
          </table:table-cell>
          <table:table-cell table:style-name="TableRowCell" office:value-type="string">
            <text:p text:style-name="Table_20_Contents">Science (Blackpowder)</text:p>
          </table:table-cell>
        </table:table-row>
        <table:table-row>
          <table:table-cell table:style-name="TableRowCell" office:value-type="string">
            <text:p text:style-name="Table_20_Contents">Healing Unguent</text:p>
          </table:table-cell>
          <table:table-cell table:style-name="TableRowCell" office:value-type="string">
            <text:p text:style-name="P207">D6, bulk</text:p>
          </table:table-cell>
          <table:table-cell table:style-name="TableRowCell" office:value-type="string">
            <text:p text:style-name="Table_20_Contents">Medicine (Surgery, Treat) rolls made on the recipient</text:p>
          </table:table-cell>
        </table:table-row>
        <table:table-row>
          <table:table-cell table:style-name="TableRowCell" office:value-type="string">
            <text:p text:style-name="Table_20_Contents">Nimblefingers Unction</text:p>
          </table:table-cell>
          <table:table-cell table:style-name="TableRowCell" office:value-type="string">
            <text:p text:style-name="P207">D6, bulk</text:p>
          </table:table-cell>
          <table:table-cell table:style-name="TableRowCell" office:value-type="string">
            <text:p text:style-name="Table_20_Contents">Streetwise (Larceny)</text:p>
          </table:table-cell>
        </table:table-row>
        <table:table-row>
          <table:table-cell table:style-name="TableRowCell" office:value-type="string">
            <text:p text:style-name="Table_20_Contents">Silence Oil</text:p>
          </table:table-cell>
          <table:table-cell table:style-name="TableRowCell" office:value-type="string">
            <text:p text:style-name="P207">D6, bulk</text:p>
          </table:table-cell>
          <table:table-cell table:style-name="TableRowCell" office:value-type="string">
            <text:p text:style-name="Table_20_Contents">Nature (Prowl)</text:p>
          </table:table-cell>
        </table:table-row>
        <table:table-row>
          <table:table-cell table:style-name="TableRowCell" office:value-type="string">
            <text:p text:style-name="Table_20_Contents">Weaver’s Lotion</text:p>
          </table:table-cell>
          <table:table-cell table:style-name="TableRowCell" office:value-type="string">
            <text:p text:style-name="P207">D6, bulk</text:p>
          </table:table-cell>
          <table:table-cell table:style-name="TableRowCell" office:value-type="string">
            <text:p text:style-name="Table_20_Contents">Magicks (Weave)</text:p>
          </table:table-cell>
        </table:table-row>
      </table:table>
      <text:p text:style-name="Table">Table <text:sequence text:ref-name="refTable82" text:name="Table" text:formula="ooow:Table+1" style:num-format="1">83</text:sequence>: Salves</text:p>
      <text:h text:style-name="Heading_20_3" text:outline-level="3"><text:bookmark-start text:name="poisons"/>Poisons<text:bookmark-end text:name="poisons"/></text:h>
      <text:p text:style-name="First_20_paragraph">There are three types of standard poisons in general use: lethal poison, impairing poison, and sleep poison. For general rules on how to use and apply poison, see the Medicine (Poison) specialty in the Skills document.</text:p>
      <text:p text:style-name="Text_20_body">Poisons are created by expending Alchemical Supplies and making a Medicine (Poison) roll. New characters who are provocateurs can choose which poisons they wish to begin with.</text:p>
      <text:p text:style-name="Text_20_body">Poison antidote is general-use and can be used against any type of standard poison. It’s ineffective against some exotic poisons, such as yellow-bellied scorpion venom.</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Item</text:p>
            </table:table-cell>
            <table:table-cell table:style-name="TableHeaderRowCell" office:value-type="string">
              <text:p text:style-name="P208">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Antidote</text:p>
          </table:table-cell>
          <table:table-cell table:style-name="TableRowCell" office:value-type="string">
            <text:p text:style-name="P209">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deadly</text:p>
          </table:table-cell>
          <table:table-cell table:style-name="TableRowCell" office:value-type="string">
            <text:p text:style-name="P209">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impairing</text:p>
          </table:table-cell>
          <table:table-cell table:style-name="TableRowCell" office:value-type="string">
            <text:p text:style-name="P209">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sleep</text:p>
          </table:table-cell>
          <table:table-cell table:style-name="TableRowCell" office:value-type="string">
            <text:p text:style-name="P209">D6, bulk</text:p>
          </table:table-cell>
          <table:table-cell table:style-name="TableRowCell" office:value-type="string">
            <text:p text:style-name="Table_20_Contents">Expend 1 per use of Poison</text:p>
          </table:table-cell>
        </table:table-row>
      </table:table>
      <text:p text:style-name="Table">Table <text:sequence text:ref-name="refTable83" text:name="Table" text:formula="ooow:Table+1" style:num-format="1">84</text:sequence>: Poisons</text:p>
      <text:h text:style-name="Heading_20_4" text:outline-level="4"><text:bookmark-start text:name="deadly-poison"/>Deadly Poison<text:bookmark-end text:name="deadly-poison"/></text:h>
      <table:table table:name="Table155" table:style-name="Table155">
        <table:table-column table:style-name="Table155.A"/>
        <table:table-column table:style-name="Table155.B"/>
        <table:table-row>
          <table:table-cell table:style-name="TableRowCell" office:value-type="string">
            <text:p text:style-name="P211">+++:</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Wounds equalling her Wound Limit (which is four for player characters, and from one to four for non-player characters), she falls unconscious and is dying.</text:p>
      <text:h text:style-name="Heading_20_4" text:outline-level="4"><text:bookmark-start text:name="impairing-poison"/>Impairing Poison<text:bookmark-end text:name="impairing-poison"/></text:h>
      <table:table table:name="Table156" table:style-name="Table156">
        <table:table-column table:style-name="Table156.A"/>
        <table:table-column table:style-name="Table156.B"/>
        <table:table-row>
          <table:table-cell table:style-name="TableRowCell" office:value-type="string">
            <text:p text:style-name="P213">+++:</text:p>
          </table:table-cell>
          <table:table-cell table:style-name="TableRowCell" office:value-type="string">
            <text:p text:style-name="Table_20_Contents">Inflict Drop Penalty</text:p>
          </table:table-cell>
        </table:table-row>
      </table:table>
      <text:p text:style-name="First_20_paragraph"><text:span text:style-name="T2">Inflict Drop Penalty:</text:span> Your opponent gains a Drop penalty on all rolls equal to one die for every three Success Points you spend, up to a maximum of Drop 4. This impairment lasts for 1 hour.</text:p>
      <text:h text:style-name="Heading_20_4" text:outline-level="4"><text:bookmark-start text:name="sleep-poison"/>Sleep Poison<text:bookmark-end text:name="sleep-poison"/></text:h>
      <table:table table:name="Table157" table:style-name="Table157">
        <table:table-column table:style-name="Table157.A"/>
        <table:table-column table:style-name="Table157.B"/>
        <table:table-row>
          <table:table-cell table:style-name="TableRowCell" office:value-type="string">
            <text:p text:style-name="P215">+:</text:p>
          </table:table-cell>
          <table:table-cell table:style-name="TableRowCell" office:value-type="string">
            <text:p text:style-name="Table_20_Contents">Inflict 1 Yield</text:p>
          </table:table-cell>
        </table:table-row>
      </table:table>
      <text:p text:style-name="First_20_paragraph"><text:span text:style-name="T2">Inflict 1 Yield:</text:span> Your opponent takes one Yield for every Success Point you spend on Yield. If her Yield equals or exceeds her Yield Limit, she is Yielded Out.</text:p>
      <text:h text:style-name="Heading_20_3" text:outline-level="3"><text:bookmark-start text:name="charmweaving"/>Charmweaving<text:bookmark-end text:name="charmweaving"/></text:h>
      <text:p text:style-name="First_20_paragraph">Charmweaving is the practice of adding specific dyes, trinkets, threads, and other magickal enhancements to articles of clothing. These enhancements provide bonuses to specific tasks.</text:p>
      <text:h text:style-name="Heading_20_4" text:outline-level="4"><text:bookmark-start text:name="the-nine-laws-of-fashion"/>The Nine Laws of Fashion<text:bookmark-end text:name="the-nine-laws-of-fashion"/></text:h>
      <text:p text:style-name="First_20_paragraph">Charmwoven clothes are useful, stylish, and expensive, but they are also made according to exacting standards known as the Nine Laws of Fashion. Flouting these laws could lead to your Charms simply failing to work at all!</text:p>
      <text:p text:style-name="Text_20_body">The First is the simplest Law:</text:p>
      <text:h text:style-name="Heading_20_5" text:outline-level="5"><text:bookmark-start text:name="the-first-law-the-law-of-couture"/>The First Law: The Law of Couture<text:bookmark-end text:name="the-first-law-the-law-of-couture"/></text:h>
      <text:p text:style-name="First_20_paragraph">“<text:span text:style-name="T1">One’s clothes must fit properly.</text:span>”</text:p>
      <text:p text:style-name="Text_20_body">It seems obvious at first – clothing is meant to be worn and to fit properly! But it’s also the most important. If your clothes aren’t sized correctly for you, none of the charms will function. In addition, each off-size article of clothing you wear adds a Drop 1 penalty to combat actions if it’s too large or too small.</text:p>
      <text:p text:style-name="Text_20_body">To ensure your clothes are properly sized, you can’t just buy your clothes off the rack; the people of France are a diverse group when it comes to body size, and there are no “standard sizes”. Your clothes will need to be either be created specifically for you, or altered by a tailor. Only then can charms be effectively added to such apparel.</text:p>
      <text:h text:style-name="Heading_20_5" text:outline-level="5"><text:bookmark-start text:name="the-second-law-the-law-of-attunement"/>The Second Law: The Law of Attunement<text:bookmark-end text:name="the-second-law-the-law-of-attunement"/></text:h>
      <text:p text:style-name="First_20_paragraph">“<text:span text:style-name="T1">Charms are unique to the wearer.</text:span>”</text:p>
      <text:p text:style-name="Text_20_body">You can’t just pick up any random charmwoven item and put it on, even if it fits you. The patterns, glyphs, and trinkets sewn into charmwoven clothing have to be calibrated for each wearers. This is a pretty simple process – as long as the charmweaver knows your birth date, birth time, and place of birth. It usually takes about an hour to attune or reattune charms to any given person.</text:p>
      <text:p text:style-name="Text_20_body">What if you don’t know some or any of that information to tell your charmweaver? There are two options.</text:p>
      <text:p text:style-name="Text_20_body">First, your charmweaver can attempt to adjust the charms to you anyway, through trial and error. This takes one hour per piece of information about your birth that you’re missing. At the end of that process, the charmweaver makes a simple Magicks (Weave) roll with the opposition pool based on how much they don’t know, as shown on the following table.</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Die</text:p>
            </table:table-cell>
            <table:table-cell table:style-name="TableHeaderRowCell" office:value-type="string">
              <text:p text:style-name="Table_20_Heading">Birth Date</text:p>
            </table:table-cell>
            <table:table-cell table:style-name="TableHeaderRowCell" office:value-type="string">
              <text:p text:style-name="Table_20_Heading">Birth Time</text:p>
            </table:table-cell>
            <table:table-cell table:style-name="TableHeaderRowCell" office:value-type="string">
              <text:p text:style-name="Table_20_Heading">Place of Birth</text:p>
            </table:table-cell>
          </table:table-row>
        </table:table-header-rows>
        <table:table-row>
          <table:table-cell table:style-name="TableRowCell" office:value-type="string">
            <text:p text:style-name="Table_20_Contents">D0</text:p>
          </table:table-cell>
          <table:table-cell table:style-name="TableRowCell" office:value-type="string">
            <text:p text:style-name="Table_20_Contents">Exact date</text:p>
          </table:table-cell>
          <table:table-cell table:style-name="TableRowCell" office:value-type="string">
            <text:p text:style-name="Table_20_Contents">Time, to the minute</text:p>
          </table:table-cell>
          <table:table-cell table:style-name="TableRowCell" office:value-type="string">
            <text:p text:style-name="Table_20_Contents">City or village of birth</text:p>
          </table:table-cell>
        </table:table-row>
        <table:table-row>
          <table:table-cell table:style-name="TableRowCell" office:value-type="string">
            <text:p text:style-name="Table_20_Contents">D6</text:p>
          </table:table-cell>
          <table:table-cell table:style-name="TableRowCell" office:value-type="string">
            <text:p text:style-name="Table_20_Contents">Year and month known</text:p>
          </table:table-cell>
          <table:table-cell table:style-name="TableRowCell" office:value-type="string">
            <text:p text:style-name="Table_20_Contents">Time, to the hour</text:p>
          </table:table-cell>
          <table:table-cell table:style-name="TableRowCell" office:value-type="string">
            <text:p text:style-name="Table_20_Contents">Province of birth</text:p>
          </table:table-cell>
        </table:table-row>
        <table:table-row>
          <table:table-cell table:style-name="TableRowCell" office:value-type="string">
            <text:p text:style-name="Table_20_Contents">D8</text:p>
          </table:table-cell>
          <table:table-cell table:style-name="TableRowCell" office:value-type="string">
            <text:p text:style-name="Table_20_Contents">Month known</text:p>
          </table:table-cell>
          <table:table-cell table:style-name="TableRowCell" office:value-type="string">
            <text:p text:style-name="Table_20_Contents">Morning or Night</text:p>
          </table:table-cell>
          <table:table-cell table:style-name="TableRowCell" office:value-type="string">
            <text:p text:style-name="Table_20_Contents">Country of birth</text:p>
          </table:table-cell>
        </table:table-row>
        <table:table-row>
          <table:table-cell table:style-name="TableRowCell" office:value-type="string">
            <text:p text:style-name="Table_20_Contents">D10</text:p>
          </table:table-cell>
          <table:table-cell table:style-name="TableRowCell" office:value-type="string">
            <text:p text:style-name="Table_20_Contents">Year known</text:p>
          </table:table-cell>
          <table:table-cell table:style-name="TableRowCell" office:value-type="string">
            <text:p text:style-name="Table_20_Contents">--</text:p>
          </table:table-cell>
          <table:table-cell table:style-name="TableRowCell" office:value-type="string">
            <text:p text:style-name="Table_20_Contents">Continent of birth</text:p>
          </table:table-cell>
        </table:table-row>
        <table:table-row>
          <table:table-cell table:style-name="TableRowCell" office:value-type="string">
            <text:p text:style-name="Table_20_Contents">D12</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row>
      </table:table>
      <text:p text:style-name="Table">Table <text:sequence text:ref-name="refTable84" text:name="Table" text:formula="ooow:Table+1" style:num-format="1">85</text:sequence>: Opposition Pool for Charm Attunement Rolls</text:p>
      <text:p text:style-name="First_20_paragraph">The dice pool is based on all of these factors – so if you know the exact date of your birth, that you know you were born in the morning, and that you were born somewhere in Russia, that’s an opposition pool of 1D0+1D8+1D8, or 2D8. As it’s a simple check, the charmweaver needs just one success point to correctly attune the item. On a failed check, the charmweaver needs to start over again to attune the item.</text:p>
      <text:p text:style-name="Text_20_body">The second option involves the use of Magicks (Portents), and for this reason many charmweavers either work with those who can read omens, or can do so themselves.</text:p>
      <text:p text:style-name="Text_20_body">The opposition pool for the Portents roll is the same as the pool calculated above for the trial-and-error method using the Magicks (Weave) specialty, but this is a standard roll not a simple roll. It takes one minute to perform this type of reading, the portent-reader must see you the entire time, and you must be willing to have it done. Each success point spent reveals either your birth date, your birth time to the minute, or your city or village of birth.</text:p>
      <text:h text:style-name="Heading_20_5" text:outline-level="5"><text:bookmark-start text:name="the-third-law-the-law-of-pertinence"/>The Third Law: The Law of Pertinence<text:bookmark-end text:name="the-third-law-the-law-of-pertinence"/></text:h>
      <text:p text:style-name="First_20_paragraph">“<text:span text:style-name="T1">The charm must correspond to the article.</text:span>”</text:p>
      <text:p text:style-name="Text_20_body">Simply stated, this means that a charm can only be applied to an item that has some relationship to the type of enchantment desired.</text:p>
      <text:p text:style-name="Text_20_body">For example, gloves for soldiers can be given charms that assist with Dueling or Military (Aim), while gloves for craftsmen can be charmed for Magicks, Medicine, or Science.</text:p>
      <text:p text:style-name="Text_20_body">Pertinent skills for any given type of clothing are found later in this chapter , which also summarizes which types of charms can be applied to which pieces of attire.</text:p>
      <text:h text:style-name="Heading_20_5" text:outline-level="5"><text:bookmark-start text:name="the-fourth-law-the-law-of-dissonance"/>The Fourth Law: The Law of Dissonance<text:bookmark-end text:name="the-fourth-law-the-law-of-dissonance"/></text:h>
      <text:p text:style-name="First_20_paragraph">“<text:span text:style-name="T1">Dissonance limits the effectiveness of charms.</text:span>”</text:p>
      <text:p text:style-name="Text_20_body"><text:span text:style-name="T1">description of dissonance needed</text:span></text:p>
      <table:table table:name="Table159" table:style-name="Table159">
        <table:table-column table:style-name="Table159.A"/>
        <table:table-column table:style-name="Table159.B"/>
        <table:table-header-rows>
          <table:table-row>
            <table:table-cell table:style-name="TableHeaderRowCell" office:value-type="string">
              <text:p text:style-name="Table_20_Heading">Dissonance Level</text:p>
            </table:table-cell>
            <table:table-cell table:style-name="TableHeaderRowCell" office:value-type="string">
              <text:p text:style-name="Table_20_Heading">Maximum Charm Di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No limits</text:p>
          </table:table-cell>
        </table:table-row>
        <table:table-row>
          <table:table-cell table:style-name="TableRowCell" office:value-type="string">
            <text:p text:style-name="Table_20_Contents">1</text:p>
          </table:table-cell>
          <table:table-cell table:style-name="TableRowCell" office:value-type="string">
            <text:p text:style-name="Table_20_Contents">1D12</text:p>
          </table:table-cell>
        </table:table-row>
        <table:table-row>
          <table:table-cell table:style-name="TableRowCell" office:value-type="string">
            <text:p text:style-name="Table_20_Contents">2</text:p>
          </table:table-cell>
          <table:table-cell table:style-name="TableRowCell" office:value-type="string">
            <text:p text:style-name="Table_20_Contents">1D10</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6</text:p>
          </table:table-cell>
        </table:table-row>
        <table:table-row>
          <table:table-cell table:style-name="TableRowCell" office:value-type="string">
            <text:p text:style-name="Table_20_Contents">5</text:p>
          </table:table-cell>
          <table:table-cell table:style-name="TableRowCell" office:value-type="string">
            <text:p text:style-name="Table_20_Contents">1D0</text:p>
          </table:table-cell>
        </table:table-row>
        <table:table-row>
          <table:table-cell table:style-name="TableRowCell" office:value-type="string">
            <text:p text:style-name="Table_20_Contents">6 or more</text:p>
          </table:table-cell>
          <table:table-cell table:style-name="TableRowCell" office:value-type="string">
            <text:p text:style-name="Table_20_Contents">None</text:p>
          </table:table-cell>
        </table:table-row>
      </table:table>
      <text:p text:style-name="Table">Table <text:sequence text:ref-name="refTable85" text:name="Table" text:formula="ooow:Table+1" style:num-format="1">86</text:sequence>: Dissonance</text:p>
      <text:h text:style-name="Heading_20_5" text:outline-level="5"><text:bookmark-start text:name="the-fifth-law-the-law-of-cacophony"/>The Fifth Law: The Law of Cacophony<text:bookmark-end text:name="the-fifth-law-the-law-of-cacophony"/></text:h>
      <text:p text:style-name="First_20_paragraph">“<text:span text:style-name="T1">Unrestrained use of color creates dissonance.</text:span>”</text:p>
      <text:p text:style-name="Text_20_body"><text:span text:style-name="T1">explanation needed</text:span></text:p>
      <table:table table:name="Table160" table:style-name="Table160">
        <table:table-column table:style-name="Table160.A"/>
        <table:table-column table:style-name="Table160.B"/>
        <table:table-header-rows>
          <table:table-row>
            <table:table-cell table:style-name="TableHeaderRowCell" office:value-type="string">
              <text:p text:style-name="Table_20_Heading">Additional Colo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p text:style-name="Table">Table <text:sequence text:ref-name="refTable86" text:name="Table" text:formula="ooow:Table+1" style:num-format="1">87</text:sequence>: Dissonance Generated by Cacophony</text:p>
      <text:h text:style-name="Heading_20_5" text:outline-level="5"><text:bookmark-start text:name="the-sixth-law-the-law-of-neutrality"/>The Sixth Law: The Law of Neutrality<text:bookmark-end text:name="the-sixth-law-the-law-of-neutrality"/></text:h>
      <text:p text:style-name="First_20_paragraph">“<text:span text:style-name="T1">Neutral colors do not generate dissonance.</text:span>”</text:p>
      <text:p text:style-name="Text_20_body"><text:span text:style-name="T1">explanation needed</text:span></text:p>
      <text:h text:style-name="Heading_20_5" text:outline-level="5"><text:bookmark-start text:name="the-seventh-law-the-law-of-darning"/>The Seventh Law: The Law of Darning<text:bookmark-end text:name="the-seventh-law-the-law-of-darning"/></text:h>
      <text:p text:style-name="First_20_paragraph">“<text:span text:style-name="T1">Rips, tears, and holes produce dissonance.</text:span>”</text:p>
      <text:p text:style-name="Text_20_body"><text:span text:style-name="T1">explanation needed</text:span></text:p>
      <table:table table:name="Table161" table:style-name="Table161">
        <table:table-column table:style-name="Table161.A"/>
        <table:table-column table:style-name="Table161.B"/>
        <table:table-header-rows>
          <table:table-row>
            <table:table-cell table:style-name="TableHeaderRowCell" office:value-type="string">
              <text:p text:style-name="Table_20_Heading">Unrepaired Rip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p text:style-name="Table">Table <text:sequence text:ref-name="refTable87" text:name="Table" text:formula="ooow:Table+1" style:num-format="1">88</text:sequence>: Dissonance Generated by Damage</text:p>
      <text:h text:style-name="Heading_20_5" text:outline-level="5"><text:bookmark-start text:name="the-eighth-law-the-law-of-station"/>The Eighth Law: The Law of Station<text:bookmark-end text:name="the-eighth-law-the-law-of-station"/></text:h>
      <text:p text:style-name="First_20_paragraph">“<text:span text:style-name="T1">Outfits of mismatched attire produce dissonance.</text:span>”</text:p>
      <text:p text:style-name="Text_20_body"><text:span text:style-name="T1">explanation needed</text:span></text:p>
      <text:p text:style-name="Text_20_body">Mismatched refers to the social rank associated with each item. Predefined outfits automatically count as a single rank.</text:p>
      <table:table table:name="Table162" table:style-name="Table162">
        <table:table-column table:style-name="Table162.A"/>
        <table:table-column table:style-name="Table162.B"/>
        <table:table-header-rows>
          <table:table-row>
            <table:table-cell table:style-name="TableHeaderRowCell" office:value-type="string">
              <text:p text:style-name="Table_20_Heading">Step of Mismatch</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p text:style-name="Table">Table <text:sequence text:ref-name="refTable88" text:name="Table" text:formula="ooow:Table+1" style:num-format="1">89</text:sequence>: Dissonance Generated by Social Rank Mismatch</text:p>
      <text:h text:style-name="Heading_20_5" text:outline-level="5"><text:bookmark-start text:name="the-ninth-law-the-law-of-dernier-cri"/>The Ninth Law: The Law of <text:span text:style-name="T1">Dernier Cri</text:span><text:bookmark-end text:name="the-ninth-law-the-law-of-dernier-cri"/></text:h>
      <text:p text:style-name="First_20_paragraph">“<text:span text:style-name="T1">Dated fashions generate dissonance.</text:span>”</text:p>
      <text:p text:style-name="Text_20_body"><text:span text:style-name="T1">explanation needed</text:span></text:p>
      <text:p text:style-name="Text_20_body">This only applies to items or outfits of social rank 1D10.</text:p>
      <table:table table:name="Table163" table:style-name="Table163">
        <table:table-column table:style-name="Table163.A"/>
        <table:table-column table:style-name="Table163.B"/>
        <table:table-header-rows>
          <table:table-row>
            <table:table-cell table:style-name="TableHeaderRowCell" office:value-type="string">
              <text:p text:style-name="Table_20_Heading">Yea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older</text:p>
          </table:table-cell>
          <table:table-cell table:style-name="TableRowCell" office:value-type="string">
            <text:p text:style-name="Table_20_Contents">+6</text:p>
          </table:table-cell>
        </table:table-row>
      </table:table>
      <text:p text:style-name="Table">Table <text:sequence text:ref-name="refTable89" text:name="Table" text:formula="ooow:Table+1" style:num-format="1">90</text:sequence>: Dissonance Generated by Dated Fashions</text:p>
      <text:h text:style-name="Heading_20_5" text:outline-level="5"><text:bookmark-start text:name="wearing-charmwoven-clothing"/>Wearing Charmwoven Clothing<text:bookmark-end text:name="wearing-charmwoven-clothing"/></text:h>
      <text:p text:style-name="First_20_paragraph"><text:span text:style-name="T1">explanation needed</text:span></text:p>
      <text:h text:style-name="Heading_20_5" text:outline-level="5"><text:bookmark-start text:name="wearing-mundane-clothing"/>Wearing Mundane Clothing<text:bookmark-end text:name="wearing-mundane-clothing"/></text:h>
      <text:p text:style-name="First_20_paragraph"><text:span text:style-name="T1">explanation needed</text:span></text:p>
      <text:h text:style-name="Heading_20_4" text:outline-level="4"><text:bookmark-start text:name="articles-of-clothing"/>Articles of Clothing<text:bookmark-end text:name="articles-of-clothing"/></text:h>
      <text:p text:style-name="First_20_paragraph"><text:span text:style-name="T1">introduction needed</text:span></text:p>
      <text:h text:style-name="Heading_20_5" text:outline-level="5"><text:bookmark-start text:name="arm-apparel"/>Arm Apparel<text:bookmark-end text:name="arm-apparel"/></text:h>
      <text:p text:style-name="First_20_paragraph"><text:span text:style-name="T1">introduction needed</text:span></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Magicks, Medicine, Science</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Military</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
      <text:p text:style-name="Table">Table <text:sequence text:ref-name="refTable90" text:name="Table" text:formula="ooow:Table+1" style:num-format="1">91</text:sequence>: Arm Apparel</text:p>
      <text:p text:style-name="First_20_paragraph"><text:span text:style-name="T1">descriptions needed</text:span></text:p>
      <text:h text:style-name="Heading_20_5" text:outline-level="5"><text:bookmark-start text:name="torso-apparel"/>Torso Apparel<text:bookmark-end text:name="torso-apparel"/></text:h>
      <text:p text:style-name="First_20_paragraph"><text:span text:style-name="T1">introduction needed</text:span></text:p>
      <table:table table:name="Table165" table:style-name="Table165">
        <table:table-column table:style-name="Table165.A"/>
        <table:table-column table:style-name="Table165.B"/>
        <table:table-column table:style-name="Table165.C"/>
        <table:table-column table:style-name="Table165.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Interaction, Nature, Streetwise</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Culture, Defense, Dueling, Military</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Interaction, Streetwise</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D10</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Interaction, Medicine, Observation</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Interaction, Magicks, Observation</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Magicks, Nature, Streetwise</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Culture, Interaction, Magicks, Observation</text:p>
          </table:table-cell>
        </table:table-row>
      </table:table>
      <text:p text:style-name="Table">Table <text:sequence text:ref-name="refTable91" text:name="Table" text:formula="ooow:Table+1" style:num-format="1">92</text:sequence>: Torso Apparel</text:p>
      <text:p text:style-name="First_20_paragraph"><text:span text:style-name="T1">descriptions needed</text:span></text:p>
      <text:h text:style-name="Heading_20_5" text:outline-level="5"><text:bookmark-start text:name="foot-apparel"/>Foot Apparel<text:bookmark-end text:name="foot-apparel"/></text:h>
      <text:p text:style-name="First_20_paragraph"><text:span text:style-name="T1">introduction needed</text:span></text:p>
      <table:table table:name="Table166" table:style-name="Table166">
        <table:table-column table:style-name="Table166.A"/>
        <table:table-column table:style-name="Table166.B"/>
        <table:table-column table:style-name="Table166.C"/>
        <table:table-column table:style-name="Table16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Military, Nature</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Defense</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Culture, Interaction, Military</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Nature, Streetwise</text:p>
          </table:table-cell>
        </table:table-row>
      </table:table>
      <text:p text:style-name="Table">Table <text:sequence text:ref-name="refTable92" text:name="Table" text:formula="ooow:Table+1" style:num-format="1">93</text:sequence>: Foot Apparel</text:p>
      <text:h text:style-name="Heading_20_5" text:outline-level="5"><text:bookmark-start text:name="head-apparel"/>Head Apparel<text:bookmark-end text:name="head-apparel"/></text:h>
      <text:p text:style-name="First_20_paragraph">The people of France wear many different kinds of hats, with a type of headwear available to every type of charm – all the skills, with the exception of Initiative. The types of hats available are shown in the following table.</text:p>
      <table:table table:name="Table167" table:style-name="Table167">
        <table:table-column table:style-name="Table167.A"/>
        <table:table-column table:style-name="Table167.B"/>
        <table:table-column table:style-name="Table167.C"/>
        <table:table-column table:style-name="Table167.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Streetwise</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ilitary, Observation, Science</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Dueling, Interaction, Streetwise</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edicine, Observation, Science</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
      <text:p text:style-name="Table">Table <text:sequence text:ref-name="refTable93" text:name="Table" text:formula="ooow:Table+1" style:num-format="1">94</text:sequence>: Head Apparel</text:p>
      <text:p text:style-name="First_20_paragraph"><text:span text:style-name="T2">Beret, Artisan’s:</text:span> The simple woolen beret is common among crafters, and you can get a beret in many different colors.</text:p>
      <text:p text:style-name="Text_20_body"><text:span text:style-name="T2">Capotain:</text:span> A capotain is a tall hat, usually flat on the top, with a narrow brim. Most capotains are black in color, and many sport buckles in front.</text:p>
      <text:p text:style-name="Text_20_body"><text:span text:style-name="T2">Cavalier Hat:</text:span> Cavalier hats have a wide brim and are usually worn with one side pinned up. A dyed ostrich feather is often added, both for appearance’s sake and to allow all-black hats to take a charm.</text:p>
      <text:p text:style-name="Text_20_body"><text:span text:style-name="T2">Goggles, Gearspring:</text:span> These goggles are created and used by mechanicians as well as other crafters. Each set of goggles has two or more pairs of lenses that can be swapped in as necessary – functions include magnification of small objects, telescopic sighting of distant objects, filters for specific colors, or simple eye protection. Gearspring goggles offer a +1D6 Item Die on Observation (Perception) rolls.</text:p>
      <text:p text:style-name="Text_20_body"><text:span text:style-name="T2">Hair Ribbons:</text:span> Magickally charmed hair ribbons are popular with the upper classes and are woven into the hairstyles – or wigs – of any gender of noble. Unless affixed to a wig (which must be one of the neutral colors of argent, brunâtre, cendree, or sable), the ribbons require anywhere from ten minutes to several hours to weave into hair, or double that time if forced to don them without the help of a capable household servant.</text:p>
      <text:p text:style-name="Text_20_body"><text:span text:style-name="T2">Masque:</text:span> Not a bandanna clumsily worn by a common brigand to disguise her identity, a masque actually does little to hide one’s appearance. Used by the nobility at their lavish parties, each is custom created to reflect the wearer’s persona and opinions of herself. Many masques only encircle the eyes and the space between them, while others cover the entire face.</text:p>
      <text:p text:style-name="Text_20_body"><text:span text:style-name="T2">Plague Mask:</text:span> Part of a chirurgeon’s standard surgical wear, a plague mask is usually styled like a bird’s long beak, although other examples exist, such as long tusks or simply a cylinder. Goggles built into the mask provide covering for the chirurgeon’s eyes, while medicinal herbs and complex filters in the “nose” cavity prevent infection of air-carried diseases.</text:p>
      <text:p text:style-name="Text_20_body"><text:span text:style-name="T2">Skullcap, Clerical:</text:span> Sometimes called calottes, these skullcaps are associated with clergy.</text:p>
      <text:p text:style-name="Text_20_body"><text:span text:style-name="T2">Tricorne:</text:span> These felt hats have wide brims like cavalier hats, but are pinned up on the sides and backs, forming them into triangular shapes. Tricornes are most popular among sailors and members of the military, with officers using them to display medals and other symbols of rank.</text:p>
      <text:h text:style-name="Heading_20_5" text:outline-level="5"><text:bookmark-start text:name="shoulder-apparel"/>Shoulder Apparel<text:bookmark-end text:name="shoulder-apparel"/></text:h>
      <text:p text:style-name="First_20_paragraph">Shoulder charms tend to be about skills that are flashy and attention-getting, although a few have use in disguising or hiding the wearer.</text:p>
      <table:table table:name="Table168" table:style-name="Table168">
        <table:table-column table:style-name="Table168.A"/>
        <table:table-column table:style-name="Table168.B"/>
        <table:table-column table:style-name="Table168.C"/>
        <table:table-column table:style-name="Table168.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Interaction, Streetwise</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D8</text:p>
          </table:table-cell>
          <table:table-cell table:style-name="TableRowCell" office:value-type="string">
            <text:p text:style-name="Table_20_Contents">Culture, Dueling, Interaction, Magicks</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Dueling, Magicks, Nature, Streetwise</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Interaction, Military</text:p>
          </table:table-cell>
        </table:table-row>
      </table:table>
      <text:p text:style-name="Table">Table <text:sequence text:ref-name="refTable94" text:name="Table" text:formula="ooow:Table+1" style:num-format="1">95</text:sequence>: Shoulder Apparel</text:p>
      <text:p text:style-name="First_20_paragraph"><text:span text:style-name="T1">descriptions needed</text:span></text:p>
      <text:h text:style-name="Heading_20_4" text:outline-level="4"><text:bookmark-start text:name="standard-outfits-1"/>Standard Outfits<text:bookmark-end text:name="standard-outfits-1"/></text:h>
      <text:p text:style-name="First_20_paragraph"><text:span text:style-name="T1">introduction needed</text:span></text:p>
      <table:table table:name="Table169" table:style-name="Table169">
        <table:table-column table:style-name="Table169.A"/>
        <table:table-column table:style-name="Table169.B"/>
        <table:table-column table:style-name="Table169.C"/>
        <table:table-column table:style-name="Table169.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D10</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D8</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Cav alier hat, doublet, soldier’s gloves, breeches, boots, cape</text:p>
          </table:table-cell>
        </table:table-row>
      </table:table>
      <text:p text:style-name="Table">Table <text:sequence text:ref-name="refTable95" text:name="Table" text:formula="ooow:Table+1" style:num-format="1">96</text:sequence>: standard Outfits</text:p>
      <text:p text:style-name="First_20_paragraph"><text:span text:style-name="T1">descriptions needed</text:span></text:p>
      <text:h text:style-name="Heading_20_4" text:outline-level="4"><text:bookmark-start text:name="creating-charmwoven-clothing"/>Creating Charmwoven Clothing<text:bookmark-end text:name="creating-charmwoven-clothing"/></text:h>
      <text:p text:style-name="First_20_paragraph"><text:span text:style-name="T1">introduction needed</text:span></text:p>
      <text:h text:style-name="Heading_20_5" text:outline-level="5"><text:bookmark-start text:name="pertinence"/>Pertinence<text:bookmark-end text:name="pertinence"/></text:h>
      <text:p text:style-name="First_20_paragraph"><text:span text:style-name="T1">introduction needed</text:span></text:p>
      <text:h text:style-name="Heading_20_6" text:outline-level="6"><text:bookmark-start text:name="culture-1"/>Culture<text:bookmark-end text:name="culture-1"/></text:h>
      <text:p text:style-name="First_20_paragraph"><text:span text:style-name="T1">introduction needed</text:span></text:p>
      <table:table table:name="Table170" table:style-name="Table170">
        <table:table-column table:style-name="Table170.A"/>
        <table:table-column table:style-name="Table17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 courtly gown, 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antofles, poulaine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 ornate stole</text:p>
          </table:table-cell>
        </table:table-row>
      </table:table>
      <text:p text:style-name="Table">Table <text:sequence text:ref-name="refTable96" text:name="Table" text:formula="ooow:Table+1" style:num-format="1">97</text:sequence>: Culture Pertinence</text:p>
      <text:h text:style-name="Heading_20_6" text:outline-level="6"><text:bookmark-start text:name="defense-1"/>Defense<text:bookmark-end text:name="defense-1"/></text:h>
      <text:p text:style-name="First_20_paragraph"><text:span text:style-name="T1">introduction needed</text:span></text:p>
      <table:table table:name="Table171" table:style-name="Table171">
        <table:table-column table:style-name="Table171.A"/>
        <table:table-column table:style-name="Table17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antofle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tabard</text:p>
          </table:table-cell>
        </table:table-row>
      </table:table>
      <text:p text:style-name="Table">Table <text:sequence text:ref-name="refTable97" text:name="Table" text:formula="ooow:Table+1" style:num-format="1">98</text:sequence>: Defense Pertinence</text:p>
      <text:h text:style-name="Heading_20_6" text:outline-level="6"><text:bookmark-start text:name="dueling-1"/>Dueling<text:bookmark-end text:name="dueling-1"/></text:h>
      <text:p text:style-name="First_20_paragraph"><text:span text:style-name="T1">introduction needed</text:span></text:p>
      <table:table table:name="Table172" table:style-name="Table172">
        <table:table-column table:style-name="Table172.A"/>
        <table:table-column table:style-name="Table172.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 masqu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cloak, tabard</text:p>
          </table:table-cell>
        </table:table-row>
      </table:table>
      <text:p text:style-name="Table">Table <text:sequence text:ref-name="refTable98" text:name="Table" text:formula="ooow:Table+1" style:num-format="1">99</text:sequence>: Dueling Pertinence</text:p>
      <text:h text:style-name="Heading_20_6" text:outline-level="6"><text:bookmark-start text:name="initiative-1"/>Initiative<text:bookmark-end text:name="initiative-1"/></text:h>
      <text:p text:style-name="First_20_paragraph"><text:span text:style-name="T1">introduction needed</text:span></text:p>
      <table:table table:name="Table173" table:style-name="Table173">
        <table:table-column table:style-name="Table173.A"/>
        <table:table-column table:style-name="Table173.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99" text:name="Table" text:formula="ooow:Table+1" style:num-format="1">100</text:sequence>: Initiative Pertinence</text:p>
      <text:h text:style-name="Heading_20_6" text:outline-level="6"><text:bookmark-start text:name="interaction-1"/>Interaction<text:bookmark-end text:name="interaction-1"/></text:h>
      <text:p text:style-name="First_20_paragraph"><text:span text:style-name="T1">introduction needed</text:span></text:p>
      <table:table table:name="Table174" table:style-name="Table174">
        <table:table-column table:style-name="Table174.A"/>
        <table:table-column table:style-name="Table174.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oulaines</text:p>
          </table:table-cell>
        </table:table-row>
        <table:table-row>
          <table:table-cell table:style-name="TableRowCell" office:value-type="string">
            <text:p text:style-name="Table_20_Contents">Head</text:p>
          </table:table-cell>
          <table:table-cell table:style-name="TableRowCell" office:value-type="string">
            <text:p text:style-name="Table_20_Contents">Hair ribbons, masque,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liturgical stole, ornate stole, tabard</text:p>
          </table:table-cell>
        </table:table-row>
      </table:table>
      <text:p text:style-name="Table">Table <text:sequence text:ref-name="refTable100" text:name="Table" text:formula="ooow:Table+1" style:num-format="1">101</text:sequence>: Interaction Pertinence</text:p>
      <text:h text:style-name="Heading_20_6" text:outline-level="6"><text:bookmark-start text:name="magicks-1"/>Magicks<text:bookmark-end text:name="magicks-1"/></text:h>
      <text:p text:style-name="First_20_paragraph"><text:span text:style-name="T1">introduction needed</text:span></text:p>
      <table:table table:name="Table175" table:style-name="Table175">
        <table:table-column table:style-name="Table175.A"/>
        <table:table-column table:style-name="Table175.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text:p>
          </table:table-cell>
        </table:table-row>
      </table:table>
      <text:p text:style-name="Table">Table <text:sequence text:ref-name="refTable101" text:name="Table" text:formula="ooow:Table+1" style:num-format="1">102</text:sequence>: Magicks Pertinence</text:p>
      <text:h text:style-name="Heading_20_6" text:outline-level="6"><text:bookmark-start text:name="medicine-1"/>Medicine<text:bookmark-end text:name="medicine-1"/></text:h>
      <text:p text:style-name="First_20_paragraph"><text:span text:style-name="T1">introduction needed</text:span></text:p>
      <table:table table:name="Table176" table:style-name="Table176">
        <table:table-column table:style-name="Table176.A"/>
        <table:table-column table:style-name="Table176.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urgeon’s gown</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02" text:name="Table" text:formula="ooow:Table+1" style:num-format="1">103</text:sequence>: Medicine Pertinence</text:p>
      <text:h text:style-name="Heading_20_6" text:outline-level="6"><text:bookmark-start text:name="military-1"/>Military<text:bookmark-end text:name="military-1"/></text:h>
      <text:p text:style-name="First_20_paragraph"><text:span text:style-name="T1">introduction needed</text:span></text:p>
      <table:table table:name="Table177" table:style-name="Table177">
        <table:table-column table:style-name="Table177.A"/>
        <table:table-column table:style-name="Table177.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outain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gearspring goggles,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Tabard</text:p>
          </table:table-cell>
        </table:table-row>
      </table:table>
      <text:p text:style-name="Table">Table <text:sequence text:ref-name="refTable103" text:name="Table" text:formula="ooow:Table+1" style:num-format="1">104</text:sequence>: Military Pertinence</text:p>
      <text:h text:style-name="Heading_20_6" text:outline-level="6"><text:bookmark-start text:name="nature-1"/>Nature<text:bookmark-end text:name="nature-1"/></text:h>
      <text:p text:style-name="First_20_paragraph"><text:span text:style-name="T1">introduction needed</text:span></text:p>
      <table:table table:name="Table178" table:style-name="Table178">
        <table:table-column table:style-name="Table178.A"/>
        <table:table-column table:style-name="Table178.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Farm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hif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ak</text:p>
          </table:table-cell>
        </table:table-row>
      </table:table>
      <text:p text:style-name="Table">Table <text:sequence text:ref-name="refTable104" text:name="Table" text:formula="ooow:Table+1" style:num-format="1">105</text:sequence>: Nature Pertinence</text:p>
      <text:h text:style-name="Heading_20_6" text:outline-level="6"><text:bookmark-start text:name="observation-1"/>Observation<text:bookmark-end text:name="observation-1"/></text:h>
      <text:p text:style-name="First_20_paragraph"><text:span text:style-name="T1">introduction needed</text:span></text:p>
      <table:table table:name="Table179" table:style-name="Table179">
        <table:table-column table:style-name="Table179.A"/>
        <table:table-column table:style-name="Table17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Gearspring goggles, plague mask,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05" text:name="Table" text:formula="ooow:Table+1" style:num-format="1">106</text:sequence>: Observation Pertinence</text:p>
      <text:h text:style-name="Heading_20_6" text:outline-level="6"><text:bookmark-start text:name="science-1"/>Science<text:bookmark-end text:name="science-1"/></text:h>
      <text:p text:style-name="First_20_paragraph"><text:span text:style-name="T1">introduction needed</text:span></text:p>
      <table:table table:name="Table180" table:style-name="Table180">
        <table:table-column table:style-name="Table180.A"/>
        <table:table-column table:style-name="Table18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mock</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gearspring goggles, 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06" text:name="Table" text:formula="ooow:Table+1" style:num-format="1">107</text:sequence>: Science Pertinence</text:p>
      <text:h text:style-name="Heading_20_6" text:outline-level="6"><text:bookmark-start text:name="streetwise-1"/>Streetwise<text:bookmark-end text:name="streetwise-1"/></text:h>
      <text:p text:style-name="First_20_paragraph">Articles that can take streetwise charms are a varied set, ranging from the peasant’s cloth cape to the noble’s ornate stole.</text:p>
      <table:table table:name="Table181" table:style-name="Table181">
        <table:table-column table:style-name="Table181.A"/>
        <table:table-column table:style-name="Table18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shift</text:p>
          </table:table-cell>
        </table:table-row>
        <table:table-row>
          <table:table-cell table:style-name="TableRowCell" office:value-type="string">
            <text:p text:style-name="Table_20_Contents">Foot</text:p>
          </table:table-cell>
          <table:table-cell table:style-name="TableRowCell" office:value-type="string">
            <text:p text:style-name="Table_20_Contents">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cavalier hat, masque,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ornate stole</text:p>
          </table:table-cell>
        </table:table-row>
      </table:table>
      <text:p text:style-name="Table">Table <text:sequence text:ref-name="refTable107" text:name="Table" text:formula="ooow:Table+1" style:num-format="1">108</text:sequence>: Streetwise Pertinence</text:p>
      <text:h text:style-name="Heading_20_5" text:outline-level="5"><text:bookmark-start text:name="colors"/>Colors<text:bookmark-end text:name="colors"/></text:h>
      <text:p text:style-name="First_20_paragraph"><text:span text:style-name="T1">introduction needed</text:span></text:p>
      <text:p text:style-name="Text_20_body">Table: Neutral Colors</text:p>
      <text:p text:style-name="Text_20_body"><text:span text:style-name="T1">introduction needed</text:span> Neutral Colors</text:p>
      <table:table table:name="Table182" table:style-name="Table182">
        <table:table-column table:style-name="Table182.A"/>
        <table:table-column table:style-name="Table182.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rgent</text:p>
          </table:table-cell>
          <table:table-cell table:style-name="TableRowCell" office:value-type="string">
            <text:p text:style-name="Table_20_Contents">Silver or whit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Brown</text:p>
          </table:table-cell>
        </table:table-row>
        <table:table-row>
          <table:table-cell table:style-name="TableRowCell" office:value-type="string">
            <text:p text:style-name="Table_20_Contents">Cendrée</text:p>
          </table:table-cell>
          <table:table-cell table:style-name="TableRowCell" office:value-type="string">
            <text:p text:style-name="Table_20_Contents">Grey</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row>
      </table:table>
      <text:p text:style-name="Table">Table <text:sequence text:ref-name="refTable108" text:name="Table" text:formula="ooow:Table+1" style:num-format="1">109</text:sequence>: Verve Colors</text:p>
      <text:p text:style-name="First_20_paragraph"><text:span text:style-name="T1">introduction needed</text:span> Verve Colors</text:p>
      <text:p text:style-name="Text_20_body">              | |<text:line-break/>Color | Description |<text:line-break/>————- | ————— |<text:line-break/>Argent (only) | Silver or white |<text:line-break/>Azure | Blue |<text:line-break/>Gules | Red |<text:line-break/>Or | Yellow |</text:p>
      <text:p text:style-name="Text_20_body">Table: Affinity Colors</text:p>
      <text:p text:style-name="Text_20_body"><text:span text:style-name="T1">introduction needed</text:span></text:p>
      <text:p text:style-name="Text_20_body">Affinity Colors</text:p>
      <table:table table:name="Table183" table:style-name="Table183">
        <table:table-column table:style-name="Table183.A"/>
        <table:table-column table:style-name="Table183.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Magenta</text:p>
          </table:table-cell>
        </table:table-row>
        <table:table-row>
          <table:table-cell table:style-name="TableRowCell" office:value-type="string">
            <text:p text:style-name="Table_20_Contents">Bleu-Céleste</text:p>
          </table:table-cell>
          <table:table-cell table:style-name="TableRowCell" office:value-type="string">
            <text:p text:style-name="Table_20_Contents">Sky blue</text:p>
          </table:table-cell>
        </table:table-row>
        <table:table-row>
          <table:table-cell table:style-name="TableRowCell" office:value-type="string">
            <text:p text:style-name="Table_20_Contents">Brunâtre (only)</text:p>
          </table:table-cell>
          <table:table-cell table:style-name="TableRowCell" office:value-type="string">
            <text:p text:style-name="Table_20_Contents">Brown</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row>
        <table:table-row>
          <table:table-cell table:style-name="TableRowCell" office:value-type="string">
            <text:p text:style-name="Table_20_Contents">Cendrée (only)</text:p>
          </table:table-cell>
          <table:table-cell table:style-name="TableRowCell" office:value-type="string">
            <text:p text:style-name="Table_20_Contents">Gre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row>
      </table:table>
      <text:p text:style-name="Table">Table <text:sequence text:ref-name="refTable109" text:name="Table" text:formula="ooow:Table+1" style:num-format="1">110</text:sequence>: Guile Colors</text:p>
      <text:p text:style-name="First_20_paragraph"><text:span text:style-name="T1">introduction needed</text:span></text:p>
      <text:p text:style-name="Text_20_body">Guile Colors</text:p>
      <table:table table:name="Table184" table:style-name="Table184">
        <table:table-column table:style-name="Table184.A"/>
        <table:table-column table:style-name="Table184.B"/>
        <table:table-header-rows>
          <table:table-row>
            <table:table-cell table:style-name="TableHeaderRowCell" office:value-type="string">
              <text:p text:style-name="Table_20_Heading">Purpure</text:p>
            </table:table-cell>
            <table:table-cell table:style-name="TableHeaderRowCell" office:value-type="string">
              <text:p text:style-name="Table_20_Heading">Purple</text:p>
            </table:table-cell>
          </table:table-row>
        </table:table-header-rows>
        <table:table-row>
          <table:table-cell table:style-name="TableRowCell" office:value-type="string">
            <text:p text:style-name="Table_20_Contents">Sable (only)</text:p>
          </table:table-cell>
          <table:table-cell table:style-name="TableRowCell" office:value-type="string">
            <text:p text:style-name="Table_20_Contents">Black</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text:p>
          </table:table-cell>
        </table:table-row>
      </table:table>
      <text:p text:style-name="First_20_paragraph"><text:span text:style-name="T1">introduction needed</text:span></text:p>
      <text:list text:style-name="L110">
        <text:list-item>
          <text:p text:style-name="P216"><text:span text:style-name="T2">Amaranth:</text:span> This is a violet-red color, close to a magenta. It is an Affinity color.</text:p>
        </text:list-item>
        <text:list-item>
          <text:p text:style-name="P216"><text:span text:style-name="T2">Argent:</text:span> Argent is both the color white and the color silver. When used in combination, it’s considered a neutral color; used by itself, it’s a Verve color.</text:p>
        </text:list-item>
        <text:list-item>
          <text:p text:style-name="P216"><text:span text:style-name="T2">Azure:</text:span> A medium shade of blue, azure is a Verve color.</text:p>
        </text:list-item>
        <text:list-item>
          <text:p text:style-name="P216"><text:span text:style-name="T2">Bleu-Céleste:</text:span> The light blue shade of a clear sky, bleu-céleste is not as dark as azure.</text:p>
        </text:list-item>
        <text:list-item>
          <text:p text:style-name="P216"><text:span text:style-name="T2">Brunâtre:</text:span> Brown, or brunâtre, is an Affinity color. If used in combination with another color, it’s considered a neutral color.</text:p>
        </text:list-item>
        <text:list-item>
          <text:p text:style-name="P216"><text:span text:style-name="T2">Carnation:</text:span> An Affinity color, carnation is a softer pink color, often a lighter shade of Amaranth.</text:p>
        </text:list-item>
        <text:list-item>
          <text:p text:style-name="P216"><text:span text:style-name="T2">Cendrée:</text:span> Named for the dark grey of cinders, cendrée is an Affinity color when used by itself, or a neutral color when used in combination with another color.</text:p>
        </text:list-item>
        <text:list-item>
          <text:p text:style-name="P216"><text:span text:style-name="T2">Gules:</text:span> Gules, a medium shade of red, is a Verve color.<text:line-break/></text:p>
        </text:list-item>
        <text:list-item>
          <text:p text:style-name="P216"><text:span text:style-name="T2">Or:</text:span> <text:span text:style-name="T1">Or</text:span> represents yellow or gold. It is a Verve color.</text:p>
        </text:list-item>
        <text:list-item>
          <text:p text:style-name="P216"><text:span text:style-name="T2">Purpure:</text:span> This is a dark purple color and is a Guile color.</text:p>
        </text:list-item>
        <text:list-item>
          <text:p text:style-name="P216"><text:span text:style-name="T2">Sable:</text:span> Items that are entirely black are considered sable, a Guile color. If combined with another color, then the black becomes a neutral color.</text:p>
        </text:list-item>
        <text:list-item>
          <text:p text:style-name="P216"><text:span text:style-name="T2">Sanguine:</text:span> Dark red, the color of blood, is a Guile color.</text:p>
        </text:list-item>
        <text:list-item>
          <text:p text:style-name="P216"><text:span text:style-name="T2">Tenné:</text:span> This is a dark shade of orange, and is a Guile color.</text:p>
        </text:list-item>
        <text:list-item>
          <text:p text:style-name="P216"><text:span text:style-name="T2">Vert:</text:span> The color of forest vegetation, vert is an Affinity color.</text:p>
        </text:list-item>
      </text:list>
      <table:table table:name="Table185" table:style-name="Table185">
        <table:table-column table:style-name="Table185.A"/>
        <table:table-column table:style-name="Table185.B"/>
        <table:table-column table:style-name="Table185.C"/>
        <table:table-header-rows>
          <table:table-row>
            <table:table-cell table:style-name="TableHeaderRowCell" office:value-type="string">
              <text:p text:style-name="Table_20_Heading">Color Name</text:p>
            </table:table-cell>
            <table:table-cell table:style-name="TableHeaderRowCell" office:value-type="string">
              <text:p text:style-name="Table_20_Heading">Description</text:p>
            </table:table-cell>
            <table:table-cell table:style-name="TableHeaderRowCell" office:value-type="string">
              <text:p text:style-name="Table_20_Heading">Attribute</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Violet red</text:p>
          </table:table-cell>
          <table:table-cell table:style-name="TableRowCell" office:value-type="string">
            <text:p text:style-name="Table_20_Contents">Affinity</text:p>
          </table:table-cell>
        </table:table-row>
        <table:table-row>
          <table:table-cell table:style-name="TableRowCell" office:value-type="string">
            <text:p text:style-name="Table_20_Contents">Argent</text:p>
          </table:table-cell>
          <table:table-cell table:style-name="TableRowCell" office:value-type="string">
            <text:p text:style-name="Table_20_Contents">White or silver</text:p>
          </table:table-cell>
          <table:table-cell table:style-name="TableRowCell" office:value-type="string">
            <text:p text:style-name="Table_20_Contents">Verve (or Neutral)</text:p>
          </table:table-cell>
        </table:table-row>
        <table:table-row>
          <table:table-cell table:style-name="TableRowCell" office:value-type="string">
            <text:p text:style-name="Table_20_Contents">Azure</text:p>
          </table:table-cell>
          <table:table-cell table:style-name="TableRowCell" office:value-type="string">
            <text:p text:style-name="Table_20_Contents">Blue</text:p>
          </table:table-cell>
          <table:table-cell table:style-name="TableRowCell" office:value-type="string">
            <text:p text:style-name="Table_20_Contents">Verv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Dark brown</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leste</text:p>
          </table:table-cell>
          <table:table-cell table:style-name="TableRowCell" office:value-type="string">
            <text:p text:style-name="Table_20_Contents">Light blue</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ndree</text:p>
          </table:table-cell>
          <table:table-cell table:style-name="TableRowCell" office:value-type="string">
            <text:p text:style-name="Table_20_Contents">Gray</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Gules</text:p>
          </table:table-cell>
          <table:table-cell table:style-name="TableRowCell" office:value-type="string">
            <text:p text:style-name="Table_20_Contents">Red</text:p>
          </table:table-cell>
          <table:table-cell table:style-name="TableRowCell" office:value-type="string">
            <text:p text:style-name="Table_20_Contents">Verve</text:p>
          </table:table-cell>
        </table:table-row>
        <table:table-row>
          <table:table-cell table:style-name="TableRowCell" office:value-type="string">
            <text:p text:style-name="Table_20_Contents">Murrey</text:p>
          </table:table-cell>
          <table:table-cell table:style-name="TableRowCell" office:value-type="string">
            <text:p text:style-name="Table_20_Contents">Burgundy</text:p>
          </table:table-cell>
          <table:table-cell table:style-name="TableRowCell" office:value-type="string">
            <text:p text:style-name="Table_20_Contents">Affinity</text:p>
          </table:table-cell>
        </table:table-row>
        <table:table-row>
          <table:table-cell table:style-name="TableRowCell" office:value-type="string">
            <text:p text:style-name="Table_20_Contents">Or</text:p>
          </table:table-cell>
          <table:table-cell table:style-name="TableRowCell" office:value-type="string">
            <text:p text:style-name="Table_20_Contents">Gold or yellow</text:p>
          </table:table-cell>
          <table:table-cell table:style-name="TableRowCell" office:value-type="string">
            <text:p text:style-name="Table_20_Contents">Verve</text:p>
          </table:table-cell>
        </table:table-row>
        <table:table-row>
          <table:table-cell table:style-name="TableRowCell" office:value-type="string">
            <text:p text:style-name="Table_20_Contents">Purpure</text:p>
          </table:table-cell>
          <table:table-cell table:style-name="TableRowCell" office:value-type="string">
            <text:p text:style-name="Table_20_Contents">Purple</text:p>
          </table:table-cell>
          <table:table-cell table:style-name="TableRowCell" office:value-type="string">
            <text:p text:style-name="Table_20_Contents">Guile</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cell table:style-name="TableRowCell" office:value-type="string">
            <text:p text:style-name="Table_20_Contents">Guile</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 or tan</text:p>
          </table:table-cell>
          <table:table-cell table:style-name="TableRowCell" office:value-type="string">
            <text:p text:style-name="Table_20_Contents">Affinit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cell table:style-name="TableRowCell" office:value-type="string">
            <text:p text:style-name="Table_20_Contents">Affinity</text:p>
          </table:table-cell>
        </table:table-row>
      </table:table>
      <text:p text:style-name="Table">Table <text:sequence text:ref-name="refTable110" text:name="Table" text:formula="ooow:Table+1" style:num-format="1">111</text:sequence>: Charmweaving Colors</text:p>
      <text:h text:style-name="Heading_20_3" text:outline-level="3"><text:bookmark-start text:name="clockworks-3"/>Clockworks<text:bookmark-end text:name="clockworks-3"/></text:h>
      <text:p text:style-name="First_20_paragraph"><text:span text:style-name="T1">introduction needed</text:span></text:p>
      <text:h text:style-name="Heading_20_4" text:outline-level="4"><text:bookmark-start text:name="sample-devices"/>Sample Devices<text:bookmark-end text:name="sample-devices"/></text:h>
      <text:p text:style-name="First_20_paragraph"><text:span text:style-name="T2">Design Note:</text:span> I haven’t yet rechecked all of these yet, so some of them might be added up incorrectly or may be using earlier versions of some of the components.</text:p>
      <text:h text:style-name="Heading_20_6" text:outline-level="6"><text:bookmark-start text:name="autoloader-pistol-musket"/>Autoloader (pistol, musket)<text:bookmark-end text:name="autoloader-pistol-musket"/></text:h>
      <text:list text:style-name="L111">
        <text:list-item>
          <text:p text:style-name="P217"><text:span text:style-name="T2">Casing Size:</text:span> Pocket (gear space 1)</text:p>
        </text:list-item>
        <text:list-item>
          <text:p text:style-name="P217"><text:span text:style-name="T2">Power Source:</text:span> Gear Train (space 1, power supply 1, Drop 0)</text:p>
        </text:list-item>
        <text:list-item>
          <text:p text:style-name="P217"><text:span text:style-name="T2">Components:</text:span> Efficiency (space 1, power 1, reduce Drop by 1), Miniaturization (gear space +1)</text:p>
        </text:list-item>
        <text:list-item>
          <text:p text:style-name="P217"><text:span text:style-name="T2">Construction Cost:</text:span> D6 (1)</text:p>
        </text:list-item>
        <text:list-item>
          <text:p text:style-name="P217"><text:span text:style-name="T2">List Cost:</text:span> D6 (1)</text:p>
        </text:list-item>
        <text:list-item>
          <text:p text:style-name="P217"><text:span text:style-name="T2">Complexity:</text:span> 3</text:p>
        </text:list-item>
      </text:list>
      <text:p text:style-name="First_20_paragraph">An autoloader can be attached to a pistol or a musket to speed up the reloading of the gun.</text:p>
      <text:h text:style-name="Heading_20_6" text:outline-level="6"><text:bookmark-start text:name="autoloader-cannon"/>Autoloader (cannon)<text:bookmark-end text:name="autoloader-cannon"/></text:h>
      <text:list text:style-name="L112">
        <text:list-item>
          <text:p text:style-name="P218"><text:span text:style-name="T2">Casing Size:</text:span> Portable (gear space 4)</text:p>
        </text:list-item>
        <text:list-item>
          <text:p text:style-name="P218"><text:span text:style-name="T2">Power Source:</text:span> Gear Train (space 0, power supply 1, Drop 1)</text:p>
        </text:list-item>
        <text:list-item>
          <text:p text:style-name="P218"><text:span text:style-name="T2">Components:</text:span> Efficiency (space 4, power 1, reduce reload time by 50%)</text:p>
        </text:list-item>
        <text:list-item>
          <text:p text:style-name="P218"><text:span text:style-name="T2">Construction Cost:</text:span></text:p>
        </text:list-item>
        <text:list-item>
          <text:p text:style-name="P218"><text:span text:style-name="T2">List Cost:</text:span></text:p>
        </text:list-item>
        <text:list-item>
          <text:p text:style-name="P218"><text:span text:style-name="T2">Complexity:</text:span> 2</text:p>
        </text:list-item>
      </text:list>
      <text:p text:style-name="First_20_paragraph">An autoloader attached to a cannon reduces the reload time from 4 rounds to 2 rounds.</text:p>
      <text:h text:style-name="Heading_20_6" text:outline-level="6"><text:bookmark-start text:name="climbing-gears"/>Climbing Gears<text:bookmark-end text:name="climbing-gears"/></text:h>
      <text:list text:style-name="L113">
        <text:list-item>
          <text:p text:style-name="P219"><text:span text:style-name="T2">Casing Size:</text:span> Portable (space 4)</text:p>
        </text:list-item>
        <text:list-item>
          <text:p text:style-name="P219"><text:span text:style-name="T2">Power Source:</text:span> Mainspring (space 2, power supply 2, wind 1 turn, duration one use per success point)</text:p>
        </text:list-item>
        <text:list-item>
          <text:p text:style-name="P219"><text:span text:style-name="T2">Components:</text:span> Movement (space 2, power 1, walk, climb), Carry (space 2, power 1, person), Miniaturization (space +2)</text:p>
        </text:list-item>
        <text:list-item>
          <text:p text:style-name="P219"><text:span text:style-name="T2">Construction Cost:</text:span> D8 (2)</text:p>
        </text:list-item>
        <text:list-item>
          <text:p text:style-name="P219"><text:span text:style-name="T2">List Cost:</text:span></text:p>
        </text:list-item>
        <text:list-item>
          <text:p text:style-name="P219"><text:span text:style-name="T2">Complexity:</text:span> 4</text:p>
        </text:list-item>
      </text:list>
      <text:p text:style-name="First_20_paragraph">Climbing gears are worn as a harness and operated with two hands, allowing you to move between areas which are normally not passable.</text:p>
      <text:h text:style-name="Heading_20_6" text:outline-level="6"><text:bookmark-start text:name="clockbow"/>Clockbow<text:bookmark-end text:name="clockbow"/></text:h>
      <text:list text:style-name="L114">
        <text:list-item>
          <text:p text:style-name="P220"><text:span text:style-name="T2">Casing Size:</text:span> Portable (space 4)</text:p>
        </text:list-item>
        <text:list-item>
          <text:p text:style-name="P220"><text:span text:style-name="T2">Power Source:</text:span> Gear Train (space 1, power supply 1, drop 0)</text:p>
        </text:list-item>
        <text:list-item>
          <text:p text:style-name="P220"><text:span text:style-name="T2">Components:</text:span> Projectile Weapon (space 3, power 1, weapon die d8, close Drop 0, short Drop 0, medium Drop 0, long Drop 2), Magazine (space 1, 4 shots, power 0, reload Drop 4), Miniaturization (space +1)</text:p>
        </text:list-item>
        <text:list-item>
          <text:p text:style-name="P220"><text:span text:style-name="T2">Construction Cost:</text:span> 4D6 (3)</text:p>
        </text:list-item>
        <text:list-item>
          <text:p text:style-name="P220"><text:span text:style-name="T2">List Cost:</text:span> D10 (3)</text:p>
        </text:list-item>
        <text:list-item>
          <text:p text:style-name="P220"><text:span text:style-name="T2">Complexity:</text:span> 4</text:p>
        </text:list-item>
      </text:list>
      <text:p text:style-name="First_20_paragraph">A clockbow is a clockwork crossbow, fitted with a magazine that holds four quarrels that can be fired before reloading.</text:p>
      <text:h text:style-name="Heading_20_6" text:outline-level="6"><text:bookmark-start text:name="clockwork-carriage"/>Clockwork Carriage<text:bookmark-end text:name="clockwork-carriage"/></text:h>
      <text:list text:style-name="L115">
        <text:list-item>
          <text:p text:style-name="P221"><text:span text:style-name="T2">Casing Size:</text:span> Carriage (space 16)</text:p>
        </text:list-item>
        <text:list-item>
          <text:p text:style-name="P221"><text:span text:style-name="T2">Power Source:</text:span> Mainspring (space 4, power supply 4, wind 10 minutes, duration 1 hour)</text:p>
        </text:list-item>
        <text:list-item>
          <text:p text:style-name="P221"><text:span text:style-name="T2">Components:</text:span> Movement (space 2, power 2, gallop, roll), Carry (space 4, power 2, carriage)</text:p>
        </text:list-item>
        <text:list-item>
          <text:p text:style-name="P221"><text:span text:style-name="T2">Construction Cost:</text:span> 3D10 (9)</text:p>
        </text:list-item>
        <text:list-item>
          <text:p text:style-name="P221"><text:span text:style-name="T2">Complexity:</text:span> 3</text:p>
        </text:list-item>
      </text:list>
      <text:h text:style-name="Heading_20_6" text:outline-level="6"><text:bookmark-start text:name="clockwork-limb-arm"/>Clockwork Limb (arm)<text:bookmark-end text:name="clockwork-limb-arm"/></text:h>
      <text:list text:style-name="L116">
        <text:list-item>
          <text:p text:style-name="P222"><text:span text:style-name="T2">Casing Size:</text:span> Handheld (space 2)</text:p>
        </text:list-item>
        <text:list-item>
          <text:p text:style-name="P222"><text:span text:style-name="T2">Power Source:</text:span> Gear Train (space 1, power supply 1, Drop 0)</text:p>
        </text:list-item>
        <text:list-item>
          <text:p text:style-name="P222"><text:span text:style-name="T2">Components:</text:span> Carry (space 0, power 1, hand), Articulation (space 0, power 0, Drop 1), Armor (space 1, power 0, Armor Die d6)</text:p>
        </text:list-item>
        <text:list-item>
          <text:p text:style-name="P222"><text:span text:style-name="T2">Construction Cost:</text:span> D12 (4)</text:p>
        </text:list-item>
        <text:list-item>
          <text:p text:style-name="P222"><text:span text:style-name="T2">List Cost:</text:span></text:p>
        </text:list-item>
        <text:list-item>
          <text:p text:style-name="P222"><text:span text:style-name="T2">Complexity:</text:span> 4</text:p>
        </text:list-item>
      </text:list>
      <text:h text:style-name="Heading_20_6" text:outline-level="6"><text:bookmark-start text:name="clockwork-limb-leg"/>Clockwork Limb (leg)<text:bookmark-end text:name="clockwork-limb-leg"/></text:h>
      <text:list text:style-name="L117">
        <text:list-item>
          <text:p text:style-name="P223"><text:span text:style-name="T2">Casing Size:</text:span> Portable (space 4)</text:p>
        </text:list-item>
        <text:list-item>
          <text:p text:style-name="P223"><text:span text:style-name="T2">Power Source:</text:span> Gear Train (space 1, power supply 1, Drop 0)</text:p>
        </text:list-item>
        <text:list-item>
          <text:p text:style-name="P223"><text:span text:style-name="T2">Components:</text:span> Carry (space 2 power 1, person), Articulation (space 0, power 0, Drop 1), Armor (space 1, power 0, Armor Die d6)</text:p>
        </text:list-item>
        <text:list-item>
          <text:p text:style-name="P223"><text:span text:style-name="T2">Construction Cost:</text:span></text:p>
        </text:list-item>
        <text:list-item>
          <text:p text:style-name="P223"><text:span text:style-name="T2">List Cost:</text:span></text:p>
        </text:list-item>
        <text:list-item>
          <text:p text:style-name="P223"><text:span text:style-name="T2">Complexity:</text:span> 4</text:p>
        </text:list-item>
      </text:list>
      <text:h text:style-name="Heading_20_6" text:outline-level="6"><text:bookmark-start text:name="clockwork-pistol"/>Clockwork Pistol<text:bookmark-end text:name="clockwork-pistol"/></text:h>
      <text:list text:style-name="L118">
        <text:list-item>
          <text:p text:style-name="P224"><text:span text:style-name="T2">Casing Size:</text:span> Handheld (space 2)</text:p>
        </text:list-item>
        <text:list-item>
          <text:p text:style-name="P224"><text:span text:style-name="T2">Power Source:</text:span> Tension Trigger (space 1, power supply 1, reset Drop 1)</text:p>
        </text:list-item>
        <text:list-item>
          <text:p text:style-name="P224"><text:span text:style-name="T2">Components:</text:span> Projectile Weapon (space 1, power 1, range 2 areas, damage D6, reload Drop 1)</text:p>
        </text:list-item>
        <text:list-item>
          <text:p text:style-name="P224"><text:span text:style-name="T2">Construction Cost:</text:span></text:p>
        </text:list-item>
        <text:list-item>
          <text:p text:style-name="P224"><text:span text:style-name="T2">List Cost:</text:span></text:p>
        </text:list-item>
        <text:list-item>
          <text:p text:style-name="P224"><text:span text:style-name="T2">Complexity:</text:span> 2</text:p>
        </text:list-item>
      </text:list>
      <text:h text:style-name="Heading_20_6" text:outline-level="6"><text:bookmark-start text:name="clockwork-musket"/>Clockwork Musket<text:bookmark-end text:name="clockwork-musket"/></text:h>
      <text:list text:style-name="L119">
        <text:list-item>
          <text:p text:style-name="P225"><text:span text:style-name="T2">Casing Size:</text:span> Handheld (space 2)</text:p>
        </text:list-item>
        <text:list-item>
          <text:p text:style-name="P225"><text:span text:style-name="T2">Power Source:</text:span> Tension Trigger (space 1, power supply 1, reset Drop 1)</text:p>
        </text:list-item>
        <text:list-item>
          <text:p text:style-name="P225"><text:span text:style-name="T2">Components:</text:span> Projectile (space 1, power 1, range 2 areas, damage D6, reload Drop 1)</text:p>
        </text:list-item>
        <text:list-item>
          <text:p text:style-name="P225"><text:span text:style-name="T2">Construction Cost:</text:span> D8 (2 or 4)</text:p>
        </text:list-item>
        <text:list-item>
          <text:p text:style-name="P225"><text:span text:style-name="T2">List Cost:</text:span></text:p>
        </text:list-item>
        <text:list-item>
          <text:p text:style-name="P225"><text:span text:style-name="T2">Complexity:</text:span> 2</text:p>
        </text:list-item>
      </text:list>
      <text:h text:style-name="Heading_20_6" text:outline-level="6"><text:bookmark-start text:name="gearsword"/>Gearsword<text:bookmark-end text:name="gearsword"/></text:h>
      <text:list text:style-name="L120">
        <text:list-item>
          <text:p text:style-name="P226"><text:span text:style-name="T2">Casing Size:</text:span> Handheld (space 2)</text:p>
        </text:list-item>
        <text:list-item>
          <text:p text:style-name="P226"><text:span text:style-name="T2">Power Source:</text:span> Mainspring (space 1, power supply 1, wind 1 turn, duration</text:p>
          <text:list text:style-name="L121">
            <text:list-item>
              <text:p text:style-name="P227">uses)</text:p>
            </text:list-item>
          </text:list>
        </text:list-item>
        <text:list-item>
          <text:p text:style-name="P226"><text:span text:style-name="T2">Components:</text:span> Hand-to-Hand Weapon (space 2, power 0, weapon die D8), Powered Melee Attack (space 1, power 1, bonus weapon die D6), Miniaturization (space +2)</text:p>
        </text:list-item>
        <text:list-item>
          <text:p text:style-name="P226"><text:span text:style-name="T2">Construction Cost:</text:span> D10 (3)</text:p>
        </text:list-item>
        <text:list-item>
          <text:p text:style-name="P226"><text:span text:style-name="T2">List Cost:</text:span></text:p>
        </text:list-item>
        <text:list-item>
          <text:p text:style-name="P226"><text:span text:style-name="T2">Complexity:</text:span></text:p>
        </text:list-item>
      </text:list>
      <text:h text:style-name="Heading_20_6" text:outline-level="6"><text:bookmark-start text:name="great-gearsword"/>Great Gearsword<text:bookmark-end text:name="great-gearsword"/></text:h>
      <text:list text:style-name="L122">
        <text:list-item>
          <text:p text:style-name="P228"><text:span text:style-name="T2">Casing Size:</text:span> Portable (space 2)</text:p>
        </text:list-item>
        <text:list-item>
          <text:p text:style-name="P228"><text:span text:style-name="T2">Power Source:</text:span> Mainspring (space 2, power supply 2, wind 1 turn, duration + uses)</text:p>
        </text:list-item>
        <text:list-item>
          <text:p text:style-name="P228"><text:span text:style-name="T2">Components:</text:span> Melee Attack (space 4, power 0, weapon die D10), Powered Melee Attack (space 2, power 2, bonus weapon die D10), Miniaturization (space +4)</text:p>
        </text:list-item>
        <text:list-item>
          <text:p text:style-name="P228"><text:span text:style-name="T2">Construction Cost:</text:span> (7)</text:p>
        </text:list-item>
        <text:list-item>
          <text:p text:style-name="P228"><text:span text:style-name="T2">List Cost:</text:span></text:p>
        </text:list-item>
        <text:list-item>
          <text:p text:style-name="P228"><text:span text:style-name="T2">Complexity:</text:span></text:p>
        </text:list-item>
      </text:list>
      <text:h text:style-name="Heading_20_6" text:outline-level="6"><text:bookmark-start text:name="pocketwatch"/>Pocketwatch<text:bookmark-end text:name="pocketwatch"/></text:h>
      <text:list text:style-name="L123">
        <text:list-item>
          <text:p text:style-name="P229"><text:span text:style-name="T2">Casing Size:</text:span> Pocket (space 1)</text:p>
        </text:list-item>
        <text:list-item>
          <text:p text:style-name="P229"><text:span text:style-name="T2">Power Source:</text:span> Mainspring (space 1, power supply 1, wind 10 minutes, duration 24 hours)</text:p>
        </text:list-item>
        <text:list-item>
          <text:p text:style-name="P229"><text:span text:style-name="T2">Components:</text:span> Calculation (space 0, power 1, timekeeping)</text:p>
        </text:list-item>
        <text:list-item>
          <text:p text:style-name="P229"><text:span text:style-name="T2">Construction Cost:</text:span> D8 (2)</text:p>
        </text:list-item>
        <text:list-item>
          <text:p text:style-name="P229"><text:span text:style-name="T2">List Cost:</text:span></text:p>
        </text:list-item>
        <text:list-item>
          <text:p text:style-name="P229"><text:span text:style-name="T2">Complexity:</text:span> 2</text:p>
        </text:list-item>
      </text:list>
      <text:h text:style-name="Heading_20_6" text:outline-level="6"><text:bookmark-start text:name="wing-glider"/>Wing-Glider<text:bookmark-end text:name="wing-glider"/></text:h>
      <text:list text:style-name="L124">
        <text:list-item>
          <text:p text:style-name="P230"><text:span text:style-name="T2">Casing Size:</text:span> Portable (space 4)</text:p>
        </text:list-item>
        <text:list-item>
          <text:p text:style-name="P230"><text:span text:style-name="T2">Power Source:</text:span> Gear Train (space 1, power 2, usage Drop 1, duration 1 Action)</text:p>
        </text:list-item>
        <text:list-item>
          <text:p text:style-name="P230"><text:span text:style-name="T2">Components:</text:span> Carry (space 2, power 1, person), Movement (space 3, power 1, speed run, gliding)</text:p>
        </text:list-item>
        <text:list-item>
          <text:p text:style-name="P230"><text:span text:style-name="T2">Construction Cost:</text:span> D12 (4)</text:p>
        </text:list-item>
        <text:list-item>
          <text:p text:style-name="P230"><text:span text:style-name="T2">List Cost:</text:span></text:p>
        </text:list-item>
        <text:list-item>
          <text:p text:style-name="P230"><text:span text:style-name="T2">Complexity:</text:span> 3</text:p>
        </text:list-item>
      </text:list>
      <text:h text:style-name="Heading_20_6" text:outline-level="6"><text:bookmark-start text:name="wrist-holster"/>Wrist Holster<text:bookmark-end text:name="wrist-holster"/></text:h>
      <text:list text:style-name="L125">
        <text:list-item>
          <text:p text:style-name="P231"><text:span text:style-name="T2">Casing Size:</text:span> Pocket (space 1)</text:p>
        </text:list-item>
        <text:list-item>
          <text:p text:style-name="P231"><text:span text:style-name="T2">Power Source:</text:span> Tension Trigger (space 0, power supply 1, reset Drop 2, duration 1 use)</text:p>
        </text:list-item>
        <text:list-item>
          <text:p text:style-name="P231"><text:span text:style-name="T2">Components:</text:span> Efficiency (space 1, power 1, reduce Drop by 1)</text:p>
        </text:list-item>
        <text:list-item>
          <text:p text:style-name="P231"><text:span text:style-name="T2">Construction Cost:</text:span> D6 (1)</text:p>
        </text:list-item>
        <text:list-item>
          <text:p text:style-name="P231"><text:span text:style-name="T2">List Cost:</text:span></text:p>
        </text:list-item>
        <text:list-item>
          <text:p text:style-name="P231"><text:span text:style-name="T2">Complexity:</text:span> 2</text:p>
        </text:list-item>
      </text:list>
      <text:h text:style-name="Heading_20_6" text:outline-level="6"><text:bookmark-start text:name="airship"/>Airship<text:bookmark-end text:name="airship"/></text:h>
      <text:list text:style-name="L126">
        <text:list-item>
          <text:p text:style-name="P232"><text:span text:style-name="T2">Casing Size:</text:span> Building (space 64)</text:p>
        </text:list-item>
        <text:list-item>
          <text:p text:style-name="P232"><text:span text:style-name="T2">Power Sources:</text:span> Mainspring (space 8, power supply 6, wind 10 minutes, duration 24 hours), Phlogistone Furnace (space 8, power supply 10, movement and carry only), Gear Train x4 (space 1, power 5, Drop 4)</text:p>
        </text:list-item>
        <text:list-item>
          <text:p text:style-name="P232"><text:span text:style-name="T2">Components:</text:span> Movement (space 16, power 7, cruise, fly), Carry (space 16, power 8, building), Armor (space 8, power 0, Armor Die D12), Calculation (space 2, power 1, navigation)</text:p>
        </text:list-item>
        <text:list-item>
          <text:p text:style-name="P232"><text:span text:style-name="T2">Construction Cost:</text:span></text:p>
        </text:list-item>
        <text:list-item>
          <text:p text:style-name="P232"><text:span text:style-name="T2">List Cost:</text:span> 4d12</text:p>
        </text:list-item>
        <text:list-item>
          <text:p text:style-name="P232"><text:span text:style-name="T2">Complexity:</text:span> 10</text:p>
        </text:list-item>
        <text:list-item>
          <text:p text:style-name="P232"><text:span text:style-name="T2">Design Note:</text:span> This airship definitely needs to be recalculated.</text:p>
        </text:list-item>
      </text:list>
      <text:h text:style-name="Heading_20_4" text:outline-level="4"><text:bookmark-start text:name="clockwork-devices"/>Clockwork Devices<text:bookmark-end text:name="clockwork-devices"/></text:h>
      <text:p text:style-name="First_20_paragraph">Each device consists of the following:</text:p>
      <text:list text:style-name="L127">
        <text:list-item>
          <text:p text:style-name="P233">1 Casing</text:p>
        </text:list-item>
        <text:list-item>
          <text:p text:style-name="P233">1 or more Power Sources</text:p>
        </text:list-item>
        <text:list-item>
          <text:p text:style-name="P233">1 or more Components</text:p>
        </text:list-item>
      </text:list>
      <text:p text:style-name="First_20_paragraph"><text:span text:style-name="T2">Gear Space:</text:span> Each casing has a certain amount of gear space available, depending upon its size. The power source and the components use up that space once installed. A miniaturization component can be installed in a casing to increase its effective gear space.</text:p>
      <text:p text:style-name="Text_20_body"><text:span text:style-name="T2">Power:</text:span> Each power source delivers a set amount of power, dependent on the type of power source and the method of producing that power. Each component consumes a specified amount of power, and the power source’s output must be enough to cover the power used by the components. Power is measured in power units.</text:p>
      <text:p text:style-name="Text_20_body"><text:span text:style-name="T2">Complexity:</text:span> The complexity of a device is equal to the number of power sources plus the number of components.</text:p>
      <text:h text:style-name="Heading_20_4" text:outline-level="4"><text:bookmark-start text:name="constructing-a-device"/>Constructing a Device<text:bookmark-end text:name="constructing-a-device"/></text:h>
      <text:p text:style-name="First_20_paragraph"><text:span text:style-name="T2">Note: These rules are obsolute and this section needs to be rewritten to reflect the current crafting rules.</text:span></text:p>
      <text:p text:style-name="Text_20_body">There are five steps to creating a device:</text:p>
      <text:list text:style-name="L128">
        <text:list-item>
          <text:p text:style-name="P234">Plan the Device</text:p>
        </text:list-item>
        <text:list-item>
          <text:p text:style-name="P234">Purchase the Supplies</text:p>
        </text:list-item>
        <text:list-item>
          <text:p text:style-name="P234">Build the Parts</text:p>
        </text:list-item>
        <text:list-item>
          <text:p text:style-name="P234">Install the Parts</text:p>
        </text:list-item>
        <text:list-item>
          <text:p text:style-name="P234">Complete the Device</text:p>
        </text:list-item>
      </text:list>
      <text:h text:style-name="Heading_20_5" text:outline-level="5"><text:bookmark-start text:name="plan-the-device"/>Plan the Device<text:bookmark-end text:name="plan-the-device"/></text:h>
      <text:p text:style-name="First_20_paragraph">Before you start, you should plan out what you want your device to do. Decide how large the device will be – the size of its casing. Determine what capabilities it will have by the components you choose to install, and make sure that you have a strong enough power source to provide power to those components.</text:p>
      <text:p text:style-name="Text_20_body">Once you have the device planned out, you can spend four hours to make a Science (Calculus) roll to draft a set of plans for building the device. This is optional, but is highly recommended as it gives you an additional die to roll when installing parts in your device and completing it.</text:p>
      <text:p text:style-name="Text_20_body">The difficulty of the Science (Calculus) roll to draw plans is determined by the complexity of the device you are designing, as shown on the table below.</text:p>
      <table:table table:name="Table186" table:style-name="Table186">
        <table:table-column table:style-name="Table186.A"/>
        <table:table-column table:style-name="Table186.B"/>
        <table:table-header-rows>
          <table:table-row>
            <table:table-cell table:style-name="TableHeaderRowCell" office:value-type="string">
              <text:p text:style-name="P235">Device Complexity</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P236">2</text:p>
          </table:table-cell>
          <table:table-cell table:style-name="TableRowCell" office:value-type="string">
            <text:p text:style-name="Table_20_Contents">Easy (3D6)</text:p>
          </table:table-cell>
        </table:table-row>
        <table:table-row>
          <table:table-cell table:style-name="TableRowCell" office:value-type="string">
            <text:p text:style-name="P236">3 – 4</text:p>
          </table:table-cell>
          <table:table-cell table:style-name="TableRowCell" office:value-type="string">
            <text:p text:style-name="Table_20_Contents">Moderate (3D8)</text:p>
          </table:table-cell>
        </table:table-row>
        <table:table-row>
          <table:table-cell table:style-name="TableRowCell" office:value-type="string">
            <text:p text:style-name="P236">5 – 8</text:p>
          </table:table-cell>
          <table:table-cell table:style-name="TableRowCell" office:value-type="string">
            <text:p text:style-name="Table_20_Contents">Hard (3D10)</text:p>
          </table:table-cell>
        </table:table-row>
        <table:table-row>
          <table:table-cell table:style-name="TableRowCell" office:value-type="string">
            <text:p text:style-name="P236">9+</text:p>
          </table:table-cell>
          <table:table-cell table:style-name="TableRowCell" office:value-type="string">
            <text:p text:style-name="Table_20_Contents">Very Difficult (3D12)</text:p>
          </table:table-cell>
        </table:table-row>
      </table:table>
      <text:p text:style-name="Table">Table <text:sequence text:ref-name="refTable111" text:name="Table" text:formula="ooow:Table+1" style:num-format="1">112</text:sequence>: Device Complexity</text:p>
      <text:p text:style-name="First_20_paragraph">If you earn at least two success points on the Science (Calculus) roll, you have successfully drawn plans that will give you (or anyone else who follows them) a D6 bonus on rolls to install and complete the device. For each additional two success points you spend, you can increase the size of that die up to a maximum limited by your ranks in Science (Calculus), as shown below.</text:p>
      <table:table table:name="Table187" table:style-name="Table187">
        <table:table-column table:style-name="Table187.A"/>
        <table:table-column table:style-name="Table187.B"/>
        <table:table-header-rows>
          <table:table-row>
            <table:table-cell table:style-name="TableHeaderRowCell" office:value-type="string">
              <text:p text:style-name="P237">Calculus Ranks</text:p>
            </table:table-cell>
            <table:table-cell table:style-name="TableHeaderRowCell" office:value-type="string">
              <text:p text:style-name="P238">Maximum Die</text:p>
            </table:table-cell>
          </table:table-row>
        </table:table-header-rows>
        <table:table-row>
          <table:table-cell table:style-name="TableRowCell" office:value-type="string">
            <text:p text:style-name="P239">+1</text:p>
          </table:table-cell>
          <table:table-cell table:style-name="TableRowCell" office:value-type="string">
            <text:p text:style-name="P240">D6</text:p>
          </table:table-cell>
        </table:table-row>
        <table:table-row>
          <table:table-cell table:style-name="TableRowCell" office:value-type="string">
            <text:p text:style-name="P239">+2</text:p>
          </table:table-cell>
          <table:table-cell table:style-name="TableRowCell" office:value-type="string">
            <text:p text:style-name="P240">D8</text:p>
          </table:table-cell>
        </table:table-row>
        <table:table-row>
          <table:table-cell table:style-name="TableRowCell" office:value-type="string">
            <text:p text:style-name="P239">+3</text:p>
          </table:table-cell>
          <table:table-cell table:style-name="TableRowCell" office:value-type="string">
            <text:p text:style-name="P240">D10</text:p>
          </table:table-cell>
        </table:table-row>
        <table:table-row>
          <table:table-cell table:style-name="TableRowCell" office:value-type="string">
            <text:p text:style-name="P239">+4</text:p>
          </table:table-cell>
          <table:table-cell table:style-name="TableRowCell" office:value-type="string">
            <text:p text:style-name="P240">D12</text:p>
          </table:table-cell>
        </table:table-row>
        <table:table-row>
          <table:table-cell table:style-name="TableRowCell" office:value-type="string">
            <text:p text:style-name="P239">+5</text:p>
          </table:table-cell>
          <table:table-cell table:style-name="TableRowCell" office:value-type="string">
            <text:p text:style-name="P240">D12</text:p>
          </table:table-cell>
        </table:table-row>
      </table:table>
      <text:p text:style-name="Table">Table <text:sequence text:ref-name="refTable112" text:name="Table" text:formula="ooow:Table+1" style:num-format="1">113</text:sequence>: Maximum Die</text:p>
      <text:p text:style-name="First_20_paragraph"><text:span text:style-name="T2">Prototype:</text:span> If you have an existing prototype for the device, either created by yourself or by someone else, you gain a bonus D6 die on the roll to draw plans. The prototype does not need to be currently functional for you to gain this bonus.</text:p>
      <text:h text:style-name="Heading_20_5" text:outline-level="5"><text:bookmark-start text:name="purchase-the-supplies"/>Purchase the Supplies<text:bookmark-end text:name="purchase-the-supplies"/></text:h>
      <text:p text:style-name="First_20_paragraph">There are three ways to acquire the parts needed for constructing a device: build them yourself, buy them from another clockworker, or salvage the parts from another device.</text:p>
      <text:p text:style-name="Text_20_body">If you are going to build your own parts, you will need to buy gear supplies. Make a Wealth roll against the cost and availability of gear supplies – D8 for the cost, and D6 availability unless you are in a large city (in which case the availability is D0). Each success point on the Wealth roll enables you to buy one unit of gear supplies since they are a bulk item.</text:p>
      <text:p text:style-name="Text_20_body">If you are going to buy certain parts, you will also make a Wealth roll based on the cost of the part (casing, power source, or component) that you wish to purchase. The cost for each is listed in the descriptions of each part later in this chapter. A casing has an availability of D0, while power sources and components have an availability equal to the highest die of their costs.</text:p>
      <text:p text:style-name="Text_20_body">For details on salvaging parts and supplies, see the later section on Salvage.</text:p>
      <text:h text:style-name="Heading_20_5" text:outline-level="5"><text:bookmark-start text:name="build-the-parts"/>Build the Parts<text:bookmark-end text:name="build-the-parts"/></text:h>
      <text:p text:style-name="First_20_paragraph">You can save money by building your own casing, although this does consume more time. A roll is not necessary, although you must have competency in the Science (Clockworks) specialty to construct a usable casing. See the later section on Constructing a Power Source for more information.</text:p>
      <text:p text:style-name="Text_20_body">Building a power source or a component requires a number of gear supplies as shown on the table for that part, and at least four hours’ work. At the end of that time, make a Science (Clockworks) roll and for each success point, the clockworker can spend 1 Creation Point’s worth of gear supplies to create components or power sources. Multiple rolls may be required to create all the parts needed for a complex device.</text:p>
      <text:p text:style-name="Text_20_body"><text:span text:style-name="T2">Skill Limit:</text:span> The total number of gears that you can spend on a single part is limited to your number of specialty ranks in Science (Clockworks).</text:p>
      <text:p text:style-name="Text_20_body"><text:span text:style-name="T2">Standard Opposition:</text:span> The difficulty for this roll is Easy (3D6) if you are in a workshop, or Hard (3D10) if you are not.</text:p>
      <text:p text:style-name="Text_20_body"><text:span text:style-name="T2">Tools:</text:span>If you have clockworker’s tools, you gain an item die (usually D6) on this roll. If you are in a workshop, you gain a D8 item bonus instead.</text:p>
      <text:p text:style-name="Text_20_body"><text:span text:style-name="T2">Plans:</text:span> The plans for the overall device do not apply on this roll.</text:p>
      <text:p text:style-name="Text_20_body"><text:span text:style-name="T2">Prototype:</text:span> You gain no bonus for having a prototype of the device when making this roll.</text:p>
      <text:h text:style-name="Heading_20_5" text:outline-level="5"><text:bookmark-start text:name="install-the-parts"/>Install the Parts<text:bookmark-end text:name="install-the-parts"/></text:h>
      <text:p text:style-name="First_20_paragraph">Installing a power source or component in a casing requires a Science (Clockworks) roll (or series of rolls). The difficulty is Easy (3D6) if you are in a workshop, or Hard (3D10) if you are not. Each roll takes four hours, and each success point installs one power source or component.</text:p>
      <text:p text:style-name="Text_20_body"><text:span text:style-name="T2">Tools:</text:span> If you have clockworker’s tools, you gain an item die (usually D6) on this roll. If you are in a workshop, you gain a D8 item bonus instead.</text:p>
      <text:p text:style-name="Text_20_body"><text:span text:style-name="T2">Plans:</text:span> If you have plans for the device, you gain a bonus die based on the quality of the plans when making this roll.</text:p>
      <text:p text:style-name="Text_20_body"><text:span text:style-name="T2">Prototype:</text:span> If you have a prototype of the device, you gain a bonus D6 die on this roll. The prototype does not need to be currently functional for you to gain this bonus.</text:p>
      <text:h text:style-name="Heading_20_5" text:outline-level="5"><text:bookmark-start text:name="complete-the-device"/>Complete the Device<text:bookmark-end text:name="complete-the-device"/></text:h>
      <text:p text:style-name="First_20_paragraph">Once all the components have been successfully installed, the device needs to be completed. This requires no roll, but does require one hour of work per point of complexity of the device.</text:p>
      <text:h text:style-name="Heading_20_4" text:outline-level="4"><text:bookmark-start text:name="casings"/>Casings<text:bookmark-end text:name="casings"/></text:h>
      <text:p text:style-name="First_20_paragraph">Casings are measured by their physical size, which determines the amount of gear space within the casing.</text:p>
      <text:p text:style-name="Text_20_body"><text:span text:style-name="T2">Purchasing a Casing:</text:span> Casings are either purchased at the cost shown below or constructed by the clockworker for no cost. The availability of a casing is always D0. Gear supplies cannot be spent on casing costs.</text:p>
      <text:p text:style-name="Text_20_body"><text:span text:style-name="T2">Creating a Casing:</text:span> It takes one hour per point of Gear Space to create a casing. No skill roll is required, but the clockworker must have at least one rank in the Clockworks specialty.</text:p>
      <text:p text:style-name="Text_20_body"><text:span text:style-name="T2">Casing Notation:</text:span> A casing is described by listing the size of the casing followed by the gear space of that casing in parentheses. Examples: pocket (space 1), person (space 8), building (space 64).</text:p>
      <table:table table:name="Table188" table:style-name="Table188">
        <table:table-column table:style-name="Table188.A"/>
        <table:table-column table:style-name="Table188.B"/>
        <table:table-column table:style-name="Table188.C"/>
        <table:table-header-rows>
          <table:table-row>
            <table:table-cell table:style-name="TableHeaderRowCell" office:value-type="string">
              <text:p text:style-name="Table_20_Heading">Casing Size</text:p>
            </table:table-cell>
            <table:table-cell table:style-name="TableHeaderRowCell" office:value-type="string">
              <text:p text:style-name="P241">Cost</text:p>
            </table:table-cell>
            <table:table-cell table:style-name="TableHeaderRowCell" office:value-type="string">
              <text:p text:style-name="P242">Gear Space</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P243">D0</text:p>
          </table:table-cell>
          <table:table-cell table:style-name="TableRowCell" office:value-type="string">
            <text:p text:style-name="P244">1</text:p>
          </table:table-cell>
        </table:table-row>
        <table:table-row>
          <table:table-cell table:style-name="TableRowCell" office:value-type="string">
            <text:p text:style-name="Table_20_Contents">Handheld</text:p>
          </table:table-cell>
          <table:table-cell table:style-name="TableRowCell" office:value-type="string">
            <text:p text:style-name="P243">D0</text:p>
          </table:table-cell>
          <table:table-cell table:style-name="TableRowCell" office:value-type="string">
            <text:p text:style-name="P244">2</text:p>
          </table:table-cell>
        </table:table-row>
        <table:table-row>
          <table:table-cell table:style-name="TableRowCell" office:value-type="string">
            <text:p text:style-name="Table_20_Contents">Portable</text:p>
          </table:table-cell>
          <table:table-cell table:style-name="TableRowCell" office:value-type="string">
            <text:p text:style-name="P243">D6</text:p>
          </table:table-cell>
          <table:table-cell table:style-name="TableRowCell" office:value-type="string">
            <text:p text:style-name="P244">4</text:p>
          </table:table-cell>
        </table:table-row>
        <table:table-row>
          <table:table-cell table:style-name="TableRowCell" office:value-type="string">
            <text:p text:style-name="Table_20_Contents">Person</text:p>
          </table:table-cell>
          <table:table-cell table:style-name="TableRowCell" office:value-type="string">
            <text:p text:style-name="P243">D6</text:p>
          </table:table-cell>
          <table:table-cell table:style-name="TableRowCell" office:value-type="string">
            <text:p text:style-name="P244">8</text:p>
          </table:table-cell>
        </table:table-row>
        <table:table-row>
          <table:table-cell table:style-name="TableRowCell" office:value-type="string">
            <text:p text:style-name="Table_20_Contents">Carriage</text:p>
          </table:table-cell>
          <table:table-cell table:style-name="TableRowCell" office:value-type="string">
            <text:p text:style-name="P243">D8</text:p>
          </table:table-cell>
          <table:table-cell table:style-name="TableRowCell" office:value-type="string">
            <text:p text:style-name="P244">16</text:p>
          </table:table-cell>
        </table:table-row>
        <table:table-row>
          <table:table-cell table:style-name="TableRowCell" office:value-type="string">
            <text:p text:style-name="Table_20_Contents">Room</text:p>
          </table:table-cell>
          <table:table-cell table:style-name="TableRowCell" office:value-type="string">
            <text:p text:style-name="P243">D10</text:p>
          </table:table-cell>
          <table:table-cell table:style-name="TableRowCell" office:value-type="string">
            <text:p text:style-name="P244">32</text:p>
          </table:table-cell>
        </table:table-row>
        <table:table-row>
          <table:table-cell table:style-name="TableRowCell" office:value-type="string">
            <text:p text:style-name="Table_20_Contents">Building</text:p>
          </table:table-cell>
          <table:table-cell table:style-name="TableRowCell" office:value-type="string">
            <text:p text:style-name="P243">D12</text:p>
          </table:table-cell>
          <table:table-cell table:style-name="TableRowCell" office:value-type="string">
            <text:p text:style-name="P244">64</text:p>
          </table:table-cell>
        </table:table-row>
      </table:table>
      <text:p text:style-name="Table">Table <text:sequence text:ref-name="refTable113" text:name="Table" text:formula="ooow:Table+1" style:num-format="1">114</text:sequence>: Casings</text:p>
      <text:h text:style-name="Heading_20_6" text:outline-level="6"><text:bookmark-start text:name="pocket-size"/>Pocket Size<text:bookmark-end text:name="pocket-size"/></text:h>
      <text:p text:style-name="First_20_paragraph">A pocket-sized device is easily concealed, requires only one hand to operate, and can be carried within a pocket or beneath clothing. Examples include pocketwatches and wrist holsters.</text:p>
      <text:h text:style-name="Heading_20_6" text:outline-level="6"><text:bookmark-start text:name="handheld-size"/>Handheld Size<text:bookmark-end text:name="handheld-size"/></text:h>
      <text:p text:style-name="First_20_paragraph">A handheld device requires usually requires one hand to operate and can be carried on a belt, in a holster, or in a scabbard. Examples include clockwork pistols and gearswords.</text:p>
      <text:h text:style-name="Heading_20_6" text:outline-level="6"><text:bookmark-start text:name="portable-size"/>Portable Size<text:bookmark-end text:name="portable-size"/></text:h>
      <text:p text:style-name="First_20_paragraph">A portable device is one which requires two hands to carry and operate, or perhaps can be carried as a backpack. Most don’t need to be self-mobile. Examples include clockwork muskets and wing-gliders.</text:p>
      <text:h text:style-name="Heading_20_6" text:outline-level="6"><text:bookmark-start text:name="person-size"/>Person Size<text:bookmark-end text:name="person-size"/></text:h>
      <text:p text:style-name="First_20_paragraph">An object roughly the size of a person – such as a statue – can’t be easily carried by a single person without requiring her full attention. Most are therefore either stationary devices or self-mobile. Examples include humanoid automata and velocipedes.</text:p>
      <text:h text:style-name="Heading_20_6" text:outline-level="6"><text:bookmark-start text:name="carriage-size"/>Carriage Size<text:bookmark-end text:name="carriage-size"/></text:h>
      <text:p text:style-name="First_20_paragraph">Larger than a human but smaller than a room, carriage-sized devices are on the scale of large pieces of furniture. Unless self-mobile, they require several people in order to transport. Examples include clockwork carriages and some industrial machines.</text:p>
      <text:h text:style-name="Heading_20_6" text:outline-level="6"><text:bookmark-start text:name="room-size"/>Room Size<text:bookmark-end text:name="room-size"/></text:h>
      <text:p text:style-name="First_20_paragraph">Room-sized devices take up the entire space of a sizable room, and are therefore rarely portable unless self-mobile. Examples include some analytical engines and most watermills.</text:p>
      <text:h text:style-name="Heading_20_6" text:outline-level="6"><text:bookmark-start text:name="building-size"/>Building Size<text:bookmark-end text:name="building-size"/></text:h>
      <text:p text:style-name="First_20_paragraph">Devices the size of a building are usually as large as a two or three story building with a half-dozen rooms. Examples include airships and clock towers.</text:p>
      <text:h text:style-name="Heading_20_4" text:outline-level="4"><text:bookmark-start text:name="power-sources"/>Power Sources<text:bookmark-end text:name="power-sources"/></text:h>
      <text:p text:style-name="First_20_paragraph">Power sources are rated by how much space they take up inside a casing, by how much power they can provide, and by how that power is activated to enable components.</text:p>
      <text:p text:style-name="Text_20_body"><text:span text:style-name="T2">Purchasing a Power Source:</text:span> A power source can be purchased, pre-assembled, for the cost shown on the table for that power source. The availability is equal to the highest cost die of the power source.</text:p>
      <text:p text:style-name="Text_20_body"><text:span text:style-name="T2">Constructing a Power Source:</text:span> Unless otherwise specified, a power source can be constructed by a clockworker. This requires a number of gear supplies as shown on the table for that power source, and at least four hours’ work. At the end of that time, make a Science (Clockworks) roll and for each success point, the clockworker can spend 1 Creation Point’s worth of gear supplies.</text:p>
      <text:p text:style-name="Text_20_body"><text:span text:style-name="T2">Skill Limit:</text:span> The total number of gears that a clockworker can spend on a single power source is limited to her number of specialty ranks in Science (Clockworks). For example, a clockworker with Science (Clockworks) +3 can only spend 3 gears on creating a mainspring power source.</text:p>
      <text:p text:style-name="Text_20_body"><text:span text:style-name="T1">Note:</text:span> There are a few power sources that cannot be constructed using the Clockworks specialty. This will be noted in the description of the power source along with information about the required skill for construction. The roll is otherwise treated like the Clockworks specialty roll.</text:p>
      <text:p text:style-name="Text_20_body"><text:span text:style-name="T2">Power Source Notation:</text:span> A power source is described by listing the name of the power source followed by the space, power supply, other qualities of the power source, and the duration. Examples: gear train (space 1, power supply 2, Drop 1, one action); mainspring (space 4, power supply 4, wind 1 minute, duration 10 minutes); tension trigger (space 1, power supply 2, reset Drop 2, one use).</text:p>
      <text:h text:style-name="Heading_20_6" text:outline-level="6"><text:bookmark-start text:name="alchemical-capacitor"/>Alchemical Capacitor<text:bookmark-end text:name="alchemical-capacitor"/></text:h>
      <text:p text:style-name="First_20_paragraph">An alchemical capacitor is a simple jar device that is used to generate, capture, and store electrical energy through alchemical means. A crude electromechanical interface allows the energy of the capacitor to be released and used over an extended period of time.</text:p>
      <text:p text:style-name="Text_20_body">Each alchemical capacitor functions for 24 hours before needing to be replaced and reinstalled in a device. The power supply’s duration is the same if it is used once during that time period or used repeatedly.</text:p>
      <text:p text:style-name="Text_20_body"><text:span text:style-name="T2">Creating an Alchemical Capacitor:</text:span> The Magicks (Brew) specialty is required to create an alchemical capacitor, and it requires the use of alchemical supplies to do so. The maximum number of alchemical supplies that can be spent to create an alchemical capacitor is equal to the brewer’s ranks in Magicks (Brew).</text:p>
      <table:table table:name="Table189" table:style-name="Table189">
        <table:table-column table:style-name="Table189.A"/>
        <table:table-column table:style-name="Table189.B"/>
        <table:table-column table:style-name="Table189.C"/>
        <table:table-column table:style-name="Table189.D"/>
        <table:table-column table:style-name="Table189.E"/>
        <table:table-header-rows>
          <table:table-row>
            <table:table-cell table:style-name="TableHeaderRowCell" office:value-type="string">
              <text:p text:style-name="P245">Space</text:p>
            </table:table-cell>
            <table:table-cell table:style-name="TableHeaderRowCell" office:value-type="string">
              <text:p text:style-name="Table_20_Heading">Cost</text:p>
            </table:table-cell>
            <table:table-cell table:style-name="TableHeaderRowCell" office:value-type="string">
              <text:p text:style-name="P246">Supplies</text:p>
            </table:table-cell>
            <table:table-cell table:style-name="TableHeaderRowCell" office:value-type="string">
              <text:p text:style-name="P247">Power Supplied</text:p>
            </table:table-cell>
            <table:table-cell table:style-name="TableHeaderRowCell" office:value-type="string">
              <text:p text:style-name="P248">Duration</text:p>
            </table:table-cell>
          </table:table-row>
        </table:table-header-rows>
        <table:table-row>
          <table:table-cell table:style-name="TableRowCell" office:value-type="string">
            <text:p text:style-name="P249">2</text:p>
          </table:table-cell>
          <table:table-cell table:style-name="TableRowCell" office:value-type="string">
            <text:p text:style-name="Table_20_Contents">D6</text:p>
          </table:table-cell>
          <table:table-cell table:style-name="TableRowCell" office:value-type="string">
            <text:p text:style-name="P250">1 alchemical supplies</text:p>
          </table:table-cell>
          <table:table-cell table:style-name="TableRowCell" office:value-type="string">
            <text:p text:style-name="P251">1</text:p>
          </table:table-cell>
          <table:table-cell table:style-name="TableRowCell" office:value-type="string">
            <text:p text:style-name="P252">24 Hours</text:p>
          </table:table-cell>
        </table:table-row>
        <table:table-row>
          <table:table-cell table:style-name="TableRowCell" office:value-type="string">
            <text:p text:style-name="P249">4</text:p>
          </table:table-cell>
          <table:table-cell table:style-name="TableRowCell" office:value-type="string">
            <text:p text:style-name="Table_20_Contents">D8</text:p>
          </table:table-cell>
          <table:table-cell table:style-name="TableRowCell" office:value-type="string">
            <text:p text:style-name="P250">2 alchemical supplies</text:p>
          </table:table-cell>
          <table:table-cell table:style-name="TableRowCell" office:value-type="string">
            <text:p text:style-name="P251">2</text:p>
          </table:table-cell>
          <table:table-cell table:style-name="TableRowCell" office:value-type="string">
            <text:p text:style-name="P252">24 Hours</text:p>
          </table:table-cell>
        </table:table-row>
        <table:table-row>
          <table:table-cell table:style-name="TableRowCell" office:value-type="string">
            <text:p text:style-name="P249">8</text:p>
          </table:table-cell>
          <table:table-cell table:style-name="TableRowCell" office:value-type="string">
            <text:p text:style-name="Table_20_Contents">D10</text:p>
          </table:table-cell>
          <table:table-cell table:style-name="TableRowCell" office:value-type="string">
            <text:p text:style-name="P250">3 alchemical supplies</text:p>
          </table:table-cell>
          <table:table-cell table:style-name="TableRowCell" office:value-type="string">
            <text:p text:style-name="P251">3</text:p>
          </table:table-cell>
          <table:table-cell table:style-name="TableRowCell" office:value-type="string">
            <text:p text:style-name="P252">24 Hours</text:p>
          </table:table-cell>
        </table:table-row>
        <table:table-row>
          <table:table-cell table:style-name="TableRowCell" office:value-type="string">
            <text:p text:style-name="P249">16</text:p>
          </table:table-cell>
          <table:table-cell table:style-name="TableRowCell" office:value-type="string">
            <text:p text:style-name="Table_20_Contents">D12</text:p>
          </table:table-cell>
          <table:table-cell table:style-name="TableRowCell" office:value-type="string">
            <text:p text:style-name="P250">4 alchemical supplies</text:p>
          </table:table-cell>
          <table:table-cell table:style-name="TableRowCell" office:value-type="string">
            <text:p text:style-name="P251">4</text:p>
          </table:table-cell>
          <table:table-cell table:style-name="TableRowCell" office:value-type="string">
            <text:p text:style-name="P252">24 Hours</text:p>
          </table:table-cell>
        </table:table-row>
      </table:table>
      <text:p text:style-name="Table">Table <text:sequence text:ref-name="refTable114" text:name="Table" text:formula="ooow:Table+1" style:num-format="1">115</text:sequence>: Alchemical Capacitor Power Source</text:p>
      <text:h text:style-name="Heading_20_6" text:outline-level="6"><text:bookmark-start text:name="gear-train"/>Gear Train<text:bookmark-end text:name="gear-train"/></text:h>
      <text:p text:style-name="First_20_paragraph">A gear train is used to transmit mechanical energy to a device as part of the same action that uses the device; this mechanical energy is supplied by the muscular activity of the device’s user. This activity is a combined action that imposes a Drop 4 to Drop 0 penalty on that action. The power thus supplied is only good for that specific action.</text:p>
      <text:p text:style-name="Text_20_body">For example, a velocipede might have a Drop1 penalty required to provide 3 units of power, which can then be used to power the carry and movement components of the velocipede. This imposes that Drop 1 penalty on actions undertaken by the rider of the velocipede during the turn in which it’s ridden.</text:p>
      <text:p text:style-name="Text_20_body"><text:span text:style-name="T2">Variable Gear Train:</text:span> The power units and the drop penalty of any given gear train are usually fixed, as shown on the table below. A gear train (space 0, power supply 2, Drop 2) will always supply 2 power units and require a Drop 2 penalty to operate. However, a gear train can be made variable by increasing the space by 1 and the cost by D6 (1 gear); this allows variable power supply based on the amount of Drop penalty taken to power it. For example, a variable gear train (space 0+1, power supply 1/2/3, Drop 1/2/4) supplies 1 power unit if a Drop 1 penalty is applied, 2 power units for a Drop 2 penalty, and 3 power units for a Drop 4 penalty.</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header-rows>
          <table:table-row>
            <table:table-cell table:style-name="TableHeaderRowCell" office:value-type="string">
              <text:p text:style-name="P253">Space</text:p>
            </table:table-cell>
            <table:table-cell table:style-name="TableHeaderRowCell" office:value-type="string">
              <text:p text:style-name="P254">Cost</text:p>
            </table:table-cell>
            <table:table-cell table:style-name="TableHeaderRowCell" office:value-type="string">
              <text:p text:style-name="P255">Supplies</text:p>
            </table:table-cell>
            <table:table-cell table:style-name="TableHeaderRowCell" office:value-type="string">
              <text:p text:style-name="P256">Power Supplied</text:p>
            </table:table-cell>
            <table:table-cell table:style-name="TableHeaderRowCell" office:value-type="string">
              <text:p text:style-name="P257">Drop</text:p>
            </table:table-cell>
            <table:table-cell table:style-name="TableHeaderRowCell" office:value-type="string">
              <text:p text:style-name="P258">Duration</text:p>
            </table:table-cell>
          </table:table-row>
        </table:table-header-rows>
        <table:table-row>
          <table:table-cell table:style-name="TableRowCell" office:value-type="string">
            <text:p text:style-name="P259">0</text:p>
          </table:table-cell>
          <table:table-cell table:style-name="TableRowCell" office:value-type="string">
            <text:p text:style-name="P260">D0</text:p>
          </table:table-cell>
          <table:table-cell table:style-name="TableRowCell" office:value-type="string">
            <text:p text:style-name="P261">0 gears</text:p>
          </table:table-cell>
          <table:table-cell table:style-name="TableRowCell" office:value-type="string">
            <text:p text:style-name="P262">1</text:p>
          </table:table-cell>
          <table:table-cell table:style-name="TableRowCell" office:value-type="string">
            <text:p text:style-name="P263">Drop 1</text:p>
          </table:table-cell>
          <table:table-cell table:style-name="TableRowCell" office:value-type="string">
            <text:p text:style-name="P264">One Action</text:p>
          </table:table-cell>
        </table:table-row>
        <table:table-row>
          <table:table-cell table:style-name="TableRowCell" office:value-type="string">
            <text:p text:style-name="P259">0</text:p>
          </table:table-cell>
          <table:table-cell table:style-name="TableRowCell" office:value-type="string">
            <text:p text:style-name="P260">D0</text:p>
          </table:table-cell>
          <table:table-cell table:style-name="TableRowCell" office:value-type="string">
            <text:p text:style-name="P261">0 gears</text:p>
          </table:table-cell>
          <table:table-cell table:style-name="TableRowCell" office:value-type="string">
            <text:p text:style-name="P262">2</text:p>
          </table:table-cell>
          <table:table-cell table:style-name="TableRowCell" office:value-type="string">
            <text:p text:style-name="P263">Drop 2</text:p>
          </table:table-cell>
          <table:table-cell table:style-name="TableRowCell" office:value-type="string">
            <text:p text:style-name="P264">One Action</text:p>
          </table:table-cell>
        </table:table-row>
        <table:table-row>
          <table:table-cell table:style-name="TableRowCell" office:value-type="string">
            <text:p text:style-name="P259">0</text:p>
          </table:table-cell>
          <table:table-cell table:style-name="TableRowCell" office:value-type="string">
            <text:p text:style-name="P260">D0</text:p>
          </table:table-cell>
          <table:table-cell table:style-name="TableRowCell" office:value-type="string">
            <text:p text:style-name="P261">0 gears</text:p>
          </table:table-cell>
          <table:table-cell table:style-name="TableRowCell" office:value-type="string">
            <text:p text:style-name="P262">1</text:p>
          </table:table-cell>
          <table:table-cell table:style-name="TableRowCell" office:value-type="string">
            <text:p text:style-name="P263">Drop 4</text:p>
          </table:table-cell>
          <table:table-cell table:style-name="TableRowCell" office:value-type="string">
            <text:p text:style-name="P264">One Action</text:p>
          </table:table-cell>
        </table:table-row>
        <table:table-row>
          <table:table-cell table:style-name="TableRowCell" office:value-type="string">
            <text:p text:style-name="P259">1</text:p>
          </table:table-cell>
          <table:table-cell table:style-name="TableRowCell" office:value-type="string">
            <text:p text:style-name="P260">D6</text:p>
          </table:table-cell>
          <table:table-cell table:style-name="TableRowCell" office:value-type="string">
            <text:p text:style-name="P261">1 gear</text:p>
          </table:table-cell>
          <table:table-cell table:style-name="TableRowCell" office:value-type="string">
            <text:p text:style-name="P262">1</text:p>
          </table:table-cell>
          <table:table-cell table:style-name="TableRowCell" office:value-type="string">
            <text:p text:style-name="P263">Drop 0</text:p>
          </table:table-cell>
          <table:table-cell table:style-name="TableRowCell" office:value-type="string">
            <text:p text:style-name="P264">One Action</text:p>
          </table:table-cell>
        </table:table-row>
        <table:table-row>
          <table:table-cell table:style-name="TableRowCell" office:value-type="string">
            <text:p text:style-name="P259">1</text:p>
          </table:table-cell>
          <table:table-cell table:style-name="TableRowCell" office:value-type="string">
            <text:p text:style-name="P260">D6</text:p>
          </table:table-cell>
          <table:table-cell table:style-name="TableRowCell" office:value-type="string">
            <text:p text:style-name="P261">1 gear</text:p>
          </table:table-cell>
          <table:table-cell table:style-name="TableRowCell" office:value-type="string">
            <text:p text:style-name="P262">2</text:p>
          </table:table-cell>
          <table:table-cell table:style-name="TableRowCell" office:value-type="string">
            <text:p text:style-name="P263">Drop 1</text:p>
          </table:table-cell>
          <table:table-cell table:style-name="TableRowCell" office:value-type="string">
            <text:p text:style-name="P264">One Action</text:p>
          </table:table-cell>
        </table:table-row>
        <table:table-row>
          <table:table-cell table:style-name="TableRowCell" office:value-type="string">
            <text:p text:style-name="P259">1</text:p>
          </table:table-cell>
          <table:table-cell table:style-name="TableRowCell" office:value-type="string">
            <text:p text:style-name="P260">D6</text:p>
          </table:table-cell>
          <table:table-cell table:style-name="TableRowCell" office:value-type="string">
            <text:p text:style-name="P261">1 gear</text:p>
          </table:table-cell>
          <table:table-cell table:style-name="TableRowCell" office:value-type="string">
            <text:p text:style-name="P262">3</text:p>
          </table:table-cell>
          <table:table-cell table:style-name="TableRowCell" office:value-type="string">
            <text:p text:style-name="P263">Drop 2</text:p>
          </table:table-cell>
          <table:table-cell table:style-name="TableRowCell" office:value-type="string">
            <text:p text:style-name="P264">One Action</text:p>
          </table:table-cell>
        </table:table-row>
        <table:table-row>
          <table:table-cell table:style-name="TableRowCell" office:value-type="string">
            <text:p text:style-name="P259">1</text:p>
          </table:table-cell>
          <table:table-cell table:style-name="TableRowCell" office:value-type="string">
            <text:p text:style-name="P260">D6</text:p>
          </table:table-cell>
          <table:table-cell table:style-name="TableRowCell" office:value-type="string">
            <text:p text:style-name="P261">1 gear</text:p>
          </table:table-cell>
          <table:table-cell table:style-name="TableRowCell" office:value-type="string">
            <text:p text:style-name="P262">4</text:p>
          </table:table-cell>
          <table:table-cell table:style-name="TableRowCell" office:value-type="string">
            <text:p text:style-name="P263">Drop 4</text:p>
          </table:table-cell>
          <table:table-cell table:style-name="TableRowCell" office:value-type="string">
            <text:p text:style-name="P264">One Action</text:p>
          </table:table-cell>
        </table:table-row>
        <table:table-row>
          <table:table-cell table:style-name="TableRowCell" office:value-type="string">
            <text:p text:style-name="P259">2</text:p>
          </table:table-cell>
          <table:table-cell table:style-name="TableRowCell" office:value-type="string">
            <text:p text:style-name="P260">D8</text:p>
          </table:table-cell>
          <table:table-cell table:style-name="TableRowCell" office:value-type="string">
            <text:p text:style-name="P261">2 gears</text:p>
          </table:table-cell>
          <table:table-cell table:style-name="TableRowCell" office:value-type="string">
            <text:p text:style-name="P262">2</text:p>
          </table:table-cell>
          <table:table-cell table:style-name="TableRowCell" office:value-type="string">
            <text:p text:style-name="P263">Drop 0</text:p>
          </table:table-cell>
          <table:table-cell table:style-name="TableRowCell" office:value-type="string">
            <text:p text:style-name="P264">One Action</text:p>
          </table:table-cell>
        </table:table-row>
        <table:table-row>
          <table:table-cell table:style-name="TableRowCell" office:value-type="string">
            <text:p text:style-name="P259">2</text:p>
          </table:table-cell>
          <table:table-cell table:style-name="TableRowCell" office:value-type="string">
            <text:p text:style-name="P260">D8</text:p>
          </table:table-cell>
          <table:table-cell table:style-name="TableRowCell" office:value-type="string">
            <text:p text:style-name="P261">2 gears</text:p>
          </table:table-cell>
          <table:table-cell table:style-name="TableRowCell" office:value-type="string">
            <text:p text:style-name="P262">3</text:p>
          </table:table-cell>
          <table:table-cell table:style-name="TableRowCell" office:value-type="string">
            <text:p text:style-name="P263">Drop 1</text:p>
          </table:table-cell>
          <table:table-cell table:style-name="TableRowCell" office:value-type="string">
            <text:p text:style-name="P264">One Action</text:p>
          </table:table-cell>
        </table:table-row>
        <table:table-row>
          <table:table-cell table:style-name="TableRowCell" office:value-type="string">
            <text:p text:style-name="P259">2</text:p>
          </table:table-cell>
          <table:table-cell table:style-name="TableRowCell" office:value-type="string">
            <text:p text:style-name="P260">D8</text:p>
          </table:table-cell>
          <table:table-cell table:style-name="TableRowCell" office:value-type="string">
            <text:p text:style-name="P261">2 gears</text:p>
          </table:table-cell>
          <table:table-cell table:style-name="TableRowCell" office:value-type="string">
            <text:p text:style-name="P262">4</text:p>
          </table:table-cell>
          <table:table-cell table:style-name="TableRowCell" office:value-type="string">
            <text:p text:style-name="P263">Drop 2</text:p>
          </table:table-cell>
          <table:table-cell table:style-name="TableRowCell" office:value-type="string">
            <text:p text:style-name="P264">One Action</text:p>
          </table:table-cell>
        </table:table-row>
        <table:table-row>
          <table:table-cell table:style-name="TableRowCell" office:value-type="string">
            <text:p text:style-name="P259">4</text:p>
          </table:table-cell>
          <table:table-cell table:style-name="TableRowCell" office:value-type="string">
            <text:p text:style-name="P260">D10</text:p>
          </table:table-cell>
          <table:table-cell table:style-name="TableRowCell" office:value-type="string">
            <text:p text:style-name="P261">3 gears</text:p>
          </table:table-cell>
          <table:table-cell table:style-name="TableRowCell" office:value-type="string">
            <text:p text:style-name="P262">3</text:p>
          </table:table-cell>
          <table:table-cell table:style-name="TableRowCell" office:value-type="string">
            <text:p text:style-name="P263">Drop 0</text:p>
          </table:table-cell>
          <table:table-cell table:style-name="TableRowCell" office:value-type="string">
            <text:p text:style-name="P264">One Action</text:p>
          </table:table-cell>
        </table:table-row>
        <table:table-row>
          <table:table-cell table:style-name="TableRowCell" office:value-type="string">
            <text:p text:style-name="P259">4</text:p>
          </table:table-cell>
          <table:table-cell table:style-name="TableRowCell" office:value-type="string">
            <text:p text:style-name="P260">D10</text:p>
          </table:table-cell>
          <table:table-cell table:style-name="TableRowCell" office:value-type="string">
            <text:p text:style-name="P261">3 gears</text:p>
          </table:table-cell>
          <table:table-cell table:style-name="TableRowCell" office:value-type="string">
            <text:p text:style-name="P262">4</text:p>
          </table:table-cell>
          <table:table-cell table:style-name="TableRowCell" office:value-type="string">
            <text:p text:style-name="P263">Drop 1</text:p>
          </table:table-cell>
          <table:table-cell table:style-name="TableRowCell" office:value-type="string">
            <text:p text:style-name="P264">One Action</text:p>
          </table:table-cell>
        </table:table-row>
        <table:table-row>
          <table:table-cell table:style-name="TableRowCell" office:value-type="string">
            <text:p text:style-name="P259">8</text:p>
          </table:table-cell>
          <table:table-cell table:style-name="TableRowCell" office:value-type="string">
            <text:p text:style-name="P260">D12</text:p>
          </table:table-cell>
          <table:table-cell table:style-name="TableRowCell" office:value-type="string">
            <text:p text:style-name="P261">4 gears</text:p>
          </table:table-cell>
          <table:table-cell table:style-name="TableRowCell" office:value-type="string">
            <text:p text:style-name="P262">4</text:p>
          </table:table-cell>
          <table:table-cell table:style-name="TableRowCell" office:value-type="string">
            <text:p text:style-name="P263">Drop 0</text:p>
          </table:table-cell>
          <table:table-cell table:style-name="TableRowCell" office:value-type="string">
            <text:p text:style-name="P264">One Action</text:p>
          </table:table-cell>
        </table:table-row>
      </table:table>
      <text:p text:style-name="Table">Table <text:sequence text:ref-name="refTable115" text:name="Table" text:formula="ooow:Table+1" style:num-format="1">116</text:sequence>: Gear Train Power Source</text:p>
      <text:h text:style-name="Heading_20_6" text:outline-level="6"><text:bookmark-start text:name="blackpowder-flintlock"/>Blackpowder Flintlock<text:bookmark-end text:name="blackpowder-flintlock"/></text:h>
      <text:p text:style-name="First_20_paragraph">A blackpowder flintlock is a kind of trigger that fires off once, using exploding blackpowder to provide energy to power the device’s components. After the blackpowder flintlock is triggered, it must be reloaded with blackpowder and reset – a procedure which takes an amount of time as shown on the table below.</text:p>
      <text:p text:style-name="Text_20_body">Creating a Blackpowder Flintlock: The Science (Blackpowder) specialty is required to create a blackpowder flintlock, and it requires the use of clockwork gears to do so. The maximum number of clockwork gears that can be spent to create a blackpowder flintlock is equal to the powderworker’s ranks in Science (Blackpowder).</text:p>
      <table:table table:name="Table191" table:style-name="Table191">
        <table:table-column table:style-name="Table191.A"/>
        <table:table-column table:style-name="Table191.B"/>
        <table:table-column table:style-name="Table191.C"/>
        <table:table-column table:style-name="Table191.D"/>
        <table:table-column table:style-name="Table191.E"/>
        <table:table-column table:style-name="Table191.F"/>
        <table:table-header-rows>
          <table:table-row>
            <table:table-cell table:style-name="TableHeaderRowCell" office:value-type="string">
              <text:p text:style-name="P265">Space</text:p>
            </table:table-cell>
            <table:table-cell table:style-name="TableHeaderRowCell" office:value-type="string">
              <text:p text:style-name="P266">Cost</text:p>
            </table:table-cell>
            <table:table-cell table:style-name="TableHeaderRowCell" office:value-type="string">
              <text:p text:style-name="P267">Supplies</text:p>
            </table:table-cell>
            <table:table-cell table:style-name="TableHeaderRowCell" office:value-type="string">
              <text:p text:style-name="P268">Power Supplied</text:p>
            </table:table-cell>
            <table:table-cell table:style-name="TableHeaderRowCell" office:value-type="string">
              <text:p text:style-name="P269">Reset</text:p>
            </table:table-cell>
            <table:table-cell table:style-name="TableHeaderRowCell" office:value-type="string">
              <text:p text:style-name="P270">Duration</text:p>
            </table:table-cell>
          </table:table-row>
        </table:table-header-rows>
        <table:table-row>
          <table:table-cell table:style-name="TableRowCell" office:value-type="string">
            <text:p text:style-name="P271">1</text:p>
          </table:table-cell>
          <table:table-cell table:style-name="TableRowCell" office:value-type="string">
            <text:p text:style-name="P272">D0</text:p>
          </table:table-cell>
          <table:table-cell table:style-name="TableRowCell" office:value-type="string">
            <text:p text:style-name="P273">0 blackpowder charges</text:p>
          </table:table-cell>
          <table:table-cell table:style-name="TableRowCell" office:value-type="string">
            <text:p text:style-name="P274">2</text:p>
          </table:table-cell>
          <table:table-cell table:style-name="TableRowCell" office:value-type="string">
            <text:p text:style-name="P275">Drop 1</text:p>
          </table:table-cell>
          <table:table-cell table:style-name="TableRowCell" office:value-type="string">
            <text:p text:style-name="P276">One use</text:p>
          </table:table-cell>
        </table:table-row>
        <table:table-row>
          <table:table-cell table:style-name="TableRowCell" office:value-type="string">
            <text:p text:style-name="P271">1</text:p>
          </table:table-cell>
          <table:table-cell table:style-name="TableRowCell" office:value-type="string">
            <text:p text:style-name="P272">D6</text:p>
          </table:table-cell>
          <table:table-cell table:style-name="TableRowCell" office:value-type="string">
            <text:p text:style-name="P273">1 blackpowder charge</text:p>
          </table:table-cell>
          <table:table-cell table:style-name="TableRowCell" office:value-type="string">
            <text:p text:style-name="P274">4</text:p>
          </table:table-cell>
          <table:table-cell table:style-name="TableRowCell" office:value-type="string">
            <text:p text:style-name="P275">Drop 2</text:p>
          </table:table-cell>
          <table:table-cell table:style-name="TableRowCell" office:value-type="string">
            <text:p text:style-name="P276">One use</text:p>
          </table:table-cell>
        </table:table-row>
        <table:table-row>
          <table:table-cell table:style-name="TableRowCell" office:value-type="string">
            <text:p text:style-name="P271">2</text:p>
          </table:table-cell>
          <table:table-cell table:style-name="TableRowCell" office:value-type="string">
            <text:p text:style-name="P272">D8</text:p>
          </table:table-cell>
          <table:table-cell table:style-name="TableRowCell" office:value-type="string">
            <text:p text:style-name="P273">2 blackpowder charges</text:p>
          </table:table-cell>
          <table:table-cell table:style-name="TableRowCell" office:value-type="string">
            <text:p text:style-name="P274">6</text:p>
          </table:table-cell>
          <table:table-cell table:style-name="TableRowCell" office:value-type="string">
            <text:p text:style-name="P275">Drop 4</text:p>
          </table:table-cell>
          <table:table-cell table:style-name="TableRowCell" office:value-type="string">
            <text:p text:style-name="P276">One use</text:p>
          </table:table-cell>
        </table:table-row>
        <table:table-row>
          <table:table-cell table:style-name="TableRowCell" office:value-type="string">
            <text:p text:style-name="P271">3</text:p>
          </table:table-cell>
          <table:table-cell table:style-name="TableRowCell" office:value-type="string">
            <text:p text:style-name="P272">D10</text:p>
          </table:table-cell>
          <table:table-cell table:style-name="TableRowCell" office:value-type="string">
            <text:p text:style-name="P273">3 blackpowder charges</text:p>
          </table:table-cell>
          <table:table-cell table:style-name="TableRowCell" office:value-type="string">
            <text:p text:style-name="P274">8</text:p>
          </table:table-cell>
          <table:table-cell table:style-name="TableRowCell" office:value-type="string">
            <text:p text:style-name="P275">2 Turns</text:p>
          </table:table-cell>
          <table:table-cell table:style-name="TableRowCell" office:value-type="string">
            <text:p text:style-name="P276">One use</text:p>
          </table:table-cell>
        </table:table-row>
        <table:table-row>
          <table:table-cell table:style-name="TableRowCell" office:value-type="string">
            <text:p text:style-name="P271">4</text:p>
          </table:table-cell>
          <table:table-cell table:style-name="TableRowCell" office:value-type="string">
            <text:p text:style-name="P272">D12</text:p>
          </table:table-cell>
          <table:table-cell table:style-name="TableRowCell" office:value-type="string">
            <text:p text:style-name="P273">4 blackpowder charges</text:p>
          </table:table-cell>
          <table:table-cell table:style-name="TableRowCell" office:value-type="string">
            <text:p text:style-name="P274">10</text:p>
          </table:table-cell>
          <table:table-cell table:style-name="TableRowCell" office:value-type="string">
            <text:p text:style-name="P275">3 Turns</text:p>
          </table:table-cell>
          <table:table-cell table:style-name="TableRowCell" office:value-type="string">
            <text:p text:style-name="P276">One use</text:p>
          </table:table-cell>
        </table:table-row>
      </table:table>
      <text:p text:style-name="Table">Table <text:sequence text:ref-name="refTable116" text:name="Table" text:formula="ooow:Table+1" style:num-format="1">117</text:sequence>: Blackpowder Flintlock Power Source</text:p>
      <text:h text:style-name="Heading_20_6" text:outline-level="6"><text:bookmark-start text:name="mainspring"/>Mainspring<text:bookmark-end text:name="mainspring"/></text:h>
      <text:p text:style-name="First_20_paragraph">A mainspring is a complex clockwork spring used to store power until it needs to be released. The initial power is put into the mainspring by winding it and then is released by a mechanical flywheel.</text:p>
      <text:p text:style-name="Text_20_body">The capabilities of a mainspring are measured in both how much power is provided and how that power is stored and released; each factor is purchased separately as shown on the tables below. To design a mainspring, you need to determine both the power output and the duration separately, paying the cost (in wealth rolls or gear supplies) for each.</text:p>
      <text:p text:style-name="Text_20_body">A mainspring can’t be wound for more than 10 minutes; at that point, the mainspring is holding the full amount of power that it is able to store and release.</text:p>
      <text:p text:style-name="Text_20_body"><text:span text:style-name="T2">One Turn Winding/One Use per Success Point Duration:</text:span> If the winding time is one turn and the duration is one use per success point, make a Science (Clockworks) check against Easy (3D6) standard difficulty. Each success point grants one use of the device before the end of the scene.</text:p>
      <text:p text:style-name="Text_20_body"><text:span text:style-name="T2">Variable Mainspring:</text:span> The winding time and duration any given mainspring are usually fixed, as shown on the table below. A mainspring (space 1, power supply 1, wind 1 minute, duration 10 minutes) will always require 1 minute of winding and provide 10 minutes of power. However, a mainspring can be made variable by increasing the space by 1 and the cost by D6 (1 gear); this allows variable duration based on the amount of time spent winding it. For example, a variable mainspring (space 1+1, power supply 1, wind 1 turn/1 minute/10 minutes, duration 1 minute/10 minutes/1 hour) supplies power for 1 minute if wound for 1 turn, 10 minutes if wound for 1 minute, and 1 hour if wound for 10 minutes.</text:p>
      <table:table table:name="Table192" table:style-name="Table192">
        <table:table-column table:style-name="Table192.A"/>
        <table:table-column table:style-name="Table192.B"/>
        <table:table-column table:style-name="Table192.C"/>
        <table:table-column table:style-name="Table192.D"/>
        <table:table-header-rows>
          <table:table-row>
            <table:table-cell table:style-name="TableHeaderRowCell" office:value-type="string">
              <text:p text:style-name="P277">Space</text:p>
            </table:table-cell>
            <table:table-cell table:style-name="TableHeaderRowCell" office:value-type="string">
              <text:p text:style-name="P278">Cost</text:p>
            </table:table-cell>
            <table:table-cell table:style-name="TableHeaderRowCell" office:value-type="string">
              <text:p text:style-name="P279">Supplies</text:p>
            </table:table-cell>
            <table:table-cell table:style-name="TableHeaderRowCell" office:value-type="string">
              <text:p text:style-name="P280">Power Supplied</text:p>
            </table:table-cell>
          </table:table-row>
        </table:table-header-rows>
        <table:table-row>
          <table:table-cell table:style-name="TableRowCell" office:value-type="string">
            <text:p text:style-name="P281">1</text:p>
          </table:table-cell>
          <table:table-cell table:style-name="TableRowCell" office:value-type="string">
            <text:p text:style-name="P282">D0</text:p>
          </table:table-cell>
          <table:table-cell table:style-name="TableRowCell" office:value-type="string">
            <text:p text:style-name="P283">0 gears</text:p>
          </table:table-cell>
          <table:table-cell table:style-name="TableRowCell" office:value-type="string">
            <text:p text:style-name="P284">1</text:p>
          </table:table-cell>
        </table:table-row>
        <table:table-row>
          <table:table-cell table:style-name="TableRowCell" office:value-type="string">
            <text:p text:style-name="P281">2</text:p>
          </table:table-cell>
          <table:table-cell table:style-name="TableRowCell" office:value-type="string">
            <text:p text:style-name="P282">D6</text:p>
          </table:table-cell>
          <table:table-cell table:style-name="TableRowCell" office:value-type="string">
            <text:p text:style-name="P283">1 gear</text:p>
          </table:table-cell>
          <table:table-cell table:style-name="TableRowCell" office:value-type="string">
            <text:p text:style-name="P284">2</text:p>
          </table:table-cell>
        </table:table-row>
        <table:table-row>
          <table:table-cell table:style-name="TableRowCell" office:value-type="string">
            <text:p text:style-name="P281">4</text:p>
          </table:table-cell>
          <table:table-cell table:style-name="TableRowCell" office:value-type="string">
            <text:p text:style-name="P282">D8</text:p>
          </table:table-cell>
          <table:table-cell table:style-name="TableRowCell" office:value-type="string">
            <text:p text:style-name="P283">2 gears</text:p>
          </table:table-cell>
          <table:table-cell table:style-name="TableRowCell" office:value-type="string">
            <text:p text:style-name="P284">4</text:p>
          </table:table-cell>
        </table:table-row>
        <table:table-row>
          <table:table-cell table:style-name="TableRowCell" office:value-type="string">
            <text:p text:style-name="P281">8</text:p>
          </table:table-cell>
          <table:table-cell table:style-name="TableRowCell" office:value-type="string">
            <text:p text:style-name="P282">D10</text:p>
          </table:table-cell>
          <table:table-cell table:style-name="TableRowCell" office:value-type="string">
            <text:p text:style-name="P283">3 gears</text:p>
          </table:table-cell>
          <table:table-cell table:style-name="TableRowCell" office:value-type="string">
            <text:p text:style-name="P284">6</text:p>
          </table:table-cell>
        </table:table-row>
        <table:table-row>
          <table:table-cell table:style-name="TableRowCell" office:value-type="string">
            <text:p text:style-name="P281">16</text:p>
          </table:table-cell>
          <table:table-cell table:style-name="TableRowCell" office:value-type="string">
            <text:p text:style-name="P282">D12</text:p>
          </table:table-cell>
          <table:table-cell table:style-name="TableRowCell" office:value-type="string">
            <text:p text:style-name="P283">4 gears</text:p>
          </table:table-cell>
          <table:table-cell table:style-name="TableRowCell" office:value-type="string">
            <text:p text:style-name="P284">8</text:p>
          </table:table-cell>
        </table:table-row>
      </table:table>
      <text:p text:style-name="Table">Table <text:sequence text:ref-name="refTable117" text:name="Table" text:formula="ooow:Table+1" style:num-format="1">118</text:sequence>: Mainspring Power Source</text:p>
      <table:table table:name="Table193" table:style-name="Table193">
        <table:table-column table:style-name="Table193.A"/>
        <table:table-column table:style-name="Table193.B"/>
        <table:table-column table:style-name="Table193.C"/>
        <table:table-column table:style-name="Table193.D"/>
        <table:table-column table:style-name="Table193.E"/>
        <table:table-header-rows>
          <table:table-row>
            <table:table-cell table:style-name="TableHeaderRowCell" office:value-type="string">
              <text:p text:style-name="P285">Space</text:p>
            </table:table-cell>
            <table:table-cell table:style-name="TableHeaderRowCell" office:value-type="string">
              <text:p text:style-name="P286">Cost</text:p>
            </table:table-cell>
            <table:table-cell table:style-name="TableHeaderRowCell" office:value-type="string">
              <text:p text:style-name="P287">Supplies</text:p>
            </table:table-cell>
            <table:table-cell table:style-name="TableHeaderRowCell" office:value-type="string">
              <text:p text:style-name="Table_20_Heading">Wind</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88">+0</text:p>
          </table:table-cell>
          <table:table-cell table:style-name="TableRowCell" office:value-type="string">
            <text:p text:style-name="P289">D0</text:p>
          </table:table-cell>
          <table:table-cell table:style-name="TableRowCell" office:value-type="string">
            <text:p text:style-name="P290">0 gears</text:p>
          </table:table-cell>
          <table:table-cell table:style-name="TableRowCell" office:value-type="string">
            <text:p text:style-name="Table_20_Contents">1 Turn</text:p>
          </table:table-cell>
          <table:table-cell table:style-name="TableRowCell" office:value-type="string">
            <text:p text:style-name="Table_20_Contents">One use per success point</text:p>
          </table:table-cell>
        </table:table-row>
        <table:table-row>
          <table:table-cell table:style-name="TableRowCell" office:value-type="string">
            <text:p text:style-name="P288">+0</text:p>
          </table:table-cell>
          <table:table-cell table:style-name="TableRowCell" office:value-type="string">
            <text:p text:style-name="P289">D0</text:p>
          </table:table-cell>
          <table:table-cell table:style-name="TableRowCell" office:value-type="string">
            <text:p text:style-name="P290">0 gears</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P288">+0</text:p>
          </table:table-cell>
          <table:table-cell table:style-name="TableRowCell" office:value-type="string">
            <text:p text:style-name="P289">D0</text:p>
          </table:table-cell>
          <table:table-cell table:style-name="TableRowCell" office:value-type="string">
            <text:p text:style-name="P290">0 gears</text:p>
          </table:table-cell>
          <table:table-cell table:style-name="TableRowCell" office:value-type="string">
            <text:p text:style-name="Table_20_Contents">10 minutes</text:p>
          </table:table-cell>
          <table:table-cell table:style-name="TableRowCell" office:value-type="string">
            <text:p text:style-name="Table_20_Contents">10 minutes</text:p>
          </table:table-cell>
        </table:table-row>
        <table:table-row>
          <table:table-cell table:style-name="TableRowCell" office:value-type="string">
            <text:p text:style-name="P288">+0</text:p>
          </table:table-cell>
          <table:table-cell table:style-name="TableRowCell" office:value-type="string">
            <text:p text:style-name="P289">D6</text:p>
          </table:table-cell>
          <table:table-cell table:style-name="TableRowCell" office:value-type="string">
            <text:p text:style-name="P290">1 gear</text:p>
          </table:table-cell>
          <table:table-cell table:style-name="TableRowCell" office:value-type="string">
            <text:p text:style-name="Table_20_Contents">1 Turn</text:p>
          </table:table-cell>
          <table:table-cell table:style-name="TableRowCell" office:value-type="string">
            <text:p text:style-name="Table_20_Contents">1 minute</text:p>
          </table:table-cell>
        </table:table-row>
        <table:table-row>
          <table:table-cell table:style-name="TableRowCell" office:value-type="string">
            <text:p text:style-name="P288">+0</text:p>
          </table:table-cell>
          <table:table-cell table:style-name="TableRowCell" office:value-type="string">
            <text:p text:style-name="P289">D6</text:p>
          </table:table-cell>
          <table:table-cell table:style-name="TableRowCell" office:value-type="string">
            <text:p text:style-name="P290">1 gear</text:p>
          </table:table-cell>
          <table:table-cell table:style-name="TableRowCell" office:value-type="string">
            <text:p text:style-name="Table_20_Contents">1 minute</text:p>
          </table:table-cell>
          <table:table-cell table:style-name="TableRowCell" office:value-type="string">
            <text:p text:style-name="Table_20_Contents">10 minutes</text:p>
          </table:table-cell>
        </table:table-row>
        <table:table-row>
          <table:table-cell table:style-name="TableRowCell" office:value-type="string">
            <text:p text:style-name="P288">+0</text:p>
          </table:table-cell>
          <table:table-cell table:style-name="TableRowCell" office:value-type="string">
            <text:p text:style-name="P289">D6</text:p>
          </table:table-cell>
          <table:table-cell table:style-name="TableRowCell" office:value-type="string">
            <text:p text:style-name="P290">1 gear</text:p>
          </table:table-cell>
          <table:table-cell table:style-name="TableRowCell" office:value-type="string">
            <text:p text:style-name="Table_20_Contents">10 minutes</text:p>
          </table:table-cell>
          <table:table-cell table:style-name="TableRowCell" office:value-type="string">
            <text:p text:style-name="Table_20_Contents">1 hour</text:p>
          </table:table-cell>
        </table:table-row>
        <table:table-row>
          <table:table-cell table:style-name="TableRowCell" office:value-type="string">
            <text:p text:style-name="P288">+0</text:p>
          </table:table-cell>
          <table:table-cell table:style-name="TableRowCell" office:value-type="string">
            <text:p text:style-name="P289">D8</text:p>
          </table:table-cell>
          <table:table-cell table:style-name="TableRowCell" office:value-type="string">
            <text:p text:style-name="P290">2 gears</text:p>
          </table:table-cell>
          <table:table-cell table:style-name="TableRowCell" office:value-type="string">
            <text:p text:style-name="Table_20_Contents">1 Turn</text:p>
          </table:table-cell>
          <table:table-cell table:style-name="TableRowCell" office:value-type="string">
            <text:p text:style-name="Table_20_Contents">10 minutes</text:p>
          </table:table-cell>
        </table:table-row>
        <table:table-row>
          <table:table-cell table:style-name="TableRowCell" office:value-type="string">
            <text:p text:style-name="P288">+0</text:p>
          </table:table-cell>
          <table:table-cell table:style-name="TableRowCell" office:value-type="string">
            <text:p text:style-name="P289">D8</text:p>
          </table:table-cell>
          <table:table-cell table:style-name="TableRowCell" office:value-type="string">
            <text:p text:style-name="P290">2 gears</text:p>
          </table:table-cell>
          <table:table-cell table:style-name="TableRowCell" office:value-type="string">
            <text:p text:style-name="Table_20_Contents">1 minute</text:p>
          </table:table-cell>
          <table:table-cell table:style-name="TableRowCell" office:value-type="string">
            <text:p text:style-name="Table_20_Contents">1 hour</text:p>
          </table:table-cell>
        </table:table-row>
        <table:table-row>
          <table:table-cell table:style-name="TableRowCell" office:value-type="string">
            <text:p text:style-name="P288">+0</text:p>
          </table:table-cell>
          <table:table-cell table:style-name="TableRowCell" office:value-type="string">
            <text:p text:style-name="P289">D8</text:p>
          </table:table-cell>
          <table:table-cell table:style-name="TableRowCell" office:value-type="string">
            <text:p text:style-name="P290">2 gears</text:p>
          </table:table-cell>
          <table:table-cell table:style-name="TableRowCell" office:value-type="string">
            <text:p text:style-name="Table_20_Contents">10 minutes</text:p>
          </table:table-cell>
          <table:table-cell table:style-name="TableRowCell" office:value-type="string">
            <text:p text:style-name="Table_20_Contents">24 hours</text:p>
          </table:table-cell>
        </table:table-row>
        <table:table-row>
          <table:table-cell table:style-name="TableRowCell" office:value-type="string">
            <text:p text:style-name="P288">+0</text:p>
          </table:table-cell>
          <table:table-cell table:style-name="TableRowCell" office:value-type="string">
            <text:p text:style-name="P289">D10</text:p>
          </table:table-cell>
          <table:table-cell table:style-name="TableRowCell" office:value-type="string">
            <text:p text:style-name="P290">3 gears</text:p>
          </table:table-cell>
          <table:table-cell table:style-name="TableRowCell" office:value-type="string">
            <text:p text:style-name="Table_20_Contents">1 minute</text:p>
          </table:table-cell>
          <table:table-cell table:style-name="TableRowCell" office:value-type="string">
            <text:p text:style-name="Table_20_Contents">24 hours</text:p>
          </table:table-cell>
        </table:table-row>
      </table:table>
      <text:p text:style-name="Table">Table <text:sequence text:ref-name="refTable118" text:name="Table" text:formula="ooow:Table+1" style:num-format="1">119</text:sequence>: Mainspring Options Power Source</text:p>
      <text:h text:style-name="Heading_20_6" text:outline-level="6"><text:bookmark-start text:name="naturalistic-turbine"/>Naturalistic Turbine<text:bookmark-end text:name="naturalistic-turbine"/></text:h>
      <text:p text:style-name="First_20_paragraph">A naturalistic turbine is one that is hooked up to a source of power that exists in the natural world – running water, winds, or tidal flow. Naturalistic turbines produce a steady but low amount of power, without requiring any special actions or fuel to make them function. Setting up a naturalistic turbine to use any given natural energy supply requires one hour per power unit produced, so most are installed in permanent locations such as windmills or watermills.</text:p>
      <text:p text:style-name="Text_20_body"><text:span text:style-name="T2">Natural Limits:</text:span> A stream can produce up to 2 power units, while larger rivers can supply up to 4. Wind power varies between 0 and 3 power units in most situations. Tidal flow usually only can provide 1 power unit.</text:p>
      <text:p text:style-name="Text_20_body"><text:span text:style-name="T2">Sails:</text:span> A sail takes up half the space of a normal naturalistic turbine, but the power supplied can only be used for movement. It also requires the purchase of one unit of fabric supplies per power unit.</text:p>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HeaderRowCell" office:value-type="string">
              <text:p text:style-name="P291">Space</text:p>
            </table:table-cell>
            <table:table-cell table:style-name="TableHeaderRowCell" office:value-type="string">
              <text:p text:style-name="P292">Cost</text:p>
            </table:table-cell>
            <table:table-cell table:style-name="TableHeaderRowCell" office:value-type="string">
              <text:p text:style-name="P293">Supplies</text:p>
            </table:table-cell>
            <table:table-cell table:style-name="TableHeaderRowCell" office:value-type="string">
              <text:p text:style-name="P294">Power Supplied</text:p>
            </table:table-cell>
          </table:table-row>
        </table:table-header-rows>
        <table:table-row>
          <table:table-cell table:style-name="TableRowCell" office:value-type="string">
            <text:p text:style-name="P295">2</text:p>
          </table:table-cell>
          <table:table-cell table:style-name="TableRowCell" office:value-type="string">
            <text:p text:style-name="P296">D6</text:p>
          </table:table-cell>
          <table:table-cell table:style-name="TableRowCell" office:value-type="string">
            <text:p text:style-name="P297">1 gear</text:p>
          </table:table-cell>
          <table:table-cell table:style-name="TableRowCell" office:value-type="string">
            <text:p text:style-name="P298">1</text:p>
          </table:table-cell>
        </table:table-row>
        <table:table-row>
          <table:table-cell table:style-name="TableRowCell" office:value-type="string">
            <text:p text:style-name="P295">4</text:p>
          </table:table-cell>
          <table:table-cell table:style-name="TableRowCell" office:value-type="string">
            <text:p text:style-name="P296">D8</text:p>
          </table:table-cell>
          <table:table-cell table:style-name="TableRowCell" office:value-type="string">
            <text:p text:style-name="P297">2 gears</text:p>
          </table:table-cell>
          <table:table-cell table:style-name="TableRowCell" office:value-type="string">
            <text:p text:style-name="P298">2</text:p>
          </table:table-cell>
        </table:table-row>
        <table:table-row>
          <table:table-cell table:style-name="TableRowCell" office:value-type="string">
            <text:p text:style-name="P295">6</text:p>
          </table:table-cell>
          <table:table-cell table:style-name="TableRowCell" office:value-type="string">
            <text:p text:style-name="P296">D10</text:p>
          </table:table-cell>
          <table:table-cell table:style-name="TableRowCell" office:value-type="string">
            <text:p text:style-name="P297">3 gears</text:p>
          </table:table-cell>
          <table:table-cell table:style-name="TableRowCell" office:value-type="string">
            <text:p text:style-name="P298">3</text:p>
          </table:table-cell>
        </table:table-row>
        <table:table-row>
          <table:table-cell table:style-name="TableRowCell" office:value-type="string">
            <text:p text:style-name="P295">8</text:p>
          </table:table-cell>
          <table:table-cell table:style-name="TableRowCell" office:value-type="string">
            <text:p text:style-name="P296">D12</text:p>
          </table:table-cell>
          <table:table-cell table:style-name="TableRowCell" office:value-type="string">
            <text:p text:style-name="P297">4 gears</text:p>
          </table:table-cell>
          <table:table-cell table:style-name="TableRowCell" office:value-type="string">
            <text:p text:style-name="P298">4</text:p>
          </table:table-cell>
        </table:table-row>
      </table:table>
      <text:p text:style-name="Table">Table <text:sequence text:ref-name="refTable119" text:name="Table" text:formula="ooow:Table+1" style:num-format="1">120</text:sequence>: Naturalistic Turbine Power Source</text:p>
      <text:h text:style-name="Heading_20_6" text:outline-level="6"><text:bookmark-start text:name="phlogistone-furnace"/>Phlogistone Furnace<text:bookmark-end text:name="phlogistone-furnace"/></text:h>
      <text:p text:style-name="First_20_paragraph">A phlogistone furnace burns the rare mineral phlogistone to use for generating lift and propulsion. It is primarily used in airships and can be prohibitively expensive for other uses.</text:p>
      <text:p text:style-name="Text_20_body"><text:span text:style-name="T2">Limited Power:</text:span> Power units produced by a phlogistone furnace can only be used to power carry and movement components.</text:p>
      <text:p text:style-name="Text_20_body"><text:span text:style-name="T2">Envelope:</text:span> A charmwoven cloth envelope is necessary for use with a phlogistone furnace; this requires the skills of a charmweaver with at least 4 specialty ranks in Magicks (Weave).</text:p>
      <text:p text:style-name="Text_20_body"><text:span text:style-name="T2">Fuel:</text:span> Each hour that a phlogistone furnace is in use, it burns one pound of phlogistone per power unit supplied. The amount of power supplied can be reduced by burning lesser quantities of phlogistone.</text:p>
      <text:p text:style-name="Text_20_body"><text:span text:style-name="T2">Creating a Phlogistone Furnace:</text:span> The Science (Blackpowder) specialty is required to create a phlogistone furnace, and it requires the use of clockwork gears to do so. The maximum number of clockwork gears that can be spent to create a phlogistone furnace is equal to the powderworker’s ranks in Science (Blackpowder).</text:p>
      <table:table table:name="Table195" table:style-name="Table195">
        <table:table-column table:style-name="Table195.A"/>
        <table:table-column table:style-name="Table195.B"/>
        <table:table-column table:style-name="Table195.C"/>
        <table:table-column table:style-name="Table195.D"/>
        <table:table-column table:style-name="Table195.E"/>
        <table:table-column table:style-name="Table195.F"/>
        <table:table-header-rows>
          <table:table-row>
            <table:table-cell table:style-name="TableHeaderRowCell" office:value-type="string">
              <text:p text:style-name="P299">Space</text:p>
            </table:table-cell>
            <table:table-cell table:style-name="TableHeaderRowCell" office:value-type="string">
              <text:p text:style-name="P300">Cost</text:p>
            </table:table-cell>
            <table:table-cell table:style-name="TableHeaderRowCell" office:value-type="string">
              <text:p text:style-name="P301">Supplies</text:p>
            </table:table-cell>
            <table:table-cell table:style-name="TableHeaderRowCell" office:value-type="string">
              <text:p text:style-name="Table_20_Heading">Power Supplied</text:p>
            </table:table-cell>
            <table:table-cell table:style-name="TableHeaderRowCell" office:value-type="string">
              <text:p text:style-name="P302">Envelope Cost</text:p>
            </table:table-cell>
            <table:table-cell table:style-name="TableHeaderRowCell" office:value-type="string">
              <text:p text:style-name="P303">Envelope Supplies</text:p>
            </table:table-cell>
          </table:table-row>
        </table:table-header-rows>
        <table:table-row>
          <table:table-cell table:style-name="TableRowCell" office:value-type="string">
            <text:p text:style-name="P304">4</text:p>
          </table:table-cell>
          <table:table-cell table:style-name="TableRowCell" office:value-type="string">
            <text:p text:style-name="P305">D12</text:p>
          </table:table-cell>
          <table:table-cell table:style-name="TableRowCell" office:value-type="string">
            <text:p text:style-name="P306">4 gears</text:p>
          </table:table-cell>
          <table:table-cell table:style-name="TableRowCell" office:value-type="string">
            <text:p text:style-name="Table_20_Contents">10 (carry or movement only)</text:p>
          </table:table-cell>
          <table:table-cell table:style-name="TableRowCell" office:value-type="string">
            <text:p text:style-name="P307">D10</text:p>
          </table:table-cell>
          <table:table-cell table:style-name="TableRowCell" office:value-type="string">
            <text:p text:style-name="P308">4 fabric</text:p>
          </table:table-cell>
        </table:table-row>
        <table:table-row>
          <table:table-cell table:style-name="TableRowCell" office:value-type="string">
            <text:p text:style-name="P304">6</text:p>
          </table:table-cell>
          <table:table-cell table:style-name="TableRowCell" office:value-type="string">
            <text:p text:style-name="P305">2D12</text:p>
          </table:table-cell>
          <table:table-cell table:style-name="TableRowCell" office:value-type="string">
            <text:p text:style-name="P306">5 gears</text:p>
          </table:table-cell>
          <table:table-cell table:style-name="TableRowCell" office:value-type="string">
            <text:p text:style-name="Table_20_Contents">20 (carry or movement only)</text:p>
          </table:table-cell>
          <table:table-cell table:style-name="TableRowCell" office:value-type="string">
            <text:p text:style-name="P307">D12</text:p>
          </table:table-cell>
          <table:table-cell table:style-name="TableRowCell" office:value-type="string">
            <text:p text:style-name="P308">5 fabric</text:p>
          </table:table-cell>
        </table:table-row>
      </table:table>
      <text:p text:style-name="Table">Table <text:sequence text:ref-name="refTable120" text:name="Table" text:formula="ooow:Table+1" style:num-format="1">121</text:sequence>: Phlogistone Furnace Power Source</text:p>
      <text:h text:style-name="Heading_20_6" text:outline-level="6"><text:bookmark-start text:name="tension-trigger"/>Tension Trigger<text:bookmark-end text:name="tension-trigger"/></text:h>
      <text:p text:style-name="First_20_paragraph">A tension trigger stores energy for use and then releases it. To reset a tension trigger, you need to take a reset action, which is a combined action with a penalty of Drop 1 to Drop 4. Unlike gear trains, tension triggers store energy for future use rather than immediate use, but unlike mainsprings a tension trigger will only store that energy for a single use.</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header-rows>
          <table:table-row>
            <table:table-cell table:style-name="TableHeaderRowCell" office:value-type="string">
              <text:p text:style-name="P309">Space</text:p>
            </table:table-cell>
            <table:table-cell table:style-name="TableHeaderRowCell" office:value-type="string">
              <text:p text:style-name="P310">Cost</text:p>
            </table:table-cell>
            <table:table-cell table:style-name="TableHeaderRowCell" office:value-type="string">
              <text:p text:style-name="P311">Supplies</text:p>
            </table:table-cell>
            <table:table-cell table:style-name="TableHeaderRowCell" office:value-type="string">
              <text:p text:style-name="P312">Power Supplied</text:p>
            </table:table-cell>
            <table:table-cell table:style-name="TableHeaderRowCell" office:value-type="string">
              <text:p text:style-name="P313">Reset</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314">0</text:p>
          </table:table-cell>
          <table:table-cell table:style-name="TableRowCell" office:value-type="string">
            <text:p text:style-name="P315">D0</text:p>
          </table:table-cell>
          <table:table-cell table:style-name="TableRowCell" office:value-type="string">
            <text:p text:style-name="P316">0 gears</text:p>
          </table:table-cell>
          <table:table-cell table:style-name="TableRowCell" office:value-type="string">
            <text:p text:style-name="P317">1</text:p>
          </table:table-cell>
          <table:table-cell table:style-name="TableRowCell" office:value-type="string">
            <text:p text:style-name="P318">Drop 4</text:p>
          </table:table-cell>
          <table:table-cell table:style-name="TableRowCell" office:value-type="string">
            <text:p text:style-name="Table_20_Contents">One use</text:p>
          </table:table-cell>
        </table:table-row>
        <table:table-row>
          <table:table-cell table:style-name="TableRowCell" office:value-type="string">
            <text:p text:style-name="P314">0</text:p>
          </table:table-cell>
          <table:table-cell table:style-name="TableRowCell" office:value-type="string">
            <text:p text:style-name="P315">D6</text:p>
          </table:table-cell>
          <table:table-cell table:style-name="TableRowCell" office:value-type="string">
            <text:p text:style-name="P316">1 gear</text:p>
          </table:table-cell>
          <table:table-cell table:style-name="TableRowCell" office:value-type="string">
            <text:p text:style-name="P317">1</text:p>
          </table:table-cell>
          <table:table-cell table:style-name="TableRowCell" office:value-type="string">
            <text:p text:style-name="P318">Drop 2</text:p>
          </table:table-cell>
          <table:table-cell table:style-name="TableRowCell" office:value-type="string">
            <text:p text:style-name="Table_20_Contents">One use</text:p>
          </table:table-cell>
        </table:table-row>
        <table:table-row>
          <table:table-cell table:style-name="TableRowCell" office:value-type="string">
            <text:p text:style-name="P314">0</text:p>
          </table:table-cell>
          <table:table-cell table:style-name="TableRowCell" office:value-type="string">
            <text:p text:style-name="P315">D6</text:p>
          </table:table-cell>
          <table:table-cell table:style-name="TableRowCell" office:value-type="string">
            <text:p text:style-name="P316">1 gear</text:p>
          </table:table-cell>
          <table:table-cell table:style-name="TableRowCell" office:value-type="string">
            <text:p text:style-name="P317">2</text:p>
          </table:table-cell>
          <table:table-cell table:style-name="TableRowCell" office:value-type="string">
            <text:p text:style-name="P318">Drop 1</text:p>
          </table:table-cell>
          <table:table-cell table:style-name="TableRowCell" office:value-type="string">
            <text:p text:style-name="Table_20_Contents">One use</text:p>
          </table:table-cell>
        </table:table-row>
        <table:table-row>
          <table:table-cell table:style-name="TableRowCell" office:value-type="string">
            <text:p text:style-name="P314">1</text:p>
          </table:table-cell>
          <table:table-cell table:style-name="TableRowCell" office:value-type="string">
            <text:p text:style-name="P315">D8</text:p>
          </table:table-cell>
          <table:table-cell table:style-name="TableRowCell" office:value-type="string">
            <text:p text:style-name="P316">2 gears</text:p>
          </table:table-cell>
          <table:table-cell table:style-name="TableRowCell" office:value-type="string">
            <text:p text:style-name="P317">1</text:p>
          </table:table-cell>
          <table:table-cell table:style-name="TableRowCell" office:value-type="string">
            <text:p text:style-name="P318">Drop 1</text:p>
          </table:table-cell>
          <table:table-cell table:style-name="TableRowCell" office:value-type="string">
            <text:p text:style-name="Table_20_Contents">One use</text:p>
          </table:table-cell>
        </table:table-row>
        <table:table-row>
          <table:table-cell table:style-name="TableRowCell" office:value-type="string">
            <text:p text:style-name="P314">1</text:p>
          </table:table-cell>
          <table:table-cell table:style-name="TableRowCell" office:value-type="string">
            <text:p text:style-name="P315">D8</text:p>
          </table:table-cell>
          <table:table-cell table:style-name="TableRowCell" office:value-type="string">
            <text:p text:style-name="P316">2 gears</text:p>
          </table:table-cell>
          <table:table-cell table:style-name="TableRowCell" office:value-type="string">
            <text:p text:style-name="P317">2</text:p>
          </table:table-cell>
          <table:table-cell table:style-name="TableRowCell" office:value-type="string">
            <text:p text:style-name="P318">Drop 2</text:p>
          </table:table-cell>
          <table:table-cell table:style-name="TableRowCell" office:value-type="string">
            <text:p text:style-name="Table_20_Contents">One use</text:p>
          </table:table-cell>
        </table:table-row>
        <table:table-row>
          <table:table-cell table:style-name="TableRowCell" office:value-type="string">
            <text:p text:style-name="P314">1</text:p>
          </table:table-cell>
          <table:table-cell table:style-name="TableRowCell" office:value-type="string">
            <text:p text:style-name="P315">D8</text:p>
          </table:table-cell>
          <table:table-cell table:style-name="TableRowCell" office:value-type="string">
            <text:p text:style-name="P316">2 gears</text:p>
          </table:table-cell>
          <table:table-cell table:style-name="TableRowCell" office:value-type="string">
            <text:p text:style-name="P317">3</text:p>
          </table:table-cell>
          <table:table-cell table:style-name="TableRowCell" office:value-type="string">
            <text:p text:style-name="P318">Drop 4</text:p>
          </table:table-cell>
          <table:table-cell table:style-name="TableRowCell" office:value-type="string">
            <text:p text:style-name="Table_20_Contents">One use</text:p>
          </table:table-cell>
        </table:table-row>
        <table:table-row>
          <table:table-cell table:style-name="TableRowCell" office:value-type="string">
            <text:p text:style-name="P314">1</text:p>
          </table:table-cell>
          <table:table-cell table:style-name="TableRowCell" office:value-type="string">
            <text:p text:style-name="P315">D10</text:p>
          </table:table-cell>
          <table:table-cell table:style-name="TableRowCell" office:value-type="string">
            <text:p text:style-name="P316">3 gears</text:p>
          </table:table-cell>
          <table:table-cell table:style-name="TableRowCell" office:value-type="string">
            <text:p text:style-name="P317">2</text:p>
          </table:table-cell>
          <table:table-cell table:style-name="TableRowCell" office:value-type="string">
            <text:p text:style-name="P318">Drop 1</text:p>
          </table:table-cell>
          <table:table-cell table:style-name="TableRowCell" office:value-type="string">
            <text:p text:style-name="Table_20_Contents">One use</text:p>
          </table:table-cell>
        </table:table-row>
        <table:table-row>
          <table:table-cell table:style-name="TableRowCell" office:value-type="string">
            <text:p text:style-name="P314">1</text:p>
          </table:table-cell>
          <table:table-cell table:style-name="TableRowCell" office:value-type="string">
            <text:p text:style-name="P315">D10</text:p>
          </table:table-cell>
          <table:table-cell table:style-name="TableRowCell" office:value-type="string">
            <text:p text:style-name="P316">3 gears</text:p>
          </table:table-cell>
          <table:table-cell table:style-name="TableRowCell" office:value-type="string">
            <text:p text:style-name="P317">3</text:p>
          </table:table-cell>
          <table:table-cell table:style-name="TableRowCell" office:value-type="string">
            <text:p text:style-name="P318">Drop 2</text:p>
          </table:table-cell>
          <table:table-cell table:style-name="TableRowCell" office:value-type="string">
            <text:p text:style-name="Table_20_Contents">One use</text:p>
          </table:table-cell>
        </table:table-row>
        <table:table-row>
          <table:table-cell table:style-name="TableRowCell" office:value-type="string">
            <text:p text:style-name="P314">1</text:p>
          </table:table-cell>
          <table:table-cell table:style-name="TableRowCell" office:value-type="string">
            <text:p text:style-name="P315">D12</text:p>
          </table:table-cell>
          <table:table-cell table:style-name="TableRowCell" office:value-type="string">
            <text:p text:style-name="P316">4 gears</text:p>
          </table:table-cell>
          <table:table-cell table:style-name="TableRowCell" office:value-type="string">
            <text:p text:style-name="P317">3</text:p>
          </table:table-cell>
          <table:table-cell table:style-name="TableRowCell" office:value-type="string">
            <text:p text:style-name="P318">Drop 1</text:p>
          </table:table-cell>
          <table:table-cell table:style-name="TableRowCell" office:value-type="string">
            <text:p text:style-name="Table_20_Contents">One use</text:p>
          </table:table-cell>
        </table:table-row>
      </table:table>
      <text:p text:style-name="Table">Table <text:sequence text:ref-name="refTable121" text:name="Table" text:formula="ooow:Table+1" style:num-format="1">122</text:sequence>: Tension Trigger Power Source</text:p>
      <text:h text:style-name="Heading_20_4" text:outline-level="4"><text:bookmark-start text:name="components"/>Components<text:bookmark-end text:name="components"/></text:h>
      <text:p text:style-name="First_20_paragraph">Components provide the basic functionality of a clockwork device, and are rated by how much space they take up inside a casing, by how much power require to run, and by the effects the component can produce.</text:p>
      <text:p text:style-name="Text_20_body"><text:span text:style-name="T2">Purchasing a Component:</text:span> A component can be purchased, pre-assembled, for the cost shown on the table for that component type. The availability is equal to the highest cost die of the component.</text:p>
      <text:p text:style-name="Text_20_body"><text:span text:style-name="T2">Constructing a Component:</text:span> Unless otherwise specified, a component can be constructed by a clockworker. This requires a number of gear supplies as shown on the table for that component, and at least four hours’ work. At the end of that time, make a Science (Clockworks) roll and for each success point, the clockworker can spend 1 Creation Point’s worth of gear supplies to construct components or power sources.</text:p>
      <text:p text:style-name="Text_20_body"><text:span text:style-name="T2">Skill Limit:</text:span> The total number of gears that a clockworker can spend on a component is limited to her number of specialty ranks in Science (Clockworks). For example, a clockworker with +3 Science (Clockworks) can only spend 3 gears on creating a movement component.</text:p>
      <text:p text:style-name="Text_20_body"><text:span text:style-name="T2">Component Notation:</text:span> A power source is described by listing the name of the power source followed by the space, power requirements, and other qualities of the component. Examples: articulation (space 1, power 0, Drop 1); carry (space 2, power 1, person); projectile weapon (space 3, power 1, weapon die d8, close Drop 0, short Drop 0, medium Drop 0, long Drop 2).</text:p>
      <text:h text:style-name="Heading_20_6" text:outline-level="6"><text:bookmark-start text:name="armor-1"/>Armor<text:bookmark-end text:name="armor-1"/></text:h>
      <text:p text:style-name="First_20_paragraph">Armor plating protects both the device itself and anyone using or within the device. The armor component grants an Armor Die that can be used for Defense (Block) rolls.</text:p>
      <table:table table:name="Table197" table:style-name="Table197">
        <table:table-column table:style-name="Table197.A"/>
        <table:table-column table:style-name="Table197.B"/>
        <table:table-column table:style-name="Table197.C"/>
        <table:table-column table:style-name="Table197.D"/>
        <table:table-column table:style-name="Table197.E"/>
        <table:table-header-rows>
          <table:table-row>
            <table:table-cell table:style-name="TableHeaderRowCell" office:value-type="string">
              <text:p text:style-name="P319">Space</text:p>
            </table:table-cell>
            <table:table-cell table:style-name="TableHeaderRowCell" office:value-type="string">
              <text:p text:style-name="P320">Cost</text:p>
            </table:table-cell>
            <table:table-cell table:style-name="TableHeaderRowCell" office:value-type="string">
              <text:p text:style-name="P321">Supplies</text:p>
            </table:table-cell>
            <table:table-cell table:style-name="TableHeaderRowCell" office:value-type="string">
              <text:p text:style-name="P322">Power</text:p>
            </table:table-cell>
            <table:table-cell table:style-name="TableHeaderRowCell" office:value-type="string">
              <text:p text:style-name="P323">Armor Die</text:p>
            </table:table-cell>
          </table:table-row>
        </table:table-header-rows>
        <table:table-row>
          <table:table-cell table:style-name="TableRowCell" office:value-type="string">
            <text:p text:style-name="P324">0</text:p>
          </table:table-cell>
          <table:table-cell table:style-name="TableRowCell" office:value-type="string">
            <text:p text:style-name="P325">D0</text:p>
          </table:table-cell>
          <table:table-cell table:style-name="TableRowCell" office:value-type="string">
            <text:p text:style-name="P326">0 gears</text:p>
          </table:table-cell>
          <table:table-cell table:style-name="TableRowCell" office:value-type="string">
            <text:p text:style-name="P327">0</text:p>
          </table:table-cell>
          <table:table-cell table:style-name="TableRowCell" office:value-type="string">
            <text:p text:style-name="P328">D0</text:p>
          </table:table-cell>
        </table:table-row>
        <table:table-row>
          <table:table-cell table:style-name="TableRowCell" office:value-type="string">
            <text:p text:style-name="P324">1</text:p>
          </table:table-cell>
          <table:table-cell table:style-name="TableRowCell" office:value-type="string">
            <text:p text:style-name="P325">D6</text:p>
          </table:table-cell>
          <table:table-cell table:style-name="TableRowCell" office:value-type="string">
            <text:p text:style-name="P326">1 gear</text:p>
          </table:table-cell>
          <table:table-cell table:style-name="TableRowCell" office:value-type="string">
            <text:p text:style-name="P327">0</text:p>
          </table:table-cell>
          <table:table-cell table:style-name="TableRowCell" office:value-type="string">
            <text:p text:style-name="P328">D6</text:p>
          </table:table-cell>
        </table:table-row>
        <table:table-row>
          <table:table-cell table:style-name="TableRowCell" office:value-type="string">
            <text:p text:style-name="P324">2</text:p>
          </table:table-cell>
          <table:table-cell table:style-name="TableRowCell" office:value-type="string">
            <text:p text:style-name="P325">D8</text:p>
          </table:table-cell>
          <table:table-cell table:style-name="TableRowCell" office:value-type="string">
            <text:p text:style-name="P326">2 gears</text:p>
          </table:table-cell>
          <table:table-cell table:style-name="TableRowCell" office:value-type="string">
            <text:p text:style-name="P327">0</text:p>
          </table:table-cell>
          <table:table-cell table:style-name="TableRowCell" office:value-type="string">
            <text:p text:style-name="P328">D8</text:p>
          </table:table-cell>
        </table:table-row>
        <table:table-row>
          <table:table-cell table:style-name="TableRowCell" office:value-type="string">
            <text:p text:style-name="P324">4</text:p>
          </table:table-cell>
          <table:table-cell table:style-name="TableRowCell" office:value-type="string">
            <text:p text:style-name="P325">D10</text:p>
          </table:table-cell>
          <table:table-cell table:style-name="TableRowCell" office:value-type="string">
            <text:p text:style-name="P326">3 gears</text:p>
          </table:table-cell>
          <table:table-cell table:style-name="TableRowCell" office:value-type="string">
            <text:p text:style-name="P327">0</text:p>
          </table:table-cell>
          <table:table-cell table:style-name="TableRowCell" office:value-type="string">
            <text:p text:style-name="P328">D10</text:p>
          </table:table-cell>
        </table:table-row>
        <table:table-row>
          <table:table-cell table:style-name="TableRowCell" office:value-type="string">
            <text:p text:style-name="P324">8</text:p>
          </table:table-cell>
          <table:table-cell table:style-name="TableRowCell" office:value-type="string">
            <text:p text:style-name="P325">D12</text:p>
          </table:table-cell>
          <table:table-cell table:style-name="TableRowCell" office:value-type="string">
            <text:p text:style-name="P326">4 gears</text:p>
          </table:table-cell>
          <table:table-cell table:style-name="TableRowCell" office:value-type="string">
            <text:p text:style-name="P327">0</text:p>
          </table:table-cell>
          <table:table-cell table:style-name="TableRowCell" office:value-type="string">
            <text:p text:style-name="P328">D12</text:p>
          </table:table-cell>
        </table:table-row>
      </table:table>
      <text:p text:style-name="Table">Table <text:sequence text:ref-name="refTable122" text:name="Table" text:formula="ooow:Table+1" style:num-format="1">123</text:sequence>: Armor Component</text:p>
      <text:h text:style-name="Heading_20_6" text:outline-level="6"><text:bookmark-start text:name="articulation"/>Articulation<text:bookmark-end text:name="articulation"/></text:h>
      <text:p text:style-name="First_20_paragraph">Clockwork devices are inherently clumsy; if used as replacements for a human’s natural ability, they take a Drop 4 penalty on associated actions. This is primarily the case when someone replaces part of her body with a clockwork limb, such as an arm or a leg. The articulation component reduces those penalties from Drop 4 down to Drop 2, Drop 1 or Drop 0.</text:p>
      <text:p text:style-name="Text_20_body"><text:span text:style-name="T2">Creating an Articulation Component:</text:span> The Medicine (Surgery) specialty is required to create an articulation component with a low Drop penalty. Surgery +1 is required for Drop 1, and Surgery +2 for Drop 0.</text:p>
      <table:table table:name="Table198" table:style-name="Table198">
        <table:table-column table:style-name="Table198.A"/>
        <table:table-column table:style-name="Table198.B"/>
        <table:table-column table:style-name="Table198.C"/>
        <table:table-column table:style-name="Table198.D"/>
        <table:table-column table:style-name="Table198.E"/>
        <table:table-header-rows>
          <table:table-row>
            <table:table-cell table:style-name="TableHeaderRowCell" office:value-type="string">
              <text:p text:style-name="P329">Space</text:p>
            </table:table-cell>
            <table:table-cell table:style-name="TableHeaderRowCell" office:value-type="string">
              <text:p text:style-name="P330">Cost</text:p>
            </table:table-cell>
            <table:table-cell table:style-name="TableHeaderRowCell" office:value-type="string">
              <text:p text:style-name="P331">Supplies</text:p>
            </table:table-cell>
            <table:table-cell table:style-name="TableHeaderRowCell" office:value-type="string">
              <text:p text:style-name="P332">Power</text:p>
            </table:table-cell>
            <table:table-cell table:style-name="TableHeaderRowCell" office:value-type="string">
              <text:p text:style-name="P333">Penalty</text:p>
            </table:table-cell>
          </table:table-row>
        </table:table-header-rows>
        <table:table-row>
          <table:table-cell table:style-name="TableRowCell" office:value-type="string">
            <text:p text:style-name="P334">0</text:p>
          </table:table-cell>
          <table:table-cell table:style-name="TableRowCell" office:value-type="string">
            <text:p text:style-name="P335">D0</text:p>
          </table:table-cell>
          <table:table-cell table:style-name="TableRowCell" office:value-type="string">
            <text:p text:style-name="P336">0 gears</text:p>
          </table:table-cell>
          <table:table-cell table:style-name="TableRowCell" office:value-type="string">
            <text:p text:style-name="P337">0</text:p>
          </table:table-cell>
          <table:table-cell table:style-name="TableRowCell" office:value-type="string">
            <text:p text:style-name="P338">Drop 4</text:p>
          </table:table-cell>
        </table:table-row>
        <table:table-row>
          <table:table-cell table:style-name="TableRowCell" office:value-type="string">
            <text:p text:style-name="P334">1</text:p>
          </table:table-cell>
          <table:table-cell table:style-name="TableRowCell" office:value-type="string">
            <text:p text:style-name="P335">D0</text:p>
          </table:table-cell>
          <table:table-cell table:style-name="TableRowCell" office:value-type="string">
            <text:p text:style-name="P336">0 gears</text:p>
          </table:table-cell>
          <table:table-cell table:style-name="TableRowCell" office:value-type="string">
            <text:p text:style-name="P337">0</text:p>
          </table:table-cell>
          <table:table-cell table:style-name="TableRowCell" office:value-type="string">
            <text:p text:style-name="P338">Drop 2</text:p>
          </table:table-cell>
        </table:table-row>
        <table:table-row>
          <table:table-cell table:style-name="TableRowCell" office:value-type="string">
            <text:p text:style-name="P334">2</text:p>
          </table:table-cell>
          <table:table-cell table:style-name="TableRowCell" office:value-type="string">
            <text:p text:style-name="P335">D0</text:p>
          </table:table-cell>
          <table:table-cell table:style-name="TableRowCell" office:value-type="string">
            <text:p text:style-name="P336">0 gears</text:p>
          </table:table-cell>
          <table:table-cell table:style-name="TableRowCell" office:value-type="string">
            <text:p text:style-name="P337">0</text:p>
          </table:table-cell>
          <table:table-cell table:style-name="TableRowCell" office:value-type="string">
            <text:p text:style-name="P338">Drop 1</text:p>
          </table:table-cell>
        </table:table-row>
        <table:table-row>
          <table:table-cell table:style-name="TableRowCell" office:value-type="string">
            <text:p text:style-name="P334">0</text:p>
          </table:table-cell>
          <table:table-cell table:style-name="TableRowCell" office:value-type="string">
            <text:p text:style-name="P335">D6</text:p>
          </table:table-cell>
          <table:table-cell table:style-name="TableRowCell" office:value-type="string">
            <text:p text:style-name="P336">1 gear</text:p>
          </table:table-cell>
          <table:table-cell table:style-name="TableRowCell" office:value-type="string">
            <text:p text:style-name="P337">0</text:p>
          </table:table-cell>
          <table:table-cell table:style-name="TableRowCell" office:value-type="string">
            <text:p text:style-name="P338">Drop 2</text:p>
          </table:table-cell>
        </table:table-row>
        <table:table-row>
          <table:table-cell table:style-name="TableRowCell" office:value-type="string">
            <text:p text:style-name="P334">1</text:p>
          </table:table-cell>
          <table:table-cell table:style-name="TableRowCell" office:value-type="string">
            <text:p text:style-name="P335">D6</text:p>
          </table:table-cell>
          <table:table-cell table:style-name="TableRowCell" office:value-type="string">
            <text:p text:style-name="P336">1 gear</text:p>
          </table:table-cell>
          <table:table-cell table:style-name="TableRowCell" office:value-type="string">
            <text:p text:style-name="P337">0</text:p>
          </table:table-cell>
          <table:table-cell table:style-name="TableRowCell" office:value-type="string">
            <text:p text:style-name="P338">Drop 1</text:p>
          </table:table-cell>
        </table:table-row>
        <table:table-row>
          <table:table-cell table:style-name="TableRowCell" office:value-type="string">
            <text:p text:style-name="P334">2</text:p>
          </table:table-cell>
          <table:table-cell table:style-name="TableRowCell" office:value-type="string">
            <text:p text:style-name="P335">D6</text:p>
          </table:table-cell>
          <table:table-cell table:style-name="TableRowCell" office:value-type="string">
            <text:p text:style-name="P336">1 gear</text:p>
          </table:table-cell>
          <table:table-cell table:style-name="TableRowCell" office:value-type="string">
            <text:p text:style-name="P337">0</text:p>
          </table:table-cell>
          <table:table-cell table:style-name="TableRowCell" office:value-type="string">
            <text:p text:style-name="P338">Drop 0</text:p>
          </table:table-cell>
        </table:table-row>
        <table:table-row>
          <table:table-cell table:style-name="TableRowCell" office:value-type="string">
            <text:p text:style-name="P334">0</text:p>
          </table:table-cell>
          <table:table-cell table:style-name="TableRowCell" office:value-type="string">
            <text:p text:style-name="P335">D8</text:p>
          </table:table-cell>
          <table:table-cell table:style-name="TableRowCell" office:value-type="string">
            <text:p text:style-name="P336">2 gears</text:p>
          </table:table-cell>
          <table:table-cell table:style-name="TableRowCell" office:value-type="string">
            <text:p text:style-name="P337">0</text:p>
          </table:table-cell>
          <table:table-cell table:style-name="TableRowCell" office:value-type="string">
            <text:p text:style-name="P338">Drop 1</text:p>
          </table:table-cell>
        </table:table-row>
        <table:table-row>
          <table:table-cell table:style-name="TableRowCell" office:value-type="string">
            <text:p text:style-name="P334">1</text:p>
          </table:table-cell>
          <table:table-cell table:style-name="TableRowCell" office:value-type="string">
            <text:p text:style-name="P335">D8</text:p>
          </table:table-cell>
          <table:table-cell table:style-name="TableRowCell" office:value-type="string">
            <text:p text:style-name="P336">2 gears</text:p>
          </table:table-cell>
          <table:table-cell table:style-name="TableRowCell" office:value-type="string">
            <text:p text:style-name="P337">0</text:p>
          </table:table-cell>
          <table:table-cell table:style-name="TableRowCell" office:value-type="string">
            <text:p text:style-name="P338">Drop 0</text:p>
          </table:table-cell>
        </table:table-row>
        <table:table-row>
          <table:table-cell table:style-name="TableRowCell" office:value-type="string">
            <text:p text:style-name="P334">0</text:p>
          </table:table-cell>
          <table:table-cell table:style-name="TableRowCell" office:value-type="string">
            <text:p text:style-name="P335">D10</text:p>
          </table:table-cell>
          <table:table-cell table:style-name="TableRowCell" office:value-type="string">
            <text:p text:style-name="P336">3 gears</text:p>
          </table:table-cell>
          <table:table-cell table:style-name="TableRowCell" office:value-type="string">
            <text:p text:style-name="P337">0</text:p>
          </table:table-cell>
          <table:table-cell table:style-name="TableRowCell" office:value-type="string">
            <text:p text:style-name="P338">Drop 0</text:p>
          </table:table-cell>
        </table:table-row>
      </table:table>
      <text:p text:style-name="Table">Table <text:sequence text:ref-name="refTable123" text:name="Table" text:formula="ooow:Table+1" style:num-format="1">124</text:sequence>: Articulation Component</text:p>
      <text:h text:style-name="Heading_20_6" text:outline-level="6"><text:bookmark-start text:name="calculation"/>Calculation<text:bookmark-end text:name="calculation"/></text:h>
      <text:p text:style-name="First_20_paragraph">The calculation component gives the device the ability to compute certain values when given appropriate information. The simplest form of calculation is simple timekeeping; nearly any clockwork device can be made to function as a clock.</text:p>
      <text:p text:style-name="Text_20_body">More advanced calculations can compute the calendar date (including holy days and stellar phenomenon), plot out a navigation course, do complex polynomial math such as ballistics, or even do relatively complex analytical analysis.</text:p>
      <text:p text:style-name="Text_20_body">Unless the device has the measurement component, it is reliant upon user input for all appropriate information, such as the longitude and latitude, the weather conditions, and so on. Faulty data can lead to faulty calculations.</text:p>
      <text:p text:style-name="Text_20_body"><text:span text:style-name="T2">Creating a Calculation Component:</text:span> The Science (Calculus) specialty is required to create a calculation component and it requires the use of clockwork gears to do so. The maximum number of clockwork gears that can be spent to create a calculation component is equal to the creator’s ranks in Science (Calculus).</text:p>
      <table:table table:name="Table199" table:style-name="Table199">
        <table:table-column table:style-name="Table199.A"/>
        <table:table-column table:style-name="Table199.B"/>
        <table:table-column table:style-name="Table199.C"/>
        <table:table-column table:style-name="Table199.D"/>
        <table:table-column table:style-name="Table199.E"/>
        <table:table-header-rows>
          <table:table-row>
            <table:table-cell table:style-name="TableHeaderRowCell" office:value-type="string">
              <text:p text:style-name="P339">Space</text:p>
            </table:table-cell>
            <table:table-cell table:style-name="TableHeaderRowCell" office:value-type="string">
              <text:p text:style-name="P340">Cost</text:p>
            </table:table-cell>
            <table:table-cell table:style-name="TableHeaderRowCell" office:value-type="string">
              <text:p text:style-name="P341">Supplies</text:p>
            </table:table-cell>
            <table:table-cell table:style-name="TableHeaderRowCell" office:value-type="string">
              <text:p text:style-name="P342">Power</text:p>
            </table:table-cell>
            <table:table-cell table:style-name="TableHeaderRowCell" office:value-type="string">
              <text:p text:style-name="Table_20_Heading">Calculation Complexity</text:p>
            </table:table-cell>
          </table:table-row>
        </table:table-header-rows>
        <table:table-row>
          <table:table-cell table:style-name="TableRowCell" office:value-type="string">
            <text:p text:style-name="P343">0</text:p>
          </table:table-cell>
          <table:table-cell table:style-name="TableRowCell" office:value-type="string">
            <text:p text:style-name="P344">D0</text:p>
          </table:table-cell>
          <table:table-cell table:style-name="TableRowCell" office:value-type="string">
            <text:p text:style-name="P345">0 gears</text:p>
          </table:table-cell>
          <table:table-cell table:style-name="TableRowCell" office:value-type="string">
            <text:p text:style-name="P346">1</text:p>
          </table:table-cell>
          <table:table-cell table:style-name="TableRowCell" office:value-type="string">
            <text:p text:style-name="Table_20_Contents">Timekeeping</text:p>
          </table:table-cell>
        </table:table-row>
        <table:table-row>
          <table:table-cell table:style-name="TableRowCell" office:value-type="string">
            <text:p text:style-name="P343">1</text:p>
          </table:table-cell>
          <table:table-cell table:style-name="TableRowCell" office:value-type="string">
            <text:p text:style-name="P344">D6</text:p>
          </table:table-cell>
          <table:table-cell table:style-name="TableRowCell" office:value-type="string">
            <text:p text:style-name="P345">1 gear</text:p>
          </table:table-cell>
          <table:table-cell table:style-name="TableRowCell" office:value-type="string">
            <text:p text:style-name="P346">1</text:p>
          </table:table-cell>
          <table:table-cell table:style-name="TableRowCell" office:value-type="string">
            <text:p text:style-name="Table_20_Contents">Calendar</text:p>
          </table:table-cell>
        </table:table-row>
        <table:table-row>
          <table:table-cell table:style-name="TableRowCell" office:value-type="string">
            <text:p text:style-name="P343">2</text:p>
          </table:table-cell>
          <table:table-cell table:style-name="TableRowCell" office:value-type="string">
            <text:p text:style-name="P344">D8</text:p>
          </table:table-cell>
          <table:table-cell table:style-name="TableRowCell" office:value-type="string">
            <text:p text:style-name="P345">2 gears</text:p>
          </table:table-cell>
          <table:table-cell table:style-name="TableRowCell" office:value-type="string">
            <text:p text:style-name="P346">1</text:p>
          </table:table-cell>
          <table:table-cell table:style-name="TableRowCell" office:value-type="string">
            <text:p text:style-name="Table_20_Contents">Navigation</text:p>
          </table:table-cell>
        </table:table-row>
        <table:table-row>
          <table:table-cell table:style-name="TableRowCell" office:value-type="string">
            <text:p text:style-name="P343">4</text:p>
          </table:table-cell>
          <table:table-cell table:style-name="TableRowCell" office:value-type="string">
            <text:p text:style-name="P344">D10</text:p>
          </table:table-cell>
          <table:table-cell table:style-name="TableRowCell" office:value-type="string">
            <text:p text:style-name="P345">3 gears</text:p>
          </table:table-cell>
          <table:table-cell table:style-name="TableRowCell" office:value-type="string">
            <text:p text:style-name="P346">1</text:p>
          </table:table-cell>
          <table:table-cell table:style-name="TableRowCell" office:value-type="string">
            <text:p text:style-name="Table_20_Contents">Polynomials</text:p>
          </table:table-cell>
        </table:table-row>
        <table:table-row>
          <table:table-cell table:style-name="TableRowCell" office:value-type="string">
            <text:p text:style-name="P343">8</text:p>
          </table:table-cell>
          <table:table-cell table:style-name="TableRowCell" office:value-type="string">
            <text:p text:style-name="P344">D12</text:p>
          </table:table-cell>
          <table:table-cell table:style-name="TableRowCell" office:value-type="string">
            <text:p text:style-name="P345">4 gears</text:p>
          </table:table-cell>
          <table:table-cell table:style-name="TableRowCell" office:value-type="string">
            <text:p text:style-name="P346">1</text:p>
          </table:table-cell>
          <table:table-cell table:style-name="TableRowCell" office:value-type="string">
            <text:p text:style-name="Table_20_Contents">Analytics</text:p>
          </table:table-cell>
        </table:table-row>
      </table:table>
      <text:p text:style-name="Table">Table <text:sequence text:ref-name="refTable124" text:name="Table" text:formula="ooow:Table+1" style:num-format="1">125</text:sequence>: Calculation Component</text:p>
      <text:h text:style-name="Heading_20_6" text:outline-level="6"><text:bookmark-start text:name="carry"/>Carry<text:bookmark-end text:name="carry"/></text:h>
      <text:p text:style-name="First_20_paragraph">The carry component gives a device the ability to lift additional weight. Most devices with the movement component have enough carrying capacity to lift themselves, including a normal load; some have even greater capacity depending on their use.</text:p>
      <table:table table:name="Table200" table:style-name="Table200">
        <table:table-column table:style-name="Table200.A"/>
        <table:table-column table:style-name="Table200.B"/>
        <table:table-column table:style-name="Table200.C"/>
        <table:table-column table:style-name="Table200.D"/>
        <table:table-column table:style-name="Table200.E"/>
        <table:table-header-rows>
          <table:table-row>
            <table:table-cell table:style-name="TableHeaderRowCell" office:value-type="string">
              <text:p text:style-name="P347">Space</text:p>
            </table:table-cell>
            <table:table-cell table:style-name="TableHeaderRowCell" office:value-type="string">
              <text:p text:style-name="P348">Cost</text:p>
            </table:table-cell>
            <table:table-cell table:style-name="TableHeaderRowCell" office:value-type="string">
              <text:p text:style-name="P349">Supplies</text:p>
            </table:table-cell>
            <table:table-cell table:style-name="TableHeaderRowCell" office:value-type="string">
              <text:p text:style-name="P350">Power</text:p>
            </table:table-cell>
            <table:table-cell table:style-name="TableHeaderRowCell" office:value-type="string">
              <text:p text:style-name="P351">Carrying Capacity</text:p>
            </table:table-cell>
          </table:table-row>
        </table:table-header-rows>
        <table:table-row>
          <table:table-cell table:style-name="TableRowCell" office:value-type="string">
            <text:p text:style-name="P352">0</text:p>
          </table:table-cell>
          <table:table-cell table:style-name="TableRowCell" office:value-type="string">
            <text:p text:style-name="P353">D0</text:p>
          </table:table-cell>
          <table:table-cell table:style-name="TableRowCell" office:value-type="string">
            <text:p text:style-name="P354">0 gears</text:p>
          </table:table-cell>
          <table:table-cell table:style-name="TableRowCell" office:value-type="string">
            <text:p text:style-name="P355">1</text:p>
          </table:table-cell>
          <table:table-cell table:style-name="TableRowCell" office:value-type="string">
            <text:p text:style-name="P356">Pocket</text:p>
          </table:table-cell>
        </table:table-row>
        <table:table-row>
          <table:table-cell table:style-name="TableRowCell" office:value-type="string">
            <text:p text:style-name="P352">0</text:p>
          </table:table-cell>
          <table:table-cell table:style-name="TableRowCell" office:value-type="string">
            <text:p text:style-name="P353">D0</text:p>
          </table:table-cell>
          <table:table-cell table:style-name="TableRowCell" office:value-type="string">
            <text:p text:style-name="P354">0 gears</text:p>
          </table:table-cell>
          <table:table-cell table:style-name="TableRowCell" office:value-type="string">
            <text:p text:style-name="P355">1</text:p>
          </table:table-cell>
          <table:table-cell table:style-name="TableRowCell" office:value-type="string">
            <text:p text:style-name="P356">Handheld</text:p>
          </table:table-cell>
        </table:table-row>
        <table:table-row>
          <table:table-cell table:style-name="TableRowCell" office:value-type="string">
            <text:p text:style-name="P352">1</text:p>
          </table:table-cell>
          <table:table-cell table:style-name="TableRowCell" office:value-type="string">
            <text:p text:style-name="P353">D6</text:p>
          </table:table-cell>
          <table:table-cell table:style-name="TableRowCell" office:value-type="string">
            <text:p text:style-name="P354">1 gear</text:p>
          </table:table-cell>
          <table:table-cell table:style-name="TableRowCell" office:value-type="string">
            <text:p text:style-name="P355">1</text:p>
          </table:table-cell>
          <table:table-cell table:style-name="TableRowCell" office:value-type="string">
            <text:p text:style-name="P356">Portable</text:p>
          </table:table-cell>
        </table:table-row>
        <table:table-row>
          <table:table-cell table:style-name="TableRowCell" office:value-type="string">
            <text:p text:style-name="P352">2</text:p>
          </table:table-cell>
          <table:table-cell table:style-name="TableRowCell" office:value-type="string">
            <text:p text:style-name="P353">D6</text:p>
          </table:table-cell>
          <table:table-cell table:style-name="TableRowCell" office:value-type="string">
            <text:p text:style-name="P354">1 gear</text:p>
          </table:table-cell>
          <table:table-cell table:style-name="TableRowCell" office:value-type="string">
            <text:p text:style-name="P355">1</text:p>
          </table:table-cell>
          <table:table-cell table:style-name="TableRowCell" office:value-type="string">
            <text:p text:style-name="P356">Person</text:p>
          </table:table-cell>
        </table:table-row>
        <table:table-row>
          <table:table-cell table:style-name="TableRowCell" office:value-type="string">
            <text:p text:style-name="P352">4</text:p>
          </table:table-cell>
          <table:table-cell table:style-name="TableRowCell" office:value-type="string">
            <text:p text:style-name="P353">D8</text:p>
          </table:table-cell>
          <table:table-cell table:style-name="TableRowCell" office:value-type="string">
            <text:p text:style-name="P354">2 gears</text:p>
          </table:table-cell>
          <table:table-cell table:style-name="TableRowCell" office:value-type="string">
            <text:p text:style-name="P355">2</text:p>
          </table:table-cell>
          <table:table-cell table:style-name="TableRowCell" office:value-type="string">
            <text:p text:style-name="P356">Carriage</text:p>
          </table:table-cell>
        </table:table-row>
        <table:table-row>
          <table:table-cell table:style-name="TableRowCell" office:value-type="string">
            <text:p text:style-name="P352">8</text:p>
          </table:table-cell>
          <table:table-cell table:style-name="TableRowCell" office:value-type="string">
            <text:p text:style-name="P353">D10</text:p>
          </table:table-cell>
          <table:table-cell table:style-name="TableRowCell" office:value-type="string">
            <text:p text:style-name="P354">3 gears</text:p>
          </table:table-cell>
          <table:table-cell table:style-name="TableRowCell" office:value-type="string">
            <text:p text:style-name="P355">4</text:p>
          </table:table-cell>
          <table:table-cell table:style-name="TableRowCell" office:value-type="string">
            <text:p text:style-name="P356">Room</text:p>
          </table:table-cell>
        </table:table-row>
        <table:table-row>
          <table:table-cell table:style-name="TableRowCell" office:value-type="string">
            <text:p text:style-name="P352">16</text:p>
          </table:table-cell>
          <table:table-cell table:style-name="TableRowCell" office:value-type="string">
            <text:p text:style-name="P353">D12</text:p>
          </table:table-cell>
          <table:table-cell table:style-name="TableRowCell" office:value-type="string">
            <text:p text:style-name="P354">4 gears</text:p>
          </table:table-cell>
          <table:table-cell table:style-name="TableRowCell" office:value-type="string">
            <text:p text:style-name="P355">8</text:p>
          </table:table-cell>
          <table:table-cell table:style-name="TableRowCell" office:value-type="string">
            <text:p text:style-name="P356">Building</text:p>
          </table:table-cell>
        </table:table-row>
      </table:table>
      <text:p text:style-name="Table">Table <text:sequence text:ref-name="refTable125" text:name="Table" text:formula="ooow:Table+1" style:num-format="1">126</text:sequence>: Carry Component</text:p>
      <text:h text:style-name="Heading_20_6" text:outline-level="6"><text:bookmark-start text:name="delay-timer"/>Delay Timer<text:bookmark-end text:name="delay-timer"/></text:h>
      <text:p text:style-name="First_20_paragraph">A delay timer prevents a power source from providing power to a device until a fixed amount of time has passed. To use the delay trigger component, first it must be armed and the length of delay set. The delay durations shown are not randomly determined but are set by the user, although each with a set range has a minimum of one time unit.</text:p>
      <text:p text:style-name="Text_20_body">Delay timers are most frequently used with blackpowder flintlock or tension trigger power sources, and often trigger projectile weapon traps or bombs.</text:p>
      <table:table table:name="Table201" table:style-name="Table201">
        <table:table-column table:style-name="Table201.A"/>
        <table:table-column table:style-name="Table201.B"/>
        <table:table-column table:style-name="Table201.C"/>
        <table:table-column table:style-name="Table201.D"/>
        <table:table-column table:style-name="Table201.E"/>
        <table:table-column table:style-name="Table201.F"/>
        <table:table-header-rows>
          <table:table-row>
            <table:table-cell table:style-name="TableHeaderRowCell" office:value-type="string">
              <text:p text:style-name="P357">Space</text:p>
            </table:table-cell>
            <table:table-cell table:style-name="TableHeaderRowCell" office:value-type="string">
              <text:p text:style-name="P358">Cost</text:p>
            </table:table-cell>
            <table:table-cell table:style-name="TableHeaderRowCell" office:value-type="string">
              <text:p text:style-name="P359">Supplies</text:p>
            </table:table-cell>
            <table:table-cell table:style-name="TableHeaderRowCell" office:value-type="string">
              <text:p text:style-name="P360">Power</text:p>
            </table:table-cell>
            <table:table-cell table:style-name="TableHeaderRowCell" office:value-type="string">
              <text:p text:style-name="Table_20_Heading">Arm</text:p>
            </table:table-cell>
            <table:table-cell table:style-name="TableHeaderRowCell" office:value-type="string">
              <text:p text:style-name="Table_20_Heading">Delay Duration</text:p>
            </table:table-cell>
          </table:table-row>
        </table:table-header-rows>
        <table:table-row>
          <table:table-cell table:style-name="TableRowCell" office:value-type="string">
            <text:p text:style-name="P361">1</text:p>
          </table:table-cell>
          <table:table-cell table:style-name="TableRowCell" office:value-type="string">
            <text:p text:style-name="P362">D0</text:p>
          </table:table-cell>
          <table:table-cell table:style-name="TableRowCell" office:value-type="string">
            <text:p text:style-name="P363">0 gears</text:p>
          </table:table-cell>
          <table:table-cell table:style-name="TableRowCell" office:value-type="string">
            <text:p text:style-name="P364">0</text:p>
          </table:table-cell>
          <table:table-cell table:style-name="TableRowCell" office:value-type="string">
            <text:p text:style-name="Table_20_Contents">Drop 2</text:p>
          </table:table-cell>
          <table:table-cell table:style-name="TableRowCell" office:value-type="string">
            <text:p text:style-name="Table_20_Contents">End of current action</text:p>
          </table:table-cell>
        </table:table-row>
        <table:table-row>
          <table:table-cell table:style-name="TableRowCell" office:value-type="string">
            <text:p text:style-name="P361">1</text:p>
          </table:table-cell>
          <table:table-cell table:style-name="TableRowCell" office:value-type="string">
            <text:p text:style-name="P362">D6</text:p>
          </table:table-cell>
          <table:table-cell table:style-name="TableRowCell" office:value-type="string">
            <text:p text:style-name="P363">1 gear</text:p>
          </table:table-cell>
          <table:table-cell table:style-name="TableRowCell" office:value-type="string">
            <text:p text:style-name="P364">0</text:p>
          </table:table-cell>
          <table:table-cell table:style-name="TableRowCell" office:value-type="string">
            <text:p text:style-name="Table_20_Contents">1 Turn</text:p>
          </table:table-cell>
          <table:table-cell table:style-name="TableRowCell" office:value-type="string">
            <text:p text:style-name="Table_20_Contents">1-10 Turns</text:p>
          </table:table-cell>
        </table:table-row>
        <table:table-row>
          <table:table-cell table:style-name="TableRowCell" office:value-type="string">
            <text:p text:style-name="P361">1</text:p>
          </table:table-cell>
          <table:table-cell table:style-name="TableRowCell" office:value-type="string">
            <text:p text:style-name="P362">D8</text:p>
          </table:table-cell>
          <table:table-cell table:style-name="TableRowCell" office:value-type="string">
            <text:p text:style-name="P363">2 gears</text:p>
          </table:table-cell>
          <table:table-cell table:style-name="TableRowCell" office:value-type="string">
            <text:p text:style-name="P364">0</text:p>
          </table:table-cell>
          <table:table-cell table:style-name="TableRowCell" office:value-type="string">
            <text:p text:style-name="Table_20_Contents">1 Turn</text:p>
          </table:table-cell>
          <table:table-cell table:style-name="TableRowCell" office:value-type="string">
            <text:p text:style-name="Table_20_Contents">1-10 Minutes</text:p>
          </table:table-cell>
        </table:table-row>
        <table:table-row>
          <table:table-cell table:style-name="TableRowCell" office:value-type="string">
            <text:p text:style-name="P361">1</text:p>
          </table:table-cell>
          <table:table-cell table:style-name="TableRowCell" office:value-type="string">
            <text:p text:style-name="P362">D10</text:p>
          </table:table-cell>
          <table:table-cell table:style-name="TableRowCell" office:value-type="string">
            <text:p text:style-name="P363">3 gears</text:p>
          </table:table-cell>
          <table:table-cell table:style-name="TableRowCell" office:value-type="string">
            <text:p text:style-name="P364">0</text:p>
          </table:table-cell>
          <table:table-cell table:style-name="TableRowCell" office:value-type="string">
            <text:p text:style-name="Table_20_Contents">1 minute</text:p>
          </table:table-cell>
          <table:table-cell table:style-name="TableRowCell" office:value-type="string">
            <text:p text:style-name="Table_20_Contents">1-8 Hours</text:p>
          </table:table-cell>
        </table:table-row>
        <table:table-row>
          <table:table-cell table:style-name="TableRowCell" office:value-type="string">
            <text:p text:style-name="P361">1</text:p>
          </table:table-cell>
          <table:table-cell table:style-name="TableRowCell" office:value-type="string">
            <text:p text:style-name="P362">D12</text:p>
          </table:table-cell>
          <table:table-cell table:style-name="TableRowCell" office:value-type="string">
            <text:p text:style-name="P363">4 gears</text:p>
          </table:table-cell>
          <table:table-cell table:style-name="TableRowCell" office:value-type="string">
            <text:p text:style-name="P364">0</text:p>
          </table:table-cell>
          <table:table-cell table:style-name="TableRowCell" office:value-type="string">
            <text:p text:style-name="Table_20_Contents">1 minute</text:p>
          </table:table-cell>
          <table:table-cell table:style-name="TableRowCell" office:value-type="string">
            <text:p text:style-name="Table_20_Contents">1-6 Days</text:p>
          </table:table-cell>
        </table:table-row>
      </table:table>
      <text:p text:style-name="Table">Table <text:sequence text:ref-name="refTable126" text:name="Table" text:formula="ooow:Table+1" style:num-format="1">127</text:sequence>: Delay Timer Component</text:p>
      <text:h text:style-name="Heading_20_6" text:outline-level="6"><text:bookmark-start text:name="efficiency"/>Efficiency<text:bookmark-end text:name="efficiency"/></text:h>
      <text:p text:style-name="First_20_paragraph">The efficiency component reduces the time necessary to do a simple, repetitive task. For combined actions, this reduces the Drop penalty by 1, 2 or 4 – but with a minimum of Drop 1. For other repetitive tasks this reduces the time needed to complete those tasks, through mechanical automation. For example, a mechanized loom could cut in half the time needed to produce simple cloth.</text:p>
      <text:p text:style-name="Text_20_body">An efficiency component cannot reduce the time of complex tasks that involve specialty rolls, such as charmweaving or surgery.</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header-rows>
          <table:table-row>
            <table:table-cell table:style-name="TableHeaderRowCell" office:value-type="string">
              <text:p text:style-name="P365">Space</text:p>
            </table:table-cell>
            <table:table-cell table:style-name="TableHeaderRowCell" office:value-type="string">
              <text:p text:style-name="P366">Cost</text:p>
            </table:table-cell>
            <table:table-cell table:style-name="TableHeaderRowCell" office:value-type="string">
              <text:p text:style-name="P367">Supplies</text:p>
            </table:table-cell>
            <table:table-cell table:style-name="TableHeaderRowCell" office:value-type="string">
              <text:p text:style-name="P368">Power</text:p>
            </table:table-cell>
            <table:table-cell table:style-name="TableHeaderRowCell" office:value-type="string">
              <text:p text:style-name="Table_20_Heading">Drop Reduction</text:p>
            </table:table-cell>
            <table:table-cell table:style-name="TableHeaderRowCell" office:value-type="string">
              <text:p text:style-name="Table_20_Heading">Time Reduction</text:p>
            </table:table-cell>
          </table:table-row>
        </table:table-header-rows>
        <table:table-row>
          <table:table-cell table:style-name="TableRowCell" office:value-type="string">
            <text:p text:style-name="P369">1</text:p>
          </table:table-cell>
          <table:table-cell table:style-name="TableRowCell" office:value-type="string">
            <text:p text:style-name="P370">D0</text:p>
          </table:table-cell>
          <table:table-cell table:style-name="TableRowCell" office:value-type="string">
            <text:p text:style-name="P371">0 gears</text:p>
          </table:table-cell>
          <table:table-cell table:style-name="TableRowCell" office:value-type="string">
            <text:p text:style-name="P372">1</text:p>
          </table:table-cell>
          <table:table-cell table:style-name="TableRowCell" office:value-type="string">
            <text:p text:style-name="Table_20_Contents">Reduce Drop by 1</text:p>
          </table:table-cell>
          <table:table-cell table:style-name="TableRowCell" office:value-type="string">
            <text:p text:style-name="Table_20_Contents">Reduce Time by 10%</text:p>
          </table:table-cell>
        </table:table-row>
        <table:table-row>
          <table:table-cell table:style-name="TableRowCell" office:value-type="string">
            <text:p text:style-name="P369">2</text:p>
          </table:table-cell>
          <table:table-cell table:style-name="TableRowCell" office:value-type="string">
            <text:p text:style-name="P370">D6</text:p>
          </table:table-cell>
          <table:table-cell table:style-name="TableRowCell" office:value-type="string">
            <text:p text:style-name="P371">1 gear</text:p>
          </table:table-cell>
          <table:table-cell table:style-name="TableRowCell" office:value-type="string">
            <text:p text:style-name="P372">1</text:p>
          </table:table-cell>
          <table:table-cell table:style-name="TableRowCell" office:value-type="string">
            <text:p text:style-name="Table_20_Contents">Reduce Drop by 2</text:p>
          </table:table-cell>
          <table:table-cell table:style-name="TableRowCell" office:value-type="string">
            <text:p text:style-name="Table_20_Contents">Reduce Time by 25%</text:p>
          </table:table-cell>
        </table:table-row>
        <table:table-row>
          <table:table-cell table:style-name="TableRowCell" office:value-type="string">
            <text:p text:style-name="P369">4</text:p>
          </table:table-cell>
          <table:table-cell table:style-name="TableRowCell" office:value-type="string">
            <text:p text:style-name="P370">D8</text:p>
          </table:table-cell>
          <table:table-cell table:style-name="TableRowCell" office:value-type="string">
            <text:p text:style-name="P371">2 gears</text:p>
          </table:table-cell>
          <table:table-cell table:style-name="TableRowCell" office:value-type="string">
            <text:p text:style-name="P372">1</text:p>
          </table:table-cell>
          <table:table-cell table:style-name="TableRowCell" office:value-type="string">
            <text:p text:style-name="Table_20_Contents">Reduce Drop by 4</text:p>
          </table:table-cell>
          <table:table-cell table:style-name="TableRowCell" office:value-type="string">
            <text:p text:style-name="Table_20_Contents">Reduce Time by 50%</text:p>
          </table:table-cell>
        </table:table-row>
        <table:table-row>
          <table:table-cell table:style-name="TableRowCell" office:value-type="string">
            <text:p text:style-name="P369">8</text:p>
          </table:table-cell>
          <table:table-cell table:style-name="TableRowCell" office:value-type="string">
            <text:p text:style-name="P370">D10</text:p>
          </table:table-cell>
          <table:table-cell table:style-name="TableRowCell" office:value-type="string">
            <text:p text:style-name="P371">3 gears</text:p>
          </table:table-cell>
          <table:table-cell table:style-name="TableRowCell" office:value-type="string">
            <text:p text:style-name="P372">2</text:p>
          </table:table-cell>
          <table:table-cell table:style-name="TableRowCell" office:value-type="string">
            <text:p text:style-name="Table_20_Contents">–</text:p>
          </table:table-cell>
          <table:table-cell table:style-name="TableRowCell" office:value-type="string">
            <text:p text:style-name="Table_20_Contents">Reduce Time by 75%</text:p>
          </table:table-cell>
        </table:table-row>
        <table:table-row>
          <table:table-cell table:style-name="TableRowCell" office:value-type="string">
            <text:p text:style-name="P369">16</text:p>
          </table:table-cell>
          <table:table-cell table:style-name="TableRowCell" office:value-type="string">
            <text:p text:style-name="P370">D12</text:p>
          </table:table-cell>
          <table:table-cell table:style-name="TableRowCell" office:value-type="string">
            <text:p text:style-name="P371">4 gears</text:p>
          </table:table-cell>
          <table:table-cell table:style-name="TableRowCell" office:value-type="string">
            <text:p text:style-name="P372">4</text:p>
          </table:table-cell>
          <table:table-cell table:style-name="TableRowCell" office:value-type="string">
            <text:p text:style-name="Table_20_Contents">–</text:p>
          </table:table-cell>
          <table:table-cell table:style-name="TableRowCell" office:value-type="string">
            <text:p text:style-name="Table_20_Contents">Reduce Time by 90%</text:p>
          </table:table-cell>
        </table:table-row>
      </table:table>
      <text:p text:style-name="Table">Table <text:sequence text:ref-name="refTable127" text:name="Table" text:formula="ooow:Table+1" style:num-format="1">128</text:sequence>: Efficiency Component</text:p>
      <text:h text:style-name="Heading_20_6" text:outline-level="6"><text:bookmark-start text:name="explosion"/>Explosion<text:bookmark-end text:name="explosion"/></text:h>
      <text:p text:style-name="First_20_paragraph">This component produces a loud and potentially deadly explosion. It’s used in creating bombs or grenades.</text:p>
      <text:p text:style-name="Text_20_body"><text:span text:style-name="T2">Power Requirement:</text:span> An explosion component can only be powered by a blackpowder flintlock or an alchemical capacitor. Note that blackpowder flintlocks are a lot more effective at powering an explosion than an alchemical capacitor.</text:p>
      <text:p text:style-name="Text_20_body"><text:span text:style-name="T2">Environmental Damage:</text:span> An explosion does damage to everything inside a given area. More powerful explosions also do damage in adjacent areas, and even targets up to 2 areas away for the most powerful explosions. This environmental damage inflicts one yield for one success point, and one wound for three success points.</text:p>
      <text:p text:style-name="Text_20_body"><text:span text:style-name="T2">Self-Destruction:</text:span> Upon use, the device is destroyed by the force of its own explosion.</text:p>
      <text:p text:style-name="Text_20_body"><text:span text:style-name="T2">Creating an Explosion Component:</text:span> The Science (Blackpowder) specialty is required to create an explosion component and it requires the use of blackpowder supplies to do so. The maximum number of blackpowder supplies that can be spent to create an explosion component is equal to the powderworker’s ranks in Science (Blackpowder).</text:p>
      <table:table table:name="Table203" table:style-name="Table203">
        <table:table-column table:style-name="Table203.A"/>
        <table:table-column table:style-name="Table203.B"/>
        <table:table-column table:style-name="Table203.C"/>
        <table:table-column table:style-name="Table203.D"/>
        <table:table-column table:style-name="Table203.E"/>
        <table:table-header-rows>
          <table:table-row>
            <table:table-cell table:style-name="TableHeaderRowCell" office:value-type="string">
              <text:p text:style-name="P373">Space</text:p>
            </table:table-cell>
            <table:table-cell table:style-name="TableHeaderRowCell" office:value-type="string">
              <text:p text:style-name="P374">Cost</text:p>
            </table:table-cell>
            <table:table-cell table:style-name="TableHeaderRowCell" office:value-type="string">
              <text:p text:style-name="P375">Supplies</text:p>
            </table:table-cell>
            <table:table-cell table:style-name="TableHeaderRowCell" office:value-type="string">
              <text:p text:style-name="P376">Power</text:p>
            </table:table-cell>
            <table:table-cell table:style-name="TableHeaderRowCell" office:value-type="string">
              <text:p text:style-name="Table_20_Heading">Environmental Damage (1 area, 2 areas)</text:p>
            </table:table-cell>
          </table:table-row>
        </table:table-header-rows>
        <table:table-row>
          <table:table-cell table:style-name="TableRowCell" office:value-type="string">
            <text:p text:style-name="P377">1</text:p>
          </table:table-cell>
          <table:table-cell table:style-name="TableRowCell" office:value-type="string">
            <text:p text:style-name="P378">D0</text:p>
          </table:table-cell>
          <table:table-cell table:style-name="TableRowCell" office:value-type="string">
            <text:p text:style-name="P379">1 blackpowder charge</text:p>
          </table:table-cell>
          <table:table-cell table:style-name="TableRowCell" office:value-type="string">
            <text:p text:style-name="P380">2</text:p>
          </table:table-cell>
          <table:table-cell table:style-name="TableRowCell" office:value-type="string">
            <text:p text:style-name="Table_20_Contents">3D6</text:p>
          </table:table-cell>
        </table:table-row>
        <table:table-row>
          <table:table-cell table:style-name="TableRowCell" office:value-type="string">
            <text:p text:style-name="P377">1</text:p>
          </table:table-cell>
          <table:table-cell table:style-name="TableRowCell" office:value-type="string">
            <text:p text:style-name="P378">D6</text:p>
          </table:table-cell>
          <table:table-cell table:style-name="TableRowCell" office:value-type="string">
            <text:p text:style-name="P379">2 blackpowder charges</text:p>
          </table:table-cell>
          <table:table-cell table:style-name="TableRowCell" office:value-type="string">
            <text:p text:style-name="P380">4</text:p>
          </table:table-cell>
          <table:table-cell table:style-name="TableRowCell" office:value-type="string">
            <text:p text:style-name="Table_20_Contents">3D8</text:p>
          </table:table-cell>
        </table:table-row>
        <table:table-row>
          <table:table-cell table:style-name="TableRowCell" office:value-type="string">
            <text:p text:style-name="P377">2</text:p>
          </table:table-cell>
          <table:table-cell table:style-name="TableRowCell" office:value-type="string">
            <text:p text:style-name="P378">D8</text:p>
          </table:table-cell>
          <table:table-cell table:style-name="TableRowCell" office:value-type="string">
            <text:p text:style-name="P379">3 blackpowder charges</text:p>
          </table:table-cell>
          <table:table-cell table:style-name="TableRowCell" office:value-type="string">
            <text:p text:style-name="P380">6</text:p>
          </table:table-cell>
          <table:table-cell table:style-name="TableRowCell" office:value-type="string">
            <text:p text:style-name="Table_20_Contents">3D10 (3D6)</text:p>
          </table:table-cell>
        </table:table-row>
        <table:table-row>
          <table:table-cell table:style-name="TableRowCell" office:value-type="string">
            <text:p text:style-name="P377">4</text:p>
          </table:table-cell>
          <table:table-cell table:style-name="TableRowCell" office:value-type="string">
            <text:p text:style-name="P378">D10</text:p>
          </table:table-cell>
          <table:table-cell table:style-name="TableRowCell" office:value-type="string">
            <text:p text:style-name="P379">4 blackpowder charges</text:p>
          </table:table-cell>
          <table:table-cell table:style-name="TableRowCell" office:value-type="string">
            <text:p text:style-name="P380">8</text:p>
          </table:table-cell>
          <table:table-cell table:style-name="TableRowCell" office:value-type="string">
            <text:p text:style-name="Table_20_Contents">3D12 (3D8)</text:p>
          </table:table-cell>
        </table:table-row>
        <table:table-row>
          <table:table-cell table:style-name="TableRowCell" office:value-type="string">
            <text:p text:style-name="P377">8</text:p>
          </table:table-cell>
          <table:table-cell table:style-name="TableRowCell" office:value-type="string">
            <text:p text:style-name="P378">D12</text:p>
          </table:table-cell>
          <table:table-cell table:style-name="TableRowCell" office:value-type="string">
            <text:p text:style-name="P379">5 blackpowder charges</text:p>
          </table:table-cell>
          <table:table-cell table:style-name="TableRowCell" office:value-type="string">
            <text:p text:style-name="P380">10</text:p>
          </table:table-cell>
          <table:table-cell table:style-name="TableRowCell" office:value-type="string">
            <text:p text:style-name="Table_20_Contents">5D12 (3D10, 3D6)</text:p>
          </table:table-cell>
        </table:table-row>
      </table:table>
      <text:p text:style-name="Table">Table <text:sequence text:ref-name="refTable128" text:name="Table" text:formula="ooow:Table+1" style:num-format="1">129</text:sequence>: Explosion Component</text:p>
      <text:h text:style-name="Heading_20_6" text:outline-level="6"><text:bookmark-start text:name="hand-to-hand-weapon"/>Hand-to-Hand Weapon<text:bookmark-end text:name="hand-to-hand-weapon"/></text:h>
      <text:p text:style-name="First_20_paragraph">The Hand-to-Hand Weapon component gives a device the ability to be used as a weapon by granting it a Weapon Die, and assigning it a Weapon Prowess category. Choose one option from each of the following tables to define a complete Hand-to-Hand Weapon.</text:p>
      <text:p text:style-name="Text_20_body"><text:span text:style-name="T2">Size Limit:</text:span> A device with the hand-to-hand weapon component can be no larger than Portable size.</text:p>
      <table:table table:name="Table204" table:style-name="Table204">
        <table:table-column table:style-name="Table204.A"/>
        <table:table-column table:style-name="Table204.B"/>
        <table:table-column table:style-name="Table204.C"/>
        <table:table-column table:style-name="Table204.D"/>
        <table:table-column table:style-name="Table204.E"/>
        <table:table-header-rows>
          <table:table-row>
            <table:table-cell table:style-name="TableHeaderRowCell" office:value-type="string">
              <text:p text:style-name="P381">Space</text:p>
            </table:table-cell>
            <table:table-cell table:style-name="TableHeaderRowCell" office:value-type="string">
              <text:p text:style-name="P382">Cost</text:p>
            </table:table-cell>
            <table:table-cell table:style-name="TableHeaderRowCell" office:value-type="string">
              <text:p text:style-name="P383">Supplies</text:p>
            </table:table-cell>
            <table:table-cell table:style-name="TableHeaderRowCell" office:value-type="string">
              <text:p text:style-name="P384">Power</text:p>
            </table:table-cell>
            <table:table-cell table:style-name="TableHeaderRowCell" office:value-type="string">
              <text:p text:style-name="P385">Weapon Die</text:p>
            </table:table-cell>
          </table:table-row>
        </table:table-header-rows>
        <table:table-row>
          <table:table-cell table:style-name="TableRowCell" office:value-type="string">
            <text:p text:style-name="P386">1</text:p>
          </table:table-cell>
          <table:table-cell table:style-name="TableRowCell" office:value-type="string">
            <text:p text:style-name="P387">D0</text:p>
          </table:table-cell>
          <table:table-cell table:style-name="TableRowCell" office:value-type="string">
            <text:p text:style-name="P388">0 gears</text:p>
          </table:table-cell>
          <table:table-cell table:style-name="TableRowCell" office:value-type="string">
            <text:p text:style-name="P389">0</text:p>
          </table:table-cell>
          <table:table-cell table:style-name="TableRowCell" office:value-type="string">
            <text:p text:style-name="P390">D6</text:p>
          </table:table-cell>
        </table:table-row>
        <table:table-row>
          <table:table-cell table:style-name="TableRowCell" office:value-type="string">
            <text:p text:style-name="P386">2</text:p>
          </table:table-cell>
          <table:table-cell table:style-name="TableRowCell" office:value-type="string">
            <text:p text:style-name="P387">D0</text:p>
          </table:table-cell>
          <table:table-cell table:style-name="TableRowCell" office:value-type="string">
            <text:p text:style-name="P388">0 gears</text:p>
          </table:table-cell>
          <table:table-cell table:style-name="TableRowCell" office:value-type="string">
            <text:p text:style-name="P389">0</text:p>
          </table:table-cell>
          <table:table-cell table:style-name="TableRowCell" office:value-type="string">
            <text:p text:style-name="P390">D8</text:p>
          </table:table-cell>
        </table:table-row>
        <table:table-row>
          <table:table-cell table:style-name="TableRowCell" office:value-type="string">
            <text:p text:style-name="P386">4</text:p>
          </table:table-cell>
          <table:table-cell table:style-name="TableRowCell" office:value-type="string">
            <text:p text:style-name="P387">D6</text:p>
          </table:table-cell>
          <table:table-cell table:style-name="TableRowCell" office:value-type="string">
            <text:p text:style-name="P388">1 gear</text:p>
          </table:table-cell>
          <table:table-cell table:style-name="TableRowCell" office:value-type="string">
            <text:p text:style-name="P389">0</text:p>
          </table:table-cell>
          <table:table-cell table:style-name="TableRowCell" office:value-type="string">
            <text:p text:style-name="P390">D10</text:p>
          </table:table-cell>
        </table:table-row>
        <table:table-row>
          <table:table-cell table:style-name="TableRowCell" office:value-type="string">
            <text:p text:style-name="P386">8</text:p>
          </table:table-cell>
          <table:table-cell table:style-name="TableRowCell" office:value-type="string">
            <text:p text:style-name="P387">D8</text:p>
          </table:table-cell>
          <table:table-cell table:style-name="TableRowCell" office:value-type="string">
            <text:p text:style-name="P388">2 gears</text:p>
          </table:table-cell>
          <table:table-cell table:style-name="TableRowCell" office:value-type="string">
            <text:p text:style-name="P389">0</text:p>
          </table:table-cell>
          <table:table-cell table:style-name="TableRowCell" office:value-type="string">
            <text:p text:style-name="P390">D12</text:p>
          </table:table-cell>
        </table:table-row>
      </table:table>
      <text:p text:style-name="Table">Table <text:sequence text:ref-name="refTable129" text:name="Table" text:formula="ooow:Table+1" style:num-format="1">130</text:sequence>: Hand-to-Hand Weapon Component</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header-rows>
          <table:table-row>
            <table:table-cell table:style-name="TableHeaderRowCell" office:value-type="string">
              <text:p text:style-name="P391">Space</text:p>
            </table:table-cell>
            <table:table-cell table:style-name="TableHeaderRowCell" office:value-type="string">
              <text:p text:style-name="P392">Cost</text:p>
            </table:table-cell>
            <table:table-cell table:style-name="TableHeaderRowCell" office:value-type="string">
              <text:p text:style-name="P393">Supplies</text:p>
            </table:table-cell>
            <table:table-cell table:style-name="TableHeaderRowCell" office:value-type="string">
              <text:p text:style-name="P394">Power</text:p>
            </table:table-cell>
            <table:table-cell table:style-name="TableHeaderRowCell" office:value-type="string">
              <text:p text:style-name="Table_20_Heading">Casing Size</text:p>
            </table:table-cell>
            <table:table-cell table:style-name="TableHeaderRowCell" office:value-type="string">
              <text:p text:style-name="Table_20_Heading">Weapon Prowess</text:p>
            </table:table-cell>
            <table:table-cell table:style-name="TableHeaderRowCell" office:value-type="string">
              <text:p text:style-name="P395">Max Weapon Die</text:p>
            </table:table-cell>
          </table:table-row>
        </table:table-header-rows>
        <table:table-row>
          <table:table-cell table:style-name="TableRowCell" office:value-type="string">
            <text:p text:style-name="P396">+0</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Pocket</text:p>
          </table:table-cell>
          <table:table-cell table:style-name="TableRowCell" office:value-type="string">
            <text:p text:style-name="Table_20_Contents">Knife</text:p>
          </table:table-cell>
          <table:table-cell table:style-name="TableRowCell" office:value-type="string">
            <text:p text:style-name="P400">1D6</text:p>
          </table:table-cell>
        </table:table-row>
        <table:table-row>
          <table:table-cell table:style-name="TableRowCell" office:value-type="string">
            <text:p text:style-name="P396">+0</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Handheld</text:p>
          </table:table-cell>
          <table:table-cell table:style-name="TableRowCell" office:value-type="string">
            <text:p text:style-name="Table_20_Contents">Knife</text:p>
          </table:table-cell>
          <table:table-cell table:style-name="TableRowCell" office:value-type="string">
            <text:p text:style-name="P400">1D8</text:p>
          </table:table-cell>
        </table:table-row>
        <table:table-row>
          <table:table-cell table:style-name="TableRowCell" office:value-type="string">
            <text:p text:style-name="P396">+0</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Handheld</text:p>
          </table:table-cell>
          <table:table-cell table:style-name="TableRowCell" office:value-type="string">
            <text:p text:style-name="Table_20_Contents">Sword</text:p>
          </table:table-cell>
          <table:table-cell table:style-name="TableRowCell" office:value-type="string">
            <text:p text:style-name="P400">1D10</text:p>
          </table:table-cell>
        </table:table-row>
        <table:table-row>
          <table:table-cell table:style-name="TableRowCell" office:value-type="string">
            <text:p text:style-name="P396">+0</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Handheld</text:p>
          </table:table-cell>
          <table:table-cell table:style-name="TableRowCell" office:value-type="string">
            <text:p text:style-name="Table_20_Contents">Cudgel</text:p>
          </table:table-cell>
          <table:table-cell table:style-name="TableRowCell" office:value-type="string">
            <text:p text:style-name="P400">1D10</text:p>
          </table:table-cell>
        </table:table-row>
        <table:table-row>
          <table:table-cell table:style-name="TableRowCell" office:value-type="string">
            <text:p text:style-name="P396">+1</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Portable</text:p>
          </table:table-cell>
          <table:table-cell table:style-name="TableRowCell" office:value-type="string">
            <text:p text:style-name="Table_20_Contents">Sword</text:p>
          </table:table-cell>
          <table:table-cell table:style-name="TableRowCell" office:value-type="string">
            <text:p text:style-name="P400">1D12</text:p>
          </table:table-cell>
        </table:table-row>
        <table:table-row>
          <table:table-cell table:style-name="TableRowCell" office:value-type="string">
            <text:p text:style-name="P396">+2</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Portable</text:p>
          </table:table-cell>
          <table:table-cell table:style-name="TableRowCell" office:value-type="string">
            <text:p text:style-name="Table_20_Contents">Cudgel</text:p>
          </table:table-cell>
          <table:table-cell table:style-name="TableRowCell" office:value-type="string">
            <text:p text:style-name="P400">1D12</text:p>
          </table:table-cell>
        </table:table-row>
        <table:table-row>
          <table:table-cell table:style-name="TableRowCell" office:value-type="string">
            <text:p text:style-name="P396">+0</text:p>
          </table:table-cell>
          <table:table-cell table:style-name="TableRowCell" office:value-type="string">
            <text:p text:style-name="P397">D0</text:p>
          </table:table-cell>
          <table:table-cell table:style-name="TableRowCell" office:value-type="string">
            <text:p text:style-name="P398">0 gears</text:p>
          </table:table-cell>
          <table:table-cell table:style-name="TableRowCell" office:value-type="string">
            <text:p text:style-name="P399">+0</text:p>
          </table:table-cell>
          <table:table-cell table:style-name="TableRowCell" office:value-type="string">
            <text:p text:style-name="Table_20_Contents">Portable</text:p>
          </table:table-cell>
          <table:table-cell table:style-name="TableRowCell" office:value-type="string">
            <text:p text:style-name="Table_20_Contents">Pike</text:p>
          </table:table-cell>
          <table:table-cell table:style-name="TableRowCell" office:value-type="string">
            <text:p text:style-name="P400">1D12</text:p>
          </table:table-cell>
        </table:table-row>
      </table:table>
      <text:p text:style-name="Table">Table <text:sequence text:ref-name="refTable130" text:name="Table" text:formula="ooow:Table+1" style:num-format="1">131</text:sequence>: Hand-To-Hand Weapon Component Options</text:p>
      <text:h text:style-name="Heading_20_6" text:outline-level="6"><text:bookmark-start text:name="injector"/>Injector<text:bookmark-end text:name="injector"/></text:h>
      <text:p text:style-name="First_20_paragraph">The injector component gives a device the ability to inject a fluid, such as an alchemical solution or a vial of poison, into a living creature. A device can hold only one dose and it takes a Drop 4 action to refill the device.</text:p>
      <text:p text:style-name="Text_20_body">Using the device in a combat situation requires a Medicine (Poisons) roll to deliver its payload.</text:p>
      <table:table table:name="Table206" table:style-name="Table206">
        <table:table-column table:style-name="Table206.A"/>
        <table:table-column table:style-name="Table206.B"/>
        <table:table-column table:style-name="Table206.C"/>
        <table:table-column table:style-name="Table206.D"/>
        <table:table-header-rows>
          <table:table-row>
            <table:table-cell table:style-name="TableHeaderRowCell" office:value-type="string">
              <text:p text:style-name="P401">Space</text:p>
            </table:table-cell>
            <table:table-cell table:style-name="TableHeaderRowCell" office:value-type="string">
              <text:p text:style-name="P402">Cost</text:p>
            </table:table-cell>
            <table:table-cell table:style-name="TableHeaderRowCell" office:value-type="string">
              <text:p text:style-name="P403">Supplies</text:p>
            </table:table-cell>
            <table:table-cell table:style-name="TableHeaderRowCell" office:value-type="string">
              <text:p text:style-name="P404">Power</text:p>
            </table:table-cell>
          </table:table-row>
        </table:table-header-rows>
        <table:table-row>
          <table:table-cell table:style-name="TableRowCell" office:value-type="string">
            <text:p text:style-name="P405">1</text:p>
          </table:table-cell>
          <table:table-cell table:style-name="TableRowCell" office:value-type="string">
            <text:p text:style-name="P406">D6</text:p>
          </table:table-cell>
          <table:table-cell table:style-name="TableRowCell" office:value-type="string">
            <text:p text:style-name="P407">1 gear</text:p>
          </table:table-cell>
          <table:table-cell table:style-name="TableRowCell" office:value-type="string">
            <text:p text:style-name="P408">1</text:p>
          </table:table-cell>
        </table:table-row>
        <table:table-row>
          <table:table-cell table:style-name="TableRowCell" office:value-type="string">
            <text:p text:style-name="P405">1</text:p>
          </table:table-cell>
          <table:table-cell table:style-name="TableRowCell" office:value-type="string">
            <text:p text:style-name="P406">D8</text:p>
          </table:table-cell>
          <table:table-cell table:style-name="TableRowCell" office:value-type="string">
            <text:p text:style-name="P407">2 gears</text:p>
          </table:table-cell>
          <table:table-cell table:style-name="TableRowCell" office:value-type="string">
            <text:p text:style-name="P408">0</text:p>
          </table:table-cell>
        </table:table-row>
      </table:table>
      <text:p text:style-name="Table">Table <text:sequence text:ref-name="refTable131" text:name="Table" text:formula="ooow:Table+1" style:num-format="1">132</text:sequence>: Injector Component</text:p>
      <text:h text:style-name="Heading_20_6" text:outline-level="6"><text:bookmark-start text:name="item-die"/>Item Die<text:bookmark-end text:name="item-die"/></text:h>
      <text:p text:style-name="First_20_paragraph">The item die component allows you to add an Item Die for one specialty to a device. For example, a spyglass could provide an Item Die on Observation (Perceive) rolls, or a tricked-out screwdriver could provide an Item Die on Science (Clockwork) rolls.</text:p>
      <text:p text:style-name="Text_20_body">To provide a bonus to more than one specialty, add another Item Die component for each additional specialty.</text:p>
      <text:p text:style-name="Text_20_body"><text:span text:style-name="T2">Defense (Parry), Dueling:</text:span> Use the Hand-to-Hand Weapon component to add a melee Weapon Die to a device.</text:p>
      <text:p text:style-name="Text_20_body"><text:span text:style-name="T2">Defense (Block):</text:span> Use the Armor component to add an Armor Die to a device.</text:p>
      <text:p text:style-name="Text_20_body"><text:span text:style-name="T2">Initiative:</text:span> These specialties can never benefit from an Item Die.</text:p>
      <text:p text:style-name="Text_20_body"><text:span text:style-name="T2">Military (Aim):</text:span> Use the Projectile Weapon component to add a ranged Weapon Die to a device.</text:p>
      <table:table table:name="Table207" table:style-name="Table207">
        <table:table-column table:style-name="Table207.A"/>
        <table:table-column table:style-name="Table207.B"/>
        <table:table-column table:style-name="Table207.C"/>
        <table:table-column table:style-name="Table207.D"/>
        <table:table-column table:style-name="Table207.E"/>
        <table:table-header-rows>
          <table:table-row>
            <table:table-cell table:style-name="TableHeaderRowCell" office:value-type="string">
              <text:p text:style-name="P409">Space</text:p>
            </table:table-cell>
            <table:table-cell table:style-name="TableHeaderRowCell" office:value-type="string">
              <text:p text:style-name="P410">Cost</text:p>
            </table:table-cell>
            <table:table-cell table:style-name="TableHeaderRowCell" office:value-type="string">
              <text:p text:style-name="P411">Supplies</text:p>
            </table:table-cell>
            <table:table-cell table:style-name="TableHeaderRowCell" office:value-type="string">
              <text:p text:style-name="P412">Power</text:p>
            </table:table-cell>
            <table:table-cell table:style-name="TableHeaderRowCell" office:value-type="string">
              <text:p text:style-name="P413">Item Die</text:p>
            </table:table-cell>
          </table:table-row>
        </table:table-header-rows>
        <table:table-row>
          <table:table-cell table:style-name="TableRowCell" office:value-type="string">
            <text:p text:style-name="P414">1</text:p>
          </table:table-cell>
          <table:table-cell table:style-name="TableRowCell" office:value-type="string">
            <text:p text:style-name="P415">D0</text:p>
          </table:table-cell>
          <table:table-cell table:style-name="TableRowCell" office:value-type="string">
            <text:p text:style-name="P416">0 gears</text:p>
          </table:table-cell>
          <table:table-cell table:style-name="TableRowCell" office:value-type="string">
            <text:p text:style-name="P417">0</text:p>
          </table:table-cell>
          <table:table-cell table:style-name="TableRowCell" office:value-type="string">
            <text:p text:style-name="P418">D6</text:p>
          </table:table-cell>
        </table:table-row>
        <table:table-row>
          <table:table-cell table:style-name="TableRowCell" office:value-type="string">
            <text:p text:style-name="P414">2</text:p>
          </table:table-cell>
          <table:table-cell table:style-name="TableRowCell" office:value-type="string">
            <text:p text:style-name="P415">D6</text:p>
          </table:table-cell>
          <table:table-cell table:style-name="TableRowCell" office:value-type="string">
            <text:p text:style-name="P416">1 gear</text:p>
          </table:table-cell>
          <table:table-cell table:style-name="TableRowCell" office:value-type="string">
            <text:p text:style-name="P417">0</text:p>
          </table:table-cell>
          <table:table-cell table:style-name="TableRowCell" office:value-type="string">
            <text:p text:style-name="P418">D8</text:p>
          </table:table-cell>
        </table:table-row>
        <table:table-row>
          <table:table-cell table:style-name="TableRowCell" office:value-type="string">
            <text:p text:style-name="P414">4</text:p>
          </table:table-cell>
          <table:table-cell table:style-name="TableRowCell" office:value-type="string">
            <text:p text:style-name="P415">D8</text:p>
          </table:table-cell>
          <table:table-cell table:style-name="TableRowCell" office:value-type="string">
            <text:p text:style-name="P416">2 gears</text:p>
          </table:table-cell>
          <table:table-cell table:style-name="TableRowCell" office:value-type="string">
            <text:p text:style-name="P417">1</text:p>
          </table:table-cell>
          <table:table-cell table:style-name="TableRowCell" office:value-type="string">
            <text:p text:style-name="P418">D10</text:p>
          </table:table-cell>
        </table:table-row>
        <table:table-row>
          <table:table-cell table:style-name="TableRowCell" office:value-type="string">
            <text:p text:style-name="P414">8</text:p>
          </table:table-cell>
          <table:table-cell table:style-name="TableRowCell" office:value-type="string">
            <text:p text:style-name="P415">D10</text:p>
          </table:table-cell>
          <table:table-cell table:style-name="TableRowCell" office:value-type="string">
            <text:p text:style-name="P416">3 gears</text:p>
          </table:table-cell>
          <table:table-cell table:style-name="TableRowCell" office:value-type="string">
            <text:p text:style-name="P417">2</text:p>
          </table:table-cell>
          <table:table-cell table:style-name="TableRowCell" office:value-type="string">
            <text:p text:style-name="P418">D12</text:p>
          </table:table-cell>
        </table:table-row>
      </table:table>
      <text:p text:style-name="Table">Table <text:sequence text:ref-name="refTable132" text:name="Table" text:formula="ooow:Table+1" style:num-format="1">133</text:sequence>: Item Die Component</text:p>
      <text:h text:style-name="Heading_20_6" text:outline-level="6"><text:bookmark-start text:name="magazine"/>Magazine<text:bookmark-end text:name="magazine"/></text:h>
      <text:p text:style-name="First_20_paragraph">A magazine component holds multiple shots of ammunition (bullets and powder or quarrels, for example) for a device with the projectile weapon component. The amount held in each magazine, and the time required to reload the device with a full magazine, are shown in the table below.</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header-rows>
          <table:table-row>
            <table:table-cell table:style-name="TableHeaderRowCell" office:value-type="string">
              <text:p text:style-name="P419">Space</text:p>
            </table:table-cell>
            <table:table-cell table:style-name="TableHeaderRowCell" office:value-type="string">
              <text:p text:style-name="P420">Cost</text:p>
            </table:table-cell>
            <table:table-cell table:style-name="TableHeaderRowCell" office:value-type="string">
              <text:p text:style-name="P421">Supplies</text:p>
            </table:table-cell>
            <table:table-cell table:style-name="TableHeaderRowCell" office:value-type="string">
              <text:p text:style-name="P422">Power</text:p>
            </table:table-cell>
            <table:table-cell table:style-name="TableHeaderRowCell" office:value-type="string">
              <text:p text:style-name="P423">Shots</text:p>
            </table:table-cell>
            <table:table-cell table:style-name="TableHeaderRowCell" office:value-type="string">
              <text:p text:style-name="Table_20_Heading">Reload</text:p>
            </table:table-cell>
          </table:table-row>
        </table:table-header-rows>
        <table:table-row>
          <table:table-cell table:style-name="TableRowCell" office:value-type="string">
            <text:p text:style-name="P424">1</text:p>
          </table:table-cell>
          <table:table-cell table:style-name="TableRowCell" office:value-type="string">
            <text:p text:style-name="P425">D0</text:p>
          </table:table-cell>
          <table:table-cell table:style-name="TableRowCell" office:value-type="string">
            <text:p text:style-name="P426">0 gears</text:p>
          </table:table-cell>
          <table:table-cell table:style-name="TableRowCell" office:value-type="string">
            <text:p text:style-name="P427">0</text:p>
          </table:table-cell>
          <table:table-cell table:style-name="TableRowCell" office:value-type="string">
            <text:p text:style-name="P428">2</text:p>
          </table:table-cell>
          <table:table-cell table:style-name="TableRowCell" office:value-type="string">
            <text:p text:style-name="Table_20_Contents">Drop 4</text:p>
          </table:table-cell>
        </table:table-row>
        <table:table-row>
          <table:table-cell table:style-name="TableRowCell" office:value-type="string">
            <text:p text:style-name="P424">1</text:p>
          </table:table-cell>
          <table:table-cell table:style-name="TableRowCell" office:value-type="string">
            <text:p text:style-name="P425">D6</text:p>
          </table:table-cell>
          <table:table-cell table:style-name="TableRowCell" office:value-type="string">
            <text:p text:style-name="P426">1 gear</text:p>
          </table:table-cell>
          <table:table-cell table:style-name="TableRowCell" office:value-type="string">
            <text:p text:style-name="P427">0</text:p>
          </table:table-cell>
          <table:table-cell table:style-name="TableRowCell" office:value-type="string">
            <text:p text:style-name="P428">4</text:p>
          </table:table-cell>
          <table:table-cell table:style-name="TableRowCell" office:value-type="string">
            <text:p text:style-name="Table_20_Contents">Drop 4</text:p>
          </table:table-cell>
        </table:table-row>
        <table:table-row>
          <table:table-cell table:style-name="TableRowCell" office:value-type="string">
            <text:p text:style-name="P424">2</text:p>
          </table:table-cell>
          <table:table-cell table:style-name="TableRowCell" office:value-type="string">
            <text:p text:style-name="P425">D8</text:p>
          </table:table-cell>
          <table:table-cell table:style-name="TableRowCell" office:value-type="string">
            <text:p text:style-name="P426">2 gears</text:p>
          </table:table-cell>
          <table:table-cell table:style-name="TableRowCell" office:value-type="string">
            <text:p text:style-name="P427">0</text:p>
          </table:table-cell>
          <table:table-cell table:style-name="TableRowCell" office:value-type="string">
            <text:p text:style-name="P428">8</text:p>
          </table:table-cell>
          <table:table-cell table:style-name="TableRowCell" office:value-type="string">
            <text:p text:style-name="Table_20_Contents">2 Turns</text:p>
          </table:table-cell>
        </table:table-row>
        <table:table-row>
          <table:table-cell table:style-name="TableRowCell" office:value-type="string">
            <text:p text:style-name="P424">4</text:p>
          </table:table-cell>
          <table:table-cell table:style-name="TableRowCell" office:value-type="string">
            <text:p text:style-name="P425">D10</text:p>
          </table:table-cell>
          <table:table-cell table:style-name="TableRowCell" office:value-type="string">
            <text:p text:style-name="P426">3 gears</text:p>
          </table:table-cell>
          <table:table-cell table:style-name="TableRowCell" office:value-type="string">
            <text:p text:style-name="P427">0</text:p>
          </table:table-cell>
          <table:table-cell table:style-name="TableRowCell" office:value-type="string">
            <text:p text:style-name="P428">16</text:p>
          </table:table-cell>
          <table:table-cell table:style-name="TableRowCell" office:value-type="string">
            <text:p text:style-name="Table_20_Contents">3 Turns</text:p>
          </table:table-cell>
        </table:table-row>
        <table:table-row>
          <table:table-cell table:style-name="TableRowCell" office:value-type="string">
            <text:p text:style-name="P424">8</text:p>
          </table:table-cell>
          <table:table-cell table:style-name="TableRowCell" office:value-type="string">
            <text:p text:style-name="P425">D12</text:p>
          </table:table-cell>
          <table:table-cell table:style-name="TableRowCell" office:value-type="string">
            <text:p text:style-name="P426">4 gears</text:p>
          </table:table-cell>
          <table:table-cell table:style-name="TableRowCell" office:value-type="string">
            <text:p text:style-name="P427">0</text:p>
          </table:table-cell>
          <table:table-cell table:style-name="TableRowCell" office:value-type="string">
            <text:p text:style-name="P428">32</text:p>
          </table:table-cell>
          <table:table-cell table:style-name="TableRowCell" office:value-type="string">
            <text:p text:style-name="Table_20_Contents">4 Turns</text:p>
          </table:table-cell>
        </table:table-row>
      </table:table>
      <text:p text:style-name="Table">Table <text:sequence text:ref-name="refTable133" text:name="Table" text:formula="ooow:Table+1" style:num-format="1">134</text:sequence>: Magazine Component</text:p>
      <text:h text:style-name="Heading_20_6" text:outline-level="6"><text:bookmark-start text:name="measurement"/>Measurement<text:bookmark-end text:name="measurement"/></text:h>
      <text:p text:style-name="First_20_paragraph">The measurement component allows a device to take a reading of the physical environment around it. By default, this is displayed on the device in some way. Examples of qualities that can be measured include the temperature, barometric pressure, altitude, longitude and latitude, velocity, oceanic depth, compass directions, sound levels, and more. A worn device could measure the wearer’s speed, heart rate, or blood pressure.</text:p>
      <text:p text:style-name="Text_20_body">A measurement component is often tied to a calculation component to allow the device to process the information that it measures.</text:p>
      <table:table table:name="Table209" table:style-name="Table209">
        <table:table-column table:style-name="Table209.A"/>
        <table:table-column table:style-name="Table209.B"/>
        <table:table-column table:style-name="Table209.C"/>
        <table:table-column table:style-name="Table209.D"/>
        <table:table-column table:style-name="Table209.E"/>
        <table:table-header-rows>
          <table:table-row>
            <table:table-cell table:style-name="TableHeaderRowCell" office:value-type="string">
              <text:p text:style-name="P429">Space</text:p>
            </table:table-cell>
            <table:table-cell table:style-name="TableHeaderRowCell" office:value-type="string">
              <text:p text:style-name="P430">Cost</text:p>
            </table:table-cell>
            <table:table-cell table:style-name="TableHeaderRowCell" office:value-type="string">
              <text:p text:style-name="P431">Supplies</text:p>
            </table:table-cell>
            <table:table-cell table:style-name="TableHeaderRowCell" office:value-type="string">
              <text:p text:style-name="P432">Power</text:p>
            </table:table-cell>
            <table:table-cell table:style-name="TableHeaderRowCell" office:value-type="string">
              <text:p text:style-name="P433">Qualities Measured</text:p>
            </table:table-cell>
          </table:table-row>
        </table:table-header-rows>
        <table:table-row>
          <table:table-cell table:style-name="TableRowCell" office:value-type="string">
            <text:p text:style-name="P434">1</text:p>
          </table:table-cell>
          <table:table-cell table:style-name="TableRowCell" office:value-type="string">
            <text:p text:style-name="P435">D0</text:p>
          </table:table-cell>
          <table:table-cell table:style-name="TableRowCell" office:value-type="string">
            <text:p text:style-name="P436">0 gears</text:p>
          </table:table-cell>
          <table:table-cell table:style-name="TableRowCell" office:value-type="string">
            <text:p text:style-name="P437">1</text:p>
          </table:table-cell>
          <table:table-cell table:style-name="TableRowCell" office:value-type="string">
            <text:p text:style-name="P438">1</text:p>
          </table:table-cell>
        </table:table-row>
        <table:table-row>
          <table:table-cell table:style-name="TableRowCell" office:value-type="string">
            <text:p text:style-name="P434">1</text:p>
          </table:table-cell>
          <table:table-cell table:style-name="TableRowCell" office:value-type="string">
            <text:p text:style-name="P435">D6</text:p>
          </table:table-cell>
          <table:table-cell table:style-name="TableRowCell" office:value-type="string">
            <text:p text:style-name="P436">1 gear</text:p>
          </table:table-cell>
          <table:table-cell table:style-name="TableRowCell" office:value-type="string">
            <text:p text:style-name="P437">0</text:p>
          </table:table-cell>
          <table:table-cell table:style-name="TableRowCell" office:value-type="string">
            <text:p text:style-name="P438">1</text:p>
          </table:table-cell>
        </table:table-row>
        <table:table-row>
          <table:table-cell table:style-name="TableRowCell" office:value-type="string">
            <text:p text:style-name="P434">1</text:p>
          </table:table-cell>
          <table:table-cell table:style-name="TableRowCell" office:value-type="string">
            <text:p text:style-name="P435">D6</text:p>
          </table:table-cell>
          <table:table-cell table:style-name="TableRowCell" office:value-type="string">
            <text:p text:style-name="P436">1 gear</text:p>
          </table:table-cell>
          <table:table-cell table:style-name="TableRowCell" office:value-type="string">
            <text:p text:style-name="P437">1</text:p>
          </table:table-cell>
          <table:table-cell table:style-name="TableRowCell" office:value-type="string">
            <text:p text:style-name="P438">2</text:p>
          </table:table-cell>
        </table:table-row>
        <table:table-row>
          <table:table-cell table:style-name="TableRowCell" office:value-type="string">
            <text:p text:style-name="P434">1</text:p>
          </table:table-cell>
          <table:table-cell table:style-name="TableRowCell" office:value-type="string">
            <text:p text:style-name="P435">D8</text:p>
          </table:table-cell>
          <table:table-cell table:style-name="TableRowCell" office:value-type="string">
            <text:p text:style-name="P436">2 gears</text:p>
          </table:table-cell>
          <table:table-cell table:style-name="TableRowCell" office:value-type="string">
            <text:p text:style-name="P437">0</text:p>
          </table:table-cell>
          <table:table-cell table:style-name="TableRowCell" office:value-type="string">
            <text:p text:style-name="P438">2</text:p>
          </table:table-cell>
        </table:table-row>
        <table:table-row>
          <table:table-cell table:style-name="TableRowCell" office:value-type="string">
            <text:p text:style-name="P434">1</text:p>
          </table:table-cell>
          <table:table-cell table:style-name="TableRowCell" office:value-type="string">
            <text:p text:style-name="P435">D8</text:p>
          </table:table-cell>
          <table:table-cell table:style-name="TableRowCell" office:value-type="string">
            <text:p text:style-name="P436">2 gears</text:p>
          </table:table-cell>
          <table:table-cell table:style-name="TableRowCell" office:value-type="string">
            <text:p text:style-name="P437">2</text:p>
          </table:table-cell>
          <table:table-cell table:style-name="TableRowCell" office:value-type="string">
            <text:p text:style-name="P438">4</text:p>
          </table:table-cell>
        </table:table-row>
        <table:table-row>
          <table:table-cell table:style-name="TableRowCell" office:value-type="string">
            <text:p text:style-name="P434">2</text:p>
          </table:table-cell>
          <table:table-cell table:style-name="TableRowCell" office:value-type="string">
            <text:p text:style-name="P435">D10</text:p>
          </table:table-cell>
          <table:table-cell table:style-name="TableRowCell" office:value-type="string">
            <text:p text:style-name="P436">3 gears</text:p>
          </table:table-cell>
          <table:table-cell table:style-name="TableRowCell" office:value-type="string">
            <text:p text:style-name="P437">0</text:p>
          </table:table-cell>
          <table:table-cell table:style-name="TableRowCell" office:value-type="string">
            <text:p text:style-name="P438">4</text:p>
          </table:table-cell>
        </table:table-row>
        <table:table-row>
          <table:table-cell table:style-name="TableRowCell" office:value-type="string">
            <text:p text:style-name="P434">2</text:p>
          </table:table-cell>
          <table:table-cell table:style-name="TableRowCell" office:value-type="string">
            <text:p text:style-name="P435">D10</text:p>
          </table:table-cell>
          <table:table-cell table:style-name="TableRowCell" office:value-type="string">
            <text:p text:style-name="P436">3 gears</text:p>
          </table:table-cell>
          <table:table-cell table:style-name="TableRowCell" office:value-type="string">
            <text:p text:style-name="P437">2</text:p>
          </table:table-cell>
          <table:table-cell table:style-name="TableRowCell" office:value-type="string">
            <text:p text:style-name="P438">8</text:p>
          </table:table-cell>
        </table:table-row>
        <table:table-row>
          <table:table-cell table:style-name="TableRowCell" office:value-type="string">
            <text:p text:style-name="P434">4</text:p>
          </table:table-cell>
          <table:table-cell table:style-name="TableRowCell" office:value-type="string">
            <text:p text:style-name="P435">D12</text:p>
          </table:table-cell>
          <table:table-cell table:style-name="TableRowCell" office:value-type="string">
            <text:p text:style-name="P436">4 gears</text:p>
          </table:table-cell>
          <table:table-cell table:style-name="TableRowCell" office:value-type="string">
            <text:p text:style-name="P437">0</text:p>
          </table:table-cell>
          <table:table-cell table:style-name="TableRowCell" office:value-type="string">
            <text:p text:style-name="P438">8</text:p>
          </table:table-cell>
        </table:table-row>
        <table:table-row>
          <table:table-cell table:style-name="TableRowCell" office:value-type="string">
            <text:p text:style-name="P434">4</text:p>
          </table:table-cell>
          <table:table-cell table:style-name="TableRowCell" office:value-type="string">
            <text:p text:style-name="P435">D12</text:p>
          </table:table-cell>
          <table:table-cell table:style-name="TableRowCell" office:value-type="string">
            <text:p text:style-name="P436">4 gears</text:p>
          </table:table-cell>
          <table:table-cell table:style-name="TableRowCell" office:value-type="string">
            <text:p text:style-name="P437">4</text:p>
          </table:table-cell>
          <table:table-cell table:style-name="TableRowCell" office:value-type="string">
            <text:p text:style-name="P438">16</text:p>
          </table:table-cell>
        </table:table-row>
      </table:table>
      <text:p text:style-name="Table">Table <text:sequence text:ref-name="refTable134" text:name="Table" text:formula="ooow:Table+1" style:num-format="1">135</text:sequence>: Measurement Component</text:p>
      <text:h text:style-name="Heading_20_6" text:outline-level="6"><text:bookmark-start text:name="miniaturization"/>Miniaturization<text:bookmark-end text:name="miniaturization"/></text:h>
      <text:p text:style-name="First_20_paragraph">The miniaturization component doesn’t actually add any capabilities to a device, but it makes it easier to fit more into the casing of the device. The component makes space in the device by reducing the size of existing components; this is reflected by additional gear space that is added to that of the casing.</text:p>
      <text:p text:style-name="Text_20_body"><text:span text:style-name="T2">Unique Component:</text:span> A device can have only one miniaturization component.</text:p>
      <table:table table:name="Table210" table:style-name="Table210">
        <table:table-column table:style-name="Table210.A"/>
        <table:table-column table:style-name="Table210.B"/>
        <table:table-column table:style-name="Table210.C"/>
        <table:table-column table:style-name="Table210.D"/>
        <table:table-column table:style-name="Table210.E"/>
        <table:table-header-rows>
          <table:table-row>
            <table:table-cell table:style-name="TableHeaderRowCell" office:value-type="string">
              <text:p text:style-name="P439">Space</text:p>
            </table:table-cell>
            <table:table-cell table:style-name="TableHeaderRowCell" office:value-type="string">
              <text:p text:style-name="P440">Cost</text:p>
            </table:table-cell>
            <table:table-cell table:style-name="TableHeaderRowCell" office:value-type="string">
              <text:p text:style-name="P441">Supplies</text:p>
            </table:table-cell>
            <table:table-cell table:style-name="TableHeaderRowCell" office:value-type="string">
              <text:p text:style-name="P442">Power</text:p>
            </table:table-cell>
            <table:table-cell table:style-name="TableHeaderRowCell" office:value-type="string">
              <text:p text:style-name="P443">Additional Gear Space</text:p>
            </table:table-cell>
          </table:table-row>
        </table:table-header-rows>
        <table:table-row>
          <table:table-cell table:style-name="TableRowCell" office:value-type="string">
            <text:p text:style-name="P444">0</text:p>
          </table:table-cell>
          <table:table-cell table:style-name="TableRowCell" office:value-type="string">
            <text:p text:style-name="P445">D0</text:p>
          </table:table-cell>
          <table:table-cell table:style-name="TableRowCell" office:value-type="string">
            <text:p text:style-name="P446">0 gears</text:p>
          </table:table-cell>
          <table:table-cell table:style-name="TableRowCell" office:value-type="string">
            <text:p text:style-name="P447">0</text:p>
          </table:table-cell>
          <table:table-cell table:style-name="TableRowCell" office:value-type="string">
            <text:p text:style-name="P448">+1</text:p>
          </table:table-cell>
        </table:table-row>
        <table:table-row>
          <table:table-cell table:style-name="TableRowCell" office:value-type="string">
            <text:p text:style-name="P444">0</text:p>
          </table:table-cell>
          <table:table-cell table:style-name="TableRowCell" office:value-type="string">
            <text:p text:style-name="P445">D6</text:p>
          </table:table-cell>
          <table:table-cell table:style-name="TableRowCell" office:value-type="string">
            <text:p text:style-name="P446">1 gear</text:p>
          </table:table-cell>
          <table:table-cell table:style-name="TableRowCell" office:value-type="string">
            <text:p text:style-name="P447">0</text:p>
          </table:table-cell>
          <table:table-cell table:style-name="TableRowCell" office:value-type="string">
            <text:p text:style-name="P448">+2</text:p>
          </table:table-cell>
        </table:table-row>
        <table:table-row>
          <table:table-cell table:style-name="TableRowCell" office:value-type="string">
            <text:p text:style-name="P444">0</text:p>
          </table:table-cell>
          <table:table-cell table:style-name="TableRowCell" office:value-type="string">
            <text:p text:style-name="P445">D8</text:p>
          </table:table-cell>
          <table:table-cell table:style-name="TableRowCell" office:value-type="string">
            <text:p text:style-name="P446">2 gears</text:p>
          </table:table-cell>
          <table:table-cell table:style-name="TableRowCell" office:value-type="string">
            <text:p text:style-name="P447">0</text:p>
          </table:table-cell>
          <table:table-cell table:style-name="TableRowCell" office:value-type="string">
            <text:p text:style-name="P448">+4</text:p>
          </table:table-cell>
        </table:table-row>
        <table:table-row>
          <table:table-cell table:style-name="TableRowCell" office:value-type="string">
            <text:p text:style-name="P444">0</text:p>
          </table:table-cell>
          <table:table-cell table:style-name="TableRowCell" office:value-type="string">
            <text:p text:style-name="P445">D10</text:p>
          </table:table-cell>
          <table:table-cell table:style-name="TableRowCell" office:value-type="string">
            <text:p text:style-name="P446">3 gears</text:p>
          </table:table-cell>
          <table:table-cell table:style-name="TableRowCell" office:value-type="string">
            <text:p text:style-name="P447">0</text:p>
          </table:table-cell>
          <table:table-cell table:style-name="TableRowCell" office:value-type="string">
            <text:p text:style-name="P448">+6</text:p>
          </table:table-cell>
        </table:table-row>
        <table:table-row>
          <table:table-cell table:style-name="TableRowCell" office:value-type="string">
            <text:p text:style-name="P444">0</text:p>
          </table:table-cell>
          <table:table-cell table:style-name="TableRowCell" office:value-type="string">
            <text:p text:style-name="P445">D12</text:p>
          </table:table-cell>
          <table:table-cell table:style-name="TableRowCell" office:value-type="string">
            <text:p text:style-name="P446">4 gears</text:p>
          </table:table-cell>
          <table:table-cell table:style-name="TableRowCell" office:value-type="string">
            <text:p text:style-name="P447">0</text:p>
          </table:table-cell>
          <table:table-cell table:style-name="TableRowCell" office:value-type="string">
            <text:p text:style-name="P448">+8</text:p>
          </table:table-cell>
        </table:table-row>
      </table:table>
      <text:p text:style-name="Table">Table <text:sequence text:ref-name="refTable135" text:name="Table" text:formula="ooow:Table+1" style:num-format="1">136</text:sequence>: Miniaturization Component</text:p>
      <text:h text:style-name="Heading_20_6" text:outline-level="6"><text:bookmark-start text:name="movement"/>Movement<text:bookmark-end text:name="movement"/></text:h>
      <text:p text:style-name="First_20_paragraph">The movement component gives the device the ability to move itself.</text:p>
      <text:p text:style-name="Text_20_body"><text:span text:style-name="T2">Carry Component Required:</text:span> A device with a movement component must have a carry component of at least the same size as the device’s casing.</text:p>
      <text:p text:style-name="Text_20_body"><text:span text:style-name="T2">Roll:</text:span> The device moves at half speed when not on a road or other flat surface.</text:p>
      <text:p text:style-name="Text_20_body"><text:span text:style-name="T2">Climb:</text:span> The device can move up and down vertically.</text:p>
      <text:p text:style-name="Text_20_body"><text:span text:style-name="T2">Step:</text:span> The device can walk like a human or animal.</text:p>
      <text:p text:style-name="Text_20_body"><text:span text:style-name="T2">Glide:</text:span> The device must maintain at least Walk speed in order to stay aloft.</text:p>
      <text:p text:style-name="Text_20_body"><text:span text:style-name="T2">Float:</text:span> The device is a boat or ship and can travel on the surface of the water.</text:p>
      <text:p text:style-name="Text_20_body"><text:span text:style-name="T2">Submerge:</text:span> In addition to being able to float on the surface of the water, the device can go beneath the waves like a submersible.</text:p>
      <text:p text:style-name="Text_20_body"><text:span text:style-name="T2">Fly:</text:span> The device can fly through the air. Unless it is powered by a Phlogistone Furnace, the device must maintain a minimum of Walk speed in order to stay aloft.</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header-rows>
          <table:table-row>
            <table:table-cell table:style-name="TableHeaderRowCell" office:value-type="string">
              <text:p text:style-name="P449">Space</text:p>
            </table:table-cell>
            <table:table-cell table:style-name="TableHeaderRowCell" office:value-type="string">
              <text:p text:style-name="P450">Cost</text:p>
            </table:table-cell>
            <table:table-cell table:style-name="TableHeaderRowCell" office:value-type="string">
              <text:p text:style-name="P451">Supplies</text:p>
            </table:table-cell>
            <table:table-cell table:style-name="TableHeaderRowCell" office:value-type="string">
              <text:p text:style-name="P452">Power</text:p>
            </table:table-cell>
            <table:table-cell table:style-name="TableHeaderRowCell" office:value-type="string">
              <text:p text:style-name="P453">Walk</text:p>
            </table:table-cell>
            <table:table-cell table:style-name="TableHeaderRowCell" office:value-type="string">
              <text:p text:style-name="P454">Run</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55">1</text:p>
          </table:table-cell>
          <table:table-cell table:style-name="TableRowCell" office:value-type="string">
            <text:p text:style-name="P456">D0</text:p>
          </table:table-cell>
          <table:table-cell table:style-name="TableRowCell" office:value-type="string">
            <text:p text:style-name="P457">0 gears</text:p>
          </table:table-cell>
          <table:table-cell table:style-name="TableRowCell" office:value-type="string">
            <text:p text:style-name="P458">0</text:p>
          </table:table-cell>
          <table:table-cell table:style-name="TableRowCell" office:value-type="string">
            <text:p text:style-name="P459">0 Areas</text:p>
          </table:table-cell>
          <table:table-cell table:style-name="TableRowCell" office:value-type="string">
            <text:p text:style-name="P460">1 Area</text:p>
          </table:table-cell>
          <table:table-cell table:style-name="TableRowCell" office:value-type="string">
            <text:p text:style-name="Table_20_Contents">1 league per hour</text:p>
          </table:table-cell>
        </table:table-row>
        <table:table-row>
          <table:table-cell table:style-name="TableRowCell" office:value-type="string">
            <text:p text:style-name="P455">1</text:p>
          </table:table-cell>
          <table:table-cell table:style-name="TableRowCell" office:value-type="string">
            <text:p text:style-name="P456">D6</text:p>
          </table:table-cell>
          <table:table-cell table:style-name="TableRowCell" office:value-type="string">
            <text:p text:style-name="P457">1 gear</text:p>
          </table:table-cell>
          <table:table-cell table:style-name="TableRowCell" office:value-type="string">
            <text:p text:style-name="P458">1</text:p>
          </table:table-cell>
          <table:table-cell table:style-name="TableRowCell" office:value-type="string">
            <text:p text:style-name="P459">1 Area</text:p>
          </table:table-cell>
          <table:table-cell table:style-name="TableRowCell" office:value-type="string">
            <text:p text:style-name="P460">2 Areas</text:p>
          </table:table-cell>
          <table:table-cell table:style-name="TableRowCell" office:value-type="string">
            <text:p text:style-name="Table_20_Contents">3 leagues per hour</text:p>
          </table:table-cell>
        </table:table-row>
        <table:table-row>
          <table:table-cell table:style-name="TableRowCell" office:value-type="string">
            <text:p text:style-name="P455">2</text:p>
          </table:table-cell>
          <table:table-cell table:style-name="TableRowCell" office:value-type="string">
            <text:p text:style-name="P456">D8</text:p>
          </table:table-cell>
          <table:table-cell table:style-name="TableRowCell" office:value-type="string">
            <text:p text:style-name="P457">2 gears</text:p>
          </table:table-cell>
          <table:table-cell table:style-name="TableRowCell" office:value-type="string">
            <text:p text:style-name="P458">2</text:p>
          </table:table-cell>
          <table:table-cell table:style-name="TableRowCell" office:value-type="string">
            <text:p text:style-name="P459">1 Area</text:p>
          </table:table-cell>
          <table:table-cell table:style-name="TableRowCell" office:value-type="string">
            <text:p text:style-name="P460">3 Areas</text:p>
          </table:table-cell>
          <table:table-cell table:style-name="TableRowCell" office:value-type="string">
            <text:p text:style-name="Table_20_Contents">6 leagues per hour</text:p>
          </table:table-cell>
        </table:table-row>
        <table:table-row>
          <table:table-cell table:style-name="TableRowCell" office:value-type="string">
            <text:p text:style-name="P455">4</text:p>
          </table:table-cell>
          <table:table-cell table:style-name="TableRowCell" office:value-type="string">
            <text:p text:style-name="P456">D10</text:p>
          </table:table-cell>
          <table:table-cell table:style-name="TableRowCell" office:value-type="string">
            <text:p text:style-name="P457">3 gears</text:p>
          </table:table-cell>
          <table:table-cell table:style-name="TableRowCell" office:value-type="string">
            <text:p text:style-name="P458">3</text:p>
          </table:table-cell>
          <table:table-cell table:style-name="TableRowCell" office:value-type="string">
            <text:p text:style-name="P459">1 Area</text:p>
          </table:table-cell>
          <table:table-cell table:style-name="TableRowCell" office:value-type="string">
            <text:p text:style-name="P460">4 Areas</text:p>
          </table:table-cell>
          <table:table-cell table:style-name="TableRowCell" office:value-type="string">
            <text:p text:style-name="Table_20_Contents">10 leagues per hour</text:p>
          </table:table-cell>
        </table:table-row>
        <table:table-row>
          <table:table-cell table:style-name="TableRowCell" office:value-type="string">
            <text:p text:style-name="P455">8</text:p>
          </table:table-cell>
          <table:table-cell table:style-name="TableRowCell" office:value-type="string">
            <text:p text:style-name="P456">D12</text:p>
          </table:table-cell>
          <table:table-cell table:style-name="TableRowCell" office:value-type="string">
            <text:p text:style-name="P457">4 gears</text:p>
          </table:table-cell>
          <table:table-cell table:style-name="TableRowCell" office:value-type="string">
            <text:p text:style-name="P458">4</text:p>
          </table:table-cell>
          <table:table-cell table:style-name="TableRowCell" office:value-type="string">
            <text:p text:style-name="P459">1 Area</text:p>
          </table:table-cell>
          <table:table-cell table:style-name="TableRowCell" office:value-type="string">
            <text:p text:style-name="P460">5 Areas</text:p>
          </table:table-cell>
          <table:table-cell table:style-name="TableRowCell" office:value-type="string">
            <text:p text:style-name="Table_20_Contents">15 leagues per hour</text:p>
          </table:table-cell>
        </table:table-row>
      </table:table>
      <text:p text:style-name="Table">Table <text:sequence text:ref-name="refTable136" text:name="Table" text:formula="ooow:Table+1" style:num-format="1">137</text:sequence>: Movement Component</text:p>
      <table:table table:name="Table212" table:style-name="Table212">
        <table:table-column table:style-name="Table212.A"/>
        <table:table-column table:style-name="Table212.B"/>
        <table:table-column table:style-name="Table212.C"/>
        <table:table-column table:style-name="Table212.D"/>
        <table:table-column table:style-name="Table212.E"/>
        <table:table-column table:style-name="Table212.F"/>
        <table:table-header-rows>
          <table:table-row>
            <table:table-cell table:style-name="TableHeaderRowCell" office:value-type="string">
              <text:p text:style-name="P461">Space</text:p>
            </table:table-cell>
            <table:table-cell table:style-name="TableHeaderRowCell" office:value-type="string">
              <text:p text:style-name="P462">Cost</text:p>
            </table:table-cell>
            <table:table-cell table:style-name="TableHeaderRowCell" office:value-type="string">
              <text:p text:style-name="P463">Supplies</text:p>
            </table:table-cell>
            <table:table-cell table:style-name="TableHeaderRowCell" office:value-type="string">
              <text:p text:style-name="P464">Power</text:p>
            </table:table-cell>
            <table:table-cell table:style-name="TableHeaderRowCell" office:value-type="string">
              <text:p text:style-name="Table_20_Heading">Movement Mode</text:p>
            </table:table-cell>
            <table:table-cell table:style-name="TableHeaderRowCell" office:value-type="string">
              <text:p text:style-name="Table_20_Heading">Maximum Speed</text:p>
            </table:table-cell>
          </table:table-row>
        </table:table-header-rows>
        <table:table-row>
          <table:table-cell table:style-name="TableRowCell" office:value-type="string">
            <text:p text:style-name="P465">+0</text:p>
          </table:table-cell>
          <table:table-cell table:style-name="TableRowCell" office:value-type="string">
            <text:p text:style-name="P466">D0</text:p>
          </table:table-cell>
          <table:table-cell table:style-name="TableRowCell" office:value-type="string">
            <text:p text:style-name="P467">0 gears</text:p>
          </table:table-cell>
          <table:table-cell table:style-name="TableRowCell" office:value-type="string">
            <text:p text:style-name="P468">+0</text:p>
          </table:table-cell>
          <table:table-cell table:style-name="TableRowCell" office:value-type="string">
            <text:p text:style-name="Table_20_Contents">Roll</text:p>
          </table:table-cell>
          <table:table-cell table:style-name="TableRowCell" office:value-type="string">
            <text:p text:style-name="Table_20_Contents">3 Areas</text:p>
          </table:table-cell>
        </table:table-row>
        <table:table-row>
          <table:table-cell table:style-name="TableRowCell" office:value-type="string">
            <text:p text:style-name="P465">+1</text:p>
          </table:table-cell>
          <table:table-cell table:style-name="TableRowCell" office:value-type="string">
            <text:p text:style-name="P466">D0</text:p>
          </table:table-cell>
          <table:table-cell table:style-name="TableRowCell" office:value-type="string">
            <text:p text:style-name="P467">1 gear</text:p>
          </table:table-cell>
          <table:table-cell table:style-name="TableRowCell" office:value-type="string">
            <text:p text:style-name="P468">+0</text:p>
          </table:table-cell>
          <table:table-cell table:style-name="TableRowCell" office:value-type="string">
            <text:p text:style-name="Table_20_Contents">Step</text:p>
          </table:table-cell>
          <table:table-cell table:style-name="TableRowCell" office:value-type="string">
            <text:p text:style-name="Table_20_Contents">3 Areas</text:p>
          </table:table-cell>
        </table:table-row>
        <table:table-row>
          <table:table-cell table:style-name="TableRowCell" office:value-type="string">
            <text:p text:style-name="P465">+1</text:p>
          </table:table-cell>
          <table:table-cell table:style-name="TableRowCell" office:value-type="string">
            <text:p text:style-name="P466">D6</text:p>
          </table:table-cell>
          <table:table-cell table:style-name="TableRowCell" office:value-type="string">
            <text:p text:style-name="P467">1 gear</text:p>
          </table:table-cell>
          <table:table-cell table:style-name="TableRowCell" office:value-type="string">
            <text:p text:style-name="P468">+0</text:p>
          </table:table-cell>
          <table:table-cell table:style-name="TableRowCell" office:value-type="string">
            <text:p text:style-name="Table_20_Contents">Climb</text:p>
          </table:table-cell>
          <table:table-cell table:style-name="TableRowCell" office:value-type="string">
            <text:p text:style-name="Table_20_Contents">2 Areas</text:p>
          </table:table-cell>
        </table:table-row>
        <table:table-row>
          <table:table-cell table:style-name="TableRowCell" office:value-type="string">
            <text:p text:style-name="P465">+2</text:p>
          </table:table-cell>
          <table:table-cell table:style-name="TableRowCell" office:value-type="string">
            <text:p text:style-name="P466">D0</text:p>
          </table:table-cell>
          <table:table-cell table:style-name="TableRowCell" office:value-type="string">
            <text:p text:style-name="P467">0 gears</text:p>
          </table:table-cell>
          <table:table-cell table:style-name="TableRowCell" office:value-type="string">
            <text:p text:style-name="P468">-1</text:p>
          </table:table-cell>
          <table:table-cell table:style-name="TableRowCell" office:value-type="string">
            <text:p text:style-name="Table_20_Contents">Glide</text:p>
          </table:table-cell>
          <table:table-cell table:style-name="TableRowCell" office:value-type="string">
            <text:p text:style-name="Table_20_Contents">3 Areas</text:p>
          </table:table-cell>
        </table:table-row>
        <table:table-row>
          <table:table-cell table:style-name="TableRowCell" office:value-type="string">
            <text:p text:style-name="P465">+2</text:p>
          </table:table-cell>
          <table:table-cell table:style-name="TableRowCell" office:value-type="string">
            <text:p text:style-name="P466">D0</text:p>
          </table:table-cell>
          <table:table-cell table:style-name="TableRowCell" office:value-type="string">
            <text:p text:style-name="P467">0 gears</text:p>
          </table:table-cell>
          <table:table-cell table:style-name="TableRowCell" office:value-type="string">
            <text:p text:style-name="P468">+1</text:p>
          </table:table-cell>
          <table:table-cell table:style-name="TableRowCell" office:value-type="string">
            <text:p text:style-name="Table_20_Contents">Float</text:p>
          </table:table-cell>
          <table:table-cell table:style-name="TableRowCell" office:value-type="string">
            <text:p text:style-name="Table_20_Contents">4 Areas</text:p>
          </table:table-cell>
        </table:table-row>
        <table:table-row>
          <table:table-cell table:style-name="TableRowCell" office:value-type="string">
            <text:p text:style-name="P465">+4</text:p>
          </table:table-cell>
          <table:table-cell table:style-name="TableRowCell" office:value-type="string">
            <text:p text:style-name="P466">D6</text:p>
          </table:table-cell>
          <table:table-cell table:style-name="TableRowCell" office:value-type="string">
            <text:p text:style-name="P467">1 gear</text:p>
          </table:table-cell>
          <table:table-cell table:style-name="TableRowCell" office:value-type="string">
            <text:p text:style-name="P468">+2</text:p>
          </table:table-cell>
          <table:table-cell table:style-name="TableRowCell" office:value-type="string">
            <text:p text:style-name="Table_20_Contents">Submerge</text:p>
          </table:table-cell>
          <table:table-cell table:style-name="TableRowCell" office:value-type="string">
            <text:p text:style-name="Table_20_Contents">3 Areas</text:p>
          </table:table-cell>
        </table:table-row>
        <table:table-row>
          <table:table-cell table:style-name="TableRowCell" office:value-type="string">
            <text:p text:style-name="P465">+8</text:p>
          </table:table-cell>
          <table:table-cell table:style-name="TableRowCell" office:value-type="string">
            <text:p text:style-name="P466">D6</text:p>
          </table:table-cell>
          <table:table-cell table:style-name="TableRowCell" office:value-type="string">
            <text:p text:style-name="P467">1 gear</text:p>
          </table:table-cell>
          <table:table-cell table:style-name="TableRowCell" office:value-type="string">
            <text:p text:style-name="P468">+3</text:p>
          </table:table-cell>
          <table:table-cell table:style-name="TableRowCell" office:value-type="string">
            <text:p text:style-name="Table_20_Contents">Fly</text:p>
          </table:table-cell>
          <table:table-cell table:style-name="TableRowCell" office:value-type="string">
            <text:p text:style-name="Table_20_Contents">5 Areas</text:p>
          </table:table-cell>
        </table:table-row>
      </table:table>
      <text:p text:style-name="Table">Table <text:sequence text:ref-name="refTable137" text:name="Table" text:formula="ooow:Table+1" style:num-format="1">138</text:sequence>: Movement Component Options</text:p>
      <text:h text:style-name="Heading_20_6" text:outline-level="6"><text:bookmark-start text:name="powered-weapon"/>Powered Weapon<text:bookmark-end text:name="powered-weapon"/></text:h>
      <text:p text:style-name="First_20_paragraph">A powered weapon is a melee weapon that has been modified with moving parts to make it even more deadly – for example, a rotating flail or a chain-toothed sword. The powered weapon component grants a bonus die that can be used whenever the device’s Weapon Die is used, including Defense (Parry) rolls and Dueling rolls.</text:p>
      <text:p text:style-name="Text_20_body"><text:span text:style-name="T2">Size Limit:</text:span> A device with the powered weapon component can be no larger than Portable size.</text:p>
      <text:p text:style-name="Text_20_body"><text:span text:style-name="T2">Requires Hand-to-Hand Weapon:</text:span> You can only add this component to a device if it already possesses the hand-to-hand weapon component. The powered weapon Bonus Die cannot exceed the Weapon Die of the device.</text:p>
      <text:p text:style-name="Text_20_body">Table: Powered Weapon Component</text:p>
      <text:p text:style-name="Text_20_body">Space | Cost | Supplies | Power | Bonus Die |<text:line-break/>:—: | ;–: | :——: | :—: | :——–: |<text:line-break/>1 | D6 | 1 gear | 1 | D6 |<text:line-break/>1 | D8 | 2 gears | 1 | D8 |<text:line-break/>2 | D10 | 3 gears | 2 | D10 |<text:line-break/>4 | D12 | 4 gears | 3 | D12 |</text:p>
      <text:h text:style-name="Heading_20_6" text:outline-level="6"><text:bookmark-start text:name="projectile-weapon"/>Projectile Weapon<text:bookmark-end text:name="projectile-weapon"/></text:h>
      <text:p text:style-name="First_20_paragraph">A projectile weapon component fires a bullet, dart, arrow, quarrel, cannonball, or other projectile at a target. Most devices use the Military (Aim) specialty to attack, and gain a Weapon Die when doing so. As with other missile weapons in The Queen’s Cavaliers, it’s not necessary to track ammunition carried, but it is necessary to know whether or not the weapon is loaded.</text:p>
      <text:p text:style-name="Text_20_body">In addition to selecting the Weapon Die, reload time, and range modifiers for the weapon, the designer also specifies which Weapon prowess is used with the weapon. Devices which require the Cannon weapon prowess use the Science (Blackpowder) specialty for attacks instead of Military (Aim).</text:p>
      <text:p text:style-name="Text_20_body"><text:span text:style-name="T2">Magazine:</text:span> A projectile weapon can optionally be fitted with a magazine component to increase the number of times it can be fired without reloading. In such a situation, the projectile weapon component loses its reload quality and uses the reload time of the magazine instead.</text:p>
      <text:p text:style-name="Text_20_body"><text:span text:style-name="T2">Size Limit:</text:span> A device with the projectile weapon component can be no larger than Carriage size. (For cannons on larger buildings or ships, just place the cannons as separate devices.)</text:p>
      <text:p text:style-name="Text_20_body"><text:span text:style-name="T2">Ranges:</text:span> The range of a projectile weapon component is determined by adding together a composite of all chosen range lines. Lines cannot be combined if they both contain a value for the same range. All ranges must be filled in with a Drop penalty or N/A.</text:p>
      <text:p text:style-name="Text_20_body">The default ranges for a weapon with no extra space, cost, or power requirements are: close Drop 0, short Drop 0, medium Drop 1, long N/A.</text:p>
      <table:table table:name="Table213" table:style-name="Table213">
        <table:table-column table:style-name="Table213.A"/>
        <table:table-column table:style-name="Table213.B"/>
        <table:table-column table:style-name="Table213.C"/>
        <table:table-column table:style-name="Table213.D"/>
        <table:table-column table:style-name="Table213.E"/>
        <table:table-column table:style-name="Table213.F"/>
        <table:table-header-rows>
          <table:table-row>
            <table:table-cell table:style-name="TableHeaderRowCell" office:value-type="string">
              <text:p text:style-name="P469">Space</text:p>
            </table:table-cell>
            <table:table-cell table:style-name="TableHeaderRowCell" office:value-type="string">
              <text:p text:style-name="P470">Cost</text:p>
            </table:table-cell>
            <table:table-cell table:style-name="TableHeaderRowCell" office:value-type="string">
              <text:p text:style-name="P471">Supplies</text:p>
            </table:table-cell>
            <table:table-cell table:style-name="TableHeaderRowCell" office:value-type="string">
              <text:p text:style-name="P472">Power</text:p>
            </table:table-cell>
            <table:table-cell table:style-name="TableHeaderRowCell" office:value-type="string">
              <text:p text:style-name="P473">Weapon Die</text:p>
            </table:table-cell>
            <table:table-cell table:style-name="TableHeaderRowCell" office:value-type="string">
              <text:p text:style-name="P474">Reload</text:p>
            </table:table-cell>
          </table:table-row>
        </table:table-header-rows>
        <table:table-row>
          <table:table-cell table:style-name="TableRowCell" office:value-type="string">
            <text:p text:style-name="P475">1</text:p>
          </table:table-cell>
          <table:table-cell table:style-name="TableRowCell" office:value-type="string">
            <text:p text:style-name="P476">D0</text:p>
          </table:table-cell>
          <table:table-cell table:style-name="TableRowCell" office:value-type="string">
            <text:p text:style-name="P477">0 gears</text:p>
          </table:table-cell>
          <table:table-cell table:style-name="TableRowCell" office:value-type="string">
            <text:p text:style-name="P478">1</text:p>
          </table:table-cell>
          <table:table-cell table:style-name="TableRowCell" office:value-type="string">
            <text:p text:style-name="P479">D6</text:p>
          </table:table-cell>
          <table:table-cell table:style-name="TableRowCell" office:value-type="string">
            <text:p text:style-name="P480">Drop 1</text:p>
          </table:table-cell>
        </table:table-row>
        <table:table-row>
          <table:table-cell table:style-name="TableRowCell" office:value-type="string">
            <text:p text:style-name="P475">1</text:p>
          </table:table-cell>
          <table:table-cell table:style-name="TableRowCell" office:value-type="string">
            <text:p text:style-name="P476">D6</text:p>
          </table:table-cell>
          <table:table-cell table:style-name="TableRowCell" office:value-type="string">
            <text:p text:style-name="P477">1 gear</text:p>
          </table:table-cell>
          <table:table-cell table:style-name="TableRowCell" office:value-type="string">
            <text:p text:style-name="P478">1</text:p>
          </table:table-cell>
          <table:table-cell table:style-name="TableRowCell" office:value-type="string">
            <text:p text:style-name="P479">D8</text:p>
          </table:table-cell>
          <table:table-cell table:style-name="TableRowCell" office:value-type="string">
            <text:p text:style-name="P480">Drop 1</text:p>
          </table:table-cell>
        </table:table-row>
        <table:table-row>
          <table:table-cell table:style-name="TableRowCell" office:value-type="string">
            <text:p text:style-name="P475">2</text:p>
          </table:table-cell>
          <table:table-cell table:style-name="TableRowCell" office:value-type="string">
            <text:p text:style-name="P476">D8</text:p>
          </table:table-cell>
          <table:table-cell table:style-name="TableRowCell" office:value-type="string">
            <text:p text:style-name="P477">2 gears</text:p>
          </table:table-cell>
          <table:table-cell table:style-name="TableRowCell" office:value-type="string">
            <text:p text:style-name="P478">1</text:p>
          </table:table-cell>
          <table:table-cell table:style-name="TableRowCell" office:value-type="string">
            <text:p text:style-name="P479">D10</text:p>
          </table:table-cell>
          <table:table-cell table:style-name="TableRowCell" office:value-type="string">
            <text:p text:style-name="P480">Drop 2</text:p>
          </table:table-cell>
        </table:table-row>
        <table:table-row>
          <table:table-cell table:style-name="TableRowCell" office:value-type="string">
            <text:p text:style-name="P475">4</text:p>
          </table:table-cell>
          <table:table-cell table:style-name="TableRowCell" office:value-type="string">
            <text:p text:style-name="P476">D10</text:p>
          </table:table-cell>
          <table:table-cell table:style-name="TableRowCell" office:value-type="string">
            <text:p text:style-name="P477">3 gears</text:p>
          </table:table-cell>
          <table:table-cell table:style-name="TableRowCell" office:value-type="string">
            <text:p text:style-name="P478">2</text:p>
          </table:table-cell>
          <table:table-cell table:style-name="TableRowCell" office:value-type="string">
            <text:p text:style-name="P479">D12</text:p>
          </table:table-cell>
          <table:table-cell table:style-name="TableRowCell" office:value-type="string">
            <text:p text:style-name="P480">Drop 4</text:p>
          </table:table-cell>
        </table:table-row>
      </table:table>
      <text:p text:style-name="Table">Table <text:sequence text:ref-name="refTable138" text:name="Table" text:formula="ooow:Table+1" style:num-format="1">139</text:sequence>: Projectile Weapon Component</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column table:style-name="Table214.H"/>
        <table:table-header-rows>
          <table:table-row>
            <table:table-cell table:style-name="TableHeaderRowCell" office:value-type="string">
              <text:p text:style-name="P481">Space</text:p>
            </table:table-cell>
            <table:table-cell table:style-name="TableHeaderRowCell" office:value-type="string">
              <text:p text:style-name="P482">Cost</text:p>
            </table:table-cell>
            <table:table-cell table:style-name="TableHeaderRowCell" office:value-type="string">
              <text:p text:style-name="P483">Supplies</text:p>
            </table:table-cell>
            <table:table-cell table:style-name="TableHeaderRowCell" office:value-type="string">
              <text:p text:style-name="P484">Power</text:p>
            </table:table-cell>
            <table:table-cell table:style-name="TableHeaderRowCell" office:value-type="string">
              <text:p text:style-name="P485">Close (0)</text:p>
            </table:table-cell>
            <table:table-cell table:style-name="TableHeaderRowCell" office:value-type="string">
              <text:p text:style-name="P486">Short (1-2)</text:p>
            </table:table-cell>
            <table:table-cell table:style-name="TableHeaderRowCell" office:value-type="string">
              <text:p text:style-name="P487">Medium (3-4)</text:p>
            </table:table-cell>
            <table:table-cell table:style-name="TableHeaderRowCell" office:value-type="string">
              <text:p text:style-name="P488">Long (5+)</text:p>
            </table:table-cell>
          </table:table-row>
        </table:table-header-rows>
        <table:table-row>
          <table:table-cell table:style-name="TableRowCell" office:value-type="string">
            <text:p text:style-name="P489">+0</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0</text:p>
          </table:table-cell>
          <table:table-cell table:style-name="TableRowCell" office:value-type="string">
            <text:p text:style-name="P494">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1</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0</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1</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0</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0</text:p>
          </table:table-cell>
          <table:table-cell table:style-name="TableRowCell" office:value-type="string">
            <text:p text:style-name="P490">Do</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2</text:p>
          </table:table-cell>
          <table:table-cell table:style-name="TableRowCell" office:value-type="string">
            <text:p text:style-name="P494">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2</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1</text:p>
          </table:table-cell>
          <table:table-cell table:style-name="TableRowCell" office:value-type="string">
            <text:p text:style-name="P493">N/A</text:p>
          </table:table-cell>
          <table:table-cell table:style-name="TableRowCell" office:value-type="string">
            <text:p text:style-name="P494">Drop 1</text:p>
          </table:table-cell>
          <table:table-cell table:style-name="TableRowCell" office:value-type="string">
            <text:p text:style-name="P495">Drop 0</text:p>
          </table:table-cell>
          <table:table-cell table:style-name="TableRowCell" office:value-type="string">
    </table:table-cell>
        </table:table-row>
        <table:table-row>
          <table:table-cell table:style-name="TableRowCell" office:value-type="string">
            <text:p text:style-name="P489">+0</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1</text:p>
          </table:table-cell>
          <table:table-cell table:style-name="TableRowCell" office:value-type="string">
            <text:p text:style-name="P493">N/A</text:p>
          </table:table-cell>
          <table:table-cell table:style-name="TableRowCell" office:value-type="string">
            <text:p text:style-name="P494">Drop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0</text:p>
          </table:table-cell>
          <table:table-cell table:style-name="TableRowCell" office:value-type="string">
            <text:p text:style-name="P490">D6</text:p>
          </table:table-cell>
          <table:table-cell table:style-name="TableRowCell" office:value-type="string">
            <text:p text:style-name="P491">1 gears</text:p>
          </table:table-cell>
          <table:table-cell table:style-name="TableRowCell" office:value-type="string">
            <text:p text:style-name="P492">+1</text:p>
          </table:table-cell>
          <table:table-cell table:style-name="TableRowCell" office:value-type="string">
            <text:p text:style-name="P493">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89">+0</text:p>
          </table:table-cell>
          <table:table-cell table:style-name="TableRowCell" office:value-type="string">
            <text:p text:style-name="P490">D0</text:p>
          </table:table-cell>
          <table:table-cell table:style-name="TableRowCell" office:value-type="string">
            <text:p text:style-name="P491">0 gears</text:p>
          </table:table-cell>
          <table:table-cell table:style-name="TableRowCell" office:value-type="string">
            <text:p text:style-name="P492">+0</text:p>
          </table:table-cell>
          <table:table-cell table:style-name="TableRowCell" office:value-type="string">
            <text:p text:style-name="P493">Drop 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Table">Table <text:sequence text:ref-name="refTable139" text:name="Table" text:formula="ooow:Table+1" style:num-format="1">140</text:sequence>: Projectile Weapon Component Range Options</text:p>
      <table:table table:name="Table215" table:style-name="Table215">
        <table:table-column table:style-name="Table215.A"/>
        <table:table-column table:style-name="Table215.B"/>
        <table:table-column table:style-name="Table215.C"/>
        <table:table-column table:style-name="Table215.D"/>
        <table:table-column table:style-name="Table215.E"/>
        <table:table-column table:style-name="Table215.F"/>
        <table:table-column table:style-name="Table215.G"/>
        <table:table-header-rows>
          <table:table-row>
            <table:table-cell table:style-name="TableHeaderRowCell" office:value-type="string">
              <text:p text:style-name="P497">Space</text:p>
            </table:table-cell>
            <table:table-cell table:style-name="TableHeaderRowCell" office:value-type="string">
              <text:p text:style-name="P498">Cost</text:p>
            </table:table-cell>
            <table:table-cell table:style-name="TableHeaderRowCell" office:value-type="string">
              <text:p text:style-name="P499">Supplies</text:p>
            </table:table-cell>
            <table:table-cell table:style-name="TableHeaderRowCell" office:value-type="string">
              <text:p text:style-name="P500">Power</text:p>
            </table:table-cell>
            <table:table-cell table:style-name="TableHeaderRowCell" office:value-type="string">
              <text:p text:style-name="Table_20_Heading">Casing Size</text:p>
            </table:table-cell>
            <table:table-cell table:style-name="TableHeaderRowCell" office:value-type="string">
              <text:p text:style-name="Table_20_Heading">Max Weapon Die</text:p>
            </table:table-cell>
            <table:table-cell table:style-name="TableHeaderRowCell" office:value-type="string">
              <text:p text:style-name="Table_20_Heading">Skill Prowess</text:p>
            </table:table-cell>
          </table:table-row>
        </table:table-header-rows>
        <table:table-row>
          <table:table-cell table:style-name="TableRowCell" office:value-type="string">
            <text:p text:style-name="P501">+0</text:p>
          </table:table-cell>
          <table:table-cell table:style-name="TableRowCell" office:value-type="string">
            <text:p text:style-name="P502">D0</text:p>
          </table:table-cell>
          <table:table-cell table:style-name="TableRowCell" office:value-type="string">
            <text:p text:style-name="P503">0 gears</text:p>
          </table:table-cell>
          <table:table-cell table:style-name="TableRowCell" office:value-type="string">
            <text:p text:style-name="P504">+0</text:p>
          </table:table-cell>
          <table:table-cell table:style-name="TableRowCell" office:value-type="string">
            <text:p text:style-name="Table_20_Contents">Pocket</text:p>
          </table:table-cell>
          <table:table-cell table:style-name="TableRowCell" office:value-type="string">
            <text:p text:style-name="Table_20_Contents">Pistol +1D6</text:p>
          </table:table-cell>
          <table:table-cell table:style-name="TableRowCell" office:value-type="string">
            <text:p text:style-name="Table_20_Contents">Pistol</text:p>
          </table:table-cell>
        </table:table-row>
        <table:table-row>
          <table:table-cell table:style-name="TableRowCell" office:value-type="string">
            <text:p text:style-name="P501">+0</text:p>
          </table:table-cell>
          <table:table-cell table:style-name="TableRowCell" office:value-type="string">
            <text:p text:style-name="P502">D0</text:p>
          </table:table-cell>
          <table:table-cell table:style-name="TableRowCell" office:value-type="string">
            <text:p text:style-name="P503">0 gears</text:p>
          </table:table-cell>
          <table:table-cell table:style-name="TableRowCell" office:value-type="string">
            <text:p text:style-name="P504">+0</text:p>
          </table:table-cell>
          <table:table-cell table:style-name="TableRowCell" office:value-type="string">
            <text:p text:style-name="Table_20_Contents">Handheld</text:p>
          </table:table-cell>
          <table:table-cell table:style-name="TableRowCell" office:value-type="string">
            <text:p text:style-name="Table_20_Contents">Pistol +1D8</text:p>
          </table:table-cell>
          <table:table-cell table:style-name="TableRowCell" office:value-type="string">
            <text:p text:style-name="Table_20_Contents">Pistol</text:p>
          </table:table-cell>
        </table:table-row>
        <table:table-row>
          <table:table-cell table:style-name="TableRowCell" office:value-type="string">
            <text:p text:style-name="P501">+0</text:p>
          </table:table-cell>
          <table:table-cell table:style-name="TableRowCell" office:value-type="string">
            <text:p text:style-name="P502">D6</text:p>
          </table:table-cell>
          <table:table-cell table:style-name="TableRowCell" office:value-type="string">
            <text:p text:style-name="P503">1 gear</text:p>
          </table:table-cell>
          <table:table-cell table:style-name="TableRowCell" office:value-type="string">
            <text:p text:style-name="P504">+0</text:p>
          </table:table-cell>
          <table:table-cell table:style-name="TableRowCell" office:value-type="string">
            <text:p text:style-name="Table_20_Contents">Handheld</text:p>
          </table:table-cell>
          <table:table-cell table:style-name="TableRowCell" office:value-type="string">
            <text:p text:style-name="Table_20_Contents">Bow +1D8</text:p>
          </table:table-cell>
          <table:table-cell table:style-name="TableRowCell" office:value-type="string">
            <text:p text:style-name="Table_20_Contents">Crossbow</text:p>
          </table:table-cell>
        </table:table-row>
        <table:table-row>
          <table:table-cell table:style-name="TableRowCell" office:value-type="string">
            <text:p text:style-name="P501">+0</text:p>
          </table:table-cell>
          <table:table-cell table:style-name="TableRowCell" office:value-type="string">
            <text:p text:style-name="P502">D0</text:p>
          </table:table-cell>
          <table:table-cell table:style-name="TableRowCell" office:value-type="string">
            <text:p text:style-name="P503">0 gears</text:p>
          </table:table-cell>
          <table:table-cell table:style-name="TableRowCell" office:value-type="string">
            <text:p text:style-name="P504">+0</text:p>
          </table:table-cell>
          <table:table-cell table:style-name="TableRowCell" office:value-type="string">
            <text:p text:style-name="Table_20_Contents">Portable</text:p>
          </table:table-cell>
          <table:table-cell table:style-name="TableRowCell" office:value-type="string">
            <text:p text:style-name="Table_20_Contents">Bow +1D10</text:p>
          </table:table-cell>
          <table:table-cell table:style-name="TableRowCell" office:value-type="string">
            <text:p text:style-name="Table_20_Contents">Crossbow</text:p>
          </table:table-cell>
        </table:table-row>
        <table:table-row>
          <table:table-cell table:style-name="TableRowCell" office:value-type="string">
            <text:p text:style-name="P501">+0</text:p>
          </table:table-cell>
          <table:table-cell table:style-name="TableRowCell" office:value-type="string">
            <text:p text:style-name="P502">D0</text:p>
          </table:table-cell>
          <table:table-cell table:style-name="TableRowCell" office:value-type="string">
            <text:p text:style-name="P503">0 gears</text:p>
          </table:table-cell>
          <table:table-cell table:style-name="TableRowCell" office:value-type="string">
            <text:p text:style-name="P504">+0</text:p>
          </table:table-cell>
          <table:table-cell table:style-name="TableRowCell" office:value-type="string">
            <text:p text:style-name="Table_20_Contents">Portable</text:p>
          </table:table-cell>
          <table:table-cell table:style-name="TableRowCell" office:value-type="string">
            <text:p text:style-name="Table_20_Contents">Musket +1D10</text:p>
          </table:table-cell>
          <table:table-cell table:style-name="TableRowCell" office:value-type="string">
            <text:p text:style-name="Table_20_Contents">Musket</text:p>
          </table:table-cell>
        </table:table-row>
        <table:table-row>
          <table:table-cell table:style-name="TableRowCell" office:value-type="string">
            <text:p text:style-name="P501">+0</text:p>
          </table:table-cell>
          <table:table-cell table:style-name="TableRowCell" office:value-type="string">
            <text:p text:style-name="P502">D6</text:p>
          </table:table-cell>
          <table:table-cell table:style-name="TableRowCell" office:value-type="string">
            <text:p text:style-name="P503">1 gear</text:p>
          </table:table-cell>
          <table:table-cell table:style-name="TableRowCell" office:value-type="string">
            <text:p text:style-name="P504">+0</text:p>
          </table:table-cell>
          <table:table-cell table:style-name="TableRowCell" office:value-type="string">
            <text:p text:style-name="Table_20_Contents">Portable</text:p>
          </table:table-cell>
          <table:table-cell table:style-name="TableRowCell" office:value-type="string">
            <text:p text:style-name="Table_20_Contents">Cannon +1D10</text:p>
          </table:table-cell>
          <table:table-cell table:style-name="TableRowCell" office:value-type="string">
            <text:p text:style-name="Table_20_Contents">Cannon</text:p>
          </table:table-cell>
        </table:table-row>
        <table:table-row>
          <table:table-cell table:style-name="TableRowCell" office:value-type="string">
            <text:p text:style-name="P501">+0</text:p>
          </table:table-cell>
          <table:table-cell table:style-name="TableRowCell" office:value-type="string">
            <text:p text:style-name="P502">D6</text:p>
          </table:table-cell>
          <table:table-cell table:style-name="TableRowCell" office:value-type="string">
            <text:p text:style-name="P503">1 gear</text:p>
          </table:table-cell>
          <table:table-cell table:style-name="TableRowCell" office:value-type="string">
            <text:p text:style-name="P504">+0</text:p>
          </table:table-cell>
          <table:table-cell table:style-name="TableRowCell" office:value-type="string">
            <text:p text:style-name="Table_20_Contents">Person</text:p>
          </table:table-cell>
          <table:table-cell table:style-name="TableRowCell" office:value-type="string">
            <text:p text:style-name="Table_20_Contents">Bow +1D12</text:p>
          </table:table-cell>
          <table:table-cell table:style-name="TableRowCell" office:value-type="string">
            <text:p text:style-name="Table_20_Contents">Crossbow</text:p>
          </table:table-cell>
        </table:table-row>
        <table:table-row>
          <table:table-cell table:style-name="TableRowCell" office:value-type="string">
            <text:p text:style-name="P501">+0</text:p>
          </table:table-cell>
          <table:table-cell table:style-name="TableRowCell" office:value-type="string">
            <text:p text:style-name="P502">D6</text:p>
          </table:table-cell>
          <table:table-cell table:style-name="TableRowCell" office:value-type="string">
            <text:p text:style-name="P503">1 gear</text:p>
          </table:table-cell>
          <table:table-cell table:style-name="TableRowCell" office:value-type="string">
            <text:p text:style-name="P504">+0</text:p>
          </table:table-cell>
          <table:table-cell table:style-name="TableRowCell" office:value-type="string">
            <text:p text:style-name="Table_20_Contents">Person</text:p>
          </table:table-cell>
          <table:table-cell table:style-name="TableRowCell" office:value-type="string">
            <text:p text:style-name="Table_20_Contents">Musket +1D12</text:p>
          </table:table-cell>
          <table:table-cell table:style-name="TableRowCell" office:value-type="string">
            <text:p text:style-name="Table_20_Contents">Musket</text:p>
          </table:table-cell>
        </table:table-row>
        <table:table-row>
          <table:table-cell table:style-name="TableRowCell" office:value-type="string">
            <text:p text:style-name="P501">+0</text:p>
          </table:table-cell>
          <table:table-cell table:style-name="TableRowCell" office:value-type="string">
            <text:p text:style-name="P502">D6</text:p>
          </table:table-cell>
          <table:table-cell table:style-name="TableRowCell" office:value-type="string">
            <text:p text:style-name="P503">1 gear</text:p>
          </table:table-cell>
          <table:table-cell table:style-name="TableRowCell" office:value-type="string">
            <text:p text:style-name="P504">+0</text:p>
          </table:table-cell>
          <table:table-cell table:style-name="TableRowCell" office:value-type="string">
            <text:p text:style-name="Table_20_Contents">Person</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501">+0</text:p>
          </table:table-cell>
          <table:table-cell table:style-name="TableRowCell" office:value-type="string">
            <text:p text:style-name="P502">D0</text:p>
          </table:table-cell>
          <table:table-cell table:style-name="TableRowCell" office:value-type="string">
            <text:p text:style-name="P503">0 gears</text:p>
          </table:table-cell>
          <table:table-cell table:style-name="TableRowCell" office:value-type="string">
            <text:p text:style-name="P504">+0</text:p>
          </table:table-cell>
          <table:table-cell table:style-name="TableRowCell" office:value-type="string">
            <text:p text:style-name="Table_20_Contents">Carriage</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501">+0</text:p>
          </table:table-cell>
          <table:table-cell table:style-name="TableRowCell" office:value-type="string">
            <text:p text:style-name="P502">D6</text:p>
          </table:table-cell>
          <table:table-cell table:style-name="TableRowCell" office:value-type="string">
            <text:p text:style-name="P503">1 gear</text:p>
          </table:table-cell>
          <table:table-cell table:style-name="TableRowCell" office:value-type="string">
            <text:p text:style-name="P504">+0</text:p>
          </table:table-cell>
          <table:table-cell table:style-name="TableRowCell" office:value-type="string">
            <text:p text:style-name="Table_20_Contents">Carriage</text:p>
          </table:table-cell>
          <table:table-cell table:style-name="TableRowCell" office:value-type="string">
            <text:p text:style-name="Table_20_Contents">Crossbow +1D12</text:p>
          </table:table-cell>
          <table:table-cell table:style-name="TableRowCell" office:value-type="string">
            <text:p text:style-name="Table_20_Contents">Crossbow</text:p>
          </table:table-cell>
        </table:table-row>
      </table:table>
      <text:p text:style-name="Table">Table <text:sequence text:ref-name="refTable140" text:name="Table" text:formula="ooow:Table+1" style:num-format="1">141</text:sequence>: Projectile Weapon Component Use Options</text:p>
      <text:h text:style-name="Heading_20_4" text:outline-level="4"><text:bookmark-start text:name="repairing-and-salvaging-clockwork-devices"/>Repairing and Salvaging Clockwork Devices<text:bookmark-end text:name="repairing-and-salvaging-clockwork-devices"/></text:h>
      <text:p text:style-name="First_20_paragraph"><text:span text:style-name="T1">explanation needed</text:span></text:p>
      <text:h text:style-name="Heading_20_4" text:outline-level="4"><text:bookmark-start text:name="bibelots"/>Bibelots<text:bookmark-end text:name="bibelots"/></text:h>
      <text:p text:style-name="First_20_paragraph"><text:span text:style-name="T1">description needed</text:span></text:p>
      <text:h text:style-name="Heading_20_2" text:outline-level="2"><text:bookmark-start text:name="additional-rules"/>Additional Rules<text:bookmark-end text:name="additional-rules"/></text:h>
      <text:h text:style-name="Heading_20_3" text:outline-level="3"><text:bookmark-start text:name="combat"/>Combat<text:bookmark-end text:name="combat"/></text:h>
      <text:p text:style-name="First_20_paragraph">Combat is initiated when either party wants to begin a physical conflict.</text:p>
      <text:h text:style-name="Heading_20_4" text:outline-level="4"><text:bookmark-start text:name="actions-before-combat"/>Actions Before Combat<text:bookmark-end text:name="actions-before-combat"/></text:h>
      <text:p text:style-name="First_20_paragraph">Before combat actually begins, depending on the circumstances, a character may able to take certain actions to gain benefits in the upcoming fight.</text:p>
      <text:p text:style-name="Text_20_body">These actions can include drawing weapons, drinking alchemical draughts, shouting for help, and so on.</text:p>
      <text:p text:style-name="Text_20_body">The only dice actions a character can take are those which will give the character Advantage in the combat – such as a Prowl roll or a Strategy roll. All Success Points from such rolls can only be spent on Advantage, and only one roll of a given type can be made. Success Points from these rolls cannot be spent on gaining Style Points. for more about Advantage.</text:p>
      <text:h text:style-name="Heading_20_5" text:outline-level="5"><text:bookmark-start text:name="surprise"/>Surprise<text:bookmark-end text:name="surprise"/></text:h>
      <text:p text:style-name="First_20_paragraph">The Gamemaster can decide that one side is surprised or otherwise unprepared for a fight. An Observation roll can be used for this purpose, or the Gamemaster can simply rule based on the narrative.</text:p>
      <text:p text:style-name="Text_20_body">If a character is surprised, she is unable to take any preparatory actions before the fight, so cannot gain Advantage or prepare weapons before the fight. In addition, she gains a Drop 1 penalty on Initiative rolls (see below).</text:p>
      <text:h text:style-name="Heading_20_4" text:outline-level="4"><text:bookmark-start text:name="rolling-initiative"/>Rolling Initiative<text:bookmark-end text:name="rolling-initiative"/></text:h>
      <text:p text:style-name="First_20_paragraph">At the start of combat, all combatants make an Initiative roll to determine the order in which each one will act. There are three Specialties under the Initiative skill, and the player (or Gamemaster, for NPCs) can choose which one to use: Impulse, Vigilance, or Timing. This is a normal Skill roll, where the top two dice are added together for a total, and the lower of those two dice is the potential number of successes.</text:p>
      <text:p text:style-name="Text_20_body">Initiative rolls are automatic successes, which means that there are no opposition dice and the Success Points are counted as if the roll had succeeded. Success Points from an Initiative roll are called Initiative Points and can be spent during the course of the combat as described below.</text:p>
      <text:p text:style-name="Text_20_body">Once all combatants have made an Initiative roll, the Gamemaster orders the results based first on the total roll, and the number of successes to break ties. If two characters roll the same total and number of successes, then roll off using 1D10 until the tie is broken.</text:p>
      <text:p text:style-name="Text_20_body">When each character’s turn comes up in the Initiative order, she can take one action, and then the turn passes to the next player in order. When all characters have taken a turn, the round ends and starts again with the first player in Initiative order.</text:p>
      <text:p text:style-name="Text_20_body">If a new combatant enters a fight already in progress, she rolls Initiative and is added into the Initiative order at the appropriate place in the next round.</text:p>
      <text:h text:style-name="Heading_20_5" text:outline-level="5"><text:bookmark-start text:name="identical-npcs"/>Identical NPCs<text:bookmark-end text:name="identical-npcs"/></text:h>
      <text:p text:style-name="First_20_paragraph">When Rabble or Stock Characters are used in quantities of more than two, the Gamemaster can group them together with one Initiative roll. All combatants in the group will take their actions at the same place in the Initiative sequence. Any Initiative Points spent apply to only one of such grouped characters at a given time.</text:p>
      <text:h text:style-name="Heading_20_5" text:outline-level="5"><text:bookmark-start text:name="spending-initiative-points"/>Spending Initiative Points<text:bookmark-end text:name="spending-initiative-points"/></text:h>
      <text:p text:style-name="First_20_paragraph">There are three ways to use Initiative Points during the course of a combat scene:</text:p>
      <text:list text:style-name="L129">
        <text:list-item>
          <text:p text:style-name="P505">Seize the Initiative</text:p>
        </text:list-item>
        <text:list-item>
          <text:p text:style-name="P505">Interpose</text:p>
        </text:list-item>
        <text:list-item>
          <text:p text:style-name="P505">Reprise Attack</text:p>
        </text:list-item>
      </text:list>
      <text:p text:style-name="First_20_paragraph">Each has a cost that varies depending on the Specialty used for the Initiative roll – for example, if a character used Impulse, it would cost her one Initiative Point to Seize the Initiative, two points to Interpose, and three points to Reprise Attack.</text:p>
      <text:p text:style-name="Text_20_body"><text:span text:style-name="T2">Seize the Initiative:</text:span> For one round, the character jumps ahead in the Initiative order, before someone else is about to act. The next round, the character acts at her normal place in the Initiative order.</text:p>
      <text:p text:style-name="Text_20_body"><text:span text:style-name="T2">Interpose:</text:span> For one attack, the character makes he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A character can Interpose only once per round.</text:p>
      <text:p text:style-name="Text_20_body"><text:span text:style-name="T2">Reprise Attack:</text:span> If the character failed on an attack roll, she can repeat the attack. This can’t be used after a successful attack. A character can Reprise Attack only once per round.</text:p>
      <text:h text:style-name="Heading_20_4" text:outline-level="4"><text:bookmark-start text:name="areas-and-positioning"/>Areas and Positioning<text:bookmark-end text:name="areas-and-positioning"/></text:h>
      <text:p text:style-name="First_20_paragraph">Positioning and movement are represented by Areas; each Area is a distinct location where characters might find themselves, as determined by the Gamemaster.</text:p>
      <text:p text:style-name="Text_20_body">Before a fight breaks out, the Gamemaster should define these Areas and the interrelations between them. For example, if one Area is a dock, another Area might be the deck of a ship. The Gamemaster could say that travel is possible from the dock to the deck by both the gangplank and the ropes tying the ship to the dock.</text:p>
      <text:p text:style-name="Text_20_body">Areas are usually represented by 3x5 index cards or by drawing rectangles on a piece of paper. Tokens, miniatures, or other small objects can be used to represent the locations of each combatant, and moved from Area to Area as the combat progresses.</text:p>
      <text:p text:style-name="Text_20_body">An example of the Areas for a complex fight is shown above as it may be laid out with 3x5 cards; in addition, lines are given to show the usual ways in which a character could move from one Area to another.</text:p>
      <text:p text:style-name="Text_20_body">What if a character in the Crow’s Nest wants to dive off into the water, or land on the docks? The Gamemaster can judge these exceptions on a case-by-case basis, generally erring on the side of allowing characters to move around relatively freely.</text:p>
      <text:p text:style-name="Text_20_body">But what if someone wants to enter the captain’s quarters? That room isn’t shown in the original setup – but if it makes sense to exist, based on the fictional circumstances of the game, the Gamemaster can add an additional rectangle or index card to represent this new Area on the fly, and point out how it can be entered or left.</text:p>
      <text:p text:style-name="Text_20_body">The primary way to move between Areas is by using the Move action, either by itself in a turn or as a combined action (see below for details).</text:p>
      <text:h text:style-name="Heading_20_4" text:outline-level="4"><text:bookmark-start text:name="actions-in-combat"/>Actions in Combat<text:bookmark-end text:name="actions-in-combat"/></text:h>
      <text:p text:style-name="First_20_paragraph">Each time a combatant’s turn comes up in the Initiative order, she can take up to one action. An action involves making an opposed dice roll of some kind, such as an attack or using a skill, or making another action that affects the shared fictional world such as moving.</text:p>
      <text:p text:style-name="Text_20_body">The list of actions that can be taken includes:</text:p>
      <text:list text:style-name="L130">
        <text:list-item>
          <text:p text:style-name="P506">Attack a Foe</text:p>
        </text:list-item>
        <text:list-item>
          <text:p text:style-name="P506">Assist a Friend</text:p>
        </text:list-item>
        <text:list-item>
          <text:p text:style-name="P506">Flourish to Gain Style</text:p>
        </text:list-item>
        <text:list-item>
          <text:p text:style-name="P506">Focus to Reroll Initiative</text:p>
        </text:list-item>
        <text:list-item>
          <text:p text:style-name="P506">Movement</text:p>
        </text:list-item>
        <text:list-item>
          <text:p text:style-name="P506">Prepare an Action</text:p>
        </text:list-item>
        <text:list-item>
          <text:p text:style-name="P506">Reload your Weapon</text:p>
        </text:list-item>
        <text:list-item>
          <text:p text:style-name="P506">Use a Skill</text:p>
        </text:list-item>
      </text:list>
      <text:p text:style-name="First_20_paragraph">Minor actions are possible, such as drawing a weapon, mounting a horse, or opening a door. Most of those can simply be done as a combined action (see below), although you could also do that on your turn as your entire turn.</text:p>
      <text:h text:style-name="Heading_20_5" text:outline-level="5"><text:bookmark-start text:name="combined-actions"/>Combined Actions<text:bookmark-end text:name="combined-actions"/></text:h>
      <text:p text:style-name="First_20_paragraph">Many actions can be combined together with other actions. These actions don’t require a dice roll, but instead impose a Drop Penalty on the primary action’s roll.</text:p>
      <text:p text:style-name="Text_20_body">For example, if you wish to draw your weapon, you could take an action to do that. Or you could combine drawing the weapon with making an attack with it.</text:p>
      <text:p text:style-name="Text_20_body">“Draw a weapon” is a Drop 1 combined action. This means you’d take a Drop 1 penalty on whatever roll you choose to make that turn as your action.</text:p>
      <text:p text:style-name="Text_20_body">Drop Penalties for combined actions are cumulative; if you move to an adjacent area (another Drop 1 penalty) along with drawing your weapon, you now have a Drop 2 penalty on your attack.</text:p>
      <text:p text:style-name="Text_20_body">A partial list of combined actions is shown below:</text:p>
      <text:list text:style-name="L131">
        <text:list-item>
          <text:p text:style-name="P507"><text:span text:style-name="T2">Drop 0:</text:span> Drop Weapon</text:p>
        </text:list-item>
        <text:list-item>
          <text:p text:style-name="P507"><text:span text:style-name="T2">Drop 1:</text:span> Move, Stand Up, Dismount, Draw Weapon, Sheathe Weapon, Switch Hands, Imbibe Draught, Arm Grenade</text:p>
        </text:list-item>
        <text:list-item>
          <text:p text:style-name="P507"><text:span text:style-name="T2">Drop 2:</text:span> Run, Retrieve Weapon, Improvise Weapon, Mount Horse, Reload (Pistol), Reload (Crossbow)</text:p>
        </text:list-item>
        <text:list-item>
          <text:p text:style-name="P507"><text:span text:style-name="T2">Drop 3:</text:span> Reload (Musket)</text:p>
        </text:list-item>
      </text:list>
      <text:p text:style-name="First_20_paragraph">If a desired combined action isn’t listed, the Gamemaster can assign an appropriate Drop Penalty based on the examples listed above.</text:p>
      <text:p text:style-name="Text_20_body">You can never combine two or more actions that require a dice roll, such as two attacks.</text:p>
      <text:p text:style-name="Text_20_body">If you choose to not take an action that requires a dice roll, you can instead take multiple combined actions, up to a total of Drop 4. For example, reloading a pistol (Drop 2), dismounting (Drop 1), and moving (Drop 1). You wouldn’t be able to also drink a draught in the same turn, because that would impose a Drop 5 penalty. (This limit only applies to Drop Penalties resulting from combined actions, and not from Wounds.)</text:p>
      <text:h text:style-name="Heading_20_5" text:outline-level="5"><text:bookmark-start text:name="list-of-actions"/>List of Actions<text:bookmark-end text:name="list-of-actions"/></text:h>
      <text:p text:style-name="First_20_paragraph">The following actions require the use of your action during a turn, although some can be used as combined actions where noted.</text:p>
      <text:h text:style-name="Heading_20_6" text:outline-level="6"><text:bookmark-start text:name="attack"/>Attack<text:bookmark-end text:name="attack"/></text:h>
      <text:p text:style-name="First_20_paragraph">Your character makes an attack against a target, using a Dueling skill (Lunge or Feint) or a Military Skill (Aim or Brawl). Your character must be within range of the target, or in the same Area for Dueling and Brawl attacks, although you could use a combined Move action to get closer to the target.</text:p>
      <text:p text:style-name="Text_20_body">Your character’s target then gets to choose a specific Defense skill to use to react to the attack, and an opposed roll is made. The winner of the opposed roll gets to spend her Success Points as appropriate for the skill she used.</text:p>
      <text:h text:style-name="Heading_20_6" text:outline-level="6"><text:bookmark-start text:name="assist"/>Assist<text:bookmark-end text:name="assist"/></text:h>
      <text:p text:style-name="First_20_paragraph">You can assist another character by taking an Assist action. This grants the other character bonus dice on their next roll equal to one of the following:</text:p>
      <text:list text:style-name="L132">
        <text:list-item>
          <text:p text:style-name="P508">Your character’s Specialty dice, if she has ranks in the Specialty she is going to use.</text:p>
        </text:list-item>
        <text:list-item>
          <text:p text:style-name="P508">Your character’s Competency Die if she doesn’t have ranks in the Specialty but is competent in that skill</text:p>
        </text:list-item>
        <text:list-item>
          <text:p text:style-name="P508">1D6</text:p>
        </text:list-item>
      </text:list>
      <text:p text:style-name="First_20_paragraph">A character can only receive the benefit from an Assist from two other characters. If the benefit is not used by the end of the current round, the benefit is lost.</text:p>
      <text:p text:style-name="Text_20_body"><text:span text:style-name="T2">As a Combined Action:</text:span> You can’t combine an Assist with other actions that require a dice roll, but you can use it with combined actions. Assist counts as a Drop 2 penalty when comparing against the maximum amount of Drop from combined actions (Drop 4).</text:p>
      <text:p text:style-name="Text_20_body"><text:span text:style-name="T1">Example:</text:span> You want to assist another player in attacking an opponent with Feint. Your character has 2 ranks in Feint, D8 for Guile, and a D8 Competency Die. You can give one of the following bonuses by assisting her:</text:p>
      <text:list text:style-name="L133">
        <text:list-item>
          <text:p text:style-name="P509">2D8 for the Feint specialty dice</text:p>
        </text:list-item>
        <text:list-item>
          <text:p text:style-name="P509">1D8 for the Competency Die</text:p>
        </text:list-item>
        <text:list-item>
          <text:p text:style-name="P509">1D6 as a default</text:p>
        </text:list-item>
      </text:list>
      <text:p text:style-name="First_20_paragraph">Obviously in this case, you would choose the 2D8.</text:p>
      <text:h text:style-name="Heading_20_6" text:outline-level="6"><text:bookmark-start text:name="flourish"/>Flourish<text:bookmark-end text:name="flourish"/></text:h>
      <text:p text:style-name="First_20_paragraph">A Flourish is an attempt to show off your character’s talents in a way that is impressive – and which nets you Style Points.</text:p>
      <text:p text:style-name="Text_20_body">To execute a Flourish, choose one specialty and describe how your character is using it stylishly, as with gaining a Skill Point. Then make a skill roll against Easy (3D6) opposition. If you are successful, you can only spend your Success Points on gaining Style Points, up to a maximum (as always) of three.</text:p>
      <text:p text:style-name="Text_20_body"><text:span text:style-name="T1">Example:</text:span> You have no Style Points and make a Flourish based on your character’s Dodge specialty. You roll a 14 with seven Success Points against an opposition roll of 9, succeeding in the roll. You can only spend your Success Points on gaining Style Points (at a cost of three Success Points each Style Point) and describe your character leaping onto a chair, a table, and then a barrel, looking quite dashing as she does.</text:p>
      <text:h text:style-name="Heading_20_6" text:outline-level="6"><text:bookmark-start text:name="focus"/>Focus<text:bookmark-end text:name="focus"/></text:h>
      <text:p text:style-name="First_20_paragraph">A Focus is a re-centering of your character’s attention, and allows you to reroll an Initiative roll with no opposition roll. You gain the following benefits from using Focus:</text:p>
      <text:list text:style-name="L134">
        <text:list-item>
          <text:p text:style-name="P510">You can change your character’s position in the Initiative order to the new value you’ve rolled, or stay at your original position, whichever is better for you.</text:p>
        </text:list-item>
        <text:list-item>
          <text:p text:style-name="P510">You can increase your current number of Initiative Points by the number that you rolled.</text:p>
        </text:list-item>
      </text:list>
      <text:p text:style-name="First_20_paragraph"><text:span text:style-name="T1">Example:</text:span> At the start of the combat, you rolled a total of 5 with one Success Point on your Initiative roll. On the first turn, you decide to Focus and you get a better roll – a total of 11 with four Success Points (Initiative Points); you change your position in the Initiative order to 11, and add your one Initiative Point to the four you’ve just rolled, for a total five.</text:p>
      <text:p text:style-name="Text_20_body">You later spend all five of those Initiative Points and in a subsequent turn, Focus again, getting a total of 9 with three Success Points; your position in the Initiative order doesn’t change, but you do gain three more Initiative Points to spend.</text:p>
      <text:h text:style-name="Heading_20_6" text:outline-level="6"><text:bookmark-start text:name="move-or-run"/>Move or Run<text:bookmark-end text:name="move-or-run"/></text:h>
      <text:p text:style-name="First_20_paragraph">Movement allows you to change your position from one Area to another Area. A normal Move action takes you to an adjacent Area, while a Run action lets you move through to an Area two away from your starting position.</text:p>
      <text:p text:style-name="Text_20_body"><text:span text:style-name="T2">As a Combined Action:</text:span> A Move is a Drop 1 penalty, and a Run is a Drop 2 penalty. The most that you can Move in one turn is two Areas, so you can’t do both a Run and a Move at the same time.</text:p>
      <text:h text:style-name="Heading_20_6" text:outline-level="6"><text:bookmark-start text:name="prepare"/>Prepare<text:bookmark-end text:name="prepare"/></text:h>
      <text:p text:style-name="First_20_paragraph">You can use a Prepare action to set up an action to occur after a specific event happens later in the round. You declare what action your character will take and what will trigger that action. (You can choose not to act when the trigger comes up, if circumstances have changed.)</text:p>
      <text:p text:style-name="Text_20_body">If the end of the round comes and you have not taken the action because the trigger event hasn’t happened, then you can either choose to take the action at the end of the turn, or forfeit your character’s action for that turn.</text:p>
      <text:p text:style-name="Text_20_body">If you take any combined actions at the same time as your Prepare action, you apply the Drop Penalty when you take the prepared action.</text:p>
      <text:p text:style-name="Text_20_body"><text:span text:style-name="T1">Example:</text:span> Your character gets ready to rush into a room after a friend opens it, drawing her weapon (Drop 1) in the same turn that you declare your Prepare action. Your trigger is “when the door opens” and your character’s action will be to move into the room (Drop 1) and attack someone there. This will have a total Drop 2 penalty due to the combined actions.</text:p>
      <text:p text:style-name="Text_20_body">Later you prepare an attack with your sword to trigger “after my friend disarms our opponent.” This has no extra Drop penalty, since you aren’t moving and your sword is already out. If your opponent doesn’t become disarmed by the end of the round, you can either go ahead and make your attack, or wait until next round.</text:p>
      <text:h text:style-name="Heading_20_6" text:outline-level="6"><text:bookmark-start text:name="reload"/>Reload<text:bookmark-end text:name="reload"/></text:h>
      <text:p text:style-name="First_20_paragraph">The Reload action lets your character reload one of her firearms. (You don’t have to reload a bow, but you do have to reload a crossbow.) Most weapons can be reloaded in one round, but it takes a total of 5 uses of Reload to reload a cannon.</text:p>
      <text:p text:style-name="Text_20_body"><text:span text:style-name="T2">As a Combined Action:</text:span> Reloading a pistol or a crossbow is a Drop 2 penalty. Reloading a musket is a Drop 3 penalty. You can reload two pistols in one round, since that would be a Drop 4 penalty total, and Drop 4 is the limit of combined actions you can take in one round.</text:p>
      <text:h text:style-name="Heading_20_6" text:outline-level="6"><text:bookmark-start text:name="use-a-skill"/>Use a Skill<text:bookmark-end text:name="use-a-skill"/></text:h>
      <text:p text:style-name="First_20_paragraph">This is a catch-all category for using a Specialty or Skill in a way which isn’t an attack, either using the Specialty’s own Success Tables or the generic table for Non-Combat Actions in Combat. (See the start of the Skills document in the playtest packet.)</text:p>
      <text:p text:style-name="Text_20_body"><text:span text:style-name="T1">Example:</text:span> You decide to use the Deceive specialty to distract your character’s opponent in a fight: “Hey, look, the cardinal’s cavaliers are behind you!” Normally, Deceive takes one minute to use and doesn’t have a direct combat application, so instead you use the Success Table for Non-Combat Actions. With your Success Points, you buy increases in Advantage to represent your successful bluff.</text:p>
      <text:h text:style-name="Heading_20_4" text:outline-level="4"><text:bookmark-start text:name="advantage"/>Advantage<text:bookmark-end text:name="advantage"/></text:h>
      <text:p text:style-name="First_20_paragraph">Advantage is an abstraction of how well your character is doing in a fight, expressed as a die value from D6 to D12. Advantage represents a wide variety of in-fiction states, including your character’s relative positioning in an Area, her general sense of how the fight is going, her superior stance to her opponent, and even whether or not she is feeling the rhythm of the fight.</text:p>
      <text:h text:style-name="Heading_20_5" text:outline-level="5"><text:bookmark-start text:name="increasing-advantage"/>Increasing Advantage<text:bookmark-end text:name="increasing-advantage"/></text:h>
      <text:p text:style-name="First_20_paragraph">You begin every combat with no Advantage Die and can increase your Advantage by spending Success Points, depending upon the Success Table for an action you’ve completed. The first time you buy an increase in Advantage, your Advantage Die goes up to D6; then D8, D10, and D12 with subsequent (or simultaneous) expenditures of Success Points on increasing Advantage.</text:p>
      <text:p text:style-name="Text_20_body"><text:span text:style-name="T1">Example:</text:span> You decide you want your character to make a Feint attack against her opponent, and you succeed with three Success Points. It’s the start of the fight, so you have no Advantage to begin with, but the Increase Advantage option on the Feint success table lets you spend one Success Point for each increase of Advantage. The first point gives you a D6 Advantage Die, then the following two increase that die size to D10, spending all three of your Success Points.</text:p>
      <text:h text:style-name="Heading_20_5" text:outline-level="5"><text:bookmark-start text:name="using-advantage"/>Using Advantage<text:bookmark-end text:name="using-advantage"/></text:h>
      <text:p text:style-name="First_20_paragraph">You can include your Advantage die on any attack or defense roll that you make during combat. Each time you use your Advantage Die, it steps down one size – from D10 to D8, for example, or from D6 to no Advantage Die.</text:p>
      <text:p text:style-name="Text_20_body"><text:span text:style-name="T1">Example:</text:span> You make a Lunge attack and elect to include your Advantage Die, which currently stands at a D10. You add a D10 to your dice pool for the attack, and after resolving the Lunge roll, your Advantage Die drops to a D8.</text:p>
      <text:h text:style-name="Heading_20_4" text:outline-level="4"><text:bookmark-start text:name="other-combat-modifiers"/>Other Combat Modifiers<text:bookmark-end text:name="other-combat-modifiers"/></text:h>
      <text:p text:style-name="First_20_paragraph">Drop penalties can be applied during a fight based on the fictional circumstances – for example, if you are on the pitching and rolling deck of a ship, the Gamemaster can impose a Drop 1 penalty on physical skill checks.</text:p>
      <text:p text:style-name="Text_20_body">If an area provides cover from attacks, that imposes a Drop 1 or Drop 2 penalty on attacks that fire into that area.</text:p>
      <text:h text:style-name="Heading_20_4" text:outline-level="4"><text:bookmark-start text:name="damage"/>Damage<text:bookmark-end text:name="damage"/></text:h>
      <text:p text:style-name="First_20_paragraph">There are two types of damage: <text:span text:style-name="T2">Yield</text:span>, which is non-lethal, and <text:span text:style-name="T2">Wounds</text:span>, which bring a character closer to death while imposing penalties on combat-related actions.</text:p>
      <text:h text:style-name="Heading_20_5" text:outline-level="5"><text:bookmark-start text:name="yield"/>Yield<text:bookmark-end text:name="yield"/></text:h>
      <text:p text:style-name="First_20_paragraph">Yield is an abstraction representing a character’s energy, enthusiasm for battle, fatigue level, and will to fight.</text:p>
      <text:p text:style-name="Text_20_body">Each character has a Yield Limit that represents how many points of Yield she can take until being out of a combat. An NPC who reaches her Yield Limit will either surrender or be knocked unconscious, at the option of the Gamemaster. A PC who reaches her Yield Limit can stay in the fight, but if she does, every attack against her gains the following addition to its Success Table:</text:p>
      <table:table table:name="Table216" table:style-name="Table216">
        <table:table-column table:style-name="Table216.A"/>
        <table:table-column table:style-name="Table216.B"/>
        <table:table-header-rows>
          <table:table-row>
            <table:table-cell table:style-name="TableHeaderRowCell" office:value-type="string">
      </table:table-cell>
            <table:table-cell table:style-name="TableHeaderRowCell" office:value-type="string">
              <text:p text:style-name="Table_20_Heading">(Yielded Out)</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more Wounds than her Wound Limit (which is four for player characters, and from one to five for non-player characters), she falls unconscious and is dying.</text:p>
      <text:p text:style-name="Text_20_body">This even applies to attacks such as Feint or Brawl which can not normally inflict Wounds. (See the next section for information on Wounds.)</text:p>
      <text:p text:style-name="Text_20_body">At the end of a combat, after the combatants have a chance to catch their breath, all Yield taken is reset to zero – although the effects of reaching a Yield Limit such as surrender or unconsciousness will continue (although not the Success Table addition for continuing to fight past your Yield Limit). Unconscious characters will remain unconscious for one or more scenes at the Gamemaster’s discretion, unless awoken by others during or after the combat.</text:p>
      <text:p text:style-name="Text_20_body"><text:span text:style-name="T1">Example:</text:span> You hit with a Lunge attack, with five Success Points. You decide to spend all five points on Yield, inflicting five Yield on your opponent. Your opponent has a Yield Limit of four, which means that the Gamemaster decides you knock her back against a wall and she hits her head, going unconscious and is out of the fight.</text:p>
      <text:h text:style-name="Heading_20_4" text:outline-level="4"><text:bookmark-start text:name="wounds"/>Wounds<text:bookmark-end text:name="wounds"/></text:h>
      <text:p text:style-name="First_20_paragraph">A Wound represents a more serious injury than gaining Yield: Wounds don’t heal at the end of the combat, and they inflict Drop Penalties on characters suffering from them.</text:p>
      <text:p text:style-name="Text_20_body">Each player character can take four Wounds until being forced out of the combat, dying. NPCs can take anywhere from one wound (for Rabble) to five wounds (for Major Characters) – see the Opponents document in the playtest packet for more information.</text:p>
      <text:p text:style-name="Text_20_body">In addition, whenever a character takes a Wound, her Yield Limit decreases by one.</text:p>
      <text:p text:style-name="Text_20_body">The Drop Penalties and Yield Limit changes for each Wound level are shown on the following table:</text:p>
      <table:table table:name="Table217" table:style-name="Table217">
        <table:table-column table:style-name="Table217.A"/>
        <table:table-column table:style-name="Table217.B"/>
        <table:table-column table:style-name="Table217.C"/>
        <table:table-header-rows>
          <table:table-row>
            <table:table-cell table:style-name="TableHeaderRowCell" office:value-type="string">
              <text:p text:style-name="Table_20_Heading">Wounds</text:p>
            </table:table-cell>
            <table:table-cell table:style-name="TableHeaderRowCell" office:value-type="string">
              <text:p text:style-name="Table_20_Heading">Drop Penalty</text:p>
            </table:table-cell>
            <table:table-cell table:style-name="TableHeaderRowCell" office:value-type="string">
              <text:p text:style-name="Table_20_Heading">Yield Limit</text:p>
            </table:table-cell>
          </table:table-row>
        </table:table-header-rows>
        <table:table-row>
          <table:table-cell table:style-name="TableRowCell" office:value-type="string">
            <text:p text:style-name="Table_20_Contents">None</text:p>
          </table:table-cell>
          <table:table-cell table:style-name="TableRowCell" office:value-type="string">
            <text:p text:style-name="Table_20_Contents">Drop 0</text:p>
          </table:table-cell>
          <table:table-cell table:style-name="TableRowCell" office:value-type="string">
            <text:p text:style-name="Table_20_Contents">–</text:p>
          </table:table-cell>
        </table:table-row>
        <table:table-row>
          <table:table-cell table:style-name="TableRowCell" office:value-type="string">
            <text:p text:style-name="Table_20_Contents">1</text:p>
          </table:table-cell>
          <table:table-cell table:style-name="TableRowCell" office:value-type="string">
            <text:p text:style-name="Table_20_Contents">Drop 1</text:p>
          </table:table-cell>
          <table:table-cell table:style-name="TableRowCell" office:value-type="string">
            <text:p text:style-name="Table_20_Contents">-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Drop 4</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Dying (for Wound Limit 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Dying (for Wound Limit 5)</text:p>
          </table:table-cell>
          <table:table-cell table:style-name="TableRowCell" office:value-type="string">
            <text:p text:style-name="Table_20_Contents">-5</text:p>
          </table:table-cell>
        </table:table-row>
        <table:table-row>
          <table:table-cell table:style-name="TableRowCell" office:value-type="string">
            <text:p text:style-name="Table_20_Contents">6</text:p>
          </table:table-cell>
          <table:table-cell table:style-name="TableRowCell" office:value-type="string">
            <text:p text:style-name="Table_20_Contents">Dying (for Wound Limit 6)</text:p>
          </table:table-cell>
          <table:table-cell table:style-name="TableRowCell" office:value-type="string">
            <text:p text:style-name="Table_20_Contents">-6</text:p>
          </table:table-cell>
        </table:table-row>
      </table:table>
      <text:p text:style-name="Table">Table <text:sequence text:ref-name="refTable141" text:name="Table" text:formula="ooow:Table+1" style:num-format="1">142</text:sequence>: Drop Penalty from Wounds</text:p>
      <text:p text:style-name="First_20_paragraph">Drop Penalties from Wounds are cumulative with Drop Penalties for combined actions, and apply to the following skills and specialties:</text:p>
      <text:list text:style-name="L135">
        <text:list-item>
          <text:p text:style-name="P511">Defense (all Specialties)</text:p>
        </text:list-item>
        <text:list-item>
          <text:p text:style-name="P511">Dueling (all Specialties)</text:p>
        </text:list-item>
        <text:list-item>
          <text:p text:style-name="P511">Military (Brawl, Aim)</text:p>
        </text:list-item>
      </text:list>
      <text:p text:style-name="First_20_paragraph"><text:span text:style-name="T1">Example:</text:span> Your character is stabbed by an opponent’s Lunge attack and receives one Wound. You now get a Drop 1 penalty on all applicable actions, such as attacking or defending. Later in the fight, you are shot for two more Wounds, which increases your penalty to Drop 4 – one more Wound and you’ll be Dying.</text:p>
      <text:h text:style-name="Heading_20_5" text:outline-level="5"><text:bookmark-start text:name="dying-and-death"/>Dying and Death<text:bookmark-end text:name="dying-and-death"/></text:h>
      <text:p text:style-name="First_20_paragraph">A Dying character is unconscious for the rest of the combat and cannot take actions.</text:p>
      <text:p text:style-name="Text_20_body">At the end of the combat, any Dying non-player character dies unless the player characters make a successful attempt (using the Medicine skill) to save that NPC – although the Gamemaster can rule that certain NPCs are beyond saving due to the extent of their injuries.</text:p>
      <text:p text:style-name="Text_20_body">If a player character is Dying at combat’s end, that character’s player can decide to have the character expire – possibly after awakening long enough to speak some last words to a companion – or receive treatment through the Medicine skill to keep that character alive.</text:p>
      <text:p text:style-name="Text_20_body">If the Medicine skill is unsuccessful or the wounds are untreated, the player can make a Survival Roll using her character’s Verve plus her Competency Die against Moderate Opposition (3D8).</text:p>
      <table:table table:name="Table218" table:style-name="Table218">
        <table:table-column table:style-name="Table218.A"/>
        <table:table-column table:style-name="Table218.B"/>
        <table:table-header-rows>
          <table:table-row>
            <table:table-cell table:style-name="TableHeaderRowCell" office:value-type="string">
              <text:p text:style-name="Table_20_Heading">Survival Roll</text:p>
            </table:table-cell>
            <table:table-cell table:style-name="TableHeaderRowCell" office:value-type="string">
      </table:table-cell>
          </table:table-row>
        </table:table-header-rows>
        <table:table-row>
          <table:table-cell table:style-name="TableRowCell" office:value-type="string">
            <text:p text:style-name="Table_20_Contents">Pool:</text:p>
          </table:table-cell>
          <table:table-cell table:style-name="TableRowCell" office:value-type="string">
            <text:p text:style-name="Table_20_Contents">Verve + Competency Di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 Moderate (3D8)</text:p>
          </table:table-cell>
        </table:table-row>
        <table:table-row>
          <table:table-cell table:style-name="TableRowCell" office:value-type="string">
            <text:p text:style-name="Table_20_Contents">+:</text:p>
          </table:table-cell>
          <table:table-cell table:style-name="TableRowCell" office:value-type="string">
            <text:p text:style-name="Table_20_Contents">Survive for 8 Hours</text:p>
          </table:table-cell>
        </table:table-row>
        <table:table-row>
          <table:table-cell table:style-name="TableRowCell" office:value-type="string">
            <text:p text:style-name="Table_20_Contents">++:</text:p>
          </table:table-cell>
          <table:table-cell table:style-name="TableRowCell" office:value-type="string">
            <text:p text:style-name="Table_20_Contents">Regain Consciousnes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
      <text:p text:style-name="First_20_paragraph"><text:span text:style-name="T2">Survive for 8 Hours:</text:span> The dying character doesn’t die of her wounds for another eight hours per Success Point spent. Make another Survival Roll at the end of that time period.</text:p>
      <text:p text:style-name="Text_20_body"><text:span text:style-name="T2">Regain Consciousness:</text:span> The dying character is awake and can speak and react to the world around her, but can’t take any actions.</text:p>
      <text:p text:style-name="Text_20_body"><text:span text:style-name="T2">Heal 1 Wound:</text:span> The dying character heals one wound and is no longer dying.</text:p>
      <text:p text:style-name="Text_20_body">On a failed Survival Roll, the character dies.</text:p>
      <text:p text:style-name="Text_20_body"><text:span text:style-name="T1">Example:</text:span> Your character receives a fourth Wound, taking her out of the fight. At the end of the fight, you can decide if she dies of her injuries, or fights to survive. If you choose the latter, and there’s no medical aid nearby, you’ll need to make a Survival Roll.</text:p>
      <text:h text:style-name="Heading_20_5" text:outline-level="5"><text:bookmark-start text:name="healing-wounds"/>Healing Wounds<text:bookmark-end text:name="healing-wounds"/></text:h>
      <text:p text:style-name="First_20_paragraph">Unlike Yield, Wounds don’t simply go away at the end of a combat. There are two ways to heal Wounds: the Medicine skill, and bed rest.</text:p>
      <text:p text:style-name="Text_20_body">Resting for two days will heal one Wound. Six days’ bed rest is enough to fully heal all Wounds.</text:p>
      <text:h text:style-name="Heading_20_3" text:outline-level="3"><text:bookmark-start text:name="organizations"/>Organizations<text:bookmark-end text:name="organizations"/></text:h>
      <text:p text:style-name="First_20_paragraph"><text:span text:style-name="T1">introduction needed</text:span></text:p>
      <text:h text:style-name="Heading_20_4" text:outline-level="4"><text:bookmark-start text:name="organization-traits"/>Organization Traits<text:bookmark-end text:name="organization-traits"/></text:h>
      <text:p text:style-name="First_20_paragraph"><text:span text:style-name="T1">introduction needed</text:span></text:p>
      <text:h text:style-name="Heading_20_5" text:outline-level="5"><text:bookmark-start text:name="scope"/>Scope<text:bookmark-end text:name="scope"/></text:h>
      <text:p text:style-name="First_20_paragraph"><text:span text:style-name="T1">explanation needed</text:span></text:p>
      <text:h text:style-name="Heading_20_5" text:outline-level="5"><text:bookmark-start text:name="type"/>Type<text:bookmark-end text:name="type"/></text:h>
      <text:p text:style-name="First_20_paragraph"><text:span text:style-name="T1">explanation needed</text:span></text:p>
      <text:h text:style-name="Heading_20_5" text:outline-level="5"><text:bookmark-start text:name="leadership"/>Leadership<text:bookmark-end text:name="leadership"/></text:h>
      <text:p text:style-name="First_20_paragraph"><text:span text:style-name="T1">explanation needed</text:span></text:p>
      <text:h text:style-name="Heading_20_5" text:outline-level="5"><text:bookmark-start text:name="goals"/>Goals<text:bookmark-end text:name="goals"/></text:h>
      <text:p text:style-name="First_20_paragraph"><text:span text:style-name="T1">explanation needed</text:span></text:p>
      <text:h text:style-name="Heading_20_5" text:outline-level="5"><text:bookmark-start text:name="reputation"/>Reputation<text:bookmark-end text:name="reputation"/></text:h>
      <text:p text:style-name="First_20_paragraph"><text:span text:style-name="T1">explanation needed</text:span></text:p>
      <text:h text:style-name="Heading_20_5" text:outline-level="5"><text:bookmark-start text:name="ideals"/>Ideals<text:bookmark-end text:name="ideals"/></text:h>
      <text:p text:style-name="First_20_paragraph"><text:span text:style-name="T1">explanation needed</text:span></text:p>
      <text:h text:style-name="Heading_20_5" text:outline-level="5"><text:bookmark-start text:name="attributes-2"/>Attributes<text:bookmark-end text:name="attributes-2"/></text:h>
      <text:p text:style-name="First_20_paragraph"><text:span text:style-name="T1">introduction needed</text:span></text:p>
      <text:h text:style-name="Heading_20_6" text:outline-level="6"><text:bookmark-start text:name="prestige"/>Prestige<text:bookmark-end text:name="prestige"/></text:h>
      <text:p text:style-name="First_20_paragraph"><text:span text:style-name="T1">description needed</text:span></text:p>
      <text:h text:style-name="Heading_20_6" text:outline-level="6"><text:bookmark-start text:name="resources"/>Resources<text:bookmark-end text:name="resources"/></text:h>
      <text:p text:style-name="First_20_paragraph"><text:span text:style-name="T1">description needed</text:span></text:p>
      <text:h text:style-name="Heading_20_6" text:outline-level="6"><text:bookmark-start text:name="secrets"/>Secrets<text:bookmark-end text:name="secrets"/></text:h>
      <text:p text:style-name="First_20_paragraph"><text:span text:style-name="T1">description needed</text:span></text:p>
      <text:h text:style-name="Heading_20_5" text:outline-level="5"><text:bookmark-start text:name="assets"/>Assets<text:bookmark-end text:name="assets"/></text:h>
      <text:p text:style-name="First_20_paragraph"><text:span text:style-name="T1">introduction needed</text:span></text:p>
      <text:h text:style-name="Heading_20_6" text:outline-level="6"><text:bookmark-start text:name="alliances"/>Alliances<text:bookmark-end text:name="alliances"/></text:h>
      <text:p text:style-name="First_20_paragraph"><text:span text:style-name="T1">description needed</text:span></text:p>
      <text:h text:style-name="Heading_20_6" text:outline-level="6"><text:bookmark-start text:name="command"/>Command<text:bookmark-end text:name="command"/></text:h>
      <text:p text:style-name="First_20_paragraph"><text:span text:style-name="T1">description needed</text:span></text:p>
      <text:h text:style-name="Heading_20_6" text:outline-level="6"><text:bookmark-start text:name="intrigue"/>Intrigue<text:bookmark-end text:name="intrigue"/></text:h>
      <text:p text:style-name="First_20_paragraph"><text:span text:style-name="T1">description needed</text:span></text:p>
      <text:h text:style-name="Heading_20_6" text:outline-level="6"><text:bookmark-start text:name="authority"/>Authority<text:bookmark-end text:name="authority"/></text:h>
      <text:p text:style-name="First_20_paragraph"><text:span text:style-name="T1">description needed</text:span></text:p>
      <text:h text:style-name="Heading_20_6" text:outline-level="6"><text:bookmark-start text:name="holdings"/>Holdings<text:bookmark-end text:name="holdings"/></text:h>
      <text:p text:style-name="First_20_paragraph"><text:span text:style-name="T1">description needed</text:span></text:p>
      <text:h text:style-name="Heading_20_6" text:outline-level="6"><text:bookmark-start text:name="mysteries"/>Mysteries<text:bookmark-end text:name="mysteries"/></text:h>
      <text:p text:style-name="First_20_paragraph"><text:span text:style-name="T1">description needed</text:span></text:p>
      <text:h text:style-name="Heading_20_6" text:outline-level="6"><text:bookmark-start text:name="popularity"/>Popularity<text:bookmark-end text:name="popularity"/></text:h>
      <text:p text:style-name="First_20_paragraph"><text:span text:style-name="T1">description needed</text:span></text:p>
      <text:h text:style-name="Heading_20_6" text:outline-level="6"><text:bookmark-start text:name="revenue"/>Revenue<text:bookmark-end text:name="revenue"/></text:h>
      <text:p text:style-name="First_20_paragraph"><text:span text:style-name="T1">description needed</text:span></text:p>
      <text:h text:style-name="Heading_20_6" text:outline-level="6"><text:bookmark-start text:name="technology"/>Technology<text:bookmark-end text:name="technology"/></text:h>
      <text:p text:style-name="First_20_paragraph"><text:span text:style-name="T1">description needed</text:span></text:p>
      <text:h text:style-name="Heading_20_5" text:outline-level="5"><text:bookmark-start text:name="gxp-advancement"/>GXP &amp; Advancement<text:bookmark-end text:name="gxp-advancement"/></text:h>
      <text:p text:style-name="First_20_paragraph"><text:span text:style-name="T1">explanation needed</text:span></text:p>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HeaderRowCell" office:value-type="string">
              <text:p text:style-name="P512">Die</text:p>
            </table:table-cell>
            <table:table-cell table:style-name="TableHeaderRowCell" office:value-type="string">
              <text:p text:style-name="Table_20_Heading">Scope</text:p>
            </table:table-cell>
            <table:table-cell table:style-name="TableHeaderRowCell" office:value-type="string">
              <text:p text:style-name="P513">GXP</text:p>
            </table:table-cell>
            <table:table-cell table:style-name="TableHeaderRowCell" office:value-type="string">
              <text:p text:style-name="P514">Asset Maximum</text:p>
            </table:table-cell>
          </table:table-row>
        </table:table-header-rows>
        <table:table-row>
          <table:table-cell table:style-name="TableRowCell" office:value-type="string">
            <text:p text:style-name="P515">D0</text:p>
          </table:table-cell>
          <table:table-cell table:style-name="TableRowCell" office:value-type="string">
            <text:p text:style-name="Table_20_Contents">Immediate</text:p>
          </table:table-cell>
          <table:table-cell table:style-name="TableRowCell" office:value-type="string">
            <text:p text:style-name="P516">0</text:p>
          </table:table-cell>
          <table:table-cell table:style-name="TableRowCell" office:value-type="string">
            <text:p text:style-name="P517">+2</text:p>
          </table:table-cell>
        </table:table-row>
        <table:table-row>
          <table:table-cell table:style-name="TableRowCell" office:value-type="string">
            <text:p text:style-name="P515">D6</text:p>
          </table:table-cell>
          <table:table-cell table:style-name="TableRowCell" office:value-type="string">
            <text:p text:style-name="Table_20_Contents">Local</text:p>
          </table:table-cell>
          <table:table-cell table:style-name="TableRowCell" office:value-type="string">
            <text:p text:style-name="P516">25</text:p>
          </table:table-cell>
          <table:table-cell table:style-name="TableRowCell" office:value-type="string">
            <text:p text:style-name="P517">+3</text:p>
          </table:table-cell>
        </table:table-row>
        <table:table-row>
          <table:table-cell table:style-name="TableRowCell" office:value-type="string">
            <text:p text:style-name="P515">D8</text:p>
          </table:table-cell>
          <table:table-cell table:style-name="TableRowCell" office:value-type="string">
            <text:p text:style-name="Table_20_Contents">Provincial</text:p>
          </table:table-cell>
          <table:table-cell table:style-name="TableRowCell" office:value-type="string">
            <text:p text:style-name="P516">75</text:p>
          </table:table-cell>
          <table:table-cell table:style-name="TableRowCell" office:value-type="string">
            <text:p text:style-name="P517">+4</text:p>
          </table:table-cell>
        </table:table-row>
        <table:table-row>
          <table:table-cell table:style-name="TableRowCell" office:value-type="string">
            <text:p text:style-name="P515">D10</text:p>
          </table:table-cell>
          <table:table-cell table:style-name="TableRowCell" office:value-type="string">
            <text:p text:style-name="Table_20_Contents">National</text:p>
          </table:table-cell>
          <table:table-cell table:style-name="TableRowCell" office:value-type="string">
            <text:p text:style-name="P516">150</text:p>
          </table:table-cell>
          <table:table-cell table:style-name="TableRowCell" office:value-type="string">
            <text:p text:style-name="P517">+5</text:p>
          </table:table-cell>
        </table:table-row>
        <table:table-row>
          <table:table-cell table:style-name="TableRowCell" office:value-type="string">
            <text:p text:style-name="P515">D12</text:p>
          </table:table-cell>
          <table:table-cell table:style-name="TableRowCell" office:value-type="string">
            <text:p text:style-name="Table_20_Contents">International</text:p>
          </table:table-cell>
          <table:table-cell table:style-name="TableRowCell" office:value-type="string">
            <text:p text:style-name="P516">250</text:p>
          </table:table-cell>
          <table:table-cell table:style-name="TableRowCell" office:value-type="string">
            <text:p text:style-name="P517">+5</text:p>
          </table:table-cell>
        </table:table-row>
      </table:table>
      <text:p text:style-name="Table">Table <text:sequence text:ref-name="refTable142" text:name="Table" text:formula="ooow:Table+1" style:num-format="1">143</text:sequence>: Group XP for Organizations</text:p>
      <text:p text:style-name="First_20_paragraph"><text:span text:style-name="T1">introduction needed</text:span></text:p>
      <table:table table:name="Table220" table:style-name="Table220">
        <table:table-column table:style-name="Table220.A"/>
        <table:table-column table:style-name="Table220.B"/>
        <table:table-header-rows>
          <table:table-row>
            <table:table-cell table:style-name="TableHeaderRowCell" office:value-type="string">
              <text:p text:style-name="Table_20_Heading">Advancement</text:p>
            </table:table-cell>
            <table:table-cell table:style-name="TableHeaderRowCell" office:value-type="string">
              <text:p text:style-name="Table_20_Heading">GXP Cost</text:p>
            </table:table-cell>
          </table:table-row>
        </table:table-header-rows>
        <table:table-row>
          <table:table-cell table:style-name="TableRowCell" office:value-type="string">
            <text:p text:style-name="Table_20_Contents">Increase Asset to +1</text:p>
          </table:table-cell>
          <table:table-cell table:style-name="TableRowCell" office:value-type="string">
            <text:p text:style-name="Table_20_Contents">5 GXP</text:p>
          </table:table-cell>
        </table:table-row>
        <table:table-row>
          <table:table-cell table:style-name="TableRowCell" office:value-type="string">
            <text:p text:style-name="Table_20_Contents">Increase Asset from +1 to +2</text:p>
          </table:table-cell>
          <table:table-cell table:style-name="TableRowCell" office:value-type="string">
            <text:p text:style-name="Table_20_Contents">10 GXP</text:p>
          </table:table-cell>
        </table:table-row>
        <table:table-row>
          <table:table-cell table:style-name="TableRowCell" office:value-type="string">
            <text:p text:style-name="Table_20_Contents">Increase Asset from +2 to +3</text:p>
          </table:table-cell>
          <table:table-cell table:style-name="TableRowCell" office:value-type="string">
            <text:p text:style-name="Table_20_Contents">15 GXP</text:p>
          </table:table-cell>
        </table:table-row>
        <table:table-row>
          <table:table-cell table:style-name="TableRowCell" office:value-type="string">
            <text:p text:style-name="Table_20_Contents">Increase Asset from +3 to +4</text:p>
          </table:table-cell>
          <table:table-cell table:style-name="TableRowCell" office:value-type="string">
            <text:p text:style-name="Table_20_Contents">20 GXP</text:p>
          </table:table-cell>
        </table:table-row>
        <table:table-row>
          <table:table-cell table:style-name="TableRowCell" office:value-type="string">
            <text:p text:style-name="Table_20_Contents">Increase Asset from +4 to +5</text:p>
          </table:table-cell>
          <table:table-cell table:style-name="TableRowCell" office:value-type="string">
            <text:p text:style-name="Table_20_Contents">25 GXP</text:p>
          </table:table-cell>
        </table:table-row>
      </table:table>
      <text:p text:style-name="Table">Table <text:sequence text:ref-name="refTable143" text:name="Table" text:formula="ooow:Table+1" style:num-format="1">144</text:sequence>: Organization Advancements</text:p>
      <text:h text:style-name="Heading_20_4" text:outline-level="4"><text:bookmark-start text:name="sample-organizations"/>Sample Organizations<text:bookmark-end text:name="sample-organizations"/></text:h>
      <text:p text:style-name="First_20_paragraph"><text:span text:style-name="T1">introduction needed</text:span></text:p>
      <text:h text:style-name="Heading_20_5" text:outline-level="5"><text:bookmark-start text:name="small-organizations"/>Small Organizations<text:bookmark-end text:name="small-organizations"/></text:h>
      <text:p text:style-name="First_20_paragraph"><text:span text:style-name="T1">introduction needed</text:span></text:p>
      <text:h text:style-name="Heading_20_6" text:outline-level="6"><text:bookmark-start text:name="naval-airship-crew"/>Naval Airship Crew<text:bookmark-end text:name="naval-airship-crew"/></text:h>
      <text:p text:style-name="First_20_paragraph"><text:span text:style-name="T1">description needed</text:span></text:p>
      <text:list text:style-name="L136">
        <text:list-item>
          <text:p text:style-name="P518"><text:span text:style-name="T2">Scope:</text:span> D0 (Immediate)</text:p>
        </text:list-item>
        <text:list-item>
          <text:p text:style-name="P518"><text:span text:style-name="T2">Leadership:</text:span> Captain and first mate</text:p>
        </text:list-item>
        <text:list-item>
          <text:p text:style-name="P518"><text:span text:style-name="T2">Ideals:</text:span> Country D12, Loyalty D10, Justice D8</text:p>
        </text:list-item>
        <text:list-item>
          <text:p text:style-name="P518"><text:span text:style-name="T2">Attributes:</text:span> Prestige D8, Resources D10, Secrets D6</text:p>
        </text:list-item>
        <text:list-item>
          <text:p text:style-name="P518"><text:span text:style-name="T2">Assets:</text:span> Alliances +1, Authority +1, Command +1, Holdings +1, Technology +1</text:p>
        </text:list-item>
      </text:list>
      <text:h text:style-name="Heading_20_6" text:outline-level="6"><text:bookmark-start text:name="mercenary-unit"/>Mercenary Unit<text:bookmark-end text:name="mercenary-unit"/></text:h>
      <text:p text:style-name="First_20_paragraph"><text:span text:style-name="T1">description needed</text:span></text:p>
      <text:list text:style-name="L137">
        <text:list-item>
          <text:p text:style-name="P519"><text:span text:style-name="T2">Scope:</text:span> D0 (Immediate)</text:p>
        </text:list-item>
        <text:list-item>
          <text:p text:style-name="P519"><text:span text:style-name="T2">Leadership:</text:span> Commander and lieutenant</text:p>
        </text:list-item>
        <text:list-item>
          <text:p text:style-name="P519"><text:span text:style-name="T2">Ideals:</text:span> Loyalty D12, Wealth D10, Friends D8</text:p>
        </text:list-item>
        <text:list-item>
          <text:p text:style-name="P519"><text:span text:style-name="T2">Attributes:</text:span> Prestige D8, Resources D10, Secrets D6</text:p>
        </text:list-item>
        <text:list-item>
          <text:p text:style-name="P519"><text:span text:style-name="T2">Assets:</text:span> Alliances +1, Command +2, Holdings +1, Resources +1</text:p>
        </text:list-item>
      </text:list>
      <text:h text:style-name="Heading_20_6" text:outline-level="6"><text:bookmark-start text:name="privateer-ship-crew"/>Privateer Ship Crew<text:bookmark-end text:name="privateer-ship-crew"/></text:h>
      <text:p text:style-name="First_20_paragraph"><text:span text:style-name="T1">description needed</text:span></text:p>
      <text:list text:style-name="L138">
        <text:list-item>
          <text:p text:style-name="P520"><text:span text:style-name="T2">Scope:</text:span> D0 (Immediate)</text:p>
        </text:list-item>
        <text:list-item>
          <text:p text:style-name="P520"><text:span text:style-name="T2">Leadership:</text:span> Captain and first mate</text:p>
        </text:list-item>
        <text:list-item>
          <text:p text:style-name="P520"><text:span text:style-name="T2">Ideals:</text:span> Wealth D12, Loyalty D10, Pride D8</text:p>
        </text:list-item>
        <text:list-item>
          <text:p text:style-name="P520"><text:span text:style-name="T2">Attributes:</text:span> Prestige D6, Resources D10, Secrets D8</text:p>
        </text:list-item>
        <text:list-item>
          <text:p text:style-name="P520"><text:span text:style-name="T2">Assets:</text:span> Command +1, Holdings +1, Revenue +2, Intrigue +1</text:p>
        </text:list-item>
      </text:list>
      <text:h text:style-name="Heading_20_6" text:outline-level="6"><text:bookmark-start text:name="scientific-expedition"/>Scientific Expedition<text:bookmark-end text:name="scientific-expedition"/></text:h>
      <text:p text:style-name="First_20_paragraph"><text:span text:style-name="T1">description needed</text:span></text:p>
      <text:list text:style-name="L139">
        <text:list-item>
          <text:p text:style-name="P521"><text:span text:style-name="T2">Scope:</text:span> D0 (Immediate)</text:p>
        </text:list-item>
        <text:list-item>
          <text:p text:style-name="P521"><text:span text:style-name="T2">Leader:</text:span> Head researcher</text:p>
        </text:list-item>
        <text:list-item>
          <text:p text:style-name="P521"><text:span text:style-name="T2">Ideals:</text:span> Knowledge D12, Artistry D10, Wealth D8</text:p>
        </text:list-item>
        <text:list-item>
          <text:p text:style-name="P521"><text:span text:style-name="T2">Attributes:</text:span> Prestige D6, Resources D8, Secrets D10</text:p>
        </text:list-item>
        <text:list-item>
          <text:p text:style-name="P521"><text:span text:style-name="T2">Assets:</text:span> Alliances +1, Command +1, Holdings +1, Technology +2</text:p>
        </text:list-item>
      </text:list>
      <text:h text:style-name="Heading_20_6" text:outline-level="6"><text:bookmark-start text:name="small-merchant-house"/>Small Merchant House<text:bookmark-end text:name="small-merchant-house"/></text:h>
      <text:p text:style-name="First_20_paragraph"><text:span text:style-name="T1">description needed</text:span></text:p>
      <text:list text:style-name="L140">
        <text:list-item>
          <text:p text:style-name="P522"><text:span text:style-name="T2">Scope:</text:span> D0 (Immediate)</text:p>
        </text:list-item>
        <text:list-item>
          <text:p text:style-name="P522"><text:span text:style-name="T2">Leadership:</text:span> Co-owners</text:p>
        </text:list-item>
        <text:list-item>
          <text:p text:style-name="P522"><text:span text:style-name="T2">Ideals:</text:span> Family D12, Wealth D10, Artistry D8</text:p>
        </text:list-item>
        <text:list-item>
          <text:p text:style-name="P522"><text:span text:style-name="T2">Attributes:</text:span> Prestige D6, Resources D10, Secrets D8</text:p>
        </text:list-item>
        <text:list-item>
          <text:p text:style-name="P522"><text:span text:style-name="T2">Assets:</text:span> Holdings +2, Revenue +2, Intrigue +1</text:p>
        </text:list-item>
      </text:list>
      <text:h text:style-name="Heading_20_6" text:outline-level="6"><text:bookmark-start text:name="witchs-coven"/>Witch’s Coven<text:bookmark-end text:name="witchs-coven"/></text:h>
      <text:p text:style-name="First_20_paragraph"><text:span text:style-name="T1">description needed</text:span></text:p>
      <text:list text:style-name="L141">
        <text:list-item>
          <text:p text:style-name="P523"><text:span text:style-name="T2">Scope:</text:span> D0 (Immediate)</text:p>
        </text:list-item>
        <text:list-item>
          <text:p text:style-name="P523"><text:span text:style-name="T2">Leadership:</text:span> Coven leader</text:p>
        </text:list-item>
        <text:list-item>
          <text:p text:style-name="P523"><text:span text:style-name="T2">Ideals:</text:span> Faith D12, Knowledge D10, Loyalty D8</text:p>
        </text:list-item>
        <text:list-item>
          <text:p text:style-name="P523"><text:span text:style-name="T2">Attributes:</text:span> Prestige D6, Resources D8, Secrets D10</text:p>
        </text:list-item>
        <text:list-item>
          <text:p text:style-name="P523"><text:span text:style-name="T2">Assets:</text:span> Holdings +1, Revenue +1, Intrigue +1, Mysteries +2</text:p>
        </text:list-item>
      </text:list>
      <text:h text:style-name="Heading_20_5" text:outline-level="5"><text:bookmark-start text:name="local-organizations"/>Local Organizations<text:bookmark-end text:name="local-organizations"/></text:h>
      <text:p text:style-name="First_20_paragraph"><text:span text:style-name="T1">introduction needed</text:span></text:p>
      <text:p text:style-name="Text_20_body"><text:span text:style-name="T1">example(s) needed</text:span></text:p>
      <text:h text:style-name="Heading_20_5" text:outline-level="5"><text:bookmark-start text:name="provincial-organizations"/>Provincial Organizations<text:bookmark-end text:name="provincial-organizations"/></text:h>
      <text:p text:style-name="First_20_paragraph"><text:span text:style-name="T1">introduction needed</text:span></text:p>
      <text:p text:style-name="Text_20_body"><text:span text:style-name="T1">example(s) needed</text:span></text:p>
      <text:h text:style-name="Heading_20_5" text:outline-level="5"><text:bookmark-start text:name="national-organizations"/>National Organizations<text:bookmark-end text:name="national-organizations"/></text:h>
      <text:p text:style-name="First_20_paragraph"><text:span text:style-name="T1">introduction needed</text:span></text:p>
      <text:p text:style-name="Text_20_body"><text:span text:style-name="T1">example(s) needed</text:span></text:p>
      <text:h text:style-name="Heading_20_5" text:outline-level="5"><text:bookmark-start text:name="international-organizations"/>International Organizations<text:bookmark-end text:name="international-organizations"/></text:h>
      <text:p text:style-name="First_20_paragraph"><text:span text:style-name="T1">introduction needed</text:span></text:p>
      <text:p text:style-name="Text_20_body"><text:span text:style-name="T1">example(s) needed</text:span></text:p>
      <text:h text:style-name="Heading_20_2" text:outline-level="2"><text:bookmark-start text:name="opponents"/>Opponents<text:bookmark-end text:name="opponents"/></text:h>
      <text:h text:style-name="Heading_20_3" text:outline-level="3"><text:bookmark-start text:name="types-of-opponents"/>Types of Opponents<text:bookmark-end text:name="types-of-opponents"/></text:h>
      <text:p text:style-name="First_20_paragraph">There are several types of opponents that can present challenges, both in combat and out of combat, for player characters. These opponents are rated in terms of how important they are to the story: rabble are at best extras, while minor opponents take supporting roles. Major opponents, of course, can challenge a group of player characters as major villains or powerful allies!</text:p>
      <text:h text:style-name="Heading_20_6" text:outline-level="6"><text:bookmark-start text:name="for-the-mj-using-opponents"/>For the MJ: Using Opponents<text:bookmark-end text:name="for-the-mj-using-opponents"/></text:h>
      <text:p text:style-name="First_20_paragraph">Don’t assume that all opponents are there to fight! A corrupt noble, scheming artisan, angry soldier, or even hapless rabble could complicate the heroes’ lives without even lifting a finger.</text:p>
      <text:p text:style-name="Text_20_body">Use opposed rolls, such as a duplicitous politician’s Deception vs. a player’s Negotation, to represent a duel of words – trying to to convince a court of one’s guilt or innocence.</text:p>
      <text:p text:style-name="Text_20_body">Don’t make rolls against Standard Opposition for opponents, though – you shouldn’t ever be rolling against yourself! Either find a way for the player to oppose the roll, or just decide via fiat whether the opponent succeeds or not.</text:p>
      <text:p text:style-name="Text_20_body">Similarly, if an opponent is actually friendly and wishes to help the player characters, use the rule for assisting to have them grant additional dice to the players’ rolls.</text:p>
      <text:h text:style-name="Heading_20_4" text:outline-level="4"><text:bookmark-start text:name="rabble"/>Rabble<text:bookmark-end text:name="rabble"/></text:h>
      <text:p text:style-name="First_20_paragraph">Usually appearing in groups, rabble are faceless opposition who don’t present a major challenge to the player characters. Rabble have the following characteristics:</text:p>
      <text:list text:style-name="L142">
        <text:list-item>
          <text:p text:style-name="P524">D0 or D6 Competency die</text:p>
        </text:list-item>
        <text:list-item>
          <text:p text:style-name="P524">Wealth pool based on 1 Social Rank die</text:p>
        </text:list-item>
        <text:list-item>
          <text:p text:style-name="P524">Yield Limit of 3</text:p>
        </text:list-item>
        <text:list-item>
          <text:p text:style-name="P524">Wound Limit of 1 (after taking 1 wound, they are Dying)</text:p>
        </text:list-item>
        <text:list-item>
          <text:p text:style-name="P524">Attributes of D6/D6/D6, D8/D8/D8, or D6/D8/D10</text:p>
        </text:list-item>
        <text:list-item>
          <text:p text:style-name="P524">Maximum of +1 Specialty Ranks</text:p>
        </text:list-item>
        <text:list-item>
          <text:p text:style-name="P524">Two Passions (D8, D6)</text:p>
        </text:list-item>
        <text:list-item>
          <text:p text:style-name="P524">No Style Maneuvers</text:p>
        </text:list-item>
        <text:list-item>
          <text:p text:style-name="P524">Start with 0 Style Points, with a maximum of 1 Style Point</text:p>
        </text:list-item>
        <text:list-item>
          <text:p text:style-name="P524">Usually appear in groups (up to twice the number of PCs)</text:p>
        </text:list-item>
      </text:list>
      <text:h text:style-name="Heading_20_4" text:outline-level="4"><text:bookmark-start text:name="stock-character"/>Stock Character<text:bookmark-end text:name="stock-character"/></text:h>
      <text:p text:style-name="First_20_paragraph">A stock character is one that has a tangible role in the game but probably doesn’t need a name; instead, they are identified by their profession or story role. Characteristics of stock characters include:</text:p>
      <text:list text:style-name="L143">
        <text:list-item>
          <text:p text:style-name="P525">Competency die usually D6 (D8 or higher for elite characters)</text:p>
        </text:list-item>
        <text:list-item>
          <text:p text:style-name="P525">Wealth pool based on 1 Social Rank die plus Competency die</text:p>
        </text:list-item>
        <text:list-item>
          <text:p text:style-name="P525">Yield Limit equal to 3 plus half the maximum value of their Competency die</text:p>
        </text:list-item>
        <text:list-item>
          <text:p text:style-name="P525">Wound Limit of 2 (Drop 1, Dying)</text:p>
        </text:list-item>
        <text:list-item>
          <text:p text:style-name="P525">Attributes of D8/D8/D8 or D6/D8/D10</text:p>
        </text:list-item>
        <text:list-item>
          <text:p text:style-name="P525">Maximum of +2 Specialty Ranks in three Specialties (or higher for elite characters)</text:p>
        </text:list-item>
        <text:list-item>
          <text:p text:style-name="P525">Three Passions (D10, D8, D6)</text:p>
        </text:list-item>
        <text:list-item>
          <text:p text:style-name="P525">One or Two Style Maneuvers</text:p>
        </text:list-item>
        <text:list-item>
          <text:p text:style-name="P525">Start with 0 Style Points, with a maximum of 1 Style Point</text:p>
        </text:list-item>
        <text:list-item>
          <text:p text:style-name="P525">Sometimes appear in groups (one per PC), or sometimes lead groups of rabble</text:p>
        </text:list-item>
      </text:list>
      <text:h text:style-name="Heading_20_4" text:outline-level="4"><text:bookmark-start text:name="minor-character"/>Minor Character<text:bookmark-end text:name="minor-character"/></text:h>
      <text:p text:style-name="First_20_paragraph">A minor character usually has a name, and has more of a background (and usually more skills) than a stock character or rabble. Minor characters have the following characteristics:</text:p>
      <text:list text:style-name="L144">
        <text:list-item>
          <text:p text:style-name="P526">Competency die usually D6 or D8 (D10 or higher for elite characters)</text:p>
        </text:list-item>
        <text:list-item>
          <text:p text:style-name="P526">Wealth pool based on 2 Social Rank dice plus Competency die</text:p>
        </text:list-item>
        <text:list-item>
          <text:p text:style-name="P526">Yield Limit equal to 3 plus the maximum value of their Competency die</text:p>
        </text:list-item>
        <text:list-item>
          <text:p text:style-name="P526">Wound Limit of 4 (Drop 1, Drop 2, Drop 4, Dying)</text:p>
        </text:list-item>
        <text:list-item>
          <text:p text:style-name="P526">Attributes of D6/D8/D10</text:p>
        </text:list-item>
        <text:list-item>
          <text:p text:style-name="P526">Maximum of +2 Specialty Ranks in three Specialties</text:p>
        </text:list-item>
        <text:list-item>
          <text:p text:style-name="P526">Three Passions (D10, D8, D6)</text:p>
        </text:list-item>
        <text:list-item>
          <text:p text:style-name="P526">Two Style Maneuvers</text:p>
        </text:list-item>
        <text:list-item>
          <text:p text:style-name="P526">Start with 1 Style Point, with a maximum of 3 Style Points</text:p>
        </text:list-item>
        <text:list-item>
          <text:p text:style-name="P526">Usually appear singly although often found in groups of minor characters or stock characters as leaders, or as henchpersons of major characters</text:p>
        </text:list-item>
      </text:list>
      <text:h text:style-name="Heading_20_4" text:outline-level="4"><text:bookmark-start text:name="major-character"/>Major Character<text:bookmark-end text:name="major-character"/></text:h>
      <text:p text:style-name="First_20_paragraph">Major characters always have names, and play a key role as opponents (or allies) for the player characters. All should have complex motivations and are built as player characters are built, with just a few exceptions. Characteristics of major characters include:</text:p>
      <text:list text:style-name="L145">
        <text:list-item>
          <text:p text:style-name="P527">Competency die of D8 or higher, and corresponding experience points spent</text:p>
        </text:list-item>
        <text:list-item>
          <text:p text:style-name="P527">Wealth pool based on 2 Social Rank dice plus Competency die</text:p>
        </text:list-item>
        <text:list-item>
          <text:p text:style-name="P527">Yield limit equal to 6 plus the maximum value of their Competency die</text:p>
        </text:list-item>
        <text:list-item>
          <text:p text:style-name="P527">Wound limit of 5 (Drop 0, Drop 1, Drop 2, Drop 4, Dying)</text:p>
        </text:list-item>
        <text:list-item>
          <text:p text:style-name="P527">Attributes of D6/D8/D10</text:p>
        </text:list-item>
        <text:list-item>
          <text:p text:style-name="P527">Maximum of +3 Specialty Ranks (higher for elite characters); built as per player characters with experience points</text:p>
        </text:list-item>
        <text:list-item>
          <text:p text:style-name="P527">Four Passions (D12, D10, D8, D6)</text:p>
        </text:list-item>
        <text:list-item>
          <text:p text:style-name="P527">Three Style Maneuvers, plus additional if bought with experience points</text:p>
        </text:list-item>
        <text:list-item>
          <text:p text:style-name="P527">Start with 3 Style Points, with a maximum of 6 Style Points</text:p>
        </text:list-item>
        <text:list-item>
          <text:p text:style-name="P527">Are unique individuals in the world</text:p>
        </text:list-item>
        <text:list-item>
          <text:p text:style-name="P527">Have full character sheets as do player characters</text:p>
        </text:list-item>
      </text:list>
      <text:h text:style-name="Heading_20_3" text:outline-level="3"><text:bookmark-start text:name="customizing-opponents"/>Customizing Opponents<text:bookmark-end text:name="customizing-opponents"/></text:h>
      <text:p text:style-name="First_20_paragraph">You can adjust opponents to represent other types of characters in the world; for example, a Pirate Crewmember could be used as the basis for an Italian Sailor by changing her Passions.</text:p>
      <text:p text:style-name="Text_20_body">Some of the ways you can customize the opponents listed in this chapter include:</text:p>
      <text:list text:style-name="L146">
        <text:list-item>
          <text:p text:style-name="P528">Increasing the size of the Competency die (from D6 to D8, for example)</text:p>
        </text:list-item>
        <text:list-item>
          <text:p text:style-name="P528">Adding or removing specialty ranks (up to the maximum value)</text:p>
        </text:list-item>
        <text:list-item>
          <text:p text:style-name="P528">Changing equipment</text:p>
        </text:list-item>
        <text:list-item>
          <text:p text:style-name="P528">Upping the Yield Limit or Wound Limit</text:p>
        </text:list-item>
        <text:list-item>
          <text:p text:style-name="P528">Altering the character’s Passions</text:p>
        </text:list-item>
        <text:list-item>
          <text:p text:style-name="P528">Adding, removing, or changing a Style Maneuver</text:p>
        </text:list-item>
        <text:list-item>
          <text:p text:style-name="P528">Adding, removing, or changing a Language</text:p>
        </text:list-item>
      </text:list>
      <text:h text:style-name="Heading_20_3" text:outline-level="3"><text:bookmark-start text:name="rabble-1"/>Rabble<text:bookmark-end text:name="rabble-1"/></text:h>
      <text:p text:style-name="First_20_paragraph">The following characters could be used as opponents for typical starting player characters (D6 or D8 Competency dice), or can be used as allies, rivals, assistants, or supporting characters.</text:p>
      <text:h text:style-name="Heading_20_4" text:outline-level="4"><text:bookmark-start text:name="angry-mob-member"/>Angry Mob Member<text:bookmark-end text:name="angry-mob-member"/></text:h>
      <text:p text:style-name="First_20_paragraph"><text:span text:style-name="T1">Rabble</text:span></text:p>
      <text:p text:style-name="Text_20_body">These rabble can represent any mob that gathers for some specific purpose.</text:p>
      <text:list text:style-name="L147">
        <text:list-item>
          <text:p text:style-name="P529"><text:span text:style-name="T2">Competency Die:</text:span> D0</text:p>
        </text:list-item>
        <text:list-item>
          <text:p text:style-name="P529"><text:span text:style-name="T2">Attributes:</text:span> Verve D6, Affinity D6, Guile D6</text:p>
        </text:list-item>
        <text:list-item>
          <text:p text:style-name="P529"><text:span text:style-name="T2">Wealth Pool:</text:span> 1D0 (Commoner)</text:p>
        </text:list-item>
        <text:list-item>
          <text:p text:style-name="P529"><text:span text:style-name="T2">Yield Limit:</text:span> 3</text:p>
        </text:list-item>
        <text:list-item>
          <text:p text:style-name="P529"><text:span text:style-name="T2">Wound Limit:</text:span> 1 (Dying)</text:p>
        </text:list-item>
        <text:list-item>
          <text:p text:style-name="P529"><text:span text:style-name="T2">Initiative:</text:span> Impulse (1D6)</text:p>
        </text:list-item>
        <text:list-item>
          <text:p text:style-name="P529"><text:span text:style-name="T2">Defense:</text:span> Parry (2D6), Block (1D6), Dodge (1D6)</text:p>
        </text:list-item>
        <text:list-item>
          <text:p text:style-name="P529"><text:span text:style-name="T2">Dueling:</text:span> Lunge +1 (3D6), Riposte (2D6), Feint (2D6)</text:p>
        </text:list-item>
        <text:list-item>
          <text:p text:style-name="P529"><text:span text:style-name="T2">Military:</text:span> Brawl +1 (2D6), Aim (2D6)</text:p>
        </text:list-item>
        <text:list-item>
          <text:p text:style-name="P529"><text:span text:style-name="T2">Streetwise:</text:span> Carouse +1 (2D6)</text:p>
        </text:list-item>
        <text:list-item>
          <text:p text:style-name="P529"><text:span text:style-name="T2">Equipment:</text:span> Club (D6) or Knife (D6), Peasant Outfit</text:p>
        </text:list-item>
        <text:list-item>
          <text:p text:style-name="P529"><text:span text:style-name="T2">Passions:</text:span> Country (D8), Justice (D6)</text:p>
        </text:list-item>
      </text:list>
      <text:h text:style-name="Heading_20_4" text:outline-level="4"><text:bookmark-start text:name="bedraggled-urchin"/>Bedraggled Urchin<text:bookmark-end text:name="bedraggled-urchin"/></text:h>
      <text:p text:style-name="First_20_paragraph"><text:span text:style-name="T1">Rabble</text:span></text:p>
      <text:p text:style-name="Text_20_body">Peasant children found on the street may be legitimately hungry, or they might just be looking to score a handout from kind-hearted rubes visiting from out of town.</text:p>
      <text:list text:style-name="L148">
        <text:list-item>
          <text:p text:style-name="P530"><text:span text:style-name="T2">Competency Die:</text:span> D0</text:p>
        </text:list-item>
        <text:list-item>
          <text:p text:style-name="P530"><text:span text:style-name="T2">Attributes:</text:span> Verve D6, Affinity D8, Guile D10</text:p>
        </text:list-item>
        <text:list-item>
          <text:p text:style-name="P530"><text:span text:style-name="T2">Wealth Pool:</text:span> 1D0 (Commoner)</text:p>
        </text:list-item>
        <text:list-item>
          <text:p text:style-name="P530"><text:span text:style-name="T2">Yield Limit:</text:span> 3</text:p>
        </text:list-item>
        <text:list-item>
          <text:p text:style-name="P530"><text:span text:style-name="T2">Wound Limit:</text:span> 1 (Dying)</text:p>
        </text:list-item>
        <text:list-item>
          <text:p text:style-name="P530"><text:span text:style-name="T2">Initiative:</text:span> Timing (1D10)</text:p>
        </text:list-item>
        <text:list-item>
          <text:p text:style-name="P530"><text:span text:style-name="T2">Defense:</text:span> Parry (2D6), Block (1D8), Dodge +1 (2D10)</text:p>
        </text:list-item>
        <text:list-item>
          <text:p text:style-name="P530"><text:span text:style-name="T2">Dueling:</text:span> Lunge (2D6), Riposte (1D8+1D6), Feint +1 (2D10+1D6)</text:p>
        </text:list-item>
        <text:list-item>
          <text:p text:style-name="P530"><text:span text:style-name="T2">Interaction:</text:span> Negotiate +1 (2D8), Deceive +1 (2D10)</text:p>
        </text:list-item>
        <text:list-item>
          <text:p text:style-name="P530"><text:span text:style-name="T2">Military:</text:span> Brawl +1 (2D6)</text:p>
        </text:list-item>
        <text:list-item>
          <text:p text:style-name="P530"><text:span text:style-name="T2">Nature:</text:span> Prowl +1 (2D10)</text:p>
        </text:list-item>
        <text:list-item>
          <text:p text:style-name="P530"><text:span text:style-name="T2">Observation:</text:span> Intuition +1 (2D8)</text:p>
        </text:list-item>
        <text:list-item>
          <text:p text:style-name="P530"><text:span text:style-name="T2">Streetwise:</text:span> Banter +1 (2D8), Carouse +1 (2d8), Larceny +1 (2D10)</text:p>
        </text:list-item>
        <text:list-item>
          <text:p text:style-name="P530"><text:span text:style-name="T2">Equipment:</text:span> Club (D6) or Dagger (D6), Peasant Outfit</text:p>
        </text:list-item>
        <text:list-item>
          <text:p text:style-name="P530"><text:span text:style-name="T2">Passions:</text:span> Wealth (D8), Friends (D6)</text:p>
        </text:list-item>
      </text:list>
      <text:h text:style-name="Heading_20_4" text:outline-level="4"><text:bookmark-start text:name="bloodthirsty-buccaneer"/>Bloodthirsty Buccaneer<text:bookmark-end text:name="bloodthirsty-buccaneer"/></text:h>
      <text:p text:style-name="First_20_paragraph"><text:span text:style-name="T1">Rabble</text:span></text:p>
      <text:p text:style-name="Text_20_body">While these can be used to represent nearly any adequately trained sailor, they are most commonly encountered as part of a pirate ship’s crew, climbing the rigging or swinging on ropes.</text:p>
      <text:list text:style-name="L149">
        <text:list-item>
          <text:p text:style-name="P531"><text:span text:style-name="T2">Competency Die:</text:span> D0</text:p>
        </text:list-item>
        <text:list-item>
          <text:p text:style-name="P531"><text:span text:style-name="T2">Attributes:</text:span> Verve D8, Affinity D8, Guile D8</text:p>
        </text:list-item>
        <text:list-item>
          <text:p text:style-name="P531"><text:span text:style-name="T2">Wealth Pool:</text:span> 1D6 (Soldier)</text:p>
        </text:list-item>
        <text:list-item>
          <text:p text:style-name="P531"><text:span text:style-name="T2">Yield Limit:</text:span> 3</text:p>
        </text:list-item>
        <text:list-item>
          <text:p text:style-name="P531"><text:span text:style-name="T2">Wound Limit:</text:span> 1 (Dying)</text:p>
        </text:list-item>
        <text:list-item>
          <text:p text:style-name="P531"><text:span text:style-name="T2">Initiative:</text:span> Timing (1D8)</text:p>
        </text:list-item>
        <text:list-item>
          <text:p text:style-name="P531"><text:span text:style-name="T2">Defense:</text:span> Parry +1 (3D8), Block (1D8), Dodge +1 (2D8)</text:p>
        </text:list-item>
        <text:list-item>
          <text:p text:style-name="P531"><text:span text:style-name="T2">Dueling:</text:span> Lunge +1 (3D8), Riposte +1 (3D8), Feint +1 (3D8)</text:p>
        </text:list-item>
        <text:list-item>
          <text:p text:style-name="P531"><text:span text:style-name="T2">Military:</text:span> Brawl +1 (2D8), Aim +1 (2D8+1D6)</text:p>
        </text:list-item>
        <text:list-item>
          <text:p text:style-name="P531"><text:span text:style-name="T2">Nature:</text:span> Explore +1 (2D8)</text:p>
        </text:list-item>
        <text:list-item>
          <text:p text:style-name="P531"><text:span text:style-name="T2">Streetwise:</text:span> Banter +1 (2D8), Carouse +1 (2d8), Larceny +1 (2D8)</text:p>
        </text:list-item>
        <text:list-item>
          <text:p text:style-name="P531"><text:span text:style-name="T2">Equipment:</text:span> Cutlass (D8), Pistol x2 (D6), Corsair Outfit</text:p>
        </text:list-item>
        <text:list-item>
          <text:p text:style-name="P531"><text:span text:style-name="T2">Passions:</text:span> Wealth (D8), Loyalty (D6)</text:p>
        </text:list-item>
      </text:list>
      <text:h text:style-name="Heading_20_4" text:outline-level="4"><text:bookmark-start text:name="city-watch-grunt"/>City Watch Grunt<text:bookmark-end text:name="city-watch-grunt"/></text:h>
      <text:p text:style-name="First_20_paragraph"><text:span text:style-name="T1">Rabble</text:span></text:p>
      <text:p text:style-name="Text_20_body">The lowest ranks of the city watch are assigned to patrol the streets, usually at night. They’re competent enough to keep random citizens from committing crimes, but aren’t really a match for a well-trained duelist.</text:p>
      <text:list text:style-name="L150">
        <text:list-item>
          <text:p text:style-name="P532"><text:span text:style-name="T2">Competency Die:</text:span> D6</text:p>
        </text:list-item>
        <text:list-item>
          <text:p text:style-name="P532"><text:span text:style-name="T2">Attributes:</text:span> Verve D8, Affinity D10, Guile D6</text:p>
        </text:list-item>
        <text:list-item>
          <text:p text:style-name="P532"><text:span text:style-name="T2">Wealth Pool:</text:span> 1D6 (Soldier)</text:p>
        </text:list-item>
        <text:list-item>
          <text:p text:style-name="P532"><text:span text:style-name="T2">Yield Limit:</text:span> 3</text:p>
        </text:list-item>
        <text:list-item>
          <text:p text:style-name="P532"><text:span text:style-name="T2">Wound Limit:</text:span> 1 (Dying)</text:p>
        </text:list-item>
        <text:list-item>
          <text:p text:style-name="P532"><text:span text:style-name="T2">Initiative:</text:span> Vigiliance (1D10+1D6)</text:p>
        </text:list-item>
        <text:list-item>
          <text:p text:style-name="P532"><text:span text:style-name="T2">Defense:</text:span> Parry +1 (3D8+1D6), Block +1 (3D10+1D6), Dodge (2D6)</text:p>
        </text:list-item>
        <text:list-item>
          <text:p text:style-name="P532"><text:span text:style-name="T2">Dueling:</text:span> Lunge +1 (1D10+2D8+1D6, pike; 3D8+1D6, sword), Riposte (2D10+1D8+D6, sword), Feint (1D8+2D6, sword)</text:p>
        </text:list-item>
        <text:list-item>
          <text:p text:style-name="P532"><text:span text:style-name="T2">Military:</text:span> Brawl +1 (2D8+1D6), Aim +1 (3D10+1D6, musket)</text:p>
        </text:list-item>
        <text:list-item>
          <text:p text:style-name="P532"><text:span text:style-name="T2">Observation:</text:span> Perceive +1 (2D8)</text:p>
        </text:list-item>
        <text:list-item>
          <text:p text:style-name="P532"><text:span text:style-name="T2">Equipment:</text:span> Pike (D10), Sword (D8), Musket (D10), Steel Breastplate (D10), Guard Uniform</text:p>
        </text:list-item>
        <text:list-item>
          <text:p text:style-name="P532"><text:span text:style-name="T2">Passions:</text:span> Loyalty (D8), Justice (D6)</text:p>
        </text:list-item>
      </text:list>
      <text:h text:style-name="Heading_20_4" text:outline-level="4"><text:bookmark-start text:name="desperate-convict"/>Desperate Convict<text:bookmark-end text:name="desperate-convict"/></text:h>
      <text:p text:style-name="First_20_paragraph"><text:span text:style-name="T1">Rabble</text:span></text:p>
      <text:p text:style-name="Text_20_body">Many criminals face long sentences or even death, and are thus desperate to find any way to escape such a fate.</text:p>
      <text:list text:style-name="L151">
        <text:list-item>
          <text:p text:style-name="P533"><text:span text:style-name="T2">Competency Die:</text:span> D0</text:p>
        </text:list-item>
        <text:list-item>
          <text:p text:style-name="P533"><text:span text:style-name="T2">Attributes:</text:span> Verve D8, Affinity D8, Guile D8</text:p>
        </text:list-item>
        <text:list-item>
          <text:p text:style-name="P533"><text:span text:style-name="T2">Wealth Pool:</text:span> 1D0 (Commoner)</text:p>
        </text:list-item>
        <text:list-item>
          <text:p text:style-name="P533"><text:span text:style-name="T2">Yield Limit:</text:span> 3</text:p>
        </text:list-item>
        <text:list-item>
          <text:p text:style-name="P533"><text:span text:style-name="T2">Wound Limit:</text:span> 1 (Dying)</text:p>
        </text:list-item>
        <text:list-item>
          <text:p text:style-name="P533"><text:span text:style-name="T2">Initiative:</text:span> (1D6)</text:p>
        </text:list-item>
        <text:list-item>
          <text:p text:style-name="P533"><text:span text:style-name="T2">Defense:</text:span> Parry (1D8+1D6), Block (1D8), Dodge +1 (2D8)</text:p>
        </text:list-item>
        <text:list-item>
          <text:p text:style-name="P533"><text:span text:style-name="T2">Dueling:</text:span> Lunge +1 (2D8+1D6), Riposte (2D8), Feint +1 (2D8+1D6)</text:p>
        </text:list-item>
        <text:list-item>
          <text:p text:style-name="P533"><text:span text:style-name="T2">Interaction:</text:span> Deceive +1 (2D8)</text:p>
        </text:list-item>
        <text:list-item>
          <text:p text:style-name="P533"><text:span text:style-name="T2">Military:</text:span> Brawl +1 (2D8)</text:p>
        </text:list-item>
        <text:list-item>
          <text:p text:style-name="P533"><text:span text:style-name="T2">Streetwise:</text:span> Larceny +1 (2D8)</text:p>
        </text:list-item>
        <text:list-item>
          <text:p text:style-name="P533"><text:span text:style-name="T2">Equipment:</text:span> Crude Shiv (D6), Peasant Outfit</text:p>
        </text:list-item>
        <text:list-item>
          <text:p text:style-name="P533"><text:span text:style-name="T2">Passions:</text:span> Wealth (D8), Family (D6)</text:p>
        </text:list-item>
      </text:list>
      <text:h text:style-name="Heading_20_4" text:outline-level="4"><text:bookmark-start text:name="drunken-brawler"/>Drunken Brawler<text:bookmark-end text:name="drunken-brawler"/></text:h>
      <text:p text:style-name="First_20_paragraph"><text:span text:style-name="T1">Rabble</text:span></text:p>
      <text:p text:style-name="Text_20_body">When a bar fight breaks out, these besotted fools are often in the thick of it, usually fighting for no particular reason than just because there’s a fight to be had. Those who are particularly intoxicated take a Drop 1 penalty on all rolls.</text:p>
      <text:list text:style-name="L152">
        <text:list-item>
          <text:p text:style-name="P534"><text:span text:style-name="T2">Competency Die:</text:span> D0</text:p>
        </text:list-item>
        <text:list-item>
          <text:p text:style-name="P534"><text:span text:style-name="T2">Attributes:</text:span> Verve D10, Affinity D8, Guile D6</text:p>
        </text:list-item>
        <text:list-item>
          <text:p text:style-name="P534"><text:span text:style-name="T2">Wealth Pool:</text:span> 1D0 (Commoner)</text:p>
        </text:list-item>
        <text:list-item>
          <text:p text:style-name="P534"><text:span text:style-name="T2">Yield Limit:</text:span> 3</text:p>
        </text:list-item>
        <text:list-item>
          <text:p text:style-name="P534"><text:span text:style-name="T2">Wound Limit:</text:span> 1 (Dying)</text:p>
        </text:list-item>
        <text:list-item>
          <text:p text:style-name="P534"><text:span text:style-name="T2">Initiative:</text:span> Impulse (1D10)</text:p>
        </text:list-item>
        <text:list-item>
          <text:p text:style-name="P534"><text:span text:style-name="T2">Defense:</text:span> Parry (1D10+1D6), Block (1D8), Dodge (1D6)</text:p>
        </text:list-item>
        <text:list-item>
          <text:p text:style-name="P534"><text:span text:style-name="T2">Dueling:</text:span> Lunge +1 (2D10+1D6), Riposte (1D8+1D6), Feint (2D6)</text:p>
        </text:list-item>
        <text:list-item>
          <text:p text:style-name="P534"><text:span text:style-name="T2">Military:</text:span> Brawl +1 (2D10), Aim (1D8+1D6)</text:p>
        </text:list-item>
        <text:list-item>
          <text:p text:style-name="P534"><text:span text:style-name="T2">Streetwise:</text:span> Banter +1 (2D10), Carouse +1 (2D8)</text:p>
        </text:list-item>
        <text:list-item>
          <text:p text:style-name="P534"><text:span text:style-name="T2">Equipment:</text:span> Improvised weapon (chair, bottle, fork) (D6), Peasant Outfit</text:p>
        </text:list-item>
        <text:list-item>
          <text:p text:style-name="P534"><text:span text:style-name="T2">Passions:</text:span> Friends (D8), Lust (D6)</text:p>
        </text:list-item>
      </text:list>
      <text:h text:style-name="Heading_20_4" text:outline-level="4"><text:bookmark-start text:name="acadian-colonist"/>Acadian Colonist<text:bookmark-end text:name="acadian-colonist"/></text:h>
      <text:p text:style-name="First_20_paragraph"><text:span text:style-name="T1">Rabble</text:span></text:p>
      <text:p text:style-name="Text_20_body">Settlers in the fur-trading colony of Acadian are rough-and-tumble, fiercely indepenent sorts who tend to be suspicous of outsiders.</text:p>
      <text:list text:style-name="L153">
        <text:list-item>
          <text:p text:style-name="P535"><text:span text:style-name="T2">Competency Die:</text:span> D0</text:p>
        </text:list-item>
        <text:list-item>
          <text:p text:style-name="P535"><text:span text:style-name="T2">Attributes:</text:span> Verve D6, Affinity D6, Guile D6</text:p>
        </text:list-item>
        <text:list-item>
          <text:p text:style-name="P535"><text:span text:style-name="T2">Wealth Pool:</text:span> 1D0 (Commoner)</text:p>
        </text:list-item>
        <text:list-item>
          <text:p text:style-name="P535"><text:span text:style-name="T2">Yield Limit:</text:span> 3</text:p>
        </text:list-item>
        <text:list-item>
          <text:p text:style-name="P535"><text:span text:style-name="T2">Wound Limit:</text:span> 1 (Dying)</text:p>
        </text:list-item>
        <text:list-item>
          <text:p text:style-name="P535"><text:span text:style-name="T2">Initiative:</text:span> Vigilance (1D6)</text:p>
        </text:list-item>
        <text:list-item>
          <text:p text:style-name="P535"><text:span text:style-name="T2">Defense:</text:span> Parry (2D6), Block +1 (2D6), Dodge (1D6)</text:p>
        </text:list-item>
        <text:list-item>
          <text:p text:style-name="P535"><text:span text:style-name="T2">Dueling:</text:span> Lunge +1 (3D6), Riposte (2D6), Feint (2D6)</text:p>
        </text:list-item>
        <text:list-item>
          <text:p text:style-name="P535"><text:span text:style-name="T2">Military:</text:span> Brawl +1 (2D6), Aim +1 (1D10+2D6)</text:p>
        </text:list-item>
        <text:list-item>
          <text:p text:style-name="P535"><text:span text:style-name="T2">Nature:</text:span> Explore +1 (2D6), Husbandry +1 (2D6)</text:p>
        </text:list-item>
        <text:list-item>
          <text:p text:style-name="P535"><text:span text:style-name="T2">Streetwise:</text:span> Banter +1 (2D6), Carouse +1 (2D6), Larceny +1 (2D6)</text:p>
        </text:list-item>
        <text:list-item>
          <text:p text:style-name="P535"><text:span text:style-name="T2">Equipment:</text:span> Quarterstaff (D6), Musket (D10), Commoner Outfit</text:p>
        </text:list-item>
        <text:list-item>
          <text:p text:style-name="P535"><text:span text:style-name="T2">Passions:</text:span> Friends (D8), Country (D6)</text:p>
        </text:list-item>
      </text:list>
      <text:h text:style-name="Heading_20_4" text:outline-level="4"><text:bookmark-start text:name="gossiping-courtier"/>Gossiping Courtier<text:bookmark-end text:name="gossiping-courtier"/></text:h>
      <text:p text:style-name="First_20_paragraph"><text:span text:style-name="T1">Rabble</text:span></text:p>
      <text:p text:style-name="Text_20_body">The various hangers-on of the French court – and other noble estates – love nothing better than a good rumor, especially a scandalous one. If one’s pride is insulted, she may even draw steel – although usually those rapiers are just for decoration’s sake.</text:p>
      <text:list text:style-name="L154">
        <text:list-item>
          <text:p text:style-name="P536"><text:span text:style-name="T2">Competency Die:</text:span> D0</text:p>
        </text:list-item>
        <text:list-item>
          <text:p text:style-name="P536"><text:span text:style-name="T2">Attributes:</text:span> Verve D8, Affinity D6, Guile D10</text:p>
        </text:list-item>
        <text:list-item>
          <text:p text:style-name="P536"><text:span text:style-name="T2">Wealth Pool:</text:span> 1D10 (Noble)</text:p>
        </text:list-item>
        <text:list-item>
          <text:p text:style-name="P536"><text:span text:style-name="T2">Yield Limit:</text:span> 3</text:p>
        </text:list-item>
        <text:list-item>
          <text:p text:style-name="P536"><text:span text:style-name="T2">Wound Limit:</text:span> 1 (Dying)</text:p>
        </text:list-item>
        <text:list-item>
          <text:p text:style-name="P536"><text:span text:style-name="T2">Initiative:</text:span> Timing (1D10)</text:p>
        </text:list-item>
        <text:list-item>
          <text:p text:style-name="P536"><text:span text:style-name="T2">Culture:</text:span> Arts +1 (2D8), Etiquette +1 (2D6)</text:p>
        </text:list-item>
        <text:list-item>
          <text:p text:style-name="P536"><text:span text:style-name="T2">Defense:</text:span> Parry (1D8+1D6), Block (1D6), Dodge +1 (2D10)</text:p>
        </text:list-item>
        <text:list-item>
          <text:p text:style-name="P536"><text:span text:style-name="T2">Dueling:</text:span> Lunge (2D8), Riposte (1D8+1D6), Feint +1 (2D10+1D6)</text:p>
        </text:list-item>
        <text:list-item>
          <text:p text:style-name="P536"><text:span text:style-name="T2">Streetwise:</text:span> Banter +1 (2D8), Carouse +1 (2D6)</text:p>
        </text:list-item>
        <text:list-item>
          <text:p text:style-name="P536"><text:span text:style-name="T2">Equipment:</text:span> Rapier (D8)</text:p>
        </text:list-item>
        <text:list-item>
          <text:p text:style-name="P536"><text:span text:style-name="T2">Passions:</text:span> Pride (D8), Knowledge (D6), Courtly Outfit</text:p>
        </text:list-item>
      </text:list>
      <text:h text:style-name="Heading_20_4" text:outline-level="4"><text:bookmark-start text:name="greedy-bandit"/>Greedy Bandit<text:bookmark-end text:name="greedy-bandit"/></text:h>
      <text:p text:style-name="First_20_paragraph"><text:span text:style-name="T1">Rabble</text:span></text:p>
      <text:p text:style-name="Text_20_body">Bandits have a tendency to plague the countryside, especially during times of strife or poverty.</text:p>
      <text:list text:style-name="L155">
        <text:list-item>
          <text:p text:style-name="P537"><text:span text:style-name="T2">Competency Die:</text:span> D0</text:p>
        </text:list-item>
        <text:list-item>
          <text:p text:style-name="P537"><text:span text:style-name="T2">Attributes:</text:span> Verve D8, Affinity D10, Guile D6</text:p>
        </text:list-item>
        <text:list-item>
          <text:p text:style-name="P537"><text:span text:style-name="T2">Wealth Pool:</text:span> 1D0 (Commoner)</text:p>
        </text:list-item>
        <text:list-item>
          <text:p text:style-name="P537"><text:span text:style-name="T2">Yield Limit:</text:span> 3</text:p>
        </text:list-item>
        <text:list-item>
          <text:p text:style-name="P537"><text:span text:style-name="T2">Wound Limit:</text:span> 1 (Dying)</text:p>
        </text:list-item>
        <text:list-item>
          <text:p text:style-name="P537"><text:span text:style-name="T2">Initiative:</text:span> Vigilance (1D10)</text:p>
        </text:list-item>
        <text:list-item>
          <text:p text:style-name="P537"><text:span text:style-name="T2">Defense:</text:span> Parry (2D8), Block (1D10+1D6), Dodge +1 (2D6)</text:p>
        </text:list-item>
        <text:list-item>
          <text:p text:style-name="P537"><text:span text:style-name="T2">Dueling:</text:span> Lunge +1 (3D8), Riposte (1D10+1D8), Feint (1D8+1D6)</text:p>
        </text:list-item>
        <text:list-item>
          <text:p text:style-name="P537"><text:span text:style-name="T2">Military:</text:span> Brawl +1 (2D8), Aim +1 (2D10+1D6)</text:p>
        </text:list-item>
        <text:list-item>
          <text:p text:style-name="P537"><text:span text:style-name="T2">Nature:</text:span> Husbandry +1 (2D10), Prowl +1 (2D6)</text:p>
        </text:list-item>
        <text:list-item>
          <text:p text:style-name="P537"><text:span text:style-name="T2">Equipment:</text:span> Sword (D8), Bow (D6), Leather Jerkin (D6), Horse, Peasant Outfit</text:p>
        </text:list-item>
        <text:list-item>
          <text:p text:style-name="P537"><text:span text:style-name="T2">Passions:</text:span> Wealth (D8), Loyalty (D6)</text:p>
        </text:list-item>
      </text:list>
      <text:h text:style-name="Heading_20_4" text:outline-level="4"><text:bookmark-start text:name="infantry-recruit"/>Infantry Recruit<text:bookmark-end text:name="infantry-recruit"/></text:h>
      <text:p text:style-name="First_20_paragraph"><text:span text:style-name="T1">Rabble</text:span></text:p>
      <text:p text:style-name="Text_20_body">The armies of France and neighboring countries are filled with soldiers from all walks of life.</text:p>
      <text:list text:style-name="L156">
        <text:list-item>
          <text:p text:style-name="P538"><text:span text:style-name="T2">Competency Die:</text:span> D0</text:p>
        </text:list-item>
        <text:list-item>
          <text:p text:style-name="P538"><text:span text:style-name="T2">Attributes:</text:span> Verve D8, Affinity D8, Guile D8</text:p>
        </text:list-item>
        <text:list-item>
          <text:p text:style-name="P538"><text:span text:style-name="T2">Wealth Pool:</text:span> 1D6 (Soldier)</text:p>
        </text:list-item>
        <text:list-item>
          <text:p text:style-name="P538"><text:span text:style-name="T2">Yield Limit:</text:span> 3</text:p>
        </text:list-item>
        <text:list-item>
          <text:p text:style-name="P538"><text:span text:style-name="T2">Wound Limit:</text:span> 1 (Dying)</text:p>
        </text:list-item>
        <text:list-item>
          <text:p text:style-name="P538"><text:span text:style-name="T2">Initiative:</text:span> Vigilance (1D8)</text:p>
        </text:list-item>
        <text:list-item>
          <text:p text:style-name="P538"><text:span text:style-name="T2">Defense:</text:span> Parry (2D8), Block +1 (1D10+2D8), Dodge (1D8)</text:p>
        </text:list-item>
        <text:list-item>
          <text:p text:style-name="P538"><text:span text:style-name="T2">Dueling:</text:span> Lunge +1 (1D10+2D8), Riposte (2D8), Feint (2D8)</text:p>
        </text:list-item>
        <text:list-item>
          <text:p text:style-name="P538"><text:span text:style-name="T2">Military:</text:span> Brawl (1D8), Aim +1 (1D10+2D8)</text:p>
        </text:list-item>
        <text:list-item>
          <text:p text:style-name="P538"><text:span text:style-name="T2">Nature:</text:span> Explore +1 (2D8)</text:p>
        </text:list-item>
        <text:list-item>
          <text:p text:style-name="P538"><text:span text:style-name="T2">Observation:</text:span> Perceive +1 (2D8)</text:p>
        </text:list-item>
        <text:list-item>
          <text:p text:style-name="P538"><text:span text:style-name="T2">Equipment:</text:span> Pike (D10), Musket (D10), Steel Breastplate (D10), Guard Uniform</text:p>
        </text:list-item>
        <text:list-item>
          <text:p text:style-name="P538"><text:span text:style-name="T2">Passions:</text:span> Country (D8), Loyalty (D6)</text:p>
        </text:list-item>
      </text:list>
      <text:h text:style-name="Heading_20_4" text:outline-level="4"><text:bookmark-start text:name="laconic-farmer"/>Laconic Farmer<text:bookmark-end text:name="laconic-farmer"/></text:h>
      <text:p text:style-name="First_20_paragraph"><text:span text:style-name="T1">Rabble</text:span></text:p>
      <text:p text:style-name="Text_20_body">This is a farmer. That’ll do.</text:p>
      <text:list text:style-name="L157">
        <text:list-item>
          <text:p text:style-name="P539"><text:span text:style-name="T2">Competency Die:</text:span> D0</text:p>
        </text:list-item>
        <text:list-item>
          <text:p text:style-name="P539"><text:span text:style-name="T2">Attributes:</text:span> Verve D6, Affinity D10, Guile D8</text:p>
        </text:list-item>
        <text:list-item>
          <text:p text:style-name="P539"><text:span text:style-name="T2">Wealth Pool:</text:span> 1D0 (Commoner)</text:p>
        </text:list-item>
        <text:list-item>
          <text:p text:style-name="P539"><text:span text:style-name="T2">Yield Limit:</text:span> 3</text:p>
        </text:list-item>
        <text:list-item>
          <text:p text:style-name="P539"><text:span text:style-name="T2">Wound Limit:</text:span> 1 (Dying)</text:p>
        </text:list-item>
        <text:list-item>
          <text:p text:style-name="P539"><text:span text:style-name="T2">Initiative:</text:span> Vigilance (1D10)</text:p>
        </text:list-item>
        <text:list-item>
          <text:p text:style-name="P539"><text:span text:style-name="T2">Defense:</text:span> Parry (2D6), Block (1D10), Dodge (1D6)</text:p>
        </text:list-item>
        <text:list-item>
          <text:p text:style-name="P539"><text:span text:style-name="T2">(Dueling):</text:span> Lunge (2D6), Riposte (1D10+1D6), Feint (1D8+1D6)</text:p>
        </text:list-item>
        <text:list-item>
          <text:p text:style-name="P539"><text:span text:style-name="T2">Interaction:</text:span> Negotiate +1 (2D10)</text:p>
        </text:list-item>
        <text:list-item>
          <text:p text:style-name="P539"><text:span text:style-name="T2">(Military):</text:span> Brawl (1D6), Aim (1D10+1D6)</text:p>
        </text:list-item>
        <text:list-item>
          <text:p text:style-name="P539"><text:span text:style-name="T2">Nature:</text:span> Husbandry +1 (2D10)</text:p>
        </text:list-item>
        <text:list-item>
          <text:p text:style-name="P539"><text:span text:style-name="T2">Observation:</text:span> Perceive +1 (2D8)</text:p>
        </text:list-item>
        <text:list-item>
          <text:p text:style-name="P539"><text:span text:style-name="T2">Equipment:</text:span> Quarterstaff (D8), Musket (D10), Pig, Commoner Outfit</text:p>
        </text:list-item>
        <text:list-item>
          <text:p text:style-name="P539"><text:span text:style-name="T2">Passions:</text:span> Family (D8), Country (D6)</text:p>
        </text:list-item>
      </text:list>
      <text:h text:style-name="Heading_20_4" text:outline-level="4"><text:bookmark-start text:name="street-tough"/>Street Tough<text:bookmark-end text:name="street-tough"/></text:h>
      <text:p text:style-name="First_20_paragraph"><text:span text:style-name="T1">Rabble</text:span></text:p>
      <text:p text:style-name="Text_20_body">Criminal elements can be found lurking in the back alleys and side streets of any large city. These toughs aren’t usually murderous, only trying to mug someone for their livres.</text:p>
      <text:list text:style-name="L158">
        <text:list-item>
          <text:p text:style-name="P540"><text:span text:style-name="T2">Competency Die:</text:span> D0</text:p>
        </text:list-item>
        <text:list-item>
          <text:p text:style-name="P540"><text:span text:style-name="T2">Attributes:</text:span> Verve D8, Affinity D6, Guile D10</text:p>
        </text:list-item>
        <text:list-item>
          <text:p text:style-name="P540"><text:span text:style-name="T2">Wealth Pool:</text:span> 1D0 (Commoner)</text:p>
        </text:list-item>
        <text:list-item>
          <text:p text:style-name="P540"><text:span text:style-name="T2">Yield Limit:</text:span> 3</text:p>
        </text:list-item>
        <text:list-item>
          <text:p text:style-name="P540"><text:span text:style-name="T2">Wound Limit:</text:span> 1 (Dying)</text:p>
        </text:list-item>
        <text:list-item>
          <text:p text:style-name="P540"><text:span text:style-name="T2">Initiative:</text:span> Timing (1D10)</text:p>
        </text:list-item>
        <text:list-item>
          <text:p text:style-name="P540"><text:span text:style-name="T2">Defense:</text:span> Parry +1 (2D8+1D6), Block (1D6), Dodge +1 (2D10)</text:p>
        </text:list-item>
        <text:list-item>
          <text:p text:style-name="P540"><text:span text:style-name="T2">Dueling:</text:span> Lunge +1 (2D8+1D6), Riposte (2D6), Feint +1 (2D10+1D6)</text:p>
        </text:list-item>
        <text:list-item>
          <text:p text:style-name="P540"><text:span text:style-name="T2">Military:</text:span> Brawl +1 (2D8)</text:p>
        </text:list-item>
        <text:list-item>
          <text:p text:style-name="P540"><text:span text:style-name="T2">Streetwise:</text:span> Larceny +1 (2D10)</text:p>
        </text:list-item>
        <text:list-item>
          <text:p text:style-name="P540"><text:span text:style-name="T2">Equipment:</text:span> Knife (D6), Commoner Outfit</text:p>
        </text:list-item>
        <text:list-item>
          <text:p text:style-name="P540"><text:span text:style-name="T2">Passions:</text:span> Wealth (D8), Friends (D6)</text:p>
        </text:list-item>
      </text:list>
      <text:h text:style-name="Heading_20_4" text:outline-level="4"><text:bookmark-start text:name="unemployed-thespian"/>Unemployed Thespian<text:bookmark-end text:name="unemployed-thespian"/></text:h>
      <text:p text:style-name="First_20_paragraph"><text:span text:style-name="T1">Rabble</text:span></text:p>
      <text:p text:style-name="Text_20_body">There are vast numbers of less-than-successful thespians who eke out a meager living at menial jobs in-between auditions. Most of them carry around a sword just so they look the part, whatever part that may be.</text:p>
      <text:list text:style-name="L159">
        <text:list-item>
          <text:p text:style-name="P541"><text:span text:style-name="T2">Competency Die:</text:span> D0</text:p>
        </text:list-item>
        <text:list-item>
          <text:p text:style-name="P541"><text:span text:style-name="T2">Attributes:</text:span> Verve D10, Affinity D6, Guile D8</text:p>
        </text:list-item>
        <text:list-item>
          <text:p text:style-name="P541"><text:span text:style-name="T2">Wealth Pool:</text:span> 1D0 (Commoner)</text:p>
        </text:list-item>
        <text:list-item>
          <text:p text:style-name="P541"><text:span text:style-name="T2">Yield Limit:</text:span> 3</text:p>
        </text:list-item>
        <text:list-item>
          <text:p text:style-name="P541"><text:span text:style-name="T2">Wound Limit:</text:span> 1 (Dying)</text:p>
        </text:list-item>
        <text:list-item>
          <text:p text:style-name="P541"><text:span text:style-name="T2">Initiative:</text:span> Impulse (1D10)</text:p>
        </text:list-item>
        <text:list-item>
          <text:p text:style-name="P541"><text:span text:style-name="T2">Culture:</text:span> Arts +1 (2D10), Etiquette +1 (2D6)</text:p>
        </text:list-item>
        <text:list-item>
          <text:p text:style-name="P541"><text:span text:style-name="T2">Defense:</text:span> Parry (1D10+1D8), Block (1D6), Dodge +1 (2D8)</text:p>
        </text:list-item>
        <text:list-item>
          <text:p text:style-name="P541"><text:span text:style-name="T2">Dueling:</text:span> Lunge (1D10+1D8), Riposte (1D8+1D6), Feint +1 (3D8)</text:p>
        </text:list-item>
        <text:list-item>
          <text:p text:style-name="P541"><text:span text:style-name="T2">Streetwise:</text:span> Banter +1 (2D8), Carouse +1 (2D6)</text:p>
        </text:list-item>
        <text:list-item>
          <text:p text:style-name="P541"><text:span text:style-name="T2">Equipment:</text:span> Rapier (D8), Swashbuckler Outfit</text:p>
        </text:list-item>
        <text:list-item>
          <text:p text:style-name="P541"><text:span text:style-name="T2">Passions:</text:span> Pride (D8), Knowledge (D6)</text:p>
        </text:list-item>
      </text:list>
      <text:h text:style-name="Heading_20_3" text:outline-level="3"><text:bookmark-start text:name="stock-characters"/>Stock Characters<text:bookmark-end text:name="stock-characters"/></text:h>
      <text:p text:style-name="First_20_paragraph">Stock characters might appear several times, but rarely get named. Consider upgrading any which see frequent use to minor character status.</text:p>
      <text:h text:style-name="Heading_20_4" text:outline-level="4"><text:bookmark-start text:name="boorish-fop"/>Boorish Fop<text:bookmark-end text:name="boorish-fop"/></text:h>
      <text:p text:style-name="First_20_paragraph"><text:span text:style-name="T1">Stock Character</text:span></text:p>
      <text:p text:style-name="Text_20_body">All bluster and fashion sense with little else to offer, fops can be found anywhere from the courts of the royal palace to the bars down by the docks. They can be easily angered if called out on their self-aggrandizing half-truths.</text:p>
      <text:list text:style-name="L160">
        <text:list-item>
          <text:p text:style-name="P542"><text:span text:style-name="T2">Competency Die:</text:span> D6</text:p>
        </text:list-item>
        <text:list-item>
          <text:p text:style-name="P542"><text:span text:style-name="T2">Attributes:</text:span> Verve D6, Affinity D10, Guile D8</text:p>
        </text:list-item>
        <text:list-item>
          <text:p text:style-name="P542"><text:span text:style-name="T2">Wealth Pool:</text:span> 1D10+1D6 (Noble)</text:p>
        </text:list-item>
        <text:list-item>
          <text:p text:style-name="P542"><text:span text:style-name="T2">Yield Limit:</text:span> 6</text:p>
        </text:list-item>
        <text:list-item>
          <text:p text:style-name="P542"><text:span text:style-name="T2">Wound Limit:</text:span> 2 (Drop 1, Dying)</text:p>
        </text:list-item>
        <text:list-item>
          <text:p text:style-name="P542"><text:span text:style-name="T2">Initiative:</text:span> Vigilance (1D10+1D6)</text:p>
        </text:list-item>
        <text:list-item>
          <text:p text:style-name="P542"><text:span text:style-name="T2">Culture:</text:span> Arts +1 (3D6), Etiquette +1 (2D10+1D6), Scholarship +1 (2D8+1D6)</text:p>
        </text:list-item>
        <text:list-item>
          <text:p text:style-name="P542"><text:span text:style-name="T2">Defense:</text:span> Parry (1D8+1D6), Block (1D10+1D6), Dodge +2 (3D8+1D6)</text:p>
        </text:list-item>
        <text:list-item>
          <text:p text:style-name="P542"><text:span text:style-name="T2">Dueling:</text:span> Lunge (1D8+1D6), Riposte +1 (2D10+1D8+1D6), Feint +1 (3D8+1D6)</text:p>
        </text:list-item>
        <text:list-item>
          <text:p text:style-name="P542"><text:span text:style-name="T2">Interaction:</text:span> Negotiate +1 (2D10+1D6), Deceive +2 (3D8+1D6)</text:p>
        </text:list-item>
        <text:list-item>
          <text:p text:style-name="P542"><text:span text:style-name="T2">Military:</text:span> Brawl (3D6), Aim (1D10+2D6)</text:p>
        </text:list-item>
        <text:list-item>
          <text:p text:style-name="P542"><text:span text:style-name="T2">Streetwise:</text:span> Banter +1 (3D6), Carouse +2 (3D10+1D6)</text:p>
        </text:list-item>
        <text:list-item>
          <text:p text:style-name="P542"><text:span text:style-name="T2">Equipment:</text:span> Sword (D8), Pistol (D6), the latest fashion of Courtly Outfit</text:p>
        </text:list-item>
        <text:list-item>
          <text:p text:style-name="P542"><text:span text:style-name="T2">Passions:</text:span> Lust (D10), Pride (D8), Friends (D6)</text:p>
        </text:list-item>
        <text:list-item>
          <text:p text:style-name="P542"><text:span text:style-name="T2">Style Maneuvers:</text:span> Drunken Stagger (spend 1 to add Carouse to Lunge)</text:p>
        </text:list-item>
      </text:list>
      <text:h text:style-name="Heading_20_4" text:outline-level="4"><text:bookmark-start text:name="brash-fencer"/>Brash Fencer<text:bookmark-end text:name="brash-fencer"/></text:h>
      <text:p text:style-name="First_20_paragraph"><text:span text:style-name="T1">Stock Character</text:span></text:p>
      <text:p text:style-name="Text_20_body">Many young bravos come to the big city hoping to make names for themselves, and attempt to do so by challenging multiple people to duels. (Sometimes they accidentally schedule three for the same time and place; time management is not their forte.)</text:p>
      <text:list text:style-name="L161">
        <text:list-item>
          <text:p text:style-name="P543"><text:span text:style-name="T2">Competency Die:</text:span> D6</text:p>
        </text:list-item>
        <text:list-item>
          <text:p text:style-name="P543"><text:span text:style-name="T2">Attributes:</text:span> Verve D10, Affinity D6, Guile D8</text:p>
        </text:list-item>
        <text:list-item>
          <text:p text:style-name="P543"><text:span text:style-name="T2">Wealth Pool:</text:span> 2D6 (Soldier)</text:p>
        </text:list-item>
        <text:list-item>
          <text:p text:style-name="P543"><text:span text:style-name="T2">Yield Limit:</text:span> 6</text:p>
        </text:list-item>
        <text:list-item>
          <text:p text:style-name="P543"><text:span text:style-name="T2">Wound Limit:</text:span> 2 (Drop 1, Dying)</text:p>
        </text:list-item>
        <text:list-item>
          <text:p text:style-name="P543"><text:span text:style-name="T2">Initiative:</text:span> Impulse (1D10+1D6)</text:p>
        </text:list-item>
        <text:list-item>
          <text:p text:style-name="P543"><text:span text:style-name="T2">Defense:</text:span> Parry +1 (2D10+1D8+1D6), Block (1D8+2D6), Dodge (1D8+1D6)</text:p>
        </text:list-item>
        <text:list-item>
          <text:p text:style-name="P543"><text:span text:style-name="T2">Dueling:</text:span> Lunge +1 (2D10+1D8+1D6), Riposte +2 (4D8+1D6), Feint +1 (1D8+3D6)</text:p>
        </text:list-item>
        <text:list-item>
          <text:p text:style-name="P543"><text:span text:style-name="T2">Interaction:</text:span> Inspire +1 (2D10+1D6)</text:p>
        </text:list-item>
        <text:list-item>
          <text:p text:style-name="P543"><text:span text:style-name="T2">Military:</text:span> Brawl +1 (2D10+1D6), Aim +1 (2D8+2D6)</text:p>
        </text:list-item>
        <text:list-item>
          <text:p text:style-name="P543"><text:span text:style-name="T2">Nature:</text:span> Husbandry +1 (2D6)</text:p>
        </text:list-item>
        <text:list-item>
          <text:p text:style-name="P543"><text:span text:style-name="T2">Streetwise:</text:span> Banter +2 (3D10+1D6), Carouse +1 (2D8+1D6)</text:p>
        </text:list-item>
        <text:list-item>
          <text:p text:style-name="P543"><text:span text:style-name="T2">Equipment:</text:span> Sword (D8), Pistol (D6), Buckler (D8), Draft Horse, Swashbuckler Outfit</text:p>
        </text:list-item>
        <text:list-item>
          <text:p text:style-name="P543"><text:span text:style-name="T2">Passions:</text:span> Pride (D10), Artistry (D8), Family (D6)</text:p>
        </text:list-item>
        <text:list-item>
          <text:p text:style-name="P543"><text:span text:style-name="T2">Style Maneuvers:</text:span> Precise Swordplay (spend 2 to maximize Sword Weapon Die)</text:p>
        </text:list-item>
      </text:list>
      <text:h text:style-name="Heading_20_4" text:outline-level="4"><text:bookmark-start text:name="cavalry-officer"/>Cavalry Officer<text:bookmark-end text:name="cavalry-officer"/></text:h>
      <text:p text:style-name="First_20_paragraph"><text:span text:style-name="T1">Stock Character</text:span></text:p>
      <text:p text:style-name="Text_20_body">Officers in the cavalry are usually chosen from among the lower nobility, and are often groomed to be the next generals of the armies.</text:p>
      <text:list text:style-name="L162">
        <text:list-item>
          <text:p text:style-name="P544"><text:span text:style-name="T2">Competency Die:</text:span> D6</text:p>
        </text:list-item>
        <text:list-item>
          <text:p text:style-name="P544"><text:span text:style-name="T2">Attributes:</text:span> Verve D10, Affinity D8, Guile D6</text:p>
        </text:list-item>
        <text:list-item>
          <text:p text:style-name="P544"><text:span text:style-name="T2">Wealth Pool:</text:span> 1D10+1D6 (Noble)</text:p>
        </text:list-item>
        <text:list-item>
          <text:p text:style-name="P544"><text:span text:style-name="T2">Yield Limit:</text:span> 6</text:p>
        </text:list-item>
        <text:list-item>
          <text:p text:style-name="P544"><text:span text:style-name="T2">Wound Limit:</text:span> 2 (Drop 1, Dying)</text:p>
        </text:list-item>
        <text:list-item>
          <text:p text:style-name="P544"><text:span text:style-name="T2">Initiative:</text:span> Impulse (1D10+1D6)</text:p>
        </text:list-item>
        <text:list-item>
          <text:p text:style-name="P544"><text:span text:style-name="T2">Culture:</text:span> Etiquette +1 (2D8+1D6)</text:p>
        </text:list-item>
        <text:list-item>
          <text:p text:style-name="P544"><text:span text:style-name="T2">Defense:</text:span> Parry +1 (2D10+1D8+1D6), Block +1 (2D10+1D8+1D6), Dodge (2D6)</text:p>
        </text:list-item>
        <text:list-item>
          <text:p text:style-name="P544"><text:span text:style-name="T2">Dueling:</text:span> Lunge +2 (3D10+1D8+1D6), Riposte (2D8+1D6), Feint (1D8+2D6)</text:p>
        </text:list-item>
        <text:list-item>
          <text:p text:style-name="P544"><text:span text:style-name="T2">Interaction:</text:span> Inspire +1 (2D10+1D6)</text:p>
        </text:list-item>
        <text:list-item>
          <text:p text:style-name="P544"><text:span text:style-name="T2">Nature:</text:span> Husbandry +1 (2D8+1D6)</text:p>
        </text:list-item>
        <text:list-item>
          <text:p text:style-name="P544"><text:span text:style-name="T2">Military:</text:span> Brawl (1D10+1D6), Aim +1 (2D8+2D6), Strategy +1 (3D6)</text:p>
        </text:list-item>
        <text:list-item>
          <text:p text:style-name="P544"><text:span text:style-name="T2">Equipment:</text:span> Sword (D8), Pistol (D10), Steel Breastplate (D10), Warhorse, Guard Uniform</text:p>
        </text:list-item>
        <text:list-item>
          <text:p text:style-name="P544"><text:span text:style-name="T2">Passions:</text:span> Country (D10), Pride (D8), Family (D6)</text:p>
        </text:list-item>
        <text:list-item>
          <text:p text:style-name="P544"><text:span text:style-name="T2">Style Maneuvers:</text:span> Mounted Combatant (when charging while mounted, spend 1 to add Husbandry to Lunge), Protective Reliability (spend 1 to reroll Defense)</text:p>
        </text:list-item>
      </text:list>
      <text:h text:style-name="Heading_20_4" text:outline-level="4"><text:bookmark-start text:name="city-watch-officer"/>City Watch Officer<text:bookmark-end text:name="city-watch-officer"/></text:h>
      <text:p text:style-name="First_20_paragraph"><text:span text:style-name="T1">Stock Character</text:span></text:p>
      <text:p text:style-name="Text_20_body">The more experienced members of the watch are promoted to officer ranks and have more training. An officer could be found as the head of a group of grunts, or working with a squad of other officers against more experienced player characters.</text:p>
      <text:list text:style-name="L163">
        <text:list-item>
          <text:p text:style-name="P545"><text:span text:style-name="T2">Competency Die:</text:span> D6</text:p>
        </text:list-item>
        <text:list-item>
          <text:p text:style-name="P545"><text:span text:style-name="T2">Attributes:</text:span> Verve D8, Affinity D10, Guile D6</text:p>
        </text:list-item>
        <text:list-item>
          <text:p text:style-name="P545"><text:span text:style-name="T2">Wealth Pool:</text:span> 2D6 (Soldier)</text:p>
        </text:list-item>
        <text:list-item>
          <text:p text:style-name="P545"><text:span text:style-name="T2">Yield Limit:</text:span> 6</text:p>
        </text:list-item>
        <text:list-item>
          <text:p text:style-name="P545"><text:span text:style-name="T2">Wound Limit:</text:span> 2 (Drop 1, Dying)</text:p>
        </text:list-item>
        <text:list-item>
          <text:p text:style-name="P545"><text:span text:style-name="T2">Initiative:</text:span> Vigilance (1D10+1D6)</text:p>
        </text:list-item>
        <text:list-item>
          <text:p text:style-name="P545"><text:span text:style-name="T2">Culture:</text:span> Etiquette +1 (2D10+1D6)</text:p>
        </text:list-item>
        <text:list-item>
          <text:p text:style-name="P545"><text:span text:style-name="T2">Defense:</text:span> Parry +1 (3D8+1D6), Block +1 (3D10+1D6), Dodge (2D6)</text:p>
        </text:list-item>
        <text:list-item>
          <text:p text:style-name="P545"><text:span text:style-name="T2">Dueling:</text:span> Lunge +2 (4D8+1D6), Riposte +1 (2D10+1D8+1D6), Feint (1D8+2D6)</text:p>
        </text:list-item>
        <text:list-item>
          <text:p text:style-name="P545"><text:span text:style-name="T2">Interaction:</text:span> Inspire +1 (2D8+1D6)</text:p>
        </text:list-item>
        <text:list-item>
          <text:p text:style-name="P545"><text:span text:style-name="T2">Military:</text:span> Brawl +1 (2D8+1D6), Aim +2 (4D10+1D6)</text:p>
        </text:list-item>
        <text:list-item>
          <text:p text:style-name="P545"><text:span text:style-name="T2">Observation:</text:span> Perceive +1 (2D8+1D6), Deduce +1 (3D6)</text:p>
        </text:list-item>
        <text:list-item>
          <text:p text:style-name="P545"><text:span text:style-name="T2">Equipment:</text:span> Sword (D8), Musket (D10), Steel Breastplate (D6), Guard Uniform</text:p>
        </text:list-item>
        <text:list-item>
          <text:p text:style-name="P545"><text:span text:style-name="T2">Passions:</text:span> Loyalty (D10), Justice (D8), Country (D6)</text:p>
        </text:list-item>
        <text:list-item>
          <text:p text:style-name="P545"><text:span text:style-name="T2">Style Maneuvers:</text:span> Practiced Sharpshooting (spend 2 to maximize Aim), Reliable Protection (spend 1 to reroll Defense)</text:p>
        </text:list-item>
      </text:list>
      <text:h text:style-name="Heading_20_4" text:outline-level="4"><text:bookmark-start text:name="dangerous-revolutionary"/>Dangerous Revolutionary<text:bookmark-end text:name="dangerous-revolutionary"/></text:h>
      <text:p text:style-name="First_20_paragraph"><text:span text:style-name="T1">Stock Character</text:span></text:p>
      <text:p text:style-name="Text_20_body">Not everyone in France owes allegiance to the crown. This revolutionary can represent any conspirator who is plotting against the country.</text:p>
      <text:list text:style-name="L164">
        <text:list-item>
          <text:p text:style-name="P546"><text:span text:style-name="T2">Competency Die:</text:span> D6</text:p>
        </text:list-item>
        <text:list-item>
          <text:p text:style-name="P546"><text:span text:style-name="T2">Attributes:</text:span> Verve D8, Affinity D8, Guile D8</text:p>
        </text:list-item>
        <text:list-item>
          <text:p text:style-name="P546"><text:span text:style-name="T2">Wealth Pool:</text:span> 2D6 (Soldier)</text:p>
        </text:list-item>
        <text:list-item>
          <text:p text:style-name="P546"><text:span text:style-name="T2">Yield Limit:</text:span> 6</text:p>
        </text:list-item>
        <text:list-item>
          <text:p text:style-name="P546"><text:span text:style-name="T2">Wound Limit:</text:span> 2 (Drop 1, Dying)</text:p>
        </text:list-item>
        <text:list-item>
          <text:p text:style-name="P546"><text:span text:style-name="T2">Initiative:</text:span> Impulse (1D8+1D6)</text:p>
        </text:list-item>
        <text:list-item>
          <text:p text:style-name="P546"><text:span text:style-name="T2">Defense:</text:span> Parry (3D8+1D6), Block (1D8+1D6), Dodge +1 (2D8+1D6)</text:p>
        </text:list-item>
        <text:list-item>
          <text:p text:style-name="P546"><text:span text:style-name="T2">Dueling:</text:span> Lunge +2 (4D8+1D6), Riposte (2D8+1D6), Feint +2 (4D8+1D6)</text:p>
        </text:list-item>
        <text:list-item>
          <text:p text:style-name="P546"><text:span text:style-name="T2">Interaction:</text:span> Deceive +1 (2D8+1D6)</text:p>
        </text:list-item>
        <text:list-item>
          <text:p text:style-name="P546"><text:span text:style-name="T2">Military:</text:span> Brawl +1 (2D8+1D6), Aim +1 (1D10+2D8+1D6)</text:p>
        </text:list-item>
        <text:list-item>
          <text:p text:style-name="P546"><text:span text:style-name="T2">Science:</text:span> Blackpowder +1 (2D8+1D6)</text:p>
        </text:list-item>
        <text:list-item>
          <text:p text:style-name="P546"><text:span text:style-name="T2">Equipment:</text:span> Sword (D8), Musket (D10), Leather Jerkin (D6), Peasant Outfit</text:p>
        </text:list-item>
        <text:list-item>
          <text:p text:style-name="P546"><text:span text:style-name="T2">Passions:</text:span> Loyalty (D10), Pride (D8), Justice (D6)</text:p>
        </text:list-item>
        <text:list-item>
          <text:p text:style-name="P546"><text:span text:style-name="T2">Style Maneuvers:</text:span> Cunning Misdirection (spend 2 to maximize Feint)</text:p>
        </text:list-item>
      </text:list>
      <text:h text:style-name="Heading_20_4" text:outline-level="4"><text:bookmark-start text:name="devious-smuggler"/>Devious Smuggler<text:bookmark-end text:name="devious-smuggler"/></text:h>
      <text:p text:style-name="First_20_paragraph"><text:span text:style-name="T1">Stock Character</text:span></text:p>
      <text:p text:style-name="Text_20_body">Smugglers and other criminals can be found at the edges of civilized society, trading in information as much as they do their contraband goods. This is a typical smuggler who might be encountered in France or abroad.</text:p>
      <text:list text:style-name="L165">
        <text:list-item>
          <text:p text:style-name="P547"><text:span text:style-name="T2">Competency Die:</text:span> D6</text:p>
        </text:list-item>
        <text:list-item>
          <text:p text:style-name="P547"><text:span text:style-name="T2">Attributes:</text:span> Verve D6, Affinity D8, Guile D10</text:p>
        </text:list-item>
        <text:list-item>
          <text:p text:style-name="P547"><text:span text:style-name="T2">Wealth Pool:</text:span> 1D6+1D0 (Commoner)</text:p>
        </text:list-item>
        <text:list-item>
          <text:p text:style-name="P547"><text:span text:style-name="T2">Yield Limit:</text:span> 6</text:p>
        </text:list-item>
        <text:list-item>
          <text:p text:style-name="P547"><text:span text:style-name="T2">Wound Limit:</text:span> 2 (Drop 1, Dying)</text:p>
        </text:list-item>
        <text:list-item>
          <text:p text:style-name="P547"><text:span text:style-name="T2">Initiative:</text:span> Timing (1D10+1D6)</text:p>
        </text:list-item>
        <text:list-item>
          <text:p text:style-name="P547"><text:span text:style-name="T2">Defense:</text:span> Parry (3D6), Block (1D8+1D6), Dodge +2(3D10+1D6)</text:p>
        </text:list-item>
        <text:list-item>
          <text:p text:style-name="P547"><text:span text:style-name="T2">Dueling:</text:span> Lunge (3D6), Riposte +1 (2D8+2D6), Feint +1 (2D10+2D6)</text:p>
        </text:list-item>
        <text:list-item>
          <text:p text:style-name="P547"><text:span text:style-name="T2">Interaction:</text:span> Deceive +1 (2D8+1D6)</text:p>
        </text:list-item>
        <text:list-item>
          <text:p text:style-name="P547"><text:span text:style-name="T2">Military:</text:span> Aim +2 (2D8+2D6)</text:p>
        </text:list-item>
        <text:list-item>
          <text:p text:style-name="P547"><text:span text:style-name="T2">Observation:</text:span> Intuition +1 (2D8+1D6)</text:p>
        </text:list-item>
        <text:list-item>
          <text:p text:style-name="P547"><text:span text:style-name="T2">Nature:</text:span> Explore +1 (3D6), Prowl +2 (3D10+1D6)</text:p>
        </text:list-item>
        <text:list-item>
          <text:p text:style-name="P547"><text:span text:style-name="T2">Streetwise:</text:span> Carouse +1 (2D8+1D6), Larceny +1 (2D10+1D6)</text:p>
        </text:list-item>
        <text:list-item>
          <text:p text:style-name="P547"><text:span text:style-name="T2">Equipment:</text:span> Pistol (D6), Daggers x3 (D6), Peasant Outfit</text:p>
        </text:list-item>
        <text:list-item>
          <text:p text:style-name="P547"><text:span text:style-name="T2">Passions:</text:span> Wealth (D10), Friends (D8), Pride (D6)</text:p>
        </text:list-item>
        <text:list-item>
          <text:p text:style-name="P547"><text:span text:style-name="T2">Style Maneuvers:</text:span> Cunning Camouflage (spend 2 to maximize Prowl)</text:p>
        </text:list-item>
      </text:list>
      <text:h text:style-name="Heading_20_4" text:outline-level="4"><text:bookmark-start text:name="fastidious-physicker"/>Fastidious Physicker<text:bookmark-end text:name="fastidious-physicker"/></text:h>
      <text:p text:style-name="First_20_paragraph"><text:span text:style-name="T1">Stock Character</text:span></text:p>
      <text:p text:style-name="Text_20_body">This doctor may not have much when it comes to bedside manner, but she’s a brilliant surgeon and diagnostician, despite her addiction issues and her limp. Player characters can seek out a doctor like this if they are in need of healing.</text:p>
      <text:list text:style-name="L166">
        <text:list-item>
          <text:p text:style-name="P548"><text:span text:style-name="T2">Competency Die:</text:span> D6</text:p>
        </text:list-item>
        <text:list-item>
          <text:p text:style-name="P548"><text:span text:style-name="T2">Attributes:</text:span> Verve D8, Affinity D8, Guile 8</text:p>
        </text:list-item>
        <text:list-item>
          <text:p text:style-name="P548"><text:span text:style-name="T2">Wealth Pool:</text:span> 1D8+1D6 (Artisan)</text:p>
        </text:list-item>
        <text:list-item>
          <text:p text:style-name="P548"><text:span text:style-name="T2">Yield Limit:</text:span> 6</text:p>
        </text:list-item>
        <text:list-item>
          <text:p text:style-name="P548"><text:span text:style-name="T2">Wound Limit:</text:span> 2 (Drop 1, Dying)</text:p>
        </text:list-item>
        <text:list-item>
          <text:p text:style-name="P548"><text:span text:style-name="T2">Initiative:</text:span> Vigilance (1D8+1D6)</text:p>
        </text:list-item>
        <text:list-item>
          <text:p text:style-name="P548"><text:span text:style-name="T2">Culture:</text:span> Scholarship +1 (3D8)</text:p>
        </text:list-item>
        <text:list-item>
          <text:p text:style-name="P548"><text:span text:style-name="T2">Defense:</text:span> Parry (1D8+1D6), Block (1D8+1D6), Dodge (1D8+1D6)</text:p>
        </text:list-item>
        <text:list-item>
          <text:p text:style-name="P548"><text:span text:style-name="T2">Dueling:</text:span> Lunge +1 (3D8+1D6), Riposte (1D8+2D6), Feint (1D8+1D6)</text:p>
        </text:list-item>
        <text:list-item>
          <text:p text:style-name="P548"><text:span text:style-name="T2">Medicine:</text:span> Surgery +2 (3D8+2D6), Treat +2 (3D8+2D6), Poison +1 (2D8+1D6)</text:p>
        </text:list-item>
        <text:list-item>
          <text:p text:style-name="P548"><text:span text:style-name="T2">(Military):</text:span> Brawl (1D8), Aim (1D8)</text:p>
        </text:list-item>
        <text:list-item>
          <text:p text:style-name="P548"><text:span text:style-name="T2">Observation:</text:span> Perception +1 (2D8+1D6), Intuition +1 (2D8+1D6), Deduce +2 (3D8+1D6)</text:p>
        </text:list-item>
        <text:list-item>
          <text:p text:style-name="P548"><text:span text:style-name="T2">Science:</text:span> Calculus +1 (2D8+1D6)</text:p>
        </text:list-item>
        <text:list-item>
          <text:p text:style-name="P548"><text:span text:style-name="T2">Equipment:</text:span> Chirurgeon’s Knives (D6), Medicine x8, Physician Outfit</text:p>
        </text:list-item>
        <text:list-item>
          <text:p text:style-name="P548"><text:span text:style-name="T2">Passions:</text:span> Artistry (D10), Pride (D8), Wealth (D6)</text:p>
        </text:list-item>
        <text:list-item>
          <text:p text:style-name="P548"><text:span text:style-name="T2">Style Maneuvers:</text:span> Reliable Physicking (spend 1 to reroll Medicine)</text:p>
        </text:list-item>
      </text:list>
      <text:h text:style-name="Heading_20_4" text:outline-level="4"><text:bookmark-start text:name="gregarious-barkeep"/>Gregarious Barkeep<text:bookmark-end text:name="gregarious-barkeep"/></text:h>
      <text:p text:style-name="First_20_paragraph"><text:span text:style-name="T1">Stock Character</text:span></text:p>
      <text:p text:style-name="Text_20_body">The barkeep is more than willing to lend an ear when you need one, and keep the drinks coming – but if trouble breaks out in her bar, she’s ready to lay a beatdown on drunken customers.</text:p>
      <text:list text:style-name="L167">
        <text:list-item>
          <text:p text:style-name="P549"><text:span text:style-name="T2">Competency Die:</text:span> D6</text:p>
        </text:list-item>
        <text:list-item>
          <text:p text:style-name="P549"><text:span text:style-name="T2">Attributes:</text:span> Verve D8, Affinity D10, Guile D6</text:p>
        </text:list-item>
        <text:list-item>
          <text:p text:style-name="P549"><text:span text:style-name="T2">Wealth Pool:</text:span> 1D8+1D6 (Artisan)</text:p>
        </text:list-item>
        <text:list-item>
          <text:p text:style-name="P549"><text:span text:style-name="T2">Yield Limit:</text:span> 6</text:p>
        </text:list-item>
        <text:list-item>
          <text:p text:style-name="P549"><text:span text:style-name="T2">Wound Limit:</text:span> 2 (Drop 1, Dying)</text:p>
        </text:list-item>
        <text:list-item>
          <text:p text:style-name="P549"><text:span text:style-name="T2">Initiative:</text:span> Vigilance (1D10+1D6)</text:p>
        </text:list-item>
        <text:list-item>
          <text:p text:style-name="P549"><text:span text:style-name="T2">Defense:</text:span> Parry +1 (2D8+2D6), Block +1 (2D10+2D6), Dodge (2D6)</text:p>
        </text:list-item>
        <text:list-item>
          <text:p text:style-name="P549"><text:span text:style-name="T2">Dueling:</text:span> Lunge +1 (2D8+2D6), Riposte (1D10+2D6), Feint (2D6)</text:p>
        </text:list-item>
        <text:list-item>
          <text:p text:style-name="P549"><text:span text:style-name="T2">Interaction:</text:span> Negotiate +2 (2D10+1D6)</text:p>
        </text:list-item>
        <text:list-item>
          <text:p text:style-name="P549"><text:span text:style-name="T2">Military:</text:span> Brawl +2 (3D8+1D6), Aim +1 (2D10+2D6)</text:p>
        </text:list-item>
        <text:list-item>
          <text:p text:style-name="P549"><text:span text:style-name="T2">Observation:</text:span> Perception +1 (2D8+1D6), Intuition +2 (2D10+1D6)</text:p>
        </text:list-item>
        <text:list-item>
          <text:p text:style-name="P549"><text:span text:style-name="T2">Streetwise:</text:span> Banter +1 (2D8+1D6), Carouse +2 (2D10+1D6)</text:p>
        </text:list-item>
        <text:list-item>
          <text:p text:style-name="P549"><text:span text:style-name="T2">Equipment:</text:span> Club (D6), Heavy Ale Stein (D6), Leather Apron (D6), Crafter Outfit</text:p>
        </text:list-item>
        <text:list-item>
          <text:p text:style-name="P549"><text:span text:style-name="T2">Passions:</text:span> Friends (D10), Artistry (D8), Pride (D6)</text:p>
        </text:list-item>
        <text:list-item>
          <text:p text:style-name="P549"><text:span text:style-name="T2">Style Maneuvers:</text:span> Aggressive Fisticuffs (spend 2 to maximize Brawl)</text:p>
        </text:list-item>
      </text:list>
      <text:h text:style-name="Heading_20_4" text:outline-level="4"><text:bookmark-start text:name="grizzled-veteran"/>Grizzled Veteran<text:bookmark-end text:name="grizzled-veteran"/></text:h>
      <text:p text:style-name="First_20_paragraph"><text:span text:style-name="T1">Stock Character</text:span></text:p>
      <text:p text:style-name="Text_20_body">There are a number of former soldiers who live their lives as hired mercenaries, guardsmen, members of the militia, or drunken sots.</text:p>
      <text:list text:style-name="L168">
        <text:list-item>
          <text:p text:style-name="P550"><text:span text:style-name="T2">Competency Die:</text:span> D6</text:p>
        </text:list-item>
        <text:list-item>
          <text:p text:style-name="P550"><text:span text:style-name="T2">Attributes:</text:span> Verve D8, Affinity D8, Guile D8</text:p>
        </text:list-item>
        <text:list-item>
          <text:p text:style-name="P550"><text:span text:style-name="T2">Wealth Pool:</text:span> 2D6 (Soldier)</text:p>
        </text:list-item>
        <text:list-item>
          <text:p text:style-name="P550"><text:span text:style-name="T2">Yield Limit:</text:span> 6</text:p>
        </text:list-item>
        <text:list-item>
          <text:p text:style-name="P550"><text:span text:style-name="T2">Wound Limit:</text:span> 2 (Drop 1, Dying)</text:p>
        </text:list-item>
        <text:list-item>
          <text:p text:style-name="P550"><text:span text:style-name="T2">Initiative:</text:span> Vigilance (1D8+1D6)</text:p>
        </text:list-item>
        <text:list-item>
          <text:p text:style-name="P550"><text:span text:style-name="T2">Defense:</text:span> Parry +1 (3D8+1D6), Block +2 (3D8+2D6), Dodge (1D8+1D6)</text:p>
        </text:list-item>
        <text:list-item>
          <text:p text:style-name="P550"><text:span text:style-name="T2">Dueling:</text:span> Lunge +1 (3D8+1D6), Riposte +1 (3D8+1D6), Feint (1D8+1D6)</text:p>
        </text:list-item>
        <text:list-item>
          <text:p text:style-name="P550"><text:span text:style-name="T2">Military:</text:span> Brawl +2 (3D8+1D6), Aim +2 (1D10+3D8+1D6), Strategy +1 (2D8+1D6)</text:p>
        </text:list-item>
        <text:list-item>
          <text:p text:style-name="P550"><text:span text:style-name="T2">Streetwise:</text:span> Carouse +1 (2D8+1D6)</text:p>
        </text:list-item>
        <text:list-item>
          <text:p text:style-name="P550"><text:span text:style-name="T2">Equipment:</text:span> Sword (D8), Musket (D10), Leather Jerkin (D6), Guard Uniform</text:p>
        </text:list-item>
        <text:list-item>
          <text:p text:style-name="P550"><text:span text:style-name="T2">Passions:</text:span> Loyalty(D10), Wealth (D8), Country (D6)</text:p>
        </text:list-item>
        <text:list-item>
          <text:p text:style-name="P550"><text:span text:style-name="T2">Style Maneuvers:</text:span> Reliable Protection (spend 1 to reroll Defense)</text:p>
        </text:list-item>
      </text:list>
      <text:h text:style-name="Heading_20_4" text:outline-level="4"><text:bookmark-start text:name="long-suffering-tutor"/>Long-Suffering Tutor<text:bookmark-end text:name="long-suffering-tutor"/></text:h>
      <text:p text:style-name="First_20_paragraph"><text:span text:style-name="T1">Stock Character</text:span></text:p>
      <text:p text:style-name="Text_20_body">Often found in the employ of nobles or rich merchants to teach their children, the tutor is an educated person whose skills aren’t as practical as most. A few can train someone in the basics of swordplay.</text:p>
      <text:list text:style-name="L169">
        <text:list-item>
          <text:p text:style-name="P551"><text:span text:style-name="T2">Competency Die:</text:span> D6</text:p>
        </text:list-item>
        <text:list-item>
          <text:p text:style-name="P551"><text:span text:style-name="T2">Attributes:</text:span> Verve D6, Affinity D10, Guile D8</text:p>
        </text:list-item>
        <text:list-item>
          <text:p text:style-name="P551"><text:span text:style-name="T2">Wealth Pool:</text:span> 1D8+1D6 (Artisan)</text:p>
        </text:list-item>
        <text:list-item>
          <text:p text:style-name="P551"><text:span text:style-name="T2">Yield Limit:</text:span> 6</text:p>
        </text:list-item>
        <text:list-item>
          <text:p text:style-name="P551"><text:span text:style-name="T2">Wound Limit:</text:span> 2 (Drop 1, Dying)</text:p>
        </text:list-item>
        <text:list-item>
          <text:p text:style-name="P551"><text:span text:style-name="T2">(Initiative):</text:span> Vigilance (1D10)</text:p>
        </text:list-item>
        <text:list-item>
          <text:p text:style-name="P551"><text:span text:style-name="T2">Culture:</text:span> Arts +1 (3D6), Etiquette +2 (3D10+1D6), Scholarship +2 (3D8+1D6)</text:p>
        </text:list-item>
        <text:list-item>
          <text:p text:style-name="P551"><text:span text:style-name="T2">Defense:</text:span> Parry +1 (1D8+3D6), Block (1D10+1D6), Dodge (1D8+1D6)</text:p>
        </text:list-item>
        <text:list-item>
          <text:p text:style-name="P551"><text:span text:style-name="T2">Dueling:</text:span> Lunge (1D8+2D6), Riposte +1 (2D10+1D8+1D6), Feint (2D8+1D6)</text:p>
        </text:list-item>
        <text:list-item>
          <text:p text:style-name="P551"><text:span text:style-name="T2">Interaction:</text:span> Negotiate +1 (2D10+1D6)</text:p>
        </text:list-item>
        <text:list-item>
          <text:p text:style-name="P551"><text:span text:style-name="T2">Observation:</text:span> Deduce +1 (2D8+1D6)</text:p>
        </text:list-item>
        <text:list-item>
          <text:p text:style-name="P551"><text:span text:style-name="T2">Science:</text:span> Calculus +2 (3D8+1D6)</text:p>
        </text:list-item>
        <text:list-item>
          <text:p text:style-name="P551"><text:span text:style-name="T2">Equipment:</text:span> Sword (D8), books on a variety of subjects (four, D6 each), Courtly Outfit</text:p>
        </text:list-item>
        <text:list-item>
          <text:p text:style-name="P551"><text:span text:style-name="T2">Passions:</text:span> Knowledge (D10), Artistry (D8), Family (D6)</text:p>
        </text:list-item>
        <text:list-item>
          <text:p text:style-name="P551"><text:span text:style-name="T2">Languages:</text:span> French and two others</text:p>
        </text:list-item>
        <text:list-item>
          <text:p text:style-name="P551"><text:span text:style-name="T2">Style Maneuvers:</text:span> Refined Reliability (spend 1 to reroll Culture), Cunning Erudition (spend 2 to maximize Scholarship)</text:p>
        </text:list-item>
      </text:list>
      <text:h text:style-name="Heading_20_4" text:outline-level="4"><text:bookmark-start text:name="wary-shopkeep"/>Wary Shopkeep<text:bookmark-end text:name="wary-shopkeep"/></text:h>
      <text:p text:style-name="First_20_paragraph"><text:span text:style-name="T1">Stock Character</text:span></text:p>
      <text:p text:style-name="Text_20_body">This merchant has dealt with shoplifters before – as well as arrogant player characters who think they can come into her shop and boss her around – and isn’t in the mood for any funny business. Her business could be any of the kind found in Paris and surrounding areas.</text:p>
      <text:list text:style-name="L170">
        <text:list-item>
          <text:p text:style-name="P552"><text:span text:style-name="T2">Competency Die:</text:span> D6</text:p>
        </text:list-item>
        <text:list-item>
          <text:p text:style-name="P552"><text:span text:style-name="T2">Attributes:</text:span> Verve D6, Affinity D10, Guile D8</text:p>
        </text:list-item>
        <text:list-item>
          <text:p text:style-name="P552"><text:span text:style-name="T2">Wealth Pool:</text:span> 1D8+1D6 (Artisan)</text:p>
        </text:list-item>
        <text:list-item>
          <text:p text:style-name="P552"><text:span text:style-name="T2">Yield Limit:</text:span> 6</text:p>
        </text:list-item>
        <text:list-item>
          <text:p text:style-name="P552"><text:span text:style-name="T2">Wound Limit:</text:span> 2 (Drop 1, Dying)</text:p>
        </text:list-item>
        <text:list-item>
          <text:p text:style-name="P552"><text:span text:style-name="T2">Initiative:</text:span> Vigilance (1D10+1D6)</text:p>
        </text:list-item>
        <text:list-item>
          <text:p text:style-name="P552"><text:span text:style-name="T2">Culture:</text:span> Etiquette +1 (2D10+1D6)</text:p>
        </text:list-item>
        <text:list-item>
          <text:p text:style-name="P552"><text:span text:style-name="T2">Defense:</text:span> Parry (3D6), Block (1D10+1D6), Dodge (1D8+1D6)</text:p>
        </text:list-item>
        <text:list-item>
          <text:p text:style-name="P552"><text:span text:style-name="T2">(Dueling):</text:span> Lunge (2D6), Riposte (1D10+D6), Feint (1D8+1D6)</text:p>
        </text:list-item>
        <text:list-item>
          <text:p text:style-name="P552"><text:span text:style-name="T2">Interaction:</text:span> Negotiate +2 (3D10+1D6), Deceive +1 (2D8+1D6)</text:p>
        </text:list-item>
        <text:list-item>
          <text:p text:style-name="P552"><text:span text:style-name="T2">Observation:</text:span> Intuition +2 (3D10+1D6)</text:p>
        </text:list-item>
        <text:list-item>
          <text:p text:style-name="P552"><text:span text:style-name="T2">Equipment:</text:span> Knife (D6) or Club (D6), Crafter Outfit</text:p>
        </text:list-item>
        <text:list-item>
          <text:p text:style-name="P552"><text:span text:style-name="T2">Passions:</text:span> Artistry (D10), Wealth (D8), Family (D6)</text:p>
        </text:list-item>
        <text:list-item>
          <text:p text:style-name="P552"><text:span text:style-name="T2">Style Maneuvers:</text:span> Social Reliability (spend 1 to reroll Interaction)</text:p>
        </text:list-item>
      </text:list>
      <text:h text:style-name="Heading_20_3" text:outline-level="3"><text:bookmark-start text:name="minor-characters"/>Minor Characters<text:bookmark-end text:name="minor-characters"/></text:h>
      <text:p text:style-name="First_20_paragraph">You should name each minor character that figures into your game, although you don’t need to have them directly introduce themselves to the player characters. You’ll probably also want to choose their appearances and give them one or more personality quirks.</text:p>
      <text:h text:style-name="Heading_20_4" text:outline-level="4"><text:bookmark-start text:name="devout-priest"/>Devout Priest<text:bookmark-end text:name="devout-priest"/></text:h>
      <text:p text:style-name="First_20_paragraph"><text:span text:style-name="T1">Minor Character</text:span></text:p>
      <text:p text:style-name="Text_20_body">This is a typical priest, likely assigned to a nearby chapel or perhaps giving out aid to travellers.</text:p>
      <text:list text:style-name="L171">
        <text:list-item>
          <text:p text:style-name="P553"><text:span text:style-name="T2">Competency Die:</text:span> D6</text:p>
        </text:list-item>
        <text:list-item>
          <text:p text:style-name="P553"><text:span text:style-name="T2">Attributes:</text:span> Verve D8, Affinity D10, Guile D6</text:p>
        </text:list-item>
        <text:list-item>
          <text:p text:style-name="P553"><text:span text:style-name="T2">Wealth Pool:</text:span> 1D8+1D6+1D0 (Commoner, Artisan)</text:p>
        </text:list-item>
        <text:list-item>
          <text:p text:style-name="P553"><text:span text:style-name="T2">Yield Limit:</text:span> 9</text:p>
        </text:list-item>
        <text:list-item>
          <text:p text:style-name="P553"><text:span text:style-name="T2">Wound Limit:</text:span> 4 (Drop 1, Drop 2, Drop 4, Dying)</text:p>
        </text:list-item>
        <text:list-item>
          <text:p text:style-name="P553"><text:span text:style-name="T2">Initiative:</text:span> Vigilance (1D10+1D6)</text:p>
        </text:list-item>
        <text:list-item>
          <text:p text:style-name="P553"><text:span text:style-name="T2">Culture:</text:span> Arts +2 (3D8+1D6), Etiquette +2 (3D10+1D6), Scholarship +2 (4D6)</text:p>
        </text:list-item>
        <text:list-item>
          <text:p text:style-name="P553"><text:span text:style-name="T2">Defense:</text:span> Parry +1 (2D8+2D6), Block (1D10+1D6), Dodge (2D6)</text:p>
        </text:list-item>
        <text:list-item>
          <text:p text:style-name="P553"><text:span text:style-name="T2">Dueling:</text:span> Lunge (1D8+2D6), Riposte +1 (2D10+2D6), Feint (2D6)</text:p>
        </text:list-item>
        <text:list-item>
          <text:p text:style-name="P553"><text:span text:style-name="T2">Interaction:</text:span> Inspire +2 (3D8+1D6), Negotiate +2 (3D10+1D6)</text:p>
        </text:list-item>
        <text:list-item>
          <text:p text:style-name="P553"><text:span text:style-name="T2">(Military):</text:span> Brawl (1D8), Aim (1D10)</text:p>
        </text:list-item>
        <text:list-item>
          <text:p text:style-name="P553"><text:span text:style-name="T2">Magick:</text:span> Portents +1 (3D6)</text:p>
        </text:list-item>
        <text:list-item>
          <text:p text:style-name="P553"><text:span text:style-name="T2">Observation:</text:span> Intuition +2 (3D10+1D6)</text:p>
        </text:list-item>
        <text:list-item>
          <text:p text:style-name="P553"><text:span text:style-name="T2">Equipment:</text:span> Quarterstaff (D6), Prayer Books x2 (D8), Priest Outfit</text:p>
        </text:list-item>
        <text:list-item>
          <text:p text:style-name="P553"><text:span text:style-name="T2">Passions:</text:span> Church(D10), Faith (D8), Family (D6)</text:p>
        </text:list-item>
        <text:list-item>
          <text:p text:style-name="P553"><text:span text:style-name="T2">Languages:</text:span> French, Spanish, Latin</text:p>
        </text:list-item>
        <text:list-item>
          <text:p text:style-name="P553"><text:span text:style-name="T2">Style Maneuvers:</text:span> Refined Reliability (spend 1 to reroll Culture), Books of Faith (when speaking to people of the same faith, spend 1 to add Scholarship to Inspire)</text:p>
        </text:list-item>
        <text:list-item>
          <text:p text:style-name="P553"><text:span text:style-name="T2">Style Points:</text:span> 1 (maximum 3)</text:p>
        </text:list-item>
      </text:list>
      <text:h text:style-name="Heading_20_4" text:outline-level="4"><text:bookmark-start text:name="dishonest-mechanician"/>Dishonest Mechanician<text:bookmark-end text:name="dishonest-mechanician"/></text:h>
      <text:p text:style-name="First_20_paragraph"><text:span text:style-name="T1">Minor Character</text:span></text:p>
      <text:p text:style-name="Text_20_body">This is an example of a mechanician who was accused of stealing plans from another inventor (which she did do) and then went underground to avoid censure from her peers. She can be used as a henchperson for a primary villain, or as an independent agent.</text:p>
      <text:list text:style-name="L172">
        <text:list-item>
          <text:p text:style-name="P554"><text:span text:style-name="T2">Competency Die:</text:span> D6</text:p>
        </text:list-item>
        <text:list-item>
          <text:p text:style-name="P554"><text:span text:style-name="T2">Attributes:</text:span> Verve D6, Affinity D8, Guile D10</text:p>
        </text:list-item>
        <text:list-item>
          <text:p text:style-name="P554"><text:span text:style-name="T2">Wealth Pool:</text:span> 2D8+1D6 (Artisan)</text:p>
        </text:list-item>
        <text:list-item>
          <text:p text:style-name="P554"><text:span text:style-name="T2">Yield Limit:</text:span> 9</text:p>
        </text:list-item>
        <text:list-item>
          <text:p text:style-name="P554"><text:span text:style-name="T2">Wound Limit:</text:span> 4 (Drop 1, Drop 2, Drop 4, Dying)</text:p>
        </text:list-item>
        <text:list-item>
          <text:p text:style-name="P554"><text:span text:style-name="T2">Initiative:</text:span> Timing (1D10+1D6)</text:p>
        </text:list-item>
        <text:list-item>
          <text:p text:style-name="P554"><text:span text:style-name="T2">Culture:</text:span> Scholarship +2 (3D10+1D6)</text:p>
        </text:list-item>
        <text:list-item>
          <text:p text:style-name="P554"><text:span text:style-name="T2">Defense:</text:span> Parry (2D6), Block (1D10+2D6), Dodge +1 (2D10+1D6)</text:p>
        </text:list-item>
        <text:list-item>
          <text:p text:style-name="P554"><text:span text:style-name="T2">Dueling:</text:span> Lunge (1D8+2D6), Riposte +1 (1D8+2D6), Feint +1 (2D10+2D6)</text:p>
        </text:list-item>
        <text:list-item>
          <text:p text:style-name="P554"><text:span text:style-name="T2">Interaction:</text:span> Deceive +1 (2D10+1D6)</text:p>
        </text:list-item>
        <text:list-item>
          <text:p text:style-name="P554"><text:span text:style-name="T2">Military:</text:span> Brawl (2D6), Aim +2 (2D8+3D6)</text:p>
        </text:list-item>
        <text:list-item>
          <text:p text:style-name="P554"><text:span text:style-name="T2">Observation:</text:span> Deduce +1 (2D10+1D6)</text:p>
        </text:list-item>
        <text:list-item>
          <text:p text:style-name="P554"><text:span text:style-name="T2">Science:</text:span> Blackpowder +1 (3D6), Clockworks +2 (3D8+1D6), Calculus +1 (2D10+1D6)</text:p>
        </text:list-item>
        <text:list-item>
          <text:p text:style-name="P554"><text:span text:style-name="T2">Streetwise:</text:span> Larceny +1 (2D10+1D6)</text:p>
        </text:list-item>
        <text:list-item>
          <text:p text:style-name="P554"><text:span text:style-name="T2">Equipment:</text:span> Clockwork Pistol (D6), Dagger (D6), Leather Jerkin (D6), Tools (D6), miscellaneous clockwork devices, Clockworker Outfit</text:p>
        </text:list-item>
        <text:list-item>
          <text:p text:style-name="P554"><text:span text:style-name="T2">Passions:</text:span> Wealth(D10), Pride (D8), Artistry (D6)</text:p>
        </text:list-item>
        <text:list-item>
          <text:p text:style-name="P554"><text:span text:style-name="T2">Languages:</text:span> French, Russian</text:p>
        </text:list-item>
        <text:list-item>
          <text:p text:style-name="P554"><text:span text:style-name="T2">Style Maneuvers:</text:span> Precise Mechanics (spend 2 to maximize Clockwork Weapon Die), Automatic Fire (when using a clockwork weapon, spend 1 to add Clockworks to Aim)</text:p>
        </text:list-item>
        <text:list-item>
          <text:p text:style-name="P554"><text:span text:style-name="T2">Style Points:</text:span> 1 (maximum 3)</text:p>
        </text:list-item>
      </text:list>
      <text:h text:style-name="Heading_20_4" text:outline-level="4"><text:bookmark-start text:name="modern-sergents-majors-généraux"/>Modern Sergents-Majors Généraux<text:bookmark-end text:name="modern-sergents-majors-généraux"/></text:h>
      <text:p text:style-name="First_20_paragraph"><text:span text:style-name="T1">Minor Character</text:span></text:p>
      <text:p text:style-name="Text_20_body">She is the very model of a sergeant-major general: she has information on vegetables, animals and minerals. She knows the kings of England and can quote historical battles. She’s well acquainted, too, with mathematical matters.</text:p>
      <text:p text:style-name="Text_20_body">Her practical experience on the battlefield, however, may be very limited.</text:p>
      <text:p text:style-name="Text_20_body">She can make a great foil for player characters in a city-based adventure, or could be leading any military unit in the field.</text:p>
      <text:list text:style-name="L173">
        <text:list-item>
          <text:p text:style-name="P555"><text:span text:style-name="T2">Competency Die:</text:span> D6</text:p>
        </text:list-item>
        <text:list-item>
          <text:p text:style-name="P555"><text:span text:style-name="T2">Attributes:</text:span> Verve D8, Affinity D6, Guile D10</text:p>
        </text:list-item>
        <text:list-item>
          <text:p text:style-name="P555"><text:span text:style-name="T2">Wealth Pool:</text:span> 1D10+2D6 (Soldier, Noble)</text:p>
        </text:list-item>
        <text:list-item>
          <text:p text:style-name="P555"><text:span text:style-name="T2">Yield Limit:</text:span> 9</text:p>
        </text:list-item>
        <text:list-item>
          <text:p text:style-name="P555"><text:span text:style-name="T2">Wound Limit:</text:span> 4 (Drop 1, Drop 2, Drop 4, Dying)</text:p>
        </text:list-item>
        <text:list-item>
          <text:p text:style-name="P555"><text:span text:style-name="T2">Initiative:</text:span> Timing (1D10+1D6)</text:p>
        </text:list-item>
        <text:list-item>
          <text:p text:style-name="P555"><text:span text:style-name="T2">Culture:</text:span> Arts +2 (3D8+1D6), Etiquette +2 (4D6), Scholarship +2 (3D10+1D6)</text:p>
        </text:list-item>
        <text:list-item>
          <text:p text:style-name="P555"><text:span text:style-name="T2">Defense:</text:span> Parry +1 (3D8+1D6), Block (1D10+2D6), Dodge (1D10+1D6)</text:p>
        </text:list-item>
        <text:list-item>
          <text:p text:style-name="P555"><text:span text:style-name="T2">Dueling:</text:span> Lunge +1 (3D8+1D6), Riposte +1 (1D8+3D6), Feint +1 (2D10+1D8+1D6)</text:p>
        </text:list-item>
        <text:list-item>
          <text:p text:style-name="P555"><text:span text:style-name="T2">Interaction:</text:span> Negotiate +1 (3D6)</text:p>
        </text:list-item>
        <text:list-item>
          <text:p text:style-name="P555"><text:span text:style-name="T2">Military:</text:span> Brawl (1D8+1D6), Aim +1 (1D10+3D6), Strategy +2 (3D10+1D6)</text:p>
        </text:list-item>
        <text:list-item>
          <text:p text:style-name="P555"><text:span text:style-name="T2">Science:</text:span> Blackpowder +1 (2D8+1D6), Clockworks +1 (3D6), Calculus +2 (3D10+1D6)</text:p>
        </text:list-item>
        <text:list-item>
          <text:p text:style-name="P555"><text:span text:style-name="T2">Equipment:</text:span> Cavalry Saber (D8), Musket (D10), Steel Breastplate (D10), Guard Uniform</text:p>
        </text:list-item>
        <text:list-item>
          <text:p text:style-name="P555"><text:span text:style-name="T2">Passions:</text:span> Country (D10), Pride (D8), Knowledge (D6)</text:p>
        </text:list-item>
        <text:list-item>
          <text:p text:style-name="P555"><text:span text:style-name="T2">Style Maneuvers:</text:span> Incoming Fire (when avoiding a ranged attack, spend 1 to add Aim to Dodge), Refined Reliability (spend 1 to reroll Culture)</text:p>
        </text:list-item>
        <text:list-item>
          <text:p text:style-name="P555"><text:span text:style-name="T2">Style Points:</text:span> 1 (maximum 3)</text:p>
        </text:list-item>
      </text:list>
      <text:h text:style-name="Heading_20_4" text:outline-level="4"><text:bookmark-start text:name="petty-noble"/>Petty Noble<text:bookmark-end text:name="petty-noble"/></text:h>
      <text:p text:style-name="First_20_paragraph"><text:span text:style-name="T1">Minor Character</text:span></text:p>
      <text:p text:style-name="Text_20_body">This is a minor noblewoman (or nobleman) from somewhere in France; there are hundreds of such people in the nation. They all think they’re uniquely special.</text:p>
      <text:list text:style-name="L174">
        <text:list-item>
          <text:p text:style-name="P556"><text:span text:style-name="T2">Competency Die:</text:span> D6</text:p>
        </text:list-item>
        <text:list-item>
          <text:p text:style-name="P556"><text:span text:style-name="T2">Attributes:</text:span> Verve D6, Affinity D10, Guile D8</text:p>
        </text:list-item>
        <text:list-item>
          <text:p text:style-name="P556"><text:span text:style-name="T2">Wealth Pool:</text:span> 2D10+1D6 (Noble)</text:p>
        </text:list-item>
        <text:list-item>
          <text:p text:style-name="P556"><text:span text:style-name="T2">Yield Limit:</text:span> 9</text:p>
        </text:list-item>
        <text:list-item>
          <text:p text:style-name="P556"><text:span text:style-name="T2">Wound Limit:</text:span> 4 (Drop 1, Drop 2, Drop 4, Dying)</text:p>
        </text:list-item>
        <text:list-item>
          <text:p text:style-name="P556"><text:span text:style-name="T2">Initiative:</text:span> Vigilance (1D10+1D6)</text:p>
        </text:list-item>
        <text:list-item>
          <text:p text:style-name="P556"><text:span text:style-name="T2">Culture:</text:span> Arts +1 (3D6), Etiquette +2 (3D10+1D6), Scholarship +1 (2D8+1D6)</text:p>
        </text:list-item>
        <text:list-item>
          <text:p text:style-name="P556"><text:span text:style-name="T2">Defense:</text:span> Parry +1 (1D8+3D6), Block +1 (2D10+1D8+1D6), Dodge +1 (2D8+1D6)</text:p>
        </text:list-item>
        <text:list-item>
          <text:p text:style-name="P556"><text:span text:style-name="T2">Dueling:</text:span> Lunge +1 (1D8+3D6), Riposte +1 (2D10+1D8+1D6), Feint +1 (3D8+1D6)</text:p>
        </text:list-item>
        <text:list-item>
          <text:p text:style-name="P556"><text:span text:style-name="T2">Interaction:</text:span> Inspire +1 (2D8+1D6), Negotiate +2 (3D10+1D6)</text:p>
        </text:list-item>
        <text:list-item>
          <text:p text:style-name="P556"><text:span text:style-name="T2">Military:</text:span> Brawl (2D6), Aim +1 (2D10+2D6), Strategy +1 (2D8+1D6)</text:p>
        </text:list-item>
        <text:list-item>
          <text:p text:style-name="P556"><text:span text:style-name="T2">Equipment:</text:span> Fancy Rapier (D8), Buckler (D8), Pistol (D6), Courtly Outfit</text:p>
        </text:list-item>
        <text:list-item>
          <text:p text:style-name="P556"><text:span text:style-name="T2">Passions:</text:span> Family (D10), Pride (D8), Wealth (D6)</text:p>
        </text:list-item>
        <text:list-item>
          <text:p text:style-name="P556"><text:span text:style-name="T2">Style Maneuvers:</text:span> Social Reliability (spend 1 to reroll Interaction), Manners Count (when speaking to someone of at least Artisan rank, spend 1 to add Etiquette to Negotate)</text:p>
        </text:list-item>
        <text:list-item>
          <text:p text:style-name="P556"><text:span text:style-name="T2">Style Points:</text:span> 1 (maximum 3)</text:p>
        </text:list-item>
      </text:list>
      <text:h text:style-name="Heading_20_4" text:outline-level="4"><text:bookmark-start text:name="privateer-captain"/>Privateer Captain<text:bookmark-end text:name="privateer-captain"/></text:h>
      <text:p text:style-name="First_20_paragraph"><text:span text:style-name="T1">Minor Character</text:span></text:p>
      <text:p text:style-name="Text_20_body">These dread pirates sail the seas, plundering boats and leading crews of bloodthirsty buccaneers. Some actually have letters of marque and are thus authorized by a given country’s government – as long as they don’t start preying on the ships of that nation.</text:p>
      <text:list text:style-name="L175">
        <text:list-item>
          <text:p text:style-name="P557"><text:span text:style-name="T2">Competency Die:</text:span> D8</text:p>
        </text:list-item>
        <text:list-item>
          <text:p text:style-name="P557"><text:span text:style-name="T2">Attributes:</text:span> Verve D10, Affinity D6, Guile D8</text:p>
        </text:list-item>
        <text:list-item>
          <text:p text:style-name="P557"><text:span text:style-name="T2">Wealth Pool:</text:span> 1D8+2D6 (Soldier)</text:p>
        </text:list-item>
        <text:list-item>
          <text:p text:style-name="P557"><text:span text:style-name="T2">Yield Limit:</text:span> 11</text:p>
        </text:list-item>
        <text:list-item>
          <text:p text:style-name="P557"><text:span text:style-name="T2">Wound Limit:</text:span> 4 (Drop 1, Drop 2, Drop 4, Dying)</text:p>
        </text:list-item>
        <text:list-item>
          <text:p text:style-name="P557"><text:span text:style-name="T2">Initiative:</text:span> Impulse +1 (2D10+1D8)</text:p>
        </text:list-item>
        <text:list-item>
          <text:p text:style-name="P557"><text:span text:style-name="T2">Defense:</text:span> Parry +2 (3D10+2D8), Block (1D8+1D6), Dodge +2 (4D8)</text:p>
        </text:list-item>
        <text:list-item>
          <text:p text:style-name="P557"><text:span text:style-name="T2">Dueling:</text:span> Lunge +2 (3D10+2D8), Riposte +2 (2D8+3D6), Feint +2 (5D8)</text:p>
        </text:list-item>
        <text:list-item>
          <text:p text:style-name="P557"><text:span text:style-name="T2">Interaction:</text:span> Inspire +2 (3D10+1D8), Negotiate +1 (1D8+2D6), Deceive +1 (3D8)</text:p>
        </text:list-item>
        <text:list-item>
          <text:p text:style-name="P557"><text:span text:style-name="T2">Military:</text:span> Brawl +1 (2D10+1D8), Aim +2 (1D8+4D6), Strategy +1 (3D8)</text:p>
        </text:list-item>
        <text:list-item>
          <text:p text:style-name="P557"><text:span text:style-name="T2">Nature:</text:span> Explore +2 (3D10+1D8), Prowl +1 (3D8)</text:p>
        </text:list-item>
        <text:list-item>
          <text:p text:style-name="P557"><text:span text:style-name="T2">Observation:</text:span> Perceive +1 (2D10+1D8)</text:p>
        </text:list-item>
        <text:list-item>
          <text:p text:style-name="P557"><text:span text:style-name="T2">Science:</text:span> Blackpowder +2 (3D10+1D8), Calculus +1 (3D8)</text:p>
        </text:list-item>
        <text:list-item>
          <text:p text:style-name="P557"><text:span text:style-name="T2">Streetwise:</text:span> Banter +2 (3D10+1D8), Carouse +2 (1D8+3D6), Larceny +1 (3D8)</text:p>
        </text:list-item>
        <text:list-item>
          <text:p text:style-name="P557"><text:span text:style-name="T2">Equipment:</text:span> Cutlass (D8), Dagger x2(D6), Brace of 4 Pistols (D6), Spyglass (D8), Sextant (D8), Swashbuckler Outfit, Sailing Ship or Airship</text:p>
        </text:list-item>
        <text:list-item>
          <text:p text:style-name="P557"><text:span text:style-name="T2">Passions:</text:span> Pride(D10), Loyalty (D8), Wealth (D6)</text:p>
        </text:list-item>
        <text:list-item>
          <text:p text:style-name="P557"><text:span text:style-name="T2">Languages:</text:span> French, Italian</text:p>
        </text:list-item>
        <text:list-item>
          <text:p text:style-name="P557"><text:span text:style-name="T2">Style Maneuvers:</text:span> Aggressive Fulmination (spend 2 to maximize Blackpowder), Into the Rigging (when on a ship, spend 1 to add Explore to Dodge)</text:p>
        </text:list-item>
        <text:list-item>
          <text:p text:style-name="P557"><text:span text:style-name="T2">Style Points:</text:span> 1 (maximum 3)</text:p>
        </text:list-item>
      </text:list>
      <text:h text:style-name="Heading_20_4" text:outline-level="4"><text:bookmark-start text:name="rogue-highwayman"/>Rogue Highwayman<text:bookmark-end text:name="rogue-highwayman"/></text:h>
      <text:p text:style-name="First_20_paragraph"><text:span text:style-name="T1">Minor Character</text:span></text:p>
      <text:p text:style-name="Text_20_body">The rogue highwayman is encountered on the country roads of France, and makes a living by stealing from others at gunpoint. Often she’s the leader of a group of greedy bandits.</text:p>
      <text:list text:style-name="L176">
        <text:list-item>
          <text:p text:style-name="P558"><text:span text:style-name="T2">Competency Die:</text:span> D6</text:p>
        </text:list-item>
        <text:list-item>
          <text:p text:style-name="P558"><text:span text:style-name="T2">Attributes:</text:span> Verve D8, Affinity D6, Guile D10</text:p>
        </text:list-item>
        <text:list-item>
          <text:p text:style-name="P558"><text:span text:style-name="T2">Wealth Pool:</text:span> 2D6+1D0 (Commoner, Soldier)</text:p>
        </text:list-item>
        <text:list-item>
          <text:p text:style-name="P558"><text:span text:style-name="T2">Yield Limit:</text:span> 9</text:p>
        </text:list-item>
        <text:list-item>
          <text:p text:style-name="P558"><text:span text:style-name="T2">Wound Limit:</text:span> 4 (Drop 1, Drop 2, Drop 4, Dying)</text:p>
        </text:list-item>
        <text:list-item>
          <text:p text:style-name="P558"><text:span text:style-name="T2">Initiative:</text:span> Timing (1D10+1D6)</text:p>
        </text:list-item>
        <text:list-item>
          <text:p text:style-name="P558"><text:span text:style-name="T2">Defense:</text:span> Parry +1 (3D8+1D6), Block (3D6), Dodge +2 (3D10+1D6)</text:p>
        </text:list-item>
        <text:list-item>
          <text:p text:style-name="P558"><text:span text:style-name="T2">Dueling:</text:span> Lunge +2 (4D8+1D6), Riposte (1D8+2D6), Feint +1 (2D10+1D8+1D6)</text:p>
        </text:list-item>
        <text:list-item>
          <text:p text:style-name="P558"><text:span text:style-name="T2">Military:</text:span> Brawl +1 (2D8+1D6), Aim +2 (5D6)</text:p>
        </text:list-item>
        <text:list-item>
          <text:p text:style-name="P558"><text:span text:style-name="T2">Nature:</text:span> Explore +1 (2D8+1D6), Husbandry +2 (4D6), Prowl +2 (3D10+1D6)</text:p>
        </text:list-item>
        <text:list-item>
          <text:p text:style-name="P558"><text:span text:style-name="T2">Streetwise:</text:span> Banter +1 (2D8+1D6), Carouse +1 (3D6), Larceny +2 (3D10+1D6)</text:p>
        </text:list-item>
        <text:list-item>
          <text:p text:style-name="P558"><text:span text:style-name="T2">Equipment:</text:span> Sword (D8), Dagger (D6), Pistol (D6), Mask, Horse, Swashbuckler Outfit</text:p>
        </text:list-item>
        <text:list-item>
          <text:p text:style-name="P558"><text:span text:style-name="T2">Passions:</text:span> Wealth(D10), Family (D8), Pride (D6)</text:p>
        </text:list-item>
        <text:list-item>
          <text:p text:style-name="P558"><text:span text:style-name="T2">Style Maneuvers:</text:span> Cunning Camouflage (spend 2 to maximize Prowl), Reliable Protection (spend 1 to reroll Defense)</text:p>
        </text:list-item>
        <text:list-item>
          <text:p text:style-name="P558"><text:span text:style-name="T2">Style Points:</text:span> 1 (maximum 3)</text:p>
        </text:list-item>
      </text:list>
      <text:h text:style-name="Heading_20_4" text:outline-level="4"><text:bookmark-start text:name="secretive-soothsayer"/>Secretive Soothsayer<text:bookmark-end text:name="secretive-soothsayer"/></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list text:style-name="L177">
        <text:list-item>
          <text:p text:style-name="P559"><text:span text:style-name="T2">Competency Die:</text:span> D8</text:p>
        </text:list-item>
        <text:list-item>
          <text:p text:style-name="P559"><text:span text:style-name="T2">Attributes:</text:span> Verve D8, Affinity D6, Guile D10</text:p>
        </text:list-item>
        <text:list-item>
          <text:p text:style-name="P559"><text:span text:style-name="T2">Wealth Pool:</text:span> 2D8+1D0 (Commoner, Artisan)</text:p>
        </text:list-item>
        <text:list-item>
          <text:p text:style-name="P559"><text:span text:style-name="T2">Yield Limit:</text:span> 9</text:p>
        </text:list-item>
        <text:list-item>
          <text:p text:style-name="P559"><text:span text:style-name="T2">Wound Limit:</text:span> 4 (Drop 1, Drop 2, Drop 4, Dying)</text:p>
        </text:list-item>
        <text:list-item>
          <text:p text:style-name="P559"><text:span text:style-name="T2">Initiative:</text:span> Timing +1 (2D10+1D8)</text:p>
        </text:list-item>
        <text:list-item>
          <text:p text:style-name="P559"><text:span text:style-name="T2">Culture:</text:span> Arts +2 (4D8)</text:p>
        </text:list-item>
        <text:list-item>
          <text:p text:style-name="P559"><text:span text:style-name="T2">Defense:</text:span> Parry (2D8+1D6), Block (2D6), Dodge +1 (2D10+1D8)</text:p>
        </text:list-item>
        <text:list-item>
          <text:p text:style-name="P559"><text:span text:style-name="T2">Dueling:</text:span> Lunge (2D8+1D6), Riposte (3D6), Feint +1 (2D10+1D8+1D6)</text:p>
        </text:list-item>
        <text:list-item>
          <text:p text:style-name="P559"><text:span text:style-name="T2">Interaction:</text:span> Negotiate +2 (1D8+3D6), Deceive +1 (2D10+1D6)</text:p>
        </text:list-item>
        <text:list-item>
          <text:p text:style-name="P559"><text:span text:style-name="T2">Magicks:</text:span> Brew +2 (1D8+3D6), Portents +2 (3D10+2D8)</text:p>
        </text:list-item>
        <text:list-item>
          <text:p text:style-name="P559"><text:span text:style-name="T2">Observation:</text:span> Perception +2 (4D8), Deduce +2 (3D10+1D8)</text:p>
        </text:list-item>
        <text:list-item>
          <text:p text:style-name="P559"><text:span text:style-name="T2">Equipment:</text:span> Knife (D6), Divination Cards (D8), Peasant Outfit</text:p>
        </text:list-item>
        <text:list-item>
          <text:p text:style-name="P559"><text:span text:style-name="T2">Passions:</text:span> Knowledge (D10), Family (D8), Love (D6)</text:p>
        </text:list-item>
        <text:list-item>
          <text:p text:style-name="P559"><text:span text:style-name="T2">Languages:</text:span> French, Russian</text:p>
        </text:list-item>
        <text:list-item>
          <text:p text:style-name="P559"><text:span text:style-name="T2">Style Maneuvers:</text:span> Cunning Premonition (spend 2 to maximize Portents), Saw That Coming (when unarmed, spend 1 to add Portents to Dodge)</text:p>
        </text:list-item>
        <text:list-item>
          <text:p text:style-name="P559"><text:span text:style-name="T2">Style Points:</text:span> 1 (maximum 3)</text:p>
        </text:list-item>
      </text:list>
      <text:h text:style-name="Heading_20_4" text:outline-level="4"><text:bookmark-start text:name="secretive-soothsayer-1"/>Secretive Soothsayer<text:bookmark-end text:name="secretive-soothsayer-1"/></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list text:style-name="L178">
        <text:list-item>
          <text:p text:style-name="P560"><text:span text:style-name="T2">Competency Die:</text:span> D8</text:p>
        </text:list-item>
        <text:list-item>
          <text:p text:style-name="P560"><text:span text:style-name="T2">Attributes:</text:span> Verve D8, Affinity D6, Guile D10</text:p>
        </text:list-item>
        <text:list-item>
          <text:p text:style-name="P560"><text:span text:style-name="T2">Wealth Pool:</text:span> 2D8+1D0 (Commoner, Artisan)</text:p>
        </text:list-item>
        <text:list-item>
          <text:p text:style-name="P560"><text:span text:style-name="T2">Yield Limit:</text:span> 9</text:p>
        </text:list-item>
        <text:list-item>
          <text:p text:style-name="P560"><text:span text:style-name="T2">Wound Limit:</text:span> 4 (Drop 1, Drop 2, Drop 4, Dying)</text:p>
        </text:list-item>
        <text:list-item>
          <text:p text:style-name="P560"><text:span text:style-name="T2">Initiative:</text:span> Timing +1 (2D10+1D8)</text:p>
        </text:list-item>
        <text:list-item>
          <text:p text:style-name="P560"><text:span text:style-name="T2">Culture:</text:span> Arts +2 (4D8)</text:p>
        </text:list-item>
        <text:list-item>
          <text:p text:style-name="P560"><text:span text:style-name="T2">Defense:</text:span> Parry (2D8+1D6), Block (2D6), Dodge +1 (2D10+1D8)</text:p>
        </text:list-item>
        <text:list-item>
          <text:p text:style-name="P560"><text:span text:style-name="T2">Dueling:</text:span> Lunge (2D8+1D6), Riposte (3D6), Feint +1 (2D10+1D8+1D6)</text:p>
        </text:list-item>
        <text:list-item>
          <text:p text:style-name="P560"><text:span text:style-name="T2">Interaction:</text:span> Negotiate +2 (1D8+3D6), Deceive +1 (2D10+1D6)</text:p>
        </text:list-item>
        <text:list-item>
          <text:p text:style-name="P560"><text:span text:style-name="T2">Magicks:</text:span> Brew +2 (1D8+3D6), Portents +2 (3D10+2D8)</text:p>
        </text:list-item>
        <text:list-item>
          <text:p text:style-name="P560"><text:span text:style-name="T2">Observation:</text:span> Perception +2 (4D8), Deduce +2 (3D10+1D8)</text:p>
        </text:list-item>
        <text:list-item>
          <text:p text:style-name="P560"><text:span text:style-name="T2">Equipment:</text:span> Knife (D6), Divination Cards (D8), Peasant Outfit</text:p>
        </text:list-item>
        <text:list-item>
          <text:p text:style-name="P560"><text:span text:style-name="T2">Passions:</text:span> Knowledge (D10), Family (D8), Love (D6)</text:p>
        </text:list-item>
        <text:list-item>
          <text:p text:style-name="P560"><text:span text:style-name="T2">Languages:</text:span> Gallinean, Talanian</text:p>
        </text:list-item>
        <text:list-item>
          <text:p text:style-name="P560"><text:span text:style-name="T2">Style Maneuvers:</text:span> Cunning Premonition (spend 2 to maximize Portents), Saw That Coming (when unarmed, spend 1 to add Portents to Dodge)</text:p>
        </text:list-item>
        <text:list-item>
          <text:p text:style-name="P560"><text:span text:style-name="T2">Style Points:</text:span> 1 (maximum 3)</text:p>
        </text:list-item>
      </text:list>
      <text:h text:style-name="Heading_20_4" text:outline-level="4"><text:bookmark-start text:name="creating-major-characters"/>Creating Major Characters<text:bookmark-end text:name="creating-major-characters"/></text:h>
      <text:p text:style-name="First_20_paragraph">As key opponents, major characters should be created to serve specific roles in your game, such as a master villain, a major foil, a powerful ally, or a respected mentor. The recommended method is to build a major opponent in the same way that you’d create a player character, choosing two classes and so on, and then adding extra experience.</text:p>
      <text:p text:style-name="Text_20_body">But sometimes you don’t have the time to do it that way, and you just need to create one simply. Here’s how that works.</text:p>
      <text:list text:style-name="L179">
        <text:list-item>
          <text:p text:style-name="P561">First, come up with an idea of what this character is like, and what kind of role she’ll play in the campaign.</text:p>
        </text:list-item>
        <text:list-item>
          <text:p text:style-name="P561">Pick five specialties which she’ll use the most; perhaps Lunge for a duelist or Inspire for a chaplain. These are her primary specialties.</text:p>
        </text:list-item>
        <text:list-item>
          <text:p text:style-name="P561">Choose another five specialties which are important, but not the focus of her activity. These are secondary specialties.</text:p>
        </text:list-item>
        <text:list-item>
          <text:p text:style-name="P561">Finally, pick another five tertiary specialties, which are things she can do, but aren’t central to her character.</text:p>
        </text:list-item>
        <text:list-item>
          <text:p text:style-name="P561">Assign a D10, D8, and D6 to her attributes in a way that makes sense to you, based on her concept.</text:p>
        </text:list-item>
        <text:list-item>
          <text:p text:style-name="P561">Choose how much of a challenge you want to present to your players; this will determine approximately how many experience points she’ll have. Generally speaking, you’ll want a major opponent to have about as many experience points as the sum of all your players, with a minimum of around 20 XP and a maximum around 200.</text:p>
        </text:list-item>
        <text:list-item>
          <text:p text:style-name="P561">Consult the table, Opponent Creation, and choose one line representing how many experience points your major character will have.</text:p>
        </text:list-item>
        <text:list-item>
          <text:p text:style-name="P561">She will have the listed number of ranks in each of her primary, secondary, and tertiary specialties, as well as competency in the associated skills – plus Defense, Initiative, Interaction, and Interaction.</text:p>
        </text:list-item>
        <text:list-item>
          <text:p text:style-name="P561">Assign prowess in two to four types of weapons, zero to two types of armor, and two to four languages, based on your concept.</text:p>
        </text:list-item>
        <text:list-item>
          <text:p text:style-name="P561">Pick her social class rank, assign one or more outfits, and equip her with whatever weapons, armor, and other equipment makes the most sense.</text:p>
        </text:list-item>
        <text:list-item>
          <text:p text:style-name="P561">Most major characters will have two to four pieces of charmwoven apparel, with a charm die equal to their competency die. These charm dice usually assigned to one of the primary specialties or one of the tertiary ones.</text:p>
        </text:list-item>
        <text:list-item>
          <text:p text:style-name="P561">Choose four Passions, assigning them in order from D12 to D6.</text:p>
        </text:list-item>
        <text:list-item>
          <text:p text:style-name="P561">Pick three Style Maneuvers.</text:p>
        </text:list-item>
        <text:list-item>
          <text:p text:style-name="P561">Finally, if she has any additional XP as shown on the table, spend those on whatever else you think might be fun. Extra style maneuvers or specialty ranks in Initiative are always good choices!</text:p>
        </text:list-item>
      </text:list>
      <table:table table:name="Table221" table:style-name="Table221">
        <table:table-column table:style-name="Table221.A"/>
        <table:table-column table:style-name="Table221.B"/>
        <table:table-column table:style-name="Table221.C"/>
        <table:table-column table:style-name="Table221.D"/>
        <table:table-column table:style-name="Table221.E"/>
        <table:table-column table:style-name="Table221.F"/>
        <table:table-column table:style-name="Table221.G"/>
        <table:table-header-rows>
          <table:table-row>
            <table:table-cell table:style-name="TableHeaderRowCell" office:value-type="string">
              <text:p text:style-name="Table_20_Heading">XP Spent</text:p>
            </table:table-cell>
            <table:table-cell table:style-name="TableHeaderRowCell" office:value-type="string">
              <text:p text:style-name="Table_20_Heading">Competency Die</text:p>
            </table:table-cell>
            <table:table-cell table:style-name="TableHeaderRowCell" office:value-type="string">
              <text:p text:style-name="Table_20_Heading">Maximum</text:p>
            </table:table-cell>
            <table:table-cell table:style-name="TableHeaderRowCell" office:value-type="string">
              <text:p text:style-name="Table_20_Heading">Primary</text:p>
            </table:table-cell>
            <table:table-cell table:style-name="TableHeaderRowCell" office:value-type="string">
              <text:p text:style-name="Table_20_Heading">Secondary</text:p>
            </table:table-cell>
            <table:table-cell table:style-name="TableHeaderRowCell" office:value-type="string">
              <text:p text:style-name="Table_20_Heading">Tertiary</text:p>
            </table:table-cell>
            <table:table-cell table:style-name="TableHeaderRowCell" office:value-type="string">
              <text:p text:style-name="Table_20_Heading">Additional XP</text:p>
            </table:table-cell>
          </table:table-row>
        </table:table-header-rows>
        <table:table-row>
          <table:table-cell table:style-name="TableRowCell" office:value-type="string">
            <text:p text:style-name="Table_20_Contents">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1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20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35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5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7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9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10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5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7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3</text:p>
          </table:table-cell>
          <table:table-cell table:style-name="TableRowCell" office:value-type="string">
            <text:p text:style-name="Table_20_Contents">15 XP</text:p>
          </table:table-cell>
        </table:table-row>
        <table:table-row>
          <table:table-cell table:style-name="TableRowCell" office:value-type="string">
            <text:p text:style-name="Table_20_Contents">2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0 XP</text:p>
          </table:table-cell>
        </table:table-row>
      </table:table>
      <text:p text:style-name="Table">Table <text:sequence text:ref-name="refTable144" text:name="Table" text:formula="ooow:Table+1" style:num-format="1">145</text:sequence>: Opponent Creation</text:p>
      <text:h text:style-name="Heading_20_4" text:outline-level="4"><text:bookmark-start text:name="example-of-major-character-creation"/>Example of Major Character Creation<text:bookmark-end text:name="example-of-major-character-creation"/></text:h>
      <text:p text:style-name="First_20_paragraph">Let’s say you’ve decided you’re going to make a major character who is an important baroness; in additional to her political position, she’s also an accomplished combatant, skilled with sword and pistol.</text:p>
      <text:p text:style-name="Text_20_body">Looking over the list of specialties, we come up with the following primary specialties: Block, Parry, Riposte, Vigilance, and Aim. For secondary specialties, Lunge, Scholarship, Negotiate, Brawl, and Etiquette make sense. And as tertiary specialties, Intuition, Inspire, Strategy, Explore, and Carouse.</text:p>
      <text:p text:style-name="Text_20_body">With a number of Affinity specialties, it makes sense for her to have a D10 for Affinity, with a D8 for Verve and a D6 for Guile.</text:p>
      <text:p text:style-name="Text_20_body">The players in your game are pretty experienced; most have a D8 competency die and have spent around 25 XP each. With four players, that means that 100 XP is a good starting place for this major character’s abilities. However, checking the chart above, that would place her at a D12 competency die; we don’t want her to be too powerful, since she’ll have backup in the form of her loyal guards, so we’ll go with 80 XP instead.</text:p>
      <text:p text:style-name="Text_20_body">This gives her a D10 Competency Die, +4 ranks in her primary specialties, +3 ranks in her secondary specialties, and +1 rank in her tertiary specialties. If she’s going to use Riposte, which is one of her primary specialties, she has a +4 ranks. With Strategy, she only has +1 rank.</text:p>
      <text:p text:style-name="Text_20_body">Filling in the rest of her stats, we arrive at:</text:p>
      <text:h text:style-name="Heading_20_4" text:outline-level="4"><text:bookmark-start text:name="foreign-noblewoman"/>Foreign Noblewoman<text:bookmark-end text:name="foreign-noblewoman"/></text:h>
      <text:p text:style-name="First_20_paragraph"><text:span text:style-name="T1">Major Character</text:span></text:p>
      <text:list text:style-name="L180">
        <text:list-item>
          <text:p text:style-name="P562"><text:span text:style-name="T2">Competency Die:</text:span> D10</text:p>
        </text:list-item>
        <text:list-item>
          <text:p text:style-name="P562"><text:span text:style-name="T2">Attributes:</text:span> Verve D8, Affinity D10, Guile D6</text:p>
        </text:list-item>
        <text:list-item>
          <text:p text:style-name="P562"><text:span text:style-name="T2">Wealth:</text:span> 3D10 (noble)</text:p>
        </text:list-item>
        <text:list-item>
          <text:p text:style-name="P562"><text:span text:style-name="T2">Yield Limit:</text:span> 16</text:p>
        </text:list-item>
        <text:list-item>
          <text:p text:style-name="P562"><text:span text:style-name="T2">Wound Limit:</text:span> 5 (Drop 0, Drop 1, Drop 2, Drop 4, Dying)</text:p>
        </text:list-item>
        <text:list-item>
          <text:p text:style-name="P562"><text:span text:style-name="T2">Initiative:</text:span> Vigilance +4 (6D10)</text:p>
        </text:list-item>
        <text:list-item>
          <text:p text:style-name="P562"><text:span text:style-name="T2">Culture:</text:span> Etiquette +3 (5D10), Scholarship +3 (4D6+1D10)</text:p>
        </text:list-item>
        <text:list-item>
          <text:p text:style-name="P562"><text:span text:style-name="T2">Defense:</text:span> Parry +4 (6D8+1D10), Block +4 (7D10)</text:p>
        </text:list-item>
        <text:list-item>
          <text:p text:style-name="P562"><text:span text:style-name="T2">Dueling:</text:span> Lunge +3 (5D8+1D10), Riposte +4 (6D10+1D8)</text:p>
        </text:list-item>
        <text:list-item>
          <text:p text:style-name="P562"><text:span text:style-name="T2">Interaction:</text:span> Inspire +1 (2D8+2D10), Negotiate +3 (6D10)</text:p>
        </text:list-item>
        <text:list-item>
          <text:p text:style-name="P562"><text:span text:style-name="T2">Military:</text:span> Brawl +3 (4D8+1D10), Aim +4 (6D10+1D6, pistol), Strategy +1 (2D6+1D10)</text:p>
        </text:list-item>
        <text:list-item>
          <text:p text:style-name="P562"><text:span text:style-name="T2">Nature:</text:span> Explore +1 (3D10)</text:p>
        </text:list-item>
        <text:list-item>
          <text:p text:style-name="P562"><text:span text:style-name="T2">Observation:</text:span> Intuition +1 (3D10)</text:p>
        </text:list-item>
        <text:list-item>
          <text:p text:style-name="P562"><text:span text:style-name="T2">Streetwise:</text:span> Carouse +1 (3D10) <text:span text:style-name="T2">Equipment:</text:span> Rapier (1D8 sword), courtly outfit, courtier gloves (Inspire 1D10 charm), bodice (Block 1d10 charm), chopines (Negotiate 1D10 charm), “Murr” (purebred cat)</text:p>
        </text:list-item>
        <text:list-item>
          <text:p text:style-name="P562"><text:span text:style-name="T2">Passions:</text:span> Pride (D12), Country (D10), Family (D8), Wealth (D6)</text:p>
        </text:list-item>
        <text:list-item>
          <text:p text:style-name="P562"><text:span text:style-name="T2">Languages:</text:span> German, French</text:p>
        </text:list-item>
        <text:list-item>
          <text:p text:style-name="P562"><text:span text:style-name="T2">Style Maneuvers:</text:span> Social Reliability (spend 1 to reroll Interaction), Aggressive Deflection (spend 2 to maximize Parry), Down ‘n’ Dirty Fighting (when you have one hand free, spend 1 to add Brawl to Riposte)</text:p>
        </text:list-item>
        <text:list-item>
          <text:p text:style-name="P562"><text:span text:style-name="T2">Style Points:</text:span> 3 (maximum 6)</text:p>
        </text:list-item>
      </text:list>
      <text:p text:style-name="First_20_paragraph">This foreign noblewoman, is a patriot first and foremost – at least when her pride doesn’t get in the way. Ambitious and thoughtful, she is a planner who involves herselves in a wide variety of schemes and plots. While most are practical nature, some are more personal and are aimed at avenging a perceived or actual sleight.</text:p>
      <text:p text:style-name="Text_20_body">She will particularly try to humble any player character who dares to show her up in public, be that by turning down an offer employment, thwarting her plans, or simply knowing or achieving more than her.</text:p>
      <text:h text:style-name="Heading_20_3" text:outline-level="3"><text:bookmark-start text:name="opponent-groups"/>Opponent Groups<text:bookmark-end text:name="opponent-groups"/></text:h>
      <text:p text:style-name="First_20_paragraph">Certain types of opponents are usually encountered in mixed groups. Here are several that you can use or adapt when you need them.</text:p>
      <text:p text:style-name="Text_20_body">In the listings that follow, <text:span text:style-name="T1">P</text:span> means one of these for every player character in your group, and <text:span text:style-name="T1">P</text:span>/2 means one for every two player characters. Listed Ideals can be used once each per group, in addition to the Passions of each member; remember that Passions and Ideals can reflect either an inclination toward a value or against one.</text:p>
      <text:p text:style-name="Text_20_body">For more information using on scope, attributes, and assets, see the section on Organizations.</text:p>
      <text:h text:style-name="Heading_20_4" text:outline-level="4"><text:bookmark-start text:name="bandit-gang"/>Bandit Gang<text:bookmark-end text:name="bandit-gang"/></text:h>
      <text:p text:style-name="First_20_paragraph">Encountered primarily on the open road, these bandits are often, but not always, mounted on horses.</text:p>
      <text:list text:style-name="L181">
        <text:list-item>
          <text:p text:style-name="P563"><text:span text:style-name="T1">P</text:span> Greedy Bandits</text:p>
        </text:list-item>
        <text:list-item>
          <text:p text:style-name="P563">2 Grizzled Veterans</text:p>
        </text:list-item>
        <text:list-item>
          <text:p text:style-name="P563">1 Rogue Highwayman</text:p>
        </text:list-item>
        <text:list-item>
          <text:p text:style-name="P563"><text:span text:style-name="T2">Ideals:</text:span> Wealth (D8), Justice (D6)</text:p>
        </text:list-item>
        <text:list-item>
          <text:p text:style-name="P563"><text:span text:style-name="T2">Scope:</text:span> Immediate (D0); <text:span text:style-name="T2">Attributes:</text:span> Prestige D6, Resources D8, Secrets D10;** Assets:** Command +1, Authority +1, Revenue +1</text:p>
        </text:list-item>
        <text:list-item>
          <text:p text:style-name="P563"><text:span text:style-name="T2">Rewards:</text:span> 1D0 Reward (bounty) per Bandit, 1D6 Reward (bounty) per Veteran, 1D8 Reward (bounty) per Rogue Highwayman</text:p>
        </text:list-item>
      </text:list>
      <text:h text:style-name="Heading_20_4" text:outline-level="4"><text:bookmark-start text:name="city-watch-patrol"/>City Watch Patrol<text:bookmark-end text:name="city-watch-patrol"/></text:h>
      <text:p text:style-name="First_20_paragraph">This can be any city watch or group of guards. Double their numbers if you want them to be more than an inconvenience for your players.</text:p>
      <text:list text:style-name="L182">
        <text:list-item>
          <text:p text:style-name="P564"><text:span text:style-name="T1">P</text:span> City Watch Grunts</text:p>
        </text:list-item>
        <text:list-item>
          <text:p text:style-name="P564">1 City Watch Officer</text:p>
        </text:list-item>
        <text:list-item>
          <text:p text:style-name="P564"><text:span text:style-name="T2">Ideals:</text:span> Loyalty (D8), Country (D6)</text:p>
        </text:list-item>
        <text:list-item>
          <text:p text:style-name="P564"><text:span text:style-name="T2">Scope:</text:span> Local (D6); <text:span text:style-name="T2">Attributes:</text:span> Prestige D10, Resources D8, Secrets D6; <text:span text:style-name="T2">Assets:</text:span> Alliances +2, Command +1, Authority +2</text:p>
        </text:list-item>
      </text:list>
      <text:h text:style-name="Heading_20_4" text:outline-level="4"><text:bookmark-start text:name="den-of-thieves"/>Den of Thieves<text:bookmark-end text:name="den-of-thieves"/></text:h>
      <text:p text:style-name="First_20_paragraph">A loose assortment of ne’er-do-wells and cutthroats who would sell out their own grandmothers if there were profit in it.</text:p>
      <text:list text:style-name="L183">
        <text:list-item>
          <text:p text:style-name="P565"><text:span text:style-name="T1">P</text:span> Street Toughs</text:p>
        </text:list-item>
        <text:list-item>
          <text:p text:style-name="P565"><text:span text:style-name="T1">P</text:span> Desperate Convicts</text:p>
        </text:list-item>
        <text:list-item>
          <text:p text:style-name="P565"><text:span text:style-name="T1">P</text:span>/2 Devious Smugglers</text:p>
        </text:list-item>
        <text:list-item>
          <text:p text:style-name="P565">1 Dishonest Mechanician</text:p>
        </text:list-item>
        <text:list-item>
          <text:p text:style-name="P565"><text:span text:style-name="T2">Ideals:</text:span> Wealth (D10), Justice (D8), Pride (D6)</text:p>
        </text:list-item>
        <text:list-item>
          <text:p text:style-name="P565"><text:span text:style-name="T2">Scope:</text:span> Immediate (D0); <text:span text:style-name="T2">Attributes:</text:span> Prestige D6, Resources D10, Secrets D8; <text:span text:style-name="T2">Assets:</text:span> Alliances +1, Intrigue +1, Holdings +1, Revenue +1, Technology +1</text:p>
        </text:list-item>
        <text:list-item>
          <text:p text:style-name="P565"><text:span text:style-name="T2">Rewards:</text:span> 3D6 Barter Dice per Smuggler, 6 Clockwork Gears per Mechanician</text:p>
        </text:list-item>
      </text:list>
      <text:h text:style-name="Heading_20_4" text:outline-level="4"><text:bookmark-start text:name="military-unit"/>Military Unit<text:bookmark-end text:name="military-unit"/></text:h>
      <text:p text:style-name="First_20_paragraph">These will most commonly be soldiers in the local army. Sometimes they’re encountered in a bar.</text:p>
      <text:list text:style-name="L184">
        <text:list-item>
          <text:p text:style-name="P566"><text:span text:style-name="T1">P</text:span> Infantry Recruits</text:p>
        </text:list-item>
        <text:list-item>
          <text:p text:style-name="P566"><text:span text:style-name="T1">P</text:span>/2 Cavalry Officers</text:p>
        </text:list-item>
        <text:list-item>
          <text:p text:style-name="P566">1 Grizzled Veteran (sergeant)</text:p>
        </text:list-item>
        <text:list-item>
          <text:p text:style-name="P566">1 Modern Sergents-Majors Généraux</text:p>
        </text:list-item>
        <text:list-item>
          <text:p text:style-name="P566"><text:span text:style-name="T2">Ideals:</text:span> Country (D8), Loyalty (D6)</text:p>
        </text:list-item>
        <text:list-item>
          <text:p text:style-name="P566"><text:span text:style-name="T2">Scope:</text:span> Provincial (D8); <text:span text:style-name="T2">Attributes:</text:span> Prestige D10, Resources D8, Secrets D6; <text:span text:style-name="T2">Assets:</text:span> Alliances +2, Command +2, Authority +2, Holdings +1</text:p>
        </text:list-item>
      </text:list>
      <text:h text:style-name="Heading_20_4" text:outline-level="4"><text:bookmark-start text:name="moralistic-mob"/>Moralistic Mob<text:bookmark-end text:name="moralistic-mob"/></text:h>
      <text:p text:style-name="First_20_paragraph">Using the pretext of righteous indignation, a mob of angry commoners has been stirred up and are looking for victims. And there’s an immigrant couple straight ahead – carrying a small baby! Oh no!</text:p>
      <text:list text:style-name="L185">
        <text:list-item>
          <text:p text:style-name="P567">2<text:span text:style-name="T1">P</text:span> Angry Mob Members</text:p>
        </text:list-item>
        <text:list-item>
          <text:p text:style-name="P567">1 Dangerous Revolutionary, Grizzled Veteran, Asrian Priestess, or Petty Noble</text:p>
        </text:list-item>
        <text:list-item>
          <text:p text:style-name="P567"><text:span text:style-name="T2">Ideals:</text:span> Church (D8), Justice (D6)</text:p>
        </text:list-item>
        <text:list-item>
          <text:p text:style-name="P567"><text:span text:style-name="T2">Scope:</text:span> Immediate (D0); <text:span text:style-name="T2">Attributes:</text:span> Prestige D6, Resources D8, Secrets D10; <text:span text:style-name="T2">Assets:</text:span> Mysteries +1, Popularity +2</text:p>
        </text:list-item>
      </text:list>
      <text:h text:style-name="Heading_20_4" text:outline-level="4"><text:bookmark-start text:name="nobles-entourage"/>Noble’s Entourage<text:bookmark-end text:name="nobles-entourage"/></text:h>
      <text:p text:style-name="First_20_paragraph">Traveling in style in one or more carriages, nobles may sometimes find themselves at the mercy of a bandit group – requiring the cavaliers to take sides.</text:p>
      <text:list text:style-name="L186">
        <text:list-item>
          <text:p text:style-name="P568"><text:span text:style-name="T1">P</text:span>/2 Gossiping Courtiers</text:p>
        </text:list-item>
        <text:list-item>
          <text:p text:style-name="P568"><text:span text:style-name="T1">P</text:span>/2 Grizzled Veterans</text:p>
        </text:list-item>
        <text:list-item>
          <text:p text:style-name="P568">2 Boorish Fops</text:p>
        </text:list-item>
        <text:list-item>
          <text:p text:style-name="P568">1 Fastidious Physicker or Longsuffering Tutor</text:p>
        </text:list-item>
        <text:list-item>
          <text:p text:style-name="P568">1 Petty Noble</text:p>
        </text:list-item>
        <text:list-item>
          <text:p text:style-name="P568"><text:span text:style-name="T2">Ideals:</text:span> Family (D10), Pride (D8), Wealth (D6)</text:p>
        </text:list-item>
        <text:list-item>
          <text:p text:style-name="P568"><text:span text:style-name="T2">Scope:</text:span> Provincial (D8); <text:span text:style-name="T2">Attributes:</text:span> Prestige D8, Resources D10, Secrets D6; <text:span text:style-name="T2">Assets:</text:span> Alliances +1, Intrigue +1, Holdings +2, Revenue +1</text:p>
        </text:list-item>
        <text:list-item>
          <text:p text:style-name="P568"><text:span text:style-name="T2">Rewards:</text:span> 1D6 Reward (coins) per Veteran, 1D8 Reward (coins) per Fop, Courtier, Physicker, or Tutor, 1D10 Reward (coins) per Noble; or, 1D10 Reward (gratitude for rescue) per player character, delivered 2 days later</text:p>
        </text:list-item>
      </text:list>
      <text:h text:style-name="Heading_20_4" text:outline-level="4"><text:bookmark-start text:name="pirate-crew"/>Pirate Crew<text:bookmark-end text:name="pirate-crew"/></text:h>
      <text:p text:style-name="First_20_paragraph">These are the crew of a small sailing ship. For larger ships, add more Privateer Captains as officers, and create a major character as the captain.</text:p>
      <text:list text:style-name="L187">
        <text:list-item>
          <text:p text:style-name="P569"><text:span text:style-name="T1">P</text:span> Bloodthirsty Buccaneers</text:p>
        </text:list-item>
        <text:list-item>
          <text:p text:style-name="P569">1 Privateer Captain</text:p>
        </text:list-item>
        <text:list-item>
          <text:p text:style-name="P569"><text:span text:style-name="T2">Ideals:</text:span> Wealth (D8), Loyalty (D6)</text:p>
        </text:list-item>
        <text:list-item>
          <text:p text:style-name="P569"><text:span text:style-name="T2">Scope:</text:span> Immediate (D0);** Attributes:** Prestige D6, Resources D8, Secrets D10; <text:span text:style-name="T2">Assets:</text:span> Command +1, Intrigue +2, Holdings +1, Revenue +1</text:p>
        </text:list-item>
        <text:list-item>
          <text:p text:style-name="P569"><text:span text:style-name="T2">Rewards:</text:span> 1D10 Reward (bounty) for Captain, 1D6 Stolen Cargo per Buccaneer</text:p>
        </text:list-item>
      </text:list>
      <text:h text:style-name="Heading_20_4" text:outline-level="4"><text:bookmark-start text:name="small-marketplace"/>Small Marketplace<text:bookmark-end text:name="small-marketplace"/></text:h>
      <text:p text:style-name="First_20_paragraph">Throughout both large cities and tiny villages, small marketplaces are centers of commerce featuring goods for sale. These are the kinds of people usually found in a smaller marketplace; double or triple the number for larger bazaars.</text:p>
      <text:list text:style-name="L188">
        <text:list-item>
          <text:p text:style-name="P570"><text:span text:style-name="T1">P</text:span> Laconic Farmers</text:p>
        </text:list-item>
        <text:list-item>
          <text:p text:style-name="P570"><text:span text:style-name="T1">P</text:span>/2 Bedraggled Urchins</text:p>
        </text:list-item>
        <text:list-item>
          <text:p text:style-name="P570"><text:span text:style-name="T1">P</text:span>/2 Wary Shopkeepers</text:p>
        </text:list-item>
        <text:list-item>
          <text:p text:style-name="P570">2 Lutetian Watch Grunts</text:p>
        </text:list-item>
        <text:list-item>
          <text:p text:style-name="P570">2 Street Toughs</text:p>
        </text:list-item>
        <text:list-item>
          <text:p text:style-name="P570">1 Fastidious Physicker, Dishonest Mechanician, or Secretive Soothsayer</text:p>
        </text:list-item>
        <text:list-item>
          <text:p text:style-name="P570"><text:span text:style-name="T2">Ideals:</text:span> Wealth (D6)</text:p>
        </text:list-item>
        <text:list-item>
          <text:p text:style-name="P570"><text:span text:style-name="T2">Scope:</text:span> Immediate (D0); <text:span text:style-name="T2">Attributes:</text:span> Prestige D8, Resources D10, Secrets D6; <text:span text:style-name="T2">Assets:</text:span> Holdings +1, Popularity +1, Revenue +2, Technology +1</text:p>
        </text:list-item>
        <text:list-item>
          <text:p text:style-name="P570"><text:span text:style-name="T2">Rewards:</text:span> 2D6 Barter (goods) per Shopkeeper, 1D8 Reward (coins) per Physicker, Mechanician, or Soothsayer</text:p>
        </text:list-item>
      </text:list>
      <text:h text:style-name="Heading_20_4" text:outline-level="4"><text:bookmark-start text:name="smuggling-ring"/>Smuggling Ring<text:bookmark-end text:name="smuggling-ring"/></text:h>
      <text:p text:style-name="First_20_paragraph">Operating in the shadows to avoid taxes or other legal entanglements, these secretive smugglers look to optimize profits.</text:p>
      <text:list text:style-name="L189">
        <text:list-item>
          <text:p text:style-name="P571"><text:span text:style-name="T1">P</text:span> Elissian Colonists</text:p>
        </text:list-item>
        <text:list-item>
          <text:p text:style-name="P571"><text:span text:style-name="T1">P</text:span>/2 Street Toughs</text:p>
        </text:list-item>
        <text:list-item>
          <text:p text:style-name="P571"><text:span text:style-name="T1">P</text:span>/2 Devious Smugglers</text:p>
        </text:list-item>
        <text:list-item>
          <text:p text:style-name="P571"><text:span text:style-name="T1">P</text:span>/2 Wary Shopkeepers</text:p>
        </text:list-item>
        <text:list-item>
          <text:p text:style-name="P571"><text:span text:style-name="T2">Ideals:</text:span> Wealth (D8), Loyalty (D6)</text:p>
        </text:list-item>
        <text:list-item>
          <text:p text:style-name="P571"><text:span text:style-name="T2">Scope:</text:span> Local (D6); <text:span text:style-name="T2">Attributes:</text:span> Prestige D6, Resources D8, Secrets D10; <text:span text:style-name="T2">Assets:</text:span> Alliances +1, Intrigue +2, Revenue +2, Technology +1</text:p>
        </text:list-item>
        <text:list-item>
          <text:p text:style-name="P571"><text:span text:style-name="T2">Rewards:</text:span> 1D6 Barter (contraband) per member of the smuggling ring</text:p>
        </text:list-item>
      </text:list>
      <text:h text:style-name="Heading_20_4" text:outline-level="4"><text:bookmark-start text:name="tavern-brawl"/>Tavern Brawl<text:bookmark-end text:name="tavern-brawl"/></text:h>
      <text:p text:style-name="First_20_paragraph">Barroom fights break out quite often due to the presence of alcohol and surly people. Here are the typical opponents you might find in such a drunken melee.</text:p>
      <text:list text:style-name="L190">
        <text:list-item>
          <text:p text:style-name="P572"><text:span text:style-name="T1">P</text:span> Drunken Brawlers</text:p>
        </text:list-item>
        <text:list-item>
          <text:p text:style-name="P572"><text:span text:style-name="T1">P</text:span>/2 Boorish Fops</text:p>
        </text:list-item>
        <text:list-item>
          <text:p text:style-name="P572"><text:span text:style-name="T1">P</text:span>/2 Grizzled Veterans</text:p>
        </text:list-item>
        <text:list-item>
          <text:p text:style-name="P572">1 Gossiping Courtier</text:p>
        </text:list-item>
        <text:list-item>
          <text:p text:style-name="P572">1 Brash Fencer</text:p>
        </text:list-item>
        <text:list-item>
          <text:p text:style-name="P572">1 Gregarious Barkeep</text:p>
        </text:list-item>
        <text:list-item>
          <text:p text:style-name="P572"><text:span text:style-name="T2">Ideals:</text:span> Pride (D8), Lust (D6)</text:p>
        </text:list-item>
        <text:list-item>
          <text:p text:style-name="P572"><text:span text:style-name="T2">Scope:</text:span> Immediate (D6); <text:span text:style-name="T2">Attributes:</text:span> Prestige D8, Resources D6, Secrets D10; <text:span text:style-name="T2">Assets:</text:span> Intrigue +1, Holdings +1, Popularity +2, Revenue +1</text:p>
        </text:list-item>
        <text:list-item>
          <text:p text:style-name="P572"><text:span text:style-name="T2">Rewards:</text:span> 2D6 Reward (coins) per Barkeep, 6D6 Barter (alcohol) behind the bar</text:p>
        </text:list-item>
      </text:list>
      <text:h text:style-name="Heading_20_4" text:outline-level="4"><text:bookmark-start text:name="treasonous-conspiracy"/>Treasonous Conspiracy<text:bookmark-end text:name="treasonous-conspiracy"/></text:h>
      <text:p text:style-name="First_20_paragraph">Those who plot against the crown can be a very mixed lot of opponents.</text:p>
      <text:list text:style-name="L191">
        <text:list-item>
          <text:p text:style-name="P573"><text:span text:style-name="T1">P</text:span>/2 Angry Mob Members</text:p>
        </text:list-item>
        <text:list-item>
          <text:p text:style-name="P573"><text:span text:style-name="T1">P</text:span>/2 Street Thugs</text:p>
        </text:list-item>
        <text:list-item>
          <text:p text:style-name="P573"><text:span text:style-name="T1">P</text:span> Dangerous Revolutionaries</text:p>
        </text:list-item>
        <text:list-item>
          <text:p text:style-name="P573"><text:span text:style-name="T1">P</text:span>/2 Gossiping Courtiers or Boorish Fops</text:p>
        </text:list-item>
        <text:list-item>
          <text:p text:style-name="P573">1 Petty Noble</text:p>
        </text:list-item>
        <text:list-item>
          <text:p text:style-name="P573"><text:span text:style-name="T2">Ideals:</text:span> Justice (D8), Pride (D6)</text:p>
        </text:list-item>
        <text:list-item>
          <text:p text:style-name="P573"><text:span text:style-name="T2">Scope:</text:span> Local (D6); <text:span text:style-name="T2">Attributes:</text:span> Prestige D6, Resources D8, Secrets D10; <text:span text:style-name="T2">Attributes:</text:span> Alliances +1, Intrigue +2, Authority +1, Popularity +1</text:p>
        </text:list-item>
        <text:list-item>
          <text:p text:style-name="P573"><text:span text:style-name="T2">Rewards:</text:span> 1D6 Reward (bounty) per Revolutionary, Courtier, or Fop; 4D6 Rewards (coins) per Noble; 1D12 Reward (bounty) for list of conspirators</text:p>
        </text:list-item>
      </text:list>
      <text:h text:style-name="Heading_20_3" text:outline-level="3"><text:bookmark-start text:name="animals"/>Animals<text:bookmark-end text:name="animals"/></text:h>
      <text:p text:style-name="First_20_paragraph">Here’s how animals work in the game.</text:p>
      <text:h text:style-name="Heading_20_4" text:outline-level="4"><text:bookmark-start text:name="animal-attributes-and-specialties"/>Animal Attributes and Specialties<text:bookmark-end text:name="animal-attributes-and-specialties"/></text:h>
      <text:p text:style-name="First_20_paragraph">While humans have Verve, Affinity, and Guile as attributes, animals are defined by the attributes Instinct, Ferocity, and Training. These can range from D0 to D12, and aren’t assigned as D10/D8/D6 as for human characters.</text:p>
      <text:p text:style-name="Text_20_body">Animals don’t have skills, but each specialty is grouped under an appropriate attribute. There is one specialty, Perceive, that is classified as any attribute, and the Initiative skill has three new Specialties that don’t apply to humans.</text:p>
      <text:h text:style-name="Heading_20_5" text:outline-level="5"><text:bookmark-start text:name="instinct"/>Instinct<text:bookmark-end text:name="instinct"/></text:h>
      <text:p text:style-name="First_20_paragraph">Instinctive specialties are those related to the survival of the animal, such as self-preservation or locating food.</text:p>
      <text:p text:style-name="Text_20_body"><text:span text:style-name="T2">Dodge:</text:span> This is used by most animals to avoid attacks.</text:p>
      <text:p text:style-name="Text_20_body"><text:span text:style-name="T2">Explore:</text:span> The Explore specialty is used for tracking, finding shelter, locating edible plants, or finding water.</text:p>
      <text:p text:style-name="Text_20_body"><text:span text:style-name="T2">Feint:</text:span> An animal will use Feint primarily to distract, although there are some faster animals which use it for attack.</text:p>
      <text:p text:style-name="Text_20_body"><text:span text:style-name="T2">Flee (Initiative specialty):</text:span> For 1 Initiative Point, the animal can Walk to an unoccupied area, and for 2 Initiative Points, it can Run to an unoccupied area. None of the human options for Initiative are available, such as Interpose, Reprise, or Seize the Initiative.</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Prowl:</text:span> Animals that sneak up on targets, or hide from predators, are using the Prowl specialty.</text:p>
      <text:h text:style-name="Heading_20_5" text:outline-level="5"><text:bookmark-start text:name="ferocity-specialties"/>Ferocity Specialties<text:bookmark-end text:name="ferocity-specialties"/></text:h>
      <text:p text:style-name="First_20_paragraph">The Ferocity attribute is a measure of an animal’s aggression, determination, and fortitude. They’re primarily used offensively.</text:p>
      <text:p text:style-name="Text_20_body"><text:span text:style-name="T2">Brawl:</text:span> Animals use the Brawl specialty to grab hold of things, knock them down, or pin them to the ground.</text:p>
      <text:p text:style-name="Text_20_body"><text:span text:style-name="T2">Fight (Initiative specialty):</text:span> For 1 Initiative Point, the animal can Seize the Initiative and immediately make a Lunge attack. For 2 Initiative Points, it can Seize the Initiative and make a Brawl or Riposte attack. It can’t use Initiative Points for any other purpose.</text:p>
      <text:p text:style-name="Text_20_body"><text:span text:style-name="T2">Inspire:</text:span> Pack alphas often are able to Inspire bravery in their packmates, but most commonly this specialty is used to Inspire fear and scare off other creatures.</text:p>
      <text:p text:style-name="Text_20_body"><text:span text:style-name="T2">Lunge:</text:span> This is an aggressive attack using the natural weapons possessed by the animal, such as claws, sharp teeth, or horns. Those natural weapons add their Weapon die to Lunge attacks.</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Riposte:</text:span> Animals don’t Parry attacks, but they might be able to Riposte on a good Dodge roll or by using Initiative Points.</text:p>
      <text:h text:style-name="Heading_20_5" text:outline-level="5"><text:bookmark-start text:name="training-specialties"/>Training Specialties<text:bookmark-end text:name="training-specialties"/></text:h>
      <text:p text:style-name="First_20_paragraph">Training specialties are things that animals must be taught or trained to do. This usually means being taught by humans, but sometimes wild animals are taught by other animals of the same type.</text:p>
      <text:p text:style-name="Text_20_body"><text:span text:style-name="T2">Arts:</text:span> While very few animals actually create works of art, many birds will use the Art specialty to sing.</text:p>
      <text:p text:style-name="Text_20_body"><text:span text:style-name="T2">Block:</text:span> Sometimes an animal will have a tough enough hide or shell to be able to use the Block specialty. This can also be used by animals that are actually wearing some kind of armor, from horse barding to spiked collars. The animal can add the shell or armor’s Armor Die to its Block pool.</text:p>
      <text:p text:style-name="Text_20_body"><text:span text:style-name="T2">Guard (Initiative):</text:span> For 1 Initiative Point, the animal can Interpose itself to prevent a creature from entering its area. For 2 Initiative Points, the animal can make a Lunge, Brawl, or Feint attack against a creature that enters its area. The animal can’t spend its Initiative Points on anything else.</text:p>
      <text:p text:style-name="Text_20_body"><text:span text:style-name="T2">Husbandry:</text:span> This specialty is primarily possessed by working animals, such as dogs that herd sheep or oxen that pull plows.</text:p>
      <text:p text:style-name="Text_20_body"><text:span text:style-name="T2">Larceny:</text:span> Only a very few animals, such as ravens, can actually use Larceny to steal objects. Naturally, animals can’t make use of the black market.</text:p>
      <text:p text:style-name="Text_20_body"><text:span text:style-name="T2">Perceive:</text:span> This can fall under any animal Attribute. Animals use the skill just as humans do, but they often have senses that can be added on as an Item Die.</text:p>
      <text:h text:style-name="Heading_20_4" text:outline-level="4"><text:bookmark-start text:name="scale"/>Scale<text:bookmark-end text:name="scale"/></text:h>
      <text:p text:style-name="First_20_paragraph">Instead of a Competency Die, animals have a Scale Die that relates to how large they are. Scale also determines the yield limit and wound limit for the animal. For yield limits, “half Ferocity” means “half of the die size”, and “Ferocity” means “the die size.”</text:p>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HeaderRowCell" office:value-type="string">
              <text:p text:style-name="Table_20_Heading">Scale</text:p>
            </table:table-cell>
            <table:table-cell table:style-name="TableHeaderRowCell" office:value-type="string">
              <text:p text:style-name="Table_20_Heading">Scale Die</text:p>
            </table:table-cell>
            <table:table-cell table:style-name="TableHeaderRowCell" office:value-type="string">
              <text:p text:style-name="Table_20_Heading">Yield Limit</text:p>
            </table:table-cell>
            <table:table-cell table:style-name="TableHeaderRowCell" office:value-type="string">
              <text:p text:style-name="Table_20_Heading">Wound Limit</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1 (Dead)</text:p>
          </table:table-cell>
        </table:table-row>
        <table:table-row>
          <table:table-cell table:style-name="TableRowCell" office:value-type="string">
            <text:p text:style-name="Table_20_Contents">Pet</text:p>
          </table:table-cell>
          <table:table-cell table:style-name="TableRowCell" office:value-type="string">
            <text:p text:style-name="Table_20_Contents">1D0</text:p>
          </table:table-cell>
          <table:table-cell table:style-name="TableRowCell" office:value-type="string">
            <text:p text:style-name="Table_20_Contents">2 + half Ferocity</text:p>
          </table:table-cell>
          <table:table-cell table:style-name="TableRowCell" office:value-type="string">
            <text:p text:style-name="Table_20_Contents">1 (Dying)</text:p>
          </table:table-cell>
        </table:table-row>
        <table:table-row>
          <table:table-cell table:style-name="TableRowCell" office:value-type="string">
            <text:p text:style-name="Table_20_Contents">Companion</text:p>
          </table:table-cell>
          <table:table-cell table:style-name="TableRowCell" office:value-type="string">
            <text:p text:style-name="Table_20_Contents">1D6</text:p>
          </table:table-cell>
          <table:table-cell table:style-name="TableRowCell" office:value-type="string">
            <text:p text:style-name="Table_20_Contents">3 + half Ferocity</text:p>
          </table:table-cell>
          <table:table-cell table:style-name="TableRowCell" office:value-type="string">
            <text:p text:style-name="Table_20_Contents">2 (Drop 1, Dying)</text:p>
          </table:table-cell>
        </table:table-row>
        <table:table-row>
          <table:table-cell table:style-name="TableRowCell" office:value-type="string">
            <text:p text:style-name="Table_20_Contents">Human</text:p>
          </table:table-cell>
          <table:table-cell table:style-name="TableRowCell" office:value-type="string">
            <text:p text:style-name="Table_20_Contents">1D8</text:p>
          </table:table-cell>
          <table:table-cell table:style-name="TableRowCell" office:value-type="string">
            <text:p text:style-name="Table_20_Contents">4 + half Ferocity</text:p>
          </table:table-cell>
          <table:table-cell table:style-name="TableRowCell" office:value-type="string">
            <text:p text:style-name="Table_20_Contents">3 (Drop 1, Drop 2, Dying)</text:p>
          </table:table-cell>
        </table:table-row>
        <table:table-row>
          <table:table-cell table:style-name="TableRowCell" office:value-type="string">
            <text:p text:style-name="Table_20_Contents">Mount</text:p>
          </table:table-cell>
          <table:table-cell table:style-name="TableRowCell" office:value-type="string">
            <text:p text:style-name="Table_20_Contents">1D10</text:p>
          </table:table-cell>
          <table:table-cell table:style-name="TableRowCell" office:value-type="string">
            <text:p text:style-name="Table_20_Contents">5 + Ferocity</text:p>
          </table:table-cell>
          <table:table-cell table:style-name="TableRowCell" office:value-type="string">
            <text:p text:style-name="Table_20_Contents">4 (Drop 1, Drop 2, Drop 4, Dying)</text:p>
          </table:table-cell>
        </table:table-row>
        <table:table-row>
          <table:table-cell table:style-name="TableRowCell" office:value-type="string">
            <text:p text:style-name="Table_20_Contents">Mammoth</text:p>
          </table:table-cell>
          <table:table-cell table:style-name="TableRowCell" office:value-type="string">
            <text:p text:style-name="Table_20_Contents">1D12</text:p>
          </table:table-cell>
          <table:table-cell table:style-name="TableRowCell" office:value-type="string">
            <text:p text:style-name="Table_20_Contents">6 + Ferocity</text:p>
          </table:table-cell>
          <table:table-cell table:style-name="TableRowCell" office:value-type="string">
            <text:p text:style-name="Table_20_Contents">5 (Drop 0, Drop 1, Drop 2, Drop 4, Dying)</text:p>
          </table:table-cell>
        </table:table-row>
        <table:table-row>
          <table:table-cell table:style-name="TableRowCell" office:value-type="string">
            <text:p text:style-name="Table_20_Contents">Behemoth</text:p>
          </table:table-cell>
          <table:table-cell table:style-name="TableRowCell" office:value-type="string">
            <text:p text:style-name="Table_20_Contents">2D12</text:p>
          </table:table-cell>
          <table:table-cell table:style-name="TableRowCell" office:value-type="string">
            <text:p text:style-name="Table_20_Contents">7 + twice Ferocity</text:p>
          </table:table-cell>
          <table:table-cell table:style-name="TableRowCell" office:value-type="string">
            <text:p text:style-name="Table_20_Contents">6 (Drop 0, Drop 0, Drop 1, Drop 2, Drop 4, Dying)</text:p>
          </table:table-cell>
        </table:table-row>
      </table:table>
      <text:p text:style-name="Table">Table <text:sequence text:ref-name="refTable145" text:name="Table" text:formula="ooow:Table+1" style:num-format="1">146</text:sequence>: Scale of Animals</text:p>
      <text:p text:style-name="First_20_paragraph"><text:span text:style-name="T2">Pocket scale:</text:span> This is the smallest category of animal – one that could be carried in a pocket. Examples include a rat, a songbird, or a tarantula.</text:p>
      <text:p text:style-name="Text_20_body"><text:span text:style-name="T2">Pet scale:</text:span> A pet-scale animal is around the size of a housecat or a small dog. Too big for a pocket, it can still be carried in one hand. Some examples are a trained parrot, a rooster, or a rabbit.</text:p>
      <text:p text:style-name="Text_20_body"><text:span text:style-name="T2">Companion scale:</text:span> A companion-scale animal isn’t quite as large as a human, but rather about the size of a medium to large dog. It takes both hands or arms to carry a companion-scale animal. Examples include a goat, a hunting dog, or a venomous snake.</text:p>
      <text:p text:style-name="Text_20_body"><text:span text:style-name="T2">Human scale:</text:span> Human-scale animals are approximately the size and weight of an adult human being. Some examples are a war dog, a ram, or a constrictor snake.</text:p>
      <text:p text:style-name="Text_20_body"><text:span text:style-name="T2">Mount scale:</text:span> Animals that are large enough to be ridden by a single human, or perhaps two or three with a tight squeeze, are mount scale. Examples include a warhorse, a bear, or a cow.</text:p>
      <text:p text:style-name="Text_20_body"><text:span text:style-name="T2">Mammoth scale:</text:span> Even larger than mount scale, mammoth-scale animals include orca, hordes, and elephants. They take up pretty much a normal-sized room.</text:p>
      <text:p text:style-name="Text_20_body"><text:span text:style-name="T2">Behemoth scale:</text:span> The largest of animals are behemoth scale. There are few of these left since the days of dragons (or dinosaurs; nobody’s quite sure which it is). The most notable examples of behemoth-scale animals are found in the oceans – such as a great whale or a giant squid.</text:p>
      <text:h text:style-name="Heading_20_5" text:outline-level="5"><text:bookmark-start text:name="hordes"/>Hordes<text:bookmark-end text:name="hordes"/></text:h>
      <text:p text:style-name="First_20_paragraph">A horde is a swarm or pack of similar animals that work as one unit for game purposes. If 300 rats flood out into the sewers, you don’t really want to make individual rolls for all of them whenever they attack or defend.</text:p>
      <text:p text:style-name="Text_20_body">A horde has an additional Attribute, called Horde. This is a measure of the horde’s consistency and cooperation. All Horde attributes start at D12.</text:p>
      <text:p text:style-name="Text_20_body">The horde uses its Horde attribute as a Bonus Die in all of its die pools. However, when the horde takes wounds, the Horde die decreases to a D10, a D8, a D6, a D0, and then disperses. This replaces the normal Drop/Dying/Dead effects of wounds.</text:p>
      <text:p text:style-name="Text_20_body">Most hordes are mammoth scale, although hordes of larger animals (such as sharks) might be behemoth scale, and smaller hordes such as a swarm of honeybees could be merely mount scale.</text:p>
      <text:h text:style-name="Heading_20_4" text:outline-level="4"><text:bookmark-start text:name="other-animal-qualities"/>Other Animal Qualities<text:bookmark-end text:name="other-animal-qualities"/></text:h>
      <text:p text:style-name="First_20_paragraph">Many of the game qualities of animals are similar to those of human characters. These are some of the ways they differ.</text:p>
      <text:h text:style-name="Heading_20_5" text:outline-level="5"><text:bookmark-start text:name="movement-1"/>Movement<text:bookmark-end text:name="movement-1"/></text:h>
      <text:p text:style-name="First_20_paragraph">A human can Walk 1 area, or Run 2 areas. Some animals are faster than this, and some are slower. The Walk and Run qualities tell you how many areas the animal can move using each type of action.</text:p>
      <text:p text:style-name="Text_20_body">Some animals have special types of movement that humans can’t do, such as flying, swimming, or climbing. These allow an animal to move between Areas in ways that most humans can’t.</text:p>
      <text:h text:style-name="Heading_20_5" text:outline-level="5"><text:bookmark-start text:name="senses"/>Senses<text:bookmark-end text:name="senses"/></text:h>
      <text:p text:style-name="First_20_paragraph">Many animals have superior senses to humans; these are shown by the Senses quality. When using the specific type of sense, the animal can add that die on as an Item Die to Perceive rolls.</text:p>
      <text:p text:style-name="Text_20_body">In addition, animals can use their best Attribute for calculating their Perceive pools, as Perceive is associated with Instinct, Ferocity, and Training.</text:p>
      <text:h text:style-name="Heading_20_5" text:outline-level="5"><text:bookmark-start text:name="weapons-and-armor"/>Weapons and Armor<text:bookmark-end text:name="weapons-and-armor"/></text:h>
      <text:p text:style-name="First_20_paragraph">Whether an animal has built-in weapons or armor – such as sharp teeth or a hard carapace – or is wearing an actual weapon or armor – barding, a spiked collar, and so on – it works the same way: the Item Die can be added to whatever skills are specified.</text:p>
      <text:h text:style-name="Heading_20_5" text:outline-level="5"><text:bookmark-start text:name="maneuvers"/>Maneuvers<text:bookmark-end text:name="maneuvers"/></text:h>
      <text:p text:style-name="First_20_paragraph">Animals don’t gain style points. They don’t need them, so don’t spend any of their success points to buy style points. They don’t even know any style maneuvers anyway.</text:p>
      <text:p text:style-name="Text_20_body">Instead they have conditional maneuvers that just happen whenever the condition is fulfilled.</text:p>
      <text:p text:style-name="Text_20_body">For example, a great shark has the following maneuver: Blood in the Water (when attacking a target with at least 1 wound, add Perceive +1D12 to Lunge). This happens whenever it attacks a wounded target. No style points, no limited uses – just whenever the condition applies, it comes into play.</text:p>
      <text:h text:style-name="Heading_20_5" text:outline-level="5"><text:bookmark-start text:name="impetus"/>Impetus<text:bookmark-end text:name="impetus"/></text:h>
      <text:p text:style-name="First_20_paragraph">Animals don’t have passions. They’re just animals, and concepts like Justice or Faith don’t really mean much to them. Instead, they have an Impetus – or maybe more than one Impetus.</text:p>
      <text:p text:style-name="Text_20_body">These are the urges that drive an animal to action, much as passions do, but on a much more primal level.</text:p>
      <text:p text:style-name="Text_20_body">Impetus types include:</text:p>
      <text:p text:style-name="Text_20_body"><text:span text:style-name="T2">Curiosity:</text:span> The animal just wants to know what’s going on over there, or across the way, or what’s behind the door. And it’s not like Curiosity ever killed any animals, right?</text:p>
      <text:p text:style-name="Text_20_body"><text:span text:style-name="T2">Hunger:</text:span> All animals are concerned with eating, but those with a Hunger Impetus will prioritize food and eating over nearly every other activity.</text:p>
      <text:p text:style-name="Text_20_body"><text:span text:style-name="T2">Loyalty: </text:span>An animal with a Loyalty Impetus is a faithful companion to a human, usually its trainer or owner. They’re a human’s best friend.</text:p>
      <text:p text:style-name="Text_20_body"><text:span text:style-name="T2">Obedience:</text:span> A domesticated animal with the Obedience Impetus follows commands given to it. Not because it even likes the person giving the commands, but rather because it’s that well trained.</text:p>
      <text:p text:style-name="Text_20_body"><text:span text:style-name="T2">Pack:</text:span> The Pack Impetus represents those animals that stick together as a group, usually in some kind of hierarchy or family units.</text:p>
      <text:p text:style-name="Text_20_body"><text:span text:style-name="T2">Predatory: </text:span>A Predatory animal loves to hunt. Not just because it needs food, but because it’s actually a vicious hunter that likes to track down its prey.</text:p>
      <text:p text:style-name="Text_20_body"><text:span text:style-name="T2">Survival: </text:span>This is the most basic Impetus: the animal wants to stay alive. It will take any action necessary to do so, with the only exception being if it has a higher rated Impetus of another kind.</text:p>
      <text:p text:style-name="Text_20_body"><text:span text:style-name="T2">Territory:</text:span> A territorial animal will likely attack, or at least attempt to frighten off, other creatures that come within its territory.</text:p>
      <text:p text:style-name="Text_20_body">You can use Impetus as you would use Passions – an animal can use each Impetus it possesses once in a story, and then it loses that specific Impetus. You can only use an Impetus if the animal’s actions are directly related to that Impetus.</text:p>
      <text:p text:style-name="Text_20_body">For example, if an animal has a Survival (D6) Impetus, you can add that Bonus Die once to a Dodge pool or other defensive roll. A Predatory Impetus could be used for tracking or spotting something, an Obedience Impetus for staying alert, or a Curiosity Impetus for staying hidden while investigating some shiny new thing.</text:p>
      <text:h text:style-name="Heading_20_4" text:outline-level="4"><text:bookmark-start text:name="common-animals"/>Common Animals<text:bookmark-end text:name="common-animals"/></text:h>
      <text:p text:style-name="First_20_paragraph">These are some of the animals that players may encounter.</text:p>
      <text:h text:style-name="Heading_20_5" text:outline-level="5"><text:bookmark-start text:name="cat"/>Cat<text:bookmark-end text:name="cat"/></text:h>
      <text:p text:style-name="First_20_paragraph"><text:span text:style-name="T1">Pet-scale animal</text:span></text:p>
      <text:list text:style-name="L192">
        <text:list-item>
          <text:p text:style-name="P574"><text:span text:style-name="T2">Attributes:</text:span> Instinct D8, Ferocity D6, Training D0</text:p>
        </text:list-item>
        <text:list-item>
          <text:p text:style-name="P574"><text:span text:style-name="T2">Yield Limit:</text:span> 3</text:p>
        </text:list-item>
        <text:list-item>
          <text:p text:style-name="P574"><text:span text:style-name="T2">Wound Limit:</text:span> 1 (Dying)</text:p>
        </text:list-item>
        <text:list-item>
          <text:p text:style-name="P574"><text:span text:style-name="T2">Initiative:</text:span> Fight +1 (2D6)</text:p>
        </text:list-item>
        <text:list-item>
          <text:p text:style-name="P574"><text:span text:style-name="T2">Walk:</text:span> 1 Area, Climb 1 Area</text:p>
        </text:list-item>
        <text:list-item>
          <text:p text:style-name="P574"><text:span text:style-name="T2">Run:</text:span> 2 Areas, Climb 2 Areas</text:p>
        </text:list-item>
        <text:list-item>
          <text:p text:style-name="P574"><text:span text:style-name="T2">Instinct:</text:span> Dodge +1 (2D8), Explore +1 (2D8), Feint +1 (2D8), Perceive (1D8+1D6), Prowl +1 (2D8)<text:line-break/></text:p>
        </text:list-item>
        <text:list-item>
          <text:p text:style-name="P574"><text:span text:style-name="T2">Ferocity:</text:span> Brawl (1D6), Inspire (1D6), Lunge (1D6), Riposte +1 (2D6)</text:p>
        </text:list-item>
        <text:list-item>
          <text:p text:style-name="P574"><text:span text:style-name="T2">Senses:</text:span> Smell +1D6, Hearing +1D6</text:p>
        </text:list-item>
        <text:list-item>
          <text:p text:style-name="P574"><text:span text:style-name="T2">Impetus:</text:span> Curiosity (D8), Territory (D6)</text:p>
        </text:list-item>
      </text:list>
      <text:p text:style-name="First_20_paragraph">This is your standard housecat or alleycat. It purrs when it’s happy.</text:p>
      <text:h text:style-name="Heading_20_5" text:outline-level="5"><text:bookmark-start text:name="dog-common"/>Dog, common<text:bookmark-end text:name="dog-common"/></text:h>
      <text:p text:style-name="First_20_paragraph"><text:span text:style-name="T1">Companion-scale animal</text:span></text:p>
      <text:list text:style-name="L193">
        <text:list-item>
          <text:p text:style-name="P575"><text:span text:style-name="T2">Attributes:</text:span> Instinct D6, Ferocity D6, Training D0</text:p>
        </text:list-item>
        <text:list-item>
          <text:p text:style-name="P575"><text:span text:style-name="T2">Yield Limit:</text:span> 3</text:p>
        </text:list-item>
        <text:list-item>
          <text:p text:style-name="P575"><text:span text:style-name="T2">Wound Limit:</text:span> 2 (Drop 1, Dying)</text:p>
        </text:list-item>
        <text:list-item>
          <text:p text:style-name="P575"><text:span text:style-name="T2">Initiative:</text:span> Flee +1 (2D6)</text:p>
        </text:list-item>
        <text:list-item>
          <text:p text:style-name="P575"><text:span text:style-name="T2">Walk:</text:span> Walk 1 Area</text:p>
        </text:list-item>
        <text:list-item>
          <text:p text:style-name="P575"><text:span text:style-name="T2">Run:</text:span> 2 Areas</text:p>
        </text:list-item>
        <text:list-item>
          <text:p text:style-name="P575"><text:span text:style-name="T2">Instinct:</text:span> Dodge +1 (2D6), Explore +1 (2D6), Perceive (2D6), Prowl +1 (2D6)<text:line-break/></text:p>
        </text:list-item>
        <text:list-item>
          <text:p text:style-name="P575"><text:span text:style-name="T2">Ferocity:</text:span> Lunge (2D6)</text:p>
        </text:list-item>
        <text:list-item>
          <text:p text:style-name="P575"><text:span text:style-name="T2">Senses:</text:span> Smell +1D6, Hearing +1D6</text:p>
        </text:list-item>
        <text:list-item>
          <text:p text:style-name="P575"><text:span text:style-name="T2">Bite:</text:span> Lunge +1D6</text:p>
        </text:list-item>
        <text:list-item>
          <text:p text:style-name="P575"><text:span text:style-name="T2">Impetus:</text:span> Loyalty (D6)</text:p>
        </text:list-item>
      </text:list>
      <text:p text:style-name="First_20_paragraph">This is a typical, average dog. Not too big, not too small; they make decent watchdogs or hunting dogs. Its bark is probably worse than its bite.</text:p>
      <text:h text:style-name="Heading_20_5" text:outline-level="5"><text:bookmark-start text:name="dog-companion"/>Dog, companion<text:bookmark-end text:name="dog-companion"/></text:h>
      <text:p text:style-name="First_20_paragraph"><text:span text:style-name="T1">Pet-scale animal</text:span></text:p>
      <text:list text:style-name="L194">
        <text:list-item>
          <text:p text:style-name="P576"><text:span text:style-name="T2">Attributes:</text:span> Instinct D6, Ferocity D0, Training D8</text:p>
        </text:list-item>
        <text:list-item>
          <text:p text:style-name="P576"><text:span text:style-name="T2">Yield Limit:</text:span> 2</text:p>
        </text:list-item>
        <text:list-item>
          <text:p text:style-name="P576"><text:span text:style-name="T2">Wound Limit:</text:span> 1 (Dying)</text:p>
        </text:list-item>
        <text:list-item>
          <text:p text:style-name="P576"><text:span text:style-name="T2">Initiative:</text:span> Protect (1D8)</text:p>
        </text:list-item>
        <text:list-item>
          <text:p text:style-name="P576"><text:span text:style-name="T2">Walk:</text:span> 1 Area</text:p>
        </text:list-item>
        <text:list-item>
          <text:p text:style-name="P576"><text:span text:style-name="T2">Run:</text:span> 2 Areas</text:p>
        </text:list-item>
        <text:list-item>
          <text:p text:style-name="P576"><text:span text:style-name="T2">Instinct:</text:span> Dodge +1 (2D6), Explore +1 (2D6)</text:p>
        </text:list-item>
        <text:list-item>
          <text:p text:style-name="P576"><text:span text:style-name="T2">Ferocity:</text:span> Lunge (1D6)</text:p>
        </text:list-item>
        <text:list-item>
          <text:p text:style-name="P576"><text:span text:style-name="T2">Training:</text:span> Perceive (1D8+1D6)</text:p>
        </text:list-item>
        <text:list-item>
          <text:p text:style-name="P576"><text:span text:style-name="T2">Senses:</text:span> Smell +1D6</text:p>
        </text:list-item>
        <text:list-item>
          <text:p text:style-name="P576"><text:span text:style-name="T2">Bite:</text:span> Lunge +1D6</text:p>
        </text:list-item>
        <text:list-item>
          <text:p text:style-name="P576"><text:span text:style-name="T2">Impetus:</text:span> Loyalty (D6)</text:p>
        </text:list-item>
      </text:list>
      <text:p text:style-name="First_20_paragraph">A companion dog is one that’s been bred to be small and cute, rather than big and fierce. These are most popular among nobles.</text:p>
      <text:h text:style-name="Heading_20_5" text:outline-level="5"><text:bookmark-start text:name="dog-guard"/>Dog, guard<text:bookmark-end text:name="dog-guard"/></text:h>
      <text:p text:style-name="First_20_paragraph"><text:span text:style-name="T1">Companion-scale animal</text:span></text:p>
      <text:list text:style-name="L195">
        <text:list-item>
          <text:p text:style-name="P577"><text:span text:style-name="T2">Attributes:</text:span> Instinct D6, Ferocity D8, Training D10</text:p>
        </text:list-item>
        <text:list-item>
          <text:p text:style-name="P577"><text:span text:style-name="T2">Yield Limit:</text:span> 4</text:p>
        </text:list-item>
        <text:list-item>
          <text:p text:style-name="P577"><text:span text:style-name="T2">Wound Limit:</text:span> 2 (Drop 1, Dying)</text:p>
        </text:list-item>
        <text:list-item>
          <text:p text:style-name="P577"><text:span text:style-name="T2">Initiative:</text:span> Protect +1 (2D10)</text:p>
        </text:list-item>
        <text:list-item>
          <text:p text:style-name="P577"><text:span text:style-name="T2">Walk:</text:span> 1 Area</text:p>
        </text:list-item>
        <text:list-item>
          <text:p text:style-name="P577"><text:span text:style-name="T2">Run:</text:span> 2 Areas</text:p>
        </text:list-item>
        <text:list-item>
          <text:p text:style-name="P577"><text:span text:style-name="T2">Instinct:</text:span> Dodge (1D6), Explore +2 (3D8)</text:p>
        </text:list-item>
        <text:list-item>
          <text:p text:style-name="P577"><text:span text:style-name="T2">Ferocity:</text:span> Brawl +1 (2D8), Inspire +1 (2D8), Lunge+ +1 (2D8)</text:p>
        </text:list-item>
        <text:list-item>
          <text:p text:style-name="P577"><text:span text:style-name="T2">Training:</text:span> Block (1D10+1D6), Perceive +2 (3D10+1D8)</text:p>
        </text:list-item>
        <text:list-item>
          <text:p text:style-name="P577"><text:span text:style-name="T2">Senses:</text:span> Smell +1D8, Hearing +1D8</text:p>
        </text:list-item>
        <text:list-item>
          <text:p text:style-name="P577"><text:span text:style-name="T2">Bite:</text:span> Lunge +1D6, +++: Knockdown</text:p>
        </text:list-item>
        <text:list-item>
          <text:p text:style-name="P577"><text:span text:style-name="T2">Spiked Collar:</text:span> Block +1D6, +++++: Inflict 1 Wound</text:p>
        </text:list-item>
        <text:list-item>
          <text:p text:style-name="P577"><text:span text:style-name="T2">Impetus:</text:span> Obedience (D6)</text:p>
        </text:list-item>
      </text:list>
      <text:p text:style-name="First_20_paragraph">A guard dog is a larger canine that’s been trained not just to make noise, but to attack those who come near the territory it guards.</text:p>
      <text:h text:style-name="Heading_20_5" text:outline-level="5"><text:bookmark-start text:name="falcon-trained"/>Falcon, trained<text:bookmark-end text:name="falcon-trained"/></text:h>
      <text:p text:style-name="First_20_paragraph"><text:span text:style-name="T1">Pet-scale animal</text:span></text:p>
      <text:list text:style-name="L196">
        <text:list-item>
          <text:p text:style-name="P578"><text:span text:style-name="T2">Attributes:</text:span> Instinct D8, Ferocity D6, Training D8</text:p>
        </text:list-item>
        <text:list-item>
          <text:p text:style-name="P578"><text:span text:style-name="T2">Yield Limit:</text:span> 3</text:p>
        </text:list-item>
        <text:list-item>
          <text:p text:style-name="P578"><text:span text:style-name="T2">Wound Limit:</text:span> 1 (Dying)</text:p>
        </text:list-item>
        <text:list-item>
          <text:p text:style-name="P578"><text:span text:style-name="T2">Initiative:</text:span> Protect +1 (2D8)</text:p>
        </text:list-item>
        <text:list-item>
          <text:p text:style-name="P578"><text:span text:style-name="T2">Walk:</text:span> 0 Areas, Fly 2 Areas</text:p>
        </text:list-item>
        <text:list-item>
          <text:p text:style-name="P578"><text:span text:style-name="T2">Run:</text:span> 1 Area, Fly 4 Areas</text:p>
        </text:list-item>
        <text:list-item>
          <text:p text:style-name="P578"><text:span text:style-name="T2">Instinct:</text:span> Dodge +1 (2D8), Explore +1 (2D8), Prowl +1 (2D8)</text:p>
        </text:list-item>
        <text:list-item>
          <text:p text:style-name="P578"><text:span text:style-name="T2">Ferocity:</text:span> Lunge +1 (3D6)</text:p>
        </text:list-item>
        <text:list-item>
          <text:p text:style-name="P578"><text:span text:style-name="T2">Training:</text:span> Perceive +2 (4D8)</text:p>
        </text:list-item>
        <text:list-item>
          <text:p text:style-name="P578"><text:span text:style-name="T2">Senses:</text:span> Vision +1D8</text:p>
        </text:list-item>
        <text:list-item>
          <text:p text:style-name="P578"><text:span text:style-name="T2">Beak:</text:span> Lunge +1D6</text:p>
        </text:list-item>
        <text:list-item>
          <text:p text:style-name="P578"><text:span text:style-name="T2">Impetus:</text:span> Obedience (D8), Predatory (D6)</text:p>
        </text:list-item>
      </text:list>
      <text:p text:style-name="First_20_paragraph">Falconers train these birds to hunt, and it’s become quite the hobby of the well-to-do.</text:p>
      <text:h text:style-name="Heading_20_5" text:outline-level="5"><text:bookmark-start text:name="horde-of-rats"/>Horde of Rats<text:bookmark-end text:name="horde-of-rats"/></text:h>
      <text:p text:style-name="First_20_paragraph"><text:span text:style-name="T1">Mammoth-scale horde</text:span></text:p>
      <text:list text:style-name="L197">
        <text:list-item>
          <text:p text:style-name="P579"><text:span text:style-name="T2">Attributes:</text:span> Instinct D8, Ferocity D8, Training D0, Horde D12</text:p>
        </text:list-item>
        <text:list-item>
          <text:p text:style-name="P579"><text:span text:style-name="T2">Yield Limit:</text:span> 14</text:p>
        </text:list-item>
        <text:list-item>
          <text:p text:style-name="P579"><text:span text:style-name="T2">Wound Limit:</text:span> 5 (Horde D10, D8, D6, D0, Dispersed)</text:p>
        </text:list-item>
        <text:list-item>
          <text:p text:style-name="P579"><text:span text:style-name="T2">Initiative:</text:span> Flee (Horde + 1D8)</text:p>
        </text:list-item>
        <text:list-item>
          <text:p text:style-name="P579"><text:span text:style-name="T2">Walk:</text:span> 0 Areas</text:p>
        </text:list-item>
        <text:list-item>
          <text:p text:style-name="P579"><text:span text:style-name="T2">Run:</text:span> 1 Area, Climb 1 Area</text:p>
        </text:list-item>
        <text:list-item>
          <text:p text:style-name="P579"><text:span text:style-name="T2">Instinct:</text:span> Dodge (Horde + 1D8), Perceive (Horde + 2D8), Prowl +1 (Horde + 2D8)<text:line-break/></text:p>
        </text:list-item>
        <text:list-item>
          <text:p text:style-name="P579"><text:span text:style-name="T2">Ferocity:</text:span> Brawl (Horde + 1D8), Lunge (Horde + 2D8)</text:p>
        </text:list-item>
        <text:list-item>
          <text:p text:style-name="P579"><text:span text:style-name="T2">Training:</text:span> Block (Horde)</text:p>
        </text:list-item>
        <text:list-item>
          <text:p text:style-name="P579"><text:span text:style-name="T2">Senses:</text:span> Smell +1D8</text:p>
        </text:list-item>
        <text:list-item>
          <text:p text:style-name="P579"><text:span text:style-name="T2">Bites:</text:span> Lunge +1D8</text:p>
        </text:list-item>
        <text:list-item>
          <text:p text:style-name="P579"><text:span text:style-name="T2">Impetus:</text:span> Hunger (D8), Pack (D6)</text:p>
        </text:list-item>
      </text:list>
      <text:p text:style-name="First_20_paragraph">A single rat isn’t a big threat. A horde of rats that can fill an entire room? That’s a different story. Usually rats will flee at the first sign of danger, but if they get hungry enough they can tear a person to shreds.</text:p>
      <text:h text:style-name="Heading_20_5" text:outline-level="5"><text:bookmark-start text:name="draft-horse"/>Draft horse<text:bookmark-end text:name="draft-horse"/></text:h>
      <text:p text:style-name="First_20_paragraph"><text:span text:style-name="T1">Mount-scale animal</text:span></text:p>
      <text:list text:style-name="L198">
        <text:list-item>
          <text:p text:style-name="P580"><text:span text:style-name="T2">Attributes:</text:span> Instinct D0, Ferocity D0, Training D6</text:p>
        </text:list-item>
        <text:list-item>
          <text:p text:style-name="P580"><text:span text:style-name="T2">Yield Limit:</text:span> 6</text:p>
        </text:list-item>
        <text:list-item>
          <text:p text:style-name="P580"><text:span text:style-name="T2">Wound Limit:</text:span> 4 (Drop 1, Drop 2, Drop 4, Dying)</text:p>
        </text:list-item>
        <text:list-item>
          <text:p text:style-name="P580"><text:span text:style-name="T2">Initiative:</text:span> Protect (1D6)</text:p>
        </text:list-item>
        <text:list-item>
          <text:p text:style-name="P580"><text:span text:style-name="T2">Walk:</text:span> 1 Area</text:p>
        </text:list-item>
        <text:list-item>
          <text:p text:style-name="P580"><text:span text:style-name="T2">Run:</text:span> 2 Areas</text:p>
        </text:list-item>
        <text:list-item>
          <text:p text:style-name="P580"><text:span text:style-name="T2">Instinct:</text:span> Dodge (0)</text:p>
        </text:list-item>
        <text:list-item>
          <text:p text:style-name="P580"><text:span text:style-name="T2">Ferocity:</text:span> Lunge (1D8)</text:p>
        </text:list-item>
        <text:list-item>
          <text:p text:style-name="P580"><text:span text:style-name="T2">Training:</text:span> Block (1D6), Husbandry +1 (2D6), Perceive (1D6)</text:p>
        </text:list-item>
        <text:list-item>
          <text:p text:style-name="P580"><text:span text:style-name="T2">Hooves:</text:span> Lunge +1D8</text:p>
        </text:list-item>
      </text:list>
      <text:p text:style-name="First_20_paragraph">Draft horses are used on farms to pull plows or wagons. They are large and not very fast, but can be quite sturdy. Some of them even look vaguely yellow.</text:p>
      <text:h text:style-name="Heading_20_5" text:outline-level="5"><text:bookmark-start text:name="riding-horse"/>Riding horse<text:bookmark-end text:name="riding-horse"/></text:h>
      <text:p text:style-name="First_20_paragraph"><text:span text:style-name="T1">Mount-scale animal</text:span></text:p>
      <text:list text:style-name="L199">
        <text:list-item>
          <text:p text:style-name="P581"><text:span text:style-name="T2">Attributes:</text:span> Instinct D6, Ferocity D6, Training D8</text:p>
        </text:list-item>
        <text:list-item>
          <text:p text:style-name="P581"><text:span text:style-name="T2">Yield Limit:</text:span> 9</text:p>
        </text:list-item>
        <text:list-item>
          <text:p text:style-name="P581"><text:span text:style-name="T2">Wound Limit:</text:span> 4 (Drop 1, Drop 2, Drop 4, Dying)</text:p>
        </text:list-item>
        <text:list-item>
          <text:p text:style-name="P581"><text:span text:style-name="T2">Initiative:</text:span> Protect (1D8)</text:p>
        </text:list-item>
        <text:list-item>
          <text:p text:style-name="P581"><text:span text:style-name="T2">Walk:</text:span> 2 Areas</text:p>
        </text:list-item>
        <text:list-item>
          <text:p text:style-name="P581"><text:span text:style-name="T2">Run:</text:span> 3 Areas</text:p>
        </text:list-item>
        <text:list-item>
          <text:p text:style-name="P581"><text:span text:style-name="T2">Instinct:</text:span> Dodge (1D6)</text:p>
        </text:list-item>
        <text:list-item>
          <text:p text:style-name="P581"><text:span text:style-name="T2">Ferocity:</text:span> Lunge (2D6)</text:p>
        </text:list-item>
        <text:list-item>
          <text:p text:style-name="P581"><text:span text:style-name="T2">Training:</text:span> Block (1D8), Perceive (1D8)</text:p>
        </text:list-item>
        <text:list-item>
          <text:p text:style-name="P581"><text:span text:style-name="T2">Hooves:</text:span> Lunge +1D6</text:p>
        </text:list-item>
        <text:list-item>
          <text:p text:style-name="P581"><text:span text:style-name="T2">Impetus:</text:span> Obedience (D6)</text:p>
        </text:list-item>
      </text:list>
      <text:p text:style-name="First_20_paragraph">This is a standard, fast horse favored by city folk. It’s not particularly good in a fight, but it can usually get you somewhere quickly.</text:p>
      <text:h text:style-name="Heading_20_5" text:outline-level="5"><text:bookmark-start text:name="warhorse"/>Warhorse<text:bookmark-end text:name="warhorse"/></text:h>
      <text:p text:style-name="First_20_paragraph"><text:span text:style-name="T1">Mount-scale animal</text:span></text:p>
      <text:list text:style-name="L200">
        <text:list-item>
          <text:p text:style-name="P582"><text:span text:style-name="T2">Attributes:</text:span> Instinct D6, Ferocity D8, Training D10</text:p>
        </text:list-item>
        <text:list-item>
          <text:p text:style-name="P582"><text:span text:style-name="T2">Yield Limit:</text:span> 10</text:p>
        </text:list-item>
        <text:list-item>
          <text:p text:style-name="P582"><text:span text:style-name="T2">Wound Limit:</text:span> 4 (Drop 1, Drop 2, Drop 4, Dying)</text:p>
        </text:list-item>
        <text:list-item>
          <text:p text:style-name="P582"><text:span text:style-name="T2">Initiative:</text:span> Protect +1 (2D10)</text:p>
        </text:list-item>
        <text:list-item>
          <text:p text:style-name="P582"><text:span text:style-name="T2">Walk:</text:span> 1 Area</text:p>
        </text:list-item>
        <text:list-item>
          <text:p text:style-name="P582"><text:span text:style-name="T2">Run:</text:span> 3 Areas</text:p>
        </text:list-item>
        <text:list-item>
          <text:p text:style-name="P582"><text:span text:style-name="T2">Instinct:</text:span> Dodge (1D6), Explore (1D6)</text:p>
        </text:list-item>
        <text:list-item>
          <text:p text:style-name="P582"><text:span text:style-name="T2">Ferocity:</text:span> Inspire +1 (2D8), Lunge +1 (2D8+1D6)</text:p>
        </text:list-item>
        <text:list-item>
          <text:p text:style-name="P582"><text:span text:style-name="T2">Training:</text:span> Block +1 (2D10+1D8), Husbandry (1D10), Perceive (1D10)</text:p>
        </text:list-item>
        <text:list-item>
          <text:p text:style-name="P582"><text:span text:style-name="T2">Barding:</text:span> Block +1d8</text:p>
        </text:list-item>
        <text:list-item>
          <text:p text:style-name="P582"><text:span text:style-name="T2">Hooves:</text:span> Lunge +1D6, +++: Knockdown</text:p>
        </text:list-item>
        <text:list-item>
          <text:p text:style-name="P582"><text:span text:style-name="T2">Maneuver:</text:span> Trample (when attacking a smaller scale creature with hooves, add Scale +1D10 to Lunge)<text:line-break/></text:p>
        </text:list-item>
        <text:list-item>
          <text:p text:style-name="P582"><text:span text:style-name="T2">Impetus:</text:span> Obedience (D6)</text:p>
        </text:list-item>
      </text:list>
      <text:p text:style-name="First_20_paragraph">A warhorse is specifically trained for battle. It usually will wear barding (horse armor) and is popular among all soldiers, but primarily used by the cavalry or by officers.</text:p>
      <text:h text:style-name="Heading_20_5" text:outline-level="5"><text:bookmark-start text:name="parrot-trained"/>Parrot, trained<text:bookmark-end text:name="parrot-trained"/></text:h>
      <text:p text:style-name="First_20_paragraph"><text:span text:style-name="T1">Pet-scale animal</text:span></text:p>
      <text:list text:style-name="L201">
        <text:list-item>
          <text:p text:style-name="P583"><text:span text:style-name="T2">Attributes:</text:span> Instinct D6, Ferocity D0, Training D6</text:p>
        </text:list-item>
        <text:list-item>
          <text:p text:style-name="P583"><text:span text:style-name="T2">Yield Limit:</text:span> 2</text:p>
        </text:list-item>
        <text:list-item>
          <text:p text:style-name="P583"><text:span text:style-name="T2">Wound Limit:</text:span> 1 (Dying)</text:p>
        </text:list-item>
        <text:list-item>
          <text:p text:style-name="P583"><text:span text:style-name="T2">Initiative:</text:span> Protect +1 (2D6)</text:p>
        </text:list-item>
        <text:list-item>
          <text:p text:style-name="P583"><text:span text:style-name="T2">Walk:</text:span> 0 Areas, Fly 1 Area</text:p>
        </text:list-item>
        <text:list-item>
          <text:p text:style-name="P583"><text:span text:style-name="T2">Run:</text:span> 1 Area, Fly 2 Areas</text:p>
        </text:list-item>
        <text:list-item>
          <text:p text:style-name="P583"><text:span text:style-name="T2">Instinct:</text:span> Dodge +1 (2D6), Feint +1 (2D6), Perceive +1 (3D6)</text:p>
        </text:list-item>
        <text:list-item>
          <text:p text:style-name="P583"><text:span text:style-name="T2">Training:</text:span> Arts +1 (2D6), Larceny +1 (2D6)</text:p>
        </text:list-item>
        <text:list-item>
          <text:p text:style-name="P583"><text:span text:style-name="T2">Senses:</text:span> Vision +1D6</text:p>
        </text:list-item>
        <text:list-item>
          <text:p text:style-name="P583"><text:span text:style-name="T2">Maneuver:</text:span> Distraction (when mimicking a sound, add Arts +1D6 to Feint)<text:line-break/></text:p>
        </text:list-item>
        <text:list-item>
          <text:p text:style-name="P583"><text:span text:style-name="T2">Impetus:</text:span> Loyalty (D6)</text:p>
        </text:list-item>
      </text:list>
      <text:p text:style-name="First_20_paragraph">Pirates love these things. Originally from the jungle, they can be trained to imitate human voices.</text:p>
      <text:h text:style-name="Heading_20_5" text:outline-level="5"><text:bookmark-start text:name="rat"/>Rat<text:bookmark-end text:name="rat"/></text:h>
      <text:p text:style-name="First_20_paragraph"><text:span text:style-name="T1">Pocket-scale animal</text:span></text:p>
      <text:list text:style-name="L202">
        <text:list-item>
          <text:p text:style-name="P584"><text:span text:style-name="T2">Attributes:</text:span> Instinct D8, Ferocity D6, Training D0</text:p>
        </text:list-item>
        <text:list-item>
          <text:p text:style-name="P584"><text:span text:style-name="T2">Yield Limit:</text:span> 1</text:p>
        </text:list-item>
        <text:list-item>
          <text:p text:style-name="P584"><text:span text:style-name="T2">Wound Limit:</text:span> 1 (Dead)</text:p>
        </text:list-item>
        <text:list-item>
          <text:p text:style-name="P584"><text:span text:style-name="T2">Initiative:</text:span> Fight (1D6)</text:p>
        </text:list-item>
        <text:list-item>
          <text:p text:style-name="P584"><text:span text:style-name="T2">Walk:</text:span> 1 Area, Climb 1 Area, Swim 1 Area</text:p>
        </text:list-item>
        <text:list-item>
          <text:p text:style-name="P584"><text:span text:style-name="T2">Run:</text:span> 2 Areas, Climb 2 Areas, Swim 2 Areas</text:p>
        </text:list-item>
        <text:list-item>
          <text:p text:style-name="P584"><text:span text:style-name="T2">Instinct:</text:span> Dodge +1 (2D8), Perceive (1D8+1D6), Prowl +1 (2D8)</text:p>
        </text:list-item>
        <text:list-item>
          <text:p text:style-name="P584"><text:span text:style-name="T2">Senses:</text:span> Smell +1D6, Hearing +1D6</text:p>
        </text:list-item>
        <text:list-item>
          <text:p text:style-name="P584"><text:span text:style-name="T2">Bite:</text:span> Feint +1D6, ++++: Inflict 1 Wound</text:p>
        </text:list-item>
        <text:list-item>
          <text:p text:style-name="P584"><text:span text:style-name="T2">Impetus:</text:span> Hunger (D8), Survival (D6)</text:p>
        </text:list-item>
      </text:list>
      <text:p text:style-name="First_20_paragraph">Here’s that single rat by itself. You probably won’t get hurt by it. Just pray it’s not carrying some dreadful plague…</text:p>
      <text:h text:style-name="Heading_20_5" text:outline-level="5"><text:bookmark-start text:name="shark-great"/>Shark, great<text:bookmark-end text:name="shark-great"/></text:h>
      <text:p text:style-name="First_20_paragraph"><text:span text:style-name="T1">Mount-scale animal</text:span></text:p>
      <text:list text:style-name="L203">
        <text:list-item>
          <text:p text:style-name="P585"><text:span text:style-name="T2">Attributes:</text:span> Instinct D8, Ferocity D12, Training D0</text:p>
        </text:list-item>
        <text:list-item>
          <text:p text:style-name="P585"><text:span text:style-name="T2">Yield Limit:</text:span> 12</text:p>
        </text:list-item>
        <text:list-item>
          <text:p text:style-name="P585"><text:span text:style-name="T2">Wound Limit:</text:span> 4 (Drop 1, Drop 2, Drop 4, Dying)</text:p>
        </text:list-item>
        <text:list-item>
          <text:p text:style-name="P585"><text:span text:style-name="T2">Initiative:</text:span> Fight +1 (2D12)</text:p>
        </text:list-item>
        <text:list-item>
          <text:p text:style-name="P585"><text:span text:style-name="T2">Walk:</text:span> 0 Areas, Swim 1 Area</text:p>
        </text:list-item>
        <text:list-item>
          <text:p text:style-name="P585"><text:span text:style-name="T2">Run:</text:span> 0 Areas, Swim 3 Areas</text:p>
        </text:list-item>
        <text:list-item>
          <text:p text:style-name="P585"><text:span text:style-name="T2">Instinct:</text:span> Dodge +1 (2D8), Prowl +1 (2D8)</text:p>
        </text:list-item>
        <text:list-item>
          <text:p text:style-name="P585"><text:span text:style-name="T2">Ferocity:</text:span> Inspire +1 (2D12), Lunge (2D12+1D10), Perceive (1D12+1D10)</text:p>
        </text:list-item>
        <text:list-item>
          <text:p text:style-name="P585"><text:span text:style-name="T2">Training:</text:span> Block (2D8)</text:p>
        </text:list-item>
        <text:list-item>
          <text:p text:style-name="P585"><text:span text:style-name="T2">Senses:</text:span> Smell +1D10</text:p>
        </text:list-item>
        <text:list-item>
          <text:p text:style-name="P585"><text:span text:style-name="T2">Teeth:</text:span> Lunge +1D10</text:p>
        </text:list-item>
        <text:list-item>
          <text:p text:style-name="P585"><text:span text:style-name="T2">Rough Hide:</text:span> Block +2D8</text:p>
        </text:list-item>
        <text:list-item>
          <text:p text:style-name="P585"><text:span text:style-name="T2">Maneuver:</text:span> Blood in the Water (when attacking a target with at least 1 wound, add Perceive +1D12 to Lunge)<text:line-break/></text:p>
        </text:list-item>
        <text:list-item>
          <text:p text:style-name="P585"><text:span text:style-name="T2">Impetus:</text:span> Predatory (D8), Hunger (D6)</text:p>
        </text:list-item>
      </text:list>
      <text:p text:style-name="First_20_paragraph">Huge, hungry sharks are a great reason to stay out of the ocean. Many sailors have met a grisly fate when falling overboard, especially if they’re already wounded.</text:p>
      <text:h text:style-name="Heading_20_5" text:outline-level="5"><text:bookmark-start text:name="snake-venomous"/>Snake, venomous<text:bookmark-end text:name="snake-venomous"/></text:h>
      <text:p text:style-name="First_20_paragraph"><text:span text:style-name="T1">Companion-scale animal</text:span></text:p>
      <text:list text:style-name="L204">
        <text:list-item>
          <text:p text:style-name="P586"><text:span text:style-name="T2">Attributes:</text:span> Instinct D6, Ferocity D8, Training D0</text:p>
        </text:list-item>
        <text:list-item>
          <text:p text:style-name="P586"><text:span text:style-name="T2">Yield Limit:</text:span> 4</text:p>
        </text:list-item>
        <text:list-item>
          <text:p text:style-name="P586"><text:span text:style-name="T2">Wound Limit:</text:span> 2 (Drop 1, Dying)</text:p>
        </text:list-item>
        <text:list-item>
          <text:p text:style-name="P586"><text:span text:style-name="T2">Initiative:</text:span> Fight +1 (2D8)</text:p>
        </text:list-item>
        <text:list-item>
          <text:p text:style-name="P586"><text:span text:style-name="T2">Walk:</text:span> 1 Area</text:p>
        </text:list-item>
        <text:list-item>
          <text:p text:style-name="P586"><text:span text:style-name="T2">Run:</text:span> 2 Areas</text:p>
        </text:list-item>
        <text:list-item>
          <text:p text:style-name="P586"><text:span text:style-name="T2">Instinct:</text:span> Dodge +1 (2D6), Feint +1 (3D6), Prowl +1 (2D6)</text:p>
        </text:list-item>
        <text:list-item>
          <text:p text:style-name="P586"><text:span text:style-name="T2">Ferocity:</text:span> Lunge +1 (2D8+1D6), Perceive +1 (3D8), Riposte +2 (3D8+1D6)<text:line-break/></text:p>
        </text:list-item>
        <text:list-item>
          <text:p text:style-name="P586"><text:span text:style-name="T2">Senses:</text:span> Smell +1D8</text:p>
        </text:list-item>
        <text:list-item>
          <text:p text:style-name="P586"><text:span text:style-name="T2">Fangs:</text:span> Lunge, Feint, Riposte +1D6, +++: Inflict 1 Wound</text:p>
        </text:list-item>
        <text:list-item>
          <text:p text:style-name="P586"><text:span text:style-name="T2">Impetus:</text:span> Territory (D6)</text:p>
        </text:list-item>
      </text:list>
      <text:p text:style-name="First_20_paragraph">This is a pretty scary snake. You really don’t want to be bit b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